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a1a"/>
    </style:style>
  </office:automatic-styles>
  <office:body>
    <office:spreadsheet>
      <table:calculation-settings table:automatic-find-labels="false" table:use-regular-expressions="false" table:use-wildcards="true"/>
      <table:table table:name="26_1_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B1]&lt;=[.H$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])" office:value-type="float" office:value="2" calcext:value-type="float">
            <text:p>2</text:p>
          </table:table-cell>
          <table:table-cell table:formula="of:=IF([.B2]&lt;=[.H$2];1;0)" office:value-type="float" office:value="1" calcext:value-type="float">
            <text:p>1</text:p>
          </table:table-cell>
          <table:table-cell table:number-columns-repeated="4"/>
          <table:table-cell office:value-type="float" office:value="83960" calcext:value-type="float">
            <text:p>83960</text:p>
          </table:table-cell>
          <table:table-cell office:value-type="float" office:value="5336" calcext:value-type="float">
            <text:p>53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])" office:value-type="float" office:value="3" calcext:value-type="float">
            <text:p>3</text:p>
          </table:table-cell>
          <table:table-cell table:formula="of:=IF([.B3]&lt;=[.H$2];1;0)" office:value-type="float" office:value="1" calcext:value-type="float">
            <text:p>1</text:p>
          </table:table-cell>
          <table:table-cell table:number-columns-repeated="4"/>
          <table:table-cell table:formula="of:=[.B5011]" office:value-type="float" office:value="83941" calcext:value-type="float">
            <text:p>83941</text:p>
          </table:table-cell>
          <table:table-cell table:style-name="ce1" office:value-type="float" office:value="5011" calcext:value-type="float">
            <text:p>5011</text:p>
          </table:table-cell>
          <table:table-cell office:value-type="string" calcext:value-type="string">
            <text:p>вестится всег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])" office:value-type="float" office:value="4" calcext:value-type="float">
            <text:p>4</text:p>
          </table:table-cell>
          <table:table-cell table:formula="of:=IF([.B4]&lt;=[.H$2];1;0)" office:value-type="float" office:value="1" calcext:value-type="float">
            <text:p>1</text:p>
          </table:table-cell>
          <table:table-cell table:number-columns-repeated="4"/>
          <table:table-cell table:formula="of:=[.H2]-[.H3]" office:value-type="float" office:value="19" calcext:value-type="float">
            <text:p>19</text:p>
          </table:table-cell>
          <table:table-cell table:formula="of:=[.A5011]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])" office:value-type="float" office:value="5" calcext:value-type="float">
            <text:p>5</text:p>
          </table:table-cell>
          <table:table-cell table:formula="of:=IF([.B5]&lt;=[.H$2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 овтет</text:p>
          </table:table-cell>
          <table:table-cell table:style-name="ce1" table:formula="of:=[.H4]+[.I4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])" office:value-type="float" office:value="6" calcext:value-type="float">
            <text:p>6</text:p>
          </table:table-cell>
          <table:table-cell table:formula="of:=IF([.B6]&lt;=[.H$2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Колво 92</text:p>
          </table:table-cell>
          <table:table-cell table:formula="of:=COUNTIF([.A:.A];[.H5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])" office:value-type="float" office:value="7" calcext:value-type="float">
            <text:p>7</text:p>
          </table:table-cell>
          <table:table-cell table:formula="of:=IF([.B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])" office:value-type="float" office:value="8" calcext:value-type="float">
            <text:p>8</text:p>
          </table:table-cell>
          <table:table-cell table:formula="of:=IF([.B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])" office:value-type="float" office:value="9" calcext:value-type="float">
            <text:p>9</text:p>
          </table:table-cell>
          <table:table-cell table:formula="of:=IF([.B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])" office:value-type="float" office:value="10" calcext:value-type="float">
            <text:p>10</text:p>
          </table:table-cell>
          <table:table-cell table:formula="of:=IF([.B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])" office:value-type="float" office:value="11" calcext:value-type="float">
            <text:p>11</text:p>
          </table:table-cell>
          <table:table-cell table:formula="of:=IF([.B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])" office:value-type="float" office:value="12" calcext:value-type="float">
            <text:p>12</text:p>
          </table:table-cell>
          <table:table-cell table:formula="of:=IF([.B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])" office:value-type="float" office:value="13" calcext:value-type="float">
            <text:p>13</text:p>
          </table:table-cell>
          <table:table-cell table:formula="of:=IF([.B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])" office:value-type="float" office:value="14" calcext:value-type="float">
            <text:p>14</text:p>
          </table:table-cell>
          <table:table-cell table:formula="of:=IF([.B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])" office:value-type="float" office:value="15" calcext:value-type="float">
            <text:p>15</text:p>
          </table:table-cell>
          <table:table-cell table:formula="of:=IF([.B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])" office:value-type="float" office:value="16" calcext:value-type="float">
            <text:p>16</text:p>
          </table:table-cell>
          <table:table-cell table:formula="of:=IF([.B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])" office:value-type="float" office:value="17" calcext:value-type="float">
            <text:p>17</text:p>
          </table:table-cell>
          <table:table-cell table:formula="of:=IF([.B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])" office:value-type="float" office:value="18" calcext:value-type="float">
            <text:p>18</text:p>
          </table:table-cell>
          <table:table-cell table:formula="of:=IF([.B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])" office:value-type="float" office:value="19" calcext:value-type="float">
            <text:p>19</text:p>
          </table:table-cell>
          <table:table-cell table:formula="of:=IF([.B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])" office:value-type="float" office:value="20" calcext:value-type="float">
            <text:p>20</text:p>
          </table:table-cell>
          <table:table-cell table:formula="of:=IF([.B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])" office:value-type="float" office:value="21" calcext:value-type="float">
            <text:p>21</text:p>
          </table:table-cell>
          <table:table-cell table:formula="of:=IF([.B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2])" office:value-type="float" office:value="22" calcext:value-type="float">
            <text:p>22</text:p>
          </table:table-cell>
          <table:table-cell table:formula="of:=IF([.B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3])" office:value-type="float" office:value="23" calcext:value-type="float">
            <text:p>23</text:p>
          </table:table-cell>
          <table:table-cell table:formula="of:=IF([.B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4])" office:value-type="float" office:value="24" calcext:value-type="float">
            <text:p>24</text:p>
          </table:table-cell>
          <table:table-cell table:formula="of:=IF([.B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5])" office:value-type="float" office:value="25" calcext:value-type="float">
            <text:p>25</text:p>
          </table:table-cell>
          <table:table-cell table:formula="of:=IF([.B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6])" office:value-type="float" office:value="26" calcext:value-type="float">
            <text:p>26</text:p>
          </table:table-cell>
          <table:table-cell table:formula="of:=IF([.B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7])" office:value-type="float" office:value="27" calcext:value-type="float">
            <text:p>27</text:p>
          </table:table-cell>
          <table:table-cell table:formula="of:=IF([.B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8])" office:value-type="float" office:value="28" calcext:value-type="float">
            <text:p>28</text:p>
          </table:table-cell>
          <table:table-cell table:formula="of:=IF([.B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9])" office:value-type="float" office:value="29" calcext:value-type="float">
            <text:p>29</text:p>
          </table:table-cell>
          <table:table-cell table:formula="of:=IF([.B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0])" office:value-type="float" office:value="30" calcext:value-type="float">
            <text:p>30</text:p>
          </table:table-cell>
          <table:table-cell table:formula="of:=IF([.B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1])" office:value-type="float" office:value="31" calcext:value-type="float">
            <text:p>31</text:p>
          </table:table-cell>
          <table:table-cell table:formula="of:=IF([.B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2])" office:value-type="float" office:value="32" calcext:value-type="float">
            <text:p>32</text:p>
          </table:table-cell>
          <table:table-cell table:formula="of:=IF([.B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3])" office:value-type="float" office:value="33" calcext:value-type="float">
            <text:p>33</text:p>
          </table:table-cell>
          <table:table-cell table:formula="of:=IF([.B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4])" office:value-type="float" office:value="34" calcext:value-type="float">
            <text:p>34</text:p>
          </table:table-cell>
          <table:table-cell table:formula="of:=IF([.B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5])" office:value-type="float" office:value="35" calcext:value-type="float">
            <text:p>35</text:p>
          </table:table-cell>
          <table:table-cell table:formula="of:=IF([.B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6])" office:value-type="float" office:value="36" calcext:value-type="float">
            <text:p>36</text:p>
          </table:table-cell>
          <table:table-cell table:formula="of:=IF([.B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7])" office:value-type="float" office:value="37" calcext:value-type="float">
            <text:p>37</text:p>
          </table:table-cell>
          <table:table-cell table:formula="of:=IF([.B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8])" office:value-type="float" office:value="38" calcext:value-type="float">
            <text:p>38</text:p>
          </table:table-cell>
          <table:table-cell table:formula="of:=IF([.B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9])" office:value-type="float" office:value="39" calcext:value-type="float">
            <text:p>39</text:p>
          </table:table-cell>
          <table:table-cell table:formula="of:=IF([.B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0])" office:value-type="float" office:value="40" calcext:value-type="float">
            <text:p>40</text:p>
          </table:table-cell>
          <table:table-cell table:formula="of:=IF([.B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1])" office:value-type="float" office:value="41" calcext:value-type="float">
            <text:p>41</text:p>
          </table:table-cell>
          <table:table-cell table:formula="of:=IF([.B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2])" office:value-type="float" office:value="42" calcext:value-type="float">
            <text:p>42</text:p>
          </table:table-cell>
          <table:table-cell table:formula="of:=IF([.B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3])" office:value-type="float" office:value="43" calcext:value-type="float">
            <text:p>43</text:p>
          </table:table-cell>
          <table:table-cell table:formula="of:=IF([.B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4])" office:value-type="float" office:value="44" calcext:value-type="float">
            <text:p>44</text:p>
          </table:table-cell>
          <table:table-cell table:formula="of:=IF([.B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5])" office:value-type="float" office:value="45" calcext:value-type="float">
            <text:p>45</text:p>
          </table:table-cell>
          <table:table-cell table:formula="of:=IF([.B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6])" office:value-type="float" office:value="46" calcext:value-type="float">
            <text:p>46</text:p>
          </table:table-cell>
          <table:table-cell table:formula="of:=IF([.B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7])" office:value-type="float" office:value="47" calcext:value-type="float">
            <text:p>47</text:p>
          </table:table-cell>
          <table:table-cell table:formula="of:=IF([.B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8])" office:value-type="float" office:value="48" calcext:value-type="float">
            <text:p>48</text:p>
          </table:table-cell>
          <table:table-cell table:formula="of:=IF([.B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9])" office:value-type="float" office:value="49" calcext:value-type="float">
            <text:p>49</text:p>
          </table:table-cell>
          <table:table-cell table:formula="of:=IF([.B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0])" office:value-type="float" office:value="50" calcext:value-type="float">
            <text:p>50</text:p>
          </table:table-cell>
          <table:table-cell table:formula="of:=IF([.B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1])" office:value-type="float" office:value="51" calcext:value-type="float">
            <text:p>51</text:p>
          </table:table-cell>
          <table:table-cell table:formula="of:=IF([.B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2])" office:value-type="float" office:value="52" calcext:value-type="float">
            <text:p>52</text:p>
          </table:table-cell>
          <table:table-cell table:formula="of:=IF([.B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3])" office:value-type="float" office:value="53" calcext:value-type="float">
            <text:p>53</text:p>
          </table:table-cell>
          <table:table-cell table:formula="of:=IF([.B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4])" office:value-type="float" office:value="54" calcext:value-type="float">
            <text:p>54</text:p>
          </table:table-cell>
          <table:table-cell table:formula="of:=IF([.B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5])" office:value-type="float" office:value="55" calcext:value-type="float">
            <text:p>55</text:p>
          </table:table-cell>
          <table:table-cell table:formula="of:=IF([.B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6])" office:value-type="float" office:value="56" calcext:value-type="float">
            <text:p>56</text:p>
          </table:table-cell>
          <table:table-cell table:formula="of:=IF([.B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7])" office:value-type="float" office:value="57" calcext:value-type="float">
            <text:p>57</text:p>
          </table:table-cell>
          <table:table-cell table:formula="of:=IF([.B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8])" office:value-type="float" office:value="58" calcext:value-type="float">
            <text:p>58</text:p>
          </table:table-cell>
          <table:table-cell table:formula="of:=IF([.B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9])" office:value-type="float" office:value="59" calcext:value-type="float">
            <text:p>59</text:p>
          </table:table-cell>
          <table:table-cell table:formula="of:=IF([.B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0])" office:value-type="float" office:value="60" calcext:value-type="float">
            <text:p>60</text:p>
          </table:table-cell>
          <table:table-cell table:formula="of:=IF([.B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1])" office:value-type="float" office:value="61" calcext:value-type="float">
            <text:p>61</text:p>
          </table:table-cell>
          <table:table-cell table:formula="of:=IF([.B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2])" office:value-type="float" office:value="62" calcext:value-type="float">
            <text:p>62</text:p>
          </table:table-cell>
          <table:table-cell table:formula="of:=IF([.B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3])" office:value-type="float" office:value="63" calcext:value-type="float">
            <text:p>63</text:p>
          </table:table-cell>
          <table:table-cell table:formula="of:=IF([.B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4])" office:value-type="float" office:value="64" calcext:value-type="float">
            <text:p>64</text:p>
          </table:table-cell>
          <table:table-cell table:formula="of:=IF([.B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5])" office:value-type="float" office:value="65" calcext:value-type="float">
            <text:p>65</text:p>
          </table:table-cell>
          <table:table-cell table:formula="of:=IF([.B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6])" office:value-type="float" office:value="66" calcext:value-type="float">
            <text:p>66</text:p>
          </table:table-cell>
          <table:table-cell table:formula="of:=IF([.B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7])" office:value-type="float" office:value="67" calcext:value-type="float">
            <text:p>67</text:p>
          </table:table-cell>
          <table:table-cell table:formula="of:=IF([.B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8])" office:value-type="float" office:value="68" calcext:value-type="float">
            <text:p>68</text:p>
          </table:table-cell>
          <table:table-cell table:formula="of:=IF([.B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9])" office:value-type="float" office:value="69" calcext:value-type="float">
            <text:p>69</text:p>
          </table:table-cell>
          <table:table-cell table:formula="of:=IF([.B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0])" office:value-type="float" office:value="70" calcext:value-type="float">
            <text:p>70</text:p>
          </table:table-cell>
          <table:table-cell table:formula="of:=IF([.B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1])" office:value-type="float" office:value="71" calcext:value-type="float">
            <text:p>71</text:p>
          </table:table-cell>
          <table:table-cell table:formula="of:=IF([.B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2])" office:value-type="float" office:value="72" calcext:value-type="float">
            <text:p>72</text:p>
          </table:table-cell>
          <table:table-cell table:formula="of:=IF([.B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3])" office:value-type="float" office:value="73" calcext:value-type="float">
            <text:p>73</text:p>
          </table:table-cell>
          <table:table-cell table:formula="of:=IF([.B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4])" office:value-type="float" office:value="74" calcext:value-type="float">
            <text:p>74</text:p>
          </table:table-cell>
          <table:table-cell table:formula="of:=IF([.B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5])" office:value-type="float" office:value="75" calcext:value-type="float">
            <text:p>75</text:p>
          </table:table-cell>
          <table:table-cell table:formula="of:=IF([.B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6])" office:value-type="float" office:value="76" calcext:value-type="float">
            <text:p>76</text:p>
          </table:table-cell>
          <table:table-cell table:formula="of:=IF([.B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7])" office:value-type="float" office:value="77" calcext:value-type="float">
            <text:p>77</text:p>
          </table:table-cell>
          <table:table-cell table:formula="of:=IF([.B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8])" office:value-type="float" office:value="78" calcext:value-type="float">
            <text:p>78</text:p>
          </table:table-cell>
          <table:table-cell table:formula="of:=IF([.B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9])" office:value-type="float" office:value="79" calcext:value-type="float">
            <text:p>79</text:p>
          </table:table-cell>
          <table:table-cell table:formula="of:=IF([.B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0])" office:value-type="float" office:value="80" calcext:value-type="float">
            <text:p>80</text:p>
          </table:table-cell>
          <table:table-cell table:formula="of:=IF([.B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1])" office:value-type="float" office:value="81" calcext:value-type="float">
            <text:p>81</text:p>
          </table:table-cell>
          <table:table-cell table:formula="of:=IF([.B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2])" office:value-type="float" office:value="82" calcext:value-type="float">
            <text:p>82</text:p>
          </table:table-cell>
          <table:table-cell table:formula="of:=IF([.B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3])" office:value-type="float" office:value="83" calcext:value-type="float">
            <text:p>83</text:p>
          </table:table-cell>
          <table:table-cell table:formula="of:=IF([.B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4])" office:value-type="float" office:value="84" calcext:value-type="float">
            <text:p>84</text:p>
          </table:table-cell>
          <table:table-cell table:formula="of:=IF([.B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5])" office:value-type="float" office:value="85" calcext:value-type="float">
            <text:p>85</text:p>
          </table:table-cell>
          <table:table-cell table:formula="of:=IF([.B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6])" office:value-type="float" office:value="86" calcext:value-type="float">
            <text:p>86</text:p>
          </table:table-cell>
          <table:table-cell table:formula="of:=IF([.B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7])" office:value-type="float" office:value="87" calcext:value-type="float">
            <text:p>87</text:p>
          </table:table-cell>
          <table:table-cell table:formula="of:=IF([.B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8])" office:value-type="float" office:value="88" calcext:value-type="float">
            <text:p>88</text:p>
          </table:table-cell>
          <table:table-cell table:formula="of:=IF([.B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9])" office:value-type="float" office:value="89" calcext:value-type="float">
            <text:p>89</text:p>
          </table:table-cell>
          <table:table-cell table:formula="of:=IF([.B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0])" office:value-type="float" office:value="90" calcext:value-type="float">
            <text:p>90</text:p>
          </table:table-cell>
          <table:table-cell table:formula="of:=IF([.B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1])" office:value-type="float" office:value="91" calcext:value-type="float">
            <text:p>91</text:p>
          </table:table-cell>
          <table:table-cell table:formula="of:=IF([.B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2])" office:value-type="float" office:value="92" calcext:value-type="float">
            <text:p>92</text:p>
          </table:table-cell>
          <table:table-cell table:formula="of:=IF([.B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3])" office:value-type="float" office:value="93" calcext:value-type="float">
            <text:p>93</text:p>
          </table:table-cell>
          <table:table-cell table:formula="of:=IF([.B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4])" office:value-type="float" office:value="94" calcext:value-type="float">
            <text:p>94</text:p>
          </table:table-cell>
          <table:table-cell table:formula="of:=IF([.B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5])" office:value-type="float" office:value="95" calcext:value-type="float">
            <text:p>95</text:p>
          </table:table-cell>
          <table:table-cell table:formula="of:=IF([.B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6])" office:value-type="float" office:value="96" calcext:value-type="float">
            <text:p>96</text:p>
          </table:table-cell>
          <table:table-cell table:formula="of:=IF([.B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7])" office:value-type="float" office:value="97" calcext:value-type="float">
            <text:p>97</text:p>
          </table:table-cell>
          <table:table-cell table:formula="of:=IF([.B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8])" office:value-type="float" office:value="98" calcext:value-type="float">
            <text:p>98</text:p>
          </table:table-cell>
          <table:table-cell table:formula="of:=IF([.B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9])" office:value-type="float" office:value="99" calcext:value-type="float">
            <text:p>99</text:p>
          </table:table-cell>
          <table:table-cell table:formula="of:=IF([.B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0])" office:value-type="float" office:value="100" calcext:value-type="float">
            <text:p>100</text:p>
          </table:table-cell>
          <table:table-cell table:formula="of:=IF([.B1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1])" office:value-type="float" office:value="101" calcext:value-type="float">
            <text:p>101</text:p>
          </table:table-cell>
          <table:table-cell table:formula="of:=IF([.B1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2])" office:value-type="float" office:value="102" calcext:value-type="float">
            <text:p>102</text:p>
          </table:table-cell>
          <table:table-cell table:formula="of:=IF([.B1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3])" office:value-type="float" office:value="103" calcext:value-type="float">
            <text:p>103</text:p>
          </table:table-cell>
          <table:table-cell table:formula="of:=IF([.B1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4])" office:value-type="float" office:value="104" calcext:value-type="float">
            <text:p>104</text:p>
          </table:table-cell>
          <table:table-cell table:formula="of:=IF([.B1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5])" office:value-type="float" office:value="105" calcext:value-type="float">
            <text:p>105</text:p>
          </table:table-cell>
          <table:table-cell table:formula="of:=IF([.B1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6])" office:value-type="float" office:value="106" calcext:value-type="float">
            <text:p>106</text:p>
          </table:table-cell>
          <table:table-cell table:formula="of:=IF([.B1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7])" office:value-type="float" office:value="107" calcext:value-type="float">
            <text:p>107</text:p>
          </table:table-cell>
          <table:table-cell table:formula="of:=IF([.B1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8])" office:value-type="float" office:value="108" calcext:value-type="float">
            <text:p>108</text:p>
          </table:table-cell>
          <table:table-cell table:formula="of:=IF([.B1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9])" office:value-type="float" office:value="109" calcext:value-type="float">
            <text:p>109</text:p>
          </table:table-cell>
          <table:table-cell table:formula="of:=IF([.B1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0])" office:value-type="float" office:value="110" calcext:value-type="float">
            <text:p>110</text:p>
          </table:table-cell>
          <table:table-cell table:formula="of:=IF([.B1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1])" office:value-type="float" office:value="111" calcext:value-type="float">
            <text:p>111</text:p>
          </table:table-cell>
          <table:table-cell table:formula="of:=IF([.B1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2])" office:value-type="float" office:value="112" calcext:value-type="float">
            <text:p>112</text:p>
          </table:table-cell>
          <table:table-cell table:formula="of:=IF([.B1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3])" office:value-type="float" office:value="113" calcext:value-type="float">
            <text:p>113</text:p>
          </table:table-cell>
          <table:table-cell table:formula="of:=IF([.B1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4])" office:value-type="float" office:value="114" calcext:value-type="float">
            <text:p>114</text:p>
          </table:table-cell>
          <table:table-cell table:formula="of:=IF([.B1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5])" office:value-type="float" office:value="115" calcext:value-type="float">
            <text:p>115</text:p>
          </table:table-cell>
          <table:table-cell table:formula="of:=IF([.B1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6])" office:value-type="float" office:value="116" calcext:value-type="float">
            <text:p>116</text:p>
          </table:table-cell>
          <table:table-cell table:formula="of:=IF([.B1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7])" office:value-type="float" office:value="117" calcext:value-type="float">
            <text:p>117</text:p>
          </table:table-cell>
          <table:table-cell table:formula="of:=IF([.B1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8])" office:value-type="float" office:value="118" calcext:value-type="float">
            <text:p>118</text:p>
          </table:table-cell>
          <table:table-cell table:formula="of:=IF([.B1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9])" office:value-type="float" office:value="119" calcext:value-type="float">
            <text:p>119</text:p>
          </table:table-cell>
          <table:table-cell table:formula="of:=IF([.B1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0])" office:value-type="float" office:value="120" calcext:value-type="float">
            <text:p>120</text:p>
          </table:table-cell>
          <table:table-cell table:formula="of:=IF([.B1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1])" office:value-type="float" office:value="121" calcext:value-type="float">
            <text:p>121</text:p>
          </table:table-cell>
          <table:table-cell table:formula="of:=IF([.B1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2])" office:value-type="float" office:value="122" calcext:value-type="float">
            <text:p>122</text:p>
          </table:table-cell>
          <table:table-cell table:formula="of:=IF([.B1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3])" office:value-type="float" office:value="123" calcext:value-type="float">
            <text:p>123</text:p>
          </table:table-cell>
          <table:table-cell table:formula="of:=IF([.B1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4])" office:value-type="float" office:value="124" calcext:value-type="float">
            <text:p>124</text:p>
          </table:table-cell>
          <table:table-cell table:formula="of:=IF([.B1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5])" office:value-type="float" office:value="125" calcext:value-type="float">
            <text:p>125</text:p>
          </table:table-cell>
          <table:table-cell table:formula="of:=IF([.B1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6])" office:value-type="float" office:value="126" calcext:value-type="float">
            <text:p>126</text:p>
          </table:table-cell>
          <table:table-cell table:formula="of:=IF([.B1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7])" office:value-type="float" office:value="127" calcext:value-type="float">
            <text:p>127</text:p>
          </table:table-cell>
          <table:table-cell table:formula="of:=IF([.B1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8])" office:value-type="float" office:value="128" calcext:value-type="float">
            <text:p>128</text:p>
          </table:table-cell>
          <table:table-cell table:formula="of:=IF([.B1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9])" office:value-type="float" office:value="129" calcext:value-type="float">
            <text:p>129</text:p>
          </table:table-cell>
          <table:table-cell table:formula="of:=IF([.B1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0])" office:value-type="float" office:value="130" calcext:value-type="float">
            <text:p>130</text:p>
          </table:table-cell>
          <table:table-cell table:formula="of:=IF([.B1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1])" office:value-type="float" office:value="131" calcext:value-type="float">
            <text:p>131</text:p>
          </table:table-cell>
          <table:table-cell table:formula="of:=IF([.B1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2])" office:value-type="float" office:value="132" calcext:value-type="float">
            <text:p>132</text:p>
          </table:table-cell>
          <table:table-cell table:formula="of:=IF([.B1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3])" office:value-type="float" office:value="133" calcext:value-type="float">
            <text:p>133</text:p>
          </table:table-cell>
          <table:table-cell table:formula="of:=IF([.B1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4])" office:value-type="float" office:value="134" calcext:value-type="float">
            <text:p>134</text:p>
          </table:table-cell>
          <table:table-cell table:formula="of:=IF([.B1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5])" office:value-type="float" office:value="135" calcext:value-type="float">
            <text:p>135</text:p>
          </table:table-cell>
          <table:table-cell table:formula="of:=IF([.B1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6])" office:value-type="float" office:value="136" calcext:value-type="float">
            <text:p>136</text:p>
          </table:table-cell>
          <table:table-cell table:formula="of:=IF([.B1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7])" office:value-type="float" office:value="137" calcext:value-type="float">
            <text:p>137</text:p>
          </table:table-cell>
          <table:table-cell table:formula="of:=IF([.B1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8])" office:value-type="float" office:value="138" calcext:value-type="float">
            <text:p>138</text:p>
          </table:table-cell>
          <table:table-cell table:formula="of:=IF([.B1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9])" office:value-type="float" office:value="139" calcext:value-type="float">
            <text:p>139</text:p>
          </table:table-cell>
          <table:table-cell table:formula="of:=IF([.B1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0])" office:value-type="float" office:value="140" calcext:value-type="float">
            <text:p>140</text:p>
          </table:table-cell>
          <table:table-cell table:formula="of:=IF([.B1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1])" office:value-type="float" office:value="141" calcext:value-type="float">
            <text:p>141</text:p>
          </table:table-cell>
          <table:table-cell table:formula="of:=IF([.B1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2])" office:value-type="float" office:value="142" calcext:value-type="float">
            <text:p>142</text:p>
          </table:table-cell>
          <table:table-cell table:formula="of:=IF([.B1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3])" office:value-type="float" office:value="143" calcext:value-type="float">
            <text:p>143</text:p>
          </table:table-cell>
          <table:table-cell table:formula="of:=IF([.B1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4])" office:value-type="float" office:value="144" calcext:value-type="float">
            <text:p>144</text:p>
          </table:table-cell>
          <table:table-cell table:formula="of:=IF([.B1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5])" office:value-type="float" office:value="145" calcext:value-type="float">
            <text:p>145</text:p>
          </table:table-cell>
          <table:table-cell table:formula="of:=IF([.B1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6])" office:value-type="float" office:value="146" calcext:value-type="float">
            <text:p>146</text:p>
          </table:table-cell>
          <table:table-cell table:formula="of:=IF([.B1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7])" office:value-type="float" office:value="147" calcext:value-type="float">
            <text:p>147</text:p>
          </table:table-cell>
          <table:table-cell table:formula="of:=IF([.B1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8])" office:value-type="float" office:value="148" calcext:value-type="float">
            <text:p>148</text:p>
          </table:table-cell>
          <table:table-cell table:formula="of:=IF([.B1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9])" office:value-type="float" office:value="149" calcext:value-type="float">
            <text:p>149</text:p>
          </table:table-cell>
          <table:table-cell table:formula="of:=IF([.B1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0])" office:value-type="float" office:value="150" calcext:value-type="float">
            <text:p>150</text:p>
          </table:table-cell>
          <table:table-cell table:formula="of:=IF([.B1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1])" office:value-type="float" office:value="151" calcext:value-type="float">
            <text:p>151</text:p>
          </table:table-cell>
          <table:table-cell table:formula="of:=IF([.B1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2])" office:value-type="float" office:value="152" calcext:value-type="float">
            <text:p>152</text:p>
          </table:table-cell>
          <table:table-cell table:formula="of:=IF([.B1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3])" office:value-type="float" office:value="153" calcext:value-type="float">
            <text:p>153</text:p>
          </table:table-cell>
          <table:table-cell table:formula="of:=IF([.B1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4])" office:value-type="float" office:value="154" calcext:value-type="float">
            <text:p>154</text:p>
          </table:table-cell>
          <table:table-cell table:formula="of:=IF([.B1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5])" office:value-type="float" office:value="155" calcext:value-type="float">
            <text:p>155</text:p>
          </table:table-cell>
          <table:table-cell table:formula="of:=IF([.B1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6])" office:value-type="float" office:value="156" calcext:value-type="float">
            <text:p>156</text:p>
          </table:table-cell>
          <table:table-cell table:formula="of:=IF([.B1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7])" office:value-type="float" office:value="157" calcext:value-type="float">
            <text:p>157</text:p>
          </table:table-cell>
          <table:table-cell table:formula="of:=IF([.B1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8])" office:value-type="float" office:value="158" calcext:value-type="float">
            <text:p>158</text:p>
          </table:table-cell>
          <table:table-cell table:formula="of:=IF([.B1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9])" office:value-type="float" office:value="159" calcext:value-type="float">
            <text:p>159</text:p>
          </table:table-cell>
          <table:table-cell table:formula="of:=IF([.B1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0])" office:value-type="float" office:value="160" calcext:value-type="float">
            <text:p>160</text:p>
          </table:table-cell>
          <table:table-cell table:formula="of:=IF([.B1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1])" office:value-type="float" office:value="161" calcext:value-type="float">
            <text:p>161</text:p>
          </table:table-cell>
          <table:table-cell table:formula="of:=IF([.B1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2])" office:value-type="float" office:value="162" calcext:value-type="float">
            <text:p>162</text:p>
          </table:table-cell>
          <table:table-cell table:formula="of:=IF([.B1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3])" office:value-type="float" office:value="163" calcext:value-type="float">
            <text:p>163</text:p>
          </table:table-cell>
          <table:table-cell table:formula="of:=IF([.B1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4])" office:value-type="float" office:value="164" calcext:value-type="float">
            <text:p>164</text:p>
          </table:table-cell>
          <table:table-cell table:formula="of:=IF([.B1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5])" office:value-type="float" office:value="165" calcext:value-type="float">
            <text:p>165</text:p>
          </table:table-cell>
          <table:table-cell table:formula="of:=IF([.B1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6])" office:value-type="float" office:value="166" calcext:value-type="float">
            <text:p>166</text:p>
          </table:table-cell>
          <table:table-cell table:formula="of:=IF([.B1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7])" office:value-type="float" office:value="167" calcext:value-type="float">
            <text:p>167</text:p>
          </table:table-cell>
          <table:table-cell table:formula="of:=IF([.B1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8])" office:value-type="float" office:value="168" calcext:value-type="float">
            <text:p>168</text:p>
          </table:table-cell>
          <table:table-cell table:formula="of:=IF([.B1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9])" office:value-type="float" office:value="169" calcext:value-type="float">
            <text:p>169</text:p>
          </table:table-cell>
          <table:table-cell table:formula="of:=IF([.B1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0])" office:value-type="float" office:value="170" calcext:value-type="float">
            <text:p>170</text:p>
          </table:table-cell>
          <table:table-cell table:formula="of:=IF([.B1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1])" office:value-type="float" office:value="171" calcext:value-type="float">
            <text:p>171</text:p>
          </table:table-cell>
          <table:table-cell table:formula="of:=IF([.B1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2])" office:value-type="float" office:value="172" calcext:value-type="float">
            <text:p>172</text:p>
          </table:table-cell>
          <table:table-cell table:formula="of:=IF([.B1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3])" office:value-type="float" office:value="173" calcext:value-type="float">
            <text:p>173</text:p>
          </table:table-cell>
          <table:table-cell table:formula="of:=IF([.B1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4])" office:value-type="float" office:value="174" calcext:value-type="float">
            <text:p>174</text:p>
          </table:table-cell>
          <table:table-cell table:formula="of:=IF([.B1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5])" office:value-type="float" office:value="175" calcext:value-type="float">
            <text:p>175</text:p>
          </table:table-cell>
          <table:table-cell table:formula="of:=IF([.B1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6])" office:value-type="float" office:value="176" calcext:value-type="float">
            <text:p>176</text:p>
          </table:table-cell>
          <table:table-cell table:formula="of:=IF([.B1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7])" office:value-type="float" office:value="177" calcext:value-type="float">
            <text:p>177</text:p>
          </table:table-cell>
          <table:table-cell table:formula="of:=IF([.B1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8])" office:value-type="float" office:value="178" calcext:value-type="float">
            <text:p>178</text:p>
          </table:table-cell>
          <table:table-cell table:formula="of:=IF([.B1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9])" office:value-type="float" office:value="179" calcext:value-type="float">
            <text:p>179</text:p>
          </table:table-cell>
          <table:table-cell table:formula="of:=IF([.B1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0])" office:value-type="float" office:value="180" calcext:value-type="float">
            <text:p>180</text:p>
          </table:table-cell>
          <table:table-cell table:formula="of:=IF([.B1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1])" office:value-type="float" office:value="181" calcext:value-type="float">
            <text:p>181</text:p>
          </table:table-cell>
          <table:table-cell table:formula="of:=IF([.B1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2])" office:value-type="float" office:value="182" calcext:value-type="float">
            <text:p>182</text:p>
          </table:table-cell>
          <table:table-cell table:formula="of:=IF([.B1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3])" office:value-type="float" office:value="183" calcext:value-type="float">
            <text:p>183</text:p>
          </table:table-cell>
          <table:table-cell table:formula="of:=IF([.B1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4])" office:value-type="float" office:value="184" calcext:value-type="float">
            <text:p>184</text:p>
          </table:table-cell>
          <table:table-cell table:formula="of:=IF([.B1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5])" office:value-type="float" office:value="185" calcext:value-type="float">
            <text:p>185</text:p>
          </table:table-cell>
          <table:table-cell table:formula="of:=IF([.B1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6])" office:value-type="float" office:value="186" calcext:value-type="float">
            <text:p>186</text:p>
          </table:table-cell>
          <table:table-cell table:formula="of:=IF([.B1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7])" office:value-type="float" office:value="187" calcext:value-type="float">
            <text:p>187</text:p>
          </table:table-cell>
          <table:table-cell table:formula="of:=IF([.B1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8])" office:value-type="float" office:value="188" calcext:value-type="float">
            <text:p>188</text:p>
          </table:table-cell>
          <table:table-cell table:formula="of:=IF([.B1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9])" office:value-type="float" office:value="189" calcext:value-type="float">
            <text:p>189</text:p>
          </table:table-cell>
          <table:table-cell table:formula="of:=IF([.B1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0])" office:value-type="float" office:value="190" calcext:value-type="float">
            <text:p>190</text:p>
          </table:table-cell>
          <table:table-cell table:formula="of:=IF([.B1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1])" office:value-type="float" office:value="191" calcext:value-type="float">
            <text:p>191</text:p>
          </table:table-cell>
          <table:table-cell table:formula="of:=IF([.B1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2])" office:value-type="float" office:value="192" calcext:value-type="float">
            <text:p>192</text:p>
          </table:table-cell>
          <table:table-cell table:formula="of:=IF([.B1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3])" office:value-type="float" office:value="193" calcext:value-type="float">
            <text:p>193</text:p>
          </table:table-cell>
          <table:table-cell table:formula="of:=IF([.B1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4])" office:value-type="float" office:value="194" calcext:value-type="float">
            <text:p>194</text:p>
          </table:table-cell>
          <table:table-cell table:formula="of:=IF([.B1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5])" office:value-type="float" office:value="195" calcext:value-type="float">
            <text:p>195</text:p>
          </table:table-cell>
          <table:table-cell table:formula="of:=IF([.B1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6])" office:value-type="float" office:value="196" calcext:value-type="float">
            <text:p>196</text:p>
          </table:table-cell>
          <table:table-cell table:formula="of:=IF([.B1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7])" office:value-type="float" office:value="197" calcext:value-type="float">
            <text:p>197</text:p>
          </table:table-cell>
          <table:table-cell table:formula="of:=IF([.B1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8])" office:value-type="float" office:value="198" calcext:value-type="float">
            <text:p>198</text:p>
          </table:table-cell>
          <table:table-cell table:formula="of:=IF([.B1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9])" office:value-type="float" office:value="199" calcext:value-type="float">
            <text:p>199</text:p>
          </table:table-cell>
          <table:table-cell table:formula="of:=IF([.B1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0])" office:value-type="float" office:value="200" calcext:value-type="float">
            <text:p>200</text:p>
          </table:table-cell>
          <table:table-cell table:formula="of:=IF([.B2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1])" office:value-type="float" office:value="201" calcext:value-type="float">
            <text:p>201</text:p>
          </table:table-cell>
          <table:table-cell table:formula="of:=IF([.B2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2])" office:value-type="float" office:value="202" calcext:value-type="float">
            <text:p>202</text:p>
          </table:table-cell>
          <table:table-cell table:formula="of:=IF([.B2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3])" office:value-type="float" office:value="203" calcext:value-type="float">
            <text:p>203</text:p>
          </table:table-cell>
          <table:table-cell table:formula="of:=IF([.B2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4])" office:value-type="float" office:value="204" calcext:value-type="float">
            <text:p>204</text:p>
          </table:table-cell>
          <table:table-cell table:formula="of:=IF([.B2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5])" office:value-type="float" office:value="205" calcext:value-type="float">
            <text:p>205</text:p>
          </table:table-cell>
          <table:table-cell table:formula="of:=IF([.B2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6])" office:value-type="float" office:value="206" calcext:value-type="float">
            <text:p>206</text:p>
          </table:table-cell>
          <table:table-cell table:formula="of:=IF([.B2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7])" office:value-type="float" office:value="207" calcext:value-type="float">
            <text:p>207</text:p>
          </table:table-cell>
          <table:table-cell table:formula="of:=IF([.B2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8])" office:value-type="float" office:value="208" calcext:value-type="float">
            <text:p>208</text:p>
          </table:table-cell>
          <table:table-cell table:formula="of:=IF([.B2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9])" office:value-type="float" office:value="209" calcext:value-type="float">
            <text:p>209</text:p>
          </table:table-cell>
          <table:table-cell table:formula="of:=IF([.B2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0])" office:value-type="float" office:value="210" calcext:value-type="float">
            <text:p>210</text:p>
          </table:table-cell>
          <table:table-cell table:formula="of:=IF([.B2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1])" office:value-type="float" office:value="211" calcext:value-type="float">
            <text:p>211</text:p>
          </table:table-cell>
          <table:table-cell table:formula="of:=IF([.B2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2])" office:value-type="float" office:value="212" calcext:value-type="float">
            <text:p>212</text:p>
          </table:table-cell>
          <table:table-cell table:formula="of:=IF([.B2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3])" office:value-type="float" office:value="213" calcext:value-type="float">
            <text:p>213</text:p>
          </table:table-cell>
          <table:table-cell table:formula="of:=IF([.B2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4])" office:value-type="float" office:value="214" calcext:value-type="float">
            <text:p>214</text:p>
          </table:table-cell>
          <table:table-cell table:formula="of:=IF([.B2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5])" office:value-type="float" office:value="215" calcext:value-type="float">
            <text:p>215</text:p>
          </table:table-cell>
          <table:table-cell table:formula="of:=IF([.B2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6])" office:value-type="float" office:value="216" calcext:value-type="float">
            <text:p>216</text:p>
          </table:table-cell>
          <table:table-cell table:formula="of:=IF([.B2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7])" office:value-type="float" office:value="217" calcext:value-type="float">
            <text:p>217</text:p>
          </table:table-cell>
          <table:table-cell table:formula="of:=IF([.B2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8])" office:value-type="float" office:value="218" calcext:value-type="float">
            <text:p>218</text:p>
          </table:table-cell>
          <table:table-cell table:formula="of:=IF([.B2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9])" office:value-type="float" office:value="219" calcext:value-type="float">
            <text:p>219</text:p>
          </table:table-cell>
          <table:table-cell table:formula="of:=IF([.B2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20])" office:value-type="float" office:value="220" calcext:value-type="float">
            <text:p>220</text:p>
          </table:table-cell>
          <table:table-cell table:formula="of:=IF([.B2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21])" office:value-type="float" office:value="221" calcext:value-type="float">
            <text:p>221</text:p>
          </table:table-cell>
          <table:table-cell table:formula="of:=IF([.B2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22])" office:value-type="float" office:value="222" calcext:value-type="float">
            <text:p>222</text:p>
          </table:table-cell>
          <table:table-cell table:formula="of:=IF([.B2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23])" office:value-type="float" office:value="223" calcext:value-type="float">
            <text:p>223</text:p>
          </table:table-cell>
          <table:table-cell table:formula="of:=IF([.B2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24])" office:value-type="float" office:value="224" calcext:value-type="float">
            <text:p>224</text:p>
          </table:table-cell>
          <table:table-cell table:formula="of:=IF([.B2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25])" office:value-type="float" office:value="225" calcext:value-type="float">
            <text:p>225</text:p>
          </table:table-cell>
          <table:table-cell table:formula="of:=IF([.B2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26])" office:value-type="float" office:value="226" calcext:value-type="float">
            <text:p>226</text:p>
          </table:table-cell>
          <table:table-cell table:formula="of:=IF([.B2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27])" office:value-type="float" office:value="227" calcext:value-type="float">
            <text:p>227</text:p>
          </table:table-cell>
          <table:table-cell table:formula="of:=IF([.B2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28])" office:value-type="float" office:value="228" calcext:value-type="float">
            <text:p>228</text:p>
          </table:table-cell>
          <table:table-cell table:formula="of:=IF([.B2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29])" office:value-type="float" office:value="229" calcext:value-type="float">
            <text:p>229</text:p>
          </table:table-cell>
          <table:table-cell table:formula="of:=IF([.B2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30])" office:value-type="float" office:value="230" calcext:value-type="float">
            <text:p>230</text:p>
          </table:table-cell>
          <table:table-cell table:formula="of:=IF([.B2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31])" office:value-type="float" office:value="231" calcext:value-type="float">
            <text:p>231</text:p>
          </table:table-cell>
          <table:table-cell table:formula="of:=IF([.B2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32])" office:value-type="float" office:value="232" calcext:value-type="float">
            <text:p>232</text:p>
          </table:table-cell>
          <table:table-cell table:formula="of:=IF([.B2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33])" office:value-type="float" office:value="233" calcext:value-type="float">
            <text:p>233</text:p>
          </table:table-cell>
          <table:table-cell table:formula="of:=IF([.B2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34])" office:value-type="float" office:value="234" calcext:value-type="float">
            <text:p>234</text:p>
          </table:table-cell>
          <table:table-cell table:formula="of:=IF([.B2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35])" office:value-type="float" office:value="235" calcext:value-type="float">
            <text:p>235</text:p>
          </table:table-cell>
          <table:table-cell table:formula="of:=IF([.B2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36])" office:value-type="float" office:value="236" calcext:value-type="float">
            <text:p>236</text:p>
          </table:table-cell>
          <table:table-cell table:formula="of:=IF([.B2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37])" office:value-type="float" office:value="237" calcext:value-type="float">
            <text:p>237</text:p>
          </table:table-cell>
          <table:table-cell table:formula="of:=IF([.B2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38])" office:value-type="float" office:value="238" calcext:value-type="float">
            <text:p>238</text:p>
          </table:table-cell>
          <table:table-cell table:formula="of:=IF([.B2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39])" office:value-type="float" office:value="239" calcext:value-type="float">
            <text:p>239</text:p>
          </table:table-cell>
          <table:table-cell table:formula="of:=IF([.B2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40])" office:value-type="float" office:value="240" calcext:value-type="float">
            <text:p>240</text:p>
          </table:table-cell>
          <table:table-cell table:formula="of:=IF([.B2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41])" office:value-type="float" office:value="241" calcext:value-type="float">
            <text:p>241</text:p>
          </table:table-cell>
          <table:table-cell table:formula="of:=IF([.B2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42])" office:value-type="float" office:value="242" calcext:value-type="float">
            <text:p>242</text:p>
          </table:table-cell>
          <table:table-cell table:formula="of:=IF([.B2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43])" office:value-type="float" office:value="243" calcext:value-type="float">
            <text:p>243</text:p>
          </table:table-cell>
          <table:table-cell table:formula="of:=IF([.B2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44])" office:value-type="float" office:value="244" calcext:value-type="float">
            <text:p>244</text:p>
          </table:table-cell>
          <table:table-cell table:formula="of:=IF([.B2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45])" office:value-type="float" office:value="245" calcext:value-type="float">
            <text:p>245</text:p>
          </table:table-cell>
          <table:table-cell table:formula="of:=IF([.B2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46])" office:value-type="float" office:value="246" calcext:value-type="float">
            <text:p>246</text:p>
          </table:table-cell>
          <table:table-cell table:formula="of:=IF([.B2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47])" office:value-type="float" office:value="247" calcext:value-type="float">
            <text:p>247</text:p>
          </table:table-cell>
          <table:table-cell table:formula="of:=IF([.B2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48])" office:value-type="float" office:value="248" calcext:value-type="float">
            <text:p>248</text:p>
          </table:table-cell>
          <table:table-cell table:formula="of:=IF([.B2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49])" office:value-type="float" office:value="249" calcext:value-type="float">
            <text:p>249</text:p>
          </table:table-cell>
          <table:table-cell table:formula="of:=IF([.B2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50])" office:value-type="float" office:value="250" calcext:value-type="float">
            <text:p>250</text:p>
          </table:table-cell>
          <table:table-cell table:formula="of:=IF([.B2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51])" office:value-type="float" office:value="251" calcext:value-type="float">
            <text:p>251</text:p>
          </table:table-cell>
          <table:table-cell table:formula="of:=IF([.B2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52])" office:value-type="float" office:value="252" calcext:value-type="float">
            <text:p>252</text:p>
          </table:table-cell>
          <table:table-cell table:formula="of:=IF([.B2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53])" office:value-type="float" office:value="253" calcext:value-type="float">
            <text:p>253</text:p>
          </table:table-cell>
          <table:table-cell table:formula="of:=IF([.B2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54])" office:value-type="float" office:value="254" calcext:value-type="float">
            <text:p>254</text:p>
          </table:table-cell>
          <table:table-cell table:formula="of:=IF([.B2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55])" office:value-type="float" office:value="255" calcext:value-type="float">
            <text:p>255</text:p>
          </table:table-cell>
          <table:table-cell table:formula="of:=IF([.B2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56])" office:value-type="float" office:value="256" calcext:value-type="float">
            <text:p>256</text:p>
          </table:table-cell>
          <table:table-cell table:formula="of:=IF([.B2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57])" office:value-type="float" office:value="257" calcext:value-type="float">
            <text:p>257</text:p>
          </table:table-cell>
          <table:table-cell table:formula="of:=IF([.B2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58])" office:value-type="float" office:value="258" calcext:value-type="float">
            <text:p>258</text:p>
          </table:table-cell>
          <table:table-cell table:formula="of:=IF([.B2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59])" office:value-type="float" office:value="259" calcext:value-type="float">
            <text:p>259</text:p>
          </table:table-cell>
          <table:table-cell table:formula="of:=IF([.B2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60])" office:value-type="float" office:value="260" calcext:value-type="float">
            <text:p>260</text:p>
          </table:table-cell>
          <table:table-cell table:formula="of:=IF([.B2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61])" office:value-type="float" office:value="261" calcext:value-type="float">
            <text:p>261</text:p>
          </table:table-cell>
          <table:table-cell table:formula="of:=IF([.B2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62])" office:value-type="float" office:value="262" calcext:value-type="float">
            <text:p>262</text:p>
          </table:table-cell>
          <table:table-cell table:formula="of:=IF([.B2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63])" office:value-type="float" office:value="263" calcext:value-type="float">
            <text:p>263</text:p>
          </table:table-cell>
          <table:table-cell table:formula="of:=IF([.B2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64])" office:value-type="float" office:value="264" calcext:value-type="float">
            <text:p>264</text:p>
          </table:table-cell>
          <table:table-cell table:formula="of:=IF([.B2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65])" office:value-type="float" office:value="265" calcext:value-type="float">
            <text:p>265</text:p>
          </table:table-cell>
          <table:table-cell table:formula="of:=IF([.B2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66])" office:value-type="float" office:value="266" calcext:value-type="float">
            <text:p>266</text:p>
          </table:table-cell>
          <table:table-cell table:formula="of:=IF([.B2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67])" office:value-type="float" office:value="267" calcext:value-type="float">
            <text:p>267</text:p>
          </table:table-cell>
          <table:table-cell table:formula="of:=IF([.B2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68])" office:value-type="float" office:value="268" calcext:value-type="float">
            <text:p>268</text:p>
          </table:table-cell>
          <table:table-cell table:formula="of:=IF([.B2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69])" office:value-type="float" office:value="269" calcext:value-type="float">
            <text:p>269</text:p>
          </table:table-cell>
          <table:table-cell table:formula="of:=IF([.B2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70])" office:value-type="float" office:value="270" calcext:value-type="float">
            <text:p>270</text:p>
          </table:table-cell>
          <table:table-cell table:formula="of:=IF([.B2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71])" office:value-type="float" office:value="271" calcext:value-type="float">
            <text:p>271</text:p>
          </table:table-cell>
          <table:table-cell table:formula="of:=IF([.B2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72])" office:value-type="float" office:value="272" calcext:value-type="float">
            <text:p>272</text:p>
          </table:table-cell>
          <table:table-cell table:formula="of:=IF([.B2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73])" office:value-type="float" office:value="273" calcext:value-type="float">
            <text:p>273</text:p>
          </table:table-cell>
          <table:table-cell table:formula="of:=IF([.B2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74])" office:value-type="float" office:value="274" calcext:value-type="float">
            <text:p>274</text:p>
          </table:table-cell>
          <table:table-cell table:formula="of:=IF([.B2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75])" office:value-type="float" office:value="275" calcext:value-type="float">
            <text:p>275</text:p>
          </table:table-cell>
          <table:table-cell table:formula="of:=IF([.B2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76])" office:value-type="float" office:value="276" calcext:value-type="float">
            <text:p>276</text:p>
          </table:table-cell>
          <table:table-cell table:formula="of:=IF([.B2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77])" office:value-type="float" office:value="277" calcext:value-type="float">
            <text:p>277</text:p>
          </table:table-cell>
          <table:table-cell table:formula="of:=IF([.B2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78])" office:value-type="float" office:value="278" calcext:value-type="float">
            <text:p>278</text:p>
          </table:table-cell>
          <table:table-cell table:formula="of:=IF([.B2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79])" office:value-type="float" office:value="279" calcext:value-type="float">
            <text:p>279</text:p>
          </table:table-cell>
          <table:table-cell table:formula="of:=IF([.B2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80])" office:value-type="float" office:value="280" calcext:value-type="float">
            <text:p>280</text:p>
          </table:table-cell>
          <table:table-cell table:formula="of:=IF([.B2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81])" office:value-type="float" office:value="281" calcext:value-type="float">
            <text:p>281</text:p>
          </table:table-cell>
          <table:table-cell table:formula="of:=IF([.B2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82])" office:value-type="float" office:value="282" calcext:value-type="float">
            <text:p>282</text:p>
          </table:table-cell>
          <table:table-cell table:formula="of:=IF([.B2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83])" office:value-type="float" office:value="283" calcext:value-type="float">
            <text:p>283</text:p>
          </table:table-cell>
          <table:table-cell table:formula="of:=IF([.B2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84])" office:value-type="float" office:value="284" calcext:value-type="float">
            <text:p>284</text:p>
          </table:table-cell>
          <table:table-cell table:formula="of:=IF([.B2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85])" office:value-type="float" office:value="285" calcext:value-type="float">
            <text:p>285</text:p>
          </table:table-cell>
          <table:table-cell table:formula="of:=IF([.B2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86])" office:value-type="float" office:value="286" calcext:value-type="float">
            <text:p>286</text:p>
          </table:table-cell>
          <table:table-cell table:formula="of:=IF([.B2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87])" office:value-type="float" office:value="287" calcext:value-type="float">
            <text:p>287</text:p>
          </table:table-cell>
          <table:table-cell table:formula="of:=IF([.B2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88])" office:value-type="float" office:value="288" calcext:value-type="float">
            <text:p>288</text:p>
          </table:table-cell>
          <table:table-cell table:formula="of:=IF([.B2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89])" office:value-type="float" office:value="289" calcext:value-type="float">
            <text:p>289</text:p>
          </table:table-cell>
          <table:table-cell table:formula="of:=IF([.B2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90])" office:value-type="float" office:value="290" calcext:value-type="float">
            <text:p>290</text:p>
          </table:table-cell>
          <table:table-cell table:formula="of:=IF([.B2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91])" office:value-type="float" office:value="291" calcext:value-type="float">
            <text:p>291</text:p>
          </table:table-cell>
          <table:table-cell table:formula="of:=IF([.B2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92])" office:value-type="float" office:value="292" calcext:value-type="float">
            <text:p>292</text:p>
          </table:table-cell>
          <table:table-cell table:formula="of:=IF([.B2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93])" office:value-type="float" office:value="293" calcext:value-type="float">
            <text:p>293</text:p>
          </table:table-cell>
          <table:table-cell table:formula="of:=IF([.B2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94])" office:value-type="float" office:value="294" calcext:value-type="float">
            <text:p>294</text:p>
          </table:table-cell>
          <table:table-cell table:formula="of:=IF([.B2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95])" office:value-type="float" office:value="295" calcext:value-type="float">
            <text:p>295</text:p>
          </table:table-cell>
          <table:table-cell table:formula="of:=IF([.B2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96])" office:value-type="float" office:value="296" calcext:value-type="float">
            <text:p>296</text:p>
          </table:table-cell>
          <table:table-cell table:formula="of:=IF([.B2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97])" office:value-type="float" office:value="297" calcext:value-type="float">
            <text:p>297</text:p>
          </table:table-cell>
          <table:table-cell table:formula="of:=IF([.B2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98])" office:value-type="float" office:value="298" calcext:value-type="float">
            <text:p>298</text:p>
          </table:table-cell>
          <table:table-cell table:formula="of:=IF([.B2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99])" office:value-type="float" office:value="299" calcext:value-type="float">
            <text:p>299</text:p>
          </table:table-cell>
          <table:table-cell table:formula="of:=IF([.B2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00])" office:value-type="float" office:value="300" calcext:value-type="float">
            <text:p>300</text:p>
          </table:table-cell>
          <table:table-cell table:formula="of:=IF([.B3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01])" office:value-type="float" office:value="301" calcext:value-type="float">
            <text:p>301</text:p>
          </table:table-cell>
          <table:table-cell table:formula="of:=IF([.B3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02])" office:value-type="float" office:value="302" calcext:value-type="float">
            <text:p>302</text:p>
          </table:table-cell>
          <table:table-cell table:formula="of:=IF([.B3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03])" office:value-type="float" office:value="303" calcext:value-type="float">
            <text:p>303</text:p>
          </table:table-cell>
          <table:table-cell table:formula="of:=IF([.B3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04])" office:value-type="float" office:value="304" calcext:value-type="float">
            <text:p>304</text:p>
          </table:table-cell>
          <table:table-cell table:formula="of:=IF([.B3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05])" office:value-type="float" office:value="305" calcext:value-type="float">
            <text:p>305</text:p>
          </table:table-cell>
          <table:table-cell table:formula="of:=IF([.B3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06])" office:value-type="float" office:value="306" calcext:value-type="float">
            <text:p>306</text:p>
          </table:table-cell>
          <table:table-cell table:formula="of:=IF([.B3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07])" office:value-type="float" office:value="307" calcext:value-type="float">
            <text:p>307</text:p>
          </table:table-cell>
          <table:table-cell table:formula="of:=IF([.B3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08])" office:value-type="float" office:value="308" calcext:value-type="float">
            <text:p>308</text:p>
          </table:table-cell>
          <table:table-cell table:formula="of:=IF([.B3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09])" office:value-type="float" office:value="309" calcext:value-type="float">
            <text:p>309</text:p>
          </table:table-cell>
          <table:table-cell table:formula="of:=IF([.B3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10])" office:value-type="float" office:value="310" calcext:value-type="float">
            <text:p>310</text:p>
          </table:table-cell>
          <table:table-cell table:formula="of:=IF([.B3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11])" office:value-type="float" office:value="311" calcext:value-type="float">
            <text:p>311</text:p>
          </table:table-cell>
          <table:table-cell table:formula="of:=IF([.B3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12])" office:value-type="float" office:value="312" calcext:value-type="float">
            <text:p>312</text:p>
          </table:table-cell>
          <table:table-cell table:formula="of:=IF([.B3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13])" office:value-type="float" office:value="313" calcext:value-type="float">
            <text:p>313</text:p>
          </table:table-cell>
          <table:table-cell table:formula="of:=IF([.B3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14])" office:value-type="float" office:value="314" calcext:value-type="float">
            <text:p>314</text:p>
          </table:table-cell>
          <table:table-cell table:formula="of:=IF([.B3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15])" office:value-type="float" office:value="315" calcext:value-type="float">
            <text:p>315</text:p>
          </table:table-cell>
          <table:table-cell table:formula="of:=IF([.B3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16])" office:value-type="float" office:value="316" calcext:value-type="float">
            <text:p>316</text:p>
          </table:table-cell>
          <table:table-cell table:formula="of:=IF([.B3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17])" office:value-type="float" office:value="317" calcext:value-type="float">
            <text:p>317</text:p>
          </table:table-cell>
          <table:table-cell table:formula="of:=IF([.B3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18])" office:value-type="float" office:value="318" calcext:value-type="float">
            <text:p>318</text:p>
          </table:table-cell>
          <table:table-cell table:formula="of:=IF([.B3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19])" office:value-type="float" office:value="319" calcext:value-type="float">
            <text:p>319</text:p>
          </table:table-cell>
          <table:table-cell table:formula="of:=IF([.B3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20])" office:value-type="float" office:value="320" calcext:value-type="float">
            <text:p>320</text:p>
          </table:table-cell>
          <table:table-cell table:formula="of:=IF([.B3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21])" office:value-type="float" office:value="321" calcext:value-type="float">
            <text:p>321</text:p>
          </table:table-cell>
          <table:table-cell table:formula="of:=IF([.B3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22])" office:value-type="float" office:value="322" calcext:value-type="float">
            <text:p>322</text:p>
          </table:table-cell>
          <table:table-cell table:formula="of:=IF([.B3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23])" office:value-type="float" office:value="323" calcext:value-type="float">
            <text:p>323</text:p>
          </table:table-cell>
          <table:table-cell table:formula="of:=IF([.B3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24])" office:value-type="float" office:value="324" calcext:value-type="float">
            <text:p>324</text:p>
          </table:table-cell>
          <table:table-cell table:formula="of:=IF([.B3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25])" office:value-type="float" office:value="325" calcext:value-type="float">
            <text:p>325</text:p>
          </table:table-cell>
          <table:table-cell table:formula="of:=IF([.B3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26])" office:value-type="float" office:value="326" calcext:value-type="float">
            <text:p>326</text:p>
          </table:table-cell>
          <table:table-cell table:formula="of:=IF([.B3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27])" office:value-type="float" office:value="327" calcext:value-type="float">
            <text:p>327</text:p>
          </table:table-cell>
          <table:table-cell table:formula="of:=IF([.B3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28])" office:value-type="float" office:value="328" calcext:value-type="float">
            <text:p>328</text:p>
          </table:table-cell>
          <table:table-cell table:formula="of:=IF([.B3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29])" office:value-type="float" office:value="329" calcext:value-type="float">
            <text:p>329</text:p>
          </table:table-cell>
          <table:table-cell table:formula="of:=IF([.B3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30])" office:value-type="float" office:value="330" calcext:value-type="float">
            <text:p>330</text:p>
          </table:table-cell>
          <table:table-cell table:formula="of:=IF([.B3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31])" office:value-type="float" office:value="331" calcext:value-type="float">
            <text:p>331</text:p>
          </table:table-cell>
          <table:table-cell table:formula="of:=IF([.B3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32])" office:value-type="float" office:value="332" calcext:value-type="float">
            <text:p>332</text:p>
          </table:table-cell>
          <table:table-cell table:formula="of:=IF([.B3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33])" office:value-type="float" office:value="333" calcext:value-type="float">
            <text:p>333</text:p>
          </table:table-cell>
          <table:table-cell table:formula="of:=IF([.B3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34])" office:value-type="float" office:value="334" calcext:value-type="float">
            <text:p>334</text:p>
          </table:table-cell>
          <table:table-cell table:formula="of:=IF([.B3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35])" office:value-type="float" office:value="335" calcext:value-type="float">
            <text:p>335</text:p>
          </table:table-cell>
          <table:table-cell table:formula="of:=IF([.B3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36])" office:value-type="float" office:value="336" calcext:value-type="float">
            <text:p>336</text:p>
          </table:table-cell>
          <table:table-cell table:formula="of:=IF([.B3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37])" office:value-type="float" office:value="337" calcext:value-type="float">
            <text:p>337</text:p>
          </table:table-cell>
          <table:table-cell table:formula="of:=IF([.B3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38])" office:value-type="float" office:value="338" calcext:value-type="float">
            <text:p>338</text:p>
          </table:table-cell>
          <table:table-cell table:formula="of:=IF([.B3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39])" office:value-type="float" office:value="339" calcext:value-type="float">
            <text:p>339</text:p>
          </table:table-cell>
          <table:table-cell table:formula="of:=IF([.B3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40])" office:value-type="float" office:value="340" calcext:value-type="float">
            <text:p>340</text:p>
          </table:table-cell>
          <table:table-cell table:formula="of:=IF([.B3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41])" office:value-type="float" office:value="341" calcext:value-type="float">
            <text:p>341</text:p>
          </table:table-cell>
          <table:table-cell table:formula="of:=IF([.B3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42])" office:value-type="float" office:value="342" calcext:value-type="float">
            <text:p>342</text:p>
          </table:table-cell>
          <table:table-cell table:formula="of:=IF([.B3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43])" office:value-type="float" office:value="343" calcext:value-type="float">
            <text:p>343</text:p>
          </table:table-cell>
          <table:table-cell table:formula="of:=IF([.B3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44])" office:value-type="float" office:value="344" calcext:value-type="float">
            <text:p>344</text:p>
          </table:table-cell>
          <table:table-cell table:formula="of:=IF([.B3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45])" office:value-type="float" office:value="345" calcext:value-type="float">
            <text:p>345</text:p>
          </table:table-cell>
          <table:table-cell table:formula="of:=IF([.B3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46])" office:value-type="float" office:value="346" calcext:value-type="float">
            <text:p>346</text:p>
          </table:table-cell>
          <table:table-cell table:formula="of:=IF([.B3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47])" office:value-type="float" office:value="347" calcext:value-type="float">
            <text:p>347</text:p>
          </table:table-cell>
          <table:table-cell table:formula="of:=IF([.B3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48])" office:value-type="float" office:value="348" calcext:value-type="float">
            <text:p>348</text:p>
          </table:table-cell>
          <table:table-cell table:formula="of:=IF([.B3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49])" office:value-type="float" office:value="349" calcext:value-type="float">
            <text:p>349</text:p>
          </table:table-cell>
          <table:table-cell table:formula="of:=IF([.B3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50])" office:value-type="float" office:value="350" calcext:value-type="float">
            <text:p>350</text:p>
          </table:table-cell>
          <table:table-cell table:formula="of:=IF([.B3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51])" office:value-type="float" office:value="351" calcext:value-type="float">
            <text:p>351</text:p>
          </table:table-cell>
          <table:table-cell table:formula="of:=IF([.B3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52])" office:value-type="float" office:value="352" calcext:value-type="float">
            <text:p>352</text:p>
          </table:table-cell>
          <table:table-cell table:formula="of:=IF([.B3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53])" office:value-type="float" office:value="353" calcext:value-type="float">
            <text:p>353</text:p>
          </table:table-cell>
          <table:table-cell table:formula="of:=IF([.B3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54])" office:value-type="float" office:value="354" calcext:value-type="float">
            <text:p>354</text:p>
          </table:table-cell>
          <table:table-cell table:formula="of:=IF([.B3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55])" office:value-type="float" office:value="355" calcext:value-type="float">
            <text:p>355</text:p>
          </table:table-cell>
          <table:table-cell table:formula="of:=IF([.B3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56])" office:value-type="float" office:value="356" calcext:value-type="float">
            <text:p>356</text:p>
          </table:table-cell>
          <table:table-cell table:formula="of:=IF([.B3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57])" office:value-type="float" office:value="357" calcext:value-type="float">
            <text:p>357</text:p>
          </table:table-cell>
          <table:table-cell table:formula="of:=IF([.B3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58])" office:value-type="float" office:value="358" calcext:value-type="float">
            <text:p>358</text:p>
          </table:table-cell>
          <table:table-cell table:formula="of:=IF([.B3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59])" office:value-type="float" office:value="359" calcext:value-type="float">
            <text:p>359</text:p>
          </table:table-cell>
          <table:table-cell table:formula="of:=IF([.B3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60])" office:value-type="float" office:value="360" calcext:value-type="float">
            <text:p>360</text:p>
          </table:table-cell>
          <table:table-cell table:formula="of:=IF([.B3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61])" office:value-type="float" office:value="361" calcext:value-type="float">
            <text:p>361</text:p>
          </table:table-cell>
          <table:table-cell table:formula="of:=IF([.B3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62])" office:value-type="float" office:value="362" calcext:value-type="float">
            <text:p>362</text:p>
          </table:table-cell>
          <table:table-cell table:formula="of:=IF([.B3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63])" office:value-type="float" office:value="363" calcext:value-type="float">
            <text:p>363</text:p>
          </table:table-cell>
          <table:table-cell table:formula="of:=IF([.B3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64])" office:value-type="float" office:value="364" calcext:value-type="float">
            <text:p>364</text:p>
          </table:table-cell>
          <table:table-cell table:formula="of:=IF([.B3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65])" office:value-type="float" office:value="365" calcext:value-type="float">
            <text:p>365</text:p>
          </table:table-cell>
          <table:table-cell table:formula="of:=IF([.B3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66])" office:value-type="float" office:value="366" calcext:value-type="float">
            <text:p>366</text:p>
          </table:table-cell>
          <table:table-cell table:formula="of:=IF([.B3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67])" office:value-type="float" office:value="367" calcext:value-type="float">
            <text:p>367</text:p>
          </table:table-cell>
          <table:table-cell table:formula="of:=IF([.B3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68])" office:value-type="float" office:value="368" calcext:value-type="float">
            <text:p>368</text:p>
          </table:table-cell>
          <table:table-cell table:formula="of:=IF([.B3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69])" office:value-type="float" office:value="369" calcext:value-type="float">
            <text:p>369</text:p>
          </table:table-cell>
          <table:table-cell table:formula="of:=IF([.B3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70])" office:value-type="float" office:value="370" calcext:value-type="float">
            <text:p>370</text:p>
          </table:table-cell>
          <table:table-cell table:formula="of:=IF([.B3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71])" office:value-type="float" office:value="371" calcext:value-type="float">
            <text:p>371</text:p>
          </table:table-cell>
          <table:table-cell table:formula="of:=IF([.B3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72])" office:value-type="float" office:value="372" calcext:value-type="float">
            <text:p>372</text:p>
          </table:table-cell>
          <table:table-cell table:formula="of:=IF([.B3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73])" office:value-type="float" office:value="373" calcext:value-type="float">
            <text:p>373</text:p>
          </table:table-cell>
          <table:table-cell table:formula="of:=IF([.B3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74])" office:value-type="float" office:value="374" calcext:value-type="float">
            <text:p>374</text:p>
          </table:table-cell>
          <table:table-cell table:formula="of:=IF([.B3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75])" office:value-type="float" office:value="375" calcext:value-type="float">
            <text:p>375</text:p>
          </table:table-cell>
          <table:table-cell table:formula="of:=IF([.B3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76])" office:value-type="float" office:value="376" calcext:value-type="float">
            <text:p>376</text:p>
          </table:table-cell>
          <table:table-cell table:formula="of:=IF([.B3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77])" office:value-type="float" office:value="377" calcext:value-type="float">
            <text:p>377</text:p>
          </table:table-cell>
          <table:table-cell table:formula="of:=IF([.B3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78])" office:value-type="float" office:value="378" calcext:value-type="float">
            <text:p>378</text:p>
          </table:table-cell>
          <table:table-cell table:formula="of:=IF([.B3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79])" office:value-type="float" office:value="379" calcext:value-type="float">
            <text:p>379</text:p>
          </table:table-cell>
          <table:table-cell table:formula="of:=IF([.B3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80])" office:value-type="float" office:value="380" calcext:value-type="float">
            <text:p>380</text:p>
          </table:table-cell>
          <table:table-cell table:formula="of:=IF([.B3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81])" office:value-type="float" office:value="381" calcext:value-type="float">
            <text:p>381</text:p>
          </table:table-cell>
          <table:table-cell table:formula="of:=IF([.B3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82])" office:value-type="float" office:value="382" calcext:value-type="float">
            <text:p>382</text:p>
          </table:table-cell>
          <table:table-cell table:formula="of:=IF([.B3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83])" office:value-type="float" office:value="383" calcext:value-type="float">
            <text:p>383</text:p>
          </table:table-cell>
          <table:table-cell table:formula="of:=IF([.B3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84])" office:value-type="float" office:value="384" calcext:value-type="float">
            <text:p>384</text:p>
          </table:table-cell>
          <table:table-cell table:formula="of:=IF([.B3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85])" office:value-type="float" office:value="385" calcext:value-type="float">
            <text:p>385</text:p>
          </table:table-cell>
          <table:table-cell table:formula="of:=IF([.B3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86])" office:value-type="float" office:value="386" calcext:value-type="float">
            <text:p>386</text:p>
          </table:table-cell>
          <table:table-cell table:formula="of:=IF([.B3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87])" office:value-type="float" office:value="387" calcext:value-type="float">
            <text:p>387</text:p>
          </table:table-cell>
          <table:table-cell table:formula="of:=IF([.B3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88])" office:value-type="float" office:value="388" calcext:value-type="float">
            <text:p>388</text:p>
          </table:table-cell>
          <table:table-cell table:formula="of:=IF([.B3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89])" office:value-type="float" office:value="389" calcext:value-type="float">
            <text:p>389</text:p>
          </table:table-cell>
          <table:table-cell table:formula="of:=IF([.B3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90])" office:value-type="float" office:value="390" calcext:value-type="float">
            <text:p>390</text:p>
          </table:table-cell>
          <table:table-cell table:formula="of:=IF([.B3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91])" office:value-type="float" office:value="391" calcext:value-type="float">
            <text:p>391</text:p>
          </table:table-cell>
          <table:table-cell table:formula="of:=IF([.B3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92])" office:value-type="float" office:value="392" calcext:value-type="float">
            <text:p>392</text:p>
          </table:table-cell>
          <table:table-cell table:formula="of:=IF([.B3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93])" office:value-type="float" office:value="393" calcext:value-type="float">
            <text:p>393</text:p>
          </table:table-cell>
          <table:table-cell table:formula="of:=IF([.B3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94])" office:value-type="float" office:value="394" calcext:value-type="float">
            <text:p>394</text:p>
          </table:table-cell>
          <table:table-cell table:formula="of:=IF([.B3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95])" office:value-type="float" office:value="395" calcext:value-type="float">
            <text:p>395</text:p>
          </table:table-cell>
          <table:table-cell table:formula="of:=IF([.B3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96])" office:value-type="float" office:value="396" calcext:value-type="float">
            <text:p>396</text:p>
          </table:table-cell>
          <table:table-cell table:formula="of:=IF([.B3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97])" office:value-type="float" office:value="397" calcext:value-type="float">
            <text:p>397</text:p>
          </table:table-cell>
          <table:table-cell table:formula="of:=IF([.B3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98])" office:value-type="float" office:value="398" calcext:value-type="float">
            <text:p>398</text:p>
          </table:table-cell>
          <table:table-cell table:formula="of:=IF([.B3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99])" office:value-type="float" office:value="399" calcext:value-type="float">
            <text:p>399</text:p>
          </table:table-cell>
          <table:table-cell table:formula="of:=IF([.B3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00])" office:value-type="float" office:value="400" calcext:value-type="float">
            <text:p>400</text:p>
          </table:table-cell>
          <table:table-cell table:formula="of:=IF([.B4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01])" office:value-type="float" office:value="401" calcext:value-type="float">
            <text:p>401</text:p>
          </table:table-cell>
          <table:table-cell table:formula="of:=IF([.B4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02])" office:value-type="float" office:value="402" calcext:value-type="float">
            <text:p>402</text:p>
          </table:table-cell>
          <table:table-cell table:formula="of:=IF([.B4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03])" office:value-type="float" office:value="403" calcext:value-type="float">
            <text:p>403</text:p>
          </table:table-cell>
          <table:table-cell table:formula="of:=IF([.B4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04])" office:value-type="float" office:value="404" calcext:value-type="float">
            <text:p>404</text:p>
          </table:table-cell>
          <table:table-cell table:formula="of:=IF([.B4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05])" office:value-type="float" office:value="405" calcext:value-type="float">
            <text:p>405</text:p>
          </table:table-cell>
          <table:table-cell table:formula="of:=IF([.B4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06])" office:value-type="float" office:value="406" calcext:value-type="float">
            <text:p>406</text:p>
          </table:table-cell>
          <table:table-cell table:formula="of:=IF([.B4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07])" office:value-type="float" office:value="407" calcext:value-type="float">
            <text:p>407</text:p>
          </table:table-cell>
          <table:table-cell table:formula="of:=IF([.B4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08])" office:value-type="float" office:value="408" calcext:value-type="float">
            <text:p>408</text:p>
          </table:table-cell>
          <table:table-cell table:formula="of:=IF([.B4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09])" office:value-type="float" office:value="409" calcext:value-type="float">
            <text:p>409</text:p>
          </table:table-cell>
          <table:table-cell table:formula="of:=IF([.B4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10])" office:value-type="float" office:value="410" calcext:value-type="float">
            <text:p>410</text:p>
          </table:table-cell>
          <table:table-cell table:formula="of:=IF([.B4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11])" office:value-type="float" office:value="411" calcext:value-type="float">
            <text:p>411</text:p>
          </table:table-cell>
          <table:table-cell table:formula="of:=IF([.B4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12])" office:value-type="float" office:value="412" calcext:value-type="float">
            <text:p>412</text:p>
          </table:table-cell>
          <table:table-cell table:formula="of:=IF([.B4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13])" office:value-type="float" office:value="413" calcext:value-type="float">
            <text:p>413</text:p>
          </table:table-cell>
          <table:table-cell table:formula="of:=IF([.B4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14])" office:value-type="float" office:value="414" calcext:value-type="float">
            <text:p>414</text:p>
          </table:table-cell>
          <table:table-cell table:formula="of:=IF([.B4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15])" office:value-type="float" office:value="415" calcext:value-type="float">
            <text:p>415</text:p>
          </table:table-cell>
          <table:table-cell table:formula="of:=IF([.B4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16])" office:value-type="float" office:value="416" calcext:value-type="float">
            <text:p>416</text:p>
          </table:table-cell>
          <table:table-cell table:formula="of:=IF([.B4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17])" office:value-type="float" office:value="417" calcext:value-type="float">
            <text:p>417</text:p>
          </table:table-cell>
          <table:table-cell table:formula="of:=IF([.B4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18])" office:value-type="float" office:value="418" calcext:value-type="float">
            <text:p>418</text:p>
          </table:table-cell>
          <table:table-cell table:formula="of:=IF([.B4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19])" office:value-type="float" office:value="419" calcext:value-type="float">
            <text:p>419</text:p>
          </table:table-cell>
          <table:table-cell table:formula="of:=IF([.B4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20])" office:value-type="float" office:value="420" calcext:value-type="float">
            <text:p>420</text:p>
          </table:table-cell>
          <table:table-cell table:formula="of:=IF([.B4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21])" office:value-type="float" office:value="421" calcext:value-type="float">
            <text:p>421</text:p>
          </table:table-cell>
          <table:table-cell table:formula="of:=IF([.B4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22])" office:value-type="float" office:value="422" calcext:value-type="float">
            <text:p>422</text:p>
          </table:table-cell>
          <table:table-cell table:formula="of:=IF([.B4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23])" office:value-type="float" office:value="423" calcext:value-type="float">
            <text:p>423</text:p>
          </table:table-cell>
          <table:table-cell table:formula="of:=IF([.B4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24])" office:value-type="float" office:value="424" calcext:value-type="float">
            <text:p>424</text:p>
          </table:table-cell>
          <table:table-cell table:formula="of:=IF([.B4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25])" office:value-type="float" office:value="425" calcext:value-type="float">
            <text:p>425</text:p>
          </table:table-cell>
          <table:table-cell table:formula="of:=IF([.B4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26])" office:value-type="float" office:value="426" calcext:value-type="float">
            <text:p>426</text:p>
          </table:table-cell>
          <table:table-cell table:formula="of:=IF([.B4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27])" office:value-type="float" office:value="427" calcext:value-type="float">
            <text:p>427</text:p>
          </table:table-cell>
          <table:table-cell table:formula="of:=IF([.B4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28])" office:value-type="float" office:value="428" calcext:value-type="float">
            <text:p>428</text:p>
          </table:table-cell>
          <table:table-cell table:formula="of:=IF([.B4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29])" office:value-type="float" office:value="429" calcext:value-type="float">
            <text:p>429</text:p>
          </table:table-cell>
          <table:table-cell table:formula="of:=IF([.B4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30])" office:value-type="float" office:value="430" calcext:value-type="float">
            <text:p>430</text:p>
          </table:table-cell>
          <table:table-cell table:formula="of:=IF([.B4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31])" office:value-type="float" office:value="431" calcext:value-type="float">
            <text:p>431</text:p>
          </table:table-cell>
          <table:table-cell table:formula="of:=IF([.B4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32])" office:value-type="float" office:value="432" calcext:value-type="float">
            <text:p>432</text:p>
          </table:table-cell>
          <table:table-cell table:formula="of:=IF([.B4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33])" office:value-type="float" office:value="433" calcext:value-type="float">
            <text:p>433</text:p>
          </table:table-cell>
          <table:table-cell table:formula="of:=IF([.B4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34])" office:value-type="float" office:value="434" calcext:value-type="float">
            <text:p>434</text:p>
          </table:table-cell>
          <table:table-cell table:formula="of:=IF([.B4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35])" office:value-type="float" office:value="435" calcext:value-type="float">
            <text:p>435</text:p>
          </table:table-cell>
          <table:table-cell table:formula="of:=IF([.B4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36])" office:value-type="float" office:value="436" calcext:value-type="float">
            <text:p>436</text:p>
          </table:table-cell>
          <table:table-cell table:formula="of:=IF([.B4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37])" office:value-type="float" office:value="437" calcext:value-type="float">
            <text:p>437</text:p>
          </table:table-cell>
          <table:table-cell table:formula="of:=IF([.B4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38])" office:value-type="float" office:value="438" calcext:value-type="float">
            <text:p>438</text:p>
          </table:table-cell>
          <table:table-cell table:formula="of:=IF([.B4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39])" office:value-type="float" office:value="439" calcext:value-type="float">
            <text:p>439</text:p>
          </table:table-cell>
          <table:table-cell table:formula="of:=IF([.B4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40])" office:value-type="float" office:value="440" calcext:value-type="float">
            <text:p>440</text:p>
          </table:table-cell>
          <table:table-cell table:formula="of:=IF([.B4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41])" office:value-type="float" office:value="441" calcext:value-type="float">
            <text:p>441</text:p>
          </table:table-cell>
          <table:table-cell table:formula="of:=IF([.B4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42])" office:value-type="float" office:value="442" calcext:value-type="float">
            <text:p>442</text:p>
          </table:table-cell>
          <table:table-cell table:formula="of:=IF([.B4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43])" office:value-type="float" office:value="443" calcext:value-type="float">
            <text:p>443</text:p>
          </table:table-cell>
          <table:table-cell table:formula="of:=IF([.B4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44])" office:value-type="float" office:value="444" calcext:value-type="float">
            <text:p>444</text:p>
          </table:table-cell>
          <table:table-cell table:formula="of:=IF([.B4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45])" office:value-type="float" office:value="445" calcext:value-type="float">
            <text:p>445</text:p>
          </table:table-cell>
          <table:table-cell table:formula="of:=IF([.B4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46])" office:value-type="float" office:value="446" calcext:value-type="float">
            <text:p>446</text:p>
          </table:table-cell>
          <table:table-cell table:formula="of:=IF([.B4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47])" office:value-type="float" office:value="447" calcext:value-type="float">
            <text:p>447</text:p>
          </table:table-cell>
          <table:table-cell table:formula="of:=IF([.B4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48])" office:value-type="float" office:value="448" calcext:value-type="float">
            <text:p>448</text:p>
          </table:table-cell>
          <table:table-cell table:formula="of:=IF([.B4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49])" office:value-type="float" office:value="449" calcext:value-type="float">
            <text:p>449</text:p>
          </table:table-cell>
          <table:table-cell table:formula="of:=IF([.B4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50])" office:value-type="float" office:value="450" calcext:value-type="float">
            <text:p>450</text:p>
          </table:table-cell>
          <table:table-cell table:formula="of:=IF([.B4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51])" office:value-type="float" office:value="451" calcext:value-type="float">
            <text:p>451</text:p>
          </table:table-cell>
          <table:table-cell table:formula="of:=IF([.B4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52])" office:value-type="float" office:value="452" calcext:value-type="float">
            <text:p>452</text:p>
          </table:table-cell>
          <table:table-cell table:formula="of:=IF([.B4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53])" office:value-type="float" office:value="454" calcext:value-type="float">
            <text:p>454</text:p>
          </table:table-cell>
          <table:table-cell table:formula="of:=IF([.B4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54])" office:value-type="float" office:value="456" calcext:value-type="float">
            <text:p>456</text:p>
          </table:table-cell>
          <table:table-cell table:formula="of:=IF([.B4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55])" office:value-type="float" office:value="458" calcext:value-type="float">
            <text:p>458</text:p>
          </table:table-cell>
          <table:table-cell table:formula="of:=IF([.B4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56])" office:value-type="float" office:value="460" calcext:value-type="float">
            <text:p>460</text:p>
          </table:table-cell>
          <table:table-cell table:formula="of:=IF([.B4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57])" office:value-type="float" office:value="462" calcext:value-type="float">
            <text:p>462</text:p>
          </table:table-cell>
          <table:table-cell table:formula="of:=IF([.B4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58])" office:value-type="float" office:value="464" calcext:value-type="float">
            <text:p>464</text:p>
          </table:table-cell>
          <table:table-cell table:formula="of:=IF([.B4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59])" office:value-type="float" office:value="466" calcext:value-type="float">
            <text:p>466</text:p>
          </table:table-cell>
          <table:table-cell table:formula="of:=IF([.B4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60])" office:value-type="float" office:value="468" calcext:value-type="float">
            <text:p>468</text:p>
          </table:table-cell>
          <table:table-cell table:formula="of:=IF([.B4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61])" office:value-type="float" office:value="470" calcext:value-type="float">
            <text:p>470</text:p>
          </table:table-cell>
          <table:table-cell table:formula="of:=IF([.B4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62])" office:value-type="float" office:value="472" calcext:value-type="float">
            <text:p>472</text:p>
          </table:table-cell>
          <table:table-cell table:formula="of:=IF([.B4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63])" office:value-type="float" office:value="474" calcext:value-type="float">
            <text:p>474</text:p>
          </table:table-cell>
          <table:table-cell table:formula="of:=IF([.B4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64])" office:value-type="float" office:value="476" calcext:value-type="float">
            <text:p>476</text:p>
          </table:table-cell>
          <table:table-cell table:formula="of:=IF([.B4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65])" office:value-type="float" office:value="478" calcext:value-type="float">
            <text:p>478</text:p>
          </table:table-cell>
          <table:table-cell table:formula="of:=IF([.B4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66])" office:value-type="float" office:value="480" calcext:value-type="float">
            <text:p>480</text:p>
          </table:table-cell>
          <table:table-cell table:formula="of:=IF([.B4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67])" office:value-type="float" office:value="482" calcext:value-type="float">
            <text:p>482</text:p>
          </table:table-cell>
          <table:table-cell table:formula="of:=IF([.B4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68])" office:value-type="float" office:value="484" calcext:value-type="float">
            <text:p>484</text:p>
          </table:table-cell>
          <table:table-cell table:formula="of:=IF([.B4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69])" office:value-type="float" office:value="486" calcext:value-type="float">
            <text:p>486</text:p>
          </table:table-cell>
          <table:table-cell table:formula="of:=IF([.B4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70])" office:value-type="float" office:value="488" calcext:value-type="float">
            <text:p>488</text:p>
          </table:table-cell>
          <table:table-cell table:formula="of:=IF([.B4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71])" office:value-type="float" office:value="490" calcext:value-type="float">
            <text:p>490</text:p>
          </table:table-cell>
          <table:table-cell table:formula="of:=IF([.B4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72])" office:value-type="float" office:value="492" calcext:value-type="float">
            <text:p>492</text:p>
          </table:table-cell>
          <table:table-cell table:formula="of:=IF([.B4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73])" office:value-type="float" office:value="494" calcext:value-type="float">
            <text:p>494</text:p>
          </table:table-cell>
          <table:table-cell table:formula="of:=IF([.B4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74])" office:value-type="float" office:value="496" calcext:value-type="float">
            <text:p>496</text:p>
          </table:table-cell>
          <table:table-cell table:formula="of:=IF([.B4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75])" office:value-type="float" office:value="498" calcext:value-type="float">
            <text:p>498</text:p>
          </table:table-cell>
          <table:table-cell table:formula="of:=IF([.B4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76])" office:value-type="float" office:value="500" calcext:value-type="float">
            <text:p>500</text:p>
          </table:table-cell>
          <table:table-cell table:formula="of:=IF([.B4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77])" office:value-type="float" office:value="502" calcext:value-type="float">
            <text:p>502</text:p>
          </table:table-cell>
          <table:table-cell table:formula="of:=IF([.B4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78])" office:value-type="float" office:value="504" calcext:value-type="float">
            <text:p>504</text:p>
          </table:table-cell>
          <table:table-cell table:formula="of:=IF([.B4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79])" office:value-type="float" office:value="506" calcext:value-type="float">
            <text:p>506</text:p>
          </table:table-cell>
          <table:table-cell table:formula="of:=IF([.B4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80])" office:value-type="float" office:value="508" calcext:value-type="float">
            <text:p>508</text:p>
          </table:table-cell>
          <table:table-cell table:formula="of:=IF([.B4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81])" office:value-type="float" office:value="510" calcext:value-type="float">
            <text:p>510</text:p>
          </table:table-cell>
          <table:table-cell table:formula="of:=IF([.B4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82])" office:value-type="float" office:value="512" calcext:value-type="float">
            <text:p>512</text:p>
          </table:table-cell>
          <table:table-cell table:formula="of:=IF([.B4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83])" office:value-type="float" office:value="514" calcext:value-type="float">
            <text:p>514</text:p>
          </table:table-cell>
          <table:table-cell table:formula="of:=IF([.B4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84])" office:value-type="float" office:value="516" calcext:value-type="float">
            <text:p>516</text:p>
          </table:table-cell>
          <table:table-cell table:formula="of:=IF([.B4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85])" office:value-type="float" office:value="518" calcext:value-type="float">
            <text:p>518</text:p>
          </table:table-cell>
          <table:table-cell table:formula="of:=IF([.B4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86])" office:value-type="float" office:value="520" calcext:value-type="float">
            <text:p>520</text:p>
          </table:table-cell>
          <table:table-cell table:formula="of:=IF([.B4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87])" office:value-type="float" office:value="522" calcext:value-type="float">
            <text:p>522</text:p>
          </table:table-cell>
          <table:table-cell table:formula="of:=IF([.B4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88])" office:value-type="float" office:value="524" calcext:value-type="float">
            <text:p>524</text:p>
          </table:table-cell>
          <table:table-cell table:formula="of:=IF([.B4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89])" office:value-type="float" office:value="526" calcext:value-type="float">
            <text:p>526</text:p>
          </table:table-cell>
          <table:table-cell table:formula="of:=IF([.B4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90])" office:value-type="float" office:value="528" calcext:value-type="float">
            <text:p>528</text:p>
          </table:table-cell>
          <table:table-cell table:formula="of:=IF([.B4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91])" office:value-type="float" office:value="530" calcext:value-type="float">
            <text:p>530</text:p>
          </table:table-cell>
          <table:table-cell table:formula="of:=IF([.B4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92])" office:value-type="float" office:value="532" calcext:value-type="float">
            <text:p>532</text:p>
          </table:table-cell>
          <table:table-cell table:formula="of:=IF([.B4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93])" office:value-type="float" office:value="534" calcext:value-type="float">
            <text:p>534</text:p>
          </table:table-cell>
          <table:table-cell table:formula="of:=IF([.B4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94])" office:value-type="float" office:value="536" calcext:value-type="float">
            <text:p>536</text:p>
          </table:table-cell>
          <table:table-cell table:formula="of:=IF([.B4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95])" office:value-type="float" office:value="538" calcext:value-type="float">
            <text:p>538</text:p>
          </table:table-cell>
          <table:table-cell table:formula="of:=IF([.B4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96])" office:value-type="float" office:value="540" calcext:value-type="float">
            <text:p>540</text:p>
          </table:table-cell>
          <table:table-cell table:formula="of:=IF([.B4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97])" office:value-type="float" office:value="542" calcext:value-type="float">
            <text:p>542</text:p>
          </table:table-cell>
          <table:table-cell table:formula="of:=IF([.B4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98])" office:value-type="float" office:value="544" calcext:value-type="float">
            <text:p>544</text:p>
          </table:table-cell>
          <table:table-cell table:formula="of:=IF([.B4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99])" office:value-type="float" office:value="546" calcext:value-type="float">
            <text:p>546</text:p>
          </table:table-cell>
          <table:table-cell table:formula="of:=IF([.B4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00])" office:value-type="float" office:value="548" calcext:value-type="float">
            <text:p>548</text:p>
          </table:table-cell>
          <table:table-cell table:formula="of:=IF([.B5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01])" office:value-type="float" office:value="550" calcext:value-type="float">
            <text:p>550</text:p>
          </table:table-cell>
          <table:table-cell table:formula="of:=IF([.B5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02])" office:value-type="float" office:value="552" calcext:value-type="float">
            <text:p>552</text:p>
          </table:table-cell>
          <table:table-cell table:formula="of:=IF([.B5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03])" office:value-type="float" office:value="554" calcext:value-type="float">
            <text:p>554</text:p>
          </table:table-cell>
          <table:table-cell table:formula="of:=IF([.B5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04])" office:value-type="float" office:value="556" calcext:value-type="float">
            <text:p>556</text:p>
          </table:table-cell>
          <table:table-cell table:formula="of:=IF([.B5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05])" office:value-type="float" office:value="558" calcext:value-type="float">
            <text:p>558</text:p>
          </table:table-cell>
          <table:table-cell table:formula="of:=IF([.B5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06])" office:value-type="float" office:value="560" calcext:value-type="float">
            <text:p>560</text:p>
          </table:table-cell>
          <table:table-cell table:formula="of:=IF([.B5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07])" office:value-type="float" office:value="562" calcext:value-type="float">
            <text:p>562</text:p>
          </table:table-cell>
          <table:table-cell table:formula="of:=IF([.B5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08])" office:value-type="float" office:value="564" calcext:value-type="float">
            <text:p>564</text:p>
          </table:table-cell>
          <table:table-cell table:formula="of:=IF([.B5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09])" office:value-type="float" office:value="566" calcext:value-type="float">
            <text:p>566</text:p>
          </table:table-cell>
          <table:table-cell table:formula="of:=IF([.B5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10])" office:value-type="float" office:value="568" calcext:value-type="float">
            <text:p>568</text:p>
          </table:table-cell>
          <table:table-cell table:formula="of:=IF([.B5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11])" office:value-type="float" office:value="570" calcext:value-type="float">
            <text:p>570</text:p>
          </table:table-cell>
          <table:table-cell table:formula="of:=IF([.B5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12])" office:value-type="float" office:value="572" calcext:value-type="float">
            <text:p>572</text:p>
          </table:table-cell>
          <table:table-cell table:formula="of:=IF([.B5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13])" office:value-type="float" office:value="574" calcext:value-type="float">
            <text:p>574</text:p>
          </table:table-cell>
          <table:table-cell table:formula="of:=IF([.B5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14])" office:value-type="float" office:value="576" calcext:value-type="float">
            <text:p>576</text:p>
          </table:table-cell>
          <table:table-cell table:formula="of:=IF([.B5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15])" office:value-type="float" office:value="578" calcext:value-type="float">
            <text:p>578</text:p>
          </table:table-cell>
          <table:table-cell table:formula="of:=IF([.B5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16])" office:value-type="float" office:value="580" calcext:value-type="float">
            <text:p>580</text:p>
          </table:table-cell>
          <table:table-cell table:formula="of:=IF([.B5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17])" office:value-type="float" office:value="582" calcext:value-type="float">
            <text:p>582</text:p>
          </table:table-cell>
          <table:table-cell table:formula="of:=IF([.B5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18])" office:value-type="float" office:value="584" calcext:value-type="float">
            <text:p>584</text:p>
          </table:table-cell>
          <table:table-cell table:formula="of:=IF([.B5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19])" office:value-type="float" office:value="586" calcext:value-type="float">
            <text:p>586</text:p>
          </table:table-cell>
          <table:table-cell table:formula="of:=IF([.B5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20])" office:value-type="float" office:value="588" calcext:value-type="float">
            <text:p>588</text:p>
          </table:table-cell>
          <table:table-cell table:formula="of:=IF([.B5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21])" office:value-type="float" office:value="590" calcext:value-type="float">
            <text:p>590</text:p>
          </table:table-cell>
          <table:table-cell table:formula="of:=IF([.B5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22])" office:value-type="float" office:value="592" calcext:value-type="float">
            <text:p>592</text:p>
          </table:table-cell>
          <table:table-cell table:formula="of:=IF([.B5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23])" office:value-type="float" office:value="594" calcext:value-type="float">
            <text:p>594</text:p>
          </table:table-cell>
          <table:table-cell table:formula="of:=IF([.B5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24])" office:value-type="float" office:value="596" calcext:value-type="float">
            <text:p>596</text:p>
          </table:table-cell>
          <table:table-cell table:formula="of:=IF([.B5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25])" office:value-type="float" office:value="598" calcext:value-type="float">
            <text:p>598</text:p>
          </table:table-cell>
          <table:table-cell table:formula="of:=IF([.B5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26])" office:value-type="float" office:value="600" calcext:value-type="float">
            <text:p>600</text:p>
          </table:table-cell>
          <table:table-cell table:formula="of:=IF([.B5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27])" office:value-type="float" office:value="602" calcext:value-type="float">
            <text:p>602</text:p>
          </table:table-cell>
          <table:table-cell table:formula="of:=IF([.B5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28])" office:value-type="float" office:value="604" calcext:value-type="float">
            <text:p>604</text:p>
          </table:table-cell>
          <table:table-cell table:formula="of:=IF([.B5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29])" office:value-type="float" office:value="606" calcext:value-type="float">
            <text:p>606</text:p>
          </table:table-cell>
          <table:table-cell table:formula="of:=IF([.B5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30])" office:value-type="float" office:value="608" calcext:value-type="float">
            <text:p>608</text:p>
          </table:table-cell>
          <table:table-cell table:formula="of:=IF([.B5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31])" office:value-type="float" office:value="610" calcext:value-type="float">
            <text:p>610</text:p>
          </table:table-cell>
          <table:table-cell table:formula="of:=IF([.B5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32])" office:value-type="float" office:value="612" calcext:value-type="float">
            <text:p>612</text:p>
          </table:table-cell>
          <table:table-cell table:formula="of:=IF([.B5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33])" office:value-type="float" office:value="614" calcext:value-type="float">
            <text:p>614</text:p>
          </table:table-cell>
          <table:table-cell table:formula="of:=IF([.B5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34])" office:value-type="float" office:value="616" calcext:value-type="float">
            <text:p>616</text:p>
          </table:table-cell>
          <table:table-cell table:formula="of:=IF([.B5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35])" office:value-type="float" office:value="618" calcext:value-type="float">
            <text:p>618</text:p>
          </table:table-cell>
          <table:table-cell table:formula="of:=IF([.B5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36])" office:value-type="float" office:value="620" calcext:value-type="float">
            <text:p>620</text:p>
          </table:table-cell>
          <table:table-cell table:formula="of:=IF([.B5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37])" office:value-type="float" office:value="622" calcext:value-type="float">
            <text:p>622</text:p>
          </table:table-cell>
          <table:table-cell table:formula="of:=IF([.B5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38])" office:value-type="float" office:value="624" calcext:value-type="float">
            <text:p>624</text:p>
          </table:table-cell>
          <table:table-cell table:formula="of:=IF([.B5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39])" office:value-type="float" office:value="626" calcext:value-type="float">
            <text:p>626</text:p>
          </table:table-cell>
          <table:table-cell table:formula="of:=IF([.B5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40])" office:value-type="float" office:value="628" calcext:value-type="float">
            <text:p>628</text:p>
          </table:table-cell>
          <table:table-cell table:formula="of:=IF([.B5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41])" office:value-type="float" office:value="630" calcext:value-type="float">
            <text:p>630</text:p>
          </table:table-cell>
          <table:table-cell table:formula="of:=IF([.B5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42])" office:value-type="float" office:value="632" calcext:value-type="float">
            <text:p>632</text:p>
          </table:table-cell>
          <table:table-cell table:formula="of:=IF([.B5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43])" office:value-type="float" office:value="634" calcext:value-type="float">
            <text:p>634</text:p>
          </table:table-cell>
          <table:table-cell table:formula="of:=IF([.B5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44])" office:value-type="float" office:value="636" calcext:value-type="float">
            <text:p>636</text:p>
          </table:table-cell>
          <table:table-cell table:formula="of:=IF([.B5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45])" office:value-type="float" office:value="638" calcext:value-type="float">
            <text:p>638</text:p>
          </table:table-cell>
          <table:table-cell table:formula="of:=IF([.B5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46])" office:value-type="float" office:value="640" calcext:value-type="float">
            <text:p>640</text:p>
          </table:table-cell>
          <table:table-cell table:formula="of:=IF([.B5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47])" office:value-type="float" office:value="642" calcext:value-type="float">
            <text:p>642</text:p>
          </table:table-cell>
          <table:table-cell table:formula="of:=IF([.B5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48])" office:value-type="float" office:value="644" calcext:value-type="float">
            <text:p>644</text:p>
          </table:table-cell>
          <table:table-cell table:formula="of:=IF([.B5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49])" office:value-type="float" office:value="646" calcext:value-type="float">
            <text:p>646</text:p>
          </table:table-cell>
          <table:table-cell table:formula="of:=IF([.B5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50])" office:value-type="float" office:value="648" calcext:value-type="float">
            <text:p>648</text:p>
          </table:table-cell>
          <table:table-cell table:formula="of:=IF([.B5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51])" office:value-type="float" office:value="650" calcext:value-type="float">
            <text:p>650</text:p>
          </table:table-cell>
          <table:table-cell table:formula="of:=IF([.B5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52])" office:value-type="float" office:value="652" calcext:value-type="float">
            <text:p>652</text:p>
          </table:table-cell>
          <table:table-cell table:formula="of:=IF([.B5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53])" office:value-type="float" office:value="654" calcext:value-type="float">
            <text:p>654</text:p>
          </table:table-cell>
          <table:table-cell table:formula="of:=IF([.B5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54])" office:value-type="float" office:value="656" calcext:value-type="float">
            <text:p>656</text:p>
          </table:table-cell>
          <table:table-cell table:formula="of:=IF([.B5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55])" office:value-type="float" office:value="658" calcext:value-type="float">
            <text:p>658</text:p>
          </table:table-cell>
          <table:table-cell table:formula="of:=IF([.B5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56])" office:value-type="float" office:value="660" calcext:value-type="float">
            <text:p>660</text:p>
          </table:table-cell>
          <table:table-cell table:formula="of:=IF([.B5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57])" office:value-type="float" office:value="662" calcext:value-type="float">
            <text:p>662</text:p>
          </table:table-cell>
          <table:table-cell table:formula="of:=IF([.B5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58])" office:value-type="float" office:value="664" calcext:value-type="float">
            <text:p>664</text:p>
          </table:table-cell>
          <table:table-cell table:formula="of:=IF([.B5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59])" office:value-type="float" office:value="666" calcext:value-type="float">
            <text:p>666</text:p>
          </table:table-cell>
          <table:table-cell table:formula="of:=IF([.B5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60])" office:value-type="float" office:value="668" calcext:value-type="float">
            <text:p>668</text:p>
          </table:table-cell>
          <table:table-cell table:formula="of:=IF([.B5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61])" office:value-type="float" office:value="670" calcext:value-type="float">
            <text:p>670</text:p>
          </table:table-cell>
          <table:table-cell table:formula="of:=IF([.B5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62])" office:value-type="float" office:value="672" calcext:value-type="float">
            <text:p>672</text:p>
          </table:table-cell>
          <table:table-cell table:formula="of:=IF([.B5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63])" office:value-type="float" office:value="674" calcext:value-type="float">
            <text:p>674</text:p>
          </table:table-cell>
          <table:table-cell table:formula="of:=IF([.B5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64])" office:value-type="float" office:value="676" calcext:value-type="float">
            <text:p>676</text:p>
          </table:table-cell>
          <table:table-cell table:formula="of:=IF([.B5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65])" office:value-type="float" office:value="678" calcext:value-type="float">
            <text:p>678</text:p>
          </table:table-cell>
          <table:table-cell table:formula="of:=IF([.B5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66])" office:value-type="float" office:value="680" calcext:value-type="float">
            <text:p>680</text:p>
          </table:table-cell>
          <table:table-cell table:formula="of:=IF([.B5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67])" office:value-type="float" office:value="682" calcext:value-type="float">
            <text:p>682</text:p>
          </table:table-cell>
          <table:table-cell table:formula="of:=IF([.B5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68])" office:value-type="float" office:value="684" calcext:value-type="float">
            <text:p>684</text:p>
          </table:table-cell>
          <table:table-cell table:formula="of:=IF([.B5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69])" office:value-type="float" office:value="686" calcext:value-type="float">
            <text:p>686</text:p>
          </table:table-cell>
          <table:table-cell table:formula="of:=IF([.B5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70])" office:value-type="float" office:value="688" calcext:value-type="float">
            <text:p>688</text:p>
          </table:table-cell>
          <table:table-cell table:formula="of:=IF([.B5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71])" office:value-type="float" office:value="690" calcext:value-type="float">
            <text:p>690</text:p>
          </table:table-cell>
          <table:table-cell table:formula="of:=IF([.B5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72])" office:value-type="float" office:value="692" calcext:value-type="float">
            <text:p>692</text:p>
          </table:table-cell>
          <table:table-cell table:formula="of:=IF([.B5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73])" office:value-type="float" office:value="694" calcext:value-type="float">
            <text:p>694</text:p>
          </table:table-cell>
          <table:table-cell table:formula="of:=IF([.B5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74])" office:value-type="float" office:value="696" calcext:value-type="float">
            <text:p>696</text:p>
          </table:table-cell>
          <table:table-cell table:formula="of:=IF([.B5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75])" office:value-type="float" office:value="698" calcext:value-type="float">
            <text:p>698</text:p>
          </table:table-cell>
          <table:table-cell table:formula="of:=IF([.B5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76])" office:value-type="float" office:value="700" calcext:value-type="float">
            <text:p>700</text:p>
          </table:table-cell>
          <table:table-cell table:formula="of:=IF([.B5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77])" office:value-type="float" office:value="702" calcext:value-type="float">
            <text:p>702</text:p>
          </table:table-cell>
          <table:table-cell table:formula="of:=IF([.B5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78])" office:value-type="float" office:value="704" calcext:value-type="float">
            <text:p>704</text:p>
          </table:table-cell>
          <table:table-cell table:formula="of:=IF([.B5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79])" office:value-type="float" office:value="706" calcext:value-type="float">
            <text:p>706</text:p>
          </table:table-cell>
          <table:table-cell table:formula="of:=IF([.B5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80])" office:value-type="float" office:value="708" calcext:value-type="float">
            <text:p>708</text:p>
          </table:table-cell>
          <table:table-cell table:formula="of:=IF([.B5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81])" office:value-type="float" office:value="710" calcext:value-type="float">
            <text:p>710</text:p>
          </table:table-cell>
          <table:table-cell table:formula="of:=IF([.B5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82])" office:value-type="float" office:value="712" calcext:value-type="float">
            <text:p>712</text:p>
          </table:table-cell>
          <table:table-cell table:formula="of:=IF([.B5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83])" office:value-type="float" office:value="714" calcext:value-type="float">
            <text:p>714</text:p>
          </table:table-cell>
          <table:table-cell table:formula="of:=IF([.B5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84])" office:value-type="float" office:value="716" calcext:value-type="float">
            <text:p>716</text:p>
          </table:table-cell>
          <table:table-cell table:formula="of:=IF([.B5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85])" office:value-type="float" office:value="718" calcext:value-type="float">
            <text:p>718</text:p>
          </table:table-cell>
          <table:table-cell table:formula="of:=IF([.B5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86])" office:value-type="float" office:value="720" calcext:value-type="float">
            <text:p>720</text:p>
          </table:table-cell>
          <table:table-cell table:formula="of:=IF([.B5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87])" office:value-type="float" office:value="722" calcext:value-type="float">
            <text:p>722</text:p>
          </table:table-cell>
          <table:table-cell table:formula="of:=IF([.B5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88])" office:value-type="float" office:value="724" calcext:value-type="float">
            <text:p>724</text:p>
          </table:table-cell>
          <table:table-cell table:formula="of:=IF([.B5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89])" office:value-type="float" office:value="726" calcext:value-type="float">
            <text:p>726</text:p>
          </table:table-cell>
          <table:table-cell table:formula="of:=IF([.B5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90])" office:value-type="float" office:value="728" calcext:value-type="float">
            <text:p>728</text:p>
          </table:table-cell>
          <table:table-cell table:formula="of:=IF([.B5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91])" office:value-type="float" office:value="730" calcext:value-type="float">
            <text:p>730</text:p>
          </table:table-cell>
          <table:table-cell table:formula="of:=IF([.B5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92])" office:value-type="float" office:value="732" calcext:value-type="float">
            <text:p>732</text:p>
          </table:table-cell>
          <table:table-cell table:formula="of:=IF([.B5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93])" office:value-type="float" office:value="734" calcext:value-type="float">
            <text:p>734</text:p>
          </table:table-cell>
          <table:table-cell table:formula="of:=IF([.B5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94])" office:value-type="float" office:value="736" calcext:value-type="float">
            <text:p>736</text:p>
          </table:table-cell>
          <table:table-cell table:formula="of:=IF([.B5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95])" office:value-type="float" office:value="738" calcext:value-type="float">
            <text:p>738</text:p>
          </table:table-cell>
          <table:table-cell table:formula="of:=IF([.B5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96])" office:value-type="float" office:value="740" calcext:value-type="float">
            <text:p>740</text:p>
          </table:table-cell>
          <table:table-cell table:formula="of:=IF([.B5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97])" office:value-type="float" office:value="742" calcext:value-type="float">
            <text:p>742</text:p>
          </table:table-cell>
          <table:table-cell table:formula="of:=IF([.B5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98])" office:value-type="float" office:value="744" calcext:value-type="float">
            <text:p>744</text:p>
          </table:table-cell>
          <table:table-cell table:formula="of:=IF([.B5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599])" office:value-type="float" office:value="746" calcext:value-type="float">
            <text:p>746</text:p>
          </table:table-cell>
          <table:table-cell table:formula="of:=IF([.B5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00])" office:value-type="float" office:value="748" calcext:value-type="float">
            <text:p>748</text:p>
          </table:table-cell>
          <table:table-cell table:formula="of:=IF([.B6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01])" office:value-type="float" office:value="750" calcext:value-type="float">
            <text:p>750</text:p>
          </table:table-cell>
          <table:table-cell table:formula="of:=IF([.B6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02])" office:value-type="float" office:value="752" calcext:value-type="float">
            <text:p>752</text:p>
          </table:table-cell>
          <table:table-cell table:formula="of:=IF([.B6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03])" office:value-type="float" office:value="754" calcext:value-type="float">
            <text:p>754</text:p>
          </table:table-cell>
          <table:table-cell table:formula="of:=IF([.B6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04])" office:value-type="float" office:value="756" calcext:value-type="float">
            <text:p>756</text:p>
          </table:table-cell>
          <table:table-cell table:formula="of:=IF([.B6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05])" office:value-type="float" office:value="758" calcext:value-type="float">
            <text:p>758</text:p>
          </table:table-cell>
          <table:table-cell table:formula="of:=IF([.B6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06])" office:value-type="float" office:value="760" calcext:value-type="float">
            <text:p>760</text:p>
          </table:table-cell>
          <table:table-cell table:formula="of:=IF([.B6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07])" office:value-type="float" office:value="762" calcext:value-type="float">
            <text:p>762</text:p>
          </table:table-cell>
          <table:table-cell table:formula="of:=IF([.B6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08])" office:value-type="float" office:value="764" calcext:value-type="float">
            <text:p>764</text:p>
          </table:table-cell>
          <table:table-cell table:formula="of:=IF([.B6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09])" office:value-type="float" office:value="766" calcext:value-type="float">
            <text:p>766</text:p>
          </table:table-cell>
          <table:table-cell table:formula="of:=IF([.B6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10])" office:value-type="float" office:value="768" calcext:value-type="float">
            <text:p>768</text:p>
          </table:table-cell>
          <table:table-cell table:formula="of:=IF([.B6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11])" office:value-type="float" office:value="770" calcext:value-type="float">
            <text:p>770</text:p>
          </table:table-cell>
          <table:table-cell table:formula="of:=IF([.B6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12])" office:value-type="float" office:value="772" calcext:value-type="float">
            <text:p>772</text:p>
          </table:table-cell>
          <table:table-cell table:formula="of:=IF([.B6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13])" office:value-type="float" office:value="774" calcext:value-type="float">
            <text:p>774</text:p>
          </table:table-cell>
          <table:table-cell table:formula="of:=IF([.B6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14])" office:value-type="float" office:value="776" calcext:value-type="float">
            <text:p>776</text:p>
          </table:table-cell>
          <table:table-cell table:formula="of:=IF([.B6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15])" office:value-type="float" office:value="778" calcext:value-type="float">
            <text:p>778</text:p>
          </table:table-cell>
          <table:table-cell table:formula="of:=IF([.B6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16])" office:value-type="float" office:value="780" calcext:value-type="float">
            <text:p>780</text:p>
          </table:table-cell>
          <table:table-cell table:formula="of:=IF([.B6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17])" office:value-type="float" office:value="782" calcext:value-type="float">
            <text:p>782</text:p>
          </table:table-cell>
          <table:table-cell table:formula="of:=IF([.B6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18])" office:value-type="float" office:value="784" calcext:value-type="float">
            <text:p>784</text:p>
          </table:table-cell>
          <table:table-cell table:formula="of:=IF([.B6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19])" office:value-type="float" office:value="786" calcext:value-type="float">
            <text:p>786</text:p>
          </table:table-cell>
          <table:table-cell table:formula="of:=IF([.B6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20])" office:value-type="float" office:value="788" calcext:value-type="float">
            <text:p>788</text:p>
          </table:table-cell>
          <table:table-cell table:formula="of:=IF([.B6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21])" office:value-type="float" office:value="790" calcext:value-type="float">
            <text:p>790</text:p>
          </table:table-cell>
          <table:table-cell table:formula="of:=IF([.B6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22])" office:value-type="float" office:value="792" calcext:value-type="float">
            <text:p>792</text:p>
          </table:table-cell>
          <table:table-cell table:formula="of:=IF([.B6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23])" office:value-type="float" office:value="794" calcext:value-type="float">
            <text:p>794</text:p>
          </table:table-cell>
          <table:table-cell table:formula="of:=IF([.B6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24])" office:value-type="float" office:value="796" calcext:value-type="float">
            <text:p>796</text:p>
          </table:table-cell>
          <table:table-cell table:formula="of:=IF([.B6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25])" office:value-type="float" office:value="798" calcext:value-type="float">
            <text:p>798</text:p>
          </table:table-cell>
          <table:table-cell table:formula="of:=IF([.B6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26])" office:value-type="float" office:value="800" calcext:value-type="float">
            <text:p>800</text:p>
          </table:table-cell>
          <table:table-cell table:formula="of:=IF([.B6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27])" office:value-type="float" office:value="802" calcext:value-type="float">
            <text:p>802</text:p>
          </table:table-cell>
          <table:table-cell table:formula="of:=IF([.B6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28])" office:value-type="float" office:value="804" calcext:value-type="float">
            <text:p>804</text:p>
          </table:table-cell>
          <table:table-cell table:formula="of:=IF([.B6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29])" office:value-type="float" office:value="806" calcext:value-type="float">
            <text:p>806</text:p>
          </table:table-cell>
          <table:table-cell table:formula="of:=IF([.B6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30])" office:value-type="float" office:value="808" calcext:value-type="float">
            <text:p>808</text:p>
          </table:table-cell>
          <table:table-cell table:formula="of:=IF([.B6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31])" office:value-type="float" office:value="810" calcext:value-type="float">
            <text:p>810</text:p>
          </table:table-cell>
          <table:table-cell table:formula="of:=IF([.B6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32])" office:value-type="float" office:value="812" calcext:value-type="float">
            <text:p>812</text:p>
          </table:table-cell>
          <table:table-cell table:formula="of:=IF([.B6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33])" office:value-type="float" office:value="814" calcext:value-type="float">
            <text:p>814</text:p>
          </table:table-cell>
          <table:table-cell table:formula="of:=IF([.B6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34])" office:value-type="float" office:value="816" calcext:value-type="float">
            <text:p>816</text:p>
          </table:table-cell>
          <table:table-cell table:formula="of:=IF([.B6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35])" office:value-type="float" office:value="818" calcext:value-type="float">
            <text:p>818</text:p>
          </table:table-cell>
          <table:table-cell table:formula="of:=IF([.B6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36])" office:value-type="float" office:value="820" calcext:value-type="float">
            <text:p>820</text:p>
          </table:table-cell>
          <table:table-cell table:formula="of:=IF([.B6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37])" office:value-type="float" office:value="822" calcext:value-type="float">
            <text:p>822</text:p>
          </table:table-cell>
          <table:table-cell table:formula="of:=IF([.B6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38])" office:value-type="float" office:value="824" calcext:value-type="float">
            <text:p>824</text:p>
          </table:table-cell>
          <table:table-cell table:formula="of:=IF([.B6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39])" office:value-type="float" office:value="826" calcext:value-type="float">
            <text:p>826</text:p>
          </table:table-cell>
          <table:table-cell table:formula="of:=IF([.B6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40])" office:value-type="float" office:value="828" calcext:value-type="float">
            <text:p>828</text:p>
          </table:table-cell>
          <table:table-cell table:formula="of:=IF([.B6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41])" office:value-type="float" office:value="830" calcext:value-type="float">
            <text:p>830</text:p>
          </table:table-cell>
          <table:table-cell table:formula="of:=IF([.B6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42])" office:value-type="float" office:value="832" calcext:value-type="float">
            <text:p>832</text:p>
          </table:table-cell>
          <table:table-cell table:formula="of:=IF([.B6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43])" office:value-type="float" office:value="834" calcext:value-type="float">
            <text:p>834</text:p>
          </table:table-cell>
          <table:table-cell table:formula="of:=IF([.B6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44])" office:value-type="float" office:value="836" calcext:value-type="float">
            <text:p>836</text:p>
          </table:table-cell>
          <table:table-cell table:formula="of:=IF([.B6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45])" office:value-type="float" office:value="838" calcext:value-type="float">
            <text:p>838</text:p>
          </table:table-cell>
          <table:table-cell table:formula="of:=IF([.B6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46])" office:value-type="float" office:value="840" calcext:value-type="float">
            <text:p>840</text:p>
          </table:table-cell>
          <table:table-cell table:formula="of:=IF([.B6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47])" office:value-type="float" office:value="842" calcext:value-type="float">
            <text:p>842</text:p>
          </table:table-cell>
          <table:table-cell table:formula="of:=IF([.B6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48])" office:value-type="float" office:value="844" calcext:value-type="float">
            <text:p>844</text:p>
          </table:table-cell>
          <table:table-cell table:formula="of:=IF([.B6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49])" office:value-type="float" office:value="846" calcext:value-type="float">
            <text:p>846</text:p>
          </table:table-cell>
          <table:table-cell table:formula="of:=IF([.B6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50])" office:value-type="float" office:value="848" calcext:value-type="float">
            <text:p>848</text:p>
          </table:table-cell>
          <table:table-cell table:formula="of:=IF([.B6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51])" office:value-type="float" office:value="850" calcext:value-type="float">
            <text:p>850</text:p>
          </table:table-cell>
          <table:table-cell table:formula="of:=IF([.B6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52])" office:value-type="float" office:value="852" calcext:value-type="float">
            <text:p>852</text:p>
          </table:table-cell>
          <table:table-cell table:formula="of:=IF([.B6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53])" office:value-type="float" office:value="854" calcext:value-type="float">
            <text:p>854</text:p>
          </table:table-cell>
          <table:table-cell table:formula="of:=IF([.B6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54])" office:value-type="float" office:value="856" calcext:value-type="float">
            <text:p>856</text:p>
          </table:table-cell>
          <table:table-cell table:formula="of:=IF([.B6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55])" office:value-type="float" office:value="858" calcext:value-type="float">
            <text:p>858</text:p>
          </table:table-cell>
          <table:table-cell table:formula="of:=IF([.B6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56])" office:value-type="float" office:value="860" calcext:value-type="float">
            <text:p>860</text:p>
          </table:table-cell>
          <table:table-cell table:formula="of:=IF([.B6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57])" office:value-type="float" office:value="862" calcext:value-type="float">
            <text:p>862</text:p>
          </table:table-cell>
          <table:table-cell table:formula="of:=IF([.B6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58])" office:value-type="float" office:value="864" calcext:value-type="float">
            <text:p>864</text:p>
          </table:table-cell>
          <table:table-cell table:formula="of:=IF([.B6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59])" office:value-type="float" office:value="866" calcext:value-type="float">
            <text:p>866</text:p>
          </table:table-cell>
          <table:table-cell table:formula="of:=IF([.B6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60])" office:value-type="float" office:value="868" calcext:value-type="float">
            <text:p>868</text:p>
          </table:table-cell>
          <table:table-cell table:formula="of:=IF([.B6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61])" office:value-type="float" office:value="870" calcext:value-type="float">
            <text:p>870</text:p>
          </table:table-cell>
          <table:table-cell table:formula="of:=IF([.B6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62])" office:value-type="float" office:value="872" calcext:value-type="float">
            <text:p>872</text:p>
          </table:table-cell>
          <table:table-cell table:formula="of:=IF([.B6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63])" office:value-type="float" office:value="874" calcext:value-type="float">
            <text:p>874</text:p>
          </table:table-cell>
          <table:table-cell table:formula="of:=IF([.B6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64])" office:value-type="float" office:value="876" calcext:value-type="float">
            <text:p>876</text:p>
          </table:table-cell>
          <table:table-cell table:formula="of:=IF([.B6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65])" office:value-type="float" office:value="878" calcext:value-type="float">
            <text:p>878</text:p>
          </table:table-cell>
          <table:table-cell table:formula="of:=IF([.B6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66])" office:value-type="float" office:value="880" calcext:value-type="float">
            <text:p>880</text:p>
          </table:table-cell>
          <table:table-cell table:formula="of:=IF([.B6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67])" office:value-type="float" office:value="882" calcext:value-type="float">
            <text:p>882</text:p>
          </table:table-cell>
          <table:table-cell table:formula="of:=IF([.B6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68])" office:value-type="float" office:value="884" calcext:value-type="float">
            <text:p>884</text:p>
          </table:table-cell>
          <table:table-cell table:formula="of:=IF([.B6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69])" office:value-type="float" office:value="886" calcext:value-type="float">
            <text:p>886</text:p>
          </table:table-cell>
          <table:table-cell table:formula="of:=IF([.B6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70])" office:value-type="float" office:value="888" calcext:value-type="float">
            <text:p>888</text:p>
          </table:table-cell>
          <table:table-cell table:formula="of:=IF([.B6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71])" office:value-type="float" office:value="890" calcext:value-type="float">
            <text:p>890</text:p>
          </table:table-cell>
          <table:table-cell table:formula="of:=IF([.B6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72])" office:value-type="float" office:value="892" calcext:value-type="float">
            <text:p>892</text:p>
          </table:table-cell>
          <table:table-cell table:formula="of:=IF([.B6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73])" office:value-type="float" office:value="894" calcext:value-type="float">
            <text:p>894</text:p>
          </table:table-cell>
          <table:table-cell table:formula="of:=IF([.B6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74])" office:value-type="float" office:value="896" calcext:value-type="float">
            <text:p>896</text:p>
          </table:table-cell>
          <table:table-cell table:formula="of:=IF([.B6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75])" office:value-type="float" office:value="898" calcext:value-type="float">
            <text:p>898</text:p>
          </table:table-cell>
          <table:table-cell table:formula="of:=IF([.B6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76])" office:value-type="float" office:value="900" calcext:value-type="float">
            <text:p>900</text:p>
          </table:table-cell>
          <table:table-cell table:formula="of:=IF([.B6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77])" office:value-type="float" office:value="902" calcext:value-type="float">
            <text:p>902</text:p>
          </table:table-cell>
          <table:table-cell table:formula="of:=IF([.B6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78])" office:value-type="float" office:value="904" calcext:value-type="float">
            <text:p>904</text:p>
          </table:table-cell>
          <table:table-cell table:formula="of:=IF([.B6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79])" office:value-type="float" office:value="906" calcext:value-type="float">
            <text:p>906</text:p>
          </table:table-cell>
          <table:table-cell table:formula="of:=IF([.B6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80])" office:value-type="float" office:value="908" calcext:value-type="float">
            <text:p>908</text:p>
          </table:table-cell>
          <table:table-cell table:formula="of:=IF([.B6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81])" office:value-type="float" office:value="910" calcext:value-type="float">
            <text:p>910</text:p>
          </table:table-cell>
          <table:table-cell table:formula="of:=IF([.B6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82])" office:value-type="float" office:value="912" calcext:value-type="float">
            <text:p>912</text:p>
          </table:table-cell>
          <table:table-cell table:formula="of:=IF([.B6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83])" office:value-type="float" office:value="914" calcext:value-type="float">
            <text:p>914</text:p>
          </table:table-cell>
          <table:table-cell table:formula="of:=IF([.B6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84])" office:value-type="float" office:value="916" calcext:value-type="float">
            <text:p>916</text:p>
          </table:table-cell>
          <table:table-cell table:formula="of:=IF([.B6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85])" office:value-type="float" office:value="918" calcext:value-type="float">
            <text:p>918</text:p>
          </table:table-cell>
          <table:table-cell table:formula="of:=IF([.B6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86])" office:value-type="float" office:value="920" calcext:value-type="float">
            <text:p>920</text:p>
          </table:table-cell>
          <table:table-cell table:formula="of:=IF([.B6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87])" office:value-type="float" office:value="922" calcext:value-type="float">
            <text:p>922</text:p>
          </table:table-cell>
          <table:table-cell table:formula="of:=IF([.B6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88])" office:value-type="float" office:value="924" calcext:value-type="float">
            <text:p>924</text:p>
          </table:table-cell>
          <table:table-cell table:formula="of:=IF([.B6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89])" office:value-type="float" office:value="926" calcext:value-type="float">
            <text:p>926</text:p>
          </table:table-cell>
          <table:table-cell table:formula="of:=IF([.B6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90])" office:value-type="float" office:value="928" calcext:value-type="float">
            <text:p>928</text:p>
          </table:table-cell>
          <table:table-cell table:formula="of:=IF([.B6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91])" office:value-type="float" office:value="930" calcext:value-type="float">
            <text:p>930</text:p>
          </table:table-cell>
          <table:table-cell table:formula="of:=IF([.B6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92])" office:value-type="float" office:value="932" calcext:value-type="float">
            <text:p>932</text:p>
          </table:table-cell>
          <table:table-cell table:formula="of:=IF([.B6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93])" office:value-type="float" office:value="934" calcext:value-type="float">
            <text:p>934</text:p>
          </table:table-cell>
          <table:table-cell table:formula="of:=IF([.B6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94])" office:value-type="float" office:value="936" calcext:value-type="float">
            <text:p>936</text:p>
          </table:table-cell>
          <table:table-cell table:formula="of:=IF([.B6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95])" office:value-type="float" office:value="938" calcext:value-type="float">
            <text:p>938</text:p>
          </table:table-cell>
          <table:table-cell table:formula="of:=IF([.B6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96])" office:value-type="float" office:value="940" calcext:value-type="float">
            <text:p>940</text:p>
          </table:table-cell>
          <table:table-cell table:formula="of:=IF([.B6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97])" office:value-type="float" office:value="942" calcext:value-type="float">
            <text:p>942</text:p>
          </table:table-cell>
          <table:table-cell table:formula="of:=IF([.B6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98])" office:value-type="float" office:value="944" calcext:value-type="float">
            <text:p>944</text:p>
          </table:table-cell>
          <table:table-cell table:formula="of:=IF([.B6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699])" office:value-type="float" office:value="946" calcext:value-type="float">
            <text:p>946</text:p>
          </table:table-cell>
          <table:table-cell table:formula="of:=IF([.B6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00])" office:value-type="float" office:value="948" calcext:value-type="float">
            <text:p>948</text:p>
          </table:table-cell>
          <table:table-cell table:formula="of:=IF([.B7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01])" office:value-type="float" office:value="950" calcext:value-type="float">
            <text:p>950</text:p>
          </table:table-cell>
          <table:table-cell table:formula="of:=IF([.B7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02])" office:value-type="float" office:value="952" calcext:value-type="float">
            <text:p>952</text:p>
          </table:table-cell>
          <table:table-cell table:formula="of:=IF([.B7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03])" office:value-type="float" office:value="954" calcext:value-type="float">
            <text:p>954</text:p>
          </table:table-cell>
          <table:table-cell table:formula="of:=IF([.B7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04])" office:value-type="float" office:value="956" calcext:value-type="float">
            <text:p>956</text:p>
          </table:table-cell>
          <table:table-cell table:formula="of:=IF([.B7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05])" office:value-type="float" office:value="958" calcext:value-type="float">
            <text:p>958</text:p>
          </table:table-cell>
          <table:table-cell table:formula="of:=IF([.B7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06])" office:value-type="float" office:value="960" calcext:value-type="float">
            <text:p>960</text:p>
          </table:table-cell>
          <table:table-cell table:formula="of:=IF([.B7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07])" office:value-type="float" office:value="962" calcext:value-type="float">
            <text:p>962</text:p>
          </table:table-cell>
          <table:table-cell table:formula="of:=IF([.B7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08])" office:value-type="float" office:value="964" calcext:value-type="float">
            <text:p>964</text:p>
          </table:table-cell>
          <table:table-cell table:formula="of:=IF([.B7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09])" office:value-type="float" office:value="966" calcext:value-type="float">
            <text:p>966</text:p>
          </table:table-cell>
          <table:table-cell table:formula="of:=IF([.B7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10])" office:value-type="float" office:value="968" calcext:value-type="float">
            <text:p>968</text:p>
          </table:table-cell>
          <table:table-cell table:formula="of:=IF([.B7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11])" office:value-type="float" office:value="970" calcext:value-type="float">
            <text:p>970</text:p>
          </table:table-cell>
          <table:table-cell table:formula="of:=IF([.B7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12])" office:value-type="float" office:value="972" calcext:value-type="float">
            <text:p>972</text:p>
          </table:table-cell>
          <table:table-cell table:formula="of:=IF([.B7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13])" office:value-type="float" office:value="974" calcext:value-type="float">
            <text:p>974</text:p>
          </table:table-cell>
          <table:table-cell table:formula="of:=IF([.B7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14])" office:value-type="float" office:value="976" calcext:value-type="float">
            <text:p>976</text:p>
          </table:table-cell>
          <table:table-cell table:formula="of:=IF([.B7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15])" office:value-type="float" office:value="978" calcext:value-type="float">
            <text:p>978</text:p>
          </table:table-cell>
          <table:table-cell table:formula="of:=IF([.B7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16])" office:value-type="float" office:value="980" calcext:value-type="float">
            <text:p>980</text:p>
          </table:table-cell>
          <table:table-cell table:formula="of:=IF([.B7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17])" office:value-type="float" office:value="982" calcext:value-type="float">
            <text:p>982</text:p>
          </table:table-cell>
          <table:table-cell table:formula="of:=IF([.B7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18])" office:value-type="float" office:value="984" calcext:value-type="float">
            <text:p>984</text:p>
          </table:table-cell>
          <table:table-cell table:formula="of:=IF([.B7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19])" office:value-type="float" office:value="986" calcext:value-type="float">
            <text:p>986</text:p>
          </table:table-cell>
          <table:table-cell table:formula="of:=IF([.B7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20])" office:value-type="float" office:value="988" calcext:value-type="float">
            <text:p>988</text:p>
          </table:table-cell>
          <table:table-cell table:formula="of:=IF([.B7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21])" office:value-type="float" office:value="990" calcext:value-type="float">
            <text:p>990</text:p>
          </table:table-cell>
          <table:table-cell table:formula="of:=IF([.B7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22])" office:value-type="float" office:value="992" calcext:value-type="float">
            <text:p>992</text:p>
          </table:table-cell>
          <table:table-cell table:formula="of:=IF([.B7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23])" office:value-type="float" office:value="994" calcext:value-type="float">
            <text:p>994</text:p>
          </table:table-cell>
          <table:table-cell table:formula="of:=IF([.B7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24])" office:value-type="float" office:value="996" calcext:value-type="float">
            <text:p>996</text:p>
          </table:table-cell>
          <table:table-cell table:formula="of:=IF([.B7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25])" office:value-type="float" office:value="998" calcext:value-type="float">
            <text:p>998</text:p>
          </table:table-cell>
          <table:table-cell table:formula="of:=IF([.B7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26])" office:value-type="float" office:value="1000" calcext:value-type="float">
            <text:p>1000</text:p>
          </table:table-cell>
          <table:table-cell table:formula="of:=IF([.B7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27])" office:value-type="float" office:value="1002" calcext:value-type="float">
            <text:p>1002</text:p>
          </table:table-cell>
          <table:table-cell table:formula="of:=IF([.B7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28])" office:value-type="float" office:value="1004" calcext:value-type="float">
            <text:p>1004</text:p>
          </table:table-cell>
          <table:table-cell table:formula="of:=IF([.B7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29])" office:value-type="float" office:value="1006" calcext:value-type="float">
            <text:p>1006</text:p>
          </table:table-cell>
          <table:table-cell table:formula="of:=IF([.B7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30])" office:value-type="float" office:value="1008" calcext:value-type="float">
            <text:p>1008</text:p>
          </table:table-cell>
          <table:table-cell table:formula="of:=IF([.B7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31])" office:value-type="float" office:value="1010" calcext:value-type="float">
            <text:p>1010</text:p>
          </table:table-cell>
          <table:table-cell table:formula="of:=IF([.B7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32])" office:value-type="float" office:value="1012" calcext:value-type="float">
            <text:p>1012</text:p>
          </table:table-cell>
          <table:table-cell table:formula="of:=IF([.B7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33])" office:value-type="float" office:value="1014" calcext:value-type="float">
            <text:p>1014</text:p>
          </table:table-cell>
          <table:table-cell table:formula="of:=IF([.B7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34])" office:value-type="float" office:value="1016" calcext:value-type="float">
            <text:p>1016</text:p>
          </table:table-cell>
          <table:table-cell table:formula="of:=IF([.B7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35])" office:value-type="float" office:value="1018" calcext:value-type="float">
            <text:p>1018</text:p>
          </table:table-cell>
          <table:table-cell table:formula="of:=IF([.B7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36])" office:value-type="float" office:value="1020" calcext:value-type="float">
            <text:p>1020</text:p>
          </table:table-cell>
          <table:table-cell table:formula="of:=IF([.B7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37])" office:value-type="float" office:value="1022" calcext:value-type="float">
            <text:p>1022</text:p>
          </table:table-cell>
          <table:table-cell table:formula="of:=IF([.B7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38])" office:value-type="float" office:value="1024" calcext:value-type="float">
            <text:p>1024</text:p>
          </table:table-cell>
          <table:table-cell table:formula="of:=IF([.B7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39])" office:value-type="float" office:value="1026" calcext:value-type="float">
            <text:p>1026</text:p>
          </table:table-cell>
          <table:table-cell table:formula="of:=IF([.B7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40])" office:value-type="float" office:value="1028" calcext:value-type="float">
            <text:p>1028</text:p>
          </table:table-cell>
          <table:table-cell table:formula="of:=IF([.B7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41])" office:value-type="float" office:value="1030" calcext:value-type="float">
            <text:p>1030</text:p>
          </table:table-cell>
          <table:table-cell table:formula="of:=IF([.B7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42])" office:value-type="float" office:value="1032" calcext:value-type="float">
            <text:p>1032</text:p>
          </table:table-cell>
          <table:table-cell table:formula="of:=IF([.B7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43])" office:value-type="float" office:value="1034" calcext:value-type="float">
            <text:p>1034</text:p>
          </table:table-cell>
          <table:table-cell table:formula="of:=IF([.B7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44])" office:value-type="float" office:value="1036" calcext:value-type="float">
            <text:p>1036</text:p>
          </table:table-cell>
          <table:table-cell table:formula="of:=IF([.B7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45])" office:value-type="float" office:value="1038" calcext:value-type="float">
            <text:p>1038</text:p>
          </table:table-cell>
          <table:table-cell table:formula="of:=IF([.B7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46])" office:value-type="float" office:value="1040" calcext:value-type="float">
            <text:p>1040</text:p>
          </table:table-cell>
          <table:table-cell table:formula="of:=IF([.B7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47])" office:value-type="float" office:value="1042" calcext:value-type="float">
            <text:p>1042</text:p>
          </table:table-cell>
          <table:table-cell table:formula="of:=IF([.B7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48])" office:value-type="float" office:value="1044" calcext:value-type="float">
            <text:p>1044</text:p>
          </table:table-cell>
          <table:table-cell table:formula="of:=IF([.B7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49])" office:value-type="float" office:value="1046" calcext:value-type="float">
            <text:p>1046</text:p>
          </table:table-cell>
          <table:table-cell table:formula="of:=IF([.B7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50])" office:value-type="float" office:value="1048" calcext:value-type="float">
            <text:p>1048</text:p>
          </table:table-cell>
          <table:table-cell table:formula="of:=IF([.B7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51])" office:value-type="float" office:value="1050" calcext:value-type="float">
            <text:p>1050</text:p>
          </table:table-cell>
          <table:table-cell table:formula="of:=IF([.B7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52])" office:value-type="float" office:value="1052" calcext:value-type="float">
            <text:p>1052</text:p>
          </table:table-cell>
          <table:table-cell table:formula="of:=IF([.B7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53])" office:value-type="float" office:value="1054" calcext:value-type="float">
            <text:p>1054</text:p>
          </table:table-cell>
          <table:table-cell table:formula="of:=IF([.B7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54])" office:value-type="float" office:value="1056" calcext:value-type="float">
            <text:p>1056</text:p>
          </table:table-cell>
          <table:table-cell table:formula="of:=IF([.B7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55])" office:value-type="float" office:value="1058" calcext:value-type="float">
            <text:p>1058</text:p>
          </table:table-cell>
          <table:table-cell table:formula="of:=IF([.B7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56])" office:value-type="float" office:value="1060" calcext:value-type="float">
            <text:p>1060</text:p>
          </table:table-cell>
          <table:table-cell table:formula="of:=IF([.B7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57])" office:value-type="float" office:value="1062" calcext:value-type="float">
            <text:p>1062</text:p>
          </table:table-cell>
          <table:table-cell table:formula="of:=IF([.B7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58])" office:value-type="float" office:value="1064" calcext:value-type="float">
            <text:p>1064</text:p>
          </table:table-cell>
          <table:table-cell table:formula="of:=IF([.B7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59])" office:value-type="float" office:value="1066" calcext:value-type="float">
            <text:p>1066</text:p>
          </table:table-cell>
          <table:table-cell table:formula="of:=IF([.B7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60])" office:value-type="float" office:value="1068" calcext:value-type="float">
            <text:p>1068</text:p>
          </table:table-cell>
          <table:table-cell table:formula="of:=IF([.B7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61])" office:value-type="float" office:value="1070" calcext:value-type="float">
            <text:p>1070</text:p>
          </table:table-cell>
          <table:table-cell table:formula="of:=IF([.B7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62])" office:value-type="float" office:value="1072" calcext:value-type="float">
            <text:p>1072</text:p>
          </table:table-cell>
          <table:table-cell table:formula="of:=IF([.B7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63])" office:value-type="float" office:value="1074" calcext:value-type="float">
            <text:p>1074</text:p>
          </table:table-cell>
          <table:table-cell table:formula="of:=IF([.B7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64])" office:value-type="float" office:value="1076" calcext:value-type="float">
            <text:p>1076</text:p>
          </table:table-cell>
          <table:table-cell table:formula="of:=IF([.B7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65])" office:value-type="float" office:value="1078" calcext:value-type="float">
            <text:p>1078</text:p>
          </table:table-cell>
          <table:table-cell table:formula="of:=IF([.B7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66])" office:value-type="float" office:value="1080" calcext:value-type="float">
            <text:p>1080</text:p>
          </table:table-cell>
          <table:table-cell table:formula="of:=IF([.B7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67])" office:value-type="float" office:value="1082" calcext:value-type="float">
            <text:p>1082</text:p>
          </table:table-cell>
          <table:table-cell table:formula="of:=IF([.B7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68])" office:value-type="float" office:value="1084" calcext:value-type="float">
            <text:p>1084</text:p>
          </table:table-cell>
          <table:table-cell table:formula="of:=IF([.B7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69])" office:value-type="float" office:value="1086" calcext:value-type="float">
            <text:p>1086</text:p>
          </table:table-cell>
          <table:table-cell table:formula="of:=IF([.B7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70])" office:value-type="float" office:value="1088" calcext:value-type="float">
            <text:p>1088</text:p>
          </table:table-cell>
          <table:table-cell table:formula="of:=IF([.B7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71])" office:value-type="float" office:value="1090" calcext:value-type="float">
            <text:p>1090</text:p>
          </table:table-cell>
          <table:table-cell table:formula="of:=IF([.B7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72])" office:value-type="float" office:value="1092" calcext:value-type="float">
            <text:p>1092</text:p>
          </table:table-cell>
          <table:table-cell table:formula="of:=IF([.B7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73])" office:value-type="float" office:value="1094" calcext:value-type="float">
            <text:p>1094</text:p>
          </table:table-cell>
          <table:table-cell table:formula="of:=IF([.B7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74])" office:value-type="float" office:value="1096" calcext:value-type="float">
            <text:p>1096</text:p>
          </table:table-cell>
          <table:table-cell table:formula="of:=IF([.B7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75])" office:value-type="float" office:value="1098" calcext:value-type="float">
            <text:p>1098</text:p>
          </table:table-cell>
          <table:table-cell table:formula="of:=IF([.B7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76])" office:value-type="float" office:value="1100" calcext:value-type="float">
            <text:p>1100</text:p>
          </table:table-cell>
          <table:table-cell table:formula="of:=IF([.B7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77])" office:value-type="float" office:value="1102" calcext:value-type="float">
            <text:p>1102</text:p>
          </table:table-cell>
          <table:table-cell table:formula="of:=IF([.B7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78])" office:value-type="float" office:value="1104" calcext:value-type="float">
            <text:p>1104</text:p>
          </table:table-cell>
          <table:table-cell table:formula="of:=IF([.B7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79])" office:value-type="float" office:value="1106" calcext:value-type="float">
            <text:p>1106</text:p>
          </table:table-cell>
          <table:table-cell table:formula="of:=IF([.B7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80])" office:value-type="float" office:value="1108" calcext:value-type="float">
            <text:p>1108</text:p>
          </table:table-cell>
          <table:table-cell table:formula="of:=IF([.B7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81])" office:value-type="float" office:value="1110" calcext:value-type="float">
            <text:p>1110</text:p>
          </table:table-cell>
          <table:table-cell table:formula="of:=IF([.B7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82])" office:value-type="float" office:value="1112" calcext:value-type="float">
            <text:p>1112</text:p>
          </table:table-cell>
          <table:table-cell table:formula="of:=IF([.B7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83])" office:value-type="float" office:value="1114" calcext:value-type="float">
            <text:p>1114</text:p>
          </table:table-cell>
          <table:table-cell table:formula="of:=IF([.B7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84])" office:value-type="float" office:value="1116" calcext:value-type="float">
            <text:p>1116</text:p>
          </table:table-cell>
          <table:table-cell table:formula="of:=IF([.B7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85])" office:value-type="float" office:value="1118" calcext:value-type="float">
            <text:p>1118</text:p>
          </table:table-cell>
          <table:table-cell table:formula="of:=IF([.B7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86])" office:value-type="float" office:value="1120" calcext:value-type="float">
            <text:p>1120</text:p>
          </table:table-cell>
          <table:table-cell table:formula="of:=IF([.B7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87])" office:value-type="float" office:value="1122" calcext:value-type="float">
            <text:p>1122</text:p>
          </table:table-cell>
          <table:table-cell table:formula="of:=IF([.B7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88])" office:value-type="float" office:value="1124" calcext:value-type="float">
            <text:p>1124</text:p>
          </table:table-cell>
          <table:table-cell table:formula="of:=IF([.B7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89])" office:value-type="float" office:value="1126" calcext:value-type="float">
            <text:p>1126</text:p>
          </table:table-cell>
          <table:table-cell table:formula="of:=IF([.B7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90])" office:value-type="float" office:value="1128" calcext:value-type="float">
            <text:p>1128</text:p>
          </table:table-cell>
          <table:table-cell table:formula="of:=IF([.B7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91])" office:value-type="float" office:value="1130" calcext:value-type="float">
            <text:p>1130</text:p>
          </table:table-cell>
          <table:table-cell table:formula="of:=IF([.B7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92])" office:value-type="float" office:value="1132" calcext:value-type="float">
            <text:p>1132</text:p>
          </table:table-cell>
          <table:table-cell table:formula="of:=IF([.B7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93])" office:value-type="float" office:value="1134" calcext:value-type="float">
            <text:p>1134</text:p>
          </table:table-cell>
          <table:table-cell table:formula="of:=IF([.B7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94])" office:value-type="float" office:value="1136" calcext:value-type="float">
            <text:p>1136</text:p>
          </table:table-cell>
          <table:table-cell table:formula="of:=IF([.B7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95])" office:value-type="float" office:value="1138" calcext:value-type="float">
            <text:p>1138</text:p>
          </table:table-cell>
          <table:table-cell table:formula="of:=IF([.B7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96])" office:value-type="float" office:value="1140" calcext:value-type="float">
            <text:p>1140</text:p>
          </table:table-cell>
          <table:table-cell table:formula="of:=IF([.B7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97])" office:value-type="float" office:value="1142" calcext:value-type="float">
            <text:p>1142</text:p>
          </table:table-cell>
          <table:table-cell table:formula="of:=IF([.B7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98])" office:value-type="float" office:value="1144" calcext:value-type="float">
            <text:p>1144</text:p>
          </table:table-cell>
          <table:table-cell table:formula="of:=IF([.B7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799])" office:value-type="float" office:value="1146" calcext:value-type="float">
            <text:p>1146</text:p>
          </table:table-cell>
          <table:table-cell table:formula="of:=IF([.B7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00])" office:value-type="float" office:value="1148" calcext:value-type="float">
            <text:p>1148</text:p>
          </table:table-cell>
          <table:table-cell table:formula="of:=IF([.B8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01])" office:value-type="float" office:value="1150" calcext:value-type="float">
            <text:p>1150</text:p>
          </table:table-cell>
          <table:table-cell table:formula="of:=IF([.B8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02])" office:value-type="float" office:value="1152" calcext:value-type="float">
            <text:p>1152</text:p>
          </table:table-cell>
          <table:table-cell table:formula="of:=IF([.B8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03])" office:value-type="float" office:value="1154" calcext:value-type="float">
            <text:p>1154</text:p>
          </table:table-cell>
          <table:table-cell table:formula="of:=IF([.B8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04])" office:value-type="float" office:value="1156" calcext:value-type="float">
            <text:p>1156</text:p>
          </table:table-cell>
          <table:table-cell table:formula="of:=IF([.B8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05])" office:value-type="float" office:value="1158" calcext:value-type="float">
            <text:p>1158</text:p>
          </table:table-cell>
          <table:table-cell table:formula="of:=IF([.B8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06])" office:value-type="float" office:value="1160" calcext:value-type="float">
            <text:p>1160</text:p>
          </table:table-cell>
          <table:table-cell table:formula="of:=IF([.B8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07])" office:value-type="float" office:value="1162" calcext:value-type="float">
            <text:p>1162</text:p>
          </table:table-cell>
          <table:table-cell table:formula="of:=IF([.B8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08])" office:value-type="float" office:value="1164" calcext:value-type="float">
            <text:p>1164</text:p>
          </table:table-cell>
          <table:table-cell table:formula="of:=IF([.B8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09])" office:value-type="float" office:value="1166" calcext:value-type="float">
            <text:p>1166</text:p>
          </table:table-cell>
          <table:table-cell table:formula="of:=IF([.B8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10])" office:value-type="float" office:value="1168" calcext:value-type="float">
            <text:p>1168</text:p>
          </table:table-cell>
          <table:table-cell table:formula="of:=IF([.B8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11])" office:value-type="float" office:value="1170" calcext:value-type="float">
            <text:p>1170</text:p>
          </table:table-cell>
          <table:table-cell table:formula="of:=IF([.B8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12])" office:value-type="float" office:value="1172" calcext:value-type="float">
            <text:p>1172</text:p>
          </table:table-cell>
          <table:table-cell table:formula="of:=IF([.B8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13])" office:value-type="float" office:value="1174" calcext:value-type="float">
            <text:p>1174</text:p>
          </table:table-cell>
          <table:table-cell table:formula="of:=IF([.B8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14])" office:value-type="float" office:value="1176" calcext:value-type="float">
            <text:p>1176</text:p>
          </table:table-cell>
          <table:table-cell table:formula="of:=IF([.B8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15])" office:value-type="float" office:value="1178" calcext:value-type="float">
            <text:p>1178</text:p>
          </table:table-cell>
          <table:table-cell table:formula="of:=IF([.B8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16])" office:value-type="float" office:value="1180" calcext:value-type="float">
            <text:p>1180</text:p>
          </table:table-cell>
          <table:table-cell table:formula="of:=IF([.B8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17])" office:value-type="float" office:value="1182" calcext:value-type="float">
            <text:p>1182</text:p>
          </table:table-cell>
          <table:table-cell table:formula="of:=IF([.B8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18])" office:value-type="float" office:value="1184" calcext:value-type="float">
            <text:p>1184</text:p>
          </table:table-cell>
          <table:table-cell table:formula="of:=IF([.B8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19])" office:value-type="float" office:value="1186" calcext:value-type="float">
            <text:p>1186</text:p>
          </table:table-cell>
          <table:table-cell table:formula="of:=IF([.B8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20])" office:value-type="float" office:value="1188" calcext:value-type="float">
            <text:p>1188</text:p>
          </table:table-cell>
          <table:table-cell table:formula="of:=IF([.B8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21])" office:value-type="float" office:value="1190" calcext:value-type="float">
            <text:p>1190</text:p>
          </table:table-cell>
          <table:table-cell table:formula="of:=IF([.B8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22])" office:value-type="float" office:value="1192" calcext:value-type="float">
            <text:p>1192</text:p>
          </table:table-cell>
          <table:table-cell table:formula="of:=IF([.B8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23])" office:value-type="float" office:value="1194" calcext:value-type="float">
            <text:p>1194</text:p>
          </table:table-cell>
          <table:table-cell table:formula="of:=IF([.B8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24])" office:value-type="float" office:value="1196" calcext:value-type="float">
            <text:p>1196</text:p>
          </table:table-cell>
          <table:table-cell table:formula="of:=IF([.B8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25])" office:value-type="float" office:value="1198" calcext:value-type="float">
            <text:p>1198</text:p>
          </table:table-cell>
          <table:table-cell table:formula="of:=IF([.B8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26])" office:value-type="float" office:value="1200" calcext:value-type="float">
            <text:p>1200</text:p>
          </table:table-cell>
          <table:table-cell table:formula="of:=IF([.B8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27])" office:value-type="float" office:value="1202" calcext:value-type="float">
            <text:p>1202</text:p>
          </table:table-cell>
          <table:table-cell table:formula="of:=IF([.B8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28])" office:value-type="float" office:value="1204" calcext:value-type="float">
            <text:p>1204</text:p>
          </table:table-cell>
          <table:table-cell table:formula="of:=IF([.B8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29])" office:value-type="float" office:value="1206" calcext:value-type="float">
            <text:p>1206</text:p>
          </table:table-cell>
          <table:table-cell table:formula="of:=IF([.B8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30])" office:value-type="float" office:value="1208" calcext:value-type="float">
            <text:p>1208</text:p>
          </table:table-cell>
          <table:table-cell table:formula="of:=IF([.B8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31])" office:value-type="float" office:value="1210" calcext:value-type="float">
            <text:p>1210</text:p>
          </table:table-cell>
          <table:table-cell table:formula="of:=IF([.B8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32])" office:value-type="float" office:value="1212" calcext:value-type="float">
            <text:p>1212</text:p>
          </table:table-cell>
          <table:table-cell table:formula="of:=IF([.B8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33])" office:value-type="float" office:value="1214" calcext:value-type="float">
            <text:p>1214</text:p>
          </table:table-cell>
          <table:table-cell table:formula="of:=IF([.B8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34])" office:value-type="float" office:value="1216" calcext:value-type="float">
            <text:p>1216</text:p>
          </table:table-cell>
          <table:table-cell table:formula="of:=IF([.B8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35])" office:value-type="float" office:value="1218" calcext:value-type="float">
            <text:p>1218</text:p>
          </table:table-cell>
          <table:table-cell table:formula="of:=IF([.B8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36])" office:value-type="float" office:value="1220" calcext:value-type="float">
            <text:p>1220</text:p>
          </table:table-cell>
          <table:table-cell table:formula="of:=IF([.B8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37])" office:value-type="float" office:value="1222" calcext:value-type="float">
            <text:p>1222</text:p>
          </table:table-cell>
          <table:table-cell table:formula="of:=IF([.B8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38])" office:value-type="float" office:value="1224" calcext:value-type="float">
            <text:p>1224</text:p>
          </table:table-cell>
          <table:table-cell table:formula="of:=IF([.B8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39])" office:value-type="float" office:value="1226" calcext:value-type="float">
            <text:p>1226</text:p>
          </table:table-cell>
          <table:table-cell table:formula="of:=IF([.B8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40])" office:value-type="float" office:value="1228" calcext:value-type="float">
            <text:p>1228</text:p>
          </table:table-cell>
          <table:table-cell table:formula="of:=IF([.B8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41])" office:value-type="float" office:value="1230" calcext:value-type="float">
            <text:p>1230</text:p>
          </table:table-cell>
          <table:table-cell table:formula="of:=IF([.B8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42])" office:value-type="float" office:value="1232" calcext:value-type="float">
            <text:p>1232</text:p>
          </table:table-cell>
          <table:table-cell table:formula="of:=IF([.B8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43])" office:value-type="float" office:value="1234" calcext:value-type="float">
            <text:p>1234</text:p>
          </table:table-cell>
          <table:table-cell table:formula="of:=IF([.B8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44])" office:value-type="float" office:value="1236" calcext:value-type="float">
            <text:p>1236</text:p>
          </table:table-cell>
          <table:table-cell table:formula="of:=IF([.B8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45])" office:value-type="float" office:value="1238" calcext:value-type="float">
            <text:p>1238</text:p>
          </table:table-cell>
          <table:table-cell table:formula="of:=IF([.B8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46])" office:value-type="float" office:value="1240" calcext:value-type="float">
            <text:p>1240</text:p>
          </table:table-cell>
          <table:table-cell table:formula="of:=IF([.B8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47])" office:value-type="float" office:value="1242" calcext:value-type="float">
            <text:p>1242</text:p>
          </table:table-cell>
          <table:table-cell table:formula="of:=IF([.B8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48])" office:value-type="float" office:value="1244" calcext:value-type="float">
            <text:p>1244</text:p>
          </table:table-cell>
          <table:table-cell table:formula="of:=IF([.B8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49])" office:value-type="float" office:value="1246" calcext:value-type="float">
            <text:p>1246</text:p>
          </table:table-cell>
          <table:table-cell table:formula="of:=IF([.B8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50])" office:value-type="float" office:value="1248" calcext:value-type="float">
            <text:p>1248</text:p>
          </table:table-cell>
          <table:table-cell table:formula="of:=IF([.B8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51])" office:value-type="float" office:value="1250" calcext:value-type="float">
            <text:p>1250</text:p>
          </table:table-cell>
          <table:table-cell table:formula="of:=IF([.B8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52])" office:value-type="float" office:value="1252" calcext:value-type="float">
            <text:p>1252</text:p>
          </table:table-cell>
          <table:table-cell table:formula="of:=IF([.B8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53])" office:value-type="float" office:value="1254" calcext:value-type="float">
            <text:p>1254</text:p>
          </table:table-cell>
          <table:table-cell table:formula="of:=IF([.B8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54])" office:value-type="float" office:value="1256" calcext:value-type="float">
            <text:p>1256</text:p>
          </table:table-cell>
          <table:table-cell table:formula="of:=IF([.B8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55])" office:value-type="float" office:value="1258" calcext:value-type="float">
            <text:p>1258</text:p>
          </table:table-cell>
          <table:table-cell table:formula="of:=IF([.B8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56])" office:value-type="float" office:value="1260" calcext:value-type="float">
            <text:p>1260</text:p>
          </table:table-cell>
          <table:table-cell table:formula="of:=IF([.B8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57])" office:value-type="float" office:value="1262" calcext:value-type="float">
            <text:p>1262</text:p>
          </table:table-cell>
          <table:table-cell table:formula="of:=IF([.B8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58])" office:value-type="float" office:value="1264" calcext:value-type="float">
            <text:p>1264</text:p>
          </table:table-cell>
          <table:table-cell table:formula="of:=IF([.B8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59])" office:value-type="float" office:value="1266" calcext:value-type="float">
            <text:p>1266</text:p>
          </table:table-cell>
          <table:table-cell table:formula="of:=IF([.B8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60])" office:value-type="float" office:value="1268" calcext:value-type="float">
            <text:p>1268</text:p>
          </table:table-cell>
          <table:table-cell table:formula="of:=IF([.B8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61])" office:value-type="float" office:value="1270" calcext:value-type="float">
            <text:p>1270</text:p>
          </table:table-cell>
          <table:table-cell table:formula="of:=IF([.B8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62])" office:value-type="float" office:value="1272" calcext:value-type="float">
            <text:p>1272</text:p>
          </table:table-cell>
          <table:table-cell table:formula="of:=IF([.B8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63])" office:value-type="float" office:value="1274" calcext:value-type="float">
            <text:p>1274</text:p>
          </table:table-cell>
          <table:table-cell table:formula="of:=IF([.B8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64])" office:value-type="float" office:value="1276" calcext:value-type="float">
            <text:p>1276</text:p>
          </table:table-cell>
          <table:table-cell table:formula="of:=IF([.B8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65])" office:value-type="float" office:value="1278" calcext:value-type="float">
            <text:p>1278</text:p>
          </table:table-cell>
          <table:table-cell table:formula="of:=IF([.B8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66])" office:value-type="float" office:value="1280" calcext:value-type="float">
            <text:p>1280</text:p>
          </table:table-cell>
          <table:table-cell table:formula="of:=IF([.B8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67])" office:value-type="float" office:value="1282" calcext:value-type="float">
            <text:p>1282</text:p>
          </table:table-cell>
          <table:table-cell table:formula="of:=IF([.B8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68])" office:value-type="float" office:value="1284" calcext:value-type="float">
            <text:p>1284</text:p>
          </table:table-cell>
          <table:table-cell table:formula="of:=IF([.B8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69])" office:value-type="float" office:value="1286" calcext:value-type="float">
            <text:p>1286</text:p>
          </table:table-cell>
          <table:table-cell table:formula="of:=IF([.B8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70])" office:value-type="float" office:value="1288" calcext:value-type="float">
            <text:p>1288</text:p>
          </table:table-cell>
          <table:table-cell table:formula="of:=IF([.B8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71])" office:value-type="float" office:value="1290" calcext:value-type="float">
            <text:p>1290</text:p>
          </table:table-cell>
          <table:table-cell table:formula="of:=IF([.B8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72])" office:value-type="float" office:value="1292" calcext:value-type="float">
            <text:p>1292</text:p>
          </table:table-cell>
          <table:table-cell table:formula="of:=IF([.B8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73])" office:value-type="float" office:value="1294" calcext:value-type="float">
            <text:p>1294</text:p>
          </table:table-cell>
          <table:table-cell table:formula="of:=IF([.B8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74])" office:value-type="float" office:value="1296" calcext:value-type="float">
            <text:p>1296</text:p>
          </table:table-cell>
          <table:table-cell table:formula="of:=IF([.B8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75])" office:value-type="float" office:value="1298" calcext:value-type="float">
            <text:p>1298</text:p>
          </table:table-cell>
          <table:table-cell table:formula="of:=IF([.B8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76])" office:value-type="float" office:value="1300" calcext:value-type="float">
            <text:p>1300</text:p>
          </table:table-cell>
          <table:table-cell table:formula="of:=IF([.B8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77])" office:value-type="float" office:value="1302" calcext:value-type="float">
            <text:p>1302</text:p>
          </table:table-cell>
          <table:table-cell table:formula="of:=IF([.B8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78])" office:value-type="float" office:value="1304" calcext:value-type="float">
            <text:p>1304</text:p>
          </table:table-cell>
          <table:table-cell table:formula="of:=IF([.B8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79])" office:value-type="float" office:value="1306" calcext:value-type="float">
            <text:p>1306</text:p>
          </table:table-cell>
          <table:table-cell table:formula="of:=IF([.B8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80])" office:value-type="float" office:value="1308" calcext:value-type="float">
            <text:p>1308</text:p>
          </table:table-cell>
          <table:table-cell table:formula="of:=IF([.B8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81])" office:value-type="float" office:value="1310" calcext:value-type="float">
            <text:p>1310</text:p>
          </table:table-cell>
          <table:table-cell table:formula="of:=IF([.B8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82])" office:value-type="float" office:value="1312" calcext:value-type="float">
            <text:p>1312</text:p>
          </table:table-cell>
          <table:table-cell table:formula="of:=IF([.B8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83])" office:value-type="float" office:value="1314" calcext:value-type="float">
            <text:p>1314</text:p>
          </table:table-cell>
          <table:table-cell table:formula="of:=IF([.B8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84])" office:value-type="float" office:value="1316" calcext:value-type="float">
            <text:p>1316</text:p>
          </table:table-cell>
          <table:table-cell table:formula="of:=IF([.B8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85])" office:value-type="float" office:value="1318" calcext:value-type="float">
            <text:p>1318</text:p>
          </table:table-cell>
          <table:table-cell table:formula="of:=IF([.B8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86])" office:value-type="float" office:value="1320" calcext:value-type="float">
            <text:p>1320</text:p>
          </table:table-cell>
          <table:table-cell table:formula="of:=IF([.B8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87])" office:value-type="float" office:value="1322" calcext:value-type="float">
            <text:p>1322</text:p>
          </table:table-cell>
          <table:table-cell table:formula="of:=IF([.B8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88])" office:value-type="float" office:value="1324" calcext:value-type="float">
            <text:p>1324</text:p>
          </table:table-cell>
          <table:table-cell table:formula="of:=IF([.B8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89])" office:value-type="float" office:value="1326" calcext:value-type="float">
            <text:p>1326</text:p>
          </table:table-cell>
          <table:table-cell table:formula="of:=IF([.B8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90])" office:value-type="float" office:value="1328" calcext:value-type="float">
            <text:p>1328</text:p>
          </table:table-cell>
          <table:table-cell table:formula="of:=IF([.B8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91])" office:value-type="float" office:value="1330" calcext:value-type="float">
            <text:p>1330</text:p>
          </table:table-cell>
          <table:table-cell table:formula="of:=IF([.B8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92])" office:value-type="float" office:value="1332" calcext:value-type="float">
            <text:p>1332</text:p>
          </table:table-cell>
          <table:table-cell table:formula="of:=IF([.B8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93])" office:value-type="float" office:value="1334" calcext:value-type="float">
            <text:p>1334</text:p>
          </table:table-cell>
          <table:table-cell table:formula="of:=IF([.B8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94])" office:value-type="float" office:value="1336" calcext:value-type="float">
            <text:p>1336</text:p>
          </table:table-cell>
          <table:table-cell table:formula="of:=IF([.B8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95])" office:value-type="float" office:value="1338" calcext:value-type="float">
            <text:p>1338</text:p>
          </table:table-cell>
          <table:table-cell table:formula="of:=IF([.B8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96])" office:value-type="float" office:value="1340" calcext:value-type="float">
            <text:p>1340</text:p>
          </table:table-cell>
          <table:table-cell table:formula="of:=IF([.B8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97])" office:value-type="float" office:value="1342" calcext:value-type="float">
            <text:p>1342</text:p>
          </table:table-cell>
          <table:table-cell table:formula="of:=IF([.B8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98])" office:value-type="float" office:value="1344" calcext:value-type="float">
            <text:p>1344</text:p>
          </table:table-cell>
          <table:table-cell table:formula="of:=IF([.B8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899])" office:value-type="float" office:value="1346" calcext:value-type="float">
            <text:p>1346</text:p>
          </table:table-cell>
          <table:table-cell table:formula="of:=IF([.B8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00])" office:value-type="float" office:value="1348" calcext:value-type="float">
            <text:p>1348</text:p>
          </table:table-cell>
          <table:table-cell table:formula="of:=IF([.B9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01])" office:value-type="float" office:value="1350" calcext:value-type="float">
            <text:p>1350</text:p>
          </table:table-cell>
          <table:table-cell table:formula="of:=IF([.B9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02])" office:value-type="float" office:value="1352" calcext:value-type="float">
            <text:p>1352</text:p>
          </table:table-cell>
          <table:table-cell table:formula="of:=IF([.B9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03])" office:value-type="float" office:value="1354" calcext:value-type="float">
            <text:p>1354</text:p>
          </table:table-cell>
          <table:table-cell table:formula="of:=IF([.B9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04])" office:value-type="float" office:value="1356" calcext:value-type="float">
            <text:p>1356</text:p>
          </table:table-cell>
          <table:table-cell table:formula="of:=IF([.B9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05])" office:value-type="float" office:value="1358" calcext:value-type="float">
            <text:p>1358</text:p>
          </table:table-cell>
          <table:table-cell table:formula="of:=IF([.B9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06])" office:value-type="float" office:value="1360" calcext:value-type="float">
            <text:p>1360</text:p>
          </table:table-cell>
          <table:table-cell table:formula="of:=IF([.B9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07])" office:value-type="float" office:value="1362" calcext:value-type="float">
            <text:p>1362</text:p>
          </table:table-cell>
          <table:table-cell table:formula="of:=IF([.B9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08])" office:value-type="float" office:value="1364" calcext:value-type="float">
            <text:p>1364</text:p>
          </table:table-cell>
          <table:table-cell table:formula="of:=IF([.B9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09])" office:value-type="float" office:value="1366" calcext:value-type="float">
            <text:p>1366</text:p>
          </table:table-cell>
          <table:table-cell table:formula="of:=IF([.B9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10])" office:value-type="float" office:value="1368" calcext:value-type="float">
            <text:p>1368</text:p>
          </table:table-cell>
          <table:table-cell table:formula="of:=IF([.B9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11])" office:value-type="float" office:value="1370" calcext:value-type="float">
            <text:p>1370</text:p>
          </table:table-cell>
          <table:table-cell table:formula="of:=IF([.B9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12])" office:value-type="float" office:value="1372" calcext:value-type="float">
            <text:p>1372</text:p>
          </table:table-cell>
          <table:table-cell table:formula="of:=IF([.B9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13])" office:value-type="float" office:value="1374" calcext:value-type="float">
            <text:p>1374</text:p>
          </table:table-cell>
          <table:table-cell table:formula="of:=IF([.B9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14])" office:value-type="float" office:value="1376" calcext:value-type="float">
            <text:p>1376</text:p>
          </table:table-cell>
          <table:table-cell table:formula="of:=IF([.B9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15])" office:value-type="float" office:value="1378" calcext:value-type="float">
            <text:p>1378</text:p>
          </table:table-cell>
          <table:table-cell table:formula="of:=IF([.B9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16])" office:value-type="float" office:value="1380" calcext:value-type="float">
            <text:p>1380</text:p>
          </table:table-cell>
          <table:table-cell table:formula="of:=IF([.B9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17])" office:value-type="float" office:value="1382" calcext:value-type="float">
            <text:p>1382</text:p>
          </table:table-cell>
          <table:table-cell table:formula="of:=IF([.B9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18])" office:value-type="float" office:value="1384" calcext:value-type="float">
            <text:p>1384</text:p>
          </table:table-cell>
          <table:table-cell table:formula="of:=IF([.B9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19])" office:value-type="float" office:value="1386" calcext:value-type="float">
            <text:p>1386</text:p>
          </table:table-cell>
          <table:table-cell table:formula="of:=IF([.B9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20])" office:value-type="float" office:value="1388" calcext:value-type="float">
            <text:p>1388</text:p>
          </table:table-cell>
          <table:table-cell table:formula="of:=IF([.B9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21])" office:value-type="float" office:value="1390" calcext:value-type="float">
            <text:p>1390</text:p>
          </table:table-cell>
          <table:table-cell table:formula="of:=IF([.B9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22])" office:value-type="float" office:value="1392" calcext:value-type="float">
            <text:p>1392</text:p>
          </table:table-cell>
          <table:table-cell table:formula="of:=IF([.B9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23])" office:value-type="float" office:value="1394" calcext:value-type="float">
            <text:p>1394</text:p>
          </table:table-cell>
          <table:table-cell table:formula="of:=IF([.B9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24])" office:value-type="float" office:value="1396" calcext:value-type="float">
            <text:p>1396</text:p>
          </table:table-cell>
          <table:table-cell table:formula="of:=IF([.B9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25])" office:value-type="float" office:value="1398" calcext:value-type="float">
            <text:p>1398</text:p>
          </table:table-cell>
          <table:table-cell table:formula="of:=IF([.B9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26])" office:value-type="float" office:value="1400" calcext:value-type="float">
            <text:p>1400</text:p>
          </table:table-cell>
          <table:table-cell table:formula="of:=IF([.B9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27])" office:value-type="float" office:value="1402" calcext:value-type="float">
            <text:p>1402</text:p>
          </table:table-cell>
          <table:table-cell table:formula="of:=IF([.B9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28])" office:value-type="float" office:value="1404" calcext:value-type="float">
            <text:p>1404</text:p>
          </table:table-cell>
          <table:table-cell table:formula="of:=IF([.B9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29])" office:value-type="float" office:value="1406" calcext:value-type="float">
            <text:p>1406</text:p>
          </table:table-cell>
          <table:table-cell table:formula="of:=IF([.B9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30])" office:value-type="float" office:value="1408" calcext:value-type="float">
            <text:p>1408</text:p>
          </table:table-cell>
          <table:table-cell table:formula="of:=IF([.B9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31])" office:value-type="float" office:value="1410" calcext:value-type="float">
            <text:p>1410</text:p>
          </table:table-cell>
          <table:table-cell table:formula="of:=IF([.B9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32])" office:value-type="float" office:value="1412" calcext:value-type="float">
            <text:p>1412</text:p>
          </table:table-cell>
          <table:table-cell table:formula="of:=IF([.B9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33])" office:value-type="float" office:value="1414" calcext:value-type="float">
            <text:p>1414</text:p>
          </table:table-cell>
          <table:table-cell table:formula="of:=IF([.B9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34])" office:value-type="float" office:value="1416" calcext:value-type="float">
            <text:p>1416</text:p>
          </table:table-cell>
          <table:table-cell table:formula="of:=IF([.B9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35])" office:value-type="float" office:value="1418" calcext:value-type="float">
            <text:p>1418</text:p>
          </table:table-cell>
          <table:table-cell table:formula="of:=IF([.B9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36])" office:value-type="float" office:value="1420" calcext:value-type="float">
            <text:p>1420</text:p>
          </table:table-cell>
          <table:table-cell table:formula="of:=IF([.B9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37])" office:value-type="float" office:value="1422" calcext:value-type="float">
            <text:p>1422</text:p>
          </table:table-cell>
          <table:table-cell table:formula="of:=IF([.B9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38])" office:value-type="float" office:value="1424" calcext:value-type="float">
            <text:p>1424</text:p>
          </table:table-cell>
          <table:table-cell table:formula="of:=IF([.B9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39])" office:value-type="float" office:value="1426" calcext:value-type="float">
            <text:p>1426</text:p>
          </table:table-cell>
          <table:table-cell table:formula="of:=IF([.B9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40])" office:value-type="float" office:value="1428" calcext:value-type="float">
            <text:p>1428</text:p>
          </table:table-cell>
          <table:table-cell table:formula="of:=IF([.B9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41])" office:value-type="float" office:value="1430" calcext:value-type="float">
            <text:p>1430</text:p>
          </table:table-cell>
          <table:table-cell table:formula="of:=IF([.B9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42])" office:value-type="float" office:value="1432" calcext:value-type="float">
            <text:p>1432</text:p>
          </table:table-cell>
          <table:table-cell table:formula="of:=IF([.B9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43])" office:value-type="float" office:value="1434" calcext:value-type="float">
            <text:p>1434</text:p>
          </table:table-cell>
          <table:table-cell table:formula="of:=IF([.B9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44])" office:value-type="float" office:value="1436" calcext:value-type="float">
            <text:p>1436</text:p>
          </table:table-cell>
          <table:table-cell table:formula="of:=IF([.B9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45])" office:value-type="float" office:value="1438" calcext:value-type="float">
            <text:p>1438</text:p>
          </table:table-cell>
          <table:table-cell table:formula="of:=IF([.B9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46])" office:value-type="float" office:value="1440" calcext:value-type="float">
            <text:p>1440</text:p>
          </table:table-cell>
          <table:table-cell table:formula="of:=IF([.B9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47])" office:value-type="float" office:value="1442" calcext:value-type="float">
            <text:p>1442</text:p>
          </table:table-cell>
          <table:table-cell table:formula="of:=IF([.B9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48])" office:value-type="float" office:value="1444" calcext:value-type="float">
            <text:p>1444</text:p>
          </table:table-cell>
          <table:table-cell table:formula="of:=IF([.B9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49])" office:value-type="float" office:value="1446" calcext:value-type="float">
            <text:p>1446</text:p>
          </table:table-cell>
          <table:table-cell table:formula="of:=IF([.B9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50])" office:value-type="float" office:value="1448" calcext:value-type="float">
            <text:p>1448</text:p>
          </table:table-cell>
          <table:table-cell table:formula="of:=IF([.B9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51])" office:value-type="float" office:value="1450" calcext:value-type="float">
            <text:p>1450</text:p>
          </table:table-cell>
          <table:table-cell table:formula="of:=IF([.B9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52])" office:value-type="float" office:value="1452" calcext:value-type="float">
            <text:p>1452</text:p>
          </table:table-cell>
          <table:table-cell table:formula="of:=IF([.B9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53])" office:value-type="float" office:value="1454" calcext:value-type="float">
            <text:p>1454</text:p>
          </table:table-cell>
          <table:table-cell table:formula="of:=IF([.B9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54])" office:value-type="float" office:value="1456" calcext:value-type="float">
            <text:p>1456</text:p>
          </table:table-cell>
          <table:table-cell table:formula="of:=IF([.B9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55])" office:value-type="float" office:value="1458" calcext:value-type="float">
            <text:p>1458</text:p>
          </table:table-cell>
          <table:table-cell table:formula="of:=IF([.B9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56])" office:value-type="float" office:value="1460" calcext:value-type="float">
            <text:p>1460</text:p>
          </table:table-cell>
          <table:table-cell table:formula="of:=IF([.B9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57])" office:value-type="float" office:value="1462" calcext:value-type="float">
            <text:p>1462</text:p>
          </table:table-cell>
          <table:table-cell table:formula="of:=IF([.B9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58])" office:value-type="float" office:value="1464" calcext:value-type="float">
            <text:p>1464</text:p>
          </table:table-cell>
          <table:table-cell table:formula="of:=IF([.B9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59])" office:value-type="float" office:value="1466" calcext:value-type="float">
            <text:p>1466</text:p>
          </table:table-cell>
          <table:table-cell table:formula="of:=IF([.B9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60])" office:value-type="float" office:value="1468" calcext:value-type="float">
            <text:p>1468</text:p>
          </table:table-cell>
          <table:table-cell table:formula="of:=IF([.B9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61])" office:value-type="float" office:value="1470" calcext:value-type="float">
            <text:p>1470</text:p>
          </table:table-cell>
          <table:table-cell table:formula="of:=IF([.B9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62])" office:value-type="float" office:value="1472" calcext:value-type="float">
            <text:p>1472</text:p>
          </table:table-cell>
          <table:table-cell table:formula="of:=IF([.B9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63])" office:value-type="float" office:value="1474" calcext:value-type="float">
            <text:p>1474</text:p>
          </table:table-cell>
          <table:table-cell table:formula="of:=IF([.B9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64])" office:value-type="float" office:value="1476" calcext:value-type="float">
            <text:p>1476</text:p>
          </table:table-cell>
          <table:table-cell table:formula="of:=IF([.B9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65])" office:value-type="float" office:value="1478" calcext:value-type="float">
            <text:p>1478</text:p>
          </table:table-cell>
          <table:table-cell table:formula="of:=IF([.B9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66])" office:value-type="float" office:value="1480" calcext:value-type="float">
            <text:p>1480</text:p>
          </table:table-cell>
          <table:table-cell table:formula="of:=IF([.B9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67])" office:value-type="float" office:value="1482" calcext:value-type="float">
            <text:p>1482</text:p>
          </table:table-cell>
          <table:table-cell table:formula="of:=IF([.B9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68])" office:value-type="float" office:value="1484" calcext:value-type="float">
            <text:p>1484</text:p>
          </table:table-cell>
          <table:table-cell table:formula="of:=IF([.B9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69])" office:value-type="float" office:value="1486" calcext:value-type="float">
            <text:p>1486</text:p>
          </table:table-cell>
          <table:table-cell table:formula="of:=IF([.B9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70])" office:value-type="float" office:value="1488" calcext:value-type="float">
            <text:p>1488</text:p>
          </table:table-cell>
          <table:table-cell table:formula="of:=IF([.B9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71])" office:value-type="float" office:value="1490" calcext:value-type="float">
            <text:p>1490</text:p>
          </table:table-cell>
          <table:table-cell table:formula="of:=IF([.B9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72])" office:value-type="float" office:value="1492" calcext:value-type="float">
            <text:p>1492</text:p>
          </table:table-cell>
          <table:table-cell table:formula="of:=IF([.B9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73])" office:value-type="float" office:value="1494" calcext:value-type="float">
            <text:p>1494</text:p>
          </table:table-cell>
          <table:table-cell table:formula="of:=IF([.B9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74])" office:value-type="float" office:value="1496" calcext:value-type="float">
            <text:p>1496</text:p>
          </table:table-cell>
          <table:table-cell table:formula="of:=IF([.B9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75])" office:value-type="float" office:value="1498" calcext:value-type="float">
            <text:p>1498</text:p>
          </table:table-cell>
          <table:table-cell table:formula="of:=IF([.B9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76])" office:value-type="float" office:value="1500" calcext:value-type="float">
            <text:p>1500</text:p>
          </table:table-cell>
          <table:table-cell table:formula="of:=IF([.B9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77])" office:value-type="float" office:value="1502" calcext:value-type="float">
            <text:p>1502</text:p>
          </table:table-cell>
          <table:table-cell table:formula="of:=IF([.B9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78])" office:value-type="float" office:value="1504" calcext:value-type="float">
            <text:p>1504</text:p>
          </table:table-cell>
          <table:table-cell table:formula="of:=IF([.B9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79])" office:value-type="float" office:value="1506" calcext:value-type="float">
            <text:p>1506</text:p>
          </table:table-cell>
          <table:table-cell table:formula="of:=IF([.B9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80])" office:value-type="float" office:value="1508" calcext:value-type="float">
            <text:p>1508</text:p>
          </table:table-cell>
          <table:table-cell table:formula="of:=IF([.B9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81])" office:value-type="float" office:value="1510" calcext:value-type="float">
            <text:p>1510</text:p>
          </table:table-cell>
          <table:table-cell table:formula="of:=IF([.B9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82])" office:value-type="float" office:value="1512" calcext:value-type="float">
            <text:p>1512</text:p>
          </table:table-cell>
          <table:table-cell table:formula="of:=IF([.B9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83])" office:value-type="float" office:value="1514" calcext:value-type="float">
            <text:p>1514</text:p>
          </table:table-cell>
          <table:table-cell table:formula="of:=IF([.B9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84])" office:value-type="float" office:value="1516" calcext:value-type="float">
            <text:p>1516</text:p>
          </table:table-cell>
          <table:table-cell table:formula="of:=IF([.B9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85])" office:value-type="float" office:value="1518" calcext:value-type="float">
            <text:p>1518</text:p>
          </table:table-cell>
          <table:table-cell table:formula="of:=IF([.B9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86])" office:value-type="float" office:value="1520" calcext:value-type="float">
            <text:p>1520</text:p>
          </table:table-cell>
          <table:table-cell table:formula="of:=IF([.B9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87])" office:value-type="float" office:value="1522" calcext:value-type="float">
            <text:p>1522</text:p>
          </table:table-cell>
          <table:table-cell table:formula="of:=IF([.B9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88])" office:value-type="float" office:value="1524" calcext:value-type="float">
            <text:p>1524</text:p>
          </table:table-cell>
          <table:table-cell table:formula="of:=IF([.B9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89])" office:value-type="float" office:value="1526" calcext:value-type="float">
            <text:p>1526</text:p>
          </table:table-cell>
          <table:table-cell table:formula="of:=IF([.B9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90])" office:value-type="float" office:value="1528" calcext:value-type="float">
            <text:p>1528</text:p>
          </table:table-cell>
          <table:table-cell table:formula="of:=IF([.B9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91])" office:value-type="float" office:value="1530" calcext:value-type="float">
            <text:p>1530</text:p>
          </table:table-cell>
          <table:table-cell table:formula="of:=IF([.B9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92])" office:value-type="float" office:value="1532" calcext:value-type="float">
            <text:p>1532</text:p>
          </table:table-cell>
          <table:table-cell table:formula="of:=IF([.B9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93])" office:value-type="float" office:value="1534" calcext:value-type="float">
            <text:p>1534</text:p>
          </table:table-cell>
          <table:table-cell table:formula="of:=IF([.B9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94])" office:value-type="float" office:value="1536" calcext:value-type="float">
            <text:p>1536</text:p>
          </table:table-cell>
          <table:table-cell table:formula="of:=IF([.B9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95])" office:value-type="float" office:value="1538" calcext:value-type="float">
            <text:p>1538</text:p>
          </table:table-cell>
          <table:table-cell table:formula="of:=IF([.B9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96])" office:value-type="float" office:value="1540" calcext:value-type="float">
            <text:p>1540</text:p>
          </table:table-cell>
          <table:table-cell table:formula="of:=IF([.B9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97])" office:value-type="float" office:value="1542" calcext:value-type="float">
            <text:p>1542</text:p>
          </table:table-cell>
          <table:table-cell table:formula="of:=IF([.B9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98])" office:value-type="float" office:value="1544" calcext:value-type="float">
            <text:p>1544</text:p>
          </table:table-cell>
          <table:table-cell table:formula="of:=IF([.B9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999])" office:value-type="float" office:value="1546" calcext:value-type="float">
            <text:p>1546</text:p>
          </table:table-cell>
          <table:table-cell table:formula="of:=IF([.B9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00])" office:value-type="float" office:value="1548" calcext:value-type="float">
            <text:p>1548</text:p>
          </table:table-cell>
          <table:table-cell table:formula="of:=IF([.B10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01])" office:value-type="float" office:value="1550" calcext:value-type="float">
            <text:p>1550</text:p>
          </table:table-cell>
          <table:table-cell table:formula="of:=IF([.B10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02])" office:value-type="float" office:value="1552" calcext:value-type="float">
            <text:p>1552</text:p>
          </table:table-cell>
          <table:table-cell table:formula="of:=IF([.B10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03])" office:value-type="float" office:value="1554" calcext:value-type="float">
            <text:p>1554</text:p>
          </table:table-cell>
          <table:table-cell table:formula="of:=IF([.B10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04])" office:value-type="float" office:value="1556" calcext:value-type="float">
            <text:p>1556</text:p>
          </table:table-cell>
          <table:table-cell table:formula="of:=IF([.B10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05])" office:value-type="float" office:value="1558" calcext:value-type="float">
            <text:p>1558</text:p>
          </table:table-cell>
          <table:table-cell table:formula="of:=IF([.B10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06])" office:value-type="float" office:value="1560" calcext:value-type="float">
            <text:p>1560</text:p>
          </table:table-cell>
          <table:table-cell table:formula="of:=IF([.B10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07])" office:value-type="float" office:value="1562" calcext:value-type="float">
            <text:p>1562</text:p>
          </table:table-cell>
          <table:table-cell table:formula="of:=IF([.B10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08])" office:value-type="float" office:value="1564" calcext:value-type="float">
            <text:p>1564</text:p>
          </table:table-cell>
          <table:table-cell table:formula="of:=IF([.B10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09])" office:value-type="float" office:value="1566" calcext:value-type="float">
            <text:p>1566</text:p>
          </table:table-cell>
          <table:table-cell table:formula="of:=IF([.B10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10])" office:value-type="float" office:value="1568" calcext:value-type="float">
            <text:p>1568</text:p>
          </table:table-cell>
          <table:table-cell table:formula="of:=IF([.B10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11])" office:value-type="float" office:value="1570" calcext:value-type="float">
            <text:p>1570</text:p>
          </table:table-cell>
          <table:table-cell table:formula="of:=IF([.B10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12])" office:value-type="float" office:value="1572" calcext:value-type="float">
            <text:p>1572</text:p>
          </table:table-cell>
          <table:table-cell table:formula="of:=IF([.B10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13])" office:value-type="float" office:value="1574" calcext:value-type="float">
            <text:p>1574</text:p>
          </table:table-cell>
          <table:table-cell table:formula="of:=IF([.B10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14])" office:value-type="float" office:value="1576" calcext:value-type="float">
            <text:p>1576</text:p>
          </table:table-cell>
          <table:table-cell table:formula="of:=IF([.B10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15])" office:value-type="float" office:value="1578" calcext:value-type="float">
            <text:p>1578</text:p>
          </table:table-cell>
          <table:table-cell table:formula="of:=IF([.B10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16])" office:value-type="float" office:value="1580" calcext:value-type="float">
            <text:p>1580</text:p>
          </table:table-cell>
          <table:table-cell table:formula="of:=IF([.B10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17])" office:value-type="float" office:value="1582" calcext:value-type="float">
            <text:p>1582</text:p>
          </table:table-cell>
          <table:table-cell table:formula="of:=IF([.B10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18])" office:value-type="float" office:value="1584" calcext:value-type="float">
            <text:p>1584</text:p>
          </table:table-cell>
          <table:table-cell table:formula="of:=IF([.B10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19])" office:value-type="float" office:value="1586" calcext:value-type="float">
            <text:p>1586</text:p>
          </table:table-cell>
          <table:table-cell table:formula="of:=IF([.B10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20])" office:value-type="float" office:value="1588" calcext:value-type="float">
            <text:p>1588</text:p>
          </table:table-cell>
          <table:table-cell table:formula="of:=IF([.B10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21])" office:value-type="float" office:value="1590" calcext:value-type="float">
            <text:p>1590</text:p>
          </table:table-cell>
          <table:table-cell table:formula="of:=IF([.B10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22])" office:value-type="float" office:value="1592" calcext:value-type="float">
            <text:p>1592</text:p>
          </table:table-cell>
          <table:table-cell table:formula="of:=IF([.B10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23])" office:value-type="float" office:value="1594" calcext:value-type="float">
            <text:p>1594</text:p>
          </table:table-cell>
          <table:table-cell table:formula="of:=IF([.B10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24])" office:value-type="float" office:value="1596" calcext:value-type="float">
            <text:p>1596</text:p>
          </table:table-cell>
          <table:table-cell table:formula="of:=IF([.B10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25])" office:value-type="float" office:value="1598" calcext:value-type="float">
            <text:p>1598</text:p>
          </table:table-cell>
          <table:table-cell table:formula="of:=IF([.B10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26])" office:value-type="float" office:value="1600" calcext:value-type="float">
            <text:p>1600</text:p>
          </table:table-cell>
          <table:table-cell table:formula="of:=IF([.B10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27])" office:value-type="float" office:value="1602" calcext:value-type="float">
            <text:p>1602</text:p>
          </table:table-cell>
          <table:table-cell table:formula="of:=IF([.B10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28])" office:value-type="float" office:value="1604" calcext:value-type="float">
            <text:p>1604</text:p>
          </table:table-cell>
          <table:table-cell table:formula="of:=IF([.B10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29])" office:value-type="float" office:value="1606" calcext:value-type="float">
            <text:p>1606</text:p>
          </table:table-cell>
          <table:table-cell table:formula="of:=IF([.B10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30])" office:value-type="float" office:value="1608" calcext:value-type="float">
            <text:p>1608</text:p>
          </table:table-cell>
          <table:table-cell table:formula="of:=IF([.B10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31])" office:value-type="float" office:value="1610" calcext:value-type="float">
            <text:p>1610</text:p>
          </table:table-cell>
          <table:table-cell table:formula="of:=IF([.B10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32])" office:value-type="float" office:value="1612" calcext:value-type="float">
            <text:p>1612</text:p>
          </table:table-cell>
          <table:table-cell table:formula="of:=IF([.B10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33])" office:value-type="float" office:value="1614" calcext:value-type="float">
            <text:p>1614</text:p>
          </table:table-cell>
          <table:table-cell table:formula="of:=IF([.B10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34])" office:value-type="float" office:value="1616" calcext:value-type="float">
            <text:p>1616</text:p>
          </table:table-cell>
          <table:table-cell table:formula="of:=IF([.B10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35])" office:value-type="float" office:value="1618" calcext:value-type="float">
            <text:p>1618</text:p>
          </table:table-cell>
          <table:table-cell table:formula="of:=IF([.B10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36])" office:value-type="float" office:value="1620" calcext:value-type="float">
            <text:p>1620</text:p>
          </table:table-cell>
          <table:table-cell table:formula="of:=IF([.B10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37])" office:value-type="float" office:value="1622" calcext:value-type="float">
            <text:p>1622</text:p>
          </table:table-cell>
          <table:table-cell table:formula="of:=IF([.B10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38])" office:value-type="float" office:value="1624" calcext:value-type="float">
            <text:p>1624</text:p>
          </table:table-cell>
          <table:table-cell table:formula="of:=IF([.B10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39])" office:value-type="float" office:value="1626" calcext:value-type="float">
            <text:p>1626</text:p>
          </table:table-cell>
          <table:table-cell table:formula="of:=IF([.B10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40])" office:value-type="float" office:value="1628" calcext:value-type="float">
            <text:p>1628</text:p>
          </table:table-cell>
          <table:table-cell table:formula="of:=IF([.B10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41])" office:value-type="float" office:value="1630" calcext:value-type="float">
            <text:p>1630</text:p>
          </table:table-cell>
          <table:table-cell table:formula="of:=IF([.B10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42])" office:value-type="float" office:value="1632" calcext:value-type="float">
            <text:p>1632</text:p>
          </table:table-cell>
          <table:table-cell table:formula="of:=IF([.B10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43])" office:value-type="float" office:value="1634" calcext:value-type="float">
            <text:p>1634</text:p>
          </table:table-cell>
          <table:table-cell table:formula="of:=IF([.B10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44])" office:value-type="float" office:value="1636" calcext:value-type="float">
            <text:p>1636</text:p>
          </table:table-cell>
          <table:table-cell table:formula="of:=IF([.B10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45])" office:value-type="float" office:value="1638" calcext:value-type="float">
            <text:p>1638</text:p>
          </table:table-cell>
          <table:table-cell table:formula="of:=IF([.B10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46])" office:value-type="float" office:value="1640" calcext:value-type="float">
            <text:p>1640</text:p>
          </table:table-cell>
          <table:table-cell table:formula="of:=IF([.B10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47])" office:value-type="float" office:value="1642" calcext:value-type="float">
            <text:p>1642</text:p>
          </table:table-cell>
          <table:table-cell table:formula="of:=IF([.B10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48])" office:value-type="float" office:value="1644" calcext:value-type="float">
            <text:p>1644</text:p>
          </table:table-cell>
          <table:table-cell table:formula="of:=IF([.B10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49])" office:value-type="float" office:value="1646" calcext:value-type="float">
            <text:p>1646</text:p>
          </table:table-cell>
          <table:table-cell table:formula="of:=IF([.B10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50])" office:value-type="float" office:value="1648" calcext:value-type="float">
            <text:p>1648</text:p>
          </table:table-cell>
          <table:table-cell table:formula="of:=IF([.B10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51])" office:value-type="float" office:value="1650" calcext:value-type="float">
            <text:p>1650</text:p>
          </table:table-cell>
          <table:table-cell table:formula="of:=IF([.B10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52])" office:value-type="float" office:value="1652" calcext:value-type="float">
            <text:p>1652</text:p>
          </table:table-cell>
          <table:table-cell table:formula="of:=IF([.B10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53])" office:value-type="float" office:value="1654" calcext:value-type="float">
            <text:p>1654</text:p>
          </table:table-cell>
          <table:table-cell table:formula="of:=IF([.B10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54])" office:value-type="float" office:value="1656" calcext:value-type="float">
            <text:p>1656</text:p>
          </table:table-cell>
          <table:table-cell table:formula="of:=IF([.B10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55])" office:value-type="float" office:value="1658" calcext:value-type="float">
            <text:p>1658</text:p>
          </table:table-cell>
          <table:table-cell table:formula="of:=IF([.B10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56])" office:value-type="float" office:value="1660" calcext:value-type="float">
            <text:p>1660</text:p>
          </table:table-cell>
          <table:table-cell table:formula="of:=IF([.B10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1057])" office:value-type="float" office:value="1662" calcext:value-type="float">
            <text:p>1662</text:p>
          </table:table-cell>
          <table:table-cell table:formula="of:=IF([.B10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58])" office:value-type="float" office:value="1665" calcext:value-type="float">
            <text:p>1665</text:p>
          </table:table-cell>
          <table:table-cell table:formula="of:=IF([.B10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59])" office:value-type="float" office:value="1668" calcext:value-type="float">
            <text:p>1668</text:p>
          </table:table-cell>
          <table:table-cell table:formula="of:=IF([.B10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60])" office:value-type="float" office:value="1671" calcext:value-type="float">
            <text:p>1671</text:p>
          </table:table-cell>
          <table:table-cell table:formula="of:=IF([.B10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61])" office:value-type="float" office:value="1674" calcext:value-type="float">
            <text:p>1674</text:p>
          </table:table-cell>
          <table:table-cell table:formula="of:=IF([.B10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62])" office:value-type="float" office:value="1677" calcext:value-type="float">
            <text:p>1677</text:p>
          </table:table-cell>
          <table:table-cell table:formula="of:=IF([.B10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63])" office:value-type="float" office:value="1680" calcext:value-type="float">
            <text:p>1680</text:p>
          </table:table-cell>
          <table:table-cell table:formula="of:=IF([.B10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64])" office:value-type="float" office:value="1683" calcext:value-type="float">
            <text:p>1683</text:p>
          </table:table-cell>
          <table:table-cell table:formula="of:=IF([.B10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65])" office:value-type="float" office:value="1686" calcext:value-type="float">
            <text:p>1686</text:p>
          </table:table-cell>
          <table:table-cell table:formula="of:=IF([.B10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66])" office:value-type="float" office:value="1689" calcext:value-type="float">
            <text:p>1689</text:p>
          </table:table-cell>
          <table:table-cell table:formula="of:=IF([.B10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67])" office:value-type="float" office:value="1692" calcext:value-type="float">
            <text:p>1692</text:p>
          </table:table-cell>
          <table:table-cell table:formula="of:=IF([.B10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68])" office:value-type="float" office:value="1695" calcext:value-type="float">
            <text:p>1695</text:p>
          </table:table-cell>
          <table:table-cell table:formula="of:=IF([.B10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69])" office:value-type="float" office:value="1698" calcext:value-type="float">
            <text:p>1698</text:p>
          </table:table-cell>
          <table:table-cell table:formula="of:=IF([.B10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70])" office:value-type="float" office:value="1701" calcext:value-type="float">
            <text:p>1701</text:p>
          </table:table-cell>
          <table:table-cell table:formula="of:=IF([.B10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71])" office:value-type="float" office:value="1704" calcext:value-type="float">
            <text:p>1704</text:p>
          </table:table-cell>
          <table:table-cell table:formula="of:=IF([.B10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72])" office:value-type="float" office:value="1707" calcext:value-type="float">
            <text:p>1707</text:p>
          </table:table-cell>
          <table:table-cell table:formula="of:=IF([.B10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73])" office:value-type="float" office:value="1710" calcext:value-type="float">
            <text:p>1710</text:p>
          </table:table-cell>
          <table:table-cell table:formula="of:=IF([.B10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74])" office:value-type="float" office:value="1713" calcext:value-type="float">
            <text:p>1713</text:p>
          </table:table-cell>
          <table:table-cell table:formula="of:=IF([.B10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75])" office:value-type="float" office:value="1716" calcext:value-type="float">
            <text:p>1716</text:p>
          </table:table-cell>
          <table:table-cell table:formula="of:=IF([.B10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76])" office:value-type="float" office:value="1719" calcext:value-type="float">
            <text:p>1719</text:p>
          </table:table-cell>
          <table:table-cell table:formula="of:=IF([.B10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77])" office:value-type="float" office:value="1722" calcext:value-type="float">
            <text:p>1722</text:p>
          </table:table-cell>
          <table:table-cell table:formula="of:=IF([.B10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78])" office:value-type="float" office:value="1725" calcext:value-type="float">
            <text:p>1725</text:p>
          </table:table-cell>
          <table:table-cell table:formula="of:=IF([.B10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79])" office:value-type="float" office:value="1728" calcext:value-type="float">
            <text:p>1728</text:p>
          </table:table-cell>
          <table:table-cell table:formula="of:=IF([.B10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80])" office:value-type="float" office:value="1731" calcext:value-type="float">
            <text:p>1731</text:p>
          </table:table-cell>
          <table:table-cell table:formula="of:=IF([.B10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81])" office:value-type="float" office:value="1734" calcext:value-type="float">
            <text:p>1734</text:p>
          </table:table-cell>
          <table:table-cell table:formula="of:=IF([.B10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82])" office:value-type="float" office:value="1737" calcext:value-type="float">
            <text:p>1737</text:p>
          </table:table-cell>
          <table:table-cell table:formula="of:=IF([.B10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83])" office:value-type="float" office:value="1740" calcext:value-type="float">
            <text:p>1740</text:p>
          </table:table-cell>
          <table:table-cell table:formula="of:=IF([.B10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84])" office:value-type="float" office:value="1743" calcext:value-type="float">
            <text:p>1743</text:p>
          </table:table-cell>
          <table:table-cell table:formula="of:=IF([.B10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85])" office:value-type="float" office:value="1746" calcext:value-type="float">
            <text:p>1746</text:p>
          </table:table-cell>
          <table:table-cell table:formula="of:=IF([.B10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86])" office:value-type="float" office:value="1749" calcext:value-type="float">
            <text:p>1749</text:p>
          </table:table-cell>
          <table:table-cell table:formula="of:=IF([.B10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87])" office:value-type="float" office:value="1752" calcext:value-type="float">
            <text:p>1752</text:p>
          </table:table-cell>
          <table:table-cell table:formula="of:=IF([.B10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88])" office:value-type="float" office:value="1755" calcext:value-type="float">
            <text:p>1755</text:p>
          </table:table-cell>
          <table:table-cell table:formula="of:=IF([.B10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89])" office:value-type="float" office:value="1758" calcext:value-type="float">
            <text:p>1758</text:p>
          </table:table-cell>
          <table:table-cell table:formula="of:=IF([.B10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90])" office:value-type="float" office:value="1761" calcext:value-type="float">
            <text:p>1761</text:p>
          </table:table-cell>
          <table:table-cell table:formula="of:=IF([.B10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91])" office:value-type="float" office:value="1764" calcext:value-type="float">
            <text:p>1764</text:p>
          </table:table-cell>
          <table:table-cell table:formula="of:=IF([.B10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92])" office:value-type="float" office:value="1767" calcext:value-type="float">
            <text:p>1767</text:p>
          </table:table-cell>
          <table:table-cell table:formula="of:=IF([.B10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93])" office:value-type="float" office:value="1770" calcext:value-type="float">
            <text:p>1770</text:p>
          </table:table-cell>
          <table:table-cell table:formula="of:=IF([.B10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94])" office:value-type="float" office:value="1773" calcext:value-type="float">
            <text:p>1773</text:p>
          </table:table-cell>
          <table:table-cell table:formula="of:=IF([.B10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95])" office:value-type="float" office:value="1776" calcext:value-type="float">
            <text:p>1776</text:p>
          </table:table-cell>
          <table:table-cell table:formula="of:=IF([.B10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96])" office:value-type="float" office:value="1779" calcext:value-type="float">
            <text:p>1779</text:p>
          </table:table-cell>
          <table:table-cell table:formula="of:=IF([.B10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97])" office:value-type="float" office:value="1782" calcext:value-type="float">
            <text:p>1782</text:p>
          </table:table-cell>
          <table:table-cell table:formula="of:=IF([.B10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98])" office:value-type="float" office:value="1785" calcext:value-type="float">
            <text:p>1785</text:p>
          </table:table-cell>
          <table:table-cell table:formula="of:=IF([.B10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099])" office:value-type="float" office:value="1788" calcext:value-type="float">
            <text:p>1788</text:p>
          </table:table-cell>
          <table:table-cell table:formula="of:=IF([.B10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00])" office:value-type="float" office:value="1791" calcext:value-type="float">
            <text:p>1791</text:p>
          </table:table-cell>
          <table:table-cell table:formula="of:=IF([.B11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01])" office:value-type="float" office:value="1794" calcext:value-type="float">
            <text:p>1794</text:p>
          </table:table-cell>
          <table:table-cell table:formula="of:=IF([.B11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02])" office:value-type="float" office:value="1797" calcext:value-type="float">
            <text:p>1797</text:p>
          </table:table-cell>
          <table:table-cell table:formula="of:=IF([.B11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03])" office:value-type="float" office:value="1800" calcext:value-type="float">
            <text:p>1800</text:p>
          </table:table-cell>
          <table:table-cell table:formula="of:=IF([.B11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04])" office:value-type="float" office:value="1803" calcext:value-type="float">
            <text:p>1803</text:p>
          </table:table-cell>
          <table:table-cell table:formula="of:=IF([.B11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05])" office:value-type="float" office:value="1806" calcext:value-type="float">
            <text:p>1806</text:p>
          </table:table-cell>
          <table:table-cell table:formula="of:=IF([.B11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06])" office:value-type="float" office:value="1809" calcext:value-type="float">
            <text:p>1809</text:p>
          </table:table-cell>
          <table:table-cell table:formula="of:=IF([.B11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07])" office:value-type="float" office:value="1812" calcext:value-type="float">
            <text:p>1812</text:p>
          </table:table-cell>
          <table:table-cell table:formula="of:=IF([.B11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08])" office:value-type="float" office:value="1815" calcext:value-type="float">
            <text:p>1815</text:p>
          </table:table-cell>
          <table:table-cell table:formula="of:=IF([.B11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09])" office:value-type="float" office:value="1818" calcext:value-type="float">
            <text:p>1818</text:p>
          </table:table-cell>
          <table:table-cell table:formula="of:=IF([.B11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10])" office:value-type="float" office:value="1821" calcext:value-type="float">
            <text:p>1821</text:p>
          </table:table-cell>
          <table:table-cell table:formula="of:=IF([.B11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11])" office:value-type="float" office:value="1824" calcext:value-type="float">
            <text:p>1824</text:p>
          </table:table-cell>
          <table:table-cell table:formula="of:=IF([.B11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12])" office:value-type="float" office:value="1827" calcext:value-type="float">
            <text:p>1827</text:p>
          </table:table-cell>
          <table:table-cell table:formula="of:=IF([.B11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13])" office:value-type="float" office:value="1830" calcext:value-type="float">
            <text:p>1830</text:p>
          </table:table-cell>
          <table:table-cell table:formula="of:=IF([.B11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14])" office:value-type="float" office:value="1833" calcext:value-type="float">
            <text:p>1833</text:p>
          </table:table-cell>
          <table:table-cell table:formula="of:=IF([.B11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15])" office:value-type="float" office:value="1836" calcext:value-type="float">
            <text:p>1836</text:p>
          </table:table-cell>
          <table:table-cell table:formula="of:=IF([.B11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16])" office:value-type="float" office:value="1839" calcext:value-type="float">
            <text:p>1839</text:p>
          </table:table-cell>
          <table:table-cell table:formula="of:=IF([.B11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17])" office:value-type="float" office:value="1842" calcext:value-type="float">
            <text:p>1842</text:p>
          </table:table-cell>
          <table:table-cell table:formula="of:=IF([.B11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18])" office:value-type="float" office:value="1845" calcext:value-type="float">
            <text:p>1845</text:p>
          </table:table-cell>
          <table:table-cell table:formula="of:=IF([.B11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19])" office:value-type="float" office:value="1848" calcext:value-type="float">
            <text:p>1848</text:p>
          </table:table-cell>
          <table:table-cell table:formula="of:=IF([.B11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20])" office:value-type="float" office:value="1851" calcext:value-type="float">
            <text:p>1851</text:p>
          </table:table-cell>
          <table:table-cell table:formula="of:=IF([.B11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21])" office:value-type="float" office:value="1854" calcext:value-type="float">
            <text:p>1854</text:p>
          </table:table-cell>
          <table:table-cell table:formula="of:=IF([.B11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22])" office:value-type="float" office:value="1857" calcext:value-type="float">
            <text:p>1857</text:p>
          </table:table-cell>
          <table:table-cell table:formula="of:=IF([.B11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23])" office:value-type="float" office:value="1860" calcext:value-type="float">
            <text:p>1860</text:p>
          </table:table-cell>
          <table:table-cell table:formula="of:=IF([.B11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24])" office:value-type="float" office:value="1863" calcext:value-type="float">
            <text:p>1863</text:p>
          </table:table-cell>
          <table:table-cell table:formula="of:=IF([.B11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25])" office:value-type="float" office:value="1866" calcext:value-type="float">
            <text:p>1866</text:p>
          </table:table-cell>
          <table:table-cell table:formula="of:=IF([.B11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26])" office:value-type="float" office:value="1869" calcext:value-type="float">
            <text:p>1869</text:p>
          </table:table-cell>
          <table:table-cell table:formula="of:=IF([.B11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27])" office:value-type="float" office:value="1872" calcext:value-type="float">
            <text:p>1872</text:p>
          </table:table-cell>
          <table:table-cell table:formula="of:=IF([.B11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28])" office:value-type="float" office:value="1875" calcext:value-type="float">
            <text:p>1875</text:p>
          </table:table-cell>
          <table:table-cell table:formula="of:=IF([.B11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29])" office:value-type="float" office:value="1878" calcext:value-type="float">
            <text:p>1878</text:p>
          </table:table-cell>
          <table:table-cell table:formula="of:=IF([.B11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30])" office:value-type="float" office:value="1881" calcext:value-type="float">
            <text:p>1881</text:p>
          </table:table-cell>
          <table:table-cell table:formula="of:=IF([.B11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31])" office:value-type="float" office:value="1884" calcext:value-type="float">
            <text:p>1884</text:p>
          </table:table-cell>
          <table:table-cell table:formula="of:=IF([.B11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32])" office:value-type="float" office:value="1887" calcext:value-type="float">
            <text:p>1887</text:p>
          </table:table-cell>
          <table:table-cell table:formula="of:=IF([.B11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33])" office:value-type="float" office:value="1890" calcext:value-type="float">
            <text:p>1890</text:p>
          </table:table-cell>
          <table:table-cell table:formula="of:=IF([.B11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34])" office:value-type="float" office:value="1893" calcext:value-type="float">
            <text:p>1893</text:p>
          </table:table-cell>
          <table:table-cell table:formula="of:=IF([.B11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35])" office:value-type="float" office:value="1896" calcext:value-type="float">
            <text:p>1896</text:p>
          </table:table-cell>
          <table:table-cell table:formula="of:=IF([.B11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36])" office:value-type="float" office:value="1899" calcext:value-type="float">
            <text:p>1899</text:p>
          </table:table-cell>
          <table:table-cell table:formula="of:=IF([.B11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37])" office:value-type="float" office:value="1902" calcext:value-type="float">
            <text:p>1902</text:p>
          </table:table-cell>
          <table:table-cell table:formula="of:=IF([.B11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38])" office:value-type="float" office:value="1905" calcext:value-type="float">
            <text:p>1905</text:p>
          </table:table-cell>
          <table:table-cell table:formula="of:=IF([.B11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39])" office:value-type="float" office:value="1908" calcext:value-type="float">
            <text:p>1908</text:p>
          </table:table-cell>
          <table:table-cell table:formula="of:=IF([.B11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40])" office:value-type="float" office:value="1911" calcext:value-type="float">
            <text:p>1911</text:p>
          </table:table-cell>
          <table:table-cell table:formula="of:=IF([.B11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41])" office:value-type="float" office:value="1914" calcext:value-type="float">
            <text:p>1914</text:p>
          </table:table-cell>
          <table:table-cell table:formula="of:=IF([.B11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42])" office:value-type="float" office:value="1917" calcext:value-type="float">
            <text:p>1917</text:p>
          </table:table-cell>
          <table:table-cell table:formula="of:=IF([.B11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43])" office:value-type="float" office:value="1920" calcext:value-type="float">
            <text:p>1920</text:p>
          </table:table-cell>
          <table:table-cell table:formula="of:=IF([.B11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44])" office:value-type="float" office:value="1923" calcext:value-type="float">
            <text:p>1923</text:p>
          </table:table-cell>
          <table:table-cell table:formula="of:=IF([.B11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45])" office:value-type="float" office:value="1926" calcext:value-type="float">
            <text:p>1926</text:p>
          </table:table-cell>
          <table:table-cell table:formula="of:=IF([.B11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46])" office:value-type="float" office:value="1929" calcext:value-type="float">
            <text:p>1929</text:p>
          </table:table-cell>
          <table:table-cell table:formula="of:=IF([.B11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47])" office:value-type="float" office:value="1932" calcext:value-type="float">
            <text:p>1932</text:p>
          </table:table-cell>
          <table:table-cell table:formula="of:=IF([.B11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48])" office:value-type="float" office:value="1935" calcext:value-type="float">
            <text:p>1935</text:p>
          </table:table-cell>
          <table:table-cell table:formula="of:=IF([.B11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49])" office:value-type="float" office:value="1938" calcext:value-type="float">
            <text:p>1938</text:p>
          </table:table-cell>
          <table:table-cell table:formula="of:=IF([.B11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50])" office:value-type="float" office:value="1941" calcext:value-type="float">
            <text:p>1941</text:p>
          </table:table-cell>
          <table:table-cell table:formula="of:=IF([.B11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51])" office:value-type="float" office:value="1944" calcext:value-type="float">
            <text:p>1944</text:p>
          </table:table-cell>
          <table:table-cell table:formula="of:=IF([.B11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52])" office:value-type="float" office:value="1947" calcext:value-type="float">
            <text:p>1947</text:p>
          </table:table-cell>
          <table:table-cell table:formula="of:=IF([.B11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53])" office:value-type="float" office:value="1950" calcext:value-type="float">
            <text:p>1950</text:p>
          </table:table-cell>
          <table:table-cell table:formula="of:=IF([.B11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54])" office:value-type="float" office:value="1953" calcext:value-type="float">
            <text:p>1953</text:p>
          </table:table-cell>
          <table:table-cell table:formula="of:=IF([.B11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55])" office:value-type="float" office:value="1956" calcext:value-type="float">
            <text:p>1956</text:p>
          </table:table-cell>
          <table:table-cell table:formula="of:=IF([.B11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56])" office:value-type="float" office:value="1959" calcext:value-type="float">
            <text:p>1959</text:p>
          </table:table-cell>
          <table:table-cell table:formula="of:=IF([.B11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57])" office:value-type="float" office:value="1962" calcext:value-type="float">
            <text:p>1962</text:p>
          </table:table-cell>
          <table:table-cell table:formula="of:=IF([.B11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58])" office:value-type="float" office:value="1965" calcext:value-type="float">
            <text:p>1965</text:p>
          </table:table-cell>
          <table:table-cell table:formula="of:=IF([.B11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59])" office:value-type="float" office:value="1968" calcext:value-type="float">
            <text:p>1968</text:p>
          </table:table-cell>
          <table:table-cell table:formula="of:=IF([.B11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60])" office:value-type="float" office:value="1971" calcext:value-type="float">
            <text:p>1971</text:p>
          </table:table-cell>
          <table:table-cell table:formula="of:=IF([.B11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61])" office:value-type="float" office:value="1974" calcext:value-type="float">
            <text:p>1974</text:p>
          </table:table-cell>
          <table:table-cell table:formula="of:=IF([.B11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62])" office:value-type="float" office:value="1977" calcext:value-type="float">
            <text:p>1977</text:p>
          </table:table-cell>
          <table:table-cell table:formula="of:=IF([.B11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63])" office:value-type="float" office:value="1980" calcext:value-type="float">
            <text:p>1980</text:p>
          </table:table-cell>
          <table:table-cell table:formula="of:=IF([.B11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64])" office:value-type="float" office:value="1983" calcext:value-type="float">
            <text:p>1983</text:p>
          </table:table-cell>
          <table:table-cell table:formula="of:=IF([.B11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65])" office:value-type="float" office:value="1986" calcext:value-type="float">
            <text:p>1986</text:p>
          </table:table-cell>
          <table:table-cell table:formula="of:=IF([.B11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66])" office:value-type="float" office:value="1989" calcext:value-type="float">
            <text:p>1989</text:p>
          </table:table-cell>
          <table:table-cell table:formula="of:=IF([.B11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67])" office:value-type="float" office:value="1992" calcext:value-type="float">
            <text:p>1992</text:p>
          </table:table-cell>
          <table:table-cell table:formula="of:=IF([.B11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68])" office:value-type="float" office:value="1995" calcext:value-type="float">
            <text:p>1995</text:p>
          </table:table-cell>
          <table:table-cell table:formula="of:=IF([.B11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69])" office:value-type="float" office:value="1998" calcext:value-type="float">
            <text:p>1998</text:p>
          </table:table-cell>
          <table:table-cell table:formula="of:=IF([.B11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70])" office:value-type="float" office:value="2001" calcext:value-type="float">
            <text:p>2001</text:p>
          </table:table-cell>
          <table:table-cell table:formula="of:=IF([.B11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71])" office:value-type="float" office:value="2004" calcext:value-type="float">
            <text:p>2004</text:p>
          </table:table-cell>
          <table:table-cell table:formula="of:=IF([.B11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72])" office:value-type="float" office:value="2007" calcext:value-type="float">
            <text:p>2007</text:p>
          </table:table-cell>
          <table:table-cell table:formula="of:=IF([.B11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73])" office:value-type="float" office:value="2010" calcext:value-type="float">
            <text:p>2010</text:p>
          </table:table-cell>
          <table:table-cell table:formula="of:=IF([.B11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74])" office:value-type="float" office:value="2013" calcext:value-type="float">
            <text:p>2013</text:p>
          </table:table-cell>
          <table:table-cell table:formula="of:=IF([.B11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75])" office:value-type="float" office:value="2016" calcext:value-type="float">
            <text:p>2016</text:p>
          </table:table-cell>
          <table:table-cell table:formula="of:=IF([.B11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76])" office:value-type="float" office:value="2019" calcext:value-type="float">
            <text:p>2019</text:p>
          </table:table-cell>
          <table:table-cell table:formula="of:=IF([.B11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77])" office:value-type="float" office:value="2022" calcext:value-type="float">
            <text:p>2022</text:p>
          </table:table-cell>
          <table:table-cell table:formula="of:=IF([.B11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78])" office:value-type="float" office:value="2025" calcext:value-type="float">
            <text:p>2025</text:p>
          </table:table-cell>
          <table:table-cell table:formula="of:=IF([.B11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79])" office:value-type="float" office:value="2028" calcext:value-type="float">
            <text:p>2028</text:p>
          </table:table-cell>
          <table:table-cell table:formula="of:=IF([.B11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80])" office:value-type="float" office:value="2031" calcext:value-type="float">
            <text:p>2031</text:p>
          </table:table-cell>
          <table:table-cell table:formula="of:=IF([.B11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81])" office:value-type="float" office:value="2034" calcext:value-type="float">
            <text:p>2034</text:p>
          </table:table-cell>
          <table:table-cell table:formula="of:=IF([.B11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82])" office:value-type="float" office:value="2037" calcext:value-type="float">
            <text:p>2037</text:p>
          </table:table-cell>
          <table:table-cell table:formula="of:=IF([.B11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83])" office:value-type="float" office:value="2040" calcext:value-type="float">
            <text:p>2040</text:p>
          </table:table-cell>
          <table:table-cell table:formula="of:=IF([.B11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84])" office:value-type="float" office:value="2043" calcext:value-type="float">
            <text:p>2043</text:p>
          </table:table-cell>
          <table:table-cell table:formula="of:=IF([.B11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85])" office:value-type="float" office:value="2046" calcext:value-type="float">
            <text:p>2046</text:p>
          </table:table-cell>
          <table:table-cell table:formula="of:=IF([.B11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86])" office:value-type="float" office:value="2049" calcext:value-type="float">
            <text:p>2049</text:p>
          </table:table-cell>
          <table:table-cell table:formula="of:=IF([.B11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87])" office:value-type="float" office:value="2052" calcext:value-type="float">
            <text:p>2052</text:p>
          </table:table-cell>
          <table:table-cell table:formula="of:=IF([.B11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88])" office:value-type="float" office:value="2055" calcext:value-type="float">
            <text:p>2055</text:p>
          </table:table-cell>
          <table:table-cell table:formula="of:=IF([.B11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89])" office:value-type="float" office:value="2058" calcext:value-type="float">
            <text:p>2058</text:p>
          </table:table-cell>
          <table:table-cell table:formula="of:=IF([.B11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90])" office:value-type="float" office:value="2061" calcext:value-type="float">
            <text:p>2061</text:p>
          </table:table-cell>
          <table:table-cell table:formula="of:=IF([.B11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91])" office:value-type="float" office:value="2064" calcext:value-type="float">
            <text:p>2064</text:p>
          </table:table-cell>
          <table:table-cell table:formula="of:=IF([.B11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92])" office:value-type="float" office:value="2067" calcext:value-type="float">
            <text:p>2067</text:p>
          </table:table-cell>
          <table:table-cell table:formula="of:=IF([.B11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93])" office:value-type="float" office:value="2070" calcext:value-type="float">
            <text:p>2070</text:p>
          </table:table-cell>
          <table:table-cell table:formula="of:=IF([.B11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94])" office:value-type="float" office:value="2073" calcext:value-type="float">
            <text:p>2073</text:p>
          </table:table-cell>
          <table:table-cell table:formula="of:=IF([.B11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95])" office:value-type="float" office:value="2076" calcext:value-type="float">
            <text:p>2076</text:p>
          </table:table-cell>
          <table:table-cell table:formula="of:=IF([.B11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96])" office:value-type="float" office:value="2079" calcext:value-type="float">
            <text:p>2079</text:p>
          </table:table-cell>
          <table:table-cell table:formula="of:=IF([.B11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97])" office:value-type="float" office:value="2082" calcext:value-type="float">
            <text:p>2082</text:p>
          </table:table-cell>
          <table:table-cell table:formula="of:=IF([.B11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98])" office:value-type="float" office:value="2085" calcext:value-type="float">
            <text:p>2085</text:p>
          </table:table-cell>
          <table:table-cell table:formula="of:=IF([.B11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199])" office:value-type="float" office:value="2088" calcext:value-type="float">
            <text:p>2088</text:p>
          </table:table-cell>
          <table:table-cell table:formula="of:=IF([.B11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00])" office:value-type="float" office:value="2091" calcext:value-type="float">
            <text:p>2091</text:p>
          </table:table-cell>
          <table:table-cell table:formula="of:=IF([.B12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01])" office:value-type="float" office:value="2094" calcext:value-type="float">
            <text:p>2094</text:p>
          </table:table-cell>
          <table:table-cell table:formula="of:=IF([.B12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02])" office:value-type="float" office:value="2097" calcext:value-type="float">
            <text:p>2097</text:p>
          </table:table-cell>
          <table:table-cell table:formula="of:=IF([.B12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03])" office:value-type="float" office:value="2100" calcext:value-type="float">
            <text:p>2100</text:p>
          </table:table-cell>
          <table:table-cell table:formula="of:=IF([.B12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04])" office:value-type="float" office:value="2103" calcext:value-type="float">
            <text:p>2103</text:p>
          </table:table-cell>
          <table:table-cell table:formula="of:=IF([.B12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05])" office:value-type="float" office:value="2106" calcext:value-type="float">
            <text:p>2106</text:p>
          </table:table-cell>
          <table:table-cell table:formula="of:=IF([.B12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06])" office:value-type="float" office:value="2109" calcext:value-type="float">
            <text:p>2109</text:p>
          </table:table-cell>
          <table:table-cell table:formula="of:=IF([.B12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07])" office:value-type="float" office:value="2112" calcext:value-type="float">
            <text:p>2112</text:p>
          </table:table-cell>
          <table:table-cell table:formula="of:=IF([.B12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08])" office:value-type="float" office:value="2115" calcext:value-type="float">
            <text:p>2115</text:p>
          </table:table-cell>
          <table:table-cell table:formula="of:=IF([.B12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09])" office:value-type="float" office:value="2118" calcext:value-type="float">
            <text:p>2118</text:p>
          </table:table-cell>
          <table:table-cell table:formula="of:=IF([.B12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10])" office:value-type="float" office:value="2121" calcext:value-type="float">
            <text:p>2121</text:p>
          </table:table-cell>
          <table:table-cell table:formula="of:=IF([.B12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11])" office:value-type="float" office:value="2124" calcext:value-type="float">
            <text:p>2124</text:p>
          </table:table-cell>
          <table:table-cell table:formula="of:=IF([.B12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12])" office:value-type="float" office:value="2127" calcext:value-type="float">
            <text:p>2127</text:p>
          </table:table-cell>
          <table:table-cell table:formula="of:=IF([.B12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13])" office:value-type="float" office:value="2130" calcext:value-type="float">
            <text:p>2130</text:p>
          </table:table-cell>
          <table:table-cell table:formula="of:=IF([.B12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14])" office:value-type="float" office:value="2133" calcext:value-type="float">
            <text:p>2133</text:p>
          </table:table-cell>
          <table:table-cell table:formula="of:=IF([.B12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15])" office:value-type="float" office:value="2136" calcext:value-type="float">
            <text:p>2136</text:p>
          </table:table-cell>
          <table:table-cell table:formula="of:=IF([.B12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16])" office:value-type="float" office:value="2139" calcext:value-type="float">
            <text:p>2139</text:p>
          </table:table-cell>
          <table:table-cell table:formula="of:=IF([.B12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17])" office:value-type="float" office:value="2142" calcext:value-type="float">
            <text:p>2142</text:p>
          </table:table-cell>
          <table:table-cell table:formula="of:=IF([.B12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18])" office:value-type="float" office:value="2145" calcext:value-type="float">
            <text:p>2145</text:p>
          </table:table-cell>
          <table:table-cell table:formula="of:=IF([.B12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19])" office:value-type="float" office:value="2148" calcext:value-type="float">
            <text:p>2148</text:p>
          </table:table-cell>
          <table:table-cell table:formula="of:=IF([.B12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20])" office:value-type="float" office:value="2151" calcext:value-type="float">
            <text:p>2151</text:p>
          </table:table-cell>
          <table:table-cell table:formula="of:=IF([.B12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21])" office:value-type="float" office:value="2154" calcext:value-type="float">
            <text:p>2154</text:p>
          </table:table-cell>
          <table:table-cell table:formula="of:=IF([.B12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22])" office:value-type="float" office:value="2157" calcext:value-type="float">
            <text:p>2157</text:p>
          </table:table-cell>
          <table:table-cell table:formula="of:=IF([.B12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23])" office:value-type="float" office:value="2160" calcext:value-type="float">
            <text:p>2160</text:p>
          </table:table-cell>
          <table:table-cell table:formula="of:=IF([.B12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24])" office:value-type="float" office:value="2163" calcext:value-type="float">
            <text:p>2163</text:p>
          </table:table-cell>
          <table:table-cell table:formula="of:=IF([.B12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25])" office:value-type="float" office:value="2166" calcext:value-type="float">
            <text:p>2166</text:p>
          </table:table-cell>
          <table:table-cell table:formula="of:=IF([.B12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26])" office:value-type="float" office:value="2169" calcext:value-type="float">
            <text:p>2169</text:p>
          </table:table-cell>
          <table:table-cell table:formula="of:=IF([.B12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27])" office:value-type="float" office:value="2172" calcext:value-type="float">
            <text:p>2172</text:p>
          </table:table-cell>
          <table:table-cell table:formula="of:=IF([.B12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28])" office:value-type="float" office:value="2175" calcext:value-type="float">
            <text:p>2175</text:p>
          </table:table-cell>
          <table:table-cell table:formula="of:=IF([.B12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29])" office:value-type="float" office:value="2178" calcext:value-type="float">
            <text:p>2178</text:p>
          </table:table-cell>
          <table:table-cell table:formula="of:=IF([.B12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30])" office:value-type="float" office:value="2181" calcext:value-type="float">
            <text:p>2181</text:p>
          </table:table-cell>
          <table:table-cell table:formula="of:=IF([.B12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31])" office:value-type="float" office:value="2184" calcext:value-type="float">
            <text:p>2184</text:p>
          </table:table-cell>
          <table:table-cell table:formula="of:=IF([.B12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32])" office:value-type="float" office:value="2187" calcext:value-type="float">
            <text:p>2187</text:p>
          </table:table-cell>
          <table:table-cell table:formula="of:=IF([.B12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33])" office:value-type="float" office:value="2190" calcext:value-type="float">
            <text:p>2190</text:p>
          </table:table-cell>
          <table:table-cell table:formula="of:=IF([.B12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34])" office:value-type="float" office:value="2193" calcext:value-type="float">
            <text:p>2193</text:p>
          </table:table-cell>
          <table:table-cell table:formula="of:=IF([.B12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35])" office:value-type="float" office:value="2196" calcext:value-type="float">
            <text:p>2196</text:p>
          </table:table-cell>
          <table:table-cell table:formula="of:=IF([.B12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36])" office:value-type="float" office:value="2199" calcext:value-type="float">
            <text:p>2199</text:p>
          </table:table-cell>
          <table:table-cell table:formula="of:=IF([.B12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37])" office:value-type="float" office:value="2202" calcext:value-type="float">
            <text:p>2202</text:p>
          </table:table-cell>
          <table:table-cell table:formula="of:=IF([.B12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38])" office:value-type="float" office:value="2205" calcext:value-type="float">
            <text:p>2205</text:p>
          </table:table-cell>
          <table:table-cell table:formula="of:=IF([.B12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39])" office:value-type="float" office:value="2208" calcext:value-type="float">
            <text:p>2208</text:p>
          </table:table-cell>
          <table:table-cell table:formula="of:=IF([.B12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40])" office:value-type="float" office:value="2211" calcext:value-type="float">
            <text:p>2211</text:p>
          </table:table-cell>
          <table:table-cell table:formula="of:=IF([.B12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41])" office:value-type="float" office:value="2214" calcext:value-type="float">
            <text:p>2214</text:p>
          </table:table-cell>
          <table:table-cell table:formula="of:=IF([.B12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42])" office:value-type="float" office:value="2217" calcext:value-type="float">
            <text:p>2217</text:p>
          </table:table-cell>
          <table:table-cell table:formula="of:=IF([.B12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43])" office:value-type="float" office:value="2220" calcext:value-type="float">
            <text:p>2220</text:p>
          </table:table-cell>
          <table:table-cell table:formula="of:=IF([.B12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44])" office:value-type="float" office:value="2223" calcext:value-type="float">
            <text:p>2223</text:p>
          </table:table-cell>
          <table:table-cell table:formula="of:=IF([.B12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45])" office:value-type="float" office:value="2226" calcext:value-type="float">
            <text:p>2226</text:p>
          </table:table-cell>
          <table:table-cell table:formula="of:=IF([.B12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46])" office:value-type="float" office:value="2229" calcext:value-type="float">
            <text:p>2229</text:p>
          </table:table-cell>
          <table:table-cell table:formula="of:=IF([.B12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47])" office:value-type="float" office:value="2232" calcext:value-type="float">
            <text:p>2232</text:p>
          </table:table-cell>
          <table:table-cell table:formula="of:=IF([.B12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48])" office:value-type="float" office:value="2235" calcext:value-type="float">
            <text:p>2235</text:p>
          </table:table-cell>
          <table:table-cell table:formula="of:=IF([.B12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49])" office:value-type="float" office:value="2238" calcext:value-type="float">
            <text:p>2238</text:p>
          </table:table-cell>
          <table:table-cell table:formula="of:=IF([.B12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50])" office:value-type="float" office:value="2241" calcext:value-type="float">
            <text:p>2241</text:p>
          </table:table-cell>
          <table:table-cell table:formula="of:=IF([.B12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51])" office:value-type="float" office:value="2244" calcext:value-type="float">
            <text:p>2244</text:p>
          </table:table-cell>
          <table:table-cell table:formula="of:=IF([.B12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52])" office:value-type="float" office:value="2247" calcext:value-type="float">
            <text:p>2247</text:p>
          </table:table-cell>
          <table:table-cell table:formula="of:=IF([.B12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53])" office:value-type="float" office:value="2250" calcext:value-type="float">
            <text:p>2250</text:p>
          </table:table-cell>
          <table:table-cell table:formula="of:=IF([.B12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54])" office:value-type="float" office:value="2253" calcext:value-type="float">
            <text:p>2253</text:p>
          </table:table-cell>
          <table:table-cell table:formula="of:=IF([.B12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55])" office:value-type="float" office:value="2256" calcext:value-type="float">
            <text:p>2256</text:p>
          </table:table-cell>
          <table:table-cell table:formula="of:=IF([.B12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56])" office:value-type="float" office:value="2259" calcext:value-type="float">
            <text:p>2259</text:p>
          </table:table-cell>
          <table:table-cell table:formula="of:=IF([.B12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57])" office:value-type="float" office:value="2262" calcext:value-type="float">
            <text:p>2262</text:p>
          </table:table-cell>
          <table:table-cell table:formula="of:=IF([.B12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58])" office:value-type="float" office:value="2265" calcext:value-type="float">
            <text:p>2265</text:p>
          </table:table-cell>
          <table:table-cell table:formula="of:=IF([.B12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59])" office:value-type="float" office:value="2268" calcext:value-type="float">
            <text:p>2268</text:p>
          </table:table-cell>
          <table:table-cell table:formula="of:=IF([.B12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60])" office:value-type="float" office:value="2271" calcext:value-type="float">
            <text:p>2271</text:p>
          </table:table-cell>
          <table:table-cell table:formula="of:=IF([.B12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61])" office:value-type="float" office:value="2274" calcext:value-type="float">
            <text:p>2274</text:p>
          </table:table-cell>
          <table:table-cell table:formula="of:=IF([.B12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62])" office:value-type="float" office:value="2277" calcext:value-type="float">
            <text:p>2277</text:p>
          </table:table-cell>
          <table:table-cell table:formula="of:=IF([.B12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63])" office:value-type="float" office:value="2280" calcext:value-type="float">
            <text:p>2280</text:p>
          </table:table-cell>
          <table:table-cell table:formula="of:=IF([.B12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64])" office:value-type="float" office:value="2283" calcext:value-type="float">
            <text:p>2283</text:p>
          </table:table-cell>
          <table:table-cell table:formula="of:=IF([.B12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65])" office:value-type="float" office:value="2286" calcext:value-type="float">
            <text:p>2286</text:p>
          </table:table-cell>
          <table:table-cell table:formula="of:=IF([.B12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66])" office:value-type="float" office:value="2289" calcext:value-type="float">
            <text:p>2289</text:p>
          </table:table-cell>
          <table:table-cell table:formula="of:=IF([.B12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67])" office:value-type="float" office:value="2292" calcext:value-type="float">
            <text:p>2292</text:p>
          </table:table-cell>
          <table:table-cell table:formula="of:=IF([.B12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68])" office:value-type="float" office:value="2295" calcext:value-type="float">
            <text:p>2295</text:p>
          </table:table-cell>
          <table:table-cell table:formula="of:=IF([.B12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69])" office:value-type="float" office:value="2298" calcext:value-type="float">
            <text:p>2298</text:p>
          </table:table-cell>
          <table:table-cell table:formula="of:=IF([.B12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70])" office:value-type="float" office:value="2301" calcext:value-type="float">
            <text:p>2301</text:p>
          </table:table-cell>
          <table:table-cell table:formula="of:=IF([.B12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71])" office:value-type="float" office:value="2304" calcext:value-type="float">
            <text:p>2304</text:p>
          </table:table-cell>
          <table:table-cell table:formula="of:=IF([.B12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72])" office:value-type="float" office:value="2307" calcext:value-type="float">
            <text:p>2307</text:p>
          </table:table-cell>
          <table:table-cell table:formula="of:=IF([.B12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73])" office:value-type="float" office:value="2310" calcext:value-type="float">
            <text:p>2310</text:p>
          </table:table-cell>
          <table:table-cell table:formula="of:=IF([.B12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74])" office:value-type="float" office:value="2313" calcext:value-type="float">
            <text:p>2313</text:p>
          </table:table-cell>
          <table:table-cell table:formula="of:=IF([.B12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75])" office:value-type="float" office:value="2316" calcext:value-type="float">
            <text:p>2316</text:p>
          </table:table-cell>
          <table:table-cell table:formula="of:=IF([.B12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76])" office:value-type="float" office:value="2319" calcext:value-type="float">
            <text:p>2319</text:p>
          </table:table-cell>
          <table:table-cell table:formula="of:=IF([.B12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77])" office:value-type="float" office:value="2322" calcext:value-type="float">
            <text:p>2322</text:p>
          </table:table-cell>
          <table:table-cell table:formula="of:=IF([.B12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78])" office:value-type="float" office:value="2325" calcext:value-type="float">
            <text:p>2325</text:p>
          </table:table-cell>
          <table:table-cell table:formula="of:=IF([.B12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79])" office:value-type="float" office:value="2328" calcext:value-type="float">
            <text:p>2328</text:p>
          </table:table-cell>
          <table:table-cell table:formula="of:=IF([.B12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80])" office:value-type="float" office:value="2331" calcext:value-type="float">
            <text:p>2331</text:p>
          </table:table-cell>
          <table:table-cell table:formula="of:=IF([.B12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81])" office:value-type="float" office:value="2334" calcext:value-type="float">
            <text:p>2334</text:p>
          </table:table-cell>
          <table:table-cell table:formula="of:=IF([.B12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82])" office:value-type="float" office:value="2337" calcext:value-type="float">
            <text:p>2337</text:p>
          </table:table-cell>
          <table:table-cell table:formula="of:=IF([.B12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83])" office:value-type="float" office:value="2340" calcext:value-type="float">
            <text:p>2340</text:p>
          </table:table-cell>
          <table:table-cell table:formula="of:=IF([.B12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84])" office:value-type="float" office:value="2343" calcext:value-type="float">
            <text:p>2343</text:p>
          </table:table-cell>
          <table:table-cell table:formula="of:=IF([.B12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85])" office:value-type="float" office:value="2346" calcext:value-type="float">
            <text:p>2346</text:p>
          </table:table-cell>
          <table:table-cell table:formula="of:=IF([.B12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86])" office:value-type="float" office:value="2349" calcext:value-type="float">
            <text:p>2349</text:p>
          </table:table-cell>
          <table:table-cell table:formula="of:=IF([.B12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87])" office:value-type="float" office:value="2352" calcext:value-type="float">
            <text:p>2352</text:p>
          </table:table-cell>
          <table:table-cell table:formula="of:=IF([.B12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88])" office:value-type="float" office:value="2355" calcext:value-type="float">
            <text:p>2355</text:p>
          </table:table-cell>
          <table:table-cell table:formula="of:=IF([.B12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89])" office:value-type="float" office:value="2358" calcext:value-type="float">
            <text:p>2358</text:p>
          </table:table-cell>
          <table:table-cell table:formula="of:=IF([.B12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90])" office:value-type="float" office:value="2361" calcext:value-type="float">
            <text:p>2361</text:p>
          </table:table-cell>
          <table:table-cell table:formula="of:=IF([.B12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91])" office:value-type="float" office:value="2364" calcext:value-type="float">
            <text:p>2364</text:p>
          </table:table-cell>
          <table:table-cell table:formula="of:=IF([.B12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92])" office:value-type="float" office:value="2367" calcext:value-type="float">
            <text:p>2367</text:p>
          </table:table-cell>
          <table:table-cell table:formula="of:=IF([.B12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93])" office:value-type="float" office:value="2370" calcext:value-type="float">
            <text:p>2370</text:p>
          </table:table-cell>
          <table:table-cell table:formula="of:=IF([.B12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94])" office:value-type="float" office:value="2373" calcext:value-type="float">
            <text:p>2373</text:p>
          </table:table-cell>
          <table:table-cell table:formula="of:=IF([.B12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95])" office:value-type="float" office:value="2376" calcext:value-type="float">
            <text:p>2376</text:p>
          </table:table-cell>
          <table:table-cell table:formula="of:=IF([.B12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96])" office:value-type="float" office:value="2379" calcext:value-type="float">
            <text:p>2379</text:p>
          </table:table-cell>
          <table:table-cell table:formula="of:=IF([.B12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97])" office:value-type="float" office:value="2382" calcext:value-type="float">
            <text:p>2382</text:p>
          </table:table-cell>
          <table:table-cell table:formula="of:=IF([.B12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98])" office:value-type="float" office:value="2385" calcext:value-type="float">
            <text:p>2385</text:p>
          </table:table-cell>
          <table:table-cell table:formula="of:=IF([.B12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299])" office:value-type="float" office:value="2388" calcext:value-type="float">
            <text:p>2388</text:p>
          </table:table-cell>
          <table:table-cell table:formula="of:=IF([.B12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00])" office:value-type="float" office:value="2391" calcext:value-type="float">
            <text:p>2391</text:p>
          </table:table-cell>
          <table:table-cell table:formula="of:=IF([.B13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01])" office:value-type="float" office:value="2394" calcext:value-type="float">
            <text:p>2394</text:p>
          </table:table-cell>
          <table:table-cell table:formula="of:=IF([.B13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02])" office:value-type="float" office:value="2397" calcext:value-type="float">
            <text:p>2397</text:p>
          </table:table-cell>
          <table:table-cell table:formula="of:=IF([.B13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03])" office:value-type="float" office:value="2400" calcext:value-type="float">
            <text:p>2400</text:p>
          </table:table-cell>
          <table:table-cell table:formula="of:=IF([.B13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04])" office:value-type="float" office:value="2403" calcext:value-type="float">
            <text:p>2403</text:p>
          </table:table-cell>
          <table:table-cell table:formula="of:=IF([.B13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05])" office:value-type="float" office:value="2406" calcext:value-type="float">
            <text:p>2406</text:p>
          </table:table-cell>
          <table:table-cell table:formula="of:=IF([.B13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06])" office:value-type="float" office:value="2409" calcext:value-type="float">
            <text:p>2409</text:p>
          </table:table-cell>
          <table:table-cell table:formula="of:=IF([.B13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07])" office:value-type="float" office:value="2412" calcext:value-type="float">
            <text:p>2412</text:p>
          </table:table-cell>
          <table:table-cell table:formula="of:=IF([.B13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08])" office:value-type="float" office:value="2415" calcext:value-type="float">
            <text:p>2415</text:p>
          </table:table-cell>
          <table:table-cell table:formula="of:=IF([.B13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09])" office:value-type="float" office:value="2418" calcext:value-type="float">
            <text:p>2418</text:p>
          </table:table-cell>
          <table:table-cell table:formula="of:=IF([.B13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10])" office:value-type="float" office:value="2421" calcext:value-type="float">
            <text:p>2421</text:p>
          </table:table-cell>
          <table:table-cell table:formula="of:=IF([.B13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11])" office:value-type="float" office:value="2424" calcext:value-type="float">
            <text:p>2424</text:p>
          </table:table-cell>
          <table:table-cell table:formula="of:=IF([.B13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12])" office:value-type="float" office:value="2427" calcext:value-type="float">
            <text:p>2427</text:p>
          </table:table-cell>
          <table:table-cell table:formula="of:=IF([.B13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13])" office:value-type="float" office:value="2430" calcext:value-type="float">
            <text:p>2430</text:p>
          </table:table-cell>
          <table:table-cell table:formula="of:=IF([.B13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14])" office:value-type="float" office:value="2433" calcext:value-type="float">
            <text:p>2433</text:p>
          </table:table-cell>
          <table:table-cell table:formula="of:=IF([.B13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15])" office:value-type="float" office:value="2436" calcext:value-type="float">
            <text:p>2436</text:p>
          </table:table-cell>
          <table:table-cell table:formula="of:=IF([.B13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16])" office:value-type="float" office:value="2439" calcext:value-type="float">
            <text:p>2439</text:p>
          </table:table-cell>
          <table:table-cell table:formula="of:=IF([.B13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17])" office:value-type="float" office:value="2442" calcext:value-type="float">
            <text:p>2442</text:p>
          </table:table-cell>
          <table:table-cell table:formula="of:=IF([.B13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18])" office:value-type="float" office:value="2445" calcext:value-type="float">
            <text:p>2445</text:p>
          </table:table-cell>
          <table:table-cell table:formula="of:=IF([.B13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19])" office:value-type="float" office:value="2448" calcext:value-type="float">
            <text:p>2448</text:p>
          </table:table-cell>
          <table:table-cell table:formula="of:=IF([.B13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20])" office:value-type="float" office:value="2451" calcext:value-type="float">
            <text:p>2451</text:p>
          </table:table-cell>
          <table:table-cell table:formula="of:=IF([.B13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21])" office:value-type="float" office:value="2454" calcext:value-type="float">
            <text:p>2454</text:p>
          </table:table-cell>
          <table:table-cell table:formula="of:=IF([.B13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22])" office:value-type="float" office:value="2457" calcext:value-type="float">
            <text:p>2457</text:p>
          </table:table-cell>
          <table:table-cell table:formula="of:=IF([.B13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23])" office:value-type="float" office:value="2460" calcext:value-type="float">
            <text:p>2460</text:p>
          </table:table-cell>
          <table:table-cell table:formula="of:=IF([.B13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24])" office:value-type="float" office:value="2463" calcext:value-type="float">
            <text:p>2463</text:p>
          </table:table-cell>
          <table:table-cell table:formula="of:=IF([.B13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25])" office:value-type="float" office:value="2466" calcext:value-type="float">
            <text:p>2466</text:p>
          </table:table-cell>
          <table:table-cell table:formula="of:=IF([.B13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26])" office:value-type="float" office:value="2469" calcext:value-type="float">
            <text:p>2469</text:p>
          </table:table-cell>
          <table:table-cell table:formula="of:=IF([.B13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27])" office:value-type="float" office:value="2472" calcext:value-type="float">
            <text:p>2472</text:p>
          </table:table-cell>
          <table:table-cell table:formula="of:=IF([.B13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28])" office:value-type="float" office:value="2475" calcext:value-type="float">
            <text:p>2475</text:p>
          </table:table-cell>
          <table:table-cell table:formula="of:=IF([.B13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29])" office:value-type="float" office:value="2478" calcext:value-type="float">
            <text:p>2478</text:p>
          </table:table-cell>
          <table:table-cell table:formula="of:=IF([.B13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30])" office:value-type="float" office:value="2481" calcext:value-type="float">
            <text:p>2481</text:p>
          </table:table-cell>
          <table:table-cell table:formula="of:=IF([.B13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31])" office:value-type="float" office:value="2484" calcext:value-type="float">
            <text:p>2484</text:p>
          </table:table-cell>
          <table:table-cell table:formula="of:=IF([.B13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32])" office:value-type="float" office:value="2487" calcext:value-type="float">
            <text:p>2487</text:p>
          </table:table-cell>
          <table:table-cell table:formula="of:=IF([.B13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33])" office:value-type="float" office:value="2490" calcext:value-type="float">
            <text:p>2490</text:p>
          </table:table-cell>
          <table:table-cell table:formula="of:=IF([.B13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34])" office:value-type="float" office:value="2493" calcext:value-type="float">
            <text:p>2493</text:p>
          </table:table-cell>
          <table:table-cell table:formula="of:=IF([.B13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35])" office:value-type="float" office:value="2496" calcext:value-type="float">
            <text:p>2496</text:p>
          </table:table-cell>
          <table:table-cell table:formula="of:=IF([.B13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36])" office:value-type="float" office:value="2499" calcext:value-type="float">
            <text:p>2499</text:p>
          </table:table-cell>
          <table:table-cell table:formula="of:=IF([.B13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37])" office:value-type="float" office:value="2502" calcext:value-type="float">
            <text:p>2502</text:p>
          </table:table-cell>
          <table:table-cell table:formula="of:=IF([.B13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38])" office:value-type="float" office:value="2505" calcext:value-type="float">
            <text:p>2505</text:p>
          </table:table-cell>
          <table:table-cell table:formula="of:=IF([.B13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39])" office:value-type="float" office:value="2508" calcext:value-type="float">
            <text:p>2508</text:p>
          </table:table-cell>
          <table:table-cell table:formula="of:=IF([.B13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40])" office:value-type="float" office:value="2511" calcext:value-type="float">
            <text:p>2511</text:p>
          </table:table-cell>
          <table:table-cell table:formula="of:=IF([.B13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41])" office:value-type="float" office:value="2514" calcext:value-type="float">
            <text:p>2514</text:p>
          </table:table-cell>
          <table:table-cell table:formula="of:=IF([.B13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42])" office:value-type="float" office:value="2517" calcext:value-type="float">
            <text:p>2517</text:p>
          </table:table-cell>
          <table:table-cell table:formula="of:=IF([.B13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43])" office:value-type="float" office:value="2520" calcext:value-type="float">
            <text:p>2520</text:p>
          </table:table-cell>
          <table:table-cell table:formula="of:=IF([.B13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44])" office:value-type="float" office:value="2523" calcext:value-type="float">
            <text:p>2523</text:p>
          </table:table-cell>
          <table:table-cell table:formula="of:=IF([.B13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45])" office:value-type="float" office:value="2526" calcext:value-type="float">
            <text:p>2526</text:p>
          </table:table-cell>
          <table:table-cell table:formula="of:=IF([.B13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46])" office:value-type="float" office:value="2529" calcext:value-type="float">
            <text:p>2529</text:p>
          </table:table-cell>
          <table:table-cell table:formula="of:=IF([.B13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47])" office:value-type="float" office:value="2532" calcext:value-type="float">
            <text:p>2532</text:p>
          </table:table-cell>
          <table:table-cell table:formula="of:=IF([.B13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48])" office:value-type="float" office:value="2535" calcext:value-type="float">
            <text:p>2535</text:p>
          </table:table-cell>
          <table:table-cell table:formula="of:=IF([.B13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49])" office:value-type="float" office:value="2538" calcext:value-type="float">
            <text:p>2538</text:p>
          </table:table-cell>
          <table:table-cell table:formula="of:=IF([.B13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50])" office:value-type="float" office:value="2541" calcext:value-type="float">
            <text:p>2541</text:p>
          </table:table-cell>
          <table:table-cell table:formula="of:=IF([.B13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51])" office:value-type="float" office:value="2544" calcext:value-type="float">
            <text:p>2544</text:p>
          </table:table-cell>
          <table:table-cell table:formula="of:=IF([.B13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52])" office:value-type="float" office:value="2547" calcext:value-type="float">
            <text:p>2547</text:p>
          </table:table-cell>
          <table:table-cell table:formula="of:=IF([.B13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53])" office:value-type="float" office:value="2550" calcext:value-type="float">
            <text:p>2550</text:p>
          </table:table-cell>
          <table:table-cell table:formula="of:=IF([.B13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54])" office:value-type="float" office:value="2553" calcext:value-type="float">
            <text:p>2553</text:p>
          </table:table-cell>
          <table:table-cell table:formula="of:=IF([.B13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55])" office:value-type="float" office:value="2556" calcext:value-type="float">
            <text:p>2556</text:p>
          </table:table-cell>
          <table:table-cell table:formula="of:=IF([.B13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56])" office:value-type="float" office:value="2559" calcext:value-type="float">
            <text:p>2559</text:p>
          </table:table-cell>
          <table:table-cell table:formula="of:=IF([.B13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57])" office:value-type="float" office:value="2562" calcext:value-type="float">
            <text:p>2562</text:p>
          </table:table-cell>
          <table:table-cell table:formula="of:=IF([.B13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58])" office:value-type="float" office:value="2565" calcext:value-type="float">
            <text:p>2565</text:p>
          </table:table-cell>
          <table:table-cell table:formula="of:=IF([.B13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59])" office:value-type="float" office:value="2568" calcext:value-type="float">
            <text:p>2568</text:p>
          </table:table-cell>
          <table:table-cell table:formula="of:=IF([.B13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60])" office:value-type="float" office:value="2571" calcext:value-type="float">
            <text:p>2571</text:p>
          </table:table-cell>
          <table:table-cell table:formula="of:=IF([.B13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61])" office:value-type="float" office:value="2574" calcext:value-type="float">
            <text:p>2574</text:p>
          </table:table-cell>
          <table:table-cell table:formula="of:=IF([.B13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62])" office:value-type="float" office:value="2577" calcext:value-type="float">
            <text:p>2577</text:p>
          </table:table-cell>
          <table:table-cell table:formula="of:=IF([.B13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63])" office:value-type="float" office:value="2580" calcext:value-type="float">
            <text:p>2580</text:p>
          </table:table-cell>
          <table:table-cell table:formula="of:=IF([.B13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64])" office:value-type="float" office:value="2583" calcext:value-type="float">
            <text:p>2583</text:p>
          </table:table-cell>
          <table:table-cell table:formula="of:=IF([.B13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65])" office:value-type="float" office:value="2586" calcext:value-type="float">
            <text:p>2586</text:p>
          </table:table-cell>
          <table:table-cell table:formula="of:=IF([.B13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66])" office:value-type="float" office:value="2589" calcext:value-type="float">
            <text:p>2589</text:p>
          </table:table-cell>
          <table:table-cell table:formula="of:=IF([.B13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67])" office:value-type="float" office:value="2592" calcext:value-type="float">
            <text:p>2592</text:p>
          </table:table-cell>
          <table:table-cell table:formula="of:=IF([.B13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68])" office:value-type="float" office:value="2595" calcext:value-type="float">
            <text:p>2595</text:p>
          </table:table-cell>
          <table:table-cell table:formula="of:=IF([.B13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69])" office:value-type="float" office:value="2598" calcext:value-type="float">
            <text:p>2598</text:p>
          </table:table-cell>
          <table:table-cell table:formula="of:=IF([.B13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70])" office:value-type="float" office:value="2601" calcext:value-type="float">
            <text:p>2601</text:p>
          </table:table-cell>
          <table:table-cell table:formula="of:=IF([.B13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71])" office:value-type="float" office:value="2604" calcext:value-type="float">
            <text:p>2604</text:p>
          </table:table-cell>
          <table:table-cell table:formula="of:=IF([.B13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72])" office:value-type="float" office:value="2607" calcext:value-type="float">
            <text:p>2607</text:p>
          </table:table-cell>
          <table:table-cell table:formula="of:=IF([.B13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73])" office:value-type="float" office:value="2610" calcext:value-type="float">
            <text:p>2610</text:p>
          </table:table-cell>
          <table:table-cell table:formula="of:=IF([.B13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74])" office:value-type="float" office:value="2613" calcext:value-type="float">
            <text:p>2613</text:p>
          </table:table-cell>
          <table:table-cell table:formula="of:=IF([.B13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75])" office:value-type="float" office:value="2616" calcext:value-type="float">
            <text:p>2616</text:p>
          </table:table-cell>
          <table:table-cell table:formula="of:=IF([.B13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76])" office:value-type="float" office:value="2619" calcext:value-type="float">
            <text:p>2619</text:p>
          </table:table-cell>
          <table:table-cell table:formula="of:=IF([.B13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77])" office:value-type="float" office:value="2622" calcext:value-type="float">
            <text:p>2622</text:p>
          </table:table-cell>
          <table:table-cell table:formula="of:=IF([.B13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78])" office:value-type="float" office:value="2625" calcext:value-type="float">
            <text:p>2625</text:p>
          </table:table-cell>
          <table:table-cell table:formula="of:=IF([.B13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79])" office:value-type="float" office:value="2628" calcext:value-type="float">
            <text:p>2628</text:p>
          </table:table-cell>
          <table:table-cell table:formula="of:=IF([.B13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80])" office:value-type="float" office:value="2631" calcext:value-type="float">
            <text:p>2631</text:p>
          </table:table-cell>
          <table:table-cell table:formula="of:=IF([.B13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81])" office:value-type="float" office:value="2634" calcext:value-type="float">
            <text:p>2634</text:p>
          </table:table-cell>
          <table:table-cell table:formula="of:=IF([.B13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82])" office:value-type="float" office:value="2637" calcext:value-type="float">
            <text:p>2637</text:p>
          </table:table-cell>
          <table:table-cell table:formula="of:=IF([.B13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83])" office:value-type="float" office:value="2640" calcext:value-type="float">
            <text:p>2640</text:p>
          </table:table-cell>
          <table:table-cell table:formula="of:=IF([.B13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84])" office:value-type="float" office:value="2643" calcext:value-type="float">
            <text:p>2643</text:p>
          </table:table-cell>
          <table:table-cell table:formula="of:=IF([.B13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85])" office:value-type="float" office:value="2646" calcext:value-type="float">
            <text:p>2646</text:p>
          </table:table-cell>
          <table:table-cell table:formula="of:=IF([.B13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86])" office:value-type="float" office:value="2649" calcext:value-type="float">
            <text:p>2649</text:p>
          </table:table-cell>
          <table:table-cell table:formula="of:=IF([.B13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87])" office:value-type="float" office:value="2652" calcext:value-type="float">
            <text:p>2652</text:p>
          </table:table-cell>
          <table:table-cell table:formula="of:=IF([.B13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88])" office:value-type="float" office:value="2655" calcext:value-type="float">
            <text:p>2655</text:p>
          </table:table-cell>
          <table:table-cell table:formula="of:=IF([.B13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89])" office:value-type="float" office:value="2658" calcext:value-type="float">
            <text:p>2658</text:p>
          </table:table-cell>
          <table:table-cell table:formula="of:=IF([.B13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90])" office:value-type="float" office:value="2661" calcext:value-type="float">
            <text:p>2661</text:p>
          </table:table-cell>
          <table:table-cell table:formula="of:=IF([.B13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91])" office:value-type="float" office:value="2664" calcext:value-type="float">
            <text:p>2664</text:p>
          </table:table-cell>
          <table:table-cell table:formula="of:=IF([.B13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92])" office:value-type="float" office:value="2667" calcext:value-type="float">
            <text:p>2667</text:p>
          </table:table-cell>
          <table:table-cell table:formula="of:=IF([.B13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93])" office:value-type="float" office:value="2670" calcext:value-type="float">
            <text:p>2670</text:p>
          </table:table-cell>
          <table:table-cell table:formula="of:=IF([.B13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94])" office:value-type="float" office:value="2673" calcext:value-type="float">
            <text:p>2673</text:p>
          </table:table-cell>
          <table:table-cell table:formula="of:=IF([.B13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95])" office:value-type="float" office:value="2676" calcext:value-type="float">
            <text:p>2676</text:p>
          </table:table-cell>
          <table:table-cell table:formula="of:=IF([.B13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96])" office:value-type="float" office:value="2679" calcext:value-type="float">
            <text:p>2679</text:p>
          </table:table-cell>
          <table:table-cell table:formula="of:=IF([.B13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97])" office:value-type="float" office:value="2682" calcext:value-type="float">
            <text:p>2682</text:p>
          </table:table-cell>
          <table:table-cell table:formula="of:=IF([.B13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98])" office:value-type="float" office:value="2685" calcext:value-type="float">
            <text:p>2685</text:p>
          </table:table-cell>
          <table:table-cell table:formula="of:=IF([.B13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399])" office:value-type="float" office:value="2688" calcext:value-type="float">
            <text:p>2688</text:p>
          </table:table-cell>
          <table:table-cell table:formula="of:=IF([.B13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00])" office:value-type="float" office:value="2691" calcext:value-type="float">
            <text:p>2691</text:p>
          </table:table-cell>
          <table:table-cell table:formula="of:=IF([.B14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01])" office:value-type="float" office:value="2694" calcext:value-type="float">
            <text:p>2694</text:p>
          </table:table-cell>
          <table:table-cell table:formula="of:=IF([.B14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02])" office:value-type="float" office:value="2697" calcext:value-type="float">
            <text:p>2697</text:p>
          </table:table-cell>
          <table:table-cell table:formula="of:=IF([.B14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03])" office:value-type="float" office:value="2700" calcext:value-type="float">
            <text:p>2700</text:p>
          </table:table-cell>
          <table:table-cell table:formula="of:=IF([.B14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04])" office:value-type="float" office:value="2703" calcext:value-type="float">
            <text:p>2703</text:p>
          </table:table-cell>
          <table:table-cell table:formula="of:=IF([.B14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05])" office:value-type="float" office:value="2706" calcext:value-type="float">
            <text:p>2706</text:p>
          </table:table-cell>
          <table:table-cell table:formula="of:=IF([.B14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06])" office:value-type="float" office:value="2709" calcext:value-type="float">
            <text:p>2709</text:p>
          </table:table-cell>
          <table:table-cell table:formula="of:=IF([.B14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07])" office:value-type="float" office:value="2712" calcext:value-type="float">
            <text:p>2712</text:p>
          </table:table-cell>
          <table:table-cell table:formula="of:=IF([.B14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08])" office:value-type="float" office:value="2715" calcext:value-type="float">
            <text:p>2715</text:p>
          </table:table-cell>
          <table:table-cell table:formula="of:=IF([.B14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09])" office:value-type="float" office:value="2718" calcext:value-type="float">
            <text:p>2718</text:p>
          </table:table-cell>
          <table:table-cell table:formula="of:=IF([.B14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10])" office:value-type="float" office:value="2721" calcext:value-type="float">
            <text:p>2721</text:p>
          </table:table-cell>
          <table:table-cell table:formula="of:=IF([.B14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11])" office:value-type="float" office:value="2724" calcext:value-type="float">
            <text:p>2724</text:p>
          </table:table-cell>
          <table:table-cell table:formula="of:=IF([.B14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12])" office:value-type="float" office:value="2727" calcext:value-type="float">
            <text:p>2727</text:p>
          </table:table-cell>
          <table:table-cell table:formula="of:=IF([.B14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13])" office:value-type="float" office:value="2730" calcext:value-type="float">
            <text:p>2730</text:p>
          </table:table-cell>
          <table:table-cell table:formula="of:=IF([.B14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14])" office:value-type="float" office:value="2733" calcext:value-type="float">
            <text:p>2733</text:p>
          </table:table-cell>
          <table:table-cell table:formula="of:=IF([.B14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15])" office:value-type="float" office:value="2736" calcext:value-type="float">
            <text:p>2736</text:p>
          </table:table-cell>
          <table:table-cell table:formula="of:=IF([.B14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16])" office:value-type="float" office:value="2739" calcext:value-type="float">
            <text:p>2739</text:p>
          </table:table-cell>
          <table:table-cell table:formula="of:=IF([.B14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17])" office:value-type="float" office:value="2742" calcext:value-type="float">
            <text:p>2742</text:p>
          </table:table-cell>
          <table:table-cell table:formula="of:=IF([.B14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18])" office:value-type="float" office:value="2745" calcext:value-type="float">
            <text:p>2745</text:p>
          </table:table-cell>
          <table:table-cell table:formula="of:=IF([.B14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19])" office:value-type="float" office:value="2748" calcext:value-type="float">
            <text:p>2748</text:p>
          </table:table-cell>
          <table:table-cell table:formula="of:=IF([.B14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20])" office:value-type="float" office:value="2751" calcext:value-type="float">
            <text:p>2751</text:p>
          </table:table-cell>
          <table:table-cell table:formula="of:=IF([.B14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21])" office:value-type="float" office:value="2754" calcext:value-type="float">
            <text:p>2754</text:p>
          </table:table-cell>
          <table:table-cell table:formula="of:=IF([.B14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22])" office:value-type="float" office:value="2757" calcext:value-type="float">
            <text:p>2757</text:p>
          </table:table-cell>
          <table:table-cell table:formula="of:=IF([.B14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23])" office:value-type="float" office:value="2760" calcext:value-type="float">
            <text:p>2760</text:p>
          </table:table-cell>
          <table:table-cell table:formula="of:=IF([.B14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24])" office:value-type="float" office:value="2763" calcext:value-type="float">
            <text:p>2763</text:p>
          </table:table-cell>
          <table:table-cell table:formula="of:=IF([.B14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25])" office:value-type="float" office:value="2766" calcext:value-type="float">
            <text:p>2766</text:p>
          </table:table-cell>
          <table:table-cell table:formula="of:=IF([.B14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26])" office:value-type="float" office:value="2769" calcext:value-type="float">
            <text:p>2769</text:p>
          </table:table-cell>
          <table:table-cell table:formula="of:=IF([.B14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27])" office:value-type="float" office:value="2772" calcext:value-type="float">
            <text:p>2772</text:p>
          </table:table-cell>
          <table:table-cell table:formula="of:=IF([.B14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28])" office:value-type="float" office:value="2775" calcext:value-type="float">
            <text:p>2775</text:p>
          </table:table-cell>
          <table:table-cell table:formula="of:=IF([.B14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29])" office:value-type="float" office:value="2778" calcext:value-type="float">
            <text:p>2778</text:p>
          </table:table-cell>
          <table:table-cell table:formula="of:=IF([.B14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30])" office:value-type="float" office:value="2781" calcext:value-type="float">
            <text:p>2781</text:p>
          </table:table-cell>
          <table:table-cell table:formula="of:=IF([.B14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31])" office:value-type="float" office:value="2784" calcext:value-type="float">
            <text:p>2784</text:p>
          </table:table-cell>
          <table:table-cell table:formula="of:=IF([.B14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32])" office:value-type="float" office:value="2787" calcext:value-type="float">
            <text:p>2787</text:p>
          </table:table-cell>
          <table:table-cell table:formula="of:=IF([.B14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33])" office:value-type="float" office:value="2790" calcext:value-type="float">
            <text:p>2790</text:p>
          </table:table-cell>
          <table:table-cell table:formula="of:=IF([.B14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34])" office:value-type="float" office:value="2793" calcext:value-type="float">
            <text:p>2793</text:p>
          </table:table-cell>
          <table:table-cell table:formula="of:=IF([.B14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35])" office:value-type="float" office:value="2796" calcext:value-type="float">
            <text:p>2796</text:p>
          </table:table-cell>
          <table:table-cell table:formula="of:=IF([.B14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36])" office:value-type="float" office:value="2799" calcext:value-type="float">
            <text:p>2799</text:p>
          </table:table-cell>
          <table:table-cell table:formula="of:=IF([.B14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37])" office:value-type="float" office:value="2802" calcext:value-type="float">
            <text:p>2802</text:p>
          </table:table-cell>
          <table:table-cell table:formula="of:=IF([.B14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38])" office:value-type="float" office:value="2805" calcext:value-type="float">
            <text:p>2805</text:p>
          </table:table-cell>
          <table:table-cell table:formula="of:=IF([.B14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39])" office:value-type="float" office:value="2808" calcext:value-type="float">
            <text:p>2808</text:p>
          </table:table-cell>
          <table:table-cell table:formula="of:=IF([.B14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40])" office:value-type="float" office:value="2811" calcext:value-type="float">
            <text:p>2811</text:p>
          </table:table-cell>
          <table:table-cell table:formula="of:=IF([.B14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41])" office:value-type="float" office:value="2814" calcext:value-type="float">
            <text:p>2814</text:p>
          </table:table-cell>
          <table:table-cell table:formula="of:=IF([.B14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42])" office:value-type="float" office:value="2817" calcext:value-type="float">
            <text:p>2817</text:p>
          </table:table-cell>
          <table:table-cell table:formula="of:=IF([.B14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43])" office:value-type="float" office:value="2820" calcext:value-type="float">
            <text:p>2820</text:p>
          </table:table-cell>
          <table:table-cell table:formula="of:=IF([.B14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1444])" office:value-type="float" office:value="2823" calcext:value-type="float">
            <text:p>2823</text:p>
          </table:table-cell>
          <table:table-cell table:formula="of:=IF([.B14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45])" office:value-type="float" office:value="2827" calcext:value-type="float">
            <text:p>2827</text:p>
          </table:table-cell>
          <table:table-cell table:formula="of:=IF([.B14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46])" office:value-type="float" office:value="2831" calcext:value-type="float">
            <text:p>2831</text:p>
          </table:table-cell>
          <table:table-cell table:formula="of:=IF([.B14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47])" office:value-type="float" office:value="2835" calcext:value-type="float">
            <text:p>2835</text:p>
          </table:table-cell>
          <table:table-cell table:formula="of:=IF([.B14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48])" office:value-type="float" office:value="2839" calcext:value-type="float">
            <text:p>2839</text:p>
          </table:table-cell>
          <table:table-cell table:formula="of:=IF([.B14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49])" office:value-type="float" office:value="2843" calcext:value-type="float">
            <text:p>2843</text:p>
          </table:table-cell>
          <table:table-cell table:formula="of:=IF([.B14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50])" office:value-type="float" office:value="2847" calcext:value-type="float">
            <text:p>2847</text:p>
          </table:table-cell>
          <table:table-cell table:formula="of:=IF([.B14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51])" office:value-type="float" office:value="2851" calcext:value-type="float">
            <text:p>2851</text:p>
          </table:table-cell>
          <table:table-cell table:formula="of:=IF([.B14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52])" office:value-type="float" office:value="2855" calcext:value-type="float">
            <text:p>2855</text:p>
          </table:table-cell>
          <table:table-cell table:formula="of:=IF([.B14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53])" office:value-type="float" office:value="2859" calcext:value-type="float">
            <text:p>2859</text:p>
          </table:table-cell>
          <table:table-cell table:formula="of:=IF([.B14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54])" office:value-type="float" office:value="2863" calcext:value-type="float">
            <text:p>2863</text:p>
          </table:table-cell>
          <table:table-cell table:formula="of:=IF([.B14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55])" office:value-type="float" office:value="2867" calcext:value-type="float">
            <text:p>2867</text:p>
          </table:table-cell>
          <table:table-cell table:formula="of:=IF([.B14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56])" office:value-type="float" office:value="2871" calcext:value-type="float">
            <text:p>2871</text:p>
          </table:table-cell>
          <table:table-cell table:formula="of:=IF([.B14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57])" office:value-type="float" office:value="2875" calcext:value-type="float">
            <text:p>2875</text:p>
          </table:table-cell>
          <table:table-cell table:formula="of:=IF([.B14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58])" office:value-type="float" office:value="2879" calcext:value-type="float">
            <text:p>2879</text:p>
          </table:table-cell>
          <table:table-cell table:formula="of:=IF([.B14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59])" office:value-type="float" office:value="2883" calcext:value-type="float">
            <text:p>2883</text:p>
          </table:table-cell>
          <table:table-cell table:formula="of:=IF([.B14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60])" office:value-type="float" office:value="2887" calcext:value-type="float">
            <text:p>2887</text:p>
          </table:table-cell>
          <table:table-cell table:formula="of:=IF([.B14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61])" office:value-type="float" office:value="2891" calcext:value-type="float">
            <text:p>2891</text:p>
          </table:table-cell>
          <table:table-cell table:formula="of:=IF([.B14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62])" office:value-type="float" office:value="2895" calcext:value-type="float">
            <text:p>2895</text:p>
          </table:table-cell>
          <table:table-cell table:formula="of:=IF([.B14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63])" office:value-type="float" office:value="2899" calcext:value-type="float">
            <text:p>2899</text:p>
          </table:table-cell>
          <table:table-cell table:formula="of:=IF([.B14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64])" office:value-type="float" office:value="2903" calcext:value-type="float">
            <text:p>2903</text:p>
          </table:table-cell>
          <table:table-cell table:formula="of:=IF([.B14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65])" office:value-type="float" office:value="2907" calcext:value-type="float">
            <text:p>2907</text:p>
          </table:table-cell>
          <table:table-cell table:formula="of:=IF([.B14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66])" office:value-type="float" office:value="2911" calcext:value-type="float">
            <text:p>2911</text:p>
          </table:table-cell>
          <table:table-cell table:formula="of:=IF([.B14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67])" office:value-type="float" office:value="2915" calcext:value-type="float">
            <text:p>2915</text:p>
          </table:table-cell>
          <table:table-cell table:formula="of:=IF([.B14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68])" office:value-type="float" office:value="2919" calcext:value-type="float">
            <text:p>2919</text:p>
          </table:table-cell>
          <table:table-cell table:formula="of:=IF([.B14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69])" office:value-type="float" office:value="2923" calcext:value-type="float">
            <text:p>2923</text:p>
          </table:table-cell>
          <table:table-cell table:formula="of:=IF([.B14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70])" office:value-type="float" office:value="2927" calcext:value-type="float">
            <text:p>2927</text:p>
          </table:table-cell>
          <table:table-cell table:formula="of:=IF([.B14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71])" office:value-type="float" office:value="2931" calcext:value-type="float">
            <text:p>2931</text:p>
          </table:table-cell>
          <table:table-cell table:formula="of:=IF([.B14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72])" office:value-type="float" office:value="2935" calcext:value-type="float">
            <text:p>2935</text:p>
          </table:table-cell>
          <table:table-cell table:formula="of:=IF([.B14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73])" office:value-type="float" office:value="2939" calcext:value-type="float">
            <text:p>2939</text:p>
          </table:table-cell>
          <table:table-cell table:formula="of:=IF([.B14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74])" office:value-type="float" office:value="2943" calcext:value-type="float">
            <text:p>2943</text:p>
          </table:table-cell>
          <table:table-cell table:formula="of:=IF([.B14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75])" office:value-type="float" office:value="2947" calcext:value-type="float">
            <text:p>2947</text:p>
          </table:table-cell>
          <table:table-cell table:formula="of:=IF([.B14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76])" office:value-type="float" office:value="2951" calcext:value-type="float">
            <text:p>2951</text:p>
          </table:table-cell>
          <table:table-cell table:formula="of:=IF([.B14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77])" office:value-type="float" office:value="2955" calcext:value-type="float">
            <text:p>2955</text:p>
          </table:table-cell>
          <table:table-cell table:formula="of:=IF([.B14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78])" office:value-type="float" office:value="2959" calcext:value-type="float">
            <text:p>2959</text:p>
          </table:table-cell>
          <table:table-cell table:formula="of:=IF([.B14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79])" office:value-type="float" office:value="2963" calcext:value-type="float">
            <text:p>2963</text:p>
          </table:table-cell>
          <table:table-cell table:formula="of:=IF([.B14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80])" office:value-type="float" office:value="2967" calcext:value-type="float">
            <text:p>2967</text:p>
          </table:table-cell>
          <table:table-cell table:formula="of:=IF([.B14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81])" office:value-type="float" office:value="2971" calcext:value-type="float">
            <text:p>2971</text:p>
          </table:table-cell>
          <table:table-cell table:formula="of:=IF([.B14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82])" office:value-type="float" office:value="2975" calcext:value-type="float">
            <text:p>2975</text:p>
          </table:table-cell>
          <table:table-cell table:formula="of:=IF([.B14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83])" office:value-type="float" office:value="2979" calcext:value-type="float">
            <text:p>2979</text:p>
          </table:table-cell>
          <table:table-cell table:formula="of:=IF([.B14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84])" office:value-type="float" office:value="2983" calcext:value-type="float">
            <text:p>2983</text:p>
          </table:table-cell>
          <table:table-cell table:formula="of:=IF([.B14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85])" office:value-type="float" office:value="2987" calcext:value-type="float">
            <text:p>2987</text:p>
          </table:table-cell>
          <table:table-cell table:formula="of:=IF([.B14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86])" office:value-type="float" office:value="2991" calcext:value-type="float">
            <text:p>2991</text:p>
          </table:table-cell>
          <table:table-cell table:formula="of:=IF([.B14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87])" office:value-type="float" office:value="2995" calcext:value-type="float">
            <text:p>2995</text:p>
          </table:table-cell>
          <table:table-cell table:formula="of:=IF([.B14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88])" office:value-type="float" office:value="2999" calcext:value-type="float">
            <text:p>2999</text:p>
          </table:table-cell>
          <table:table-cell table:formula="of:=IF([.B14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89])" office:value-type="float" office:value="3003" calcext:value-type="float">
            <text:p>3003</text:p>
          </table:table-cell>
          <table:table-cell table:formula="of:=IF([.B14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90])" office:value-type="float" office:value="3007" calcext:value-type="float">
            <text:p>3007</text:p>
          </table:table-cell>
          <table:table-cell table:formula="of:=IF([.B14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91])" office:value-type="float" office:value="3011" calcext:value-type="float">
            <text:p>3011</text:p>
          </table:table-cell>
          <table:table-cell table:formula="of:=IF([.B14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92])" office:value-type="float" office:value="3015" calcext:value-type="float">
            <text:p>3015</text:p>
          </table:table-cell>
          <table:table-cell table:formula="of:=IF([.B14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93])" office:value-type="float" office:value="3019" calcext:value-type="float">
            <text:p>3019</text:p>
          </table:table-cell>
          <table:table-cell table:formula="of:=IF([.B14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94])" office:value-type="float" office:value="3023" calcext:value-type="float">
            <text:p>3023</text:p>
          </table:table-cell>
          <table:table-cell table:formula="of:=IF([.B14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95])" office:value-type="float" office:value="3027" calcext:value-type="float">
            <text:p>3027</text:p>
          </table:table-cell>
          <table:table-cell table:formula="of:=IF([.B14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96])" office:value-type="float" office:value="3031" calcext:value-type="float">
            <text:p>3031</text:p>
          </table:table-cell>
          <table:table-cell table:formula="of:=IF([.B14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97])" office:value-type="float" office:value="3035" calcext:value-type="float">
            <text:p>3035</text:p>
          </table:table-cell>
          <table:table-cell table:formula="of:=IF([.B14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98])" office:value-type="float" office:value="3039" calcext:value-type="float">
            <text:p>3039</text:p>
          </table:table-cell>
          <table:table-cell table:formula="of:=IF([.B14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499])" office:value-type="float" office:value="3043" calcext:value-type="float">
            <text:p>3043</text:p>
          </table:table-cell>
          <table:table-cell table:formula="of:=IF([.B14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00])" office:value-type="float" office:value="3047" calcext:value-type="float">
            <text:p>3047</text:p>
          </table:table-cell>
          <table:table-cell table:formula="of:=IF([.B15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01])" office:value-type="float" office:value="3051" calcext:value-type="float">
            <text:p>3051</text:p>
          </table:table-cell>
          <table:table-cell table:formula="of:=IF([.B15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02])" office:value-type="float" office:value="3055" calcext:value-type="float">
            <text:p>3055</text:p>
          </table:table-cell>
          <table:table-cell table:formula="of:=IF([.B15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03])" office:value-type="float" office:value="3059" calcext:value-type="float">
            <text:p>3059</text:p>
          </table:table-cell>
          <table:table-cell table:formula="of:=IF([.B15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04])" office:value-type="float" office:value="3063" calcext:value-type="float">
            <text:p>3063</text:p>
          </table:table-cell>
          <table:table-cell table:formula="of:=IF([.B15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05])" office:value-type="float" office:value="3067" calcext:value-type="float">
            <text:p>3067</text:p>
          </table:table-cell>
          <table:table-cell table:formula="of:=IF([.B15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06])" office:value-type="float" office:value="3071" calcext:value-type="float">
            <text:p>3071</text:p>
          </table:table-cell>
          <table:table-cell table:formula="of:=IF([.B15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07])" office:value-type="float" office:value="3075" calcext:value-type="float">
            <text:p>3075</text:p>
          </table:table-cell>
          <table:table-cell table:formula="of:=IF([.B15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08])" office:value-type="float" office:value="3079" calcext:value-type="float">
            <text:p>3079</text:p>
          </table:table-cell>
          <table:table-cell table:formula="of:=IF([.B15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09])" office:value-type="float" office:value="3083" calcext:value-type="float">
            <text:p>3083</text:p>
          </table:table-cell>
          <table:table-cell table:formula="of:=IF([.B15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10])" office:value-type="float" office:value="3087" calcext:value-type="float">
            <text:p>3087</text:p>
          </table:table-cell>
          <table:table-cell table:formula="of:=IF([.B15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11])" office:value-type="float" office:value="3091" calcext:value-type="float">
            <text:p>3091</text:p>
          </table:table-cell>
          <table:table-cell table:formula="of:=IF([.B15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12])" office:value-type="float" office:value="3095" calcext:value-type="float">
            <text:p>3095</text:p>
          </table:table-cell>
          <table:table-cell table:formula="of:=IF([.B15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13])" office:value-type="float" office:value="3099" calcext:value-type="float">
            <text:p>3099</text:p>
          </table:table-cell>
          <table:table-cell table:formula="of:=IF([.B15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14])" office:value-type="float" office:value="3103" calcext:value-type="float">
            <text:p>3103</text:p>
          </table:table-cell>
          <table:table-cell table:formula="of:=IF([.B15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15])" office:value-type="float" office:value="3107" calcext:value-type="float">
            <text:p>3107</text:p>
          </table:table-cell>
          <table:table-cell table:formula="of:=IF([.B15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16])" office:value-type="float" office:value="3111" calcext:value-type="float">
            <text:p>3111</text:p>
          </table:table-cell>
          <table:table-cell table:formula="of:=IF([.B15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17])" office:value-type="float" office:value="3115" calcext:value-type="float">
            <text:p>3115</text:p>
          </table:table-cell>
          <table:table-cell table:formula="of:=IF([.B15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18])" office:value-type="float" office:value="3119" calcext:value-type="float">
            <text:p>3119</text:p>
          </table:table-cell>
          <table:table-cell table:formula="of:=IF([.B15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19])" office:value-type="float" office:value="3123" calcext:value-type="float">
            <text:p>3123</text:p>
          </table:table-cell>
          <table:table-cell table:formula="of:=IF([.B15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20])" office:value-type="float" office:value="3127" calcext:value-type="float">
            <text:p>3127</text:p>
          </table:table-cell>
          <table:table-cell table:formula="of:=IF([.B15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21])" office:value-type="float" office:value="3131" calcext:value-type="float">
            <text:p>3131</text:p>
          </table:table-cell>
          <table:table-cell table:formula="of:=IF([.B15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22])" office:value-type="float" office:value="3135" calcext:value-type="float">
            <text:p>3135</text:p>
          </table:table-cell>
          <table:table-cell table:formula="of:=IF([.B15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23])" office:value-type="float" office:value="3139" calcext:value-type="float">
            <text:p>3139</text:p>
          </table:table-cell>
          <table:table-cell table:formula="of:=IF([.B15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24])" office:value-type="float" office:value="3143" calcext:value-type="float">
            <text:p>3143</text:p>
          </table:table-cell>
          <table:table-cell table:formula="of:=IF([.B15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25])" office:value-type="float" office:value="3147" calcext:value-type="float">
            <text:p>3147</text:p>
          </table:table-cell>
          <table:table-cell table:formula="of:=IF([.B15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26])" office:value-type="float" office:value="3151" calcext:value-type="float">
            <text:p>3151</text:p>
          </table:table-cell>
          <table:table-cell table:formula="of:=IF([.B15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27])" office:value-type="float" office:value="3155" calcext:value-type="float">
            <text:p>3155</text:p>
          </table:table-cell>
          <table:table-cell table:formula="of:=IF([.B15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28])" office:value-type="float" office:value="3159" calcext:value-type="float">
            <text:p>3159</text:p>
          </table:table-cell>
          <table:table-cell table:formula="of:=IF([.B15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29])" office:value-type="float" office:value="3163" calcext:value-type="float">
            <text:p>3163</text:p>
          </table:table-cell>
          <table:table-cell table:formula="of:=IF([.B15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30])" office:value-type="float" office:value="3167" calcext:value-type="float">
            <text:p>3167</text:p>
          </table:table-cell>
          <table:table-cell table:formula="of:=IF([.B15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31])" office:value-type="float" office:value="3171" calcext:value-type="float">
            <text:p>3171</text:p>
          </table:table-cell>
          <table:table-cell table:formula="of:=IF([.B15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32])" office:value-type="float" office:value="3175" calcext:value-type="float">
            <text:p>3175</text:p>
          </table:table-cell>
          <table:table-cell table:formula="of:=IF([.B15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33])" office:value-type="float" office:value="3179" calcext:value-type="float">
            <text:p>3179</text:p>
          </table:table-cell>
          <table:table-cell table:formula="of:=IF([.B15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34])" office:value-type="float" office:value="3183" calcext:value-type="float">
            <text:p>3183</text:p>
          </table:table-cell>
          <table:table-cell table:formula="of:=IF([.B15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35])" office:value-type="float" office:value="3187" calcext:value-type="float">
            <text:p>3187</text:p>
          </table:table-cell>
          <table:table-cell table:formula="of:=IF([.B15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36])" office:value-type="float" office:value="3191" calcext:value-type="float">
            <text:p>3191</text:p>
          </table:table-cell>
          <table:table-cell table:formula="of:=IF([.B15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37])" office:value-type="float" office:value="3195" calcext:value-type="float">
            <text:p>3195</text:p>
          </table:table-cell>
          <table:table-cell table:formula="of:=IF([.B15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38])" office:value-type="float" office:value="3199" calcext:value-type="float">
            <text:p>3199</text:p>
          </table:table-cell>
          <table:table-cell table:formula="of:=IF([.B15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39])" office:value-type="float" office:value="3203" calcext:value-type="float">
            <text:p>3203</text:p>
          </table:table-cell>
          <table:table-cell table:formula="of:=IF([.B15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40])" office:value-type="float" office:value="3207" calcext:value-type="float">
            <text:p>3207</text:p>
          </table:table-cell>
          <table:table-cell table:formula="of:=IF([.B15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41])" office:value-type="float" office:value="3211" calcext:value-type="float">
            <text:p>3211</text:p>
          </table:table-cell>
          <table:table-cell table:formula="of:=IF([.B15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42])" office:value-type="float" office:value="3215" calcext:value-type="float">
            <text:p>3215</text:p>
          </table:table-cell>
          <table:table-cell table:formula="of:=IF([.B15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43])" office:value-type="float" office:value="3219" calcext:value-type="float">
            <text:p>3219</text:p>
          </table:table-cell>
          <table:table-cell table:formula="of:=IF([.B15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44])" office:value-type="float" office:value="3223" calcext:value-type="float">
            <text:p>3223</text:p>
          </table:table-cell>
          <table:table-cell table:formula="of:=IF([.B15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45])" office:value-type="float" office:value="3227" calcext:value-type="float">
            <text:p>3227</text:p>
          </table:table-cell>
          <table:table-cell table:formula="of:=IF([.B15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46])" office:value-type="float" office:value="3231" calcext:value-type="float">
            <text:p>3231</text:p>
          </table:table-cell>
          <table:table-cell table:formula="of:=IF([.B15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47])" office:value-type="float" office:value="3235" calcext:value-type="float">
            <text:p>3235</text:p>
          </table:table-cell>
          <table:table-cell table:formula="of:=IF([.B15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48])" office:value-type="float" office:value="3239" calcext:value-type="float">
            <text:p>3239</text:p>
          </table:table-cell>
          <table:table-cell table:formula="of:=IF([.B15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49])" office:value-type="float" office:value="3243" calcext:value-type="float">
            <text:p>3243</text:p>
          </table:table-cell>
          <table:table-cell table:formula="of:=IF([.B15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50])" office:value-type="float" office:value="3247" calcext:value-type="float">
            <text:p>3247</text:p>
          </table:table-cell>
          <table:table-cell table:formula="of:=IF([.B15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51])" office:value-type="float" office:value="3251" calcext:value-type="float">
            <text:p>3251</text:p>
          </table:table-cell>
          <table:table-cell table:formula="of:=IF([.B15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52])" office:value-type="float" office:value="3255" calcext:value-type="float">
            <text:p>3255</text:p>
          </table:table-cell>
          <table:table-cell table:formula="of:=IF([.B15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53])" office:value-type="float" office:value="3259" calcext:value-type="float">
            <text:p>3259</text:p>
          </table:table-cell>
          <table:table-cell table:formula="of:=IF([.B15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54])" office:value-type="float" office:value="3263" calcext:value-type="float">
            <text:p>3263</text:p>
          </table:table-cell>
          <table:table-cell table:formula="of:=IF([.B15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55])" office:value-type="float" office:value="3267" calcext:value-type="float">
            <text:p>3267</text:p>
          </table:table-cell>
          <table:table-cell table:formula="of:=IF([.B15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56])" office:value-type="float" office:value="3271" calcext:value-type="float">
            <text:p>3271</text:p>
          </table:table-cell>
          <table:table-cell table:formula="of:=IF([.B15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57])" office:value-type="float" office:value="3275" calcext:value-type="float">
            <text:p>3275</text:p>
          </table:table-cell>
          <table:table-cell table:formula="of:=IF([.B15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58])" office:value-type="float" office:value="3279" calcext:value-type="float">
            <text:p>3279</text:p>
          </table:table-cell>
          <table:table-cell table:formula="of:=IF([.B15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59])" office:value-type="float" office:value="3283" calcext:value-type="float">
            <text:p>3283</text:p>
          </table:table-cell>
          <table:table-cell table:formula="of:=IF([.B15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60])" office:value-type="float" office:value="3287" calcext:value-type="float">
            <text:p>3287</text:p>
          </table:table-cell>
          <table:table-cell table:formula="of:=IF([.B15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61])" office:value-type="float" office:value="3291" calcext:value-type="float">
            <text:p>3291</text:p>
          </table:table-cell>
          <table:table-cell table:formula="of:=IF([.B15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62])" office:value-type="float" office:value="3295" calcext:value-type="float">
            <text:p>3295</text:p>
          </table:table-cell>
          <table:table-cell table:formula="of:=IF([.B15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63])" office:value-type="float" office:value="3299" calcext:value-type="float">
            <text:p>3299</text:p>
          </table:table-cell>
          <table:table-cell table:formula="of:=IF([.B15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64])" office:value-type="float" office:value="3303" calcext:value-type="float">
            <text:p>3303</text:p>
          </table:table-cell>
          <table:table-cell table:formula="of:=IF([.B15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65])" office:value-type="float" office:value="3307" calcext:value-type="float">
            <text:p>3307</text:p>
          </table:table-cell>
          <table:table-cell table:formula="of:=IF([.B15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66])" office:value-type="float" office:value="3311" calcext:value-type="float">
            <text:p>3311</text:p>
          </table:table-cell>
          <table:table-cell table:formula="of:=IF([.B15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67])" office:value-type="float" office:value="3315" calcext:value-type="float">
            <text:p>3315</text:p>
          </table:table-cell>
          <table:table-cell table:formula="of:=IF([.B15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68])" office:value-type="float" office:value="3319" calcext:value-type="float">
            <text:p>3319</text:p>
          </table:table-cell>
          <table:table-cell table:formula="of:=IF([.B15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69])" office:value-type="float" office:value="3323" calcext:value-type="float">
            <text:p>3323</text:p>
          </table:table-cell>
          <table:table-cell table:formula="of:=IF([.B15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70])" office:value-type="float" office:value="3327" calcext:value-type="float">
            <text:p>3327</text:p>
          </table:table-cell>
          <table:table-cell table:formula="of:=IF([.B15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71])" office:value-type="float" office:value="3331" calcext:value-type="float">
            <text:p>3331</text:p>
          </table:table-cell>
          <table:table-cell table:formula="of:=IF([.B15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72])" office:value-type="float" office:value="3335" calcext:value-type="float">
            <text:p>3335</text:p>
          </table:table-cell>
          <table:table-cell table:formula="of:=IF([.B15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73])" office:value-type="float" office:value="3339" calcext:value-type="float">
            <text:p>3339</text:p>
          </table:table-cell>
          <table:table-cell table:formula="of:=IF([.B15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74])" office:value-type="float" office:value="3343" calcext:value-type="float">
            <text:p>3343</text:p>
          </table:table-cell>
          <table:table-cell table:formula="of:=IF([.B15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75])" office:value-type="float" office:value="3347" calcext:value-type="float">
            <text:p>3347</text:p>
          </table:table-cell>
          <table:table-cell table:formula="of:=IF([.B15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76])" office:value-type="float" office:value="3351" calcext:value-type="float">
            <text:p>3351</text:p>
          </table:table-cell>
          <table:table-cell table:formula="of:=IF([.B15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77])" office:value-type="float" office:value="3355" calcext:value-type="float">
            <text:p>3355</text:p>
          </table:table-cell>
          <table:table-cell table:formula="of:=IF([.B15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78])" office:value-type="float" office:value="3359" calcext:value-type="float">
            <text:p>3359</text:p>
          </table:table-cell>
          <table:table-cell table:formula="of:=IF([.B15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79])" office:value-type="float" office:value="3363" calcext:value-type="float">
            <text:p>3363</text:p>
          </table:table-cell>
          <table:table-cell table:formula="of:=IF([.B15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80])" office:value-type="float" office:value="3367" calcext:value-type="float">
            <text:p>3367</text:p>
          </table:table-cell>
          <table:table-cell table:formula="of:=IF([.B15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81])" office:value-type="float" office:value="3371" calcext:value-type="float">
            <text:p>3371</text:p>
          </table:table-cell>
          <table:table-cell table:formula="of:=IF([.B15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82])" office:value-type="float" office:value="3375" calcext:value-type="float">
            <text:p>3375</text:p>
          </table:table-cell>
          <table:table-cell table:formula="of:=IF([.B15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83])" office:value-type="float" office:value="3379" calcext:value-type="float">
            <text:p>3379</text:p>
          </table:table-cell>
          <table:table-cell table:formula="of:=IF([.B15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84])" office:value-type="float" office:value="3383" calcext:value-type="float">
            <text:p>3383</text:p>
          </table:table-cell>
          <table:table-cell table:formula="of:=IF([.B15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85])" office:value-type="float" office:value="3387" calcext:value-type="float">
            <text:p>3387</text:p>
          </table:table-cell>
          <table:table-cell table:formula="of:=IF([.B15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86])" office:value-type="float" office:value="3391" calcext:value-type="float">
            <text:p>3391</text:p>
          </table:table-cell>
          <table:table-cell table:formula="of:=IF([.B15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87])" office:value-type="float" office:value="3395" calcext:value-type="float">
            <text:p>3395</text:p>
          </table:table-cell>
          <table:table-cell table:formula="of:=IF([.B15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88])" office:value-type="float" office:value="3399" calcext:value-type="float">
            <text:p>3399</text:p>
          </table:table-cell>
          <table:table-cell table:formula="of:=IF([.B15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89])" office:value-type="float" office:value="3403" calcext:value-type="float">
            <text:p>3403</text:p>
          </table:table-cell>
          <table:table-cell table:formula="of:=IF([.B15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90])" office:value-type="float" office:value="3407" calcext:value-type="float">
            <text:p>3407</text:p>
          </table:table-cell>
          <table:table-cell table:formula="of:=IF([.B15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91])" office:value-type="float" office:value="3411" calcext:value-type="float">
            <text:p>3411</text:p>
          </table:table-cell>
          <table:table-cell table:formula="of:=IF([.B15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92])" office:value-type="float" office:value="3415" calcext:value-type="float">
            <text:p>3415</text:p>
          </table:table-cell>
          <table:table-cell table:formula="of:=IF([.B15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93])" office:value-type="float" office:value="3419" calcext:value-type="float">
            <text:p>3419</text:p>
          </table:table-cell>
          <table:table-cell table:formula="of:=IF([.B15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94])" office:value-type="float" office:value="3423" calcext:value-type="float">
            <text:p>3423</text:p>
          </table:table-cell>
          <table:table-cell table:formula="of:=IF([.B15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95])" office:value-type="float" office:value="3427" calcext:value-type="float">
            <text:p>3427</text:p>
          </table:table-cell>
          <table:table-cell table:formula="of:=IF([.B15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96])" office:value-type="float" office:value="3431" calcext:value-type="float">
            <text:p>3431</text:p>
          </table:table-cell>
          <table:table-cell table:formula="of:=IF([.B15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97])" office:value-type="float" office:value="3435" calcext:value-type="float">
            <text:p>3435</text:p>
          </table:table-cell>
          <table:table-cell table:formula="of:=IF([.B15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98])" office:value-type="float" office:value="3439" calcext:value-type="float">
            <text:p>3439</text:p>
          </table:table-cell>
          <table:table-cell table:formula="of:=IF([.B15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599])" office:value-type="float" office:value="3443" calcext:value-type="float">
            <text:p>3443</text:p>
          </table:table-cell>
          <table:table-cell table:formula="of:=IF([.B15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00])" office:value-type="float" office:value="3447" calcext:value-type="float">
            <text:p>3447</text:p>
          </table:table-cell>
          <table:table-cell table:formula="of:=IF([.B16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01])" office:value-type="float" office:value="3451" calcext:value-type="float">
            <text:p>3451</text:p>
          </table:table-cell>
          <table:table-cell table:formula="of:=IF([.B16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02])" office:value-type="float" office:value="3455" calcext:value-type="float">
            <text:p>3455</text:p>
          </table:table-cell>
          <table:table-cell table:formula="of:=IF([.B16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03])" office:value-type="float" office:value="3459" calcext:value-type="float">
            <text:p>3459</text:p>
          </table:table-cell>
          <table:table-cell table:formula="of:=IF([.B16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04])" office:value-type="float" office:value="3463" calcext:value-type="float">
            <text:p>3463</text:p>
          </table:table-cell>
          <table:table-cell table:formula="of:=IF([.B16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05])" office:value-type="float" office:value="3467" calcext:value-type="float">
            <text:p>3467</text:p>
          </table:table-cell>
          <table:table-cell table:formula="of:=IF([.B16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06])" office:value-type="float" office:value="3471" calcext:value-type="float">
            <text:p>3471</text:p>
          </table:table-cell>
          <table:table-cell table:formula="of:=IF([.B16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07])" office:value-type="float" office:value="3475" calcext:value-type="float">
            <text:p>3475</text:p>
          </table:table-cell>
          <table:table-cell table:formula="of:=IF([.B16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08])" office:value-type="float" office:value="3479" calcext:value-type="float">
            <text:p>3479</text:p>
          </table:table-cell>
          <table:table-cell table:formula="of:=IF([.B16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09])" office:value-type="float" office:value="3483" calcext:value-type="float">
            <text:p>3483</text:p>
          </table:table-cell>
          <table:table-cell table:formula="of:=IF([.B16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10])" office:value-type="float" office:value="3487" calcext:value-type="float">
            <text:p>3487</text:p>
          </table:table-cell>
          <table:table-cell table:formula="of:=IF([.B16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11])" office:value-type="float" office:value="3491" calcext:value-type="float">
            <text:p>3491</text:p>
          </table:table-cell>
          <table:table-cell table:formula="of:=IF([.B16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12])" office:value-type="float" office:value="3495" calcext:value-type="float">
            <text:p>3495</text:p>
          </table:table-cell>
          <table:table-cell table:formula="of:=IF([.B16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13])" office:value-type="float" office:value="3499" calcext:value-type="float">
            <text:p>3499</text:p>
          </table:table-cell>
          <table:table-cell table:formula="of:=IF([.B16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14])" office:value-type="float" office:value="3503" calcext:value-type="float">
            <text:p>3503</text:p>
          </table:table-cell>
          <table:table-cell table:formula="of:=IF([.B16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15])" office:value-type="float" office:value="3507" calcext:value-type="float">
            <text:p>3507</text:p>
          </table:table-cell>
          <table:table-cell table:formula="of:=IF([.B16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16])" office:value-type="float" office:value="3511" calcext:value-type="float">
            <text:p>3511</text:p>
          </table:table-cell>
          <table:table-cell table:formula="of:=IF([.B16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17])" office:value-type="float" office:value="3515" calcext:value-type="float">
            <text:p>3515</text:p>
          </table:table-cell>
          <table:table-cell table:formula="of:=IF([.B16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18])" office:value-type="float" office:value="3519" calcext:value-type="float">
            <text:p>3519</text:p>
          </table:table-cell>
          <table:table-cell table:formula="of:=IF([.B16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19])" office:value-type="float" office:value="3523" calcext:value-type="float">
            <text:p>3523</text:p>
          </table:table-cell>
          <table:table-cell table:formula="of:=IF([.B16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20])" office:value-type="float" office:value="3527" calcext:value-type="float">
            <text:p>3527</text:p>
          </table:table-cell>
          <table:table-cell table:formula="of:=IF([.B16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21])" office:value-type="float" office:value="3531" calcext:value-type="float">
            <text:p>3531</text:p>
          </table:table-cell>
          <table:table-cell table:formula="of:=IF([.B16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22])" office:value-type="float" office:value="3535" calcext:value-type="float">
            <text:p>3535</text:p>
          </table:table-cell>
          <table:table-cell table:formula="of:=IF([.B16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23])" office:value-type="float" office:value="3539" calcext:value-type="float">
            <text:p>3539</text:p>
          </table:table-cell>
          <table:table-cell table:formula="of:=IF([.B16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24])" office:value-type="float" office:value="3543" calcext:value-type="float">
            <text:p>3543</text:p>
          </table:table-cell>
          <table:table-cell table:formula="of:=IF([.B16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25])" office:value-type="float" office:value="3547" calcext:value-type="float">
            <text:p>3547</text:p>
          </table:table-cell>
          <table:table-cell table:formula="of:=IF([.B16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26])" office:value-type="float" office:value="3551" calcext:value-type="float">
            <text:p>3551</text:p>
          </table:table-cell>
          <table:table-cell table:formula="of:=IF([.B16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27])" office:value-type="float" office:value="3555" calcext:value-type="float">
            <text:p>3555</text:p>
          </table:table-cell>
          <table:table-cell table:formula="of:=IF([.B16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28])" office:value-type="float" office:value="3559" calcext:value-type="float">
            <text:p>3559</text:p>
          </table:table-cell>
          <table:table-cell table:formula="of:=IF([.B16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29])" office:value-type="float" office:value="3563" calcext:value-type="float">
            <text:p>3563</text:p>
          </table:table-cell>
          <table:table-cell table:formula="of:=IF([.B16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30])" office:value-type="float" office:value="3567" calcext:value-type="float">
            <text:p>3567</text:p>
          </table:table-cell>
          <table:table-cell table:formula="of:=IF([.B16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31])" office:value-type="float" office:value="3571" calcext:value-type="float">
            <text:p>3571</text:p>
          </table:table-cell>
          <table:table-cell table:formula="of:=IF([.B16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32])" office:value-type="float" office:value="3575" calcext:value-type="float">
            <text:p>3575</text:p>
          </table:table-cell>
          <table:table-cell table:formula="of:=IF([.B16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33])" office:value-type="float" office:value="3579" calcext:value-type="float">
            <text:p>3579</text:p>
          </table:table-cell>
          <table:table-cell table:formula="of:=IF([.B16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34])" office:value-type="float" office:value="3583" calcext:value-type="float">
            <text:p>3583</text:p>
          </table:table-cell>
          <table:table-cell table:formula="of:=IF([.B16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35])" office:value-type="float" office:value="3587" calcext:value-type="float">
            <text:p>3587</text:p>
          </table:table-cell>
          <table:table-cell table:formula="of:=IF([.B16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36])" office:value-type="float" office:value="3591" calcext:value-type="float">
            <text:p>3591</text:p>
          </table:table-cell>
          <table:table-cell table:formula="of:=IF([.B16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37])" office:value-type="float" office:value="3595" calcext:value-type="float">
            <text:p>3595</text:p>
          </table:table-cell>
          <table:table-cell table:formula="of:=IF([.B16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38])" office:value-type="float" office:value="3599" calcext:value-type="float">
            <text:p>3599</text:p>
          </table:table-cell>
          <table:table-cell table:formula="of:=IF([.B16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39])" office:value-type="float" office:value="3603" calcext:value-type="float">
            <text:p>3603</text:p>
          </table:table-cell>
          <table:table-cell table:formula="of:=IF([.B16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40])" office:value-type="float" office:value="3607" calcext:value-type="float">
            <text:p>3607</text:p>
          </table:table-cell>
          <table:table-cell table:formula="of:=IF([.B16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41])" office:value-type="float" office:value="3611" calcext:value-type="float">
            <text:p>3611</text:p>
          </table:table-cell>
          <table:table-cell table:formula="of:=IF([.B16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42])" office:value-type="float" office:value="3615" calcext:value-type="float">
            <text:p>3615</text:p>
          </table:table-cell>
          <table:table-cell table:formula="of:=IF([.B16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43])" office:value-type="float" office:value="3619" calcext:value-type="float">
            <text:p>3619</text:p>
          </table:table-cell>
          <table:table-cell table:formula="of:=IF([.B16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44])" office:value-type="float" office:value="3623" calcext:value-type="float">
            <text:p>3623</text:p>
          </table:table-cell>
          <table:table-cell table:formula="of:=IF([.B16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45])" office:value-type="float" office:value="3627" calcext:value-type="float">
            <text:p>3627</text:p>
          </table:table-cell>
          <table:table-cell table:formula="of:=IF([.B16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46])" office:value-type="float" office:value="3631" calcext:value-type="float">
            <text:p>3631</text:p>
          </table:table-cell>
          <table:table-cell table:formula="of:=IF([.B16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47])" office:value-type="float" office:value="3635" calcext:value-type="float">
            <text:p>3635</text:p>
          </table:table-cell>
          <table:table-cell table:formula="of:=IF([.B16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48])" office:value-type="float" office:value="3639" calcext:value-type="float">
            <text:p>3639</text:p>
          </table:table-cell>
          <table:table-cell table:formula="of:=IF([.B16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49])" office:value-type="float" office:value="3643" calcext:value-type="float">
            <text:p>3643</text:p>
          </table:table-cell>
          <table:table-cell table:formula="of:=IF([.B16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50])" office:value-type="float" office:value="3647" calcext:value-type="float">
            <text:p>3647</text:p>
          </table:table-cell>
          <table:table-cell table:formula="of:=IF([.B16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51])" office:value-type="float" office:value="3651" calcext:value-type="float">
            <text:p>3651</text:p>
          </table:table-cell>
          <table:table-cell table:formula="of:=IF([.B16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52])" office:value-type="float" office:value="3655" calcext:value-type="float">
            <text:p>3655</text:p>
          </table:table-cell>
          <table:table-cell table:formula="of:=IF([.B16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53])" office:value-type="float" office:value="3659" calcext:value-type="float">
            <text:p>3659</text:p>
          </table:table-cell>
          <table:table-cell table:formula="of:=IF([.B16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54])" office:value-type="float" office:value="3663" calcext:value-type="float">
            <text:p>3663</text:p>
          </table:table-cell>
          <table:table-cell table:formula="of:=IF([.B16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55])" office:value-type="float" office:value="3667" calcext:value-type="float">
            <text:p>3667</text:p>
          </table:table-cell>
          <table:table-cell table:formula="of:=IF([.B16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56])" office:value-type="float" office:value="3671" calcext:value-type="float">
            <text:p>3671</text:p>
          </table:table-cell>
          <table:table-cell table:formula="of:=IF([.B16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57])" office:value-type="float" office:value="3675" calcext:value-type="float">
            <text:p>3675</text:p>
          </table:table-cell>
          <table:table-cell table:formula="of:=IF([.B16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58])" office:value-type="float" office:value="3679" calcext:value-type="float">
            <text:p>3679</text:p>
          </table:table-cell>
          <table:table-cell table:formula="of:=IF([.B16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59])" office:value-type="float" office:value="3683" calcext:value-type="float">
            <text:p>3683</text:p>
          </table:table-cell>
          <table:table-cell table:formula="of:=IF([.B16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60])" office:value-type="float" office:value="3687" calcext:value-type="float">
            <text:p>3687</text:p>
          </table:table-cell>
          <table:table-cell table:formula="of:=IF([.B16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61])" office:value-type="float" office:value="3691" calcext:value-type="float">
            <text:p>3691</text:p>
          </table:table-cell>
          <table:table-cell table:formula="of:=IF([.B16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62])" office:value-type="float" office:value="3695" calcext:value-type="float">
            <text:p>3695</text:p>
          </table:table-cell>
          <table:table-cell table:formula="of:=IF([.B16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63])" office:value-type="float" office:value="3699" calcext:value-type="float">
            <text:p>3699</text:p>
          </table:table-cell>
          <table:table-cell table:formula="of:=IF([.B16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64])" office:value-type="float" office:value="3703" calcext:value-type="float">
            <text:p>3703</text:p>
          </table:table-cell>
          <table:table-cell table:formula="of:=IF([.B16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65])" office:value-type="float" office:value="3707" calcext:value-type="float">
            <text:p>3707</text:p>
          </table:table-cell>
          <table:table-cell table:formula="of:=IF([.B16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66])" office:value-type="float" office:value="3711" calcext:value-type="float">
            <text:p>3711</text:p>
          </table:table-cell>
          <table:table-cell table:formula="of:=IF([.B16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67])" office:value-type="float" office:value="3715" calcext:value-type="float">
            <text:p>3715</text:p>
          </table:table-cell>
          <table:table-cell table:formula="of:=IF([.B16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68])" office:value-type="float" office:value="3719" calcext:value-type="float">
            <text:p>3719</text:p>
          </table:table-cell>
          <table:table-cell table:formula="of:=IF([.B16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69])" office:value-type="float" office:value="3723" calcext:value-type="float">
            <text:p>3723</text:p>
          </table:table-cell>
          <table:table-cell table:formula="of:=IF([.B16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70])" office:value-type="float" office:value="3727" calcext:value-type="float">
            <text:p>3727</text:p>
          </table:table-cell>
          <table:table-cell table:formula="of:=IF([.B16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71])" office:value-type="float" office:value="3731" calcext:value-type="float">
            <text:p>3731</text:p>
          </table:table-cell>
          <table:table-cell table:formula="of:=IF([.B16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72])" office:value-type="float" office:value="3735" calcext:value-type="float">
            <text:p>3735</text:p>
          </table:table-cell>
          <table:table-cell table:formula="of:=IF([.B16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73])" office:value-type="float" office:value="3739" calcext:value-type="float">
            <text:p>3739</text:p>
          </table:table-cell>
          <table:table-cell table:formula="of:=IF([.B16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74])" office:value-type="float" office:value="3743" calcext:value-type="float">
            <text:p>3743</text:p>
          </table:table-cell>
          <table:table-cell table:formula="of:=IF([.B16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75])" office:value-type="float" office:value="3747" calcext:value-type="float">
            <text:p>3747</text:p>
          </table:table-cell>
          <table:table-cell table:formula="of:=IF([.B16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76])" office:value-type="float" office:value="3751" calcext:value-type="float">
            <text:p>3751</text:p>
          </table:table-cell>
          <table:table-cell table:formula="of:=IF([.B16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77])" office:value-type="float" office:value="3755" calcext:value-type="float">
            <text:p>3755</text:p>
          </table:table-cell>
          <table:table-cell table:formula="of:=IF([.B16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78])" office:value-type="float" office:value="3759" calcext:value-type="float">
            <text:p>3759</text:p>
          </table:table-cell>
          <table:table-cell table:formula="of:=IF([.B16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79])" office:value-type="float" office:value="3763" calcext:value-type="float">
            <text:p>3763</text:p>
          </table:table-cell>
          <table:table-cell table:formula="of:=IF([.B16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80])" office:value-type="float" office:value="3767" calcext:value-type="float">
            <text:p>3767</text:p>
          </table:table-cell>
          <table:table-cell table:formula="of:=IF([.B16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81])" office:value-type="float" office:value="3771" calcext:value-type="float">
            <text:p>3771</text:p>
          </table:table-cell>
          <table:table-cell table:formula="of:=IF([.B16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82])" office:value-type="float" office:value="3775" calcext:value-type="float">
            <text:p>3775</text:p>
          </table:table-cell>
          <table:table-cell table:formula="of:=IF([.B16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83])" office:value-type="float" office:value="3779" calcext:value-type="float">
            <text:p>3779</text:p>
          </table:table-cell>
          <table:table-cell table:formula="of:=IF([.B16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84])" office:value-type="float" office:value="3783" calcext:value-type="float">
            <text:p>3783</text:p>
          </table:table-cell>
          <table:table-cell table:formula="of:=IF([.B16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85])" office:value-type="float" office:value="3787" calcext:value-type="float">
            <text:p>3787</text:p>
          </table:table-cell>
          <table:table-cell table:formula="of:=IF([.B16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86])" office:value-type="float" office:value="3791" calcext:value-type="float">
            <text:p>3791</text:p>
          </table:table-cell>
          <table:table-cell table:formula="of:=IF([.B16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87])" office:value-type="float" office:value="3795" calcext:value-type="float">
            <text:p>3795</text:p>
          </table:table-cell>
          <table:table-cell table:formula="of:=IF([.B16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88])" office:value-type="float" office:value="3799" calcext:value-type="float">
            <text:p>3799</text:p>
          </table:table-cell>
          <table:table-cell table:formula="of:=IF([.B16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89])" office:value-type="float" office:value="3803" calcext:value-type="float">
            <text:p>3803</text:p>
          </table:table-cell>
          <table:table-cell table:formula="of:=IF([.B16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90])" office:value-type="float" office:value="3807" calcext:value-type="float">
            <text:p>3807</text:p>
          </table:table-cell>
          <table:table-cell table:formula="of:=IF([.B16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91])" office:value-type="float" office:value="3811" calcext:value-type="float">
            <text:p>3811</text:p>
          </table:table-cell>
          <table:table-cell table:formula="of:=IF([.B16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92])" office:value-type="float" office:value="3815" calcext:value-type="float">
            <text:p>3815</text:p>
          </table:table-cell>
          <table:table-cell table:formula="of:=IF([.B16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93])" office:value-type="float" office:value="3819" calcext:value-type="float">
            <text:p>3819</text:p>
          </table:table-cell>
          <table:table-cell table:formula="of:=IF([.B16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94])" office:value-type="float" office:value="3823" calcext:value-type="float">
            <text:p>3823</text:p>
          </table:table-cell>
          <table:table-cell table:formula="of:=IF([.B16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95])" office:value-type="float" office:value="3827" calcext:value-type="float">
            <text:p>3827</text:p>
          </table:table-cell>
          <table:table-cell table:formula="of:=IF([.B16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96])" office:value-type="float" office:value="3831" calcext:value-type="float">
            <text:p>3831</text:p>
          </table:table-cell>
          <table:table-cell table:formula="of:=IF([.B16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97])" office:value-type="float" office:value="3835" calcext:value-type="float">
            <text:p>3835</text:p>
          </table:table-cell>
          <table:table-cell table:formula="of:=IF([.B16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98])" office:value-type="float" office:value="3839" calcext:value-type="float">
            <text:p>3839</text:p>
          </table:table-cell>
          <table:table-cell table:formula="of:=IF([.B16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699])" office:value-type="float" office:value="3843" calcext:value-type="float">
            <text:p>3843</text:p>
          </table:table-cell>
          <table:table-cell table:formula="of:=IF([.B16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00])" office:value-type="float" office:value="3847" calcext:value-type="float">
            <text:p>3847</text:p>
          </table:table-cell>
          <table:table-cell table:formula="of:=IF([.B17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01])" office:value-type="float" office:value="3851" calcext:value-type="float">
            <text:p>3851</text:p>
          </table:table-cell>
          <table:table-cell table:formula="of:=IF([.B17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02])" office:value-type="float" office:value="3855" calcext:value-type="float">
            <text:p>3855</text:p>
          </table:table-cell>
          <table:table-cell table:formula="of:=IF([.B17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03])" office:value-type="float" office:value="3859" calcext:value-type="float">
            <text:p>3859</text:p>
          </table:table-cell>
          <table:table-cell table:formula="of:=IF([.B17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04])" office:value-type="float" office:value="3863" calcext:value-type="float">
            <text:p>3863</text:p>
          </table:table-cell>
          <table:table-cell table:formula="of:=IF([.B17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05])" office:value-type="float" office:value="3867" calcext:value-type="float">
            <text:p>3867</text:p>
          </table:table-cell>
          <table:table-cell table:formula="of:=IF([.B17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06])" office:value-type="float" office:value="3871" calcext:value-type="float">
            <text:p>3871</text:p>
          </table:table-cell>
          <table:table-cell table:formula="of:=IF([.B17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07])" office:value-type="float" office:value="3875" calcext:value-type="float">
            <text:p>3875</text:p>
          </table:table-cell>
          <table:table-cell table:formula="of:=IF([.B17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08])" office:value-type="float" office:value="3879" calcext:value-type="float">
            <text:p>3879</text:p>
          </table:table-cell>
          <table:table-cell table:formula="of:=IF([.B17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09])" office:value-type="float" office:value="3883" calcext:value-type="float">
            <text:p>3883</text:p>
          </table:table-cell>
          <table:table-cell table:formula="of:=IF([.B17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10])" office:value-type="float" office:value="3887" calcext:value-type="float">
            <text:p>3887</text:p>
          </table:table-cell>
          <table:table-cell table:formula="of:=IF([.B17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11])" office:value-type="float" office:value="3891" calcext:value-type="float">
            <text:p>3891</text:p>
          </table:table-cell>
          <table:table-cell table:formula="of:=IF([.B17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12])" office:value-type="float" office:value="3895" calcext:value-type="float">
            <text:p>3895</text:p>
          </table:table-cell>
          <table:table-cell table:formula="of:=IF([.B17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13])" office:value-type="float" office:value="3899" calcext:value-type="float">
            <text:p>3899</text:p>
          </table:table-cell>
          <table:table-cell table:formula="of:=IF([.B17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14])" office:value-type="float" office:value="3903" calcext:value-type="float">
            <text:p>3903</text:p>
          </table:table-cell>
          <table:table-cell table:formula="of:=IF([.B17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15])" office:value-type="float" office:value="3907" calcext:value-type="float">
            <text:p>3907</text:p>
          </table:table-cell>
          <table:table-cell table:formula="of:=IF([.B17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16])" office:value-type="float" office:value="3911" calcext:value-type="float">
            <text:p>3911</text:p>
          </table:table-cell>
          <table:table-cell table:formula="of:=IF([.B17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17])" office:value-type="float" office:value="3915" calcext:value-type="float">
            <text:p>3915</text:p>
          </table:table-cell>
          <table:table-cell table:formula="of:=IF([.B17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18])" office:value-type="float" office:value="3919" calcext:value-type="float">
            <text:p>3919</text:p>
          </table:table-cell>
          <table:table-cell table:formula="of:=IF([.B17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19])" office:value-type="float" office:value="3923" calcext:value-type="float">
            <text:p>3923</text:p>
          </table:table-cell>
          <table:table-cell table:formula="of:=IF([.B17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20])" office:value-type="float" office:value="3927" calcext:value-type="float">
            <text:p>3927</text:p>
          </table:table-cell>
          <table:table-cell table:formula="of:=IF([.B17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21])" office:value-type="float" office:value="3931" calcext:value-type="float">
            <text:p>3931</text:p>
          </table:table-cell>
          <table:table-cell table:formula="of:=IF([.B17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22])" office:value-type="float" office:value="3935" calcext:value-type="float">
            <text:p>3935</text:p>
          </table:table-cell>
          <table:table-cell table:formula="of:=IF([.B17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23])" office:value-type="float" office:value="3939" calcext:value-type="float">
            <text:p>3939</text:p>
          </table:table-cell>
          <table:table-cell table:formula="of:=IF([.B17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24])" office:value-type="float" office:value="3943" calcext:value-type="float">
            <text:p>3943</text:p>
          </table:table-cell>
          <table:table-cell table:formula="of:=IF([.B17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25])" office:value-type="float" office:value="3947" calcext:value-type="float">
            <text:p>3947</text:p>
          </table:table-cell>
          <table:table-cell table:formula="of:=IF([.B17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26])" office:value-type="float" office:value="3951" calcext:value-type="float">
            <text:p>3951</text:p>
          </table:table-cell>
          <table:table-cell table:formula="of:=IF([.B17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27])" office:value-type="float" office:value="3955" calcext:value-type="float">
            <text:p>3955</text:p>
          </table:table-cell>
          <table:table-cell table:formula="of:=IF([.B17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28])" office:value-type="float" office:value="3959" calcext:value-type="float">
            <text:p>3959</text:p>
          </table:table-cell>
          <table:table-cell table:formula="of:=IF([.B17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29])" office:value-type="float" office:value="3963" calcext:value-type="float">
            <text:p>3963</text:p>
          </table:table-cell>
          <table:table-cell table:formula="of:=IF([.B17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30])" office:value-type="float" office:value="3967" calcext:value-type="float">
            <text:p>3967</text:p>
          </table:table-cell>
          <table:table-cell table:formula="of:=IF([.B17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31])" office:value-type="float" office:value="3971" calcext:value-type="float">
            <text:p>3971</text:p>
          </table:table-cell>
          <table:table-cell table:formula="of:=IF([.B17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32])" office:value-type="float" office:value="3975" calcext:value-type="float">
            <text:p>3975</text:p>
          </table:table-cell>
          <table:table-cell table:formula="of:=IF([.B17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33])" office:value-type="float" office:value="3979" calcext:value-type="float">
            <text:p>3979</text:p>
          </table:table-cell>
          <table:table-cell table:formula="of:=IF([.B17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34])" office:value-type="float" office:value="3983" calcext:value-type="float">
            <text:p>3983</text:p>
          </table:table-cell>
          <table:table-cell table:formula="of:=IF([.B17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35])" office:value-type="float" office:value="3987" calcext:value-type="float">
            <text:p>3987</text:p>
          </table:table-cell>
          <table:table-cell table:formula="of:=IF([.B17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36])" office:value-type="float" office:value="3991" calcext:value-type="float">
            <text:p>3991</text:p>
          </table:table-cell>
          <table:table-cell table:formula="of:=IF([.B17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37])" office:value-type="float" office:value="3995" calcext:value-type="float">
            <text:p>3995</text:p>
          </table:table-cell>
          <table:table-cell table:formula="of:=IF([.B17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38])" office:value-type="float" office:value="3999" calcext:value-type="float">
            <text:p>3999</text:p>
          </table:table-cell>
          <table:table-cell table:formula="of:=IF([.B17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39])" office:value-type="float" office:value="4003" calcext:value-type="float">
            <text:p>4003</text:p>
          </table:table-cell>
          <table:table-cell table:formula="of:=IF([.B17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40])" office:value-type="float" office:value="4007" calcext:value-type="float">
            <text:p>4007</text:p>
          </table:table-cell>
          <table:table-cell table:formula="of:=IF([.B17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41])" office:value-type="float" office:value="4011" calcext:value-type="float">
            <text:p>4011</text:p>
          </table:table-cell>
          <table:table-cell table:formula="of:=IF([.B17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42])" office:value-type="float" office:value="4015" calcext:value-type="float">
            <text:p>4015</text:p>
          </table:table-cell>
          <table:table-cell table:formula="of:=IF([.B17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43])" office:value-type="float" office:value="4019" calcext:value-type="float">
            <text:p>4019</text:p>
          </table:table-cell>
          <table:table-cell table:formula="of:=IF([.B17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44])" office:value-type="float" office:value="4023" calcext:value-type="float">
            <text:p>4023</text:p>
          </table:table-cell>
          <table:table-cell table:formula="of:=IF([.B17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45])" office:value-type="float" office:value="4027" calcext:value-type="float">
            <text:p>4027</text:p>
          </table:table-cell>
          <table:table-cell table:formula="of:=IF([.B17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46])" office:value-type="float" office:value="4031" calcext:value-type="float">
            <text:p>4031</text:p>
          </table:table-cell>
          <table:table-cell table:formula="of:=IF([.B17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47])" office:value-type="float" office:value="4035" calcext:value-type="float">
            <text:p>4035</text:p>
          </table:table-cell>
          <table:table-cell table:formula="of:=IF([.B17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48])" office:value-type="float" office:value="4039" calcext:value-type="float">
            <text:p>4039</text:p>
          </table:table-cell>
          <table:table-cell table:formula="of:=IF([.B17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49])" office:value-type="float" office:value="4043" calcext:value-type="float">
            <text:p>4043</text:p>
          </table:table-cell>
          <table:table-cell table:formula="of:=IF([.B17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50])" office:value-type="float" office:value="4047" calcext:value-type="float">
            <text:p>4047</text:p>
          </table:table-cell>
          <table:table-cell table:formula="of:=IF([.B17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51])" office:value-type="float" office:value="4051" calcext:value-type="float">
            <text:p>4051</text:p>
          </table:table-cell>
          <table:table-cell table:formula="of:=IF([.B17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52])" office:value-type="float" office:value="4055" calcext:value-type="float">
            <text:p>4055</text:p>
          </table:table-cell>
          <table:table-cell table:formula="of:=IF([.B17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53])" office:value-type="float" office:value="4059" calcext:value-type="float">
            <text:p>4059</text:p>
          </table:table-cell>
          <table:table-cell table:formula="of:=IF([.B17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54])" office:value-type="float" office:value="4063" calcext:value-type="float">
            <text:p>4063</text:p>
          </table:table-cell>
          <table:table-cell table:formula="of:=IF([.B17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55])" office:value-type="float" office:value="4067" calcext:value-type="float">
            <text:p>4067</text:p>
          </table:table-cell>
          <table:table-cell table:formula="of:=IF([.B17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56])" office:value-type="float" office:value="4071" calcext:value-type="float">
            <text:p>4071</text:p>
          </table:table-cell>
          <table:table-cell table:formula="of:=IF([.B17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57])" office:value-type="float" office:value="4075" calcext:value-type="float">
            <text:p>4075</text:p>
          </table:table-cell>
          <table:table-cell table:formula="of:=IF([.B17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58])" office:value-type="float" office:value="4079" calcext:value-type="float">
            <text:p>4079</text:p>
          </table:table-cell>
          <table:table-cell table:formula="of:=IF([.B17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59])" office:value-type="float" office:value="4083" calcext:value-type="float">
            <text:p>4083</text:p>
          </table:table-cell>
          <table:table-cell table:formula="of:=IF([.B17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60])" office:value-type="float" office:value="4087" calcext:value-type="float">
            <text:p>4087</text:p>
          </table:table-cell>
          <table:table-cell table:formula="of:=IF([.B17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61])" office:value-type="float" office:value="4091" calcext:value-type="float">
            <text:p>4091</text:p>
          </table:table-cell>
          <table:table-cell table:formula="of:=IF([.B17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1762])" office:value-type="float" office:value="4095" calcext:value-type="float">
            <text:p>4095</text:p>
          </table:table-cell>
          <table:table-cell table:formula="of:=IF([.B17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63])" office:value-type="float" office:value="4100" calcext:value-type="float">
            <text:p>4100</text:p>
          </table:table-cell>
          <table:table-cell table:formula="of:=IF([.B17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64])" office:value-type="float" office:value="4105" calcext:value-type="float">
            <text:p>4105</text:p>
          </table:table-cell>
          <table:table-cell table:formula="of:=IF([.B17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65])" office:value-type="float" office:value="4110" calcext:value-type="float">
            <text:p>4110</text:p>
          </table:table-cell>
          <table:table-cell table:formula="of:=IF([.B17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66])" office:value-type="float" office:value="4115" calcext:value-type="float">
            <text:p>4115</text:p>
          </table:table-cell>
          <table:table-cell table:formula="of:=IF([.B17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67])" office:value-type="float" office:value="4120" calcext:value-type="float">
            <text:p>4120</text:p>
          </table:table-cell>
          <table:table-cell table:formula="of:=IF([.B17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68])" office:value-type="float" office:value="4125" calcext:value-type="float">
            <text:p>4125</text:p>
          </table:table-cell>
          <table:table-cell table:formula="of:=IF([.B17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69])" office:value-type="float" office:value="4130" calcext:value-type="float">
            <text:p>4130</text:p>
          </table:table-cell>
          <table:table-cell table:formula="of:=IF([.B17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70])" office:value-type="float" office:value="4135" calcext:value-type="float">
            <text:p>4135</text:p>
          </table:table-cell>
          <table:table-cell table:formula="of:=IF([.B17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71])" office:value-type="float" office:value="4140" calcext:value-type="float">
            <text:p>4140</text:p>
          </table:table-cell>
          <table:table-cell table:formula="of:=IF([.B17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72])" office:value-type="float" office:value="4145" calcext:value-type="float">
            <text:p>4145</text:p>
          </table:table-cell>
          <table:table-cell table:formula="of:=IF([.B17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73])" office:value-type="float" office:value="4150" calcext:value-type="float">
            <text:p>4150</text:p>
          </table:table-cell>
          <table:table-cell table:formula="of:=IF([.B17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74])" office:value-type="float" office:value="4155" calcext:value-type="float">
            <text:p>4155</text:p>
          </table:table-cell>
          <table:table-cell table:formula="of:=IF([.B17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75])" office:value-type="float" office:value="4160" calcext:value-type="float">
            <text:p>4160</text:p>
          </table:table-cell>
          <table:table-cell table:formula="of:=IF([.B17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76])" office:value-type="float" office:value="4165" calcext:value-type="float">
            <text:p>4165</text:p>
          </table:table-cell>
          <table:table-cell table:formula="of:=IF([.B17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77])" office:value-type="float" office:value="4170" calcext:value-type="float">
            <text:p>4170</text:p>
          </table:table-cell>
          <table:table-cell table:formula="of:=IF([.B17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78])" office:value-type="float" office:value="4175" calcext:value-type="float">
            <text:p>4175</text:p>
          </table:table-cell>
          <table:table-cell table:formula="of:=IF([.B17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79])" office:value-type="float" office:value="4180" calcext:value-type="float">
            <text:p>4180</text:p>
          </table:table-cell>
          <table:table-cell table:formula="of:=IF([.B17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80])" office:value-type="float" office:value="4185" calcext:value-type="float">
            <text:p>4185</text:p>
          </table:table-cell>
          <table:table-cell table:formula="of:=IF([.B17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81])" office:value-type="float" office:value="4190" calcext:value-type="float">
            <text:p>4190</text:p>
          </table:table-cell>
          <table:table-cell table:formula="of:=IF([.B17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82])" office:value-type="float" office:value="4195" calcext:value-type="float">
            <text:p>4195</text:p>
          </table:table-cell>
          <table:table-cell table:formula="of:=IF([.B17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83])" office:value-type="float" office:value="4200" calcext:value-type="float">
            <text:p>4200</text:p>
          </table:table-cell>
          <table:table-cell table:formula="of:=IF([.B17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84])" office:value-type="float" office:value="4205" calcext:value-type="float">
            <text:p>4205</text:p>
          </table:table-cell>
          <table:table-cell table:formula="of:=IF([.B17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85])" office:value-type="float" office:value="4210" calcext:value-type="float">
            <text:p>4210</text:p>
          </table:table-cell>
          <table:table-cell table:formula="of:=IF([.B17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86])" office:value-type="float" office:value="4215" calcext:value-type="float">
            <text:p>4215</text:p>
          </table:table-cell>
          <table:table-cell table:formula="of:=IF([.B17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87])" office:value-type="float" office:value="4220" calcext:value-type="float">
            <text:p>4220</text:p>
          </table:table-cell>
          <table:table-cell table:formula="of:=IF([.B17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88])" office:value-type="float" office:value="4225" calcext:value-type="float">
            <text:p>4225</text:p>
          </table:table-cell>
          <table:table-cell table:formula="of:=IF([.B17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89])" office:value-type="float" office:value="4230" calcext:value-type="float">
            <text:p>4230</text:p>
          </table:table-cell>
          <table:table-cell table:formula="of:=IF([.B17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90])" office:value-type="float" office:value="4235" calcext:value-type="float">
            <text:p>4235</text:p>
          </table:table-cell>
          <table:table-cell table:formula="of:=IF([.B17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91])" office:value-type="float" office:value="4240" calcext:value-type="float">
            <text:p>4240</text:p>
          </table:table-cell>
          <table:table-cell table:formula="of:=IF([.B17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92])" office:value-type="float" office:value="4245" calcext:value-type="float">
            <text:p>4245</text:p>
          </table:table-cell>
          <table:table-cell table:formula="of:=IF([.B17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93])" office:value-type="float" office:value="4250" calcext:value-type="float">
            <text:p>4250</text:p>
          </table:table-cell>
          <table:table-cell table:formula="of:=IF([.B17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94])" office:value-type="float" office:value="4255" calcext:value-type="float">
            <text:p>4255</text:p>
          </table:table-cell>
          <table:table-cell table:formula="of:=IF([.B17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95])" office:value-type="float" office:value="4260" calcext:value-type="float">
            <text:p>4260</text:p>
          </table:table-cell>
          <table:table-cell table:formula="of:=IF([.B17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96])" office:value-type="float" office:value="4265" calcext:value-type="float">
            <text:p>4265</text:p>
          </table:table-cell>
          <table:table-cell table:formula="of:=IF([.B17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97])" office:value-type="float" office:value="4270" calcext:value-type="float">
            <text:p>4270</text:p>
          </table:table-cell>
          <table:table-cell table:formula="of:=IF([.B17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98])" office:value-type="float" office:value="4275" calcext:value-type="float">
            <text:p>4275</text:p>
          </table:table-cell>
          <table:table-cell table:formula="of:=IF([.B17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799])" office:value-type="float" office:value="4280" calcext:value-type="float">
            <text:p>4280</text:p>
          </table:table-cell>
          <table:table-cell table:formula="of:=IF([.B17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00])" office:value-type="float" office:value="4285" calcext:value-type="float">
            <text:p>4285</text:p>
          </table:table-cell>
          <table:table-cell table:formula="of:=IF([.B18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01])" office:value-type="float" office:value="4290" calcext:value-type="float">
            <text:p>4290</text:p>
          </table:table-cell>
          <table:table-cell table:formula="of:=IF([.B18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02])" office:value-type="float" office:value="4295" calcext:value-type="float">
            <text:p>4295</text:p>
          </table:table-cell>
          <table:table-cell table:formula="of:=IF([.B18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03])" office:value-type="float" office:value="4300" calcext:value-type="float">
            <text:p>4300</text:p>
          </table:table-cell>
          <table:table-cell table:formula="of:=IF([.B18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04])" office:value-type="float" office:value="4305" calcext:value-type="float">
            <text:p>4305</text:p>
          </table:table-cell>
          <table:table-cell table:formula="of:=IF([.B18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05])" office:value-type="float" office:value="4310" calcext:value-type="float">
            <text:p>4310</text:p>
          </table:table-cell>
          <table:table-cell table:formula="of:=IF([.B18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06])" office:value-type="float" office:value="4315" calcext:value-type="float">
            <text:p>4315</text:p>
          </table:table-cell>
          <table:table-cell table:formula="of:=IF([.B18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07])" office:value-type="float" office:value="4320" calcext:value-type="float">
            <text:p>4320</text:p>
          </table:table-cell>
          <table:table-cell table:formula="of:=IF([.B18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08])" office:value-type="float" office:value="4325" calcext:value-type="float">
            <text:p>4325</text:p>
          </table:table-cell>
          <table:table-cell table:formula="of:=IF([.B18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09])" office:value-type="float" office:value="4330" calcext:value-type="float">
            <text:p>4330</text:p>
          </table:table-cell>
          <table:table-cell table:formula="of:=IF([.B18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10])" office:value-type="float" office:value="4335" calcext:value-type="float">
            <text:p>4335</text:p>
          </table:table-cell>
          <table:table-cell table:formula="of:=IF([.B18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11])" office:value-type="float" office:value="4340" calcext:value-type="float">
            <text:p>4340</text:p>
          </table:table-cell>
          <table:table-cell table:formula="of:=IF([.B18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12])" office:value-type="float" office:value="4345" calcext:value-type="float">
            <text:p>4345</text:p>
          </table:table-cell>
          <table:table-cell table:formula="of:=IF([.B18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13])" office:value-type="float" office:value="4350" calcext:value-type="float">
            <text:p>4350</text:p>
          </table:table-cell>
          <table:table-cell table:formula="of:=IF([.B18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14])" office:value-type="float" office:value="4355" calcext:value-type="float">
            <text:p>4355</text:p>
          </table:table-cell>
          <table:table-cell table:formula="of:=IF([.B18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15])" office:value-type="float" office:value="4360" calcext:value-type="float">
            <text:p>4360</text:p>
          </table:table-cell>
          <table:table-cell table:formula="of:=IF([.B18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16])" office:value-type="float" office:value="4365" calcext:value-type="float">
            <text:p>4365</text:p>
          </table:table-cell>
          <table:table-cell table:formula="of:=IF([.B18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17])" office:value-type="float" office:value="4370" calcext:value-type="float">
            <text:p>4370</text:p>
          </table:table-cell>
          <table:table-cell table:formula="of:=IF([.B18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18])" office:value-type="float" office:value="4375" calcext:value-type="float">
            <text:p>4375</text:p>
          </table:table-cell>
          <table:table-cell table:formula="of:=IF([.B18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19])" office:value-type="float" office:value="4380" calcext:value-type="float">
            <text:p>4380</text:p>
          </table:table-cell>
          <table:table-cell table:formula="of:=IF([.B18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20])" office:value-type="float" office:value="4385" calcext:value-type="float">
            <text:p>4385</text:p>
          </table:table-cell>
          <table:table-cell table:formula="of:=IF([.B18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21])" office:value-type="float" office:value="4390" calcext:value-type="float">
            <text:p>4390</text:p>
          </table:table-cell>
          <table:table-cell table:formula="of:=IF([.B18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22])" office:value-type="float" office:value="4395" calcext:value-type="float">
            <text:p>4395</text:p>
          </table:table-cell>
          <table:table-cell table:formula="of:=IF([.B18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23])" office:value-type="float" office:value="4400" calcext:value-type="float">
            <text:p>4400</text:p>
          </table:table-cell>
          <table:table-cell table:formula="of:=IF([.B18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24])" office:value-type="float" office:value="4405" calcext:value-type="float">
            <text:p>4405</text:p>
          </table:table-cell>
          <table:table-cell table:formula="of:=IF([.B18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25])" office:value-type="float" office:value="4410" calcext:value-type="float">
            <text:p>4410</text:p>
          </table:table-cell>
          <table:table-cell table:formula="of:=IF([.B18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26])" office:value-type="float" office:value="4415" calcext:value-type="float">
            <text:p>4415</text:p>
          </table:table-cell>
          <table:table-cell table:formula="of:=IF([.B18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27])" office:value-type="float" office:value="4420" calcext:value-type="float">
            <text:p>4420</text:p>
          </table:table-cell>
          <table:table-cell table:formula="of:=IF([.B18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28])" office:value-type="float" office:value="4425" calcext:value-type="float">
            <text:p>4425</text:p>
          </table:table-cell>
          <table:table-cell table:formula="of:=IF([.B18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29])" office:value-type="float" office:value="4430" calcext:value-type="float">
            <text:p>4430</text:p>
          </table:table-cell>
          <table:table-cell table:formula="of:=IF([.B18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30])" office:value-type="float" office:value="4435" calcext:value-type="float">
            <text:p>4435</text:p>
          </table:table-cell>
          <table:table-cell table:formula="of:=IF([.B18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31])" office:value-type="float" office:value="4440" calcext:value-type="float">
            <text:p>4440</text:p>
          </table:table-cell>
          <table:table-cell table:formula="of:=IF([.B18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32])" office:value-type="float" office:value="4445" calcext:value-type="float">
            <text:p>4445</text:p>
          </table:table-cell>
          <table:table-cell table:formula="of:=IF([.B18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33])" office:value-type="float" office:value="4450" calcext:value-type="float">
            <text:p>4450</text:p>
          </table:table-cell>
          <table:table-cell table:formula="of:=IF([.B18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34])" office:value-type="float" office:value="4455" calcext:value-type="float">
            <text:p>4455</text:p>
          </table:table-cell>
          <table:table-cell table:formula="of:=IF([.B18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35])" office:value-type="float" office:value="4460" calcext:value-type="float">
            <text:p>4460</text:p>
          </table:table-cell>
          <table:table-cell table:formula="of:=IF([.B18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36])" office:value-type="float" office:value="4465" calcext:value-type="float">
            <text:p>4465</text:p>
          </table:table-cell>
          <table:table-cell table:formula="of:=IF([.B18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37])" office:value-type="float" office:value="4470" calcext:value-type="float">
            <text:p>4470</text:p>
          </table:table-cell>
          <table:table-cell table:formula="of:=IF([.B18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38])" office:value-type="float" office:value="4475" calcext:value-type="float">
            <text:p>4475</text:p>
          </table:table-cell>
          <table:table-cell table:formula="of:=IF([.B18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39])" office:value-type="float" office:value="4480" calcext:value-type="float">
            <text:p>4480</text:p>
          </table:table-cell>
          <table:table-cell table:formula="of:=IF([.B18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40])" office:value-type="float" office:value="4485" calcext:value-type="float">
            <text:p>4485</text:p>
          </table:table-cell>
          <table:table-cell table:formula="of:=IF([.B18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41])" office:value-type="float" office:value="4490" calcext:value-type="float">
            <text:p>4490</text:p>
          </table:table-cell>
          <table:table-cell table:formula="of:=IF([.B18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42])" office:value-type="float" office:value="4495" calcext:value-type="float">
            <text:p>4495</text:p>
          </table:table-cell>
          <table:table-cell table:formula="of:=IF([.B18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43])" office:value-type="float" office:value="4500" calcext:value-type="float">
            <text:p>4500</text:p>
          </table:table-cell>
          <table:table-cell table:formula="of:=IF([.B18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44])" office:value-type="float" office:value="4505" calcext:value-type="float">
            <text:p>4505</text:p>
          </table:table-cell>
          <table:table-cell table:formula="of:=IF([.B18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45])" office:value-type="float" office:value="4510" calcext:value-type="float">
            <text:p>4510</text:p>
          </table:table-cell>
          <table:table-cell table:formula="of:=IF([.B18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46])" office:value-type="float" office:value="4515" calcext:value-type="float">
            <text:p>4515</text:p>
          </table:table-cell>
          <table:table-cell table:formula="of:=IF([.B18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47])" office:value-type="float" office:value="4520" calcext:value-type="float">
            <text:p>4520</text:p>
          </table:table-cell>
          <table:table-cell table:formula="of:=IF([.B18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48])" office:value-type="float" office:value="4525" calcext:value-type="float">
            <text:p>4525</text:p>
          </table:table-cell>
          <table:table-cell table:formula="of:=IF([.B18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49])" office:value-type="float" office:value="4530" calcext:value-type="float">
            <text:p>4530</text:p>
          </table:table-cell>
          <table:table-cell table:formula="of:=IF([.B18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50])" office:value-type="float" office:value="4535" calcext:value-type="float">
            <text:p>4535</text:p>
          </table:table-cell>
          <table:table-cell table:formula="of:=IF([.B18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51])" office:value-type="float" office:value="4540" calcext:value-type="float">
            <text:p>4540</text:p>
          </table:table-cell>
          <table:table-cell table:formula="of:=IF([.B18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52])" office:value-type="float" office:value="4545" calcext:value-type="float">
            <text:p>4545</text:p>
          </table:table-cell>
          <table:table-cell table:formula="of:=IF([.B18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53])" office:value-type="float" office:value="4550" calcext:value-type="float">
            <text:p>4550</text:p>
          </table:table-cell>
          <table:table-cell table:formula="of:=IF([.B18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54])" office:value-type="float" office:value="4555" calcext:value-type="float">
            <text:p>4555</text:p>
          </table:table-cell>
          <table:table-cell table:formula="of:=IF([.B18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55])" office:value-type="float" office:value="4560" calcext:value-type="float">
            <text:p>4560</text:p>
          </table:table-cell>
          <table:table-cell table:formula="of:=IF([.B18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56])" office:value-type="float" office:value="4565" calcext:value-type="float">
            <text:p>4565</text:p>
          </table:table-cell>
          <table:table-cell table:formula="of:=IF([.B18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57])" office:value-type="float" office:value="4570" calcext:value-type="float">
            <text:p>4570</text:p>
          </table:table-cell>
          <table:table-cell table:formula="of:=IF([.B18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58])" office:value-type="float" office:value="4575" calcext:value-type="float">
            <text:p>4575</text:p>
          </table:table-cell>
          <table:table-cell table:formula="of:=IF([.B18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59])" office:value-type="float" office:value="4580" calcext:value-type="float">
            <text:p>4580</text:p>
          </table:table-cell>
          <table:table-cell table:formula="of:=IF([.B18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60])" office:value-type="float" office:value="4585" calcext:value-type="float">
            <text:p>4585</text:p>
          </table:table-cell>
          <table:table-cell table:formula="of:=IF([.B18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61])" office:value-type="float" office:value="4590" calcext:value-type="float">
            <text:p>4590</text:p>
          </table:table-cell>
          <table:table-cell table:formula="of:=IF([.B18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62])" office:value-type="float" office:value="4595" calcext:value-type="float">
            <text:p>4595</text:p>
          </table:table-cell>
          <table:table-cell table:formula="of:=IF([.B18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63])" office:value-type="float" office:value="4600" calcext:value-type="float">
            <text:p>4600</text:p>
          </table:table-cell>
          <table:table-cell table:formula="of:=IF([.B18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64])" office:value-type="float" office:value="4605" calcext:value-type="float">
            <text:p>4605</text:p>
          </table:table-cell>
          <table:table-cell table:formula="of:=IF([.B18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65])" office:value-type="float" office:value="4610" calcext:value-type="float">
            <text:p>4610</text:p>
          </table:table-cell>
          <table:table-cell table:formula="of:=IF([.B18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66])" office:value-type="float" office:value="4615" calcext:value-type="float">
            <text:p>4615</text:p>
          </table:table-cell>
          <table:table-cell table:formula="of:=IF([.B18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67])" office:value-type="float" office:value="4620" calcext:value-type="float">
            <text:p>4620</text:p>
          </table:table-cell>
          <table:table-cell table:formula="of:=IF([.B18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68])" office:value-type="float" office:value="4625" calcext:value-type="float">
            <text:p>4625</text:p>
          </table:table-cell>
          <table:table-cell table:formula="of:=IF([.B18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69])" office:value-type="float" office:value="4630" calcext:value-type="float">
            <text:p>4630</text:p>
          </table:table-cell>
          <table:table-cell table:formula="of:=IF([.B18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70])" office:value-type="float" office:value="4635" calcext:value-type="float">
            <text:p>4635</text:p>
          </table:table-cell>
          <table:table-cell table:formula="of:=IF([.B18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71])" office:value-type="float" office:value="4640" calcext:value-type="float">
            <text:p>4640</text:p>
          </table:table-cell>
          <table:table-cell table:formula="of:=IF([.B18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72])" office:value-type="float" office:value="4645" calcext:value-type="float">
            <text:p>4645</text:p>
          </table:table-cell>
          <table:table-cell table:formula="of:=IF([.B18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73])" office:value-type="float" office:value="4650" calcext:value-type="float">
            <text:p>4650</text:p>
          </table:table-cell>
          <table:table-cell table:formula="of:=IF([.B18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74])" office:value-type="float" office:value="4655" calcext:value-type="float">
            <text:p>4655</text:p>
          </table:table-cell>
          <table:table-cell table:formula="of:=IF([.B18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75])" office:value-type="float" office:value="4660" calcext:value-type="float">
            <text:p>4660</text:p>
          </table:table-cell>
          <table:table-cell table:formula="of:=IF([.B18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76])" office:value-type="float" office:value="4665" calcext:value-type="float">
            <text:p>4665</text:p>
          </table:table-cell>
          <table:table-cell table:formula="of:=IF([.B18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77])" office:value-type="float" office:value="4670" calcext:value-type="float">
            <text:p>4670</text:p>
          </table:table-cell>
          <table:table-cell table:formula="of:=IF([.B18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78])" office:value-type="float" office:value="4675" calcext:value-type="float">
            <text:p>4675</text:p>
          </table:table-cell>
          <table:table-cell table:formula="of:=IF([.B18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79])" office:value-type="float" office:value="4680" calcext:value-type="float">
            <text:p>4680</text:p>
          </table:table-cell>
          <table:table-cell table:formula="of:=IF([.B18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80])" office:value-type="float" office:value="4685" calcext:value-type="float">
            <text:p>4685</text:p>
          </table:table-cell>
          <table:table-cell table:formula="of:=IF([.B18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81])" office:value-type="float" office:value="4690" calcext:value-type="float">
            <text:p>4690</text:p>
          </table:table-cell>
          <table:table-cell table:formula="of:=IF([.B18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82])" office:value-type="float" office:value="4695" calcext:value-type="float">
            <text:p>4695</text:p>
          </table:table-cell>
          <table:table-cell table:formula="of:=IF([.B18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83])" office:value-type="float" office:value="4700" calcext:value-type="float">
            <text:p>4700</text:p>
          </table:table-cell>
          <table:table-cell table:formula="of:=IF([.B18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84])" office:value-type="float" office:value="4705" calcext:value-type="float">
            <text:p>4705</text:p>
          </table:table-cell>
          <table:table-cell table:formula="of:=IF([.B18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85])" office:value-type="float" office:value="4710" calcext:value-type="float">
            <text:p>4710</text:p>
          </table:table-cell>
          <table:table-cell table:formula="of:=IF([.B18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86])" office:value-type="float" office:value="4715" calcext:value-type="float">
            <text:p>4715</text:p>
          </table:table-cell>
          <table:table-cell table:formula="of:=IF([.B18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87])" office:value-type="float" office:value="4720" calcext:value-type="float">
            <text:p>4720</text:p>
          </table:table-cell>
          <table:table-cell table:formula="of:=IF([.B18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88])" office:value-type="float" office:value="4725" calcext:value-type="float">
            <text:p>4725</text:p>
          </table:table-cell>
          <table:table-cell table:formula="of:=IF([.B18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89])" office:value-type="float" office:value="4730" calcext:value-type="float">
            <text:p>4730</text:p>
          </table:table-cell>
          <table:table-cell table:formula="of:=IF([.B18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90])" office:value-type="float" office:value="4735" calcext:value-type="float">
            <text:p>4735</text:p>
          </table:table-cell>
          <table:table-cell table:formula="of:=IF([.B18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91])" office:value-type="float" office:value="4740" calcext:value-type="float">
            <text:p>4740</text:p>
          </table:table-cell>
          <table:table-cell table:formula="of:=IF([.B18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92])" office:value-type="float" office:value="4745" calcext:value-type="float">
            <text:p>4745</text:p>
          </table:table-cell>
          <table:table-cell table:formula="of:=IF([.B18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93])" office:value-type="float" office:value="4750" calcext:value-type="float">
            <text:p>4750</text:p>
          </table:table-cell>
          <table:table-cell table:formula="of:=IF([.B18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94])" office:value-type="float" office:value="4755" calcext:value-type="float">
            <text:p>4755</text:p>
          </table:table-cell>
          <table:table-cell table:formula="of:=IF([.B18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95])" office:value-type="float" office:value="4760" calcext:value-type="float">
            <text:p>4760</text:p>
          </table:table-cell>
          <table:table-cell table:formula="of:=IF([.B18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96])" office:value-type="float" office:value="4765" calcext:value-type="float">
            <text:p>4765</text:p>
          </table:table-cell>
          <table:table-cell table:formula="of:=IF([.B18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97])" office:value-type="float" office:value="4770" calcext:value-type="float">
            <text:p>4770</text:p>
          </table:table-cell>
          <table:table-cell table:formula="of:=IF([.B18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98])" office:value-type="float" office:value="4775" calcext:value-type="float">
            <text:p>4775</text:p>
          </table:table-cell>
          <table:table-cell table:formula="of:=IF([.B18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899])" office:value-type="float" office:value="4780" calcext:value-type="float">
            <text:p>4780</text:p>
          </table:table-cell>
          <table:table-cell table:formula="of:=IF([.B18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00])" office:value-type="float" office:value="4785" calcext:value-type="float">
            <text:p>4785</text:p>
          </table:table-cell>
          <table:table-cell table:formula="of:=IF([.B19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01])" office:value-type="float" office:value="4790" calcext:value-type="float">
            <text:p>4790</text:p>
          </table:table-cell>
          <table:table-cell table:formula="of:=IF([.B19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02])" office:value-type="float" office:value="4795" calcext:value-type="float">
            <text:p>4795</text:p>
          </table:table-cell>
          <table:table-cell table:formula="of:=IF([.B19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03])" office:value-type="float" office:value="4800" calcext:value-type="float">
            <text:p>4800</text:p>
          </table:table-cell>
          <table:table-cell table:formula="of:=IF([.B19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04])" office:value-type="float" office:value="4805" calcext:value-type="float">
            <text:p>4805</text:p>
          </table:table-cell>
          <table:table-cell table:formula="of:=IF([.B19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05])" office:value-type="float" office:value="4810" calcext:value-type="float">
            <text:p>4810</text:p>
          </table:table-cell>
          <table:table-cell table:formula="of:=IF([.B19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06])" office:value-type="float" office:value="4815" calcext:value-type="float">
            <text:p>4815</text:p>
          </table:table-cell>
          <table:table-cell table:formula="of:=IF([.B19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07])" office:value-type="float" office:value="4820" calcext:value-type="float">
            <text:p>4820</text:p>
          </table:table-cell>
          <table:table-cell table:formula="of:=IF([.B19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08])" office:value-type="float" office:value="4825" calcext:value-type="float">
            <text:p>4825</text:p>
          </table:table-cell>
          <table:table-cell table:formula="of:=IF([.B19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09])" office:value-type="float" office:value="4830" calcext:value-type="float">
            <text:p>4830</text:p>
          </table:table-cell>
          <table:table-cell table:formula="of:=IF([.B19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10])" office:value-type="float" office:value="4835" calcext:value-type="float">
            <text:p>4835</text:p>
          </table:table-cell>
          <table:table-cell table:formula="of:=IF([.B19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11])" office:value-type="float" office:value="4840" calcext:value-type="float">
            <text:p>4840</text:p>
          </table:table-cell>
          <table:table-cell table:formula="of:=IF([.B19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12])" office:value-type="float" office:value="4845" calcext:value-type="float">
            <text:p>4845</text:p>
          </table:table-cell>
          <table:table-cell table:formula="of:=IF([.B19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13])" office:value-type="float" office:value="4850" calcext:value-type="float">
            <text:p>4850</text:p>
          </table:table-cell>
          <table:table-cell table:formula="of:=IF([.B19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14])" office:value-type="float" office:value="4855" calcext:value-type="float">
            <text:p>4855</text:p>
          </table:table-cell>
          <table:table-cell table:formula="of:=IF([.B19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15])" office:value-type="float" office:value="4860" calcext:value-type="float">
            <text:p>4860</text:p>
          </table:table-cell>
          <table:table-cell table:formula="of:=IF([.B19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16])" office:value-type="float" office:value="4865" calcext:value-type="float">
            <text:p>4865</text:p>
          </table:table-cell>
          <table:table-cell table:formula="of:=IF([.B19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17])" office:value-type="float" office:value="4870" calcext:value-type="float">
            <text:p>4870</text:p>
          </table:table-cell>
          <table:table-cell table:formula="of:=IF([.B19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18])" office:value-type="float" office:value="4875" calcext:value-type="float">
            <text:p>4875</text:p>
          </table:table-cell>
          <table:table-cell table:formula="of:=IF([.B19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19])" office:value-type="float" office:value="4880" calcext:value-type="float">
            <text:p>4880</text:p>
          </table:table-cell>
          <table:table-cell table:formula="of:=IF([.B19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20])" office:value-type="float" office:value="4885" calcext:value-type="float">
            <text:p>4885</text:p>
          </table:table-cell>
          <table:table-cell table:formula="of:=IF([.B19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21])" office:value-type="float" office:value="4890" calcext:value-type="float">
            <text:p>4890</text:p>
          </table:table-cell>
          <table:table-cell table:formula="of:=IF([.B19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22])" office:value-type="float" office:value="4895" calcext:value-type="float">
            <text:p>4895</text:p>
          </table:table-cell>
          <table:table-cell table:formula="of:=IF([.B19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23])" office:value-type="float" office:value="4900" calcext:value-type="float">
            <text:p>4900</text:p>
          </table:table-cell>
          <table:table-cell table:formula="of:=IF([.B19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24])" office:value-type="float" office:value="4905" calcext:value-type="float">
            <text:p>4905</text:p>
          </table:table-cell>
          <table:table-cell table:formula="of:=IF([.B19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25])" office:value-type="float" office:value="4910" calcext:value-type="float">
            <text:p>4910</text:p>
          </table:table-cell>
          <table:table-cell table:formula="of:=IF([.B19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26])" office:value-type="float" office:value="4915" calcext:value-type="float">
            <text:p>4915</text:p>
          </table:table-cell>
          <table:table-cell table:formula="of:=IF([.B19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27])" office:value-type="float" office:value="4920" calcext:value-type="float">
            <text:p>4920</text:p>
          </table:table-cell>
          <table:table-cell table:formula="of:=IF([.B19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28])" office:value-type="float" office:value="4925" calcext:value-type="float">
            <text:p>4925</text:p>
          </table:table-cell>
          <table:table-cell table:formula="of:=IF([.B19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29])" office:value-type="float" office:value="4930" calcext:value-type="float">
            <text:p>4930</text:p>
          </table:table-cell>
          <table:table-cell table:formula="of:=IF([.B19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30])" office:value-type="float" office:value="4935" calcext:value-type="float">
            <text:p>4935</text:p>
          </table:table-cell>
          <table:table-cell table:formula="of:=IF([.B19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31])" office:value-type="float" office:value="4940" calcext:value-type="float">
            <text:p>4940</text:p>
          </table:table-cell>
          <table:table-cell table:formula="of:=IF([.B19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32])" office:value-type="float" office:value="4945" calcext:value-type="float">
            <text:p>4945</text:p>
          </table:table-cell>
          <table:table-cell table:formula="of:=IF([.B19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33])" office:value-type="float" office:value="4950" calcext:value-type="float">
            <text:p>4950</text:p>
          </table:table-cell>
          <table:table-cell table:formula="of:=IF([.B19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34])" office:value-type="float" office:value="4955" calcext:value-type="float">
            <text:p>4955</text:p>
          </table:table-cell>
          <table:table-cell table:formula="of:=IF([.B19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35])" office:value-type="float" office:value="4960" calcext:value-type="float">
            <text:p>4960</text:p>
          </table:table-cell>
          <table:table-cell table:formula="of:=IF([.B19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36])" office:value-type="float" office:value="4965" calcext:value-type="float">
            <text:p>4965</text:p>
          </table:table-cell>
          <table:table-cell table:formula="of:=IF([.B19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37])" office:value-type="float" office:value="4970" calcext:value-type="float">
            <text:p>4970</text:p>
          </table:table-cell>
          <table:table-cell table:formula="of:=IF([.B19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38])" office:value-type="float" office:value="4975" calcext:value-type="float">
            <text:p>4975</text:p>
          </table:table-cell>
          <table:table-cell table:formula="of:=IF([.B19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39])" office:value-type="float" office:value="4980" calcext:value-type="float">
            <text:p>4980</text:p>
          </table:table-cell>
          <table:table-cell table:formula="of:=IF([.B19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40])" office:value-type="float" office:value="4985" calcext:value-type="float">
            <text:p>4985</text:p>
          </table:table-cell>
          <table:table-cell table:formula="of:=IF([.B19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41])" office:value-type="float" office:value="4990" calcext:value-type="float">
            <text:p>4990</text:p>
          </table:table-cell>
          <table:table-cell table:formula="of:=IF([.B19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42])" office:value-type="float" office:value="4995" calcext:value-type="float">
            <text:p>4995</text:p>
          </table:table-cell>
          <table:table-cell table:formula="of:=IF([.B19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43])" office:value-type="float" office:value="5000" calcext:value-type="float">
            <text:p>5000</text:p>
          </table:table-cell>
          <table:table-cell table:formula="of:=IF([.B19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44])" office:value-type="float" office:value="5005" calcext:value-type="float">
            <text:p>5005</text:p>
          </table:table-cell>
          <table:table-cell table:formula="of:=IF([.B19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45])" office:value-type="float" office:value="5010" calcext:value-type="float">
            <text:p>5010</text:p>
          </table:table-cell>
          <table:table-cell table:formula="of:=IF([.B19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46])" office:value-type="float" office:value="5015" calcext:value-type="float">
            <text:p>5015</text:p>
          </table:table-cell>
          <table:table-cell table:formula="of:=IF([.B19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47])" office:value-type="float" office:value="5020" calcext:value-type="float">
            <text:p>5020</text:p>
          </table:table-cell>
          <table:table-cell table:formula="of:=IF([.B19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48])" office:value-type="float" office:value="5025" calcext:value-type="float">
            <text:p>5025</text:p>
          </table:table-cell>
          <table:table-cell table:formula="of:=IF([.B19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49])" office:value-type="float" office:value="5030" calcext:value-type="float">
            <text:p>5030</text:p>
          </table:table-cell>
          <table:table-cell table:formula="of:=IF([.B19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50])" office:value-type="float" office:value="5035" calcext:value-type="float">
            <text:p>5035</text:p>
          </table:table-cell>
          <table:table-cell table:formula="of:=IF([.B19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51])" office:value-type="float" office:value="5040" calcext:value-type="float">
            <text:p>5040</text:p>
          </table:table-cell>
          <table:table-cell table:formula="of:=IF([.B19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52])" office:value-type="float" office:value="5045" calcext:value-type="float">
            <text:p>5045</text:p>
          </table:table-cell>
          <table:table-cell table:formula="of:=IF([.B19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53])" office:value-type="float" office:value="5050" calcext:value-type="float">
            <text:p>5050</text:p>
          </table:table-cell>
          <table:table-cell table:formula="of:=IF([.B19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54])" office:value-type="float" office:value="5055" calcext:value-type="float">
            <text:p>5055</text:p>
          </table:table-cell>
          <table:table-cell table:formula="of:=IF([.B19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55])" office:value-type="float" office:value="5060" calcext:value-type="float">
            <text:p>5060</text:p>
          </table:table-cell>
          <table:table-cell table:formula="of:=IF([.B19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56])" office:value-type="float" office:value="5065" calcext:value-type="float">
            <text:p>5065</text:p>
          </table:table-cell>
          <table:table-cell table:formula="of:=IF([.B19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57])" office:value-type="float" office:value="5070" calcext:value-type="float">
            <text:p>5070</text:p>
          </table:table-cell>
          <table:table-cell table:formula="of:=IF([.B19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58])" office:value-type="float" office:value="5075" calcext:value-type="float">
            <text:p>5075</text:p>
          </table:table-cell>
          <table:table-cell table:formula="of:=IF([.B19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59])" office:value-type="float" office:value="5080" calcext:value-type="float">
            <text:p>5080</text:p>
          </table:table-cell>
          <table:table-cell table:formula="of:=IF([.B19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60])" office:value-type="float" office:value="5085" calcext:value-type="float">
            <text:p>5085</text:p>
          </table:table-cell>
          <table:table-cell table:formula="of:=IF([.B19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61])" office:value-type="float" office:value="5090" calcext:value-type="float">
            <text:p>5090</text:p>
          </table:table-cell>
          <table:table-cell table:formula="of:=IF([.B19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62])" office:value-type="float" office:value="5095" calcext:value-type="float">
            <text:p>5095</text:p>
          </table:table-cell>
          <table:table-cell table:formula="of:=IF([.B19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63])" office:value-type="float" office:value="5100" calcext:value-type="float">
            <text:p>5100</text:p>
          </table:table-cell>
          <table:table-cell table:formula="of:=IF([.B19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64])" office:value-type="float" office:value="5105" calcext:value-type="float">
            <text:p>5105</text:p>
          </table:table-cell>
          <table:table-cell table:formula="of:=IF([.B19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65])" office:value-type="float" office:value="5110" calcext:value-type="float">
            <text:p>5110</text:p>
          </table:table-cell>
          <table:table-cell table:formula="of:=IF([.B19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66])" office:value-type="float" office:value="5115" calcext:value-type="float">
            <text:p>5115</text:p>
          </table:table-cell>
          <table:table-cell table:formula="of:=IF([.B19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67])" office:value-type="float" office:value="5120" calcext:value-type="float">
            <text:p>5120</text:p>
          </table:table-cell>
          <table:table-cell table:formula="of:=IF([.B19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68])" office:value-type="float" office:value="5125" calcext:value-type="float">
            <text:p>5125</text:p>
          </table:table-cell>
          <table:table-cell table:formula="of:=IF([.B19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69])" office:value-type="float" office:value="5130" calcext:value-type="float">
            <text:p>5130</text:p>
          </table:table-cell>
          <table:table-cell table:formula="of:=IF([.B19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70])" office:value-type="float" office:value="5135" calcext:value-type="float">
            <text:p>5135</text:p>
          </table:table-cell>
          <table:table-cell table:formula="of:=IF([.B19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71])" office:value-type="float" office:value="5140" calcext:value-type="float">
            <text:p>5140</text:p>
          </table:table-cell>
          <table:table-cell table:formula="of:=IF([.B19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72])" office:value-type="float" office:value="5145" calcext:value-type="float">
            <text:p>5145</text:p>
          </table:table-cell>
          <table:table-cell table:formula="of:=IF([.B19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73])" office:value-type="float" office:value="5150" calcext:value-type="float">
            <text:p>5150</text:p>
          </table:table-cell>
          <table:table-cell table:formula="of:=IF([.B19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74])" office:value-type="float" office:value="5155" calcext:value-type="float">
            <text:p>5155</text:p>
          </table:table-cell>
          <table:table-cell table:formula="of:=IF([.B19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75])" office:value-type="float" office:value="5160" calcext:value-type="float">
            <text:p>5160</text:p>
          </table:table-cell>
          <table:table-cell table:formula="of:=IF([.B19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76])" office:value-type="float" office:value="5165" calcext:value-type="float">
            <text:p>5165</text:p>
          </table:table-cell>
          <table:table-cell table:formula="of:=IF([.B19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77])" office:value-type="float" office:value="5170" calcext:value-type="float">
            <text:p>5170</text:p>
          </table:table-cell>
          <table:table-cell table:formula="of:=IF([.B19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78])" office:value-type="float" office:value="5175" calcext:value-type="float">
            <text:p>5175</text:p>
          </table:table-cell>
          <table:table-cell table:formula="of:=IF([.B19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79])" office:value-type="float" office:value="5180" calcext:value-type="float">
            <text:p>5180</text:p>
          </table:table-cell>
          <table:table-cell table:formula="of:=IF([.B19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80])" office:value-type="float" office:value="5185" calcext:value-type="float">
            <text:p>5185</text:p>
          </table:table-cell>
          <table:table-cell table:formula="of:=IF([.B19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81])" office:value-type="float" office:value="5190" calcext:value-type="float">
            <text:p>5190</text:p>
          </table:table-cell>
          <table:table-cell table:formula="of:=IF([.B19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82])" office:value-type="float" office:value="5195" calcext:value-type="float">
            <text:p>5195</text:p>
          </table:table-cell>
          <table:table-cell table:formula="of:=IF([.B19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983])" office:value-type="float" office:value="5200" calcext:value-type="float">
            <text:p>5200</text:p>
          </table:table-cell>
          <table:table-cell table:formula="of:=IF([.B19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84])" office:value-type="float" office:value="5206" calcext:value-type="float">
            <text:p>5206</text:p>
          </table:table-cell>
          <table:table-cell table:formula="of:=IF([.B19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85])" office:value-type="float" office:value="5212" calcext:value-type="float">
            <text:p>5212</text:p>
          </table:table-cell>
          <table:table-cell table:formula="of:=IF([.B19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86])" office:value-type="float" office:value="5218" calcext:value-type="float">
            <text:p>5218</text:p>
          </table:table-cell>
          <table:table-cell table:formula="of:=IF([.B19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87])" office:value-type="float" office:value="5224" calcext:value-type="float">
            <text:p>5224</text:p>
          </table:table-cell>
          <table:table-cell table:formula="of:=IF([.B19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88])" office:value-type="float" office:value="5230" calcext:value-type="float">
            <text:p>5230</text:p>
          </table:table-cell>
          <table:table-cell table:formula="of:=IF([.B19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89])" office:value-type="float" office:value="5236" calcext:value-type="float">
            <text:p>5236</text:p>
          </table:table-cell>
          <table:table-cell table:formula="of:=IF([.B19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90])" office:value-type="float" office:value="5242" calcext:value-type="float">
            <text:p>5242</text:p>
          </table:table-cell>
          <table:table-cell table:formula="of:=IF([.B19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91])" office:value-type="float" office:value="5248" calcext:value-type="float">
            <text:p>5248</text:p>
          </table:table-cell>
          <table:table-cell table:formula="of:=IF([.B19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92])" office:value-type="float" office:value="5254" calcext:value-type="float">
            <text:p>5254</text:p>
          </table:table-cell>
          <table:table-cell table:formula="of:=IF([.B19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93])" office:value-type="float" office:value="5260" calcext:value-type="float">
            <text:p>5260</text:p>
          </table:table-cell>
          <table:table-cell table:formula="of:=IF([.B19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94])" office:value-type="float" office:value="5266" calcext:value-type="float">
            <text:p>5266</text:p>
          </table:table-cell>
          <table:table-cell table:formula="of:=IF([.B19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95])" office:value-type="float" office:value="5272" calcext:value-type="float">
            <text:p>5272</text:p>
          </table:table-cell>
          <table:table-cell table:formula="of:=IF([.B19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96])" office:value-type="float" office:value="5278" calcext:value-type="float">
            <text:p>5278</text:p>
          </table:table-cell>
          <table:table-cell table:formula="of:=IF([.B19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97])" office:value-type="float" office:value="5284" calcext:value-type="float">
            <text:p>5284</text:p>
          </table:table-cell>
          <table:table-cell table:formula="of:=IF([.B19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98])" office:value-type="float" office:value="5290" calcext:value-type="float">
            <text:p>5290</text:p>
          </table:table-cell>
          <table:table-cell table:formula="of:=IF([.B19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999])" office:value-type="float" office:value="5296" calcext:value-type="float">
            <text:p>5296</text:p>
          </table:table-cell>
          <table:table-cell table:formula="of:=IF([.B19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00])" office:value-type="float" office:value="5302" calcext:value-type="float">
            <text:p>5302</text:p>
          </table:table-cell>
          <table:table-cell table:formula="of:=IF([.B20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01])" office:value-type="float" office:value="5308" calcext:value-type="float">
            <text:p>5308</text:p>
          </table:table-cell>
          <table:table-cell table:formula="of:=IF([.B20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02])" office:value-type="float" office:value="5314" calcext:value-type="float">
            <text:p>5314</text:p>
          </table:table-cell>
          <table:table-cell table:formula="of:=IF([.B20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03])" office:value-type="float" office:value="5320" calcext:value-type="float">
            <text:p>5320</text:p>
          </table:table-cell>
          <table:table-cell table:formula="of:=IF([.B20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04])" office:value-type="float" office:value="5326" calcext:value-type="float">
            <text:p>5326</text:p>
          </table:table-cell>
          <table:table-cell table:formula="of:=IF([.B20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05])" office:value-type="float" office:value="5332" calcext:value-type="float">
            <text:p>5332</text:p>
          </table:table-cell>
          <table:table-cell table:formula="of:=IF([.B20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06])" office:value-type="float" office:value="5338" calcext:value-type="float">
            <text:p>5338</text:p>
          </table:table-cell>
          <table:table-cell table:formula="of:=IF([.B20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07])" office:value-type="float" office:value="5344" calcext:value-type="float">
            <text:p>5344</text:p>
          </table:table-cell>
          <table:table-cell table:formula="of:=IF([.B20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08])" office:value-type="float" office:value="5350" calcext:value-type="float">
            <text:p>5350</text:p>
          </table:table-cell>
          <table:table-cell table:formula="of:=IF([.B20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09])" office:value-type="float" office:value="5356" calcext:value-type="float">
            <text:p>5356</text:p>
          </table:table-cell>
          <table:table-cell table:formula="of:=IF([.B20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10])" office:value-type="float" office:value="5362" calcext:value-type="float">
            <text:p>5362</text:p>
          </table:table-cell>
          <table:table-cell table:formula="of:=IF([.B20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11])" office:value-type="float" office:value="5368" calcext:value-type="float">
            <text:p>5368</text:p>
          </table:table-cell>
          <table:table-cell table:formula="of:=IF([.B20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12])" office:value-type="float" office:value="5374" calcext:value-type="float">
            <text:p>5374</text:p>
          </table:table-cell>
          <table:table-cell table:formula="of:=IF([.B20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13])" office:value-type="float" office:value="5380" calcext:value-type="float">
            <text:p>5380</text:p>
          </table:table-cell>
          <table:table-cell table:formula="of:=IF([.B20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14])" office:value-type="float" office:value="5386" calcext:value-type="float">
            <text:p>5386</text:p>
          </table:table-cell>
          <table:table-cell table:formula="of:=IF([.B20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15])" office:value-type="float" office:value="5392" calcext:value-type="float">
            <text:p>5392</text:p>
          </table:table-cell>
          <table:table-cell table:formula="of:=IF([.B20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16])" office:value-type="float" office:value="5398" calcext:value-type="float">
            <text:p>5398</text:p>
          </table:table-cell>
          <table:table-cell table:formula="of:=IF([.B20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17])" office:value-type="float" office:value="5404" calcext:value-type="float">
            <text:p>5404</text:p>
          </table:table-cell>
          <table:table-cell table:formula="of:=IF([.B20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18])" office:value-type="float" office:value="5410" calcext:value-type="float">
            <text:p>5410</text:p>
          </table:table-cell>
          <table:table-cell table:formula="of:=IF([.B20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19])" office:value-type="float" office:value="5416" calcext:value-type="float">
            <text:p>5416</text:p>
          </table:table-cell>
          <table:table-cell table:formula="of:=IF([.B20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20])" office:value-type="float" office:value="5422" calcext:value-type="float">
            <text:p>5422</text:p>
          </table:table-cell>
          <table:table-cell table:formula="of:=IF([.B20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21])" office:value-type="float" office:value="5428" calcext:value-type="float">
            <text:p>5428</text:p>
          </table:table-cell>
          <table:table-cell table:formula="of:=IF([.B20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22])" office:value-type="float" office:value="5434" calcext:value-type="float">
            <text:p>5434</text:p>
          </table:table-cell>
          <table:table-cell table:formula="of:=IF([.B20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23])" office:value-type="float" office:value="5440" calcext:value-type="float">
            <text:p>5440</text:p>
          </table:table-cell>
          <table:table-cell table:formula="of:=IF([.B20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24])" office:value-type="float" office:value="5446" calcext:value-type="float">
            <text:p>5446</text:p>
          </table:table-cell>
          <table:table-cell table:formula="of:=IF([.B20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25])" office:value-type="float" office:value="5452" calcext:value-type="float">
            <text:p>5452</text:p>
          </table:table-cell>
          <table:table-cell table:formula="of:=IF([.B20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26])" office:value-type="float" office:value="5458" calcext:value-type="float">
            <text:p>5458</text:p>
          </table:table-cell>
          <table:table-cell table:formula="of:=IF([.B20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27])" office:value-type="float" office:value="5464" calcext:value-type="float">
            <text:p>5464</text:p>
          </table:table-cell>
          <table:table-cell table:formula="of:=IF([.B20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28])" office:value-type="float" office:value="5470" calcext:value-type="float">
            <text:p>5470</text:p>
          </table:table-cell>
          <table:table-cell table:formula="of:=IF([.B20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29])" office:value-type="float" office:value="5476" calcext:value-type="float">
            <text:p>5476</text:p>
          </table:table-cell>
          <table:table-cell table:formula="of:=IF([.B20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30])" office:value-type="float" office:value="5482" calcext:value-type="float">
            <text:p>5482</text:p>
          </table:table-cell>
          <table:table-cell table:formula="of:=IF([.B20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31])" office:value-type="float" office:value="5488" calcext:value-type="float">
            <text:p>5488</text:p>
          </table:table-cell>
          <table:table-cell table:formula="of:=IF([.B20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32])" office:value-type="float" office:value="5494" calcext:value-type="float">
            <text:p>5494</text:p>
          </table:table-cell>
          <table:table-cell table:formula="of:=IF([.B20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33])" office:value-type="float" office:value="5500" calcext:value-type="float">
            <text:p>5500</text:p>
          </table:table-cell>
          <table:table-cell table:formula="of:=IF([.B20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34])" office:value-type="float" office:value="5506" calcext:value-type="float">
            <text:p>5506</text:p>
          </table:table-cell>
          <table:table-cell table:formula="of:=IF([.B20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35])" office:value-type="float" office:value="5512" calcext:value-type="float">
            <text:p>5512</text:p>
          </table:table-cell>
          <table:table-cell table:formula="of:=IF([.B20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36])" office:value-type="float" office:value="5518" calcext:value-type="float">
            <text:p>5518</text:p>
          </table:table-cell>
          <table:table-cell table:formula="of:=IF([.B20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37])" office:value-type="float" office:value="5524" calcext:value-type="float">
            <text:p>5524</text:p>
          </table:table-cell>
          <table:table-cell table:formula="of:=IF([.B20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38])" office:value-type="float" office:value="5530" calcext:value-type="float">
            <text:p>5530</text:p>
          </table:table-cell>
          <table:table-cell table:formula="of:=IF([.B20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39])" office:value-type="float" office:value="5536" calcext:value-type="float">
            <text:p>5536</text:p>
          </table:table-cell>
          <table:table-cell table:formula="of:=IF([.B20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40])" office:value-type="float" office:value="5542" calcext:value-type="float">
            <text:p>5542</text:p>
          </table:table-cell>
          <table:table-cell table:formula="of:=IF([.B20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41])" office:value-type="float" office:value="5548" calcext:value-type="float">
            <text:p>5548</text:p>
          </table:table-cell>
          <table:table-cell table:formula="of:=IF([.B20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42])" office:value-type="float" office:value="5554" calcext:value-type="float">
            <text:p>5554</text:p>
          </table:table-cell>
          <table:table-cell table:formula="of:=IF([.B20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43])" office:value-type="float" office:value="5560" calcext:value-type="float">
            <text:p>5560</text:p>
          </table:table-cell>
          <table:table-cell table:formula="of:=IF([.B20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44])" office:value-type="float" office:value="5566" calcext:value-type="float">
            <text:p>5566</text:p>
          </table:table-cell>
          <table:table-cell table:formula="of:=IF([.B20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45])" office:value-type="float" office:value="5572" calcext:value-type="float">
            <text:p>5572</text:p>
          </table:table-cell>
          <table:table-cell table:formula="of:=IF([.B20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46])" office:value-type="float" office:value="5578" calcext:value-type="float">
            <text:p>5578</text:p>
          </table:table-cell>
          <table:table-cell table:formula="of:=IF([.B20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47])" office:value-type="float" office:value="5584" calcext:value-type="float">
            <text:p>5584</text:p>
          </table:table-cell>
          <table:table-cell table:formula="of:=IF([.B20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48])" office:value-type="float" office:value="5590" calcext:value-type="float">
            <text:p>5590</text:p>
          </table:table-cell>
          <table:table-cell table:formula="of:=IF([.B20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49])" office:value-type="float" office:value="5596" calcext:value-type="float">
            <text:p>5596</text:p>
          </table:table-cell>
          <table:table-cell table:formula="of:=IF([.B20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50])" office:value-type="float" office:value="5602" calcext:value-type="float">
            <text:p>5602</text:p>
          </table:table-cell>
          <table:table-cell table:formula="of:=IF([.B20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51])" office:value-type="float" office:value="5608" calcext:value-type="float">
            <text:p>5608</text:p>
          </table:table-cell>
          <table:table-cell table:formula="of:=IF([.B20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52])" office:value-type="float" office:value="5614" calcext:value-type="float">
            <text:p>5614</text:p>
          </table:table-cell>
          <table:table-cell table:formula="of:=IF([.B20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53])" office:value-type="float" office:value="5620" calcext:value-type="float">
            <text:p>5620</text:p>
          </table:table-cell>
          <table:table-cell table:formula="of:=IF([.B20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54])" office:value-type="float" office:value="5626" calcext:value-type="float">
            <text:p>5626</text:p>
          </table:table-cell>
          <table:table-cell table:formula="of:=IF([.B20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55])" office:value-type="float" office:value="5632" calcext:value-type="float">
            <text:p>5632</text:p>
          </table:table-cell>
          <table:table-cell table:formula="of:=IF([.B20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56])" office:value-type="float" office:value="5638" calcext:value-type="float">
            <text:p>5638</text:p>
          </table:table-cell>
          <table:table-cell table:formula="of:=IF([.B20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57])" office:value-type="float" office:value="5644" calcext:value-type="float">
            <text:p>5644</text:p>
          </table:table-cell>
          <table:table-cell table:formula="of:=IF([.B20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58])" office:value-type="float" office:value="5650" calcext:value-type="float">
            <text:p>5650</text:p>
          </table:table-cell>
          <table:table-cell table:formula="of:=IF([.B20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59])" office:value-type="float" office:value="5656" calcext:value-type="float">
            <text:p>5656</text:p>
          </table:table-cell>
          <table:table-cell table:formula="of:=IF([.B20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60])" office:value-type="float" office:value="5662" calcext:value-type="float">
            <text:p>5662</text:p>
          </table:table-cell>
          <table:table-cell table:formula="of:=IF([.B20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61])" office:value-type="float" office:value="5668" calcext:value-type="float">
            <text:p>5668</text:p>
          </table:table-cell>
          <table:table-cell table:formula="of:=IF([.B20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62])" office:value-type="float" office:value="5674" calcext:value-type="float">
            <text:p>5674</text:p>
          </table:table-cell>
          <table:table-cell table:formula="of:=IF([.B20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63])" office:value-type="float" office:value="5680" calcext:value-type="float">
            <text:p>5680</text:p>
          </table:table-cell>
          <table:table-cell table:formula="of:=IF([.B20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64])" office:value-type="float" office:value="5686" calcext:value-type="float">
            <text:p>5686</text:p>
          </table:table-cell>
          <table:table-cell table:formula="of:=IF([.B20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65])" office:value-type="float" office:value="5692" calcext:value-type="float">
            <text:p>5692</text:p>
          </table:table-cell>
          <table:table-cell table:formula="of:=IF([.B20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66])" office:value-type="float" office:value="5698" calcext:value-type="float">
            <text:p>5698</text:p>
          </table:table-cell>
          <table:table-cell table:formula="of:=IF([.B20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67])" office:value-type="float" office:value="5704" calcext:value-type="float">
            <text:p>5704</text:p>
          </table:table-cell>
          <table:table-cell table:formula="of:=IF([.B20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68])" office:value-type="float" office:value="5710" calcext:value-type="float">
            <text:p>5710</text:p>
          </table:table-cell>
          <table:table-cell table:formula="of:=IF([.B20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69])" office:value-type="float" office:value="5716" calcext:value-type="float">
            <text:p>5716</text:p>
          </table:table-cell>
          <table:table-cell table:formula="of:=IF([.B20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70])" office:value-type="float" office:value="5722" calcext:value-type="float">
            <text:p>5722</text:p>
          </table:table-cell>
          <table:table-cell table:formula="of:=IF([.B20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71])" office:value-type="float" office:value="5728" calcext:value-type="float">
            <text:p>5728</text:p>
          </table:table-cell>
          <table:table-cell table:formula="of:=IF([.B20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72])" office:value-type="float" office:value="5734" calcext:value-type="float">
            <text:p>5734</text:p>
          </table:table-cell>
          <table:table-cell table:formula="of:=IF([.B20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73])" office:value-type="float" office:value="5740" calcext:value-type="float">
            <text:p>5740</text:p>
          </table:table-cell>
          <table:table-cell table:formula="of:=IF([.B20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74])" office:value-type="float" office:value="5746" calcext:value-type="float">
            <text:p>5746</text:p>
          </table:table-cell>
          <table:table-cell table:formula="of:=IF([.B20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75])" office:value-type="float" office:value="5752" calcext:value-type="float">
            <text:p>5752</text:p>
          </table:table-cell>
          <table:table-cell table:formula="of:=IF([.B20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76])" office:value-type="float" office:value="5758" calcext:value-type="float">
            <text:p>5758</text:p>
          </table:table-cell>
          <table:table-cell table:formula="of:=IF([.B20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77])" office:value-type="float" office:value="5764" calcext:value-type="float">
            <text:p>5764</text:p>
          </table:table-cell>
          <table:table-cell table:formula="of:=IF([.B20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78])" office:value-type="float" office:value="5770" calcext:value-type="float">
            <text:p>5770</text:p>
          </table:table-cell>
          <table:table-cell table:formula="of:=IF([.B20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79])" office:value-type="float" office:value="5776" calcext:value-type="float">
            <text:p>5776</text:p>
          </table:table-cell>
          <table:table-cell table:formula="of:=IF([.B20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80])" office:value-type="float" office:value="5782" calcext:value-type="float">
            <text:p>5782</text:p>
          </table:table-cell>
          <table:table-cell table:formula="of:=IF([.B20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81])" office:value-type="float" office:value="5788" calcext:value-type="float">
            <text:p>5788</text:p>
          </table:table-cell>
          <table:table-cell table:formula="of:=IF([.B20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82])" office:value-type="float" office:value="5794" calcext:value-type="float">
            <text:p>5794</text:p>
          </table:table-cell>
          <table:table-cell table:formula="of:=IF([.B20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83])" office:value-type="float" office:value="5800" calcext:value-type="float">
            <text:p>5800</text:p>
          </table:table-cell>
          <table:table-cell table:formula="of:=IF([.B20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84])" office:value-type="float" office:value="5806" calcext:value-type="float">
            <text:p>5806</text:p>
          </table:table-cell>
          <table:table-cell table:formula="of:=IF([.B20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85])" office:value-type="float" office:value="5812" calcext:value-type="float">
            <text:p>5812</text:p>
          </table:table-cell>
          <table:table-cell table:formula="of:=IF([.B20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86])" office:value-type="float" office:value="5818" calcext:value-type="float">
            <text:p>5818</text:p>
          </table:table-cell>
          <table:table-cell table:formula="of:=IF([.B20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87])" office:value-type="float" office:value="5824" calcext:value-type="float">
            <text:p>5824</text:p>
          </table:table-cell>
          <table:table-cell table:formula="of:=IF([.B20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88])" office:value-type="float" office:value="5830" calcext:value-type="float">
            <text:p>5830</text:p>
          </table:table-cell>
          <table:table-cell table:formula="of:=IF([.B20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89])" office:value-type="float" office:value="5836" calcext:value-type="float">
            <text:p>5836</text:p>
          </table:table-cell>
          <table:table-cell table:formula="of:=IF([.B20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90])" office:value-type="float" office:value="5842" calcext:value-type="float">
            <text:p>5842</text:p>
          </table:table-cell>
          <table:table-cell table:formula="of:=IF([.B20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91])" office:value-type="float" office:value="5848" calcext:value-type="float">
            <text:p>5848</text:p>
          </table:table-cell>
          <table:table-cell table:formula="of:=IF([.B20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92])" office:value-type="float" office:value="5854" calcext:value-type="float">
            <text:p>5854</text:p>
          </table:table-cell>
          <table:table-cell table:formula="of:=IF([.B20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93])" office:value-type="float" office:value="5860" calcext:value-type="float">
            <text:p>5860</text:p>
          </table:table-cell>
          <table:table-cell table:formula="of:=IF([.B20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94])" office:value-type="float" office:value="5866" calcext:value-type="float">
            <text:p>5866</text:p>
          </table:table-cell>
          <table:table-cell table:formula="of:=IF([.B20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95])" office:value-type="float" office:value="5872" calcext:value-type="float">
            <text:p>5872</text:p>
          </table:table-cell>
          <table:table-cell table:formula="of:=IF([.B20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96])" office:value-type="float" office:value="5878" calcext:value-type="float">
            <text:p>5878</text:p>
          </table:table-cell>
          <table:table-cell table:formula="of:=IF([.B20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97])" office:value-type="float" office:value="5884" calcext:value-type="float">
            <text:p>5884</text:p>
          </table:table-cell>
          <table:table-cell table:formula="of:=IF([.B20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98])" office:value-type="float" office:value="5890" calcext:value-type="float">
            <text:p>5890</text:p>
          </table:table-cell>
          <table:table-cell table:formula="of:=IF([.B20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099])" office:value-type="float" office:value="5896" calcext:value-type="float">
            <text:p>5896</text:p>
          </table:table-cell>
          <table:table-cell table:formula="of:=IF([.B20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00])" office:value-type="float" office:value="5902" calcext:value-type="float">
            <text:p>5902</text:p>
          </table:table-cell>
          <table:table-cell table:formula="of:=IF([.B21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01])" office:value-type="float" office:value="5908" calcext:value-type="float">
            <text:p>5908</text:p>
          </table:table-cell>
          <table:table-cell table:formula="of:=IF([.B21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02])" office:value-type="float" office:value="5914" calcext:value-type="float">
            <text:p>5914</text:p>
          </table:table-cell>
          <table:table-cell table:formula="of:=IF([.B21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03])" office:value-type="float" office:value="5920" calcext:value-type="float">
            <text:p>5920</text:p>
          </table:table-cell>
          <table:table-cell table:formula="of:=IF([.B21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04])" office:value-type="float" office:value="5926" calcext:value-type="float">
            <text:p>5926</text:p>
          </table:table-cell>
          <table:table-cell table:formula="of:=IF([.B21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05])" office:value-type="float" office:value="5932" calcext:value-type="float">
            <text:p>5932</text:p>
          </table:table-cell>
          <table:table-cell table:formula="of:=IF([.B21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06])" office:value-type="float" office:value="5938" calcext:value-type="float">
            <text:p>5938</text:p>
          </table:table-cell>
          <table:table-cell table:formula="of:=IF([.B21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07])" office:value-type="float" office:value="5944" calcext:value-type="float">
            <text:p>5944</text:p>
          </table:table-cell>
          <table:table-cell table:formula="of:=IF([.B21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08])" office:value-type="float" office:value="5950" calcext:value-type="float">
            <text:p>5950</text:p>
          </table:table-cell>
          <table:table-cell table:formula="of:=IF([.B21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09])" office:value-type="float" office:value="5956" calcext:value-type="float">
            <text:p>5956</text:p>
          </table:table-cell>
          <table:table-cell table:formula="of:=IF([.B21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10])" office:value-type="float" office:value="5962" calcext:value-type="float">
            <text:p>5962</text:p>
          </table:table-cell>
          <table:table-cell table:formula="of:=IF([.B21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11])" office:value-type="float" office:value="5968" calcext:value-type="float">
            <text:p>5968</text:p>
          </table:table-cell>
          <table:table-cell table:formula="of:=IF([.B21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12])" office:value-type="float" office:value="5974" calcext:value-type="float">
            <text:p>5974</text:p>
          </table:table-cell>
          <table:table-cell table:formula="of:=IF([.B21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13])" office:value-type="float" office:value="5980" calcext:value-type="float">
            <text:p>5980</text:p>
          </table:table-cell>
          <table:table-cell table:formula="of:=IF([.B21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14])" office:value-type="float" office:value="5986" calcext:value-type="float">
            <text:p>5986</text:p>
          </table:table-cell>
          <table:table-cell table:formula="of:=IF([.B21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15])" office:value-type="float" office:value="5992" calcext:value-type="float">
            <text:p>5992</text:p>
          </table:table-cell>
          <table:table-cell table:formula="of:=IF([.B21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16])" office:value-type="float" office:value="5998" calcext:value-type="float">
            <text:p>5998</text:p>
          </table:table-cell>
          <table:table-cell table:formula="of:=IF([.B21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17])" office:value-type="float" office:value="6004" calcext:value-type="float">
            <text:p>6004</text:p>
          </table:table-cell>
          <table:table-cell table:formula="of:=IF([.B21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18])" office:value-type="float" office:value="6010" calcext:value-type="float">
            <text:p>6010</text:p>
          </table:table-cell>
          <table:table-cell table:formula="of:=IF([.B21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19])" office:value-type="float" office:value="6016" calcext:value-type="float">
            <text:p>6016</text:p>
          </table:table-cell>
          <table:table-cell table:formula="of:=IF([.B21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20])" office:value-type="float" office:value="6022" calcext:value-type="float">
            <text:p>6022</text:p>
          </table:table-cell>
          <table:table-cell table:formula="of:=IF([.B21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21])" office:value-type="float" office:value="6028" calcext:value-type="float">
            <text:p>6028</text:p>
          </table:table-cell>
          <table:table-cell table:formula="of:=IF([.B21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22])" office:value-type="float" office:value="6034" calcext:value-type="float">
            <text:p>6034</text:p>
          </table:table-cell>
          <table:table-cell table:formula="of:=IF([.B21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23])" office:value-type="float" office:value="6040" calcext:value-type="float">
            <text:p>6040</text:p>
          </table:table-cell>
          <table:table-cell table:formula="of:=IF([.B21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24])" office:value-type="float" office:value="6046" calcext:value-type="float">
            <text:p>6046</text:p>
          </table:table-cell>
          <table:table-cell table:formula="of:=IF([.B21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25])" office:value-type="float" office:value="6052" calcext:value-type="float">
            <text:p>6052</text:p>
          </table:table-cell>
          <table:table-cell table:formula="of:=IF([.B21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26])" office:value-type="float" office:value="6058" calcext:value-type="float">
            <text:p>6058</text:p>
          </table:table-cell>
          <table:table-cell table:formula="of:=IF([.B21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27])" office:value-type="float" office:value="6064" calcext:value-type="float">
            <text:p>6064</text:p>
          </table:table-cell>
          <table:table-cell table:formula="of:=IF([.B21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28])" office:value-type="float" office:value="6070" calcext:value-type="float">
            <text:p>6070</text:p>
          </table:table-cell>
          <table:table-cell table:formula="of:=IF([.B21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29])" office:value-type="float" office:value="6076" calcext:value-type="float">
            <text:p>6076</text:p>
          </table:table-cell>
          <table:table-cell table:formula="of:=IF([.B21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30])" office:value-type="float" office:value="6082" calcext:value-type="float">
            <text:p>6082</text:p>
          </table:table-cell>
          <table:table-cell table:formula="of:=IF([.B21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31])" office:value-type="float" office:value="6088" calcext:value-type="float">
            <text:p>6088</text:p>
          </table:table-cell>
          <table:table-cell table:formula="of:=IF([.B21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32])" office:value-type="float" office:value="6094" calcext:value-type="float">
            <text:p>6094</text:p>
          </table:table-cell>
          <table:table-cell table:formula="of:=IF([.B21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33])" office:value-type="float" office:value="6100" calcext:value-type="float">
            <text:p>6100</text:p>
          </table:table-cell>
          <table:table-cell table:formula="of:=IF([.B21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34])" office:value-type="float" office:value="6106" calcext:value-type="float">
            <text:p>6106</text:p>
          </table:table-cell>
          <table:table-cell table:formula="of:=IF([.B21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35])" office:value-type="float" office:value="6112" calcext:value-type="float">
            <text:p>6112</text:p>
          </table:table-cell>
          <table:table-cell table:formula="of:=IF([.B21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36])" office:value-type="float" office:value="6118" calcext:value-type="float">
            <text:p>6118</text:p>
          </table:table-cell>
          <table:table-cell table:formula="of:=IF([.B21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37])" office:value-type="float" office:value="6124" calcext:value-type="float">
            <text:p>6124</text:p>
          </table:table-cell>
          <table:table-cell table:formula="of:=IF([.B21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38])" office:value-type="float" office:value="6130" calcext:value-type="float">
            <text:p>6130</text:p>
          </table:table-cell>
          <table:table-cell table:formula="of:=IF([.B21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39])" office:value-type="float" office:value="6136" calcext:value-type="float">
            <text:p>6136</text:p>
          </table:table-cell>
          <table:table-cell table:formula="of:=IF([.B21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40])" office:value-type="float" office:value="6142" calcext:value-type="float">
            <text:p>6142</text:p>
          </table:table-cell>
          <table:table-cell table:formula="of:=IF([.B21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41])" office:value-type="float" office:value="6148" calcext:value-type="float">
            <text:p>6148</text:p>
          </table:table-cell>
          <table:table-cell table:formula="of:=IF([.B21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42])" office:value-type="float" office:value="6154" calcext:value-type="float">
            <text:p>6154</text:p>
          </table:table-cell>
          <table:table-cell table:formula="of:=IF([.B21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43])" office:value-type="float" office:value="6160" calcext:value-type="float">
            <text:p>6160</text:p>
          </table:table-cell>
          <table:table-cell table:formula="of:=IF([.B21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44])" office:value-type="float" office:value="6166" calcext:value-type="float">
            <text:p>6166</text:p>
          </table:table-cell>
          <table:table-cell table:formula="of:=IF([.B21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45])" office:value-type="float" office:value="6172" calcext:value-type="float">
            <text:p>6172</text:p>
          </table:table-cell>
          <table:table-cell table:formula="of:=IF([.B21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46])" office:value-type="float" office:value="6178" calcext:value-type="float">
            <text:p>6178</text:p>
          </table:table-cell>
          <table:table-cell table:formula="of:=IF([.B21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47])" office:value-type="float" office:value="6184" calcext:value-type="float">
            <text:p>6184</text:p>
          </table:table-cell>
          <table:table-cell table:formula="of:=IF([.B21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48])" office:value-type="float" office:value="6190" calcext:value-type="float">
            <text:p>6190</text:p>
          </table:table-cell>
          <table:table-cell table:formula="of:=IF([.B21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49])" office:value-type="float" office:value="6196" calcext:value-type="float">
            <text:p>6196</text:p>
          </table:table-cell>
          <table:table-cell table:formula="of:=IF([.B21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50])" office:value-type="float" office:value="6202" calcext:value-type="float">
            <text:p>6202</text:p>
          </table:table-cell>
          <table:table-cell table:formula="of:=IF([.B21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51])" office:value-type="float" office:value="6208" calcext:value-type="float">
            <text:p>6208</text:p>
          </table:table-cell>
          <table:table-cell table:formula="of:=IF([.B21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52])" office:value-type="float" office:value="6214" calcext:value-type="float">
            <text:p>6214</text:p>
          </table:table-cell>
          <table:table-cell table:formula="of:=IF([.B21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53])" office:value-type="float" office:value="6220" calcext:value-type="float">
            <text:p>6220</text:p>
          </table:table-cell>
          <table:table-cell table:formula="of:=IF([.B21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54])" office:value-type="float" office:value="6226" calcext:value-type="float">
            <text:p>6226</text:p>
          </table:table-cell>
          <table:table-cell table:formula="of:=IF([.B21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55])" office:value-type="float" office:value="6232" calcext:value-type="float">
            <text:p>6232</text:p>
          </table:table-cell>
          <table:table-cell table:formula="of:=IF([.B21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56])" office:value-type="float" office:value="6238" calcext:value-type="float">
            <text:p>6238</text:p>
          </table:table-cell>
          <table:table-cell table:formula="of:=IF([.B21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57])" office:value-type="float" office:value="6244" calcext:value-type="float">
            <text:p>6244</text:p>
          </table:table-cell>
          <table:table-cell table:formula="of:=IF([.B21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58])" office:value-type="float" office:value="6250" calcext:value-type="float">
            <text:p>6250</text:p>
          </table:table-cell>
          <table:table-cell table:formula="of:=IF([.B21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59])" office:value-type="float" office:value="6256" calcext:value-type="float">
            <text:p>6256</text:p>
          </table:table-cell>
          <table:table-cell table:formula="of:=IF([.B21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60])" office:value-type="float" office:value="6262" calcext:value-type="float">
            <text:p>6262</text:p>
          </table:table-cell>
          <table:table-cell table:formula="of:=IF([.B21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61])" office:value-type="float" office:value="6268" calcext:value-type="float">
            <text:p>6268</text:p>
          </table:table-cell>
          <table:table-cell table:formula="of:=IF([.B21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62])" office:value-type="float" office:value="6274" calcext:value-type="float">
            <text:p>6274</text:p>
          </table:table-cell>
          <table:table-cell table:formula="of:=IF([.B21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63])" office:value-type="float" office:value="6280" calcext:value-type="float">
            <text:p>6280</text:p>
          </table:table-cell>
          <table:table-cell table:formula="of:=IF([.B21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64])" office:value-type="float" office:value="6286" calcext:value-type="float">
            <text:p>6286</text:p>
          </table:table-cell>
          <table:table-cell table:formula="of:=IF([.B21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65])" office:value-type="float" office:value="6292" calcext:value-type="float">
            <text:p>6292</text:p>
          </table:table-cell>
          <table:table-cell table:formula="of:=IF([.B21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66])" office:value-type="float" office:value="6298" calcext:value-type="float">
            <text:p>6298</text:p>
          </table:table-cell>
          <table:table-cell table:formula="of:=IF([.B21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67])" office:value-type="float" office:value="6304" calcext:value-type="float">
            <text:p>6304</text:p>
          </table:table-cell>
          <table:table-cell table:formula="of:=IF([.B21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68])" office:value-type="float" office:value="6310" calcext:value-type="float">
            <text:p>6310</text:p>
          </table:table-cell>
          <table:table-cell table:formula="of:=IF([.B21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69])" office:value-type="float" office:value="6316" calcext:value-type="float">
            <text:p>6316</text:p>
          </table:table-cell>
          <table:table-cell table:formula="of:=IF([.B21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70])" office:value-type="float" office:value="6322" calcext:value-type="float">
            <text:p>6322</text:p>
          </table:table-cell>
          <table:table-cell table:formula="of:=IF([.B21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71])" office:value-type="float" office:value="6328" calcext:value-type="float">
            <text:p>6328</text:p>
          </table:table-cell>
          <table:table-cell table:formula="of:=IF([.B21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72])" office:value-type="float" office:value="6334" calcext:value-type="float">
            <text:p>6334</text:p>
          </table:table-cell>
          <table:table-cell table:formula="of:=IF([.B21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73])" office:value-type="float" office:value="6340" calcext:value-type="float">
            <text:p>6340</text:p>
          </table:table-cell>
          <table:table-cell table:formula="of:=IF([.B21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74])" office:value-type="float" office:value="6346" calcext:value-type="float">
            <text:p>6346</text:p>
          </table:table-cell>
          <table:table-cell table:formula="of:=IF([.B21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75])" office:value-type="float" office:value="6352" calcext:value-type="float">
            <text:p>6352</text:p>
          </table:table-cell>
          <table:table-cell table:formula="of:=IF([.B21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76])" office:value-type="float" office:value="6358" calcext:value-type="float">
            <text:p>6358</text:p>
          </table:table-cell>
          <table:table-cell table:formula="of:=IF([.B21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77])" office:value-type="float" office:value="6364" calcext:value-type="float">
            <text:p>6364</text:p>
          </table:table-cell>
          <table:table-cell table:formula="of:=IF([.B21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78])" office:value-type="float" office:value="6370" calcext:value-type="float">
            <text:p>6370</text:p>
          </table:table-cell>
          <table:table-cell table:formula="of:=IF([.B21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79])" office:value-type="float" office:value="6376" calcext:value-type="float">
            <text:p>6376</text:p>
          </table:table-cell>
          <table:table-cell table:formula="of:=IF([.B21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80])" office:value-type="float" office:value="6382" calcext:value-type="float">
            <text:p>6382</text:p>
          </table:table-cell>
          <table:table-cell table:formula="of:=IF([.B21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81])" office:value-type="float" office:value="6388" calcext:value-type="float">
            <text:p>6388</text:p>
          </table:table-cell>
          <table:table-cell table:formula="of:=IF([.B21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82])" office:value-type="float" office:value="6394" calcext:value-type="float">
            <text:p>6394</text:p>
          </table:table-cell>
          <table:table-cell table:formula="of:=IF([.B21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83])" office:value-type="float" office:value="6400" calcext:value-type="float">
            <text:p>6400</text:p>
          </table:table-cell>
          <table:table-cell table:formula="of:=IF([.B21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84])" office:value-type="float" office:value="6406" calcext:value-type="float">
            <text:p>6406</text:p>
          </table:table-cell>
          <table:table-cell table:formula="of:=IF([.B21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85])" office:value-type="float" office:value="6412" calcext:value-type="float">
            <text:p>6412</text:p>
          </table:table-cell>
          <table:table-cell table:formula="of:=IF([.B21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86])" office:value-type="float" office:value="6418" calcext:value-type="float">
            <text:p>6418</text:p>
          </table:table-cell>
          <table:table-cell table:formula="of:=IF([.B21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87])" office:value-type="float" office:value="6424" calcext:value-type="float">
            <text:p>6424</text:p>
          </table:table-cell>
          <table:table-cell table:formula="of:=IF([.B21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88])" office:value-type="float" office:value="6430" calcext:value-type="float">
            <text:p>6430</text:p>
          </table:table-cell>
          <table:table-cell table:formula="of:=IF([.B21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2189])" office:value-type="float" office:value="6436" calcext:value-type="float">
            <text:p>6436</text:p>
          </table:table-cell>
          <table:table-cell table:formula="of:=IF([.B21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190])" office:value-type="float" office:value="6443" calcext:value-type="float">
            <text:p>6443</text:p>
          </table:table-cell>
          <table:table-cell table:formula="of:=IF([.B21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191])" office:value-type="float" office:value="6450" calcext:value-type="float">
            <text:p>6450</text:p>
          </table:table-cell>
          <table:table-cell table:formula="of:=IF([.B21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192])" office:value-type="float" office:value="6457" calcext:value-type="float">
            <text:p>6457</text:p>
          </table:table-cell>
          <table:table-cell table:formula="of:=IF([.B21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193])" office:value-type="float" office:value="6464" calcext:value-type="float">
            <text:p>6464</text:p>
          </table:table-cell>
          <table:table-cell table:formula="of:=IF([.B21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194])" office:value-type="float" office:value="6471" calcext:value-type="float">
            <text:p>6471</text:p>
          </table:table-cell>
          <table:table-cell table:formula="of:=IF([.B21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195])" office:value-type="float" office:value="6478" calcext:value-type="float">
            <text:p>6478</text:p>
          </table:table-cell>
          <table:table-cell table:formula="of:=IF([.B21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196])" office:value-type="float" office:value="6485" calcext:value-type="float">
            <text:p>6485</text:p>
          </table:table-cell>
          <table:table-cell table:formula="of:=IF([.B21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197])" office:value-type="float" office:value="6492" calcext:value-type="float">
            <text:p>6492</text:p>
          </table:table-cell>
          <table:table-cell table:formula="of:=IF([.B21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198])" office:value-type="float" office:value="6499" calcext:value-type="float">
            <text:p>6499</text:p>
          </table:table-cell>
          <table:table-cell table:formula="of:=IF([.B21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199])" office:value-type="float" office:value="6506" calcext:value-type="float">
            <text:p>6506</text:p>
          </table:table-cell>
          <table:table-cell table:formula="of:=IF([.B21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00])" office:value-type="float" office:value="6513" calcext:value-type="float">
            <text:p>6513</text:p>
          </table:table-cell>
          <table:table-cell table:formula="of:=IF([.B22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01])" office:value-type="float" office:value="6520" calcext:value-type="float">
            <text:p>6520</text:p>
          </table:table-cell>
          <table:table-cell table:formula="of:=IF([.B22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02])" office:value-type="float" office:value="6527" calcext:value-type="float">
            <text:p>6527</text:p>
          </table:table-cell>
          <table:table-cell table:formula="of:=IF([.B22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03])" office:value-type="float" office:value="6534" calcext:value-type="float">
            <text:p>6534</text:p>
          </table:table-cell>
          <table:table-cell table:formula="of:=IF([.B22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04])" office:value-type="float" office:value="6541" calcext:value-type="float">
            <text:p>6541</text:p>
          </table:table-cell>
          <table:table-cell table:formula="of:=IF([.B22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05])" office:value-type="float" office:value="6548" calcext:value-type="float">
            <text:p>6548</text:p>
          </table:table-cell>
          <table:table-cell table:formula="of:=IF([.B22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06])" office:value-type="float" office:value="6555" calcext:value-type="float">
            <text:p>6555</text:p>
          </table:table-cell>
          <table:table-cell table:formula="of:=IF([.B22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07])" office:value-type="float" office:value="6562" calcext:value-type="float">
            <text:p>6562</text:p>
          </table:table-cell>
          <table:table-cell table:formula="of:=IF([.B22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08])" office:value-type="float" office:value="6569" calcext:value-type="float">
            <text:p>6569</text:p>
          </table:table-cell>
          <table:table-cell table:formula="of:=IF([.B22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09])" office:value-type="float" office:value="6576" calcext:value-type="float">
            <text:p>6576</text:p>
          </table:table-cell>
          <table:table-cell table:formula="of:=IF([.B22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10])" office:value-type="float" office:value="6583" calcext:value-type="float">
            <text:p>6583</text:p>
          </table:table-cell>
          <table:table-cell table:formula="of:=IF([.B22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11])" office:value-type="float" office:value="6590" calcext:value-type="float">
            <text:p>6590</text:p>
          </table:table-cell>
          <table:table-cell table:formula="of:=IF([.B22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12])" office:value-type="float" office:value="6597" calcext:value-type="float">
            <text:p>6597</text:p>
          </table:table-cell>
          <table:table-cell table:formula="of:=IF([.B22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13])" office:value-type="float" office:value="6604" calcext:value-type="float">
            <text:p>6604</text:p>
          </table:table-cell>
          <table:table-cell table:formula="of:=IF([.B22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14])" office:value-type="float" office:value="6611" calcext:value-type="float">
            <text:p>6611</text:p>
          </table:table-cell>
          <table:table-cell table:formula="of:=IF([.B22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15])" office:value-type="float" office:value="6618" calcext:value-type="float">
            <text:p>6618</text:p>
          </table:table-cell>
          <table:table-cell table:formula="of:=IF([.B22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16])" office:value-type="float" office:value="6625" calcext:value-type="float">
            <text:p>6625</text:p>
          </table:table-cell>
          <table:table-cell table:formula="of:=IF([.B22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17])" office:value-type="float" office:value="6632" calcext:value-type="float">
            <text:p>6632</text:p>
          </table:table-cell>
          <table:table-cell table:formula="of:=IF([.B22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18])" office:value-type="float" office:value="6639" calcext:value-type="float">
            <text:p>6639</text:p>
          </table:table-cell>
          <table:table-cell table:formula="of:=IF([.B22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19])" office:value-type="float" office:value="6646" calcext:value-type="float">
            <text:p>6646</text:p>
          </table:table-cell>
          <table:table-cell table:formula="of:=IF([.B22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20])" office:value-type="float" office:value="6653" calcext:value-type="float">
            <text:p>6653</text:p>
          </table:table-cell>
          <table:table-cell table:formula="of:=IF([.B22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21])" office:value-type="float" office:value="6660" calcext:value-type="float">
            <text:p>6660</text:p>
          </table:table-cell>
          <table:table-cell table:formula="of:=IF([.B22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22])" office:value-type="float" office:value="6667" calcext:value-type="float">
            <text:p>6667</text:p>
          </table:table-cell>
          <table:table-cell table:formula="of:=IF([.B22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23])" office:value-type="float" office:value="6674" calcext:value-type="float">
            <text:p>6674</text:p>
          </table:table-cell>
          <table:table-cell table:formula="of:=IF([.B22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24])" office:value-type="float" office:value="6681" calcext:value-type="float">
            <text:p>6681</text:p>
          </table:table-cell>
          <table:table-cell table:formula="of:=IF([.B22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25])" office:value-type="float" office:value="6688" calcext:value-type="float">
            <text:p>6688</text:p>
          </table:table-cell>
          <table:table-cell table:formula="of:=IF([.B22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26])" office:value-type="float" office:value="6695" calcext:value-type="float">
            <text:p>6695</text:p>
          </table:table-cell>
          <table:table-cell table:formula="of:=IF([.B22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27])" office:value-type="float" office:value="6702" calcext:value-type="float">
            <text:p>6702</text:p>
          </table:table-cell>
          <table:table-cell table:formula="of:=IF([.B22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28])" office:value-type="float" office:value="6709" calcext:value-type="float">
            <text:p>6709</text:p>
          </table:table-cell>
          <table:table-cell table:formula="of:=IF([.B22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29])" office:value-type="float" office:value="6716" calcext:value-type="float">
            <text:p>6716</text:p>
          </table:table-cell>
          <table:table-cell table:formula="of:=IF([.B22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30])" office:value-type="float" office:value="6723" calcext:value-type="float">
            <text:p>6723</text:p>
          </table:table-cell>
          <table:table-cell table:formula="of:=IF([.B22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31])" office:value-type="float" office:value="6730" calcext:value-type="float">
            <text:p>6730</text:p>
          </table:table-cell>
          <table:table-cell table:formula="of:=IF([.B22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32])" office:value-type="float" office:value="6737" calcext:value-type="float">
            <text:p>6737</text:p>
          </table:table-cell>
          <table:table-cell table:formula="of:=IF([.B22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33])" office:value-type="float" office:value="6744" calcext:value-type="float">
            <text:p>6744</text:p>
          </table:table-cell>
          <table:table-cell table:formula="of:=IF([.B22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34])" office:value-type="float" office:value="6751" calcext:value-type="float">
            <text:p>6751</text:p>
          </table:table-cell>
          <table:table-cell table:formula="of:=IF([.B22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35])" office:value-type="float" office:value="6758" calcext:value-type="float">
            <text:p>6758</text:p>
          </table:table-cell>
          <table:table-cell table:formula="of:=IF([.B22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36])" office:value-type="float" office:value="6765" calcext:value-type="float">
            <text:p>6765</text:p>
          </table:table-cell>
          <table:table-cell table:formula="of:=IF([.B22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37])" office:value-type="float" office:value="6772" calcext:value-type="float">
            <text:p>6772</text:p>
          </table:table-cell>
          <table:table-cell table:formula="of:=IF([.B22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38])" office:value-type="float" office:value="6779" calcext:value-type="float">
            <text:p>6779</text:p>
          </table:table-cell>
          <table:table-cell table:formula="of:=IF([.B22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39])" office:value-type="float" office:value="6786" calcext:value-type="float">
            <text:p>6786</text:p>
          </table:table-cell>
          <table:table-cell table:formula="of:=IF([.B22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40])" office:value-type="float" office:value="6793" calcext:value-type="float">
            <text:p>6793</text:p>
          </table:table-cell>
          <table:table-cell table:formula="of:=IF([.B22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41])" office:value-type="float" office:value="6800" calcext:value-type="float">
            <text:p>6800</text:p>
          </table:table-cell>
          <table:table-cell table:formula="of:=IF([.B22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42])" office:value-type="float" office:value="6807" calcext:value-type="float">
            <text:p>6807</text:p>
          </table:table-cell>
          <table:table-cell table:formula="of:=IF([.B22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43])" office:value-type="float" office:value="6814" calcext:value-type="float">
            <text:p>6814</text:p>
          </table:table-cell>
          <table:table-cell table:formula="of:=IF([.B22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44])" office:value-type="float" office:value="6821" calcext:value-type="float">
            <text:p>6821</text:p>
          </table:table-cell>
          <table:table-cell table:formula="of:=IF([.B22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45])" office:value-type="float" office:value="6828" calcext:value-type="float">
            <text:p>6828</text:p>
          </table:table-cell>
          <table:table-cell table:formula="of:=IF([.B22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46])" office:value-type="float" office:value="6835" calcext:value-type="float">
            <text:p>6835</text:p>
          </table:table-cell>
          <table:table-cell table:formula="of:=IF([.B22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47])" office:value-type="float" office:value="6842" calcext:value-type="float">
            <text:p>6842</text:p>
          </table:table-cell>
          <table:table-cell table:formula="of:=IF([.B22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48])" office:value-type="float" office:value="6849" calcext:value-type="float">
            <text:p>6849</text:p>
          </table:table-cell>
          <table:table-cell table:formula="of:=IF([.B22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49])" office:value-type="float" office:value="6856" calcext:value-type="float">
            <text:p>6856</text:p>
          </table:table-cell>
          <table:table-cell table:formula="of:=IF([.B22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50])" office:value-type="float" office:value="6863" calcext:value-type="float">
            <text:p>6863</text:p>
          </table:table-cell>
          <table:table-cell table:formula="of:=IF([.B22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51])" office:value-type="float" office:value="6870" calcext:value-type="float">
            <text:p>6870</text:p>
          </table:table-cell>
          <table:table-cell table:formula="of:=IF([.B22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52])" office:value-type="float" office:value="6877" calcext:value-type="float">
            <text:p>6877</text:p>
          </table:table-cell>
          <table:table-cell table:formula="of:=IF([.B22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53])" office:value-type="float" office:value="6884" calcext:value-type="float">
            <text:p>6884</text:p>
          </table:table-cell>
          <table:table-cell table:formula="of:=IF([.B22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54])" office:value-type="float" office:value="6891" calcext:value-type="float">
            <text:p>6891</text:p>
          </table:table-cell>
          <table:table-cell table:formula="of:=IF([.B22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55])" office:value-type="float" office:value="6898" calcext:value-type="float">
            <text:p>6898</text:p>
          </table:table-cell>
          <table:table-cell table:formula="of:=IF([.B22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56])" office:value-type="float" office:value="6905" calcext:value-type="float">
            <text:p>6905</text:p>
          </table:table-cell>
          <table:table-cell table:formula="of:=IF([.B22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57])" office:value-type="float" office:value="6912" calcext:value-type="float">
            <text:p>6912</text:p>
          </table:table-cell>
          <table:table-cell table:formula="of:=IF([.B22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58])" office:value-type="float" office:value="6919" calcext:value-type="float">
            <text:p>6919</text:p>
          </table:table-cell>
          <table:table-cell table:formula="of:=IF([.B22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59])" office:value-type="float" office:value="6926" calcext:value-type="float">
            <text:p>6926</text:p>
          </table:table-cell>
          <table:table-cell table:formula="of:=IF([.B22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60])" office:value-type="float" office:value="6933" calcext:value-type="float">
            <text:p>6933</text:p>
          </table:table-cell>
          <table:table-cell table:formula="of:=IF([.B22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61])" office:value-type="float" office:value="6940" calcext:value-type="float">
            <text:p>6940</text:p>
          </table:table-cell>
          <table:table-cell table:formula="of:=IF([.B22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62])" office:value-type="float" office:value="6947" calcext:value-type="float">
            <text:p>6947</text:p>
          </table:table-cell>
          <table:table-cell table:formula="of:=IF([.B22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63])" office:value-type="float" office:value="6954" calcext:value-type="float">
            <text:p>6954</text:p>
          </table:table-cell>
          <table:table-cell table:formula="of:=IF([.B22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64])" office:value-type="float" office:value="6961" calcext:value-type="float">
            <text:p>6961</text:p>
          </table:table-cell>
          <table:table-cell table:formula="of:=IF([.B22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65])" office:value-type="float" office:value="6968" calcext:value-type="float">
            <text:p>6968</text:p>
          </table:table-cell>
          <table:table-cell table:formula="of:=IF([.B22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66])" office:value-type="float" office:value="6975" calcext:value-type="float">
            <text:p>6975</text:p>
          </table:table-cell>
          <table:table-cell table:formula="of:=IF([.B22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67])" office:value-type="float" office:value="6982" calcext:value-type="float">
            <text:p>6982</text:p>
          </table:table-cell>
          <table:table-cell table:formula="of:=IF([.B22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68])" office:value-type="float" office:value="6989" calcext:value-type="float">
            <text:p>6989</text:p>
          </table:table-cell>
          <table:table-cell table:formula="of:=IF([.B22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69])" office:value-type="float" office:value="6996" calcext:value-type="float">
            <text:p>6996</text:p>
          </table:table-cell>
          <table:table-cell table:formula="of:=IF([.B22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70])" office:value-type="float" office:value="7003" calcext:value-type="float">
            <text:p>7003</text:p>
          </table:table-cell>
          <table:table-cell table:formula="of:=IF([.B22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71])" office:value-type="float" office:value="7010" calcext:value-type="float">
            <text:p>7010</text:p>
          </table:table-cell>
          <table:table-cell table:formula="of:=IF([.B22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72])" office:value-type="float" office:value="7017" calcext:value-type="float">
            <text:p>7017</text:p>
          </table:table-cell>
          <table:table-cell table:formula="of:=IF([.B22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73])" office:value-type="float" office:value="7024" calcext:value-type="float">
            <text:p>7024</text:p>
          </table:table-cell>
          <table:table-cell table:formula="of:=IF([.B22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74])" office:value-type="float" office:value="7031" calcext:value-type="float">
            <text:p>7031</text:p>
          </table:table-cell>
          <table:table-cell table:formula="of:=IF([.B22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75])" office:value-type="float" office:value="7038" calcext:value-type="float">
            <text:p>7038</text:p>
          </table:table-cell>
          <table:table-cell table:formula="of:=IF([.B22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76])" office:value-type="float" office:value="7045" calcext:value-type="float">
            <text:p>7045</text:p>
          </table:table-cell>
          <table:table-cell table:formula="of:=IF([.B22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77])" office:value-type="float" office:value="7052" calcext:value-type="float">
            <text:p>7052</text:p>
          </table:table-cell>
          <table:table-cell table:formula="of:=IF([.B22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78])" office:value-type="float" office:value="7059" calcext:value-type="float">
            <text:p>7059</text:p>
          </table:table-cell>
          <table:table-cell table:formula="of:=IF([.B22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79])" office:value-type="float" office:value="7066" calcext:value-type="float">
            <text:p>7066</text:p>
          </table:table-cell>
          <table:table-cell table:formula="of:=IF([.B22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80])" office:value-type="float" office:value="7073" calcext:value-type="float">
            <text:p>7073</text:p>
          </table:table-cell>
          <table:table-cell table:formula="of:=IF([.B22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81])" office:value-type="float" office:value="7080" calcext:value-type="float">
            <text:p>7080</text:p>
          </table:table-cell>
          <table:table-cell table:formula="of:=IF([.B22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82])" office:value-type="float" office:value="7087" calcext:value-type="float">
            <text:p>7087</text:p>
          </table:table-cell>
          <table:table-cell table:formula="of:=IF([.B22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83])" office:value-type="float" office:value="7094" calcext:value-type="float">
            <text:p>7094</text:p>
          </table:table-cell>
          <table:table-cell table:formula="of:=IF([.B22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84])" office:value-type="float" office:value="7101" calcext:value-type="float">
            <text:p>7101</text:p>
          </table:table-cell>
          <table:table-cell table:formula="of:=IF([.B22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85])" office:value-type="float" office:value="7108" calcext:value-type="float">
            <text:p>7108</text:p>
          </table:table-cell>
          <table:table-cell table:formula="of:=IF([.B22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86])" office:value-type="float" office:value="7115" calcext:value-type="float">
            <text:p>7115</text:p>
          </table:table-cell>
          <table:table-cell table:formula="of:=IF([.B22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87])" office:value-type="float" office:value="7122" calcext:value-type="float">
            <text:p>7122</text:p>
          </table:table-cell>
          <table:table-cell table:formula="of:=IF([.B22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88])" office:value-type="float" office:value="7129" calcext:value-type="float">
            <text:p>7129</text:p>
          </table:table-cell>
          <table:table-cell table:formula="of:=IF([.B22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89])" office:value-type="float" office:value="7136" calcext:value-type="float">
            <text:p>7136</text:p>
          </table:table-cell>
          <table:table-cell table:formula="of:=IF([.B22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90])" office:value-type="float" office:value="7143" calcext:value-type="float">
            <text:p>7143</text:p>
          </table:table-cell>
          <table:table-cell table:formula="of:=IF([.B22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91])" office:value-type="float" office:value="7150" calcext:value-type="float">
            <text:p>7150</text:p>
          </table:table-cell>
          <table:table-cell table:formula="of:=IF([.B22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92])" office:value-type="float" office:value="7157" calcext:value-type="float">
            <text:p>7157</text:p>
          </table:table-cell>
          <table:table-cell table:formula="of:=IF([.B22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93])" office:value-type="float" office:value="7164" calcext:value-type="float">
            <text:p>7164</text:p>
          </table:table-cell>
          <table:table-cell table:formula="of:=IF([.B22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94])" office:value-type="float" office:value="7171" calcext:value-type="float">
            <text:p>7171</text:p>
          </table:table-cell>
          <table:table-cell table:formula="of:=IF([.B22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95])" office:value-type="float" office:value="7178" calcext:value-type="float">
            <text:p>7178</text:p>
          </table:table-cell>
          <table:table-cell table:formula="of:=IF([.B22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96])" office:value-type="float" office:value="7185" calcext:value-type="float">
            <text:p>7185</text:p>
          </table:table-cell>
          <table:table-cell table:formula="of:=IF([.B22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97])" office:value-type="float" office:value="7192" calcext:value-type="float">
            <text:p>7192</text:p>
          </table:table-cell>
          <table:table-cell table:formula="of:=IF([.B22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98])" office:value-type="float" office:value="7199" calcext:value-type="float">
            <text:p>7199</text:p>
          </table:table-cell>
          <table:table-cell table:formula="of:=IF([.B22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299])" office:value-type="float" office:value="7206" calcext:value-type="float">
            <text:p>7206</text:p>
          </table:table-cell>
          <table:table-cell table:formula="of:=IF([.B22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00])" office:value-type="float" office:value="7213" calcext:value-type="float">
            <text:p>7213</text:p>
          </table:table-cell>
          <table:table-cell table:formula="of:=IF([.B23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01])" office:value-type="float" office:value="7220" calcext:value-type="float">
            <text:p>7220</text:p>
          </table:table-cell>
          <table:table-cell table:formula="of:=IF([.B23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02])" office:value-type="float" office:value="7227" calcext:value-type="float">
            <text:p>7227</text:p>
          </table:table-cell>
          <table:table-cell table:formula="of:=IF([.B23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03])" office:value-type="float" office:value="7234" calcext:value-type="float">
            <text:p>7234</text:p>
          </table:table-cell>
          <table:table-cell table:formula="of:=IF([.B23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04])" office:value-type="float" office:value="7241" calcext:value-type="float">
            <text:p>7241</text:p>
          </table:table-cell>
          <table:table-cell table:formula="of:=IF([.B23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05])" office:value-type="float" office:value="7248" calcext:value-type="float">
            <text:p>7248</text:p>
          </table:table-cell>
          <table:table-cell table:formula="of:=IF([.B23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06])" office:value-type="float" office:value="7255" calcext:value-type="float">
            <text:p>7255</text:p>
          </table:table-cell>
          <table:table-cell table:formula="of:=IF([.B23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07])" office:value-type="float" office:value="7262" calcext:value-type="float">
            <text:p>7262</text:p>
          </table:table-cell>
          <table:table-cell table:formula="of:=IF([.B23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08])" office:value-type="float" office:value="7269" calcext:value-type="float">
            <text:p>7269</text:p>
          </table:table-cell>
          <table:table-cell table:formula="of:=IF([.B23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09])" office:value-type="float" office:value="7276" calcext:value-type="float">
            <text:p>7276</text:p>
          </table:table-cell>
          <table:table-cell table:formula="of:=IF([.B23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10])" office:value-type="float" office:value="7283" calcext:value-type="float">
            <text:p>7283</text:p>
          </table:table-cell>
          <table:table-cell table:formula="of:=IF([.B23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11])" office:value-type="float" office:value="7290" calcext:value-type="float">
            <text:p>7290</text:p>
          </table:table-cell>
          <table:table-cell table:formula="of:=IF([.B23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12])" office:value-type="float" office:value="7297" calcext:value-type="float">
            <text:p>7297</text:p>
          </table:table-cell>
          <table:table-cell table:formula="of:=IF([.B23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13])" office:value-type="float" office:value="7304" calcext:value-type="float">
            <text:p>7304</text:p>
          </table:table-cell>
          <table:table-cell table:formula="of:=IF([.B23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14])" office:value-type="float" office:value="7311" calcext:value-type="float">
            <text:p>7311</text:p>
          </table:table-cell>
          <table:table-cell table:formula="of:=IF([.B23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15])" office:value-type="float" office:value="7318" calcext:value-type="float">
            <text:p>7318</text:p>
          </table:table-cell>
          <table:table-cell table:formula="of:=IF([.B23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16])" office:value-type="float" office:value="7325" calcext:value-type="float">
            <text:p>7325</text:p>
          </table:table-cell>
          <table:table-cell table:formula="of:=IF([.B23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17])" office:value-type="float" office:value="7332" calcext:value-type="float">
            <text:p>7332</text:p>
          </table:table-cell>
          <table:table-cell table:formula="of:=IF([.B23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18])" office:value-type="float" office:value="7339" calcext:value-type="float">
            <text:p>7339</text:p>
          </table:table-cell>
          <table:table-cell table:formula="of:=IF([.B23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19])" office:value-type="float" office:value="7346" calcext:value-type="float">
            <text:p>7346</text:p>
          </table:table-cell>
          <table:table-cell table:formula="of:=IF([.B23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20])" office:value-type="float" office:value="7353" calcext:value-type="float">
            <text:p>7353</text:p>
          </table:table-cell>
          <table:table-cell table:formula="of:=IF([.B23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21])" office:value-type="float" office:value="7360" calcext:value-type="float">
            <text:p>7360</text:p>
          </table:table-cell>
          <table:table-cell table:formula="of:=IF([.B23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22])" office:value-type="float" office:value="7367" calcext:value-type="float">
            <text:p>7367</text:p>
          </table:table-cell>
          <table:table-cell table:formula="of:=IF([.B23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23])" office:value-type="float" office:value="7374" calcext:value-type="float">
            <text:p>7374</text:p>
          </table:table-cell>
          <table:table-cell table:formula="of:=IF([.B23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24])" office:value-type="float" office:value="7381" calcext:value-type="float">
            <text:p>7381</text:p>
          </table:table-cell>
          <table:table-cell table:formula="of:=IF([.B23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25])" office:value-type="float" office:value="7388" calcext:value-type="float">
            <text:p>7388</text:p>
          </table:table-cell>
          <table:table-cell table:formula="of:=IF([.B23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26])" office:value-type="float" office:value="7395" calcext:value-type="float">
            <text:p>7395</text:p>
          </table:table-cell>
          <table:table-cell table:formula="of:=IF([.B23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27])" office:value-type="float" office:value="7402" calcext:value-type="float">
            <text:p>7402</text:p>
          </table:table-cell>
          <table:table-cell table:formula="of:=IF([.B23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28])" office:value-type="float" office:value="7409" calcext:value-type="float">
            <text:p>7409</text:p>
          </table:table-cell>
          <table:table-cell table:formula="of:=IF([.B23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29])" office:value-type="float" office:value="7416" calcext:value-type="float">
            <text:p>7416</text:p>
          </table:table-cell>
          <table:table-cell table:formula="of:=IF([.B23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30])" office:value-type="float" office:value="7423" calcext:value-type="float">
            <text:p>7423</text:p>
          </table:table-cell>
          <table:table-cell table:formula="of:=IF([.B23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31])" office:value-type="float" office:value="7430" calcext:value-type="float">
            <text:p>7430</text:p>
          </table:table-cell>
          <table:table-cell table:formula="of:=IF([.B23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32])" office:value-type="float" office:value="7437" calcext:value-type="float">
            <text:p>7437</text:p>
          </table:table-cell>
          <table:table-cell table:formula="of:=IF([.B23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33])" office:value-type="float" office:value="7444" calcext:value-type="float">
            <text:p>7444</text:p>
          </table:table-cell>
          <table:table-cell table:formula="of:=IF([.B23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34])" office:value-type="float" office:value="7451" calcext:value-type="float">
            <text:p>7451</text:p>
          </table:table-cell>
          <table:table-cell table:formula="of:=IF([.B23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35])" office:value-type="float" office:value="7458" calcext:value-type="float">
            <text:p>7458</text:p>
          </table:table-cell>
          <table:table-cell table:formula="of:=IF([.B23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36])" office:value-type="float" office:value="7465" calcext:value-type="float">
            <text:p>7465</text:p>
          </table:table-cell>
          <table:table-cell table:formula="of:=IF([.B23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37])" office:value-type="float" office:value="7472" calcext:value-type="float">
            <text:p>7472</text:p>
          </table:table-cell>
          <table:table-cell table:formula="of:=IF([.B23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38])" office:value-type="float" office:value="7479" calcext:value-type="float">
            <text:p>7479</text:p>
          </table:table-cell>
          <table:table-cell table:formula="of:=IF([.B23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39])" office:value-type="float" office:value="7486" calcext:value-type="float">
            <text:p>7486</text:p>
          </table:table-cell>
          <table:table-cell table:formula="of:=IF([.B23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40])" office:value-type="float" office:value="7493" calcext:value-type="float">
            <text:p>7493</text:p>
          </table:table-cell>
          <table:table-cell table:formula="of:=IF([.B23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41])" office:value-type="float" office:value="7500" calcext:value-type="float">
            <text:p>7500</text:p>
          </table:table-cell>
          <table:table-cell table:formula="of:=IF([.B23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42])" office:value-type="float" office:value="7507" calcext:value-type="float">
            <text:p>7507</text:p>
          </table:table-cell>
          <table:table-cell table:formula="of:=IF([.B23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43])" office:value-type="float" office:value="7514" calcext:value-type="float">
            <text:p>7514</text:p>
          </table:table-cell>
          <table:table-cell table:formula="of:=IF([.B23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44])" office:value-type="float" office:value="7521" calcext:value-type="float">
            <text:p>7521</text:p>
          </table:table-cell>
          <table:table-cell table:formula="of:=IF([.B23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45])" office:value-type="float" office:value="7528" calcext:value-type="float">
            <text:p>7528</text:p>
          </table:table-cell>
          <table:table-cell table:formula="of:=IF([.B23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46])" office:value-type="float" office:value="7535" calcext:value-type="float">
            <text:p>7535</text:p>
          </table:table-cell>
          <table:table-cell table:formula="of:=IF([.B23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47])" office:value-type="float" office:value="7542" calcext:value-type="float">
            <text:p>7542</text:p>
          </table:table-cell>
          <table:table-cell table:formula="of:=IF([.B23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48])" office:value-type="float" office:value="7549" calcext:value-type="float">
            <text:p>7549</text:p>
          </table:table-cell>
          <table:table-cell table:formula="of:=IF([.B23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49])" office:value-type="float" office:value="7556" calcext:value-type="float">
            <text:p>7556</text:p>
          </table:table-cell>
          <table:table-cell table:formula="of:=IF([.B23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50])" office:value-type="float" office:value="7563" calcext:value-type="float">
            <text:p>7563</text:p>
          </table:table-cell>
          <table:table-cell table:formula="of:=IF([.B23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51])" office:value-type="float" office:value="7570" calcext:value-type="float">
            <text:p>7570</text:p>
          </table:table-cell>
          <table:table-cell table:formula="of:=IF([.B23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52])" office:value-type="float" office:value="7577" calcext:value-type="float">
            <text:p>7577</text:p>
          </table:table-cell>
          <table:table-cell table:formula="of:=IF([.B23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53])" office:value-type="float" office:value="7584" calcext:value-type="float">
            <text:p>7584</text:p>
          </table:table-cell>
          <table:table-cell table:formula="of:=IF([.B23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54])" office:value-type="float" office:value="7591" calcext:value-type="float">
            <text:p>7591</text:p>
          </table:table-cell>
          <table:table-cell table:formula="of:=IF([.B23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55])" office:value-type="float" office:value="7598" calcext:value-type="float">
            <text:p>7598</text:p>
          </table:table-cell>
          <table:table-cell table:formula="of:=IF([.B23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56])" office:value-type="float" office:value="7605" calcext:value-type="float">
            <text:p>7605</text:p>
          </table:table-cell>
          <table:table-cell table:formula="of:=IF([.B23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57])" office:value-type="float" office:value="7612" calcext:value-type="float">
            <text:p>7612</text:p>
          </table:table-cell>
          <table:table-cell table:formula="of:=IF([.B23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58])" office:value-type="float" office:value="7619" calcext:value-type="float">
            <text:p>7619</text:p>
          </table:table-cell>
          <table:table-cell table:formula="of:=IF([.B23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59])" office:value-type="float" office:value="7626" calcext:value-type="float">
            <text:p>7626</text:p>
          </table:table-cell>
          <table:table-cell table:formula="of:=IF([.B23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60])" office:value-type="float" office:value="7633" calcext:value-type="float">
            <text:p>7633</text:p>
          </table:table-cell>
          <table:table-cell table:formula="of:=IF([.B23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61])" office:value-type="float" office:value="7640" calcext:value-type="float">
            <text:p>7640</text:p>
          </table:table-cell>
          <table:table-cell table:formula="of:=IF([.B23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62])" office:value-type="float" office:value="7647" calcext:value-type="float">
            <text:p>7647</text:p>
          </table:table-cell>
          <table:table-cell table:formula="of:=IF([.B23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63])" office:value-type="float" office:value="7654" calcext:value-type="float">
            <text:p>7654</text:p>
          </table:table-cell>
          <table:table-cell table:formula="of:=IF([.B23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64])" office:value-type="float" office:value="7661" calcext:value-type="float">
            <text:p>7661</text:p>
          </table:table-cell>
          <table:table-cell table:formula="of:=IF([.B23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65])" office:value-type="float" office:value="7668" calcext:value-type="float">
            <text:p>7668</text:p>
          </table:table-cell>
          <table:table-cell table:formula="of:=IF([.B23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66])" office:value-type="float" office:value="7675" calcext:value-type="float">
            <text:p>7675</text:p>
          </table:table-cell>
          <table:table-cell table:formula="of:=IF([.B23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67])" office:value-type="float" office:value="7682" calcext:value-type="float">
            <text:p>7682</text:p>
          </table:table-cell>
          <table:table-cell table:formula="of:=IF([.B23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68])" office:value-type="float" office:value="7689" calcext:value-type="float">
            <text:p>7689</text:p>
          </table:table-cell>
          <table:table-cell table:formula="of:=IF([.B23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69])" office:value-type="float" office:value="7696" calcext:value-type="float">
            <text:p>7696</text:p>
          </table:table-cell>
          <table:table-cell table:formula="of:=IF([.B23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70])" office:value-type="float" office:value="7703" calcext:value-type="float">
            <text:p>7703</text:p>
          </table:table-cell>
          <table:table-cell table:formula="of:=IF([.B23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71])" office:value-type="float" office:value="7710" calcext:value-type="float">
            <text:p>7710</text:p>
          </table:table-cell>
          <table:table-cell table:formula="of:=IF([.B23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72])" office:value-type="float" office:value="7717" calcext:value-type="float">
            <text:p>7717</text:p>
          </table:table-cell>
          <table:table-cell table:formula="of:=IF([.B23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73])" office:value-type="float" office:value="7724" calcext:value-type="float">
            <text:p>7724</text:p>
          </table:table-cell>
          <table:table-cell table:formula="of:=IF([.B23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74])" office:value-type="float" office:value="7731" calcext:value-type="float">
            <text:p>7731</text:p>
          </table:table-cell>
          <table:table-cell table:formula="of:=IF([.B23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75])" office:value-type="float" office:value="7738" calcext:value-type="float">
            <text:p>7738</text:p>
          </table:table-cell>
          <table:table-cell table:formula="of:=IF([.B23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76])" office:value-type="float" office:value="7745" calcext:value-type="float">
            <text:p>7745</text:p>
          </table:table-cell>
          <table:table-cell table:formula="of:=IF([.B23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2377])" office:value-type="float" office:value="7752" calcext:value-type="float">
            <text:p>7752</text:p>
          </table:table-cell>
          <table:table-cell table:formula="of:=IF([.B23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78])" office:value-type="float" office:value="7760" calcext:value-type="float">
            <text:p>7760</text:p>
          </table:table-cell>
          <table:table-cell table:formula="of:=IF([.B23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79])" office:value-type="float" office:value="7768" calcext:value-type="float">
            <text:p>7768</text:p>
          </table:table-cell>
          <table:table-cell table:formula="of:=IF([.B23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80])" office:value-type="float" office:value="7776" calcext:value-type="float">
            <text:p>7776</text:p>
          </table:table-cell>
          <table:table-cell table:formula="of:=IF([.B23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81])" office:value-type="float" office:value="7784" calcext:value-type="float">
            <text:p>7784</text:p>
          </table:table-cell>
          <table:table-cell table:formula="of:=IF([.B23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82])" office:value-type="float" office:value="7792" calcext:value-type="float">
            <text:p>7792</text:p>
          </table:table-cell>
          <table:table-cell table:formula="of:=IF([.B23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83])" office:value-type="float" office:value="7800" calcext:value-type="float">
            <text:p>7800</text:p>
          </table:table-cell>
          <table:table-cell table:formula="of:=IF([.B23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84])" office:value-type="float" office:value="7808" calcext:value-type="float">
            <text:p>7808</text:p>
          </table:table-cell>
          <table:table-cell table:formula="of:=IF([.B23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85])" office:value-type="float" office:value="7816" calcext:value-type="float">
            <text:p>7816</text:p>
          </table:table-cell>
          <table:table-cell table:formula="of:=IF([.B23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86])" office:value-type="float" office:value="7824" calcext:value-type="float">
            <text:p>7824</text:p>
          </table:table-cell>
          <table:table-cell table:formula="of:=IF([.B23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87])" office:value-type="float" office:value="7832" calcext:value-type="float">
            <text:p>7832</text:p>
          </table:table-cell>
          <table:table-cell table:formula="of:=IF([.B23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88])" office:value-type="float" office:value="7840" calcext:value-type="float">
            <text:p>7840</text:p>
          </table:table-cell>
          <table:table-cell table:formula="of:=IF([.B23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89])" office:value-type="float" office:value="7848" calcext:value-type="float">
            <text:p>7848</text:p>
          </table:table-cell>
          <table:table-cell table:formula="of:=IF([.B23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90])" office:value-type="float" office:value="7856" calcext:value-type="float">
            <text:p>7856</text:p>
          </table:table-cell>
          <table:table-cell table:formula="of:=IF([.B23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91])" office:value-type="float" office:value="7864" calcext:value-type="float">
            <text:p>7864</text:p>
          </table:table-cell>
          <table:table-cell table:formula="of:=IF([.B23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92])" office:value-type="float" office:value="7872" calcext:value-type="float">
            <text:p>7872</text:p>
          </table:table-cell>
          <table:table-cell table:formula="of:=IF([.B23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93])" office:value-type="float" office:value="7880" calcext:value-type="float">
            <text:p>7880</text:p>
          </table:table-cell>
          <table:table-cell table:formula="of:=IF([.B23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94])" office:value-type="float" office:value="7888" calcext:value-type="float">
            <text:p>7888</text:p>
          </table:table-cell>
          <table:table-cell table:formula="of:=IF([.B23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95])" office:value-type="float" office:value="7896" calcext:value-type="float">
            <text:p>7896</text:p>
          </table:table-cell>
          <table:table-cell table:formula="of:=IF([.B23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96])" office:value-type="float" office:value="7904" calcext:value-type="float">
            <text:p>7904</text:p>
          </table:table-cell>
          <table:table-cell table:formula="of:=IF([.B23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97])" office:value-type="float" office:value="7912" calcext:value-type="float">
            <text:p>7912</text:p>
          </table:table-cell>
          <table:table-cell table:formula="of:=IF([.B23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98])" office:value-type="float" office:value="7920" calcext:value-type="float">
            <text:p>7920</text:p>
          </table:table-cell>
          <table:table-cell table:formula="of:=IF([.B23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399])" office:value-type="float" office:value="7928" calcext:value-type="float">
            <text:p>7928</text:p>
          </table:table-cell>
          <table:table-cell table:formula="of:=IF([.B23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00])" office:value-type="float" office:value="7936" calcext:value-type="float">
            <text:p>7936</text:p>
          </table:table-cell>
          <table:table-cell table:formula="of:=IF([.B24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01])" office:value-type="float" office:value="7944" calcext:value-type="float">
            <text:p>7944</text:p>
          </table:table-cell>
          <table:table-cell table:formula="of:=IF([.B24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02])" office:value-type="float" office:value="7952" calcext:value-type="float">
            <text:p>7952</text:p>
          </table:table-cell>
          <table:table-cell table:formula="of:=IF([.B24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03])" office:value-type="float" office:value="7960" calcext:value-type="float">
            <text:p>7960</text:p>
          </table:table-cell>
          <table:table-cell table:formula="of:=IF([.B24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04])" office:value-type="float" office:value="7968" calcext:value-type="float">
            <text:p>7968</text:p>
          </table:table-cell>
          <table:table-cell table:formula="of:=IF([.B24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05])" office:value-type="float" office:value="7976" calcext:value-type="float">
            <text:p>7976</text:p>
          </table:table-cell>
          <table:table-cell table:formula="of:=IF([.B24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06])" office:value-type="float" office:value="7984" calcext:value-type="float">
            <text:p>7984</text:p>
          </table:table-cell>
          <table:table-cell table:formula="of:=IF([.B24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07])" office:value-type="float" office:value="7992" calcext:value-type="float">
            <text:p>7992</text:p>
          </table:table-cell>
          <table:table-cell table:formula="of:=IF([.B24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08])" office:value-type="float" office:value="8000" calcext:value-type="float">
            <text:p>8000</text:p>
          </table:table-cell>
          <table:table-cell table:formula="of:=IF([.B24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09])" office:value-type="float" office:value="8008" calcext:value-type="float">
            <text:p>8008</text:p>
          </table:table-cell>
          <table:table-cell table:formula="of:=IF([.B24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10])" office:value-type="float" office:value="8016" calcext:value-type="float">
            <text:p>8016</text:p>
          </table:table-cell>
          <table:table-cell table:formula="of:=IF([.B24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11])" office:value-type="float" office:value="8024" calcext:value-type="float">
            <text:p>8024</text:p>
          </table:table-cell>
          <table:table-cell table:formula="of:=IF([.B24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12])" office:value-type="float" office:value="8032" calcext:value-type="float">
            <text:p>8032</text:p>
          </table:table-cell>
          <table:table-cell table:formula="of:=IF([.B24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13])" office:value-type="float" office:value="8040" calcext:value-type="float">
            <text:p>8040</text:p>
          </table:table-cell>
          <table:table-cell table:formula="of:=IF([.B24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14])" office:value-type="float" office:value="8048" calcext:value-type="float">
            <text:p>8048</text:p>
          </table:table-cell>
          <table:table-cell table:formula="of:=IF([.B24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15])" office:value-type="float" office:value="8056" calcext:value-type="float">
            <text:p>8056</text:p>
          </table:table-cell>
          <table:table-cell table:formula="of:=IF([.B24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16])" office:value-type="float" office:value="8064" calcext:value-type="float">
            <text:p>8064</text:p>
          </table:table-cell>
          <table:table-cell table:formula="of:=IF([.B24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17])" office:value-type="float" office:value="8072" calcext:value-type="float">
            <text:p>8072</text:p>
          </table:table-cell>
          <table:table-cell table:formula="of:=IF([.B24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18])" office:value-type="float" office:value="8080" calcext:value-type="float">
            <text:p>8080</text:p>
          </table:table-cell>
          <table:table-cell table:formula="of:=IF([.B24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19])" office:value-type="float" office:value="8088" calcext:value-type="float">
            <text:p>8088</text:p>
          </table:table-cell>
          <table:table-cell table:formula="of:=IF([.B24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20])" office:value-type="float" office:value="8096" calcext:value-type="float">
            <text:p>8096</text:p>
          </table:table-cell>
          <table:table-cell table:formula="of:=IF([.B24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21])" office:value-type="float" office:value="8104" calcext:value-type="float">
            <text:p>8104</text:p>
          </table:table-cell>
          <table:table-cell table:formula="of:=IF([.B24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22])" office:value-type="float" office:value="8112" calcext:value-type="float">
            <text:p>8112</text:p>
          </table:table-cell>
          <table:table-cell table:formula="of:=IF([.B24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23])" office:value-type="float" office:value="8120" calcext:value-type="float">
            <text:p>8120</text:p>
          </table:table-cell>
          <table:table-cell table:formula="of:=IF([.B24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24])" office:value-type="float" office:value="8128" calcext:value-type="float">
            <text:p>8128</text:p>
          </table:table-cell>
          <table:table-cell table:formula="of:=IF([.B24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25])" office:value-type="float" office:value="8136" calcext:value-type="float">
            <text:p>8136</text:p>
          </table:table-cell>
          <table:table-cell table:formula="of:=IF([.B24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26])" office:value-type="float" office:value="8144" calcext:value-type="float">
            <text:p>8144</text:p>
          </table:table-cell>
          <table:table-cell table:formula="of:=IF([.B24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27])" office:value-type="float" office:value="8152" calcext:value-type="float">
            <text:p>8152</text:p>
          </table:table-cell>
          <table:table-cell table:formula="of:=IF([.B24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28])" office:value-type="float" office:value="8160" calcext:value-type="float">
            <text:p>8160</text:p>
          </table:table-cell>
          <table:table-cell table:formula="of:=IF([.B24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29])" office:value-type="float" office:value="8168" calcext:value-type="float">
            <text:p>8168</text:p>
          </table:table-cell>
          <table:table-cell table:formula="of:=IF([.B24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30])" office:value-type="float" office:value="8176" calcext:value-type="float">
            <text:p>8176</text:p>
          </table:table-cell>
          <table:table-cell table:formula="of:=IF([.B24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31])" office:value-type="float" office:value="8184" calcext:value-type="float">
            <text:p>8184</text:p>
          </table:table-cell>
          <table:table-cell table:formula="of:=IF([.B24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32])" office:value-type="float" office:value="8192" calcext:value-type="float">
            <text:p>8192</text:p>
          </table:table-cell>
          <table:table-cell table:formula="of:=IF([.B24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33])" office:value-type="float" office:value="8200" calcext:value-type="float">
            <text:p>8200</text:p>
          </table:table-cell>
          <table:table-cell table:formula="of:=IF([.B24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34])" office:value-type="float" office:value="8208" calcext:value-type="float">
            <text:p>8208</text:p>
          </table:table-cell>
          <table:table-cell table:formula="of:=IF([.B24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35])" office:value-type="float" office:value="8216" calcext:value-type="float">
            <text:p>8216</text:p>
          </table:table-cell>
          <table:table-cell table:formula="of:=IF([.B24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36])" office:value-type="float" office:value="8224" calcext:value-type="float">
            <text:p>8224</text:p>
          </table:table-cell>
          <table:table-cell table:formula="of:=IF([.B24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37])" office:value-type="float" office:value="8232" calcext:value-type="float">
            <text:p>8232</text:p>
          </table:table-cell>
          <table:table-cell table:formula="of:=IF([.B24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38])" office:value-type="float" office:value="8240" calcext:value-type="float">
            <text:p>8240</text:p>
          </table:table-cell>
          <table:table-cell table:formula="of:=IF([.B24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39])" office:value-type="float" office:value="8248" calcext:value-type="float">
            <text:p>8248</text:p>
          </table:table-cell>
          <table:table-cell table:formula="of:=IF([.B24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40])" office:value-type="float" office:value="8256" calcext:value-type="float">
            <text:p>8256</text:p>
          </table:table-cell>
          <table:table-cell table:formula="of:=IF([.B24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41])" office:value-type="float" office:value="8264" calcext:value-type="float">
            <text:p>8264</text:p>
          </table:table-cell>
          <table:table-cell table:formula="of:=IF([.B24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42])" office:value-type="float" office:value="8272" calcext:value-type="float">
            <text:p>8272</text:p>
          </table:table-cell>
          <table:table-cell table:formula="of:=IF([.B24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43])" office:value-type="float" office:value="8280" calcext:value-type="float">
            <text:p>8280</text:p>
          </table:table-cell>
          <table:table-cell table:formula="of:=IF([.B24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44])" office:value-type="float" office:value="8288" calcext:value-type="float">
            <text:p>8288</text:p>
          </table:table-cell>
          <table:table-cell table:formula="of:=IF([.B24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45])" office:value-type="float" office:value="8296" calcext:value-type="float">
            <text:p>8296</text:p>
          </table:table-cell>
          <table:table-cell table:formula="of:=IF([.B24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46])" office:value-type="float" office:value="8304" calcext:value-type="float">
            <text:p>8304</text:p>
          </table:table-cell>
          <table:table-cell table:formula="of:=IF([.B24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47])" office:value-type="float" office:value="8312" calcext:value-type="float">
            <text:p>8312</text:p>
          </table:table-cell>
          <table:table-cell table:formula="of:=IF([.B24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48])" office:value-type="float" office:value="8320" calcext:value-type="float">
            <text:p>8320</text:p>
          </table:table-cell>
          <table:table-cell table:formula="of:=IF([.B24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49])" office:value-type="float" office:value="8328" calcext:value-type="float">
            <text:p>8328</text:p>
          </table:table-cell>
          <table:table-cell table:formula="of:=IF([.B24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50])" office:value-type="float" office:value="8336" calcext:value-type="float">
            <text:p>8336</text:p>
          </table:table-cell>
          <table:table-cell table:formula="of:=IF([.B24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51])" office:value-type="float" office:value="8344" calcext:value-type="float">
            <text:p>8344</text:p>
          </table:table-cell>
          <table:table-cell table:formula="of:=IF([.B24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52])" office:value-type="float" office:value="8352" calcext:value-type="float">
            <text:p>8352</text:p>
          </table:table-cell>
          <table:table-cell table:formula="of:=IF([.B24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53])" office:value-type="float" office:value="8360" calcext:value-type="float">
            <text:p>8360</text:p>
          </table:table-cell>
          <table:table-cell table:formula="of:=IF([.B24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54])" office:value-type="float" office:value="8368" calcext:value-type="float">
            <text:p>8368</text:p>
          </table:table-cell>
          <table:table-cell table:formula="of:=IF([.B24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55])" office:value-type="float" office:value="8376" calcext:value-type="float">
            <text:p>8376</text:p>
          </table:table-cell>
          <table:table-cell table:formula="of:=IF([.B24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56])" office:value-type="float" office:value="8384" calcext:value-type="float">
            <text:p>8384</text:p>
          </table:table-cell>
          <table:table-cell table:formula="of:=IF([.B24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57])" office:value-type="float" office:value="8392" calcext:value-type="float">
            <text:p>8392</text:p>
          </table:table-cell>
          <table:table-cell table:formula="of:=IF([.B24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58])" office:value-type="float" office:value="8400" calcext:value-type="float">
            <text:p>8400</text:p>
          </table:table-cell>
          <table:table-cell table:formula="of:=IF([.B24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59])" office:value-type="float" office:value="8408" calcext:value-type="float">
            <text:p>8408</text:p>
          </table:table-cell>
          <table:table-cell table:formula="of:=IF([.B24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60])" office:value-type="float" office:value="8416" calcext:value-type="float">
            <text:p>8416</text:p>
          </table:table-cell>
          <table:table-cell table:formula="of:=IF([.B24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61])" office:value-type="float" office:value="8424" calcext:value-type="float">
            <text:p>8424</text:p>
          </table:table-cell>
          <table:table-cell table:formula="of:=IF([.B24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62])" office:value-type="float" office:value="8432" calcext:value-type="float">
            <text:p>8432</text:p>
          </table:table-cell>
          <table:table-cell table:formula="of:=IF([.B24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63])" office:value-type="float" office:value="8440" calcext:value-type="float">
            <text:p>8440</text:p>
          </table:table-cell>
          <table:table-cell table:formula="of:=IF([.B24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64])" office:value-type="float" office:value="8448" calcext:value-type="float">
            <text:p>8448</text:p>
          </table:table-cell>
          <table:table-cell table:formula="of:=IF([.B24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65])" office:value-type="float" office:value="8456" calcext:value-type="float">
            <text:p>8456</text:p>
          </table:table-cell>
          <table:table-cell table:formula="of:=IF([.B24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66])" office:value-type="float" office:value="8464" calcext:value-type="float">
            <text:p>8464</text:p>
          </table:table-cell>
          <table:table-cell table:formula="of:=IF([.B24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67])" office:value-type="float" office:value="8472" calcext:value-type="float">
            <text:p>8472</text:p>
          </table:table-cell>
          <table:table-cell table:formula="of:=IF([.B24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68])" office:value-type="float" office:value="8480" calcext:value-type="float">
            <text:p>8480</text:p>
          </table:table-cell>
          <table:table-cell table:formula="of:=IF([.B24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69])" office:value-type="float" office:value="8488" calcext:value-type="float">
            <text:p>8488</text:p>
          </table:table-cell>
          <table:table-cell table:formula="of:=IF([.B24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70])" office:value-type="float" office:value="8496" calcext:value-type="float">
            <text:p>8496</text:p>
          </table:table-cell>
          <table:table-cell table:formula="of:=IF([.B24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71])" office:value-type="float" office:value="8504" calcext:value-type="float">
            <text:p>8504</text:p>
          </table:table-cell>
          <table:table-cell table:formula="of:=IF([.B24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72])" office:value-type="float" office:value="8512" calcext:value-type="float">
            <text:p>8512</text:p>
          </table:table-cell>
          <table:table-cell table:formula="of:=IF([.B24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73])" office:value-type="float" office:value="8520" calcext:value-type="float">
            <text:p>8520</text:p>
          </table:table-cell>
          <table:table-cell table:formula="of:=IF([.B24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74])" office:value-type="float" office:value="8528" calcext:value-type="float">
            <text:p>8528</text:p>
          </table:table-cell>
          <table:table-cell table:formula="of:=IF([.B24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75])" office:value-type="float" office:value="8536" calcext:value-type="float">
            <text:p>8536</text:p>
          </table:table-cell>
          <table:table-cell table:formula="of:=IF([.B24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76])" office:value-type="float" office:value="8544" calcext:value-type="float">
            <text:p>8544</text:p>
          </table:table-cell>
          <table:table-cell table:formula="of:=IF([.B24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77])" office:value-type="float" office:value="8552" calcext:value-type="float">
            <text:p>8552</text:p>
          </table:table-cell>
          <table:table-cell table:formula="of:=IF([.B24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78])" office:value-type="float" office:value="8560" calcext:value-type="float">
            <text:p>8560</text:p>
          </table:table-cell>
          <table:table-cell table:formula="of:=IF([.B24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79])" office:value-type="float" office:value="8568" calcext:value-type="float">
            <text:p>8568</text:p>
          </table:table-cell>
          <table:table-cell table:formula="of:=IF([.B24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80])" office:value-type="float" office:value="8576" calcext:value-type="float">
            <text:p>8576</text:p>
          </table:table-cell>
          <table:table-cell table:formula="of:=IF([.B24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81])" office:value-type="float" office:value="8584" calcext:value-type="float">
            <text:p>8584</text:p>
          </table:table-cell>
          <table:table-cell table:formula="of:=IF([.B24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82])" office:value-type="float" office:value="8592" calcext:value-type="float">
            <text:p>8592</text:p>
          </table:table-cell>
          <table:table-cell table:formula="of:=IF([.B24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83])" office:value-type="float" office:value="8600" calcext:value-type="float">
            <text:p>8600</text:p>
          </table:table-cell>
          <table:table-cell table:formula="of:=IF([.B24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84])" office:value-type="float" office:value="8608" calcext:value-type="float">
            <text:p>8608</text:p>
          </table:table-cell>
          <table:table-cell table:formula="of:=IF([.B24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85])" office:value-type="float" office:value="8616" calcext:value-type="float">
            <text:p>8616</text:p>
          </table:table-cell>
          <table:table-cell table:formula="of:=IF([.B24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86])" office:value-type="float" office:value="8624" calcext:value-type="float">
            <text:p>8624</text:p>
          </table:table-cell>
          <table:table-cell table:formula="of:=IF([.B24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87])" office:value-type="float" office:value="8632" calcext:value-type="float">
            <text:p>8632</text:p>
          </table:table-cell>
          <table:table-cell table:formula="of:=IF([.B24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88])" office:value-type="float" office:value="8640" calcext:value-type="float">
            <text:p>8640</text:p>
          </table:table-cell>
          <table:table-cell table:formula="of:=IF([.B24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89])" office:value-type="float" office:value="8648" calcext:value-type="float">
            <text:p>8648</text:p>
          </table:table-cell>
          <table:table-cell table:formula="of:=IF([.B24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90])" office:value-type="float" office:value="8656" calcext:value-type="float">
            <text:p>8656</text:p>
          </table:table-cell>
          <table:table-cell table:formula="of:=IF([.B24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91])" office:value-type="float" office:value="8664" calcext:value-type="float">
            <text:p>8664</text:p>
          </table:table-cell>
          <table:table-cell table:formula="of:=IF([.B24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92])" office:value-type="float" office:value="8672" calcext:value-type="float">
            <text:p>8672</text:p>
          </table:table-cell>
          <table:table-cell table:formula="of:=IF([.B24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93])" office:value-type="float" office:value="8680" calcext:value-type="float">
            <text:p>8680</text:p>
          </table:table-cell>
          <table:table-cell table:formula="of:=IF([.B24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94])" office:value-type="float" office:value="8688" calcext:value-type="float">
            <text:p>8688</text:p>
          </table:table-cell>
          <table:table-cell table:formula="of:=IF([.B24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95])" office:value-type="float" office:value="8696" calcext:value-type="float">
            <text:p>8696</text:p>
          </table:table-cell>
          <table:table-cell table:formula="of:=IF([.B24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96])" office:value-type="float" office:value="8704" calcext:value-type="float">
            <text:p>8704</text:p>
          </table:table-cell>
          <table:table-cell table:formula="of:=IF([.B24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97])" office:value-type="float" office:value="8712" calcext:value-type="float">
            <text:p>8712</text:p>
          </table:table-cell>
          <table:table-cell table:formula="of:=IF([.B24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98])" office:value-type="float" office:value="8720" calcext:value-type="float">
            <text:p>8720</text:p>
          </table:table-cell>
          <table:table-cell table:formula="of:=IF([.B24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499])" office:value-type="float" office:value="8728" calcext:value-type="float">
            <text:p>8728</text:p>
          </table:table-cell>
          <table:table-cell table:formula="of:=IF([.B24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00])" office:value-type="float" office:value="8736" calcext:value-type="float">
            <text:p>8736</text:p>
          </table:table-cell>
          <table:table-cell table:formula="of:=IF([.B25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01])" office:value-type="float" office:value="8744" calcext:value-type="float">
            <text:p>8744</text:p>
          </table:table-cell>
          <table:table-cell table:formula="of:=IF([.B25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02])" office:value-type="float" office:value="8752" calcext:value-type="float">
            <text:p>8752</text:p>
          </table:table-cell>
          <table:table-cell table:formula="of:=IF([.B25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03])" office:value-type="float" office:value="8760" calcext:value-type="float">
            <text:p>8760</text:p>
          </table:table-cell>
          <table:table-cell table:formula="of:=IF([.B25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04])" office:value-type="float" office:value="8768" calcext:value-type="float">
            <text:p>8768</text:p>
          </table:table-cell>
          <table:table-cell table:formula="of:=IF([.B25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05])" office:value-type="float" office:value="8776" calcext:value-type="float">
            <text:p>8776</text:p>
          </table:table-cell>
          <table:table-cell table:formula="of:=IF([.B25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06])" office:value-type="float" office:value="8784" calcext:value-type="float">
            <text:p>8784</text:p>
          </table:table-cell>
          <table:table-cell table:formula="of:=IF([.B25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07])" office:value-type="float" office:value="8792" calcext:value-type="float">
            <text:p>8792</text:p>
          </table:table-cell>
          <table:table-cell table:formula="of:=IF([.B25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08])" office:value-type="float" office:value="8800" calcext:value-type="float">
            <text:p>8800</text:p>
          </table:table-cell>
          <table:table-cell table:formula="of:=IF([.B25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09])" office:value-type="float" office:value="8808" calcext:value-type="float">
            <text:p>8808</text:p>
          </table:table-cell>
          <table:table-cell table:formula="of:=IF([.B25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10])" office:value-type="float" office:value="8816" calcext:value-type="float">
            <text:p>8816</text:p>
          </table:table-cell>
          <table:table-cell table:formula="of:=IF([.B25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11])" office:value-type="float" office:value="8824" calcext:value-type="float">
            <text:p>8824</text:p>
          </table:table-cell>
          <table:table-cell table:formula="of:=IF([.B25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12])" office:value-type="float" office:value="8832" calcext:value-type="float">
            <text:p>8832</text:p>
          </table:table-cell>
          <table:table-cell table:formula="of:=IF([.B25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13])" office:value-type="float" office:value="8840" calcext:value-type="float">
            <text:p>8840</text:p>
          </table:table-cell>
          <table:table-cell table:formula="of:=IF([.B25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14])" office:value-type="float" office:value="8848" calcext:value-type="float">
            <text:p>8848</text:p>
          </table:table-cell>
          <table:table-cell table:formula="of:=IF([.B25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15])" office:value-type="float" office:value="8856" calcext:value-type="float">
            <text:p>8856</text:p>
          </table:table-cell>
          <table:table-cell table:formula="of:=IF([.B25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16])" office:value-type="float" office:value="8864" calcext:value-type="float">
            <text:p>8864</text:p>
          </table:table-cell>
          <table:table-cell table:formula="of:=IF([.B25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17])" office:value-type="float" office:value="8872" calcext:value-type="float">
            <text:p>8872</text:p>
          </table:table-cell>
          <table:table-cell table:formula="of:=IF([.B25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18])" office:value-type="float" office:value="8880" calcext:value-type="float">
            <text:p>8880</text:p>
          </table:table-cell>
          <table:table-cell table:formula="of:=IF([.B25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19])" office:value-type="float" office:value="8888" calcext:value-type="float">
            <text:p>8888</text:p>
          </table:table-cell>
          <table:table-cell table:formula="of:=IF([.B25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20])" office:value-type="float" office:value="8896" calcext:value-type="float">
            <text:p>8896</text:p>
          </table:table-cell>
          <table:table-cell table:formula="of:=IF([.B25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21])" office:value-type="float" office:value="8904" calcext:value-type="float">
            <text:p>8904</text:p>
          </table:table-cell>
          <table:table-cell table:formula="of:=IF([.B25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22])" office:value-type="float" office:value="8912" calcext:value-type="float">
            <text:p>8912</text:p>
          </table:table-cell>
          <table:table-cell table:formula="of:=IF([.B25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23])" office:value-type="float" office:value="8920" calcext:value-type="float">
            <text:p>8920</text:p>
          </table:table-cell>
          <table:table-cell table:formula="of:=IF([.B25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24])" office:value-type="float" office:value="8928" calcext:value-type="float">
            <text:p>8928</text:p>
          </table:table-cell>
          <table:table-cell table:formula="of:=IF([.B25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25])" office:value-type="float" office:value="8936" calcext:value-type="float">
            <text:p>8936</text:p>
          </table:table-cell>
          <table:table-cell table:formula="of:=IF([.B25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26])" office:value-type="float" office:value="8944" calcext:value-type="float">
            <text:p>8944</text:p>
          </table:table-cell>
          <table:table-cell table:formula="of:=IF([.B25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27])" office:value-type="float" office:value="8952" calcext:value-type="float">
            <text:p>8952</text:p>
          </table:table-cell>
          <table:table-cell table:formula="of:=IF([.B25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28])" office:value-type="float" office:value="8960" calcext:value-type="float">
            <text:p>8960</text:p>
          </table:table-cell>
          <table:table-cell table:formula="of:=IF([.B25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29])" office:value-type="float" office:value="8968" calcext:value-type="float">
            <text:p>8968</text:p>
          </table:table-cell>
          <table:table-cell table:formula="of:=IF([.B25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30])" office:value-type="float" office:value="8976" calcext:value-type="float">
            <text:p>8976</text:p>
          </table:table-cell>
          <table:table-cell table:formula="of:=IF([.B25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31])" office:value-type="float" office:value="8984" calcext:value-type="float">
            <text:p>8984</text:p>
          </table:table-cell>
          <table:table-cell table:formula="of:=IF([.B25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32])" office:value-type="float" office:value="8992" calcext:value-type="float">
            <text:p>8992</text:p>
          </table:table-cell>
          <table:table-cell table:formula="of:=IF([.B25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33])" office:value-type="float" office:value="9000" calcext:value-type="float">
            <text:p>9000</text:p>
          </table:table-cell>
          <table:table-cell table:formula="of:=IF([.B25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34])" office:value-type="float" office:value="9008" calcext:value-type="float">
            <text:p>9008</text:p>
          </table:table-cell>
          <table:table-cell table:formula="of:=IF([.B25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35])" office:value-type="float" office:value="9016" calcext:value-type="float">
            <text:p>9016</text:p>
          </table:table-cell>
          <table:table-cell table:formula="of:=IF([.B25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36])" office:value-type="float" office:value="9024" calcext:value-type="float">
            <text:p>9024</text:p>
          </table:table-cell>
          <table:table-cell table:formula="of:=IF([.B25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37])" office:value-type="float" office:value="9032" calcext:value-type="float">
            <text:p>9032</text:p>
          </table:table-cell>
          <table:table-cell table:formula="of:=IF([.B25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38])" office:value-type="float" office:value="9040" calcext:value-type="float">
            <text:p>9040</text:p>
          </table:table-cell>
          <table:table-cell table:formula="of:=IF([.B25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2539])" office:value-type="float" office:value="9048" calcext:value-type="float">
            <text:p>9048</text:p>
          </table:table-cell>
          <table:table-cell table:formula="of:=IF([.B25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40])" office:value-type="float" office:value="9057" calcext:value-type="float">
            <text:p>9057</text:p>
          </table:table-cell>
          <table:table-cell table:formula="of:=IF([.B25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41])" office:value-type="float" office:value="9066" calcext:value-type="float">
            <text:p>9066</text:p>
          </table:table-cell>
          <table:table-cell table:formula="of:=IF([.B25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42])" office:value-type="float" office:value="9075" calcext:value-type="float">
            <text:p>9075</text:p>
          </table:table-cell>
          <table:table-cell table:formula="of:=IF([.B25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43])" office:value-type="float" office:value="9084" calcext:value-type="float">
            <text:p>9084</text:p>
          </table:table-cell>
          <table:table-cell table:formula="of:=IF([.B25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44])" office:value-type="float" office:value="9093" calcext:value-type="float">
            <text:p>9093</text:p>
          </table:table-cell>
          <table:table-cell table:formula="of:=IF([.B25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45])" office:value-type="float" office:value="9102" calcext:value-type="float">
            <text:p>9102</text:p>
          </table:table-cell>
          <table:table-cell table:formula="of:=IF([.B25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46])" office:value-type="float" office:value="9111" calcext:value-type="float">
            <text:p>9111</text:p>
          </table:table-cell>
          <table:table-cell table:formula="of:=IF([.B25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47])" office:value-type="float" office:value="9120" calcext:value-type="float">
            <text:p>9120</text:p>
          </table:table-cell>
          <table:table-cell table:formula="of:=IF([.B25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48])" office:value-type="float" office:value="9129" calcext:value-type="float">
            <text:p>9129</text:p>
          </table:table-cell>
          <table:table-cell table:formula="of:=IF([.B25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49])" office:value-type="float" office:value="9138" calcext:value-type="float">
            <text:p>9138</text:p>
          </table:table-cell>
          <table:table-cell table:formula="of:=IF([.B25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50])" office:value-type="float" office:value="9147" calcext:value-type="float">
            <text:p>9147</text:p>
          </table:table-cell>
          <table:table-cell table:formula="of:=IF([.B25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51])" office:value-type="float" office:value="9156" calcext:value-type="float">
            <text:p>9156</text:p>
          </table:table-cell>
          <table:table-cell table:formula="of:=IF([.B25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52])" office:value-type="float" office:value="9165" calcext:value-type="float">
            <text:p>9165</text:p>
          </table:table-cell>
          <table:table-cell table:formula="of:=IF([.B25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53])" office:value-type="float" office:value="9174" calcext:value-type="float">
            <text:p>9174</text:p>
          </table:table-cell>
          <table:table-cell table:formula="of:=IF([.B25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54])" office:value-type="float" office:value="9183" calcext:value-type="float">
            <text:p>9183</text:p>
          </table:table-cell>
          <table:table-cell table:formula="of:=IF([.B25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55])" office:value-type="float" office:value="9192" calcext:value-type="float">
            <text:p>9192</text:p>
          </table:table-cell>
          <table:table-cell table:formula="of:=IF([.B25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56])" office:value-type="float" office:value="9201" calcext:value-type="float">
            <text:p>9201</text:p>
          </table:table-cell>
          <table:table-cell table:formula="of:=IF([.B25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57])" office:value-type="float" office:value="9210" calcext:value-type="float">
            <text:p>9210</text:p>
          </table:table-cell>
          <table:table-cell table:formula="of:=IF([.B25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58])" office:value-type="float" office:value="9219" calcext:value-type="float">
            <text:p>9219</text:p>
          </table:table-cell>
          <table:table-cell table:formula="of:=IF([.B25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59])" office:value-type="float" office:value="9228" calcext:value-type="float">
            <text:p>9228</text:p>
          </table:table-cell>
          <table:table-cell table:formula="of:=IF([.B25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60])" office:value-type="float" office:value="9237" calcext:value-type="float">
            <text:p>9237</text:p>
          </table:table-cell>
          <table:table-cell table:formula="of:=IF([.B25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61])" office:value-type="float" office:value="9246" calcext:value-type="float">
            <text:p>9246</text:p>
          </table:table-cell>
          <table:table-cell table:formula="of:=IF([.B25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62])" office:value-type="float" office:value="9255" calcext:value-type="float">
            <text:p>9255</text:p>
          </table:table-cell>
          <table:table-cell table:formula="of:=IF([.B25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63])" office:value-type="float" office:value="9264" calcext:value-type="float">
            <text:p>9264</text:p>
          </table:table-cell>
          <table:table-cell table:formula="of:=IF([.B25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64])" office:value-type="float" office:value="9273" calcext:value-type="float">
            <text:p>9273</text:p>
          </table:table-cell>
          <table:table-cell table:formula="of:=IF([.B25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65])" office:value-type="float" office:value="9282" calcext:value-type="float">
            <text:p>9282</text:p>
          </table:table-cell>
          <table:table-cell table:formula="of:=IF([.B25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66])" office:value-type="float" office:value="9291" calcext:value-type="float">
            <text:p>9291</text:p>
          </table:table-cell>
          <table:table-cell table:formula="of:=IF([.B25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67])" office:value-type="float" office:value="9300" calcext:value-type="float">
            <text:p>9300</text:p>
          </table:table-cell>
          <table:table-cell table:formula="of:=IF([.B25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68])" office:value-type="float" office:value="9309" calcext:value-type="float">
            <text:p>9309</text:p>
          </table:table-cell>
          <table:table-cell table:formula="of:=IF([.B25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69])" office:value-type="float" office:value="9318" calcext:value-type="float">
            <text:p>9318</text:p>
          </table:table-cell>
          <table:table-cell table:formula="of:=IF([.B25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70])" office:value-type="float" office:value="9327" calcext:value-type="float">
            <text:p>9327</text:p>
          </table:table-cell>
          <table:table-cell table:formula="of:=IF([.B25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71])" office:value-type="float" office:value="9336" calcext:value-type="float">
            <text:p>9336</text:p>
          </table:table-cell>
          <table:table-cell table:formula="of:=IF([.B25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72])" office:value-type="float" office:value="9345" calcext:value-type="float">
            <text:p>9345</text:p>
          </table:table-cell>
          <table:table-cell table:formula="of:=IF([.B25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73])" office:value-type="float" office:value="9354" calcext:value-type="float">
            <text:p>9354</text:p>
          </table:table-cell>
          <table:table-cell table:formula="of:=IF([.B25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74])" office:value-type="float" office:value="9363" calcext:value-type="float">
            <text:p>9363</text:p>
          </table:table-cell>
          <table:table-cell table:formula="of:=IF([.B25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75])" office:value-type="float" office:value="9372" calcext:value-type="float">
            <text:p>9372</text:p>
          </table:table-cell>
          <table:table-cell table:formula="of:=IF([.B25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76])" office:value-type="float" office:value="9381" calcext:value-type="float">
            <text:p>9381</text:p>
          </table:table-cell>
          <table:table-cell table:formula="of:=IF([.B25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77])" office:value-type="float" office:value="9390" calcext:value-type="float">
            <text:p>9390</text:p>
          </table:table-cell>
          <table:table-cell table:formula="of:=IF([.B25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78])" office:value-type="float" office:value="9399" calcext:value-type="float">
            <text:p>9399</text:p>
          </table:table-cell>
          <table:table-cell table:formula="of:=IF([.B25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79])" office:value-type="float" office:value="9408" calcext:value-type="float">
            <text:p>9408</text:p>
          </table:table-cell>
          <table:table-cell table:formula="of:=IF([.B25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80])" office:value-type="float" office:value="9417" calcext:value-type="float">
            <text:p>9417</text:p>
          </table:table-cell>
          <table:table-cell table:formula="of:=IF([.B25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81])" office:value-type="float" office:value="9426" calcext:value-type="float">
            <text:p>9426</text:p>
          </table:table-cell>
          <table:table-cell table:formula="of:=IF([.B25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82])" office:value-type="float" office:value="9435" calcext:value-type="float">
            <text:p>9435</text:p>
          </table:table-cell>
          <table:table-cell table:formula="of:=IF([.B25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83])" office:value-type="float" office:value="9444" calcext:value-type="float">
            <text:p>9444</text:p>
          </table:table-cell>
          <table:table-cell table:formula="of:=IF([.B25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84])" office:value-type="float" office:value="9453" calcext:value-type="float">
            <text:p>9453</text:p>
          </table:table-cell>
          <table:table-cell table:formula="of:=IF([.B25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85])" office:value-type="float" office:value="9462" calcext:value-type="float">
            <text:p>9462</text:p>
          </table:table-cell>
          <table:table-cell table:formula="of:=IF([.B25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86])" office:value-type="float" office:value="9471" calcext:value-type="float">
            <text:p>9471</text:p>
          </table:table-cell>
          <table:table-cell table:formula="of:=IF([.B25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87])" office:value-type="float" office:value="9480" calcext:value-type="float">
            <text:p>9480</text:p>
          </table:table-cell>
          <table:table-cell table:formula="of:=IF([.B25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88])" office:value-type="float" office:value="9489" calcext:value-type="float">
            <text:p>9489</text:p>
          </table:table-cell>
          <table:table-cell table:formula="of:=IF([.B25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89])" office:value-type="float" office:value="9498" calcext:value-type="float">
            <text:p>9498</text:p>
          </table:table-cell>
          <table:table-cell table:formula="of:=IF([.B25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90])" office:value-type="float" office:value="9507" calcext:value-type="float">
            <text:p>9507</text:p>
          </table:table-cell>
          <table:table-cell table:formula="of:=IF([.B25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91])" office:value-type="float" office:value="9516" calcext:value-type="float">
            <text:p>9516</text:p>
          </table:table-cell>
          <table:table-cell table:formula="of:=IF([.B25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92])" office:value-type="float" office:value="9525" calcext:value-type="float">
            <text:p>9525</text:p>
          </table:table-cell>
          <table:table-cell table:formula="of:=IF([.B25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93])" office:value-type="float" office:value="9534" calcext:value-type="float">
            <text:p>9534</text:p>
          </table:table-cell>
          <table:table-cell table:formula="of:=IF([.B25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94])" office:value-type="float" office:value="9543" calcext:value-type="float">
            <text:p>9543</text:p>
          </table:table-cell>
          <table:table-cell table:formula="of:=IF([.B25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95])" office:value-type="float" office:value="9552" calcext:value-type="float">
            <text:p>9552</text:p>
          </table:table-cell>
          <table:table-cell table:formula="of:=IF([.B25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96])" office:value-type="float" office:value="9561" calcext:value-type="float">
            <text:p>9561</text:p>
          </table:table-cell>
          <table:table-cell table:formula="of:=IF([.B25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97])" office:value-type="float" office:value="9570" calcext:value-type="float">
            <text:p>9570</text:p>
          </table:table-cell>
          <table:table-cell table:formula="of:=IF([.B25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98])" office:value-type="float" office:value="9579" calcext:value-type="float">
            <text:p>9579</text:p>
          </table:table-cell>
          <table:table-cell table:formula="of:=IF([.B25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599])" office:value-type="float" office:value="9588" calcext:value-type="float">
            <text:p>9588</text:p>
          </table:table-cell>
          <table:table-cell table:formula="of:=IF([.B25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00])" office:value-type="float" office:value="9597" calcext:value-type="float">
            <text:p>9597</text:p>
          </table:table-cell>
          <table:table-cell table:formula="of:=IF([.B26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01])" office:value-type="float" office:value="9606" calcext:value-type="float">
            <text:p>9606</text:p>
          </table:table-cell>
          <table:table-cell table:formula="of:=IF([.B26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02])" office:value-type="float" office:value="9615" calcext:value-type="float">
            <text:p>9615</text:p>
          </table:table-cell>
          <table:table-cell table:formula="of:=IF([.B26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03])" office:value-type="float" office:value="9624" calcext:value-type="float">
            <text:p>9624</text:p>
          </table:table-cell>
          <table:table-cell table:formula="of:=IF([.B26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04])" office:value-type="float" office:value="9633" calcext:value-type="float">
            <text:p>9633</text:p>
          </table:table-cell>
          <table:table-cell table:formula="of:=IF([.B26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05])" office:value-type="float" office:value="9642" calcext:value-type="float">
            <text:p>9642</text:p>
          </table:table-cell>
          <table:table-cell table:formula="of:=IF([.B26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06])" office:value-type="float" office:value="9651" calcext:value-type="float">
            <text:p>9651</text:p>
          </table:table-cell>
          <table:table-cell table:formula="of:=IF([.B26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07])" office:value-type="float" office:value="9660" calcext:value-type="float">
            <text:p>9660</text:p>
          </table:table-cell>
          <table:table-cell table:formula="of:=IF([.B26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08])" office:value-type="float" office:value="9669" calcext:value-type="float">
            <text:p>9669</text:p>
          </table:table-cell>
          <table:table-cell table:formula="of:=IF([.B26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09])" office:value-type="float" office:value="9678" calcext:value-type="float">
            <text:p>9678</text:p>
          </table:table-cell>
          <table:table-cell table:formula="of:=IF([.B26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10])" office:value-type="float" office:value="9687" calcext:value-type="float">
            <text:p>9687</text:p>
          </table:table-cell>
          <table:table-cell table:formula="of:=IF([.B26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11])" office:value-type="float" office:value="9696" calcext:value-type="float">
            <text:p>9696</text:p>
          </table:table-cell>
          <table:table-cell table:formula="of:=IF([.B26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12])" office:value-type="float" office:value="9705" calcext:value-type="float">
            <text:p>9705</text:p>
          </table:table-cell>
          <table:table-cell table:formula="of:=IF([.B26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13])" office:value-type="float" office:value="9714" calcext:value-type="float">
            <text:p>9714</text:p>
          </table:table-cell>
          <table:table-cell table:formula="of:=IF([.B26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14])" office:value-type="float" office:value="9723" calcext:value-type="float">
            <text:p>9723</text:p>
          </table:table-cell>
          <table:table-cell table:formula="of:=IF([.B26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15])" office:value-type="float" office:value="9732" calcext:value-type="float">
            <text:p>9732</text:p>
          </table:table-cell>
          <table:table-cell table:formula="of:=IF([.B26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16])" office:value-type="float" office:value="9741" calcext:value-type="float">
            <text:p>9741</text:p>
          </table:table-cell>
          <table:table-cell table:formula="of:=IF([.B26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17])" office:value-type="float" office:value="9750" calcext:value-type="float">
            <text:p>9750</text:p>
          </table:table-cell>
          <table:table-cell table:formula="of:=IF([.B26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18])" office:value-type="float" office:value="9759" calcext:value-type="float">
            <text:p>9759</text:p>
          </table:table-cell>
          <table:table-cell table:formula="of:=IF([.B26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19])" office:value-type="float" office:value="9768" calcext:value-type="float">
            <text:p>9768</text:p>
          </table:table-cell>
          <table:table-cell table:formula="of:=IF([.B26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20])" office:value-type="float" office:value="9777" calcext:value-type="float">
            <text:p>9777</text:p>
          </table:table-cell>
          <table:table-cell table:formula="of:=IF([.B26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21])" office:value-type="float" office:value="9786" calcext:value-type="float">
            <text:p>9786</text:p>
          </table:table-cell>
          <table:table-cell table:formula="of:=IF([.B26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22])" office:value-type="float" office:value="9795" calcext:value-type="float">
            <text:p>9795</text:p>
          </table:table-cell>
          <table:table-cell table:formula="of:=IF([.B26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23])" office:value-type="float" office:value="9804" calcext:value-type="float">
            <text:p>9804</text:p>
          </table:table-cell>
          <table:table-cell table:formula="of:=IF([.B26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24])" office:value-type="float" office:value="9813" calcext:value-type="float">
            <text:p>9813</text:p>
          </table:table-cell>
          <table:table-cell table:formula="of:=IF([.B26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25])" office:value-type="float" office:value="9822" calcext:value-type="float">
            <text:p>9822</text:p>
          </table:table-cell>
          <table:table-cell table:formula="of:=IF([.B26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26])" office:value-type="float" office:value="9831" calcext:value-type="float">
            <text:p>9831</text:p>
          </table:table-cell>
          <table:table-cell table:formula="of:=IF([.B26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27])" office:value-type="float" office:value="9840" calcext:value-type="float">
            <text:p>9840</text:p>
          </table:table-cell>
          <table:table-cell table:formula="of:=IF([.B26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28])" office:value-type="float" office:value="9849" calcext:value-type="float">
            <text:p>9849</text:p>
          </table:table-cell>
          <table:table-cell table:formula="of:=IF([.B26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29])" office:value-type="float" office:value="9858" calcext:value-type="float">
            <text:p>9858</text:p>
          </table:table-cell>
          <table:table-cell table:formula="of:=IF([.B26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30])" office:value-type="float" office:value="9867" calcext:value-type="float">
            <text:p>9867</text:p>
          </table:table-cell>
          <table:table-cell table:formula="of:=IF([.B26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31])" office:value-type="float" office:value="9876" calcext:value-type="float">
            <text:p>9876</text:p>
          </table:table-cell>
          <table:table-cell table:formula="of:=IF([.B26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32])" office:value-type="float" office:value="9885" calcext:value-type="float">
            <text:p>9885</text:p>
          </table:table-cell>
          <table:table-cell table:formula="of:=IF([.B26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33])" office:value-type="float" office:value="9894" calcext:value-type="float">
            <text:p>9894</text:p>
          </table:table-cell>
          <table:table-cell table:formula="of:=IF([.B26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34])" office:value-type="float" office:value="9903" calcext:value-type="float">
            <text:p>9903</text:p>
          </table:table-cell>
          <table:table-cell table:formula="of:=IF([.B26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35])" office:value-type="float" office:value="9912" calcext:value-type="float">
            <text:p>9912</text:p>
          </table:table-cell>
          <table:table-cell table:formula="of:=IF([.B26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36])" office:value-type="float" office:value="9921" calcext:value-type="float">
            <text:p>9921</text:p>
          </table:table-cell>
          <table:table-cell table:formula="of:=IF([.B26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37])" office:value-type="float" office:value="9930" calcext:value-type="float">
            <text:p>9930</text:p>
          </table:table-cell>
          <table:table-cell table:formula="of:=IF([.B26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38])" office:value-type="float" office:value="9939" calcext:value-type="float">
            <text:p>9939</text:p>
          </table:table-cell>
          <table:table-cell table:formula="of:=IF([.B26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639])" office:value-type="float" office:value="9948" calcext:value-type="float">
            <text:p>9948</text:p>
          </table:table-cell>
          <table:table-cell table:formula="of:=IF([.B26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40])" office:value-type="float" office:value="9958" calcext:value-type="float">
            <text:p>9958</text:p>
          </table:table-cell>
          <table:table-cell table:formula="of:=IF([.B26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41])" office:value-type="float" office:value="9968" calcext:value-type="float">
            <text:p>9968</text:p>
          </table:table-cell>
          <table:table-cell table:formula="of:=IF([.B26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42])" office:value-type="float" office:value="9978" calcext:value-type="float">
            <text:p>9978</text:p>
          </table:table-cell>
          <table:table-cell table:formula="of:=IF([.B26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43])" office:value-type="float" office:value="9988" calcext:value-type="float">
            <text:p>9988</text:p>
          </table:table-cell>
          <table:table-cell table:formula="of:=IF([.B26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44])" office:value-type="float" office:value="9998" calcext:value-type="float">
            <text:p>9998</text:p>
          </table:table-cell>
          <table:table-cell table:formula="of:=IF([.B26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45])" office:value-type="float" office:value="10008" calcext:value-type="float">
            <text:p>10008</text:p>
          </table:table-cell>
          <table:table-cell table:formula="of:=IF([.B26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46])" office:value-type="float" office:value="10018" calcext:value-type="float">
            <text:p>10018</text:p>
          </table:table-cell>
          <table:table-cell table:formula="of:=IF([.B26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47])" office:value-type="float" office:value="10028" calcext:value-type="float">
            <text:p>10028</text:p>
          </table:table-cell>
          <table:table-cell table:formula="of:=IF([.B26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48])" office:value-type="float" office:value="10038" calcext:value-type="float">
            <text:p>10038</text:p>
          </table:table-cell>
          <table:table-cell table:formula="of:=IF([.B26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49])" office:value-type="float" office:value="10048" calcext:value-type="float">
            <text:p>10048</text:p>
          </table:table-cell>
          <table:table-cell table:formula="of:=IF([.B26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50])" office:value-type="float" office:value="10058" calcext:value-type="float">
            <text:p>10058</text:p>
          </table:table-cell>
          <table:table-cell table:formula="of:=IF([.B26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51])" office:value-type="float" office:value="10068" calcext:value-type="float">
            <text:p>10068</text:p>
          </table:table-cell>
          <table:table-cell table:formula="of:=IF([.B26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52])" office:value-type="float" office:value="10078" calcext:value-type="float">
            <text:p>10078</text:p>
          </table:table-cell>
          <table:table-cell table:formula="of:=IF([.B26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53])" office:value-type="float" office:value="10088" calcext:value-type="float">
            <text:p>10088</text:p>
          </table:table-cell>
          <table:table-cell table:formula="of:=IF([.B26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54])" office:value-type="float" office:value="10098" calcext:value-type="float">
            <text:p>10098</text:p>
          </table:table-cell>
          <table:table-cell table:formula="of:=IF([.B26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55])" office:value-type="float" office:value="10108" calcext:value-type="float">
            <text:p>10108</text:p>
          </table:table-cell>
          <table:table-cell table:formula="of:=IF([.B26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56])" office:value-type="float" office:value="10118" calcext:value-type="float">
            <text:p>10118</text:p>
          </table:table-cell>
          <table:table-cell table:formula="of:=IF([.B26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57])" office:value-type="float" office:value="10128" calcext:value-type="float">
            <text:p>10128</text:p>
          </table:table-cell>
          <table:table-cell table:formula="of:=IF([.B26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58])" office:value-type="float" office:value="10138" calcext:value-type="float">
            <text:p>10138</text:p>
          </table:table-cell>
          <table:table-cell table:formula="of:=IF([.B26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59])" office:value-type="float" office:value="10148" calcext:value-type="float">
            <text:p>10148</text:p>
          </table:table-cell>
          <table:table-cell table:formula="of:=IF([.B26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60])" office:value-type="float" office:value="10158" calcext:value-type="float">
            <text:p>10158</text:p>
          </table:table-cell>
          <table:table-cell table:formula="of:=IF([.B26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61])" office:value-type="float" office:value="10168" calcext:value-type="float">
            <text:p>10168</text:p>
          </table:table-cell>
          <table:table-cell table:formula="of:=IF([.B26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62])" office:value-type="float" office:value="10178" calcext:value-type="float">
            <text:p>10178</text:p>
          </table:table-cell>
          <table:table-cell table:formula="of:=IF([.B26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63])" office:value-type="float" office:value="10188" calcext:value-type="float">
            <text:p>10188</text:p>
          </table:table-cell>
          <table:table-cell table:formula="of:=IF([.B26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64])" office:value-type="float" office:value="10198" calcext:value-type="float">
            <text:p>10198</text:p>
          </table:table-cell>
          <table:table-cell table:formula="of:=IF([.B26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65])" office:value-type="float" office:value="10208" calcext:value-type="float">
            <text:p>10208</text:p>
          </table:table-cell>
          <table:table-cell table:formula="of:=IF([.B26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66])" office:value-type="float" office:value="10218" calcext:value-type="float">
            <text:p>10218</text:p>
          </table:table-cell>
          <table:table-cell table:formula="of:=IF([.B26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67])" office:value-type="float" office:value="10228" calcext:value-type="float">
            <text:p>10228</text:p>
          </table:table-cell>
          <table:table-cell table:formula="of:=IF([.B26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68])" office:value-type="float" office:value="10238" calcext:value-type="float">
            <text:p>10238</text:p>
          </table:table-cell>
          <table:table-cell table:formula="of:=IF([.B26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69])" office:value-type="float" office:value="10248" calcext:value-type="float">
            <text:p>10248</text:p>
          </table:table-cell>
          <table:table-cell table:formula="of:=IF([.B26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70])" office:value-type="float" office:value="10258" calcext:value-type="float">
            <text:p>10258</text:p>
          </table:table-cell>
          <table:table-cell table:formula="of:=IF([.B26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71])" office:value-type="float" office:value="10268" calcext:value-type="float">
            <text:p>10268</text:p>
          </table:table-cell>
          <table:table-cell table:formula="of:=IF([.B26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72])" office:value-type="float" office:value="10278" calcext:value-type="float">
            <text:p>10278</text:p>
          </table:table-cell>
          <table:table-cell table:formula="of:=IF([.B26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73])" office:value-type="float" office:value="10288" calcext:value-type="float">
            <text:p>10288</text:p>
          </table:table-cell>
          <table:table-cell table:formula="of:=IF([.B26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74])" office:value-type="float" office:value="10298" calcext:value-type="float">
            <text:p>10298</text:p>
          </table:table-cell>
          <table:table-cell table:formula="of:=IF([.B26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75])" office:value-type="float" office:value="10308" calcext:value-type="float">
            <text:p>10308</text:p>
          </table:table-cell>
          <table:table-cell table:formula="of:=IF([.B26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76])" office:value-type="float" office:value="10318" calcext:value-type="float">
            <text:p>10318</text:p>
          </table:table-cell>
          <table:table-cell table:formula="of:=IF([.B26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77])" office:value-type="float" office:value="10328" calcext:value-type="float">
            <text:p>10328</text:p>
          </table:table-cell>
          <table:table-cell table:formula="of:=IF([.B26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78])" office:value-type="float" office:value="10338" calcext:value-type="float">
            <text:p>10338</text:p>
          </table:table-cell>
          <table:table-cell table:formula="of:=IF([.B26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79])" office:value-type="float" office:value="10348" calcext:value-type="float">
            <text:p>10348</text:p>
          </table:table-cell>
          <table:table-cell table:formula="of:=IF([.B26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80])" office:value-type="float" office:value="10358" calcext:value-type="float">
            <text:p>10358</text:p>
          </table:table-cell>
          <table:table-cell table:formula="of:=IF([.B26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81])" office:value-type="float" office:value="10368" calcext:value-type="float">
            <text:p>10368</text:p>
          </table:table-cell>
          <table:table-cell table:formula="of:=IF([.B26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82])" office:value-type="float" office:value="10378" calcext:value-type="float">
            <text:p>10378</text:p>
          </table:table-cell>
          <table:table-cell table:formula="of:=IF([.B26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83])" office:value-type="float" office:value="10388" calcext:value-type="float">
            <text:p>10388</text:p>
          </table:table-cell>
          <table:table-cell table:formula="of:=IF([.B26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84])" office:value-type="float" office:value="10398" calcext:value-type="float">
            <text:p>10398</text:p>
          </table:table-cell>
          <table:table-cell table:formula="of:=IF([.B26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85])" office:value-type="float" office:value="10408" calcext:value-type="float">
            <text:p>10408</text:p>
          </table:table-cell>
          <table:table-cell table:formula="of:=IF([.B26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86])" office:value-type="float" office:value="10418" calcext:value-type="float">
            <text:p>10418</text:p>
          </table:table-cell>
          <table:table-cell table:formula="of:=IF([.B26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87])" office:value-type="float" office:value="10428" calcext:value-type="float">
            <text:p>10428</text:p>
          </table:table-cell>
          <table:table-cell table:formula="of:=IF([.B26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88])" office:value-type="float" office:value="10438" calcext:value-type="float">
            <text:p>10438</text:p>
          </table:table-cell>
          <table:table-cell table:formula="of:=IF([.B26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89])" office:value-type="float" office:value="10448" calcext:value-type="float">
            <text:p>10448</text:p>
          </table:table-cell>
          <table:table-cell table:formula="of:=IF([.B26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90])" office:value-type="float" office:value="10458" calcext:value-type="float">
            <text:p>10458</text:p>
          </table:table-cell>
          <table:table-cell table:formula="of:=IF([.B26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91])" office:value-type="float" office:value="10468" calcext:value-type="float">
            <text:p>10468</text:p>
          </table:table-cell>
          <table:table-cell table:formula="of:=IF([.B26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92])" office:value-type="float" office:value="10478" calcext:value-type="float">
            <text:p>10478</text:p>
          </table:table-cell>
          <table:table-cell table:formula="of:=IF([.B26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93])" office:value-type="float" office:value="10488" calcext:value-type="float">
            <text:p>10488</text:p>
          </table:table-cell>
          <table:table-cell table:formula="of:=IF([.B26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94])" office:value-type="float" office:value="10498" calcext:value-type="float">
            <text:p>10498</text:p>
          </table:table-cell>
          <table:table-cell table:formula="of:=IF([.B26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95])" office:value-type="float" office:value="10508" calcext:value-type="float">
            <text:p>10508</text:p>
          </table:table-cell>
          <table:table-cell table:formula="of:=IF([.B26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96])" office:value-type="float" office:value="10518" calcext:value-type="float">
            <text:p>10518</text:p>
          </table:table-cell>
          <table:table-cell table:formula="of:=IF([.B26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97])" office:value-type="float" office:value="10528" calcext:value-type="float">
            <text:p>10528</text:p>
          </table:table-cell>
          <table:table-cell table:formula="of:=IF([.B26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98])" office:value-type="float" office:value="10538" calcext:value-type="float">
            <text:p>10538</text:p>
          </table:table-cell>
          <table:table-cell table:formula="of:=IF([.B26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699])" office:value-type="float" office:value="10548" calcext:value-type="float">
            <text:p>10548</text:p>
          </table:table-cell>
          <table:table-cell table:formula="of:=IF([.B26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00])" office:value-type="float" office:value="10558" calcext:value-type="float">
            <text:p>10558</text:p>
          </table:table-cell>
          <table:table-cell table:formula="of:=IF([.B27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01])" office:value-type="float" office:value="10568" calcext:value-type="float">
            <text:p>10568</text:p>
          </table:table-cell>
          <table:table-cell table:formula="of:=IF([.B27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02])" office:value-type="float" office:value="10578" calcext:value-type="float">
            <text:p>10578</text:p>
          </table:table-cell>
          <table:table-cell table:formula="of:=IF([.B27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03])" office:value-type="float" office:value="10588" calcext:value-type="float">
            <text:p>10588</text:p>
          </table:table-cell>
          <table:table-cell table:formula="of:=IF([.B27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04])" office:value-type="float" office:value="10598" calcext:value-type="float">
            <text:p>10598</text:p>
          </table:table-cell>
          <table:table-cell table:formula="of:=IF([.B27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05])" office:value-type="float" office:value="10608" calcext:value-type="float">
            <text:p>10608</text:p>
          </table:table-cell>
          <table:table-cell table:formula="of:=IF([.B27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06])" office:value-type="float" office:value="10618" calcext:value-type="float">
            <text:p>10618</text:p>
          </table:table-cell>
          <table:table-cell table:formula="of:=IF([.B27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07])" office:value-type="float" office:value="10628" calcext:value-type="float">
            <text:p>10628</text:p>
          </table:table-cell>
          <table:table-cell table:formula="of:=IF([.B27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08])" office:value-type="float" office:value="10638" calcext:value-type="float">
            <text:p>10638</text:p>
          </table:table-cell>
          <table:table-cell table:formula="of:=IF([.B27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09])" office:value-type="float" office:value="10648" calcext:value-type="float">
            <text:p>10648</text:p>
          </table:table-cell>
          <table:table-cell table:formula="of:=IF([.B27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10])" office:value-type="float" office:value="10658" calcext:value-type="float">
            <text:p>10658</text:p>
          </table:table-cell>
          <table:table-cell table:formula="of:=IF([.B27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11])" office:value-type="float" office:value="10668" calcext:value-type="float">
            <text:p>10668</text:p>
          </table:table-cell>
          <table:table-cell table:formula="of:=IF([.B27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12])" office:value-type="float" office:value="10678" calcext:value-type="float">
            <text:p>10678</text:p>
          </table:table-cell>
          <table:table-cell table:formula="of:=IF([.B27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13])" office:value-type="float" office:value="10688" calcext:value-type="float">
            <text:p>10688</text:p>
          </table:table-cell>
          <table:table-cell table:formula="of:=IF([.B27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14])" office:value-type="float" office:value="10698" calcext:value-type="float">
            <text:p>10698</text:p>
          </table:table-cell>
          <table:table-cell table:formula="of:=IF([.B27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15])" office:value-type="float" office:value="10708" calcext:value-type="float">
            <text:p>10708</text:p>
          </table:table-cell>
          <table:table-cell table:formula="of:=IF([.B27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16])" office:value-type="float" office:value="10718" calcext:value-type="float">
            <text:p>10718</text:p>
          </table:table-cell>
          <table:table-cell table:formula="of:=IF([.B27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17])" office:value-type="float" office:value="10728" calcext:value-type="float">
            <text:p>10728</text:p>
          </table:table-cell>
          <table:table-cell table:formula="of:=IF([.B27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18])" office:value-type="float" office:value="10738" calcext:value-type="float">
            <text:p>10738</text:p>
          </table:table-cell>
          <table:table-cell table:formula="of:=IF([.B27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19])" office:value-type="float" office:value="10748" calcext:value-type="float">
            <text:p>10748</text:p>
          </table:table-cell>
          <table:table-cell table:formula="of:=IF([.B27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20])" office:value-type="float" office:value="10758" calcext:value-type="float">
            <text:p>10758</text:p>
          </table:table-cell>
          <table:table-cell table:formula="of:=IF([.B27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21])" office:value-type="float" office:value="10768" calcext:value-type="float">
            <text:p>10768</text:p>
          </table:table-cell>
          <table:table-cell table:formula="of:=IF([.B27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22])" office:value-type="float" office:value="10778" calcext:value-type="float">
            <text:p>10778</text:p>
          </table:table-cell>
          <table:table-cell table:formula="of:=IF([.B27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23])" office:value-type="float" office:value="10788" calcext:value-type="float">
            <text:p>10788</text:p>
          </table:table-cell>
          <table:table-cell table:formula="of:=IF([.B27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24])" office:value-type="float" office:value="10798" calcext:value-type="float">
            <text:p>10798</text:p>
          </table:table-cell>
          <table:table-cell table:formula="of:=IF([.B27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25])" office:value-type="float" office:value="10808" calcext:value-type="float">
            <text:p>10808</text:p>
          </table:table-cell>
          <table:table-cell table:formula="of:=IF([.B27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26])" office:value-type="float" office:value="10818" calcext:value-type="float">
            <text:p>10818</text:p>
          </table:table-cell>
          <table:table-cell table:formula="of:=IF([.B27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27])" office:value-type="float" office:value="10828" calcext:value-type="float">
            <text:p>10828</text:p>
          </table:table-cell>
          <table:table-cell table:formula="of:=IF([.B27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28])" office:value-type="float" office:value="10838" calcext:value-type="float">
            <text:p>10838</text:p>
          </table:table-cell>
          <table:table-cell table:formula="of:=IF([.B27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29])" office:value-type="float" office:value="10848" calcext:value-type="float">
            <text:p>10848</text:p>
          </table:table-cell>
          <table:table-cell table:formula="of:=IF([.B27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30])" office:value-type="float" office:value="10858" calcext:value-type="float">
            <text:p>10858</text:p>
          </table:table-cell>
          <table:table-cell table:formula="of:=IF([.B27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31])" office:value-type="float" office:value="10868" calcext:value-type="float">
            <text:p>10868</text:p>
          </table:table-cell>
          <table:table-cell table:formula="of:=IF([.B27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32])" office:value-type="float" office:value="10878" calcext:value-type="float">
            <text:p>10878</text:p>
          </table:table-cell>
          <table:table-cell table:formula="of:=IF([.B27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33])" office:value-type="float" office:value="10888" calcext:value-type="float">
            <text:p>10888</text:p>
          </table:table-cell>
          <table:table-cell table:formula="of:=IF([.B27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34])" office:value-type="float" office:value="10898" calcext:value-type="float">
            <text:p>10898</text:p>
          </table:table-cell>
          <table:table-cell table:formula="of:=IF([.B27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35])" office:value-type="float" office:value="10908" calcext:value-type="float">
            <text:p>10908</text:p>
          </table:table-cell>
          <table:table-cell table:formula="of:=IF([.B27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36])" office:value-type="float" office:value="10918" calcext:value-type="float">
            <text:p>10918</text:p>
          </table:table-cell>
          <table:table-cell table:formula="of:=IF([.B27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37])" office:value-type="float" office:value="10928" calcext:value-type="float">
            <text:p>10928</text:p>
          </table:table-cell>
          <table:table-cell table:formula="of:=IF([.B27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38])" office:value-type="float" office:value="10938" calcext:value-type="float">
            <text:p>10938</text:p>
          </table:table-cell>
          <table:table-cell table:formula="of:=IF([.B27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39])" office:value-type="float" office:value="10948" calcext:value-type="float">
            <text:p>10948</text:p>
          </table:table-cell>
          <table:table-cell table:formula="of:=IF([.B27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40])" office:value-type="float" office:value="10958" calcext:value-type="float">
            <text:p>10958</text:p>
          </table:table-cell>
          <table:table-cell table:formula="of:=IF([.B27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41])" office:value-type="float" office:value="10968" calcext:value-type="float">
            <text:p>10968</text:p>
          </table:table-cell>
          <table:table-cell table:formula="of:=IF([.B27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42])" office:value-type="float" office:value="10978" calcext:value-type="float">
            <text:p>10978</text:p>
          </table:table-cell>
          <table:table-cell table:formula="of:=IF([.B27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43])" office:value-type="float" office:value="10988" calcext:value-type="float">
            <text:p>10988</text:p>
          </table:table-cell>
          <table:table-cell table:formula="of:=IF([.B27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44])" office:value-type="float" office:value="10998" calcext:value-type="float">
            <text:p>10998</text:p>
          </table:table-cell>
          <table:table-cell table:formula="of:=IF([.B27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45])" office:value-type="float" office:value="11008" calcext:value-type="float">
            <text:p>11008</text:p>
          </table:table-cell>
          <table:table-cell table:formula="of:=IF([.B27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46])" office:value-type="float" office:value="11018" calcext:value-type="float">
            <text:p>11018</text:p>
          </table:table-cell>
          <table:table-cell table:formula="of:=IF([.B27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47])" office:value-type="float" office:value="11028" calcext:value-type="float">
            <text:p>11028</text:p>
          </table:table-cell>
          <table:table-cell table:formula="of:=IF([.B27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48])" office:value-type="float" office:value="11038" calcext:value-type="float">
            <text:p>11038</text:p>
          </table:table-cell>
          <table:table-cell table:formula="of:=IF([.B27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749])" office:value-type="float" office:value="11048" calcext:value-type="float">
            <text:p>11048</text:p>
          </table:table-cell>
          <table:table-cell table:formula="of:=IF([.B27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50])" office:value-type="float" office:value="11059" calcext:value-type="float">
            <text:p>11059</text:p>
          </table:table-cell>
          <table:table-cell table:formula="of:=IF([.B27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51])" office:value-type="float" office:value="11070" calcext:value-type="float">
            <text:p>11070</text:p>
          </table:table-cell>
          <table:table-cell table:formula="of:=IF([.B27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52])" office:value-type="float" office:value="11081" calcext:value-type="float">
            <text:p>11081</text:p>
          </table:table-cell>
          <table:table-cell table:formula="of:=IF([.B27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53])" office:value-type="float" office:value="11092" calcext:value-type="float">
            <text:p>11092</text:p>
          </table:table-cell>
          <table:table-cell table:formula="of:=IF([.B27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54])" office:value-type="float" office:value="11103" calcext:value-type="float">
            <text:p>11103</text:p>
          </table:table-cell>
          <table:table-cell table:formula="of:=IF([.B27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55])" office:value-type="float" office:value="11114" calcext:value-type="float">
            <text:p>11114</text:p>
          </table:table-cell>
          <table:table-cell table:formula="of:=IF([.B27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56])" office:value-type="float" office:value="11125" calcext:value-type="float">
            <text:p>11125</text:p>
          </table:table-cell>
          <table:table-cell table:formula="of:=IF([.B27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57])" office:value-type="float" office:value="11136" calcext:value-type="float">
            <text:p>11136</text:p>
          </table:table-cell>
          <table:table-cell table:formula="of:=IF([.B27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58])" office:value-type="float" office:value="11147" calcext:value-type="float">
            <text:p>11147</text:p>
          </table:table-cell>
          <table:table-cell table:formula="of:=IF([.B27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59])" office:value-type="float" office:value="11158" calcext:value-type="float">
            <text:p>11158</text:p>
          </table:table-cell>
          <table:table-cell table:formula="of:=IF([.B27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60])" office:value-type="float" office:value="11169" calcext:value-type="float">
            <text:p>11169</text:p>
          </table:table-cell>
          <table:table-cell table:formula="of:=IF([.B27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61])" office:value-type="float" office:value="11180" calcext:value-type="float">
            <text:p>11180</text:p>
          </table:table-cell>
          <table:table-cell table:formula="of:=IF([.B27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62])" office:value-type="float" office:value="11191" calcext:value-type="float">
            <text:p>11191</text:p>
          </table:table-cell>
          <table:table-cell table:formula="of:=IF([.B27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63])" office:value-type="float" office:value="11202" calcext:value-type="float">
            <text:p>11202</text:p>
          </table:table-cell>
          <table:table-cell table:formula="of:=IF([.B27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64])" office:value-type="float" office:value="11213" calcext:value-type="float">
            <text:p>11213</text:p>
          </table:table-cell>
          <table:table-cell table:formula="of:=IF([.B27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65])" office:value-type="float" office:value="11224" calcext:value-type="float">
            <text:p>11224</text:p>
          </table:table-cell>
          <table:table-cell table:formula="of:=IF([.B27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66])" office:value-type="float" office:value="11235" calcext:value-type="float">
            <text:p>11235</text:p>
          </table:table-cell>
          <table:table-cell table:formula="of:=IF([.B27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67])" office:value-type="float" office:value="11246" calcext:value-type="float">
            <text:p>11246</text:p>
          </table:table-cell>
          <table:table-cell table:formula="of:=IF([.B27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68])" office:value-type="float" office:value="11257" calcext:value-type="float">
            <text:p>11257</text:p>
          </table:table-cell>
          <table:table-cell table:formula="of:=IF([.B27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69])" office:value-type="float" office:value="11268" calcext:value-type="float">
            <text:p>11268</text:p>
          </table:table-cell>
          <table:table-cell table:formula="of:=IF([.B27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70])" office:value-type="float" office:value="11279" calcext:value-type="float">
            <text:p>11279</text:p>
          </table:table-cell>
          <table:table-cell table:formula="of:=IF([.B27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71])" office:value-type="float" office:value="11290" calcext:value-type="float">
            <text:p>11290</text:p>
          </table:table-cell>
          <table:table-cell table:formula="of:=IF([.B27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72])" office:value-type="float" office:value="11301" calcext:value-type="float">
            <text:p>11301</text:p>
          </table:table-cell>
          <table:table-cell table:formula="of:=IF([.B27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73])" office:value-type="float" office:value="11312" calcext:value-type="float">
            <text:p>11312</text:p>
          </table:table-cell>
          <table:table-cell table:formula="of:=IF([.B27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74])" office:value-type="float" office:value="11323" calcext:value-type="float">
            <text:p>11323</text:p>
          </table:table-cell>
          <table:table-cell table:formula="of:=IF([.B27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75])" office:value-type="float" office:value="11334" calcext:value-type="float">
            <text:p>11334</text:p>
          </table:table-cell>
          <table:table-cell table:formula="of:=IF([.B27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76])" office:value-type="float" office:value="11345" calcext:value-type="float">
            <text:p>11345</text:p>
          </table:table-cell>
          <table:table-cell table:formula="of:=IF([.B27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77])" office:value-type="float" office:value="11356" calcext:value-type="float">
            <text:p>11356</text:p>
          </table:table-cell>
          <table:table-cell table:formula="of:=IF([.B27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78])" office:value-type="float" office:value="11367" calcext:value-type="float">
            <text:p>11367</text:p>
          </table:table-cell>
          <table:table-cell table:formula="of:=IF([.B27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79])" office:value-type="float" office:value="11378" calcext:value-type="float">
            <text:p>11378</text:p>
          </table:table-cell>
          <table:table-cell table:formula="of:=IF([.B27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80])" office:value-type="float" office:value="11389" calcext:value-type="float">
            <text:p>11389</text:p>
          </table:table-cell>
          <table:table-cell table:formula="of:=IF([.B27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81])" office:value-type="float" office:value="11400" calcext:value-type="float">
            <text:p>11400</text:p>
          </table:table-cell>
          <table:table-cell table:formula="of:=IF([.B27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82])" office:value-type="float" office:value="11411" calcext:value-type="float">
            <text:p>11411</text:p>
          </table:table-cell>
          <table:table-cell table:formula="of:=IF([.B27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83])" office:value-type="float" office:value="11422" calcext:value-type="float">
            <text:p>11422</text:p>
          </table:table-cell>
          <table:table-cell table:formula="of:=IF([.B27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84])" office:value-type="float" office:value="11433" calcext:value-type="float">
            <text:p>11433</text:p>
          </table:table-cell>
          <table:table-cell table:formula="of:=IF([.B27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85])" office:value-type="float" office:value="11444" calcext:value-type="float">
            <text:p>11444</text:p>
          </table:table-cell>
          <table:table-cell table:formula="of:=IF([.B27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86])" office:value-type="float" office:value="11455" calcext:value-type="float">
            <text:p>11455</text:p>
          </table:table-cell>
          <table:table-cell table:formula="of:=IF([.B27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87])" office:value-type="float" office:value="11466" calcext:value-type="float">
            <text:p>11466</text:p>
          </table:table-cell>
          <table:table-cell table:formula="of:=IF([.B27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88])" office:value-type="float" office:value="11477" calcext:value-type="float">
            <text:p>11477</text:p>
          </table:table-cell>
          <table:table-cell table:formula="of:=IF([.B27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89])" office:value-type="float" office:value="11488" calcext:value-type="float">
            <text:p>11488</text:p>
          </table:table-cell>
          <table:table-cell table:formula="of:=IF([.B27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90])" office:value-type="float" office:value="11499" calcext:value-type="float">
            <text:p>11499</text:p>
          </table:table-cell>
          <table:table-cell table:formula="of:=IF([.B27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91])" office:value-type="float" office:value="11510" calcext:value-type="float">
            <text:p>11510</text:p>
          </table:table-cell>
          <table:table-cell table:formula="of:=IF([.B27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92])" office:value-type="float" office:value="11521" calcext:value-type="float">
            <text:p>11521</text:p>
          </table:table-cell>
          <table:table-cell table:formula="of:=IF([.B27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93])" office:value-type="float" office:value="11532" calcext:value-type="float">
            <text:p>11532</text:p>
          </table:table-cell>
          <table:table-cell table:formula="of:=IF([.B27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94])" office:value-type="float" office:value="11543" calcext:value-type="float">
            <text:p>11543</text:p>
          </table:table-cell>
          <table:table-cell table:formula="of:=IF([.B27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95])" office:value-type="float" office:value="11554" calcext:value-type="float">
            <text:p>11554</text:p>
          </table:table-cell>
          <table:table-cell table:formula="of:=IF([.B27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96])" office:value-type="float" office:value="11565" calcext:value-type="float">
            <text:p>11565</text:p>
          </table:table-cell>
          <table:table-cell table:formula="of:=IF([.B27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97])" office:value-type="float" office:value="11576" calcext:value-type="float">
            <text:p>11576</text:p>
          </table:table-cell>
          <table:table-cell table:formula="of:=IF([.B27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98])" office:value-type="float" office:value="11587" calcext:value-type="float">
            <text:p>11587</text:p>
          </table:table-cell>
          <table:table-cell table:formula="of:=IF([.B27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799])" office:value-type="float" office:value="11598" calcext:value-type="float">
            <text:p>11598</text:p>
          </table:table-cell>
          <table:table-cell table:formula="of:=IF([.B27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00])" office:value-type="float" office:value="11609" calcext:value-type="float">
            <text:p>11609</text:p>
          </table:table-cell>
          <table:table-cell table:formula="of:=IF([.B28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01])" office:value-type="float" office:value="11620" calcext:value-type="float">
            <text:p>11620</text:p>
          </table:table-cell>
          <table:table-cell table:formula="of:=IF([.B28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02])" office:value-type="float" office:value="11631" calcext:value-type="float">
            <text:p>11631</text:p>
          </table:table-cell>
          <table:table-cell table:formula="of:=IF([.B28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03])" office:value-type="float" office:value="11642" calcext:value-type="float">
            <text:p>11642</text:p>
          </table:table-cell>
          <table:table-cell table:formula="of:=IF([.B28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04])" office:value-type="float" office:value="11653" calcext:value-type="float">
            <text:p>11653</text:p>
          </table:table-cell>
          <table:table-cell table:formula="of:=IF([.B28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05])" office:value-type="float" office:value="11664" calcext:value-type="float">
            <text:p>11664</text:p>
          </table:table-cell>
          <table:table-cell table:formula="of:=IF([.B28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06])" office:value-type="float" office:value="11675" calcext:value-type="float">
            <text:p>11675</text:p>
          </table:table-cell>
          <table:table-cell table:formula="of:=IF([.B28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07])" office:value-type="float" office:value="11686" calcext:value-type="float">
            <text:p>11686</text:p>
          </table:table-cell>
          <table:table-cell table:formula="of:=IF([.B28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08])" office:value-type="float" office:value="11697" calcext:value-type="float">
            <text:p>11697</text:p>
          </table:table-cell>
          <table:table-cell table:formula="of:=IF([.B28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09])" office:value-type="float" office:value="11708" calcext:value-type="float">
            <text:p>11708</text:p>
          </table:table-cell>
          <table:table-cell table:formula="of:=IF([.B28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10])" office:value-type="float" office:value="11719" calcext:value-type="float">
            <text:p>11719</text:p>
          </table:table-cell>
          <table:table-cell table:formula="of:=IF([.B28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11])" office:value-type="float" office:value="11730" calcext:value-type="float">
            <text:p>11730</text:p>
          </table:table-cell>
          <table:table-cell table:formula="of:=IF([.B28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12])" office:value-type="float" office:value="11741" calcext:value-type="float">
            <text:p>11741</text:p>
          </table:table-cell>
          <table:table-cell table:formula="of:=IF([.B28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13])" office:value-type="float" office:value="11752" calcext:value-type="float">
            <text:p>11752</text:p>
          </table:table-cell>
          <table:table-cell table:formula="of:=IF([.B28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14])" office:value-type="float" office:value="11763" calcext:value-type="float">
            <text:p>11763</text:p>
          </table:table-cell>
          <table:table-cell table:formula="of:=IF([.B28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15])" office:value-type="float" office:value="11774" calcext:value-type="float">
            <text:p>11774</text:p>
          </table:table-cell>
          <table:table-cell table:formula="of:=IF([.B28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16])" office:value-type="float" office:value="11785" calcext:value-type="float">
            <text:p>11785</text:p>
          </table:table-cell>
          <table:table-cell table:formula="of:=IF([.B28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17])" office:value-type="float" office:value="11796" calcext:value-type="float">
            <text:p>11796</text:p>
          </table:table-cell>
          <table:table-cell table:formula="of:=IF([.B28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18])" office:value-type="float" office:value="11807" calcext:value-type="float">
            <text:p>11807</text:p>
          </table:table-cell>
          <table:table-cell table:formula="of:=IF([.B28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19])" office:value-type="float" office:value="11818" calcext:value-type="float">
            <text:p>11818</text:p>
          </table:table-cell>
          <table:table-cell table:formula="of:=IF([.B28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20])" office:value-type="float" office:value="11829" calcext:value-type="float">
            <text:p>11829</text:p>
          </table:table-cell>
          <table:table-cell table:formula="of:=IF([.B28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21])" office:value-type="float" office:value="11840" calcext:value-type="float">
            <text:p>11840</text:p>
          </table:table-cell>
          <table:table-cell table:formula="of:=IF([.B28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22])" office:value-type="float" office:value="11851" calcext:value-type="float">
            <text:p>11851</text:p>
          </table:table-cell>
          <table:table-cell table:formula="of:=IF([.B28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23])" office:value-type="float" office:value="11862" calcext:value-type="float">
            <text:p>11862</text:p>
          </table:table-cell>
          <table:table-cell table:formula="of:=IF([.B28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24])" office:value-type="float" office:value="11873" calcext:value-type="float">
            <text:p>11873</text:p>
          </table:table-cell>
          <table:table-cell table:formula="of:=IF([.B28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25])" office:value-type="float" office:value="11884" calcext:value-type="float">
            <text:p>11884</text:p>
          </table:table-cell>
          <table:table-cell table:formula="of:=IF([.B28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26])" office:value-type="float" office:value="11895" calcext:value-type="float">
            <text:p>11895</text:p>
          </table:table-cell>
          <table:table-cell table:formula="of:=IF([.B28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27])" office:value-type="float" office:value="11906" calcext:value-type="float">
            <text:p>11906</text:p>
          </table:table-cell>
          <table:table-cell table:formula="of:=IF([.B28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28])" office:value-type="float" office:value="11917" calcext:value-type="float">
            <text:p>11917</text:p>
          </table:table-cell>
          <table:table-cell table:formula="of:=IF([.B28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29])" office:value-type="float" office:value="11928" calcext:value-type="float">
            <text:p>11928</text:p>
          </table:table-cell>
          <table:table-cell table:formula="of:=IF([.B28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30])" office:value-type="float" office:value="11939" calcext:value-type="float">
            <text:p>11939</text:p>
          </table:table-cell>
          <table:table-cell table:formula="of:=IF([.B28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31])" office:value-type="float" office:value="11950" calcext:value-type="float">
            <text:p>11950</text:p>
          </table:table-cell>
          <table:table-cell table:formula="of:=IF([.B28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32])" office:value-type="float" office:value="11961" calcext:value-type="float">
            <text:p>11961</text:p>
          </table:table-cell>
          <table:table-cell table:formula="of:=IF([.B28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33])" office:value-type="float" office:value="11972" calcext:value-type="float">
            <text:p>11972</text:p>
          </table:table-cell>
          <table:table-cell table:formula="of:=IF([.B28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34])" office:value-type="float" office:value="11983" calcext:value-type="float">
            <text:p>11983</text:p>
          </table:table-cell>
          <table:table-cell table:formula="of:=IF([.B28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35])" office:value-type="float" office:value="11994" calcext:value-type="float">
            <text:p>11994</text:p>
          </table:table-cell>
          <table:table-cell table:formula="of:=IF([.B28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36])" office:value-type="float" office:value="12005" calcext:value-type="float">
            <text:p>12005</text:p>
          </table:table-cell>
          <table:table-cell table:formula="of:=IF([.B28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37])" office:value-type="float" office:value="12016" calcext:value-type="float">
            <text:p>12016</text:p>
          </table:table-cell>
          <table:table-cell table:formula="of:=IF([.B28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38])" office:value-type="float" office:value="12027" calcext:value-type="float">
            <text:p>12027</text:p>
          </table:table-cell>
          <table:table-cell table:formula="of:=IF([.B28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39])" office:value-type="float" office:value="12038" calcext:value-type="float">
            <text:p>12038</text:p>
          </table:table-cell>
          <table:table-cell table:formula="of:=IF([.B28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40])" office:value-type="float" office:value="12049" calcext:value-type="float">
            <text:p>12049</text:p>
          </table:table-cell>
          <table:table-cell table:formula="of:=IF([.B28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41])" office:value-type="float" office:value="12060" calcext:value-type="float">
            <text:p>12060</text:p>
          </table:table-cell>
          <table:table-cell table:formula="of:=IF([.B28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42])" office:value-type="float" office:value="12071" calcext:value-type="float">
            <text:p>12071</text:p>
          </table:table-cell>
          <table:table-cell table:formula="of:=IF([.B28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43])" office:value-type="float" office:value="12082" calcext:value-type="float">
            <text:p>12082</text:p>
          </table:table-cell>
          <table:table-cell table:formula="of:=IF([.B28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44])" office:value-type="float" office:value="12093" calcext:value-type="float">
            <text:p>12093</text:p>
          </table:table-cell>
          <table:table-cell table:formula="of:=IF([.B28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45])" office:value-type="float" office:value="12104" calcext:value-type="float">
            <text:p>12104</text:p>
          </table:table-cell>
          <table:table-cell table:formula="of:=IF([.B28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46])" office:value-type="float" office:value="12115" calcext:value-type="float">
            <text:p>12115</text:p>
          </table:table-cell>
          <table:table-cell table:formula="of:=IF([.B28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47])" office:value-type="float" office:value="12126" calcext:value-type="float">
            <text:p>12126</text:p>
          </table:table-cell>
          <table:table-cell table:formula="of:=IF([.B28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848])" office:value-type="float" office:value="12137" calcext:value-type="float">
            <text:p>12137</text:p>
          </table:table-cell>
          <table:table-cell table:formula="of:=IF([.B28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49])" office:value-type="float" office:value="12149" calcext:value-type="float">
            <text:p>12149</text:p>
          </table:table-cell>
          <table:table-cell table:formula="of:=IF([.B28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50])" office:value-type="float" office:value="12161" calcext:value-type="float">
            <text:p>12161</text:p>
          </table:table-cell>
          <table:table-cell table:formula="of:=IF([.B28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51])" office:value-type="float" office:value="12173" calcext:value-type="float">
            <text:p>12173</text:p>
          </table:table-cell>
          <table:table-cell table:formula="of:=IF([.B28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52])" office:value-type="float" office:value="12185" calcext:value-type="float">
            <text:p>12185</text:p>
          </table:table-cell>
          <table:table-cell table:formula="of:=IF([.B28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53])" office:value-type="float" office:value="12197" calcext:value-type="float">
            <text:p>12197</text:p>
          </table:table-cell>
          <table:table-cell table:formula="of:=IF([.B28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54])" office:value-type="float" office:value="12209" calcext:value-type="float">
            <text:p>12209</text:p>
          </table:table-cell>
          <table:table-cell table:formula="of:=IF([.B28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55])" office:value-type="float" office:value="12221" calcext:value-type="float">
            <text:p>12221</text:p>
          </table:table-cell>
          <table:table-cell table:formula="of:=IF([.B28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56])" office:value-type="float" office:value="12233" calcext:value-type="float">
            <text:p>12233</text:p>
          </table:table-cell>
          <table:table-cell table:formula="of:=IF([.B28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57])" office:value-type="float" office:value="12245" calcext:value-type="float">
            <text:p>12245</text:p>
          </table:table-cell>
          <table:table-cell table:formula="of:=IF([.B28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58])" office:value-type="float" office:value="12257" calcext:value-type="float">
            <text:p>12257</text:p>
          </table:table-cell>
          <table:table-cell table:formula="of:=IF([.B28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59])" office:value-type="float" office:value="12269" calcext:value-type="float">
            <text:p>12269</text:p>
          </table:table-cell>
          <table:table-cell table:formula="of:=IF([.B28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60])" office:value-type="float" office:value="12281" calcext:value-type="float">
            <text:p>12281</text:p>
          </table:table-cell>
          <table:table-cell table:formula="of:=IF([.B28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61])" office:value-type="float" office:value="12293" calcext:value-type="float">
            <text:p>12293</text:p>
          </table:table-cell>
          <table:table-cell table:formula="of:=IF([.B28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62])" office:value-type="float" office:value="12305" calcext:value-type="float">
            <text:p>12305</text:p>
          </table:table-cell>
          <table:table-cell table:formula="of:=IF([.B28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63])" office:value-type="float" office:value="12317" calcext:value-type="float">
            <text:p>12317</text:p>
          </table:table-cell>
          <table:table-cell table:formula="of:=IF([.B28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64])" office:value-type="float" office:value="12329" calcext:value-type="float">
            <text:p>12329</text:p>
          </table:table-cell>
          <table:table-cell table:formula="of:=IF([.B28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65])" office:value-type="float" office:value="12341" calcext:value-type="float">
            <text:p>12341</text:p>
          </table:table-cell>
          <table:table-cell table:formula="of:=IF([.B28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66])" office:value-type="float" office:value="12353" calcext:value-type="float">
            <text:p>12353</text:p>
          </table:table-cell>
          <table:table-cell table:formula="of:=IF([.B28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67])" office:value-type="float" office:value="12365" calcext:value-type="float">
            <text:p>12365</text:p>
          </table:table-cell>
          <table:table-cell table:formula="of:=IF([.B28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68])" office:value-type="float" office:value="12377" calcext:value-type="float">
            <text:p>12377</text:p>
          </table:table-cell>
          <table:table-cell table:formula="of:=IF([.B28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69])" office:value-type="float" office:value="12389" calcext:value-type="float">
            <text:p>12389</text:p>
          </table:table-cell>
          <table:table-cell table:formula="of:=IF([.B28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70])" office:value-type="float" office:value="12401" calcext:value-type="float">
            <text:p>12401</text:p>
          </table:table-cell>
          <table:table-cell table:formula="of:=IF([.B28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71])" office:value-type="float" office:value="12413" calcext:value-type="float">
            <text:p>12413</text:p>
          </table:table-cell>
          <table:table-cell table:formula="of:=IF([.B28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72])" office:value-type="float" office:value="12425" calcext:value-type="float">
            <text:p>12425</text:p>
          </table:table-cell>
          <table:table-cell table:formula="of:=IF([.B28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73])" office:value-type="float" office:value="12437" calcext:value-type="float">
            <text:p>12437</text:p>
          </table:table-cell>
          <table:table-cell table:formula="of:=IF([.B28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74])" office:value-type="float" office:value="12449" calcext:value-type="float">
            <text:p>12449</text:p>
          </table:table-cell>
          <table:table-cell table:formula="of:=IF([.B28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75])" office:value-type="float" office:value="12461" calcext:value-type="float">
            <text:p>12461</text:p>
          </table:table-cell>
          <table:table-cell table:formula="of:=IF([.B28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76])" office:value-type="float" office:value="12473" calcext:value-type="float">
            <text:p>12473</text:p>
          </table:table-cell>
          <table:table-cell table:formula="of:=IF([.B28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77])" office:value-type="float" office:value="12485" calcext:value-type="float">
            <text:p>12485</text:p>
          </table:table-cell>
          <table:table-cell table:formula="of:=IF([.B28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78])" office:value-type="float" office:value="12497" calcext:value-type="float">
            <text:p>12497</text:p>
          </table:table-cell>
          <table:table-cell table:formula="of:=IF([.B28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79])" office:value-type="float" office:value="12509" calcext:value-type="float">
            <text:p>12509</text:p>
          </table:table-cell>
          <table:table-cell table:formula="of:=IF([.B28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80])" office:value-type="float" office:value="12521" calcext:value-type="float">
            <text:p>12521</text:p>
          </table:table-cell>
          <table:table-cell table:formula="of:=IF([.B28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81])" office:value-type="float" office:value="12533" calcext:value-type="float">
            <text:p>12533</text:p>
          </table:table-cell>
          <table:table-cell table:formula="of:=IF([.B28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82])" office:value-type="float" office:value="12545" calcext:value-type="float">
            <text:p>12545</text:p>
          </table:table-cell>
          <table:table-cell table:formula="of:=IF([.B28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83])" office:value-type="float" office:value="12557" calcext:value-type="float">
            <text:p>12557</text:p>
          </table:table-cell>
          <table:table-cell table:formula="of:=IF([.B28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84])" office:value-type="float" office:value="12569" calcext:value-type="float">
            <text:p>12569</text:p>
          </table:table-cell>
          <table:table-cell table:formula="of:=IF([.B28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85])" office:value-type="float" office:value="12581" calcext:value-type="float">
            <text:p>12581</text:p>
          </table:table-cell>
          <table:table-cell table:formula="of:=IF([.B28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86])" office:value-type="float" office:value="12593" calcext:value-type="float">
            <text:p>12593</text:p>
          </table:table-cell>
          <table:table-cell table:formula="of:=IF([.B28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87])" office:value-type="float" office:value="12605" calcext:value-type="float">
            <text:p>12605</text:p>
          </table:table-cell>
          <table:table-cell table:formula="of:=IF([.B28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88])" office:value-type="float" office:value="12617" calcext:value-type="float">
            <text:p>12617</text:p>
          </table:table-cell>
          <table:table-cell table:formula="of:=IF([.B28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89])" office:value-type="float" office:value="12629" calcext:value-type="float">
            <text:p>12629</text:p>
          </table:table-cell>
          <table:table-cell table:formula="of:=IF([.B28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90])" office:value-type="float" office:value="12641" calcext:value-type="float">
            <text:p>12641</text:p>
          </table:table-cell>
          <table:table-cell table:formula="of:=IF([.B28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91])" office:value-type="float" office:value="12653" calcext:value-type="float">
            <text:p>12653</text:p>
          </table:table-cell>
          <table:table-cell table:formula="of:=IF([.B28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92])" office:value-type="float" office:value="12665" calcext:value-type="float">
            <text:p>12665</text:p>
          </table:table-cell>
          <table:table-cell table:formula="of:=IF([.B28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93])" office:value-type="float" office:value="12677" calcext:value-type="float">
            <text:p>12677</text:p>
          </table:table-cell>
          <table:table-cell table:formula="of:=IF([.B28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94])" office:value-type="float" office:value="12689" calcext:value-type="float">
            <text:p>12689</text:p>
          </table:table-cell>
          <table:table-cell table:formula="of:=IF([.B28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95])" office:value-type="float" office:value="12701" calcext:value-type="float">
            <text:p>12701</text:p>
          </table:table-cell>
          <table:table-cell table:formula="of:=IF([.B28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96])" office:value-type="float" office:value="12713" calcext:value-type="float">
            <text:p>12713</text:p>
          </table:table-cell>
          <table:table-cell table:formula="of:=IF([.B28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97])" office:value-type="float" office:value="12725" calcext:value-type="float">
            <text:p>12725</text:p>
          </table:table-cell>
          <table:table-cell table:formula="of:=IF([.B28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98])" office:value-type="float" office:value="12737" calcext:value-type="float">
            <text:p>12737</text:p>
          </table:table-cell>
          <table:table-cell table:formula="of:=IF([.B28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899])" office:value-type="float" office:value="12749" calcext:value-type="float">
            <text:p>12749</text:p>
          </table:table-cell>
          <table:table-cell table:formula="of:=IF([.B28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00])" office:value-type="float" office:value="12761" calcext:value-type="float">
            <text:p>12761</text:p>
          </table:table-cell>
          <table:table-cell table:formula="of:=IF([.B29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01])" office:value-type="float" office:value="12773" calcext:value-type="float">
            <text:p>12773</text:p>
          </table:table-cell>
          <table:table-cell table:formula="of:=IF([.B29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02])" office:value-type="float" office:value="12785" calcext:value-type="float">
            <text:p>12785</text:p>
          </table:table-cell>
          <table:table-cell table:formula="of:=IF([.B29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03])" office:value-type="float" office:value="12797" calcext:value-type="float">
            <text:p>12797</text:p>
          </table:table-cell>
          <table:table-cell table:formula="of:=IF([.B29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04])" office:value-type="float" office:value="12809" calcext:value-type="float">
            <text:p>12809</text:p>
          </table:table-cell>
          <table:table-cell table:formula="of:=IF([.B29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05])" office:value-type="float" office:value="12821" calcext:value-type="float">
            <text:p>12821</text:p>
          </table:table-cell>
          <table:table-cell table:formula="of:=IF([.B29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06])" office:value-type="float" office:value="12833" calcext:value-type="float">
            <text:p>12833</text:p>
          </table:table-cell>
          <table:table-cell table:formula="of:=IF([.B29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07])" office:value-type="float" office:value="12845" calcext:value-type="float">
            <text:p>12845</text:p>
          </table:table-cell>
          <table:table-cell table:formula="of:=IF([.B29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08])" office:value-type="float" office:value="12857" calcext:value-type="float">
            <text:p>12857</text:p>
          </table:table-cell>
          <table:table-cell table:formula="of:=IF([.B29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09])" office:value-type="float" office:value="12869" calcext:value-type="float">
            <text:p>12869</text:p>
          </table:table-cell>
          <table:table-cell table:formula="of:=IF([.B29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10])" office:value-type="float" office:value="12881" calcext:value-type="float">
            <text:p>12881</text:p>
          </table:table-cell>
          <table:table-cell table:formula="of:=IF([.B29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11])" office:value-type="float" office:value="12893" calcext:value-type="float">
            <text:p>12893</text:p>
          </table:table-cell>
          <table:table-cell table:formula="of:=IF([.B29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12])" office:value-type="float" office:value="12905" calcext:value-type="float">
            <text:p>12905</text:p>
          </table:table-cell>
          <table:table-cell table:formula="of:=IF([.B29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13])" office:value-type="float" office:value="12917" calcext:value-type="float">
            <text:p>12917</text:p>
          </table:table-cell>
          <table:table-cell table:formula="of:=IF([.B29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14])" office:value-type="float" office:value="12929" calcext:value-type="float">
            <text:p>12929</text:p>
          </table:table-cell>
          <table:table-cell table:formula="of:=IF([.B29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15])" office:value-type="float" office:value="12941" calcext:value-type="float">
            <text:p>12941</text:p>
          </table:table-cell>
          <table:table-cell table:formula="of:=IF([.B29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16])" office:value-type="float" office:value="12953" calcext:value-type="float">
            <text:p>12953</text:p>
          </table:table-cell>
          <table:table-cell table:formula="of:=IF([.B29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17])" office:value-type="float" office:value="12965" calcext:value-type="float">
            <text:p>12965</text:p>
          </table:table-cell>
          <table:table-cell table:formula="of:=IF([.B29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18])" office:value-type="float" office:value="12977" calcext:value-type="float">
            <text:p>12977</text:p>
          </table:table-cell>
          <table:table-cell table:formula="of:=IF([.B29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19])" office:value-type="float" office:value="12989" calcext:value-type="float">
            <text:p>12989</text:p>
          </table:table-cell>
          <table:table-cell table:formula="of:=IF([.B29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20])" office:value-type="float" office:value="13001" calcext:value-type="float">
            <text:p>13001</text:p>
          </table:table-cell>
          <table:table-cell table:formula="of:=IF([.B29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21])" office:value-type="float" office:value="13013" calcext:value-type="float">
            <text:p>13013</text:p>
          </table:table-cell>
          <table:table-cell table:formula="of:=IF([.B29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22])" office:value-type="float" office:value="13025" calcext:value-type="float">
            <text:p>13025</text:p>
          </table:table-cell>
          <table:table-cell table:formula="of:=IF([.B29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23])" office:value-type="float" office:value="13037" calcext:value-type="float">
            <text:p>13037</text:p>
          </table:table-cell>
          <table:table-cell table:formula="of:=IF([.B29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24])" office:value-type="float" office:value="13049" calcext:value-type="float">
            <text:p>13049</text:p>
          </table:table-cell>
          <table:table-cell table:formula="of:=IF([.B29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25])" office:value-type="float" office:value="13061" calcext:value-type="float">
            <text:p>13061</text:p>
          </table:table-cell>
          <table:table-cell table:formula="of:=IF([.B29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26])" office:value-type="float" office:value="13073" calcext:value-type="float">
            <text:p>13073</text:p>
          </table:table-cell>
          <table:table-cell table:formula="of:=IF([.B29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27])" office:value-type="float" office:value="13085" calcext:value-type="float">
            <text:p>13085</text:p>
          </table:table-cell>
          <table:table-cell table:formula="of:=IF([.B29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28])" office:value-type="float" office:value="13097" calcext:value-type="float">
            <text:p>13097</text:p>
          </table:table-cell>
          <table:table-cell table:formula="of:=IF([.B29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29])" office:value-type="float" office:value="13109" calcext:value-type="float">
            <text:p>13109</text:p>
          </table:table-cell>
          <table:table-cell table:formula="of:=IF([.B29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30])" office:value-type="float" office:value="13121" calcext:value-type="float">
            <text:p>13121</text:p>
          </table:table-cell>
          <table:table-cell table:formula="of:=IF([.B29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31])" office:value-type="float" office:value="13133" calcext:value-type="float">
            <text:p>13133</text:p>
          </table:table-cell>
          <table:table-cell table:formula="of:=IF([.B29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32])" office:value-type="float" office:value="13145" calcext:value-type="float">
            <text:p>13145</text:p>
          </table:table-cell>
          <table:table-cell table:formula="of:=IF([.B29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33])" office:value-type="float" office:value="13157" calcext:value-type="float">
            <text:p>13157</text:p>
          </table:table-cell>
          <table:table-cell table:formula="of:=IF([.B29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34])" office:value-type="float" office:value="13169" calcext:value-type="float">
            <text:p>13169</text:p>
          </table:table-cell>
          <table:table-cell table:formula="of:=IF([.B29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35])" office:value-type="float" office:value="13181" calcext:value-type="float">
            <text:p>13181</text:p>
          </table:table-cell>
          <table:table-cell table:formula="of:=IF([.B29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36])" office:value-type="float" office:value="13193" calcext:value-type="float">
            <text:p>13193</text:p>
          </table:table-cell>
          <table:table-cell table:formula="of:=IF([.B29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37])" office:value-type="float" office:value="13205" calcext:value-type="float">
            <text:p>13205</text:p>
          </table:table-cell>
          <table:table-cell table:formula="of:=IF([.B29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38])" office:value-type="float" office:value="13217" calcext:value-type="float">
            <text:p>13217</text:p>
          </table:table-cell>
          <table:table-cell table:formula="of:=IF([.B29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39])" office:value-type="float" office:value="13229" calcext:value-type="float">
            <text:p>13229</text:p>
          </table:table-cell>
          <table:table-cell table:formula="of:=IF([.B29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40])" office:value-type="float" office:value="13241" calcext:value-type="float">
            <text:p>13241</text:p>
          </table:table-cell>
          <table:table-cell table:formula="of:=IF([.B29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41])" office:value-type="float" office:value="13253" calcext:value-type="float">
            <text:p>13253</text:p>
          </table:table-cell>
          <table:table-cell table:formula="of:=IF([.B29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42])" office:value-type="float" office:value="13265" calcext:value-type="float">
            <text:p>13265</text:p>
          </table:table-cell>
          <table:table-cell table:formula="of:=IF([.B29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43])" office:value-type="float" office:value="13277" calcext:value-type="float">
            <text:p>13277</text:p>
          </table:table-cell>
          <table:table-cell table:formula="of:=IF([.B29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44])" office:value-type="float" office:value="13289" calcext:value-type="float">
            <text:p>13289</text:p>
          </table:table-cell>
          <table:table-cell table:formula="of:=IF([.B29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45])" office:value-type="float" office:value="13301" calcext:value-type="float">
            <text:p>13301</text:p>
          </table:table-cell>
          <table:table-cell table:formula="of:=IF([.B29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46])" office:value-type="float" office:value="13313" calcext:value-type="float">
            <text:p>13313</text:p>
          </table:table-cell>
          <table:table-cell table:formula="of:=IF([.B29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47])" office:value-type="float" office:value="13325" calcext:value-type="float">
            <text:p>13325</text:p>
          </table:table-cell>
          <table:table-cell table:formula="of:=IF([.B29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48])" office:value-type="float" office:value="13337" calcext:value-type="float">
            <text:p>13337</text:p>
          </table:table-cell>
          <table:table-cell table:formula="of:=IF([.B29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49])" office:value-type="float" office:value="13349" calcext:value-type="float">
            <text:p>13349</text:p>
          </table:table-cell>
          <table:table-cell table:formula="of:=IF([.B29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50])" office:value-type="float" office:value="13361" calcext:value-type="float">
            <text:p>13361</text:p>
          </table:table-cell>
          <table:table-cell table:formula="of:=IF([.B29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51])" office:value-type="float" office:value="13373" calcext:value-type="float">
            <text:p>13373</text:p>
          </table:table-cell>
          <table:table-cell table:formula="of:=IF([.B29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52])" office:value-type="float" office:value="13385" calcext:value-type="float">
            <text:p>13385</text:p>
          </table:table-cell>
          <table:table-cell table:formula="of:=IF([.B29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53])" office:value-type="float" office:value="13397" calcext:value-type="float">
            <text:p>13397</text:p>
          </table:table-cell>
          <table:table-cell table:formula="of:=IF([.B29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54])" office:value-type="float" office:value="13409" calcext:value-type="float">
            <text:p>13409</text:p>
          </table:table-cell>
          <table:table-cell table:formula="of:=IF([.B29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55])" office:value-type="float" office:value="13421" calcext:value-type="float">
            <text:p>13421</text:p>
          </table:table-cell>
          <table:table-cell table:formula="of:=IF([.B29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56])" office:value-type="float" office:value="13433" calcext:value-type="float">
            <text:p>13433</text:p>
          </table:table-cell>
          <table:table-cell table:formula="of:=IF([.B29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57])" office:value-type="float" office:value="13445" calcext:value-type="float">
            <text:p>13445</text:p>
          </table:table-cell>
          <table:table-cell table:formula="of:=IF([.B29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58])" office:value-type="float" office:value="13457" calcext:value-type="float">
            <text:p>13457</text:p>
          </table:table-cell>
          <table:table-cell table:formula="of:=IF([.B29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59])" office:value-type="float" office:value="13469" calcext:value-type="float">
            <text:p>13469</text:p>
          </table:table-cell>
          <table:table-cell table:formula="of:=IF([.B29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60])" office:value-type="float" office:value="13481" calcext:value-type="float">
            <text:p>13481</text:p>
          </table:table-cell>
          <table:table-cell table:formula="of:=IF([.B29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61])" office:value-type="float" office:value="13493" calcext:value-type="float">
            <text:p>13493</text:p>
          </table:table-cell>
          <table:table-cell table:formula="of:=IF([.B29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62])" office:value-type="float" office:value="13505" calcext:value-type="float">
            <text:p>13505</text:p>
          </table:table-cell>
          <table:table-cell table:formula="of:=IF([.B29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63])" office:value-type="float" office:value="13517" calcext:value-type="float">
            <text:p>13517</text:p>
          </table:table-cell>
          <table:table-cell table:formula="of:=IF([.B29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64])" office:value-type="float" office:value="13529" calcext:value-type="float">
            <text:p>13529</text:p>
          </table:table-cell>
          <table:table-cell table:formula="of:=IF([.B29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65])" office:value-type="float" office:value="13541" calcext:value-type="float">
            <text:p>13541</text:p>
          </table:table-cell>
          <table:table-cell table:formula="of:=IF([.B29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66])" office:value-type="float" office:value="13553" calcext:value-type="float">
            <text:p>13553</text:p>
          </table:table-cell>
          <table:table-cell table:formula="of:=IF([.B29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67])" office:value-type="float" office:value="13565" calcext:value-type="float">
            <text:p>13565</text:p>
          </table:table-cell>
          <table:table-cell table:formula="of:=IF([.B29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68])" office:value-type="float" office:value="13577" calcext:value-type="float">
            <text:p>13577</text:p>
          </table:table-cell>
          <table:table-cell table:formula="of:=IF([.B29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69])" office:value-type="float" office:value="13589" calcext:value-type="float">
            <text:p>13589</text:p>
          </table:table-cell>
          <table:table-cell table:formula="of:=IF([.B29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70])" office:value-type="float" office:value="13601" calcext:value-type="float">
            <text:p>13601</text:p>
          </table:table-cell>
          <table:table-cell table:formula="of:=IF([.B29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71])" office:value-type="float" office:value="13613" calcext:value-type="float">
            <text:p>13613</text:p>
          </table:table-cell>
          <table:table-cell table:formula="of:=IF([.B29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72])" office:value-type="float" office:value="13625" calcext:value-type="float">
            <text:p>13625</text:p>
          </table:table-cell>
          <table:table-cell table:formula="of:=IF([.B29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73])" office:value-type="float" office:value="13637" calcext:value-type="float">
            <text:p>13637</text:p>
          </table:table-cell>
          <table:table-cell table:formula="of:=IF([.B29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74])" office:value-type="float" office:value="13649" calcext:value-type="float">
            <text:p>13649</text:p>
          </table:table-cell>
          <table:table-cell table:formula="of:=IF([.B29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75])" office:value-type="float" office:value="13661" calcext:value-type="float">
            <text:p>13661</text:p>
          </table:table-cell>
          <table:table-cell table:formula="of:=IF([.B29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76])" office:value-type="float" office:value="13673" calcext:value-type="float">
            <text:p>13673</text:p>
          </table:table-cell>
          <table:table-cell table:formula="of:=IF([.B29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77])" office:value-type="float" office:value="13685" calcext:value-type="float">
            <text:p>13685</text:p>
          </table:table-cell>
          <table:table-cell table:formula="of:=IF([.B29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78])" office:value-type="float" office:value="13697" calcext:value-type="float">
            <text:p>13697</text:p>
          </table:table-cell>
          <table:table-cell table:formula="of:=IF([.B29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979])" office:value-type="float" office:value="13709" calcext:value-type="float">
            <text:p>13709</text:p>
          </table:table-cell>
          <table:table-cell table:formula="of:=IF([.B29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80])" office:value-type="float" office:value="13722" calcext:value-type="float">
            <text:p>13722</text:p>
          </table:table-cell>
          <table:table-cell table:formula="of:=IF([.B29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81])" office:value-type="float" office:value="13735" calcext:value-type="float">
            <text:p>13735</text:p>
          </table:table-cell>
          <table:table-cell table:formula="of:=IF([.B29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82])" office:value-type="float" office:value="13748" calcext:value-type="float">
            <text:p>13748</text:p>
          </table:table-cell>
          <table:table-cell table:formula="of:=IF([.B29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83])" office:value-type="float" office:value="13761" calcext:value-type="float">
            <text:p>13761</text:p>
          </table:table-cell>
          <table:table-cell table:formula="of:=IF([.B29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84])" office:value-type="float" office:value="13774" calcext:value-type="float">
            <text:p>13774</text:p>
          </table:table-cell>
          <table:table-cell table:formula="of:=IF([.B29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85])" office:value-type="float" office:value="13787" calcext:value-type="float">
            <text:p>13787</text:p>
          </table:table-cell>
          <table:table-cell table:formula="of:=IF([.B29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86])" office:value-type="float" office:value="13800" calcext:value-type="float">
            <text:p>13800</text:p>
          </table:table-cell>
          <table:table-cell table:formula="of:=IF([.B29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87])" office:value-type="float" office:value="13813" calcext:value-type="float">
            <text:p>13813</text:p>
          </table:table-cell>
          <table:table-cell table:formula="of:=IF([.B29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88])" office:value-type="float" office:value="13826" calcext:value-type="float">
            <text:p>13826</text:p>
          </table:table-cell>
          <table:table-cell table:formula="of:=IF([.B29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89])" office:value-type="float" office:value="13839" calcext:value-type="float">
            <text:p>13839</text:p>
          </table:table-cell>
          <table:table-cell table:formula="of:=IF([.B29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90])" office:value-type="float" office:value="13852" calcext:value-type="float">
            <text:p>13852</text:p>
          </table:table-cell>
          <table:table-cell table:formula="of:=IF([.B29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91])" office:value-type="float" office:value="13865" calcext:value-type="float">
            <text:p>13865</text:p>
          </table:table-cell>
          <table:table-cell table:formula="of:=IF([.B29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92])" office:value-type="float" office:value="13878" calcext:value-type="float">
            <text:p>13878</text:p>
          </table:table-cell>
          <table:table-cell table:formula="of:=IF([.B29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93])" office:value-type="float" office:value="13891" calcext:value-type="float">
            <text:p>13891</text:p>
          </table:table-cell>
          <table:table-cell table:formula="of:=IF([.B29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94])" office:value-type="float" office:value="13904" calcext:value-type="float">
            <text:p>13904</text:p>
          </table:table-cell>
          <table:table-cell table:formula="of:=IF([.B29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95])" office:value-type="float" office:value="13917" calcext:value-type="float">
            <text:p>13917</text:p>
          </table:table-cell>
          <table:table-cell table:formula="of:=IF([.B29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96])" office:value-type="float" office:value="13930" calcext:value-type="float">
            <text:p>13930</text:p>
          </table:table-cell>
          <table:table-cell table:formula="of:=IF([.B29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97])" office:value-type="float" office:value="13943" calcext:value-type="float">
            <text:p>13943</text:p>
          </table:table-cell>
          <table:table-cell table:formula="of:=IF([.B29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98])" office:value-type="float" office:value="13956" calcext:value-type="float">
            <text:p>13956</text:p>
          </table:table-cell>
          <table:table-cell table:formula="of:=IF([.B29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99])" office:value-type="float" office:value="13969" calcext:value-type="float">
            <text:p>13969</text:p>
          </table:table-cell>
          <table:table-cell table:formula="of:=IF([.B29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00])" office:value-type="float" office:value="13982" calcext:value-type="float">
            <text:p>13982</text:p>
          </table:table-cell>
          <table:table-cell table:formula="of:=IF([.B30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01])" office:value-type="float" office:value="13995" calcext:value-type="float">
            <text:p>13995</text:p>
          </table:table-cell>
          <table:table-cell table:formula="of:=IF([.B30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02])" office:value-type="float" office:value="14008" calcext:value-type="float">
            <text:p>14008</text:p>
          </table:table-cell>
          <table:table-cell table:formula="of:=IF([.B30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03])" office:value-type="float" office:value="14021" calcext:value-type="float">
            <text:p>14021</text:p>
          </table:table-cell>
          <table:table-cell table:formula="of:=IF([.B30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04])" office:value-type="float" office:value="14034" calcext:value-type="float">
            <text:p>14034</text:p>
          </table:table-cell>
          <table:table-cell table:formula="of:=IF([.B30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05])" office:value-type="float" office:value="14047" calcext:value-type="float">
            <text:p>14047</text:p>
          </table:table-cell>
          <table:table-cell table:formula="of:=IF([.B30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06])" office:value-type="float" office:value="14060" calcext:value-type="float">
            <text:p>14060</text:p>
          </table:table-cell>
          <table:table-cell table:formula="of:=IF([.B30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07])" office:value-type="float" office:value="14073" calcext:value-type="float">
            <text:p>14073</text:p>
          </table:table-cell>
          <table:table-cell table:formula="of:=IF([.B30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08])" office:value-type="float" office:value="14086" calcext:value-type="float">
            <text:p>14086</text:p>
          </table:table-cell>
          <table:table-cell table:formula="of:=IF([.B30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09])" office:value-type="float" office:value="14099" calcext:value-type="float">
            <text:p>14099</text:p>
          </table:table-cell>
          <table:table-cell table:formula="of:=IF([.B30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10])" office:value-type="float" office:value="14112" calcext:value-type="float">
            <text:p>14112</text:p>
          </table:table-cell>
          <table:table-cell table:formula="of:=IF([.B30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11])" office:value-type="float" office:value="14125" calcext:value-type="float">
            <text:p>14125</text:p>
          </table:table-cell>
          <table:table-cell table:formula="of:=IF([.B30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12])" office:value-type="float" office:value="14138" calcext:value-type="float">
            <text:p>14138</text:p>
          </table:table-cell>
          <table:table-cell table:formula="of:=IF([.B30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13])" office:value-type="float" office:value="14151" calcext:value-type="float">
            <text:p>14151</text:p>
          </table:table-cell>
          <table:table-cell table:formula="of:=IF([.B30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14])" office:value-type="float" office:value="14164" calcext:value-type="float">
            <text:p>14164</text:p>
          </table:table-cell>
          <table:table-cell table:formula="of:=IF([.B30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15])" office:value-type="float" office:value="14177" calcext:value-type="float">
            <text:p>14177</text:p>
          </table:table-cell>
          <table:table-cell table:formula="of:=IF([.B30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16])" office:value-type="float" office:value="14190" calcext:value-type="float">
            <text:p>14190</text:p>
          </table:table-cell>
          <table:table-cell table:formula="of:=IF([.B30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17])" office:value-type="float" office:value="14203" calcext:value-type="float">
            <text:p>14203</text:p>
          </table:table-cell>
          <table:table-cell table:formula="of:=IF([.B30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18])" office:value-type="float" office:value="14216" calcext:value-type="float">
            <text:p>14216</text:p>
          </table:table-cell>
          <table:table-cell table:formula="of:=IF([.B30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19])" office:value-type="float" office:value="14229" calcext:value-type="float">
            <text:p>14229</text:p>
          </table:table-cell>
          <table:table-cell table:formula="of:=IF([.B30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20])" office:value-type="float" office:value="14242" calcext:value-type="float">
            <text:p>14242</text:p>
          </table:table-cell>
          <table:table-cell table:formula="of:=IF([.B30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21])" office:value-type="float" office:value="14255" calcext:value-type="float">
            <text:p>14255</text:p>
          </table:table-cell>
          <table:table-cell table:formula="of:=IF([.B30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22])" office:value-type="float" office:value="14268" calcext:value-type="float">
            <text:p>14268</text:p>
          </table:table-cell>
          <table:table-cell table:formula="of:=IF([.B30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23])" office:value-type="float" office:value="14281" calcext:value-type="float">
            <text:p>14281</text:p>
          </table:table-cell>
          <table:table-cell table:formula="of:=IF([.B30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24])" office:value-type="float" office:value="14294" calcext:value-type="float">
            <text:p>14294</text:p>
          </table:table-cell>
          <table:table-cell table:formula="of:=IF([.B30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25])" office:value-type="float" office:value="14307" calcext:value-type="float">
            <text:p>14307</text:p>
          </table:table-cell>
          <table:table-cell table:formula="of:=IF([.B30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26])" office:value-type="float" office:value="14320" calcext:value-type="float">
            <text:p>14320</text:p>
          </table:table-cell>
          <table:table-cell table:formula="of:=IF([.B30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27])" office:value-type="float" office:value="14333" calcext:value-type="float">
            <text:p>14333</text:p>
          </table:table-cell>
          <table:table-cell table:formula="of:=IF([.B30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28])" office:value-type="float" office:value="14346" calcext:value-type="float">
            <text:p>14346</text:p>
          </table:table-cell>
          <table:table-cell table:formula="of:=IF([.B30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29])" office:value-type="float" office:value="14359" calcext:value-type="float">
            <text:p>14359</text:p>
          </table:table-cell>
          <table:table-cell table:formula="of:=IF([.B30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30])" office:value-type="float" office:value="14372" calcext:value-type="float">
            <text:p>14372</text:p>
          </table:table-cell>
          <table:table-cell table:formula="of:=IF([.B30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31])" office:value-type="float" office:value="14385" calcext:value-type="float">
            <text:p>14385</text:p>
          </table:table-cell>
          <table:table-cell table:formula="of:=IF([.B30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32])" office:value-type="float" office:value="14398" calcext:value-type="float">
            <text:p>14398</text:p>
          </table:table-cell>
          <table:table-cell table:formula="of:=IF([.B30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33])" office:value-type="float" office:value="14411" calcext:value-type="float">
            <text:p>14411</text:p>
          </table:table-cell>
          <table:table-cell table:formula="of:=IF([.B30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34])" office:value-type="float" office:value="14424" calcext:value-type="float">
            <text:p>14424</text:p>
          </table:table-cell>
          <table:table-cell table:formula="of:=IF([.B30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35])" office:value-type="float" office:value="14437" calcext:value-type="float">
            <text:p>14437</text:p>
          </table:table-cell>
          <table:table-cell table:formula="of:=IF([.B30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36])" office:value-type="float" office:value="14450" calcext:value-type="float">
            <text:p>14450</text:p>
          </table:table-cell>
          <table:table-cell table:formula="of:=IF([.B30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37])" office:value-type="float" office:value="14463" calcext:value-type="float">
            <text:p>14463</text:p>
          </table:table-cell>
          <table:table-cell table:formula="of:=IF([.B30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38])" office:value-type="float" office:value="14476" calcext:value-type="float">
            <text:p>14476</text:p>
          </table:table-cell>
          <table:table-cell table:formula="of:=IF([.B30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39])" office:value-type="float" office:value="14489" calcext:value-type="float">
            <text:p>14489</text:p>
          </table:table-cell>
          <table:table-cell table:formula="of:=IF([.B30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40])" office:value-type="float" office:value="14502" calcext:value-type="float">
            <text:p>14502</text:p>
          </table:table-cell>
          <table:table-cell table:formula="of:=IF([.B30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41])" office:value-type="float" office:value="14515" calcext:value-type="float">
            <text:p>14515</text:p>
          </table:table-cell>
          <table:table-cell table:formula="of:=IF([.B30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42])" office:value-type="float" office:value="14528" calcext:value-type="float">
            <text:p>14528</text:p>
          </table:table-cell>
          <table:table-cell table:formula="of:=IF([.B30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43])" office:value-type="float" office:value="14541" calcext:value-type="float">
            <text:p>14541</text:p>
          </table:table-cell>
          <table:table-cell table:formula="of:=IF([.B30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44])" office:value-type="float" office:value="14554" calcext:value-type="float">
            <text:p>14554</text:p>
          </table:table-cell>
          <table:table-cell table:formula="of:=IF([.B30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45])" office:value-type="float" office:value="14567" calcext:value-type="float">
            <text:p>14567</text:p>
          </table:table-cell>
          <table:table-cell table:formula="of:=IF([.B30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46])" office:value-type="float" office:value="14580" calcext:value-type="float">
            <text:p>14580</text:p>
          </table:table-cell>
          <table:table-cell table:formula="of:=IF([.B30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47])" office:value-type="float" office:value="14593" calcext:value-type="float">
            <text:p>14593</text:p>
          </table:table-cell>
          <table:table-cell table:formula="of:=IF([.B30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48])" office:value-type="float" office:value="14606" calcext:value-type="float">
            <text:p>14606</text:p>
          </table:table-cell>
          <table:table-cell table:formula="of:=IF([.B30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49])" office:value-type="float" office:value="14619" calcext:value-type="float">
            <text:p>14619</text:p>
          </table:table-cell>
          <table:table-cell table:formula="of:=IF([.B30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50])" office:value-type="float" office:value="14632" calcext:value-type="float">
            <text:p>14632</text:p>
          </table:table-cell>
          <table:table-cell table:formula="of:=IF([.B30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51])" office:value-type="float" office:value="14645" calcext:value-type="float">
            <text:p>14645</text:p>
          </table:table-cell>
          <table:table-cell table:formula="of:=IF([.B30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52])" office:value-type="float" office:value="14658" calcext:value-type="float">
            <text:p>14658</text:p>
          </table:table-cell>
          <table:table-cell table:formula="of:=IF([.B30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53])" office:value-type="float" office:value="14671" calcext:value-type="float">
            <text:p>14671</text:p>
          </table:table-cell>
          <table:table-cell table:formula="of:=IF([.B30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54])" office:value-type="float" office:value="14684" calcext:value-type="float">
            <text:p>14684</text:p>
          </table:table-cell>
          <table:table-cell table:formula="of:=IF([.B30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55])" office:value-type="float" office:value="14697" calcext:value-type="float">
            <text:p>14697</text:p>
          </table:table-cell>
          <table:table-cell table:formula="of:=IF([.B30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56])" office:value-type="float" office:value="14710" calcext:value-type="float">
            <text:p>14710</text:p>
          </table:table-cell>
          <table:table-cell table:formula="of:=IF([.B30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57])" office:value-type="float" office:value="14723" calcext:value-type="float">
            <text:p>14723</text:p>
          </table:table-cell>
          <table:table-cell table:formula="of:=IF([.B30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58])" office:value-type="float" office:value="14736" calcext:value-type="float">
            <text:p>14736</text:p>
          </table:table-cell>
          <table:table-cell table:formula="of:=IF([.B30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59])" office:value-type="float" office:value="14749" calcext:value-type="float">
            <text:p>14749</text:p>
          </table:table-cell>
          <table:table-cell table:formula="of:=IF([.B30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60])" office:value-type="float" office:value="14762" calcext:value-type="float">
            <text:p>14762</text:p>
          </table:table-cell>
          <table:table-cell table:formula="of:=IF([.B30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61])" office:value-type="float" office:value="14775" calcext:value-type="float">
            <text:p>14775</text:p>
          </table:table-cell>
          <table:table-cell table:formula="of:=IF([.B30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62])" office:value-type="float" office:value="14788" calcext:value-type="float">
            <text:p>14788</text:p>
          </table:table-cell>
          <table:table-cell table:formula="of:=IF([.B30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63])" office:value-type="float" office:value="14801" calcext:value-type="float">
            <text:p>14801</text:p>
          </table:table-cell>
          <table:table-cell table:formula="of:=IF([.B30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64])" office:value-type="float" office:value="14814" calcext:value-type="float">
            <text:p>14814</text:p>
          </table:table-cell>
          <table:table-cell table:formula="of:=IF([.B30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65])" office:value-type="float" office:value="14827" calcext:value-type="float">
            <text:p>14827</text:p>
          </table:table-cell>
          <table:table-cell table:formula="of:=IF([.B30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66])" office:value-type="float" office:value="14840" calcext:value-type="float">
            <text:p>14840</text:p>
          </table:table-cell>
          <table:table-cell table:formula="of:=IF([.B30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67])" office:value-type="float" office:value="14853" calcext:value-type="float">
            <text:p>14853</text:p>
          </table:table-cell>
          <table:table-cell table:formula="of:=IF([.B30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68])" office:value-type="float" office:value="14866" calcext:value-type="float">
            <text:p>14866</text:p>
          </table:table-cell>
          <table:table-cell table:formula="of:=IF([.B30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69])" office:value-type="float" office:value="14879" calcext:value-type="float">
            <text:p>14879</text:p>
          </table:table-cell>
          <table:table-cell table:formula="of:=IF([.B30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70])" office:value-type="float" office:value="14892" calcext:value-type="float">
            <text:p>14892</text:p>
          </table:table-cell>
          <table:table-cell table:formula="of:=IF([.B30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71])" office:value-type="float" office:value="14905" calcext:value-type="float">
            <text:p>14905</text:p>
          </table:table-cell>
          <table:table-cell table:formula="of:=IF([.B30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72])" office:value-type="float" office:value="14918" calcext:value-type="float">
            <text:p>14918</text:p>
          </table:table-cell>
          <table:table-cell table:formula="of:=IF([.B30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73])" office:value-type="float" office:value="14931" calcext:value-type="float">
            <text:p>14931</text:p>
          </table:table-cell>
          <table:table-cell table:formula="of:=IF([.B30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74])" office:value-type="float" office:value="14944" calcext:value-type="float">
            <text:p>14944</text:p>
          </table:table-cell>
          <table:table-cell table:formula="of:=IF([.B30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75])" office:value-type="float" office:value="14957" calcext:value-type="float">
            <text:p>14957</text:p>
          </table:table-cell>
          <table:table-cell table:formula="of:=IF([.B30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76])" office:value-type="float" office:value="14970" calcext:value-type="float">
            <text:p>14970</text:p>
          </table:table-cell>
          <table:table-cell table:formula="of:=IF([.B30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77])" office:value-type="float" office:value="14983" calcext:value-type="float">
            <text:p>14983</text:p>
          </table:table-cell>
          <table:table-cell table:formula="of:=IF([.B30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78])" office:value-type="float" office:value="14996" calcext:value-type="float">
            <text:p>14996</text:p>
          </table:table-cell>
          <table:table-cell table:formula="of:=IF([.B30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79])" office:value-type="float" office:value="15009" calcext:value-type="float">
            <text:p>15009</text:p>
          </table:table-cell>
          <table:table-cell table:formula="of:=IF([.B30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80])" office:value-type="float" office:value="15022" calcext:value-type="float">
            <text:p>15022</text:p>
          </table:table-cell>
          <table:table-cell table:formula="of:=IF([.B30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81])" office:value-type="float" office:value="15035" calcext:value-type="float">
            <text:p>15035</text:p>
          </table:table-cell>
          <table:table-cell table:formula="of:=IF([.B30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82])" office:value-type="float" office:value="15048" calcext:value-type="float">
            <text:p>15048</text:p>
          </table:table-cell>
          <table:table-cell table:formula="of:=IF([.B30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83])" office:value-type="float" office:value="15061" calcext:value-type="float">
            <text:p>15061</text:p>
          </table:table-cell>
          <table:table-cell table:formula="of:=IF([.B30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84])" office:value-type="float" office:value="15074" calcext:value-type="float">
            <text:p>15074</text:p>
          </table:table-cell>
          <table:table-cell table:formula="of:=IF([.B30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85])" office:value-type="float" office:value="15087" calcext:value-type="float">
            <text:p>15087</text:p>
          </table:table-cell>
          <table:table-cell table:formula="of:=IF([.B30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86])" office:value-type="float" office:value="15100" calcext:value-type="float">
            <text:p>15100</text:p>
          </table:table-cell>
          <table:table-cell table:formula="of:=IF([.B30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87])" office:value-type="float" office:value="15113" calcext:value-type="float">
            <text:p>15113</text:p>
          </table:table-cell>
          <table:table-cell table:formula="of:=IF([.B30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88])" office:value-type="float" office:value="15126" calcext:value-type="float">
            <text:p>15126</text:p>
          </table:table-cell>
          <table:table-cell table:formula="of:=IF([.B30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89])" office:value-type="float" office:value="15139" calcext:value-type="float">
            <text:p>15139</text:p>
          </table:table-cell>
          <table:table-cell table:formula="of:=IF([.B30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90])" office:value-type="float" office:value="15152" calcext:value-type="float">
            <text:p>15152</text:p>
          </table:table-cell>
          <table:table-cell table:formula="of:=IF([.B30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91])" office:value-type="float" office:value="15165" calcext:value-type="float">
            <text:p>15165</text:p>
          </table:table-cell>
          <table:table-cell table:formula="of:=IF([.B30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92])" office:value-type="float" office:value="15178" calcext:value-type="float">
            <text:p>15178</text:p>
          </table:table-cell>
          <table:table-cell table:formula="of:=IF([.B30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93])" office:value-type="float" office:value="15191" calcext:value-type="float">
            <text:p>15191</text:p>
          </table:table-cell>
          <table:table-cell table:formula="of:=IF([.B30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94])" office:value-type="float" office:value="15204" calcext:value-type="float">
            <text:p>15204</text:p>
          </table:table-cell>
          <table:table-cell table:formula="of:=IF([.B30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95])" office:value-type="float" office:value="15217" calcext:value-type="float">
            <text:p>15217</text:p>
          </table:table-cell>
          <table:table-cell table:formula="of:=IF([.B30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96])" office:value-type="float" office:value="15230" calcext:value-type="float">
            <text:p>15230</text:p>
          </table:table-cell>
          <table:table-cell table:formula="of:=IF([.B30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97])" office:value-type="float" office:value="15243" calcext:value-type="float">
            <text:p>15243</text:p>
          </table:table-cell>
          <table:table-cell table:formula="of:=IF([.B30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98])" office:value-type="float" office:value="15256" calcext:value-type="float">
            <text:p>15256</text:p>
          </table:table-cell>
          <table:table-cell table:formula="of:=IF([.B30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3099])" office:value-type="float" office:value="15269" calcext:value-type="float">
            <text:p>15269</text:p>
          </table:table-cell>
          <table:table-cell table:formula="of:=IF([.B30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00])" office:value-type="float" office:value="15283" calcext:value-type="float">
            <text:p>15283</text:p>
          </table:table-cell>
          <table:table-cell table:formula="of:=IF([.B31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01])" office:value-type="float" office:value="15297" calcext:value-type="float">
            <text:p>15297</text:p>
          </table:table-cell>
          <table:table-cell table:formula="of:=IF([.B31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02])" office:value-type="float" office:value="15311" calcext:value-type="float">
            <text:p>15311</text:p>
          </table:table-cell>
          <table:table-cell table:formula="of:=IF([.B31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03])" office:value-type="float" office:value="15325" calcext:value-type="float">
            <text:p>15325</text:p>
          </table:table-cell>
          <table:table-cell table:formula="of:=IF([.B31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04])" office:value-type="float" office:value="15339" calcext:value-type="float">
            <text:p>15339</text:p>
          </table:table-cell>
          <table:table-cell table:formula="of:=IF([.B31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05])" office:value-type="float" office:value="15353" calcext:value-type="float">
            <text:p>15353</text:p>
          </table:table-cell>
          <table:table-cell table:formula="of:=IF([.B31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06])" office:value-type="float" office:value="15367" calcext:value-type="float">
            <text:p>15367</text:p>
          </table:table-cell>
          <table:table-cell table:formula="of:=IF([.B31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07])" office:value-type="float" office:value="15381" calcext:value-type="float">
            <text:p>15381</text:p>
          </table:table-cell>
          <table:table-cell table:formula="of:=IF([.B31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08])" office:value-type="float" office:value="15395" calcext:value-type="float">
            <text:p>15395</text:p>
          </table:table-cell>
          <table:table-cell table:formula="of:=IF([.B31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09])" office:value-type="float" office:value="15409" calcext:value-type="float">
            <text:p>15409</text:p>
          </table:table-cell>
          <table:table-cell table:formula="of:=IF([.B31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10])" office:value-type="float" office:value="15423" calcext:value-type="float">
            <text:p>15423</text:p>
          </table:table-cell>
          <table:table-cell table:formula="of:=IF([.B31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11])" office:value-type="float" office:value="15437" calcext:value-type="float">
            <text:p>15437</text:p>
          </table:table-cell>
          <table:table-cell table:formula="of:=IF([.B31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12])" office:value-type="float" office:value="15451" calcext:value-type="float">
            <text:p>15451</text:p>
          </table:table-cell>
          <table:table-cell table:formula="of:=IF([.B31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13])" office:value-type="float" office:value="15465" calcext:value-type="float">
            <text:p>15465</text:p>
          </table:table-cell>
          <table:table-cell table:formula="of:=IF([.B31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14])" office:value-type="float" office:value="15479" calcext:value-type="float">
            <text:p>15479</text:p>
          </table:table-cell>
          <table:table-cell table:formula="of:=IF([.B31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15])" office:value-type="float" office:value="15493" calcext:value-type="float">
            <text:p>15493</text:p>
          </table:table-cell>
          <table:table-cell table:formula="of:=IF([.B31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16])" office:value-type="float" office:value="15507" calcext:value-type="float">
            <text:p>15507</text:p>
          </table:table-cell>
          <table:table-cell table:formula="of:=IF([.B31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17])" office:value-type="float" office:value="15521" calcext:value-type="float">
            <text:p>15521</text:p>
          </table:table-cell>
          <table:table-cell table:formula="of:=IF([.B31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18])" office:value-type="float" office:value="15535" calcext:value-type="float">
            <text:p>15535</text:p>
          </table:table-cell>
          <table:table-cell table:formula="of:=IF([.B31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19])" office:value-type="float" office:value="15549" calcext:value-type="float">
            <text:p>15549</text:p>
          </table:table-cell>
          <table:table-cell table:formula="of:=IF([.B31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20])" office:value-type="float" office:value="15563" calcext:value-type="float">
            <text:p>15563</text:p>
          </table:table-cell>
          <table:table-cell table:formula="of:=IF([.B31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21])" office:value-type="float" office:value="15577" calcext:value-type="float">
            <text:p>15577</text:p>
          </table:table-cell>
          <table:table-cell table:formula="of:=IF([.B31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22])" office:value-type="float" office:value="15591" calcext:value-type="float">
            <text:p>15591</text:p>
          </table:table-cell>
          <table:table-cell table:formula="of:=IF([.B31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23])" office:value-type="float" office:value="15605" calcext:value-type="float">
            <text:p>15605</text:p>
          </table:table-cell>
          <table:table-cell table:formula="of:=IF([.B31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24])" office:value-type="float" office:value="15619" calcext:value-type="float">
            <text:p>15619</text:p>
          </table:table-cell>
          <table:table-cell table:formula="of:=IF([.B31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25])" office:value-type="float" office:value="15633" calcext:value-type="float">
            <text:p>15633</text:p>
          </table:table-cell>
          <table:table-cell table:formula="of:=IF([.B31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26])" office:value-type="float" office:value="15647" calcext:value-type="float">
            <text:p>15647</text:p>
          </table:table-cell>
          <table:table-cell table:formula="of:=IF([.B31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27])" office:value-type="float" office:value="15661" calcext:value-type="float">
            <text:p>15661</text:p>
          </table:table-cell>
          <table:table-cell table:formula="of:=IF([.B31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28])" office:value-type="float" office:value="15675" calcext:value-type="float">
            <text:p>15675</text:p>
          </table:table-cell>
          <table:table-cell table:formula="of:=IF([.B31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29])" office:value-type="float" office:value="15689" calcext:value-type="float">
            <text:p>15689</text:p>
          </table:table-cell>
          <table:table-cell table:formula="of:=IF([.B31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30])" office:value-type="float" office:value="15703" calcext:value-type="float">
            <text:p>15703</text:p>
          </table:table-cell>
          <table:table-cell table:formula="of:=IF([.B31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31])" office:value-type="float" office:value="15717" calcext:value-type="float">
            <text:p>15717</text:p>
          </table:table-cell>
          <table:table-cell table:formula="of:=IF([.B31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32])" office:value-type="float" office:value="15731" calcext:value-type="float">
            <text:p>15731</text:p>
          </table:table-cell>
          <table:table-cell table:formula="of:=IF([.B31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33])" office:value-type="float" office:value="15745" calcext:value-type="float">
            <text:p>15745</text:p>
          </table:table-cell>
          <table:table-cell table:formula="of:=IF([.B31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34])" office:value-type="float" office:value="15759" calcext:value-type="float">
            <text:p>15759</text:p>
          </table:table-cell>
          <table:table-cell table:formula="of:=IF([.B31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35])" office:value-type="float" office:value="15773" calcext:value-type="float">
            <text:p>15773</text:p>
          </table:table-cell>
          <table:table-cell table:formula="of:=IF([.B31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36])" office:value-type="float" office:value="15787" calcext:value-type="float">
            <text:p>15787</text:p>
          </table:table-cell>
          <table:table-cell table:formula="of:=IF([.B31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37])" office:value-type="float" office:value="15801" calcext:value-type="float">
            <text:p>15801</text:p>
          </table:table-cell>
          <table:table-cell table:formula="of:=IF([.B31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138])" office:value-type="float" office:value="15815" calcext:value-type="float">
            <text:p>15815</text:p>
          </table:table-cell>
          <table:table-cell table:formula="of:=IF([.B31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39])" office:value-type="float" office:value="15830" calcext:value-type="float">
            <text:p>15830</text:p>
          </table:table-cell>
          <table:table-cell table:formula="of:=IF([.B31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40])" office:value-type="float" office:value="15845" calcext:value-type="float">
            <text:p>15845</text:p>
          </table:table-cell>
          <table:table-cell table:formula="of:=IF([.B31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41])" office:value-type="float" office:value="15860" calcext:value-type="float">
            <text:p>15860</text:p>
          </table:table-cell>
          <table:table-cell table:formula="of:=IF([.B31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42])" office:value-type="float" office:value="15875" calcext:value-type="float">
            <text:p>15875</text:p>
          </table:table-cell>
          <table:table-cell table:formula="of:=IF([.B31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43])" office:value-type="float" office:value="15890" calcext:value-type="float">
            <text:p>15890</text:p>
          </table:table-cell>
          <table:table-cell table:formula="of:=IF([.B31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44])" office:value-type="float" office:value="15905" calcext:value-type="float">
            <text:p>15905</text:p>
          </table:table-cell>
          <table:table-cell table:formula="of:=IF([.B31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45])" office:value-type="float" office:value="15920" calcext:value-type="float">
            <text:p>15920</text:p>
          </table:table-cell>
          <table:table-cell table:formula="of:=IF([.B31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46])" office:value-type="float" office:value="15935" calcext:value-type="float">
            <text:p>15935</text:p>
          </table:table-cell>
          <table:table-cell table:formula="of:=IF([.B31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47])" office:value-type="float" office:value="15950" calcext:value-type="float">
            <text:p>15950</text:p>
          </table:table-cell>
          <table:table-cell table:formula="of:=IF([.B31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48])" office:value-type="float" office:value="15965" calcext:value-type="float">
            <text:p>15965</text:p>
          </table:table-cell>
          <table:table-cell table:formula="of:=IF([.B31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49])" office:value-type="float" office:value="15980" calcext:value-type="float">
            <text:p>15980</text:p>
          </table:table-cell>
          <table:table-cell table:formula="of:=IF([.B31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50])" office:value-type="float" office:value="15995" calcext:value-type="float">
            <text:p>15995</text:p>
          </table:table-cell>
          <table:table-cell table:formula="of:=IF([.B31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51])" office:value-type="float" office:value="16010" calcext:value-type="float">
            <text:p>16010</text:p>
          </table:table-cell>
          <table:table-cell table:formula="of:=IF([.B31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52])" office:value-type="float" office:value="16025" calcext:value-type="float">
            <text:p>16025</text:p>
          </table:table-cell>
          <table:table-cell table:formula="of:=IF([.B31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53])" office:value-type="float" office:value="16040" calcext:value-type="float">
            <text:p>16040</text:p>
          </table:table-cell>
          <table:table-cell table:formula="of:=IF([.B31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54])" office:value-type="float" office:value="16055" calcext:value-type="float">
            <text:p>16055</text:p>
          </table:table-cell>
          <table:table-cell table:formula="of:=IF([.B31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55])" office:value-type="float" office:value="16070" calcext:value-type="float">
            <text:p>16070</text:p>
          </table:table-cell>
          <table:table-cell table:formula="of:=IF([.B31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56])" office:value-type="float" office:value="16085" calcext:value-type="float">
            <text:p>16085</text:p>
          </table:table-cell>
          <table:table-cell table:formula="of:=IF([.B31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57])" office:value-type="float" office:value="16100" calcext:value-type="float">
            <text:p>16100</text:p>
          </table:table-cell>
          <table:table-cell table:formula="of:=IF([.B31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58])" office:value-type="float" office:value="16115" calcext:value-type="float">
            <text:p>16115</text:p>
          </table:table-cell>
          <table:table-cell table:formula="of:=IF([.B31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59])" office:value-type="float" office:value="16130" calcext:value-type="float">
            <text:p>16130</text:p>
          </table:table-cell>
          <table:table-cell table:formula="of:=IF([.B31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60])" office:value-type="float" office:value="16145" calcext:value-type="float">
            <text:p>16145</text:p>
          </table:table-cell>
          <table:table-cell table:formula="of:=IF([.B31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61])" office:value-type="float" office:value="16160" calcext:value-type="float">
            <text:p>16160</text:p>
          </table:table-cell>
          <table:table-cell table:formula="of:=IF([.B31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62])" office:value-type="float" office:value="16175" calcext:value-type="float">
            <text:p>16175</text:p>
          </table:table-cell>
          <table:table-cell table:formula="of:=IF([.B31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63])" office:value-type="float" office:value="16190" calcext:value-type="float">
            <text:p>16190</text:p>
          </table:table-cell>
          <table:table-cell table:formula="of:=IF([.B31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64])" office:value-type="float" office:value="16205" calcext:value-type="float">
            <text:p>16205</text:p>
          </table:table-cell>
          <table:table-cell table:formula="of:=IF([.B31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65])" office:value-type="float" office:value="16220" calcext:value-type="float">
            <text:p>16220</text:p>
          </table:table-cell>
          <table:table-cell table:formula="of:=IF([.B31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66])" office:value-type="float" office:value="16235" calcext:value-type="float">
            <text:p>16235</text:p>
          </table:table-cell>
          <table:table-cell table:formula="of:=IF([.B31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67])" office:value-type="float" office:value="16250" calcext:value-type="float">
            <text:p>16250</text:p>
          </table:table-cell>
          <table:table-cell table:formula="of:=IF([.B31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68])" office:value-type="float" office:value="16265" calcext:value-type="float">
            <text:p>16265</text:p>
          </table:table-cell>
          <table:table-cell table:formula="of:=IF([.B31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69])" office:value-type="float" office:value="16280" calcext:value-type="float">
            <text:p>16280</text:p>
          </table:table-cell>
          <table:table-cell table:formula="of:=IF([.B31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70])" office:value-type="float" office:value="16295" calcext:value-type="float">
            <text:p>16295</text:p>
          </table:table-cell>
          <table:table-cell table:formula="of:=IF([.B31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71])" office:value-type="float" office:value="16310" calcext:value-type="float">
            <text:p>16310</text:p>
          </table:table-cell>
          <table:table-cell table:formula="of:=IF([.B31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72])" office:value-type="float" office:value="16325" calcext:value-type="float">
            <text:p>16325</text:p>
          </table:table-cell>
          <table:table-cell table:formula="of:=IF([.B31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73])" office:value-type="float" office:value="16340" calcext:value-type="float">
            <text:p>16340</text:p>
          </table:table-cell>
          <table:table-cell table:formula="of:=IF([.B31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74])" office:value-type="float" office:value="16355" calcext:value-type="float">
            <text:p>16355</text:p>
          </table:table-cell>
          <table:table-cell table:formula="of:=IF([.B31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75])" office:value-type="float" office:value="16370" calcext:value-type="float">
            <text:p>16370</text:p>
          </table:table-cell>
          <table:table-cell table:formula="of:=IF([.B31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76])" office:value-type="float" office:value="16385" calcext:value-type="float">
            <text:p>16385</text:p>
          </table:table-cell>
          <table:table-cell table:formula="of:=IF([.B31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77])" office:value-type="float" office:value="16400" calcext:value-type="float">
            <text:p>16400</text:p>
          </table:table-cell>
          <table:table-cell table:formula="of:=IF([.B31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78])" office:value-type="float" office:value="16415" calcext:value-type="float">
            <text:p>16415</text:p>
          </table:table-cell>
          <table:table-cell table:formula="of:=IF([.B31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79])" office:value-type="float" office:value="16430" calcext:value-type="float">
            <text:p>16430</text:p>
          </table:table-cell>
          <table:table-cell table:formula="of:=IF([.B31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80])" office:value-type="float" office:value="16445" calcext:value-type="float">
            <text:p>16445</text:p>
          </table:table-cell>
          <table:table-cell table:formula="of:=IF([.B31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81])" office:value-type="float" office:value="16460" calcext:value-type="float">
            <text:p>16460</text:p>
          </table:table-cell>
          <table:table-cell table:formula="of:=IF([.B31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82])" office:value-type="float" office:value="16475" calcext:value-type="float">
            <text:p>16475</text:p>
          </table:table-cell>
          <table:table-cell table:formula="of:=IF([.B31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83])" office:value-type="float" office:value="16490" calcext:value-type="float">
            <text:p>16490</text:p>
          </table:table-cell>
          <table:table-cell table:formula="of:=IF([.B31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84])" office:value-type="float" office:value="16505" calcext:value-type="float">
            <text:p>16505</text:p>
          </table:table-cell>
          <table:table-cell table:formula="of:=IF([.B31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85])" office:value-type="float" office:value="16520" calcext:value-type="float">
            <text:p>16520</text:p>
          </table:table-cell>
          <table:table-cell table:formula="of:=IF([.B31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86])" office:value-type="float" office:value="16535" calcext:value-type="float">
            <text:p>16535</text:p>
          </table:table-cell>
          <table:table-cell table:formula="of:=IF([.B31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87])" office:value-type="float" office:value="16550" calcext:value-type="float">
            <text:p>16550</text:p>
          </table:table-cell>
          <table:table-cell table:formula="of:=IF([.B31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88])" office:value-type="float" office:value="16565" calcext:value-type="float">
            <text:p>16565</text:p>
          </table:table-cell>
          <table:table-cell table:formula="of:=IF([.B31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89])" office:value-type="float" office:value="16580" calcext:value-type="float">
            <text:p>16580</text:p>
          </table:table-cell>
          <table:table-cell table:formula="of:=IF([.B31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90])" office:value-type="float" office:value="16595" calcext:value-type="float">
            <text:p>16595</text:p>
          </table:table-cell>
          <table:table-cell table:formula="of:=IF([.B31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91])" office:value-type="float" office:value="16610" calcext:value-type="float">
            <text:p>16610</text:p>
          </table:table-cell>
          <table:table-cell table:formula="of:=IF([.B31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92])" office:value-type="float" office:value="16625" calcext:value-type="float">
            <text:p>16625</text:p>
          </table:table-cell>
          <table:table-cell table:formula="of:=IF([.B31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93])" office:value-type="float" office:value="16640" calcext:value-type="float">
            <text:p>16640</text:p>
          </table:table-cell>
          <table:table-cell table:formula="of:=IF([.B31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94])" office:value-type="float" office:value="16655" calcext:value-type="float">
            <text:p>16655</text:p>
          </table:table-cell>
          <table:table-cell table:formula="of:=IF([.B31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95])" office:value-type="float" office:value="16670" calcext:value-type="float">
            <text:p>16670</text:p>
          </table:table-cell>
          <table:table-cell table:formula="of:=IF([.B31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96])" office:value-type="float" office:value="16685" calcext:value-type="float">
            <text:p>16685</text:p>
          </table:table-cell>
          <table:table-cell table:formula="of:=IF([.B31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97])" office:value-type="float" office:value="16700" calcext:value-type="float">
            <text:p>16700</text:p>
          </table:table-cell>
          <table:table-cell table:formula="of:=IF([.B31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98])" office:value-type="float" office:value="16715" calcext:value-type="float">
            <text:p>16715</text:p>
          </table:table-cell>
          <table:table-cell table:formula="of:=IF([.B31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99])" office:value-type="float" office:value="16730" calcext:value-type="float">
            <text:p>16730</text:p>
          </table:table-cell>
          <table:table-cell table:formula="of:=IF([.B31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00])" office:value-type="float" office:value="16745" calcext:value-type="float">
            <text:p>16745</text:p>
          </table:table-cell>
          <table:table-cell table:formula="of:=IF([.B32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01])" office:value-type="float" office:value="16760" calcext:value-type="float">
            <text:p>16760</text:p>
          </table:table-cell>
          <table:table-cell table:formula="of:=IF([.B32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02])" office:value-type="float" office:value="16775" calcext:value-type="float">
            <text:p>16775</text:p>
          </table:table-cell>
          <table:table-cell table:formula="of:=IF([.B32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03])" office:value-type="float" office:value="16790" calcext:value-type="float">
            <text:p>16790</text:p>
          </table:table-cell>
          <table:table-cell table:formula="of:=IF([.B32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04])" office:value-type="float" office:value="16805" calcext:value-type="float">
            <text:p>16805</text:p>
          </table:table-cell>
          <table:table-cell table:formula="of:=IF([.B32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05])" office:value-type="float" office:value="16820" calcext:value-type="float">
            <text:p>16820</text:p>
          </table:table-cell>
          <table:table-cell table:formula="of:=IF([.B32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06])" office:value-type="float" office:value="16835" calcext:value-type="float">
            <text:p>16835</text:p>
          </table:table-cell>
          <table:table-cell table:formula="of:=IF([.B32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07])" office:value-type="float" office:value="16850" calcext:value-type="float">
            <text:p>16850</text:p>
          </table:table-cell>
          <table:table-cell table:formula="of:=IF([.B32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08])" office:value-type="float" office:value="16865" calcext:value-type="float">
            <text:p>16865</text:p>
          </table:table-cell>
          <table:table-cell table:formula="of:=IF([.B32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09])" office:value-type="float" office:value="16880" calcext:value-type="float">
            <text:p>16880</text:p>
          </table:table-cell>
          <table:table-cell table:formula="of:=IF([.B32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10])" office:value-type="float" office:value="16895" calcext:value-type="float">
            <text:p>16895</text:p>
          </table:table-cell>
          <table:table-cell table:formula="of:=IF([.B32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11])" office:value-type="float" office:value="16910" calcext:value-type="float">
            <text:p>16910</text:p>
          </table:table-cell>
          <table:table-cell table:formula="of:=IF([.B32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12])" office:value-type="float" office:value="16925" calcext:value-type="float">
            <text:p>16925</text:p>
          </table:table-cell>
          <table:table-cell table:formula="of:=IF([.B32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13])" office:value-type="float" office:value="16940" calcext:value-type="float">
            <text:p>16940</text:p>
          </table:table-cell>
          <table:table-cell table:formula="of:=IF([.B32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14])" office:value-type="float" office:value="16955" calcext:value-type="float">
            <text:p>16955</text:p>
          </table:table-cell>
          <table:table-cell table:formula="of:=IF([.B32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15])" office:value-type="float" office:value="16970" calcext:value-type="float">
            <text:p>16970</text:p>
          </table:table-cell>
          <table:table-cell table:formula="of:=IF([.B32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16])" office:value-type="float" office:value="16985" calcext:value-type="float">
            <text:p>16985</text:p>
          </table:table-cell>
          <table:table-cell table:formula="of:=IF([.B32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17])" office:value-type="float" office:value="17000" calcext:value-type="float">
            <text:p>17000</text:p>
          </table:table-cell>
          <table:table-cell table:formula="of:=IF([.B32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18])" office:value-type="float" office:value="17015" calcext:value-type="float">
            <text:p>17015</text:p>
          </table:table-cell>
          <table:table-cell table:formula="of:=IF([.B32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19])" office:value-type="float" office:value="17030" calcext:value-type="float">
            <text:p>17030</text:p>
          </table:table-cell>
          <table:table-cell table:formula="of:=IF([.B32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20])" office:value-type="float" office:value="17045" calcext:value-type="float">
            <text:p>17045</text:p>
          </table:table-cell>
          <table:table-cell table:formula="of:=IF([.B32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21])" office:value-type="float" office:value="17060" calcext:value-type="float">
            <text:p>17060</text:p>
          </table:table-cell>
          <table:table-cell table:formula="of:=IF([.B32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22])" office:value-type="float" office:value="17075" calcext:value-type="float">
            <text:p>17075</text:p>
          </table:table-cell>
          <table:table-cell table:formula="of:=IF([.B32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23])" office:value-type="float" office:value="17090" calcext:value-type="float">
            <text:p>17090</text:p>
          </table:table-cell>
          <table:table-cell table:formula="of:=IF([.B32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24])" office:value-type="float" office:value="17105" calcext:value-type="float">
            <text:p>17105</text:p>
          </table:table-cell>
          <table:table-cell table:formula="of:=IF([.B32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25])" office:value-type="float" office:value="17120" calcext:value-type="float">
            <text:p>17120</text:p>
          </table:table-cell>
          <table:table-cell table:formula="of:=IF([.B32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26])" office:value-type="float" office:value="17135" calcext:value-type="float">
            <text:p>17135</text:p>
          </table:table-cell>
          <table:table-cell table:formula="of:=IF([.B32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27])" office:value-type="float" office:value="17150" calcext:value-type="float">
            <text:p>17150</text:p>
          </table:table-cell>
          <table:table-cell table:formula="of:=IF([.B32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28])" office:value-type="float" office:value="17165" calcext:value-type="float">
            <text:p>17165</text:p>
          </table:table-cell>
          <table:table-cell table:formula="of:=IF([.B32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29])" office:value-type="float" office:value="17180" calcext:value-type="float">
            <text:p>17180</text:p>
          </table:table-cell>
          <table:table-cell table:formula="of:=IF([.B32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30])" office:value-type="float" office:value="17195" calcext:value-type="float">
            <text:p>17195</text:p>
          </table:table-cell>
          <table:table-cell table:formula="of:=IF([.B32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31])" office:value-type="float" office:value="17210" calcext:value-type="float">
            <text:p>17210</text:p>
          </table:table-cell>
          <table:table-cell table:formula="of:=IF([.B32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32])" office:value-type="float" office:value="17225" calcext:value-type="float">
            <text:p>17225</text:p>
          </table:table-cell>
          <table:table-cell table:formula="of:=IF([.B32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33])" office:value-type="float" office:value="17240" calcext:value-type="float">
            <text:p>17240</text:p>
          </table:table-cell>
          <table:table-cell table:formula="of:=IF([.B32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34])" office:value-type="float" office:value="17255" calcext:value-type="float">
            <text:p>17255</text:p>
          </table:table-cell>
          <table:table-cell table:formula="of:=IF([.B32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35])" office:value-type="float" office:value="17270" calcext:value-type="float">
            <text:p>17270</text:p>
          </table:table-cell>
          <table:table-cell table:formula="of:=IF([.B32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36])" office:value-type="float" office:value="17285" calcext:value-type="float">
            <text:p>17285</text:p>
          </table:table-cell>
          <table:table-cell table:formula="of:=IF([.B32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37])" office:value-type="float" office:value="17300" calcext:value-type="float">
            <text:p>17300</text:p>
          </table:table-cell>
          <table:table-cell table:formula="of:=IF([.B32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38])" office:value-type="float" office:value="17315" calcext:value-type="float">
            <text:p>17315</text:p>
          </table:table-cell>
          <table:table-cell table:formula="of:=IF([.B32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39])" office:value-type="float" office:value="17330" calcext:value-type="float">
            <text:p>17330</text:p>
          </table:table-cell>
          <table:table-cell table:formula="of:=IF([.B32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40])" office:value-type="float" office:value="17345" calcext:value-type="float">
            <text:p>17345</text:p>
          </table:table-cell>
          <table:table-cell table:formula="of:=IF([.B32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41])" office:value-type="float" office:value="17360" calcext:value-type="float">
            <text:p>17360</text:p>
          </table:table-cell>
          <table:table-cell table:formula="of:=IF([.B32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42])" office:value-type="float" office:value="17375" calcext:value-type="float">
            <text:p>17375</text:p>
          </table:table-cell>
          <table:table-cell table:formula="of:=IF([.B32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43])" office:value-type="float" office:value="17390" calcext:value-type="float">
            <text:p>17390</text:p>
          </table:table-cell>
          <table:table-cell table:formula="of:=IF([.B32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44])" office:value-type="float" office:value="17405" calcext:value-type="float">
            <text:p>17405</text:p>
          </table:table-cell>
          <table:table-cell table:formula="of:=IF([.B32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45])" office:value-type="float" office:value="17420" calcext:value-type="float">
            <text:p>17420</text:p>
          </table:table-cell>
          <table:table-cell table:formula="of:=IF([.B32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46])" office:value-type="float" office:value="17435" calcext:value-type="float">
            <text:p>17435</text:p>
          </table:table-cell>
          <table:table-cell table:formula="of:=IF([.B32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47])" office:value-type="float" office:value="17450" calcext:value-type="float">
            <text:p>17450</text:p>
          </table:table-cell>
          <table:table-cell table:formula="of:=IF([.B32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48])" office:value-type="float" office:value="17465" calcext:value-type="float">
            <text:p>17465</text:p>
          </table:table-cell>
          <table:table-cell table:formula="of:=IF([.B32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49])" office:value-type="float" office:value="17480" calcext:value-type="float">
            <text:p>17480</text:p>
          </table:table-cell>
          <table:table-cell table:formula="of:=IF([.B32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50])" office:value-type="float" office:value="17495" calcext:value-type="float">
            <text:p>17495</text:p>
          </table:table-cell>
          <table:table-cell table:formula="of:=IF([.B32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51])" office:value-type="float" office:value="17510" calcext:value-type="float">
            <text:p>17510</text:p>
          </table:table-cell>
          <table:table-cell table:formula="of:=IF([.B32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52])" office:value-type="float" office:value="17525" calcext:value-type="float">
            <text:p>17525</text:p>
          </table:table-cell>
          <table:table-cell table:formula="of:=IF([.B32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53])" office:value-type="float" office:value="17541" calcext:value-type="float">
            <text:p>17541</text:p>
          </table:table-cell>
          <table:table-cell table:formula="of:=IF([.B32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54])" office:value-type="float" office:value="17557" calcext:value-type="float">
            <text:p>17557</text:p>
          </table:table-cell>
          <table:table-cell table:formula="of:=IF([.B32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55])" office:value-type="float" office:value="17573" calcext:value-type="float">
            <text:p>17573</text:p>
          </table:table-cell>
          <table:table-cell table:formula="of:=IF([.B32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56])" office:value-type="float" office:value="17589" calcext:value-type="float">
            <text:p>17589</text:p>
          </table:table-cell>
          <table:table-cell table:formula="of:=IF([.B32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57])" office:value-type="float" office:value="17605" calcext:value-type="float">
            <text:p>17605</text:p>
          </table:table-cell>
          <table:table-cell table:formula="of:=IF([.B32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58])" office:value-type="float" office:value="17621" calcext:value-type="float">
            <text:p>17621</text:p>
          </table:table-cell>
          <table:table-cell table:formula="of:=IF([.B32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59])" office:value-type="float" office:value="17637" calcext:value-type="float">
            <text:p>17637</text:p>
          </table:table-cell>
          <table:table-cell table:formula="of:=IF([.B32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0])" office:value-type="float" office:value="17653" calcext:value-type="float">
            <text:p>17653</text:p>
          </table:table-cell>
          <table:table-cell table:formula="of:=IF([.B32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1])" office:value-type="float" office:value="17669" calcext:value-type="float">
            <text:p>17669</text:p>
          </table:table-cell>
          <table:table-cell table:formula="of:=IF([.B32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2])" office:value-type="float" office:value="17685" calcext:value-type="float">
            <text:p>17685</text:p>
          </table:table-cell>
          <table:table-cell table:formula="of:=IF([.B32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3])" office:value-type="float" office:value="17701" calcext:value-type="float">
            <text:p>17701</text:p>
          </table:table-cell>
          <table:table-cell table:formula="of:=IF([.B32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4])" office:value-type="float" office:value="17717" calcext:value-type="float">
            <text:p>17717</text:p>
          </table:table-cell>
          <table:table-cell table:formula="of:=IF([.B32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5])" office:value-type="float" office:value="17733" calcext:value-type="float">
            <text:p>17733</text:p>
          </table:table-cell>
          <table:table-cell table:formula="of:=IF([.B32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6])" office:value-type="float" office:value="17749" calcext:value-type="float">
            <text:p>17749</text:p>
          </table:table-cell>
          <table:table-cell table:formula="of:=IF([.B32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7])" office:value-type="float" office:value="17765" calcext:value-type="float">
            <text:p>17765</text:p>
          </table:table-cell>
          <table:table-cell table:formula="of:=IF([.B32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8])" office:value-type="float" office:value="17781" calcext:value-type="float">
            <text:p>17781</text:p>
          </table:table-cell>
          <table:table-cell table:formula="of:=IF([.B32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9])" office:value-type="float" office:value="17797" calcext:value-type="float">
            <text:p>17797</text:p>
          </table:table-cell>
          <table:table-cell table:formula="of:=IF([.B32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0])" office:value-type="float" office:value="17813" calcext:value-type="float">
            <text:p>17813</text:p>
          </table:table-cell>
          <table:table-cell table:formula="of:=IF([.B32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1])" office:value-type="float" office:value="17829" calcext:value-type="float">
            <text:p>17829</text:p>
          </table:table-cell>
          <table:table-cell table:formula="of:=IF([.B32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2])" office:value-type="float" office:value="17845" calcext:value-type="float">
            <text:p>17845</text:p>
          </table:table-cell>
          <table:table-cell table:formula="of:=IF([.B32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3])" office:value-type="float" office:value="17861" calcext:value-type="float">
            <text:p>17861</text:p>
          </table:table-cell>
          <table:table-cell table:formula="of:=IF([.B32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4])" office:value-type="float" office:value="17877" calcext:value-type="float">
            <text:p>17877</text:p>
          </table:table-cell>
          <table:table-cell table:formula="of:=IF([.B32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5])" office:value-type="float" office:value="17893" calcext:value-type="float">
            <text:p>17893</text:p>
          </table:table-cell>
          <table:table-cell table:formula="of:=IF([.B32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6])" office:value-type="float" office:value="17909" calcext:value-type="float">
            <text:p>17909</text:p>
          </table:table-cell>
          <table:table-cell table:formula="of:=IF([.B32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7])" office:value-type="float" office:value="17925" calcext:value-type="float">
            <text:p>17925</text:p>
          </table:table-cell>
          <table:table-cell table:formula="of:=IF([.B32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8])" office:value-type="float" office:value="17941" calcext:value-type="float">
            <text:p>17941</text:p>
          </table:table-cell>
          <table:table-cell table:formula="of:=IF([.B32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9])" office:value-type="float" office:value="17957" calcext:value-type="float">
            <text:p>17957</text:p>
          </table:table-cell>
          <table:table-cell table:formula="of:=IF([.B32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0])" office:value-type="float" office:value="17973" calcext:value-type="float">
            <text:p>17973</text:p>
          </table:table-cell>
          <table:table-cell table:formula="of:=IF([.B32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1])" office:value-type="float" office:value="17989" calcext:value-type="float">
            <text:p>17989</text:p>
          </table:table-cell>
          <table:table-cell table:formula="of:=IF([.B32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2])" office:value-type="float" office:value="18005" calcext:value-type="float">
            <text:p>18005</text:p>
          </table:table-cell>
          <table:table-cell table:formula="of:=IF([.B32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3])" office:value-type="float" office:value="18021" calcext:value-type="float">
            <text:p>18021</text:p>
          </table:table-cell>
          <table:table-cell table:formula="of:=IF([.B32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4])" office:value-type="float" office:value="18037" calcext:value-type="float">
            <text:p>18037</text:p>
          </table:table-cell>
          <table:table-cell table:formula="of:=IF([.B32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5])" office:value-type="float" office:value="18053" calcext:value-type="float">
            <text:p>18053</text:p>
          </table:table-cell>
          <table:table-cell table:formula="of:=IF([.B32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6])" office:value-type="float" office:value="18069" calcext:value-type="float">
            <text:p>18069</text:p>
          </table:table-cell>
          <table:table-cell table:formula="of:=IF([.B32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7])" office:value-type="float" office:value="18085" calcext:value-type="float">
            <text:p>18085</text:p>
          </table:table-cell>
          <table:table-cell table:formula="of:=IF([.B32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8])" office:value-type="float" office:value="18101" calcext:value-type="float">
            <text:p>18101</text:p>
          </table:table-cell>
          <table:table-cell table:formula="of:=IF([.B32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9])" office:value-type="float" office:value="18117" calcext:value-type="float">
            <text:p>18117</text:p>
          </table:table-cell>
          <table:table-cell table:formula="of:=IF([.B32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0])" office:value-type="float" office:value="18133" calcext:value-type="float">
            <text:p>18133</text:p>
          </table:table-cell>
          <table:table-cell table:formula="of:=IF([.B32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1])" office:value-type="float" office:value="18149" calcext:value-type="float">
            <text:p>18149</text:p>
          </table:table-cell>
          <table:table-cell table:formula="of:=IF([.B32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2])" office:value-type="float" office:value="18165" calcext:value-type="float">
            <text:p>18165</text:p>
          </table:table-cell>
          <table:table-cell table:formula="of:=IF([.B32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3])" office:value-type="float" office:value="18181" calcext:value-type="float">
            <text:p>18181</text:p>
          </table:table-cell>
          <table:table-cell table:formula="of:=IF([.B32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4])" office:value-type="float" office:value="18197" calcext:value-type="float">
            <text:p>18197</text:p>
          </table:table-cell>
          <table:table-cell table:formula="of:=IF([.B32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5])" office:value-type="float" office:value="18213" calcext:value-type="float">
            <text:p>18213</text:p>
          </table:table-cell>
          <table:table-cell table:formula="of:=IF([.B32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6])" office:value-type="float" office:value="18229" calcext:value-type="float">
            <text:p>18229</text:p>
          </table:table-cell>
          <table:table-cell table:formula="of:=IF([.B32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7])" office:value-type="float" office:value="18245" calcext:value-type="float">
            <text:p>18245</text:p>
          </table:table-cell>
          <table:table-cell table:formula="of:=IF([.B32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8])" office:value-type="float" office:value="18261" calcext:value-type="float">
            <text:p>18261</text:p>
          </table:table-cell>
          <table:table-cell table:formula="of:=IF([.B32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9])" office:value-type="float" office:value="18277" calcext:value-type="float">
            <text:p>18277</text:p>
          </table:table-cell>
          <table:table-cell table:formula="of:=IF([.B32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0])" office:value-type="float" office:value="18293" calcext:value-type="float">
            <text:p>18293</text:p>
          </table:table-cell>
          <table:table-cell table:formula="of:=IF([.B33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1])" office:value-type="float" office:value="18309" calcext:value-type="float">
            <text:p>18309</text:p>
          </table:table-cell>
          <table:table-cell table:formula="of:=IF([.B33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2])" office:value-type="float" office:value="18325" calcext:value-type="float">
            <text:p>18325</text:p>
          </table:table-cell>
          <table:table-cell table:formula="of:=IF([.B33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3])" office:value-type="float" office:value="18341" calcext:value-type="float">
            <text:p>18341</text:p>
          </table:table-cell>
          <table:table-cell table:formula="of:=IF([.B33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4])" office:value-type="float" office:value="18357" calcext:value-type="float">
            <text:p>18357</text:p>
          </table:table-cell>
          <table:table-cell table:formula="of:=IF([.B33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5])" office:value-type="float" office:value="18373" calcext:value-type="float">
            <text:p>18373</text:p>
          </table:table-cell>
          <table:table-cell table:formula="of:=IF([.B33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6])" office:value-type="float" office:value="18389" calcext:value-type="float">
            <text:p>18389</text:p>
          </table:table-cell>
          <table:table-cell table:formula="of:=IF([.B33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7])" office:value-type="float" office:value="18405" calcext:value-type="float">
            <text:p>18405</text:p>
          </table:table-cell>
          <table:table-cell table:formula="of:=IF([.B33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8])" office:value-type="float" office:value="18421" calcext:value-type="float">
            <text:p>18421</text:p>
          </table:table-cell>
          <table:table-cell table:formula="of:=IF([.B33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9])" office:value-type="float" office:value="18437" calcext:value-type="float">
            <text:p>18437</text:p>
          </table:table-cell>
          <table:table-cell table:formula="of:=IF([.B33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10])" office:value-type="float" office:value="18453" calcext:value-type="float">
            <text:p>18453</text:p>
          </table:table-cell>
          <table:table-cell table:formula="of:=IF([.B33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11])" office:value-type="float" office:value="18469" calcext:value-type="float">
            <text:p>18469</text:p>
          </table:table-cell>
          <table:table-cell table:formula="of:=IF([.B33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12])" office:value-type="float" office:value="18485" calcext:value-type="float">
            <text:p>18485</text:p>
          </table:table-cell>
          <table:table-cell table:formula="of:=IF([.B33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13])" office:value-type="float" office:value="18501" calcext:value-type="float">
            <text:p>18501</text:p>
          </table:table-cell>
          <table:table-cell table:formula="of:=IF([.B33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14])" office:value-type="float" office:value="18517" calcext:value-type="float">
            <text:p>18517</text:p>
          </table:table-cell>
          <table:table-cell table:formula="of:=IF([.B33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15])" office:value-type="float" office:value="18533" calcext:value-type="float">
            <text:p>18533</text:p>
          </table:table-cell>
          <table:table-cell table:formula="of:=IF([.B33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16])" office:value-type="float" office:value="18549" calcext:value-type="float">
            <text:p>18549</text:p>
          </table:table-cell>
          <table:table-cell table:formula="of:=IF([.B33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17])" office:value-type="float" office:value="18565" calcext:value-type="float">
            <text:p>18565</text:p>
          </table:table-cell>
          <table:table-cell table:formula="of:=IF([.B33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18])" office:value-type="float" office:value="18582" calcext:value-type="float">
            <text:p>18582</text:p>
          </table:table-cell>
          <table:table-cell table:formula="of:=IF([.B33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19])" office:value-type="float" office:value="18599" calcext:value-type="float">
            <text:p>18599</text:p>
          </table:table-cell>
          <table:table-cell table:formula="of:=IF([.B33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20])" office:value-type="float" office:value="18616" calcext:value-type="float">
            <text:p>18616</text:p>
          </table:table-cell>
          <table:table-cell table:formula="of:=IF([.B33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21])" office:value-type="float" office:value="18633" calcext:value-type="float">
            <text:p>18633</text:p>
          </table:table-cell>
          <table:table-cell table:formula="of:=IF([.B33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22])" office:value-type="float" office:value="18650" calcext:value-type="float">
            <text:p>18650</text:p>
          </table:table-cell>
          <table:table-cell table:formula="of:=IF([.B33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23])" office:value-type="float" office:value="18667" calcext:value-type="float">
            <text:p>18667</text:p>
          </table:table-cell>
          <table:table-cell table:formula="of:=IF([.B33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24])" office:value-type="float" office:value="18684" calcext:value-type="float">
            <text:p>18684</text:p>
          </table:table-cell>
          <table:table-cell table:formula="of:=IF([.B33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25])" office:value-type="float" office:value="18701" calcext:value-type="float">
            <text:p>18701</text:p>
          </table:table-cell>
          <table:table-cell table:formula="of:=IF([.B33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26])" office:value-type="float" office:value="18718" calcext:value-type="float">
            <text:p>18718</text:p>
          </table:table-cell>
          <table:table-cell table:formula="of:=IF([.B33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27])" office:value-type="float" office:value="18735" calcext:value-type="float">
            <text:p>18735</text:p>
          </table:table-cell>
          <table:table-cell table:formula="of:=IF([.B33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28])" office:value-type="float" office:value="18752" calcext:value-type="float">
            <text:p>18752</text:p>
          </table:table-cell>
          <table:table-cell table:formula="of:=IF([.B33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29])" office:value-type="float" office:value="18769" calcext:value-type="float">
            <text:p>18769</text:p>
          </table:table-cell>
          <table:table-cell table:formula="of:=IF([.B33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30])" office:value-type="float" office:value="18786" calcext:value-type="float">
            <text:p>18786</text:p>
          </table:table-cell>
          <table:table-cell table:formula="of:=IF([.B33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31])" office:value-type="float" office:value="18803" calcext:value-type="float">
            <text:p>18803</text:p>
          </table:table-cell>
          <table:table-cell table:formula="of:=IF([.B33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32])" office:value-type="float" office:value="18820" calcext:value-type="float">
            <text:p>18820</text:p>
          </table:table-cell>
          <table:table-cell table:formula="of:=IF([.B33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33])" office:value-type="float" office:value="18837" calcext:value-type="float">
            <text:p>18837</text:p>
          </table:table-cell>
          <table:table-cell table:formula="of:=IF([.B33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34])" office:value-type="float" office:value="18854" calcext:value-type="float">
            <text:p>18854</text:p>
          </table:table-cell>
          <table:table-cell table:formula="of:=IF([.B33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35])" office:value-type="float" office:value="18871" calcext:value-type="float">
            <text:p>18871</text:p>
          </table:table-cell>
          <table:table-cell table:formula="of:=IF([.B33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36])" office:value-type="float" office:value="18888" calcext:value-type="float">
            <text:p>18888</text:p>
          </table:table-cell>
          <table:table-cell table:formula="of:=IF([.B33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37])" office:value-type="float" office:value="18905" calcext:value-type="float">
            <text:p>18905</text:p>
          </table:table-cell>
          <table:table-cell table:formula="of:=IF([.B33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38])" office:value-type="float" office:value="18922" calcext:value-type="float">
            <text:p>18922</text:p>
          </table:table-cell>
          <table:table-cell table:formula="of:=IF([.B33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39])" office:value-type="float" office:value="18939" calcext:value-type="float">
            <text:p>18939</text:p>
          </table:table-cell>
          <table:table-cell table:formula="of:=IF([.B33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40])" office:value-type="float" office:value="18956" calcext:value-type="float">
            <text:p>18956</text:p>
          </table:table-cell>
          <table:table-cell table:formula="of:=IF([.B33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41])" office:value-type="float" office:value="18973" calcext:value-type="float">
            <text:p>18973</text:p>
          </table:table-cell>
          <table:table-cell table:formula="of:=IF([.B33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42])" office:value-type="float" office:value="18990" calcext:value-type="float">
            <text:p>18990</text:p>
          </table:table-cell>
          <table:table-cell table:formula="of:=IF([.B33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43])" office:value-type="float" office:value="19007" calcext:value-type="float">
            <text:p>19007</text:p>
          </table:table-cell>
          <table:table-cell table:formula="of:=IF([.B33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44])" office:value-type="float" office:value="19024" calcext:value-type="float">
            <text:p>19024</text:p>
          </table:table-cell>
          <table:table-cell table:formula="of:=IF([.B33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45])" office:value-type="float" office:value="19041" calcext:value-type="float">
            <text:p>19041</text:p>
          </table:table-cell>
          <table:table-cell table:formula="of:=IF([.B33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46])" office:value-type="float" office:value="19058" calcext:value-type="float">
            <text:p>19058</text:p>
          </table:table-cell>
          <table:table-cell table:formula="of:=IF([.B33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47])" office:value-type="float" office:value="19075" calcext:value-type="float">
            <text:p>19075</text:p>
          </table:table-cell>
          <table:table-cell table:formula="of:=IF([.B33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48])" office:value-type="float" office:value="19092" calcext:value-type="float">
            <text:p>19092</text:p>
          </table:table-cell>
          <table:table-cell table:formula="of:=IF([.B33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49])" office:value-type="float" office:value="19109" calcext:value-type="float">
            <text:p>19109</text:p>
          </table:table-cell>
          <table:table-cell table:formula="of:=IF([.B33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50])" office:value-type="float" office:value="19126" calcext:value-type="float">
            <text:p>19126</text:p>
          </table:table-cell>
          <table:table-cell table:formula="of:=IF([.B33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51])" office:value-type="float" office:value="19143" calcext:value-type="float">
            <text:p>19143</text:p>
          </table:table-cell>
          <table:table-cell table:formula="of:=IF([.B33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52])" office:value-type="float" office:value="19160" calcext:value-type="float">
            <text:p>19160</text:p>
          </table:table-cell>
          <table:table-cell table:formula="of:=IF([.B33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53])" office:value-type="float" office:value="19177" calcext:value-type="float">
            <text:p>19177</text:p>
          </table:table-cell>
          <table:table-cell table:formula="of:=IF([.B33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54])" office:value-type="float" office:value="19194" calcext:value-type="float">
            <text:p>19194</text:p>
          </table:table-cell>
          <table:table-cell table:formula="of:=IF([.B33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55])" office:value-type="float" office:value="19211" calcext:value-type="float">
            <text:p>19211</text:p>
          </table:table-cell>
          <table:table-cell table:formula="of:=IF([.B33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56])" office:value-type="float" office:value="19228" calcext:value-type="float">
            <text:p>19228</text:p>
          </table:table-cell>
          <table:table-cell table:formula="of:=IF([.B33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57])" office:value-type="float" office:value="19245" calcext:value-type="float">
            <text:p>19245</text:p>
          </table:table-cell>
          <table:table-cell table:formula="of:=IF([.B33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58])" office:value-type="float" office:value="19262" calcext:value-type="float">
            <text:p>19262</text:p>
          </table:table-cell>
          <table:table-cell table:formula="of:=IF([.B33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59])" office:value-type="float" office:value="19279" calcext:value-type="float">
            <text:p>19279</text:p>
          </table:table-cell>
          <table:table-cell table:formula="of:=IF([.B33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60])" office:value-type="float" office:value="19296" calcext:value-type="float">
            <text:p>19296</text:p>
          </table:table-cell>
          <table:table-cell table:formula="of:=IF([.B33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61])" office:value-type="float" office:value="19313" calcext:value-type="float">
            <text:p>19313</text:p>
          </table:table-cell>
          <table:table-cell table:formula="of:=IF([.B33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62])" office:value-type="float" office:value="19330" calcext:value-type="float">
            <text:p>19330</text:p>
          </table:table-cell>
          <table:table-cell table:formula="of:=IF([.B33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63])" office:value-type="float" office:value="19347" calcext:value-type="float">
            <text:p>19347</text:p>
          </table:table-cell>
          <table:table-cell table:formula="of:=IF([.B33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64])" office:value-type="float" office:value="19364" calcext:value-type="float">
            <text:p>19364</text:p>
          </table:table-cell>
          <table:table-cell table:formula="of:=IF([.B33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65])" office:value-type="float" office:value="19381" calcext:value-type="float">
            <text:p>19381</text:p>
          </table:table-cell>
          <table:table-cell table:formula="of:=IF([.B33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66])" office:value-type="float" office:value="19398" calcext:value-type="float">
            <text:p>19398</text:p>
          </table:table-cell>
          <table:table-cell table:formula="of:=IF([.B33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67])" office:value-type="float" office:value="19415" calcext:value-type="float">
            <text:p>19415</text:p>
          </table:table-cell>
          <table:table-cell table:formula="of:=IF([.B33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68])" office:value-type="float" office:value="19433" calcext:value-type="float">
            <text:p>19433</text:p>
          </table:table-cell>
          <table:table-cell table:formula="of:=IF([.B33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69])" office:value-type="float" office:value="19451" calcext:value-type="float">
            <text:p>19451</text:p>
          </table:table-cell>
          <table:table-cell table:formula="of:=IF([.B33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70])" office:value-type="float" office:value="19469" calcext:value-type="float">
            <text:p>19469</text:p>
          </table:table-cell>
          <table:table-cell table:formula="of:=IF([.B33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71])" office:value-type="float" office:value="19487" calcext:value-type="float">
            <text:p>19487</text:p>
          </table:table-cell>
          <table:table-cell table:formula="of:=IF([.B33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72])" office:value-type="float" office:value="19505" calcext:value-type="float">
            <text:p>19505</text:p>
          </table:table-cell>
          <table:table-cell table:formula="of:=IF([.B33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73])" office:value-type="float" office:value="19523" calcext:value-type="float">
            <text:p>19523</text:p>
          </table:table-cell>
          <table:table-cell table:formula="of:=IF([.B33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74])" office:value-type="float" office:value="19541" calcext:value-type="float">
            <text:p>19541</text:p>
          </table:table-cell>
          <table:table-cell table:formula="of:=IF([.B33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75])" office:value-type="float" office:value="19559" calcext:value-type="float">
            <text:p>19559</text:p>
          </table:table-cell>
          <table:table-cell table:formula="of:=IF([.B33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76])" office:value-type="float" office:value="19577" calcext:value-type="float">
            <text:p>19577</text:p>
          </table:table-cell>
          <table:table-cell table:formula="of:=IF([.B33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77])" office:value-type="float" office:value="19595" calcext:value-type="float">
            <text:p>19595</text:p>
          </table:table-cell>
          <table:table-cell table:formula="of:=IF([.B33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78])" office:value-type="float" office:value="19613" calcext:value-type="float">
            <text:p>19613</text:p>
          </table:table-cell>
          <table:table-cell table:formula="of:=IF([.B33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79])" office:value-type="float" office:value="19631" calcext:value-type="float">
            <text:p>19631</text:p>
          </table:table-cell>
          <table:table-cell table:formula="of:=IF([.B33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80])" office:value-type="float" office:value="19649" calcext:value-type="float">
            <text:p>19649</text:p>
          </table:table-cell>
          <table:table-cell table:formula="of:=IF([.B33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81])" office:value-type="float" office:value="19667" calcext:value-type="float">
            <text:p>19667</text:p>
          </table:table-cell>
          <table:table-cell table:formula="of:=IF([.B33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82])" office:value-type="float" office:value="19685" calcext:value-type="float">
            <text:p>19685</text:p>
          </table:table-cell>
          <table:table-cell table:formula="of:=IF([.B33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83])" office:value-type="float" office:value="19703" calcext:value-type="float">
            <text:p>19703</text:p>
          </table:table-cell>
          <table:table-cell table:formula="of:=IF([.B33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84])" office:value-type="float" office:value="19721" calcext:value-type="float">
            <text:p>19721</text:p>
          </table:table-cell>
          <table:table-cell table:formula="of:=IF([.B33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85])" office:value-type="float" office:value="19739" calcext:value-type="float">
            <text:p>19739</text:p>
          </table:table-cell>
          <table:table-cell table:formula="of:=IF([.B33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86])" office:value-type="float" office:value="19757" calcext:value-type="float">
            <text:p>19757</text:p>
          </table:table-cell>
          <table:table-cell table:formula="of:=IF([.B33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87])" office:value-type="float" office:value="19775" calcext:value-type="float">
            <text:p>19775</text:p>
          </table:table-cell>
          <table:table-cell table:formula="of:=IF([.B33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88])" office:value-type="float" office:value="19793" calcext:value-type="float">
            <text:p>19793</text:p>
          </table:table-cell>
          <table:table-cell table:formula="of:=IF([.B33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89])" office:value-type="float" office:value="19811" calcext:value-type="float">
            <text:p>19811</text:p>
          </table:table-cell>
          <table:table-cell table:formula="of:=IF([.B33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90])" office:value-type="float" office:value="19829" calcext:value-type="float">
            <text:p>19829</text:p>
          </table:table-cell>
          <table:table-cell table:formula="of:=IF([.B33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91])" office:value-type="float" office:value="19847" calcext:value-type="float">
            <text:p>19847</text:p>
          </table:table-cell>
          <table:table-cell table:formula="of:=IF([.B33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92])" office:value-type="float" office:value="19865" calcext:value-type="float">
            <text:p>19865</text:p>
          </table:table-cell>
          <table:table-cell table:formula="of:=IF([.B33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93])" office:value-type="float" office:value="19883" calcext:value-type="float">
            <text:p>19883</text:p>
          </table:table-cell>
          <table:table-cell table:formula="of:=IF([.B33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94])" office:value-type="float" office:value="19901" calcext:value-type="float">
            <text:p>19901</text:p>
          </table:table-cell>
          <table:table-cell table:formula="of:=IF([.B33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95])" office:value-type="float" office:value="19919" calcext:value-type="float">
            <text:p>19919</text:p>
          </table:table-cell>
          <table:table-cell table:formula="of:=IF([.B33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96])" office:value-type="float" office:value="19937" calcext:value-type="float">
            <text:p>19937</text:p>
          </table:table-cell>
          <table:table-cell table:formula="of:=IF([.B33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97])" office:value-type="float" office:value="19955" calcext:value-type="float">
            <text:p>19955</text:p>
          </table:table-cell>
          <table:table-cell table:formula="of:=IF([.B33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98])" office:value-type="float" office:value="19973" calcext:value-type="float">
            <text:p>19973</text:p>
          </table:table-cell>
          <table:table-cell table:formula="of:=IF([.B33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399])" office:value-type="float" office:value="19991" calcext:value-type="float">
            <text:p>19991</text:p>
          </table:table-cell>
          <table:table-cell table:formula="of:=IF([.B33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00])" office:value-type="float" office:value="20009" calcext:value-type="float">
            <text:p>20009</text:p>
          </table:table-cell>
          <table:table-cell table:formula="of:=IF([.B34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01])" office:value-type="float" office:value="20027" calcext:value-type="float">
            <text:p>20027</text:p>
          </table:table-cell>
          <table:table-cell table:formula="of:=IF([.B34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02])" office:value-type="float" office:value="20045" calcext:value-type="float">
            <text:p>20045</text:p>
          </table:table-cell>
          <table:table-cell table:formula="of:=IF([.B34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03])" office:value-type="float" office:value="20063" calcext:value-type="float">
            <text:p>20063</text:p>
          </table:table-cell>
          <table:table-cell table:formula="of:=IF([.B34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04])" office:value-type="float" office:value="20081" calcext:value-type="float">
            <text:p>20081</text:p>
          </table:table-cell>
          <table:table-cell table:formula="of:=IF([.B34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05])" office:value-type="float" office:value="20099" calcext:value-type="float">
            <text:p>20099</text:p>
          </table:table-cell>
          <table:table-cell table:formula="of:=IF([.B34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06])" office:value-type="float" office:value="20117" calcext:value-type="float">
            <text:p>20117</text:p>
          </table:table-cell>
          <table:table-cell table:formula="of:=IF([.B34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07])" office:value-type="float" office:value="20135" calcext:value-type="float">
            <text:p>20135</text:p>
          </table:table-cell>
          <table:table-cell table:formula="of:=IF([.B34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08])" office:value-type="float" office:value="20153" calcext:value-type="float">
            <text:p>20153</text:p>
          </table:table-cell>
          <table:table-cell table:formula="of:=IF([.B34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09])" office:value-type="float" office:value="20171" calcext:value-type="float">
            <text:p>20171</text:p>
          </table:table-cell>
          <table:table-cell table:formula="of:=IF([.B34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10])" office:value-type="float" office:value="20189" calcext:value-type="float">
            <text:p>20189</text:p>
          </table:table-cell>
          <table:table-cell table:formula="of:=IF([.B34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11])" office:value-type="float" office:value="20207" calcext:value-type="float">
            <text:p>20207</text:p>
          </table:table-cell>
          <table:table-cell table:formula="of:=IF([.B34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12])" office:value-type="float" office:value="20225" calcext:value-type="float">
            <text:p>20225</text:p>
          </table:table-cell>
          <table:table-cell table:formula="of:=IF([.B34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13])" office:value-type="float" office:value="20243" calcext:value-type="float">
            <text:p>20243</text:p>
          </table:table-cell>
          <table:table-cell table:formula="of:=IF([.B34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14])" office:value-type="float" office:value="20261" calcext:value-type="float">
            <text:p>20261</text:p>
          </table:table-cell>
          <table:table-cell table:formula="of:=IF([.B34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15])" office:value-type="float" office:value="20279" calcext:value-type="float">
            <text:p>20279</text:p>
          </table:table-cell>
          <table:table-cell table:formula="of:=IF([.B34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16])" office:value-type="float" office:value="20297" calcext:value-type="float">
            <text:p>20297</text:p>
          </table:table-cell>
          <table:table-cell table:formula="of:=IF([.B34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17])" office:value-type="float" office:value="20315" calcext:value-type="float">
            <text:p>20315</text:p>
          </table:table-cell>
          <table:table-cell table:formula="of:=IF([.B34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18])" office:value-type="float" office:value="20333" calcext:value-type="float">
            <text:p>20333</text:p>
          </table:table-cell>
          <table:table-cell table:formula="of:=IF([.B34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19])" office:value-type="float" office:value="20351" calcext:value-type="float">
            <text:p>20351</text:p>
          </table:table-cell>
          <table:table-cell table:formula="of:=IF([.B34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20])" office:value-type="float" office:value="20369" calcext:value-type="float">
            <text:p>20369</text:p>
          </table:table-cell>
          <table:table-cell table:formula="of:=IF([.B34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21])" office:value-type="float" office:value="20387" calcext:value-type="float">
            <text:p>20387</text:p>
          </table:table-cell>
          <table:table-cell table:formula="of:=IF([.B34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22])" office:value-type="float" office:value="20405" calcext:value-type="float">
            <text:p>20405</text:p>
          </table:table-cell>
          <table:table-cell table:formula="of:=IF([.B34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23])" office:value-type="float" office:value="20423" calcext:value-type="float">
            <text:p>20423</text:p>
          </table:table-cell>
          <table:table-cell table:formula="of:=IF([.B34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24])" office:value-type="float" office:value="20441" calcext:value-type="float">
            <text:p>20441</text:p>
          </table:table-cell>
          <table:table-cell table:formula="of:=IF([.B34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25])" office:value-type="float" office:value="20459" calcext:value-type="float">
            <text:p>20459</text:p>
          </table:table-cell>
          <table:table-cell table:formula="of:=IF([.B34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26])" office:value-type="float" office:value="20477" calcext:value-type="float">
            <text:p>20477</text:p>
          </table:table-cell>
          <table:table-cell table:formula="of:=IF([.B34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27])" office:value-type="float" office:value="20495" calcext:value-type="float">
            <text:p>20495</text:p>
          </table:table-cell>
          <table:table-cell table:formula="of:=IF([.B34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28])" office:value-type="float" office:value="20513" calcext:value-type="float">
            <text:p>20513</text:p>
          </table:table-cell>
          <table:table-cell table:formula="of:=IF([.B34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29])" office:value-type="float" office:value="20531" calcext:value-type="float">
            <text:p>20531</text:p>
          </table:table-cell>
          <table:table-cell table:formula="of:=IF([.B34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30])" office:value-type="float" office:value="20549" calcext:value-type="float">
            <text:p>20549</text:p>
          </table:table-cell>
          <table:table-cell table:formula="of:=IF([.B34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31])" office:value-type="float" office:value="20567" calcext:value-type="float">
            <text:p>20567</text:p>
          </table:table-cell>
          <table:table-cell table:formula="of:=IF([.B34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32])" office:value-type="float" office:value="20585" calcext:value-type="float">
            <text:p>20585</text:p>
          </table:table-cell>
          <table:table-cell table:formula="of:=IF([.B34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33])" office:value-type="float" office:value="20603" calcext:value-type="float">
            <text:p>20603</text:p>
          </table:table-cell>
          <table:table-cell table:formula="of:=IF([.B34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34])" office:value-type="float" office:value="20621" calcext:value-type="float">
            <text:p>20621</text:p>
          </table:table-cell>
          <table:table-cell table:formula="of:=IF([.B34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35])" office:value-type="float" office:value="20639" calcext:value-type="float">
            <text:p>20639</text:p>
          </table:table-cell>
          <table:table-cell table:formula="of:=IF([.B34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36])" office:value-type="float" office:value="20657" calcext:value-type="float">
            <text:p>20657</text:p>
          </table:table-cell>
          <table:table-cell table:formula="of:=IF([.B34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37])" office:value-type="float" office:value="20675" calcext:value-type="float">
            <text:p>20675</text:p>
          </table:table-cell>
          <table:table-cell table:formula="of:=IF([.B34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38])" office:value-type="float" office:value="20693" calcext:value-type="float">
            <text:p>20693</text:p>
          </table:table-cell>
          <table:table-cell table:formula="of:=IF([.B34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39])" office:value-type="float" office:value="20711" calcext:value-type="float">
            <text:p>20711</text:p>
          </table:table-cell>
          <table:table-cell table:formula="of:=IF([.B34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40])" office:value-type="float" office:value="20729" calcext:value-type="float">
            <text:p>20729</text:p>
          </table:table-cell>
          <table:table-cell table:formula="of:=IF([.B34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41])" office:value-type="float" office:value="20747" calcext:value-type="float">
            <text:p>20747</text:p>
          </table:table-cell>
          <table:table-cell table:formula="of:=IF([.B34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42])" office:value-type="float" office:value="20765" calcext:value-type="float">
            <text:p>20765</text:p>
          </table:table-cell>
          <table:table-cell table:formula="of:=IF([.B34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43])" office:value-type="float" office:value="20783" calcext:value-type="float">
            <text:p>20783</text:p>
          </table:table-cell>
          <table:table-cell table:formula="of:=IF([.B34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44])" office:value-type="float" office:value="20801" calcext:value-type="float">
            <text:p>20801</text:p>
          </table:table-cell>
          <table:table-cell table:formula="of:=IF([.B34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45])" office:value-type="float" office:value="20819" calcext:value-type="float">
            <text:p>20819</text:p>
          </table:table-cell>
          <table:table-cell table:formula="of:=IF([.B34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46])" office:value-type="float" office:value="20837" calcext:value-type="float">
            <text:p>20837</text:p>
          </table:table-cell>
          <table:table-cell table:formula="of:=IF([.B34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47])" office:value-type="float" office:value="20855" calcext:value-type="float">
            <text:p>20855</text:p>
          </table:table-cell>
          <table:table-cell table:formula="of:=IF([.B34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48])" office:value-type="float" office:value="20873" calcext:value-type="float">
            <text:p>20873</text:p>
          </table:table-cell>
          <table:table-cell table:formula="of:=IF([.B34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49])" office:value-type="float" office:value="20891" calcext:value-type="float">
            <text:p>20891</text:p>
          </table:table-cell>
          <table:table-cell table:formula="of:=IF([.B34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50])" office:value-type="float" office:value="20909" calcext:value-type="float">
            <text:p>20909</text:p>
          </table:table-cell>
          <table:table-cell table:formula="of:=IF([.B34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51])" office:value-type="float" office:value="20927" calcext:value-type="float">
            <text:p>20927</text:p>
          </table:table-cell>
          <table:table-cell table:formula="of:=IF([.B34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52])" office:value-type="float" office:value="20945" calcext:value-type="float">
            <text:p>20945</text:p>
          </table:table-cell>
          <table:table-cell table:formula="of:=IF([.B34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53])" office:value-type="float" office:value="20963" calcext:value-type="float">
            <text:p>20963</text:p>
          </table:table-cell>
          <table:table-cell table:formula="of:=IF([.B34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54])" office:value-type="float" office:value="20981" calcext:value-type="float">
            <text:p>20981</text:p>
          </table:table-cell>
          <table:table-cell table:formula="of:=IF([.B34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55])" office:value-type="float" office:value="20999" calcext:value-type="float">
            <text:p>20999</text:p>
          </table:table-cell>
          <table:table-cell table:formula="of:=IF([.B34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56])" office:value-type="float" office:value="21017" calcext:value-type="float">
            <text:p>21017</text:p>
          </table:table-cell>
          <table:table-cell table:formula="of:=IF([.B34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57])" office:value-type="float" office:value="21035" calcext:value-type="float">
            <text:p>21035</text:p>
          </table:table-cell>
          <table:table-cell table:formula="of:=IF([.B34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58])" office:value-type="float" office:value="21053" calcext:value-type="float">
            <text:p>21053</text:p>
          </table:table-cell>
          <table:table-cell table:formula="of:=IF([.B34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59])" office:value-type="float" office:value="21071" calcext:value-type="float">
            <text:p>21071</text:p>
          </table:table-cell>
          <table:table-cell table:formula="of:=IF([.B34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60])" office:value-type="float" office:value="21089" calcext:value-type="float">
            <text:p>21089</text:p>
          </table:table-cell>
          <table:table-cell table:formula="of:=IF([.B34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61])" office:value-type="float" office:value="21107" calcext:value-type="float">
            <text:p>21107</text:p>
          </table:table-cell>
          <table:table-cell table:formula="of:=IF([.B34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62])" office:value-type="float" office:value="21125" calcext:value-type="float">
            <text:p>21125</text:p>
          </table:table-cell>
          <table:table-cell table:formula="of:=IF([.B34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63])" office:value-type="float" office:value="21143" calcext:value-type="float">
            <text:p>21143</text:p>
          </table:table-cell>
          <table:table-cell table:formula="of:=IF([.B34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64])" office:value-type="float" office:value="21161" calcext:value-type="float">
            <text:p>21161</text:p>
          </table:table-cell>
          <table:table-cell table:formula="of:=IF([.B34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65])" office:value-type="float" office:value="21179" calcext:value-type="float">
            <text:p>21179</text:p>
          </table:table-cell>
          <table:table-cell table:formula="of:=IF([.B34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66])" office:value-type="float" office:value="21197" calcext:value-type="float">
            <text:p>21197</text:p>
          </table:table-cell>
          <table:table-cell table:formula="of:=IF([.B34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67])" office:value-type="float" office:value="21215" calcext:value-type="float">
            <text:p>21215</text:p>
          </table:table-cell>
          <table:table-cell table:formula="of:=IF([.B34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68])" office:value-type="float" office:value="21233" calcext:value-type="float">
            <text:p>21233</text:p>
          </table:table-cell>
          <table:table-cell table:formula="of:=IF([.B34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69])" office:value-type="float" office:value="21251" calcext:value-type="float">
            <text:p>21251</text:p>
          </table:table-cell>
          <table:table-cell table:formula="of:=IF([.B34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70])" office:value-type="float" office:value="21269" calcext:value-type="float">
            <text:p>21269</text:p>
          </table:table-cell>
          <table:table-cell table:formula="of:=IF([.B34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71])" office:value-type="float" office:value="21287" calcext:value-type="float">
            <text:p>21287</text:p>
          </table:table-cell>
          <table:table-cell table:formula="of:=IF([.B34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72])" office:value-type="float" office:value="21305" calcext:value-type="float">
            <text:p>21305</text:p>
          </table:table-cell>
          <table:table-cell table:formula="of:=IF([.B34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73])" office:value-type="float" office:value="21323" calcext:value-type="float">
            <text:p>21323</text:p>
          </table:table-cell>
          <table:table-cell table:formula="of:=IF([.B34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74])" office:value-type="float" office:value="21341" calcext:value-type="float">
            <text:p>21341</text:p>
          </table:table-cell>
          <table:table-cell table:formula="of:=IF([.B34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75])" office:value-type="float" office:value="21359" calcext:value-type="float">
            <text:p>21359</text:p>
          </table:table-cell>
          <table:table-cell table:formula="of:=IF([.B34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76])" office:value-type="float" office:value="21377" calcext:value-type="float">
            <text:p>21377</text:p>
          </table:table-cell>
          <table:table-cell table:formula="of:=IF([.B34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77])" office:value-type="float" office:value="21395" calcext:value-type="float">
            <text:p>21395</text:p>
          </table:table-cell>
          <table:table-cell table:formula="of:=IF([.B34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78])" office:value-type="float" office:value="21413" calcext:value-type="float">
            <text:p>21413</text:p>
          </table:table-cell>
          <table:table-cell table:formula="of:=IF([.B34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479])" office:value-type="float" office:value="21431" calcext:value-type="float">
            <text:p>21431</text:p>
          </table:table-cell>
          <table:table-cell table:formula="of:=IF([.B34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80])" office:value-type="float" office:value="21450" calcext:value-type="float">
            <text:p>21450</text:p>
          </table:table-cell>
          <table:table-cell table:formula="of:=IF([.B34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81])" office:value-type="float" office:value="21469" calcext:value-type="float">
            <text:p>21469</text:p>
          </table:table-cell>
          <table:table-cell table:formula="of:=IF([.B34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82])" office:value-type="float" office:value="21488" calcext:value-type="float">
            <text:p>21488</text:p>
          </table:table-cell>
          <table:table-cell table:formula="of:=IF([.B34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83])" office:value-type="float" office:value="21507" calcext:value-type="float">
            <text:p>21507</text:p>
          </table:table-cell>
          <table:table-cell table:formula="of:=IF([.B34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84])" office:value-type="float" office:value="21526" calcext:value-type="float">
            <text:p>21526</text:p>
          </table:table-cell>
          <table:table-cell table:formula="of:=IF([.B34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85])" office:value-type="float" office:value="21545" calcext:value-type="float">
            <text:p>21545</text:p>
          </table:table-cell>
          <table:table-cell table:formula="of:=IF([.B34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86])" office:value-type="float" office:value="21564" calcext:value-type="float">
            <text:p>21564</text:p>
          </table:table-cell>
          <table:table-cell table:formula="of:=IF([.B34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87])" office:value-type="float" office:value="21583" calcext:value-type="float">
            <text:p>21583</text:p>
          </table:table-cell>
          <table:table-cell table:formula="of:=IF([.B34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88])" office:value-type="float" office:value="21602" calcext:value-type="float">
            <text:p>21602</text:p>
          </table:table-cell>
          <table:table-cell table:formula="of:=IF([.B34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89])" office:value-type="float" office:value="21621" calcext:value-type="float">
            <text:p>21621</text:p>
          </table:table-cell>
          <table:table-cell table:formula="of:=IF([.B34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90])" office:value-type="float" office:value="21640" calcext:value-type="float">
            <text:p>21640</text:p>
          </table:table-cell>
          <table:table-cell table:formula="of:=IF([.B34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91])" office:value-type="float" office:value="21659" calcext:value-type="float">
            <text:p>21659</text:p>
          </table:table-cell>
          <table:table-cell table:formula="of:=IF([.B34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92])" office:value-type="float" office:value="21678" calcext:value-type="float">
            <text:p>21678</text:p>
          </table:table-cell>
          <table:table-cell table:formula="of:=IF([.B34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93])" office:value-type="float" office:value="21697" calcext:value-type="float">
            <text:p>21697</text:p>
          </table:table-cell>
          <table:table-cell table:formula="of:=IF([.B34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94])" office:value-type="float" office:value="21716" calcext:value-type="float">
            <text:p>21716</text:p>
          </table:table-cell>
          <table:table-cell table:formula="of:=IF([.B34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95])" office:value-type="float" office:value="21735" calcext:value-type="float">
            <text:p>21735</text:p>
          </table:table-cell>
          <table:table-cell table:formula="of:=IF([.B34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96])" office:value-type="float" office:value="21754" calcext:value-type="float">
            <text:p>21754</text:p>
          </table:table-cell>
          <table:table-cell table:formula="of:=IF([.B34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97])" office:value-type="float" office:value="21773" calcext:value-type="float">
            <text:p>21773</text:p>
          </table:table-cell>
          <table:table-cell table:formula="of:=IF([.B34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98])" office:value-type="float" office:value="21792" calcext:value-type="float">
            <text:p>21792</text:p>
          </table:table-cell>
          <table:table-cell table:formula="of:=IF([.B34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499])" office:value-type="float" office:value="21811" calcext:value-type="float">
            <text:p>21811</text:p>
          </table:table-cell>
          <table:table-cell table:formula="of:=IF([.B34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00])" office:value-type="float" office:value="21830" calcext:value-type="float">
            <text:p>21830</text:p>
          </table:table-cell>
          <table:table-cell table:formula="of:=IF([.B35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01])" office:value-type="float" office:value="21849" calcext:value-type="float">
            <text:p>21849</text:p>
          </table:table-cell>
          <table:table-cell table:formula="of:=IF([.B35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02])" office:value-type="float" office:value="21868" calcext:value-type="float">
            <text:p>21868</text:p>
          </table:table-cell>
          <table:table-cell table:formula="of:=IF([.B35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03])" office:value-type="float" office:value="21887" calcext:value-type="float">
            <text:p>21887</text:p>
          </table:table-cell>
          <table:table-cell table:formula="of:=IF([.B35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04])" office:value-type="float" office:value="21906" calcext:value-type="float">
            <text:p>21906</text:p>
          </table:table-cell>
          <table:table-cell table:formula="of:=IF([.B35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05])" office:value-type="float" office:value="21925" calcext:value-type="float">
            <text:p>21925</text:p>
          </table:table-cell>
          <table:table-cell table:formula="of:=IF([.B35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06])" office:value-type="float" office:value="21944" calcext:value-type="float">
            <text:p>21944</text:p>
          </table:table-cell>
          <table:table-cell table:formula="of:=IF([.B35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07])" office:value-type="float" office:value="21963" calcext:value-type="float">
            <text:p>21963</text:p>
          </table:table-cell>
          <table:table-cell table:formula="of:=IF([.B35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08])" office:value-type="float" office:value="21982" calcext:value-type="float">
            <text:p>21982</text:p>
          </table:table-cell>
          <table:table-cell table:formula="of:=IF([.B35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09])" office:value-type="float" office:value="22001" calcext:value-type="float">
            <text:p>22001</text:p>
          </table:table-cell>
          <table:table-cell table:formula="of:=IF([.B35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10])" office:value-type="float" office:value="22020" calcext:value-type="float">
            <text:p>22020</text:p>
          </table:table-cell>
          <table:table-cell table:formula="of:=IF([.B35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11])" office:value-type="float" office:value="22039" calcext:value-type="float">
            <text:p>22039</text:p>
          </table:table-cell>
          <table:table-cell table:formula="of:=IF([.B35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12])" office:value-type="float" office:value="22058" calcext:value-type="float">
            <text:p>22058</text:p>
          </table:table-cell>
          <table:table-cell table:formula="of:=IF([.B35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13])" office:value-type="float" office:value="22077" calcext:value-type="float">
            <text:p>22077</text:p>
          </table:table-cell>
          <table:table-cell table:formula="of:=IF([.B35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14])" office:value-type="float" office:value="22096" calcext:value-type="float">
            <text:p>22096</text:p>
          </table:table-cell>
          <table:table-cell table:formula="of:=IF([.B35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15])" office:value-type="float" office:value="22115" calcext:value-type="float">
            <text:p>22115</text:p>
          </table:table-cell>
          <table:table-cell table:formula="of:=IF([.B35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16])" office:value-type="float" office:value="22134" calcext:value-type="float">
            <text:p>22134</text:p>
          </table:table-cell>
          <table:table-cell table:formula="of:=IF([.B35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17])" office:value-type="float" office:value="22153" calcext:value-type="float">
            <text:p>22153</text:p>
          </table:table-cell>
          <table:table-cell table:formula="of:=IF([.B35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18])" office:value-type="float" office:value="22172" calcext:value-type="float">
            <text:p>22172</text:p>
          </table:table-cell>
          <table:table-cell table:formula="of:=IF([.B35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19])" office:value-type="float" office:value="22191" calcext:value-type="float">
            <text:p>22191</text:p>
          </table:table-cell>
          <table:table-cell table:formula="of:=IF([.B35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20])" office:value-type="float" office:value="22210" calcext:value-type="float">
            <text:p>22210</text:p>
          </table:table-cell>
          <table:table-cell table:formula="of:=IF([.B35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21])" office:value-type="float" office:value="22229" calcext:value-type="float">
            <text:p>22229</text:p>
          </table:table-cell>
          <table:table-cell table:formula="of:=IF([.B35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22])" office:value-type="float" office:value="22248" calcext:value-type="float">
            <text:p>22248</text:p>
          </table:table-cell>
          <table:table-cell table:formula="of:=IF([.B35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23])" office:value-type="float" office:value="22267" calcext:value-type="float">
            <text:p>22267</text:p>
          </table:table-cell>
          <table:table-cell table:formula="of:=IF([.B35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24])" office:value-type="float" office:value="22286" calcext:value-type="float">
            <text:p>22286</text:p>
          </table:table-cell>
          <table:table-cell table:formula="of:=IF([.B35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25])" office:value-type="float" office:value="22305" calcext:value-type="float">
            <text:p>22305</text:p>
          </table:table-cell>
          <table:table-cell table:formula="of:=IF([.B35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26])" office:value-type="float" office:value="22324" calcext:value-type="float">
            <text:p>22324</text:p>
          </table:table-cell>
          <table:table-cell table:formula="of:=IF([.B35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27])" office:value-type="float" office:value="22343" calcext:value-type="float">
            <text:p>22343</text:p>
          </table:table-cell>
          <table:table-cell table:formula="of:=IF([.B35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28])" office:value-type="float" office:value="22362" calcext:value-type="float">
            <text:p>22362</text:p>
          </table:table-cell>
          <table:table-cell table:formula="of:=IF([.B35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29])" office:value-type="float" office:value="22381" calcext:value-type="float">
            <text:p>22381</text:p>
          </table:table-cell>
          <table:table-cell table:formula="of:=IF([.B35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30])" office:value-type="float" office:value="22400" calcext:value-type="float">
            <text:p>22400</text:p>
          </table:table-cell>
          <table:table-cell table:formula="of:=IF([.B35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31])" office:value-type="float" office:value="22419" calcext:value-type="float">
            <text:p>22419</text:p>
          </table:table-cell>
          <table:table-cell table:formula="of:=IF([.B35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32])" office:value-type="float" office:value="22438" calcext:value-type="float">
            <text:p>22438</text:p>
          </table:table-cell>
          <table:table-cell table:formula="of:=IF([.B35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33])" office:value-type="float" office:value="22457" calcext:value-type="float">
            <text:p>22457</text:p>
          </table:table-cell>
          <table:table-cell table:formula="of:=IF([.B35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34])" office:value-type="float" office:value="22476" calcext:value-type="float">
            <text:p>22476</text:p>
          </table:table-cell>
          <table:table-cell table:formula="of:=IF([.B35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35])" office:value-type="float" office:value="22495" calcext:value-type="float">
            <text:p>22495</text:p>
          </table:table-cell>
          <table:table-cell table:formula="of:=IF([.B35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36])" office:value-type="float" office:value="22514" calcext:value-type="float">
            <text:p>22514</text:p>
          </table:table-cell>
          <table:table-cell table:formula="of:=IF([.B35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37])" office:value-type="float" office:value="22533" calcext:value-type="float">
            <text:p>22533</text:p>
          </table:table-cell>
          <table:table-cell table:formula="of:=IF([.B35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38])" office:value-type="float" office:value="22552" calcext:value-type="float">
            <text:p>22552</text:p>
          </table:table-cell>
          <table:table-cell table:formula="of:=IF([.B35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39])" office:value-type="float" office:value="22571" calcext:value-type="float">
            <text:p>22571</text:p>
          </table:table-cell>
          <table:table-cell table:formula="of:=IF([.B35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40])" office:value-type="float" office:value="22590" calcext:value-type="float">
            <text:p>22590</text:p>
          </table:table-cell>
          <table:table-cell table:formula="of:=IF([.B35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41])" office:value-type="float" office:value="22609" calcext:value-type="float">
            <text:p>22609</text:p>
          </table:table-cell>
          <table:table-cell table:formula="of:=IF([.B35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42])" office:value-type="float" office:value="22628" calcext:value-type="float">
            <text:p>22628</text:p>
          </table:table-cell>
          <table:table-cell table:formula="of:=IF([.B35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43])" office:value-type="float" office:value="22647" calcext:value-type="float">
            <text:p>22647</text:p>
          </table:table-cell>
          <table:table-cell table:formula="of:=IF([.B35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544])" office:value-type="float" office:value="22666" calcext:value-type="float">
            <text:p>22666</text:p>
          </table:table-cell>
          <table:table-cell table:formula="of:=IF([.B35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45])" office:value-type="float" office:value="22686" calcext:value-type="float">
            <text:p>22686</text:p>
          </table:table-cell>
          <table:table-cell table:formula="of:=IF([.B35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46])" office:value-type="float" office:value="22706" calcext:value-type="float">
            <text:p>22706</text:p>
          </table:table-cell>
          <table:table-cell table:formula="of:=IF([.B35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47])" office:value-type="float" office:value="22726" calcext:value-type="float">
            <text:p>22726</text:p>
          </table:table-cell>
          <table:table-cell table:formula="of:=IF([.B35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48])" office:value-type="float" office:value="22746" calcext:value-type="float">
            <text:p>22746</text:p>
          </table:table-cell>
          <table:table-cell table:formula="of:=IF([.B35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49])" office:value-type="float" office:value="22766" calcext:value-type="float">
            <text:p>22766</text:p>
          </table:table-cell>
          <table:table-cell table:formula="of:=IF([.B35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50])" office:value-type="float" office:value="22786" calcext:value-type="float">
            <text:p>22786</text:p>
          </table:table-cell>
          <table:table-cell table:formula="of:=IF([.B35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51])" office:value-type="float" office:value="22806" calcext:value-type="float">
            <text:p>22806</text:p>
          </table:table-cell>
          <table:table-cell table:formula="of:=IF([.B35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52])" office:value-type="float" office:value="22826" calcext:value-type="float">
            <text:p>22826</text:p>
          </table:table-cell>
          <table:table-cell table:formula="of:=IF([.B35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53])" office:value-type="float" office:value="22846" calcext:value-type="float">
            <text:p>22846</text:p>
          </table:table-cell>
          <table:table-cell table:formula="of:=IF([.B35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54])" office:value-type="float" office:value="22866" calcext:value-type="float">
            <text:p>22866</text:p>
          </table:table-cell>
          <table:table-cell table:formula="of:=IF([.B35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55])" office:value-type="float" office:value="22886" calcext:value-type="float">
            <text:p>22886</text:p>
          </table:table-cell>
          <table:table-cell table:formula="of:=IF([.B35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56])" office:value-type="float" office:value="22906" calcext:value-type="float">
            <text:p>22906</text:p>
          </table:table-cell>
          <table:table-cell table:formula="of:=IF([.B35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57])" office:value-type="float" office:value="22926" calcext:value-type="float">
            <text:p>22926</text:p>
          </table:table-cell>
          <table:table-cell table:formula="of:=IF([.B35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58])" office:value-type="float" office:value="22946" calcext:value-type="float">
            <text:p>22946</text:p>
          </table:table-cell>
          <table:table-cell table:formula="of:=IF([.B35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59])" office:value-type="float" office:value="22966" calcext:value-type="float">
            <text:p>22966</text:p>
          </table:table-cell>
          <table:table-cell table:formula="of:=IF([.B35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60])" office:value-type="float" office:value="22986" calcext:value-type="float">
            <text:p>22986</text:p>
          </table:table-cell>
          <table:table-cell table:formula="of:=IF([.B35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61])" office:value-type="float" office:value="23006" calcext:value-type="float">
            <text:p>23006</text:p>
          </table:table-cell>
          <table:table-cell table:formula="of:=IF([.B35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62])" office:value-type="float" office:value="23026" calcext:value-type="float">
            <text:p>23026</text:p>
          </table:table-cell>
          <table:table-cell table:formula="of:=IF([.B35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63])" office:value-type="float" office:value="23046" calcext:value-type="float">
            <text:p>23046</text:p>
          </table:table-cell>
          <table:table-cell table:formula="of:=IF([.B35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64])" office:value-type="float" office:value="23066" calcext:value-type="float">
            <text:p>23066</text:p>
          </table:table-cell>
          <table:table-cell table:formula="of:=IF([.B35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65])" office:value-type="float" office:value="23086" calcext:value-type="float">
            <text:p>23086</text:p>
          </table:table-cell>
          <table:table-cell table:formula="of:=IF([.B35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66])" office:value-type="float" office:value="23106" calcext:value-type="float">
            <text:p>23106</text:p>
          </table:table-cell>
          <table:table-cell table:formula="of:=IF([.B35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67])" office:value-type="float" office:value="23126" calcext:value-type="float">
            <text:p>23126</text:p>
          </table:table-cell>
          <table:table-cell table:formula="of:=IF([.B35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68])" office:value-type="float" office:value="23146" calcext:value-type="float">
            <text:p>23146</text:p>
          </table:table-cell>
          <table:table-cell table:formula="of:=IF([.B35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69])" office:value-type="float" office:value="23166" calcext:value-type="float">
            <text:p>23166</text:p>
          </table:table-cell>
          <table:table-cell table:formula="of:=IF([.B35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70])" office:value-type="float" office:value="23186" calcext:value-type="float">
            <text:p>23186</text:p>
          </table:table-cell>
          <table:table-cell table:formula="of:=IF([.B35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71])" office:value-type="float" office:value="23206" calcext:value-type="float">
            <text:p>23206</text:p>
          </table:table-cell>
          <table:table-cell table:formula="of:=IF([.B35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72])" office:value-type="float" office:value="23226" calcext:value-type="float">
            <text:p>23226</text:p>
          </table:table-cell>
          <table:table-cell table:formula="of:=IF([.B35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73])" office:value-type="float" office:value="23246" calcext:value-type="float">
            <text:p>23246</text:p>
          </table:table-cell>
          <table:table-cell table:formula="of:=IF([.B35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74])" office:value-type="float" office:value="23266" calcext:value-type="float">
            <text:p>23266</text:p>
          </table:table-cell>
          <table:table-cell table:formula="of:=IF([.B35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75])" office:value-type="float" office:value="23286" calcext:value-type="float">
            <text:p>23286</text:p>
          </table:table-cell>
          <table:table-cell table:formula="of:=IF([.B35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76])" office:value-type="float" office:value="23306" calcext:value-type="float">
            <text:p>23306</text:p>
          </table:table-cell>
          <table:table-cell table:formula="of:=IF([.B35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77])" office:value-type="float" office:value="23326" calcext:value-type="float">
            <text:p>23326</text:p>
          </table:table-cell>
          <table:table-cell table:formula="of:=IF([.B35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78])" office:value-type="float" office:value="23346" calcext:value-type="float">
            <text:p>23346</text:p>
          </table:table-cell>
          <table:table-cell table:formula="of:=IF([.B35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79])" office:value-type="float" office:value="23366" calcext:value-type="float">
            <text:p>23366</text:p>
          </table:table-cell>
          <table:table-cell table:formula="of:=IF([.B35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80])" office:value-type="float" office:value="23386" calcext:value-type="float">
            <text:p>23386</text:p>
          </table:table-cell>
          <table:table-cell table:formula="of:=IF([.B35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81])" office:value-type="float" office:value="23406" calcext:value-type="float">
            <text:p>23406</text:p>
          </table:table-cell>
          <table:table-cell table:formula="of:=IF([.B35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82])" office:value-type="float" office:value="23426" calcext:value-type="float">
            <text:p>23426</text:p>
          </table:table-cell>
          <table:table-cell table:formula="of:=IF([.B35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83])" office:value-type="float" office:value="23446" calcext:value-type="float">
            <text:p>23446</text:p>
          </table:table-cell>
          <table:table-cell table:formula="of:=IF([.B35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84])" office:value-type="float" office:value="23466" calcext:value-type="float">
            <text:p>23466</text:p>
          </table:table-cell>
          <table:table-cell table:formula="of:=IF([.B35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85])" office:value-type="float" office:value="23486" calcext:value-type="float">
            <text:p>23486</text:p>
          </table:table-cell>
          <table:table-cell table:formula="of:=IF([.B35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86])" office:value-type="float" office:value="23506" calcext:value-type="float">
            <text:p>23506</text:p>
          </table:table-cell>
          <table:table-cell table:formula="of:=IF([.B35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87])" office:value-type="float" office:value="23526" calcext:value-type="float">
            <text:p>23526</text:p>
          </table:table-cell>
          <table:table-cell table:formula="of:=IF([.B35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88])" office:value-type="float" office:value="23546" calcext:value-type="float">
            <text:p>23546</text:p>
          </table:table-cell>
          <table:table-cell table:formula="of:=IF([.B35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89])" office:value-type="float" office:value="23566" calcext:value-type="float">
            <text:p>23566</text:p>
          </table:table-cell>
          <table:table-cell table:formula="of:=IF([.B35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90])" office:value-type="float" office:value="23586" calcext:value-type="float">
            <text:p>23586</text:p>
          </table:table-cell>
          <table:table-cell table:formula="of:=IF([.B35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91])" office:value-type="float" office:value="23606" calcext:value-type="float">
            <text:p>23606</text:p>
          </table:table-cell>
          <table:table-cell table:formula="of:=IF([.B35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92])" office:value-type="float" office:value="23626" calcext:value-type="float">
            <text:p>23626</text:p>
          </table:table-cell>
          <table:table-cell table:formula="of:=IF([.B35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93])" office:value-type="float" office:value="23646" calcext:value-type="float">
            <text:p>23646</text:p>
          </table:table-cell>
          <table:table-cell table:formula="of:=IF([.B35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94])" office:value-type="float" office:value="23666" calcext:value-type="float">
            <text:p>23666</text:p>
          </table:table-cell>
          <table:table-cell table:formula="of:=IF([.B35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95])" office:value-type="float" office:value="23686" calcext:value-type="float">
            <text:p>23686</text:p>
          </table:table-cell>
          <table:table-cell table:formula="of:=IF([.B35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96])" office:value-type="float" office:value="23706" calcext:value-type="float">
            <text:p>23706</text:p>
          </table:table-cell>
          <table:table-cell table:formula="of:=IF([.B35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597])" office:value-type="float" office:value="23726" calcext:value-type="float">
            <text:p>23726</text:p>
          </table:table-cell>
          <table:table-cell table:formula="of:=IF([.B35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598])" office:value-type="float" office:value="23747" calcext:value-type="float">
            <text:p>23747</text:p>
          </table:table-cell>
          <table:table-cell table:formula="of:=IF([.B35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599])" office:value-type="float" office:value="23768" calcext:value-type="float">
            <text:p>23768</text:p>
          </table:table-cell>
          <table:table-cell table:formula="of:=IF([.B35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00])" office:value-type="float" office:value="23789" calcext:value-type="float">
            <text:p>23789</text:p>
          </table:table-cell>
          <table:table-cell table:formula="of:=IF([.B36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01])" office:value-type="float" office:value="23810" calcext:value-type="float">
            <text:p>23810</text:p>
          </table:table-cell>
          <table:table-cell table:formula="of:=IF([.B36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02])" office:value-type="float" office:value="23831" calcext:value-type="float">
            <text:p>23831</text:p>
          </table:table-cell>
          <table:table-cell table:formula="of:=IF([.B36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03])" office:value-type="float" office:value="23852" calcext:value-type="float">
            <text:p>23852</text:p>
          </table:table-cell>
          <table:table-cell table:formula="of:=IF([.B36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04])" office:value-type="float" office:value="23873" calcext:value-type="float">
            <text:p>23873</text:p>
          </table:table-cell>
          <table:table-cell table:formula="of:=IF([.B36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05])" office:value-type="float" office:value="23894" calcext:value-type="float">
            <text:p>23894</text:p>
          </table:table-cell>
          <table:table-cell table:formula="of:=IF([.B36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06])" office:value-type="float" office:value="23915" calcext:value-type="float">
            <text:p>23915</text:p>
          </table:table-cell>
          <table:table-cell table:formula="of:=IF([.B36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07])" office:value-type="float" office:value="23936" calcext:value-type="float">
            <text:p>23936</text:p>
          </table:table-cell>
          <table:table-cell table:formula="of:=IF([.B36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08])" office:value-type="float" office:value="23957" calcext:value-type="float">
            <text:p>23957</text:p>
          </table:table-cell>
          <table:table-cell table:formula="of:=IF([.B36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09])" office:value-type="float" office:value="23978" calcext:value-type="float">
            <text:p>23978</text:p>
          </table:table-cell>
          <table:table-cell table:formula="of:=IF([.B36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10])" office:value-type="float" office:value="23999" calcext:value-type="float">
            <text:p>23999</text:p>
          </table:table-cell>
          <table:table-cell table:formula="of:=IF([.B36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11])" office:value-type="float" office:value="24020" calcext:value-type="float">
            <text:p>24020</text:p>
          </table:table-cell>
          <table:table-cell table:formula="of:=IF([.B36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12])" office:value-type="float" office:value="24041" calcext:value-type="float">
            <text:p>24041</text:p>
          </table:table-cell>
          <table:table-cell table:formula="of:=IF([.B36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13])" office:value-type="float" office:value="24062" calcext:value-type="float">
            <text:p>24062</text:p>
          </table:table-cell>
          <table:table-cell table:formula="of:=IF([.B36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14])" office:value-type="float" office:value="24083" calcext:value-type="float">
            <text:p>24083</text:p>
          </table:table-cell>
          <table:table-cell table:formula="of:=IF([.B36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15])" office:value-type="float" office:value="24104" calcext:value-type="float">
            <text:p>24104</text:p>
          </table:table-cell>
          <table:table-cell table:formula="of:=IF([.B36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16])" office:value-type="float" office:value="24125" calcext:value-type="float">
            <text:p>24125</text:p>
          </table:table-cell>
          <table:table-cell table:formula="of:=IF([.B36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17])" office:value-type="float" office:value="24146" calcext:value-type="float">
            <text:p>24146</text:p>
          </table:table-cell>
          <table:table-cell table:formula="of:=IF([.B36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18])" office:value-type="float" office:value="24167" calcext:value-type="float">
            <text:p>24167</text:p>
          </table:table-cell>
          <table:table-cell table:formula="of:=IF([.B36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19])" office:value-type="float" office:value="24188" calcext:value-type="float">
            <text:p>24188</text:p>
          </table:table-cell>
          <table:table-cell table:formula="of:=IF([.B36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20])" office:value-type="float" office:value="24209" calcext:value-type="float">
            <text:p>24209</text:p>
          </table:table-cell>
          <table:table-cell table:formula="of:=IF([.B36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21])" office:value-type="float" office:value="24230" calcext:value-type="float">
            <text:p>24230</text:p>
          </table:table-cell>
          <table:table-cell table:formula="of:=IF([.B36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22])" office:value-type="float" office:value="24251" calcext:value-type="float">
            <text:p>24251</text:p>
          </table:table-cell>
          <table:table-cell table:formula="of:=IF([.B36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23])" office:value-type="float" office:value="24272" calcext:value-type="float">
            <text:p>24272</text:p>
          </table:table-cell>
          <table:table-cell table:formula="of:=IF([.B36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24])" office:value-type="float" office:value="24293" calcext:value-type="float">
            <text:p>24293</text:p>
          </table:table-cell>
          <table:table-cell table:formula="of:=IF([.B36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25])" office:value-type="float" office:value="24314" calcext:value-type="float">
            <text:p>24314</text:p>
          </table:table-cell>
          <table:table-cell table:formula="of:=IF([.B36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26])" office:value-type="float" office:value="24335" calcext:value-type="float">
            <text:p>24335</text:p>
          </table:table-cell>
          <table:table-cell table:formula="of:=IF([.B36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27])" office:value-type="float" office:value="24356" calcext:value-type="float">
            <text:p>24356</text:p>
          </table:table-cell>
          <table:table-cell table:formula="of:=IF([.B36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28])" office:value-type="float" office:value="24377" calcext:value-type="float">
            <text:p>24377</text:p>
          </table:table-cell>
          <table:table-cell table:formula="of:=IF([.B36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29])" office:value-type="float" office:value="24398" calcext:value-type="float">
            <text:p>24398</text:p>
          </table:table-cell>
          <table:table-cell table:formula="of:=IF([.B36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30])" office:value-type="float" office:value="24419" calcext:value-type="float">
            <text:p>24419</text:p>
          </table:table-cell>
          <table:table-cell table:formula="of:=IF([.B36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31])" office:value-type="float" office:value="24440" calcext:value-type="float">
            <text:p>24440</text:p>
          </table:table-cell>
          <table:table-cell table:formula="of:=IF([.B36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32])" office:value-type="float" office:value="24461" calcext:value-type="float">
            <text:p>24461</text:p>
          </table:table-cell>
          <table:table-cell table:formula="of:=IF([.B36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33])" office:value-type="float" office:value="24482" calcext:value-type="float">
            <text:p>24482</text:p>
          </table:table-cell>
          <table:table-cell table:formula="of:=IF([.B36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34])" office:value-type="float" office:value="24503" calcext:value-type="float">
            <text:p>24503</text:p>
          </table:table-cell>
          <table:table-cell table:formula="of:=IF([.B36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35])" office:value-type="float" office:value="24524" calcext:value-type="float">
            <text:p>24524</text:p>
          </table:table-cell>
          <table:table-cell table:formula="of:=IF([.B36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36])" office:value-type="float" office:value="24545" calcext:value-type="float">
            <text:p>24545</text:p>
          </table:table-cell>
          <table:table-cell table:formula="of:=IF([.B36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37])" office:value-type="float" office:value="24566" calcext:value-type="float">
            <text:p>24566</text:p>
          </table:table-cell>
          <table:table-cell table:formula="of:=IF([.B36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38])" office:value-type="float" office:value="24587" calcext:value-type="float">
            <text:p>24587</text:p>
          </table:table-cell>
          <table:table-cell table:formula="of:=IF([.B36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39])" office:value-type="float" office:value="24608" calcext:value-type="float">
            <text:p>24608</text:p>
          </table:table-cell>
          <table:table-cell table:formula="of:=IF([.B36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40])" office:value-type="float" office:value="24629" calcext:value-type="float">
            <text:p>24629</text:p>
          </table:table-cell>
          <table:table-cell table:formula="of:=IF([.B36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41])" office:value-type="float" office:value="24650" calcext:value-type="float">
            <text:p>24650</text:p>
          </table:table-cell>
          <table:table-cell table:formula="of:=IF([.B36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42])" office:value-type="float" office:value="24671" calcext:value-type="float">
            <text:p>24671</text:p>
          </table:table-cell>
          <table:table-cell table:formula="of:=IF([.B36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3643])" office:value-type="float" office:value="24692" calcext:value-type="float">
            <text:p>24692</text:p>
          </table:table-cell>
          <table:table-cell table:formula="of:=IF([.B36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44])" office:value-type="float" office:value="24714" calcext:value-type="float">
            <text:p>24714</text:p>
          </table:table-cell>
          <table:table-cell table:formula="of:=IF([.B36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45])" office:value-type="float" office:value="24736" calcext:value-type="float">
            <text:p>24736</text:p>
          </table:table-cell>
          <table:table-cell table:formula="of:=IF([.B36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46])" office:value-type="float" office:value="24758" calcext:value-type="float">
            <text:p>24758</text:p>
          </table:table-cell>
          <table:table-cell table:formula="of:=IF([.B36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47])" office:value-type="float" office:value="24780" calcext:value-type="float">
            <text:p>24780</text:p>
          </table:table-cell>
          <table:table-cell table:formula="of:=IF([.B36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48])" office:value-type="float" office:value="24802" calcext:value-type="float">
            <text:p>24802</text:p>
          </table:table-cell>
          <table:table-cell table:formula="of:=IF([.B36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49])" office:value-type="float" office:value="24824" calcext:value-type="float">
            <text:p>24824</text:p>
          </table:table-cell>
          <table:table-cell table:formula="of:=IF([.B36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50])" office:value-type="float" office:value="24846" calcext:value-type="float">
            <text:p>24846</text:p>
          </table:table-cell>
          <table:table-cell table:formula="of:=IF([.B36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51])" office:value-type="float" office:value="24868" calcext:value-type="float">
            <text:p>24868</text:p>
          </table:table-cell>
          <table:table-cell table:formula="of:=IF([.B36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52])" office:value-type="float" office:value="24890" calcext:value-type="float">
            <text:p>24890</text:p>
          </table:table-cell>
          <table:table-cell table:formula="of:=IF([.B36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53])" office:value-type="float" office:value="24912" calcext:value-type="float">
            <text:p>24912</text:p>
          </table:table-cell>
          <table:table-cell table:formula="of:=IF([.B36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54])" office:value-type="float" office:value="24934" calcext:value-type="float">
            <text:p>24934</text:p>
          </table:table-cell>
          <table:table-cell table:formula="of:=IF([.B36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55])" office:value-type="float" office:value="24956" calcext:value-type="float">
            <text:p>24956</text:p>
          </table:table-cell>
          <table:table-cell table:formula="of:=IF([.B36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56])" office:value-type="float" office:value="24978" calcext:value-type="float">
            <text:p>24978</text:p>
          </table:table-cell>
          <table:table-cell table:formula="of:=IF([.B36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57])" office:value-type="float" office:value="25000" calcext:value-type="float">
            <text:p>25000</text:p>
          </table:table-cell>
          <table:table-cell table:formula="of:=IF([.B36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58])" office:value-type="float" office:value="25022" calcext:value-type="float">
            <text:p>25022</text:p>
          </table:table-cell>
          <table:table-cell table:formula="of:=IF([.B36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59])" office:value-type="float" office:value="25044" calcext:value-type="float">
            <text:p>25044</text:p>
          </table:table-cell>
          <table:table-cell table:formula="of:=IF([.B36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60])" office:value-type="float" office:value="25066" calcext:value-type="float">
            <text:p>25066</text:p>
          </table:table-cell>
          <table:table-cell table:formula="of:=IF([.B36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61])" office:value-type="float" office:value="25088" calcext:value-type="float">
            <text:p>25088</text:p>
          </table:table-cell>
          <table:table-cell table:formula="of:=IF([.B36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62])" office:value-type="float" office:value="25110" calcext:value-type="float">
            <text:p>25110</text:p>
          </table:table-cell>
          <table:table-cell table:formula="of:=IF([.B36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63])" office:value-type="float" office:value="25132" calcext:value-type="float">
            <text:p>25132</text:p>
          </table:table-cell>
          <table:table-cell table:formula="of:=IF([.B36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64])" office:value-type="float" office:value="25154" calcext:value-type="float">
            <text:p>25154</text:p>
          </table:table-cell>
          <table:table-cell table:formula="of:=IF([.B36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65])" office:value-type="float" office:value="25176" calcext:value-type="float">
            <text:p>25176</text:p>
          </table:table-cell>
          <table:table-cell table:formula="of:=IF([.B36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66])" office:value-type="float" office:value="25198" calcext:value-type="float">
            <text:p>25198</text:p>
          </table:table-cell>
          <table:table-cell table:formula="of:=IF([.B36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67])" office:value-type="float" office:value="25220" calcext:value-type="float">
            <text:p>25220</text:p>
          </table:table-cell>
          <table:table-cell table:formula="of:=IF([.B36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68])" office:value-type="float" office:value="25242" calcext:value-type="float">
            <text:p>25242</text:p>
          </table:table-cell>
          <table:table-cell table:formula="of:=IF([.B36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69])" office:value-type="float" office:value="25264" calcext:value-type="float">
            <text:p>25264</text:p>
          </table:table-cell>
          <table:table-cell table:formula="of:=IF([.B36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70])" office:value-type="float" office:value="25286" calcext:value-type="float">
            <text:p>25286</text:p>
          </table:table-cell>
          <table:table-cell table:formula="of:=IF([.B36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71])" office:value-type="float" office:value="25308" calcext:value-type="float">
            <text:p>25308</text:p>
          </table:table-cell>
          <table:table-cell table:formula="of:=IF([.B36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72])" office:value-type="float" office:value="25330" calcext:value-type="float">
            <text:p>25330</text:p>
          </table:table-cell>
          <table:table-cell table:formula="of:=IF([.B36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73])" office:value-type="float" office:value="25352" calcext:value-type="float">
            <text:p>25352</text:p>
          </table:table-cell>
          <table:table-cell table:formula="of:=IF([.B36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74])" office:value-type="float" office:value="25374" calcext:value-type="float">
            <text:p>25374</text:p>
          </table:table-cell>
          <table:table-cell table:formula="of:=IF([.B36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75])" office:value-type="float" office:value="25396" calcext:value-type="float">
            <text:p>25396</text:p>
          </table:table-cell>
          <table:table-cell table:formula="of:=IF([.B36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76])" office:value-type="float" office:value="25418" calcext:value-type="float">
            <text:p>25418</text:p>
          </table:table-cell>
          <table:table-cell table:formula="of:=IF([.B36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77])" office:value-type="float" office:value="25440" calcext:value-type="float">
            <text:p>25440</text:p>
          </table:table-cell>
          <table:table-cell table:formula="of:=IF([.B36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78])" office:value-type="float" office:value="25462" calcext:value-type="float">
            <text:p>25462</text:p>
          </table:table-cell>
          <table:table-cell table:formula="of:=IF([.B36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79])" office:value-type="float" office:value="25484" calcext:value-type="float">
            <text:p>25484</text:p>
          </table:table-cell>
          <table:table-cell table:formula="of:=IF([.B36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80])" office:value-type="float" office:value="25506" calcext:value-type="float">
            <text:p>25506</text:p>
          </table:table-cell>
          <table:table-cell table:formula="of:=IF([.B36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81])" office:value-type="float" office:value="25528" calcext:value-type="float">
            <text:p>25528</text:p>
          </table:table-cell>
          <table:table-cell table:formula="of:=IF([.B36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82])" office:value-type="float" office:value="25550" calcext:value-type="float">
            <text:p>25550</text:p>
          </table:table-cell>
          <table:table-cell table:formula="of:=IF([.B36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83])" office:value-type="float" office:value="25572" calcext:value-type="float">
            <text:p>25572</text:p>
          </table:table-cell>
          <table:table-cell table:formula="of:=IF([.B36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3684])" office:value-type="float" office:value="25594" calcext:value-type="float">
            <text:p>25594</text:p>
          </table:table-cell>
          <table:table-cell table:formula="of:=IF([.B36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85])" office:value-type="float" office:value="25617" calcext:value-type="float">
            <text:p>25617</text:p>
          </table:table-cell>
          <table:table-cell table:formula="of:=IF([.B36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86])" office:value-type="float" office:value="25640" calcext:value-type="float">
            <text:p>25640</text:p>
          </table:table-cell>
          <table:table-cell table:formula="of:=IF([.B36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87])" office:value-type="float" office:value="25663" calcext:value-type="float">
            <text:p>25663</text:p>
          </table:table-cell>
          <table:table-cell table:formula="of:=IF([.B36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88])" office:value-type="float" office:value="25686" calcext:value-type="float">
            <text:p>25686</text:p>
          </table:table-cell>
          <table:table-cell table:formula="of:=IF([.B36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89])" office:value-type="float" office:value="25709" calcext:value-type="float">
            <text:p>25709</text:p>
          </table:table-cell>
          <table:table-cell table:formula="of:=IF([.B36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90])" office:value-type="float" office:value="25732" calcext:value-type="float">
            <text:p>25732</text:p>
          </table:table-cell>
          <table:table-cell table:formula="of:=IF([.B36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91])" office:value-type="float" office:value="25755" calcext:value-type="float">
            <text:p>25755</text:p>
          </table:table-cell>
          <table:table-cell table:formula="of:=IF([.B36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92])" office:value-type="float" office:value="25778" calcext:value-type="float">
            <text:p>25778</text:p>
          </table:table-cell>
          <table:table-cell table:formula="of:=IF([.B36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93])" office:value-type="float" office:value="25801" calcext:value-type="float">
            <text:p>25801</text:p>
          </table:table-cell>
          <table:table-cell table:formula="of:=IF([.B36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94])" office:value-type="float" office:value="25824" calcext:value-type="float">
            <text:p>25824</text:p>
          </table:table-cell>
          <table:table-cell table:formula="of:=IF([.B36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95])" office:value-type="float" office:value="25847" calcext:value-type="float">
            <text:p>25847</text:p>
          </table:table-cell>
          <table:table-cell table:formula="of:=IF([.B36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96])" office:value-type="float" office:value="25870" calcext:value-type="float">
            <text:p>25870</text:p>
          </table:table-cell>
          <table:table-cell table:formula="of:=IF([.B36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97])" office:value-type="float" office:value="25893" calcext:value-type="float">
            <text:p>25893</text:p>
          </table:table-cell>
          <table:table-cell table:formula="of:=IF([.B36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98])" office:value-type="float" office:value="25916" calcext:value-type="float">
            <text:p>25916</text:p>
          </table:table-cell>
          <table:table-cell table:formula="of:=IF([.B36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699])" office:value-type="float" office:value="25939" calcext:value-type="float">
            <text:p>25939</text:p>
          </table:table-cell>
          <table:table-cell table:formula="of:=IF([.B36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00])" office:value-type="float" office:value="25962" calcext:value-type="float">
            <text:p>25962</text:p>
          </table:table-cell>
          <table:table-cell table:formula="of:=IF([.B37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01])" office:value-type="float" office:value="25985" calcext:value-type="float">
            <text:p>25985</text:p>
          </table:table-cell>
          <table:table-cell table:formula="of:=IF([.B37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02])" office:value-type="float" office:value="26008" calcext:value-type="float">
            <text:p>26008</text:p>
          </table:table-cell>
          <table:table-cell table:formula="of:=IF([.B37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03])" office:value-type="float" office:value="26031" calcext:value-type="float">
            <text:p>26031</text:p>
          </table:table-cell>
          <table:table-cell table:formula="of:=IF([.B37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04])" office:value-type="float" office:value="26054" calcext:value-type="float">
            <text:p>26054</text:p>
          </table:table-cell>
          <table:table-cell table:formula="of:=IF([.B37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05])" office:value-type="float" office:value="26077" calcext:value-type="float">
            <text:p>26077</text:p>
          </table:table-cell>
          <table:table-cell table:formula="of:=IF([.B37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06])" office:value-type="float" office:value="26100" calcext:value-type="float">
            <text:p>26100</text:p>
          </table:table-cell>
          <table:table-cell table:formula="of:=IF([.B37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07])" office:value-type="float" office:value="26123" calcext:value-type="float">
            <text:p>26123</text:p>
          </table:table-cell>
          <table:table-cell table:formula="of:=IF([.B37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08])" office:value-type="float" office:value="26146" calcext:value-type="float">
            <text:p>26146</text:p>
          </table:table-cell>
          <table:table-cell table:formula="of:=IF([.B37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09])" office:value-type="float" office:value="26169" calcext:value-type="float">
            <text:p>26169</text:p>
          </table:table-cell>
          <table:table-cell table:formula="of:=IF([.B37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10])" office:value-type="float" office:value="26192" calcext:value-type="float">
            <text:p>26192</text:p>
          </table:table-cell>
          <table:table-cell table:formula="of:=IF([.B37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11])" office:value-type="float" office:value="26215" calcext:value-type="float">
            <text:p>26215</text:p>
          </table:table-cell>
          <table:table-cell table:formula="of:=IF([.B37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12])" office:value-type="float" office:value="26238" calcext:value-type="float">
            <text:p>26238</text:p>
          </table:table-cell>
          <table:table-cell table:formula="of:=IF([.B37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13])" office:value-type="float" office:value="26261" calcext:value-type="float">
            <text:p>26261</text:p>
          </table:table-cell>
          <table:table-cell table:formula="of:=IF([.B37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14])" office:value-type="float" office:value="26284" calcext:value-type="float">
            <text:p>26284</text:p>
          </table:table-cell>
          <table:table-cell table:formula="of:=IF([.B37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15])" office:value-type="float" office:value="26307" calcext:value-type="float">
            <text:p>26307</text:p>
          </table:table-cell>
          <table:table-cell table:formula="of:=IF([.B37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16])" office:value-type="float" office:value="26330" calcext:value-type="float">
            <text:p>26330</text:p>
          </table:table-cell>
          <table:table-cell table:formula="of:=IF([.B37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17])" office:value-type="float" office:value="26353" calcext:value-type="float">
            <text:p>26353</text:p>
          </table:table-cell>
          <table:table-cell table:formula="of:=IF([.B37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18])" office:value-type="float" office:value="26376" calcext:value-type="float">
            <text:p>26376</text:p>
          </table:table-cell>
          <table:table-cell table:formula="of:=IF([.B37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19])" office:value-type="float" office:value="26399" calcext:value-type="float">
            <text:p>26399</text:p>
          </table:table-cell>
          <table:table-cell table:formula="of:=IF([.B37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20])" office:value-type="float" office:value="26422" calcext:value-type="float">
            <text:p>26422</text:p>
          </table:table-cell>
          <table:table-cell table:formula="of:=IF([.B37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21])" office:value-type="float" office:value="26445" calcext:value-type="float">
            <text:p>26445</text:p>
          </table:table-cell>
          <table:table-cell table:formula="of:=IF([.B37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22])" office:value-type="float" office:value="26468" calcext:value-type="float">
            <text:p>26468</text:p>
          </table:table-cell>
          <table:table-cell table:formula="of:=IF([.B37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23])" office:value-type="float" office:value="26491" calcext:value-type="float">
            <text:p>26491</text:p>
          </table:table-cell>
          <table:table-cell table:formula="of:=IF([.B37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24])" office:value-type="float" office:value="26514" calcext:value-type="float">
            <text:p>26514</text:p>
          </table:table-cell>
          <table:table-cell table:formula="of:=IF([.B37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25])" office:value-type="float" office:value="26537" calcext:value-type="float">
            <text:p>26537</text:p>
          </table:table-cell>
          <table:table-cell table:formula="of:=IF([.B37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26])" office:value-type="float" office:value="26560" calcext:value-type="float">
            <text:p>26560</text:p>
          </table:table-cell>
          <table:table-cell table:formula="of:=IF([.B37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27])" office:value-type="float" office:value="26583" calcext:value-type="float">
            <text:p>26583</text:p>
          </table:table-cell>
          <table:table-cell table:formula="of:=IF([.B37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28])" office:value-type="float" office:value="26606" calcext:value-type="float">
            <text:p>26606</text:p>
          </table:table-cell>
          <table:table-cell table:formula="of:=IF([.B37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29])" office:value-type="float" office:value="26629" calcext:value-type="float">
            <text:p>26629</text:p>
          </table:table-cell>
          <table:table-cell table:formula="of:=IF([.B37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30])" office:value-type="float" office:value="26652" calcext:value-type="float">
            <text:p>26652</text:p>
          </table:table-cell>
          <table:table-cell table:formula="of:=IF([.B37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31])" office:value-type="float" office:value="26675" calcext:value-type="float">
            <text:p>26675</text:p>
          </table:table-cell>
          <table:table-cell table:formula="of:=IF([.B37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3732])" office:value-type="float" office:value="26698" calcext:value-type="float">
            <text:p>26698</text:p>
          </table:table-cell>
          <table:table-cell table:formula="of:=IF([.B37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33])" office:value-type="float" office:value="26722" calcext:value-type="float">
            <text:p>26722</text:p>
          </table:table-cell>
          <table:table-cell table:formula="of:=IF([.B37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34])" office:value-type="float" office:value="26746" calcext:value-type="float">
            <text:p>26746</text:p>
          </table:table-cell>
          <table:table-cell table:formula="of:=IF([.B37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35])" office:value-type="float" office:value="26770" calcext:value-type="float">
            <text:p>26770</text:p>
          </table:table-cell>
          <table:table-cell table:formula="of:=IF([.B37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36])" office:value-type="float" office:value="26794" calcext:value-type="float">
            <text:p>26794</text:p>
          </table:table-cell>
          <table:table-cell table:formula="of:=IF([.B37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37])" office:value-type="float" office:value="26818" calcext:value-type="float">
            <text:p>26818</text:p>
          </table:table-cell>
          <table:table-cell table:formula="of:=IF([.B37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38])" office:value-type="float" office:value="26842" calcext:value-type="float">
            <text:p>26842</text:p>
          </table:table-cell>
          <table:table-cell table:formula="of:=IF([.B37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39])" office:value-type="float" office:value="26866" calcext:value-type="float">
            <text:p>26866</text:p>
          </table:table-cell>
          <table:table-cell table:formula="of:=IF([.B37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40])" office:value-type="float" office:value="26890" calcext:value-type="float">
            <text:p>26890</text:p>
          </table:table-cell>
          <table:table-cell table:formula="of:=IF([.B37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41])" office:value-type="float" office:value="26914" calcext:value-type="float">
            <text:p>26914</text:p>
          </table:table-cell>
          <table:table-cell table:formula="of:=IF([.B37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42])" office:value-type="float" office:value="26938" calcext:value-type="float">
            <text:p>26938</text:p>
          </table:table-cell>
          <table:table-cell table:formula="of:=IF([.B37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43])" office:value-type="float" office:value="26962" calcext:value-type="float">
            <text:p>26962</text:p>
          </table:table-cell>
          <table:table-cell table:formula="of:=IF([.B37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44])" office:value-type="float" office:value="26986" calcext:value-type="float">
            <text:p>26986</text:p>
          </table:table-cell>
          <table:table-cell table:formula="of:=IF([.B37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45])" office:value-type="float" office:value="27010" calcext:value-type="float">
            <text:p>27010</text:p>
          </table:table-cell>
          <table:table-cell table:formula="of:=IF([.B37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46])" office:value-type="float" office:value="27034" calcext:value-type="float">
            <text:p>27034</text:p>
          </table:table-cell>
          <table:table-cell table:formula="of:=IF([.B37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47])" office:value-type="float" office:value="27058" calcext:value-type="float">
            <text:p>27058</text:p>
          </table:table-cell>
          <table:table-cell table:formula="of:=IF([.B37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48])" office:value-type="float" office:value="27082" calcext:value-type="float">
            <text:p>27082</text:p>
          </table:table-cell>
          <table:table-cell table:formula="of:=IF([.B37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49])" office:value-type="float" office:value="27106" calcext:value-type="float">
            <text:p>27106</text:p>
          </table:table-cell>
          <table:table-cell table:formula="of:=IF([.B37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50])" office:value-type="float" office:value="27130" calcext:value-type="float">
            <text:p>27130</text:p>
          </table:table-cell>
          <table:table-cell table:formula="of:=IF([.B37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51])" office:value-type="float" office:value="27154" calcext:value-type="float">
            <text:p>27154</text:p>
          </table:table-cell>
          <table:table-cell table:formula="of:=IF([.B37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52])" office:value-type="float" office:value="27178" calcext:value-type="float">
            <text:p>27178</text:p>
          </table:table-cell>
          <table:table-cell table:formula="of:=IF([.B37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53])" office:value-type="float" office:value="27202" calcext:value-type="float">
            <text:p>27202</text:p>
          </table:table-cell>
          <table:table-cell table:formula="of:=IF([.B37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54])" office:value-type="float" office:value="27226" calcext:value-type="float">
            <text:p>27226</text:p>
          </table:table-cell>
          <table:table-cell table:formula="of:=IF([.B37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55])" office:value-type="float" office:value="27250" calcext:value-type="float">
            <text:p>27250</text:p>
          </table:table-cell>
          <table:table-cell table:formula="of:=IF([.B37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56])" office:value-type="float" office:value="27274" calcext:value-type="float">
            <text:p>27274</text:p>
          </table:table-cell>
          <table:table-cell table:formula="of:=IF([.B37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57])" office:value-type="float" office:value="27298" calcext:value-type="float">
            <text:p>27298</text:p>
          </table:table-cell>
          <table:table-cell table:formula="of:=IF([.B37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58])" office:value-type="float" office:value="27322" calcext:value-type="float">
            <text:p>27322</text:p>
          </table:table-cell>
          <table:table-cell table:formula="of:=IF([.B37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59])" office:value-type="float" office:value="27346" calcext:value-type="float">
            <text:p>27346</text:p>
          </table:table-cell>
          <table:table-cell table:formula="of:=IF([.B37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60])" office:value-type="float" office:value="27370" calcext:value-type="float">
            <text:p>27370</text:p>
          </table:table-cell>
          <table:table-cell table:formula="of:=IF([.B37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61])" office:value-type="float" office:value="27394" calcext:value-type="float">
            <text:p>27394</text:p>
          </table:table-cell>
          <table:table-cell table:formula="of:=IF([.B37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62])" office:value-type="float" office:value="27418" calcext:value-type="float">
            <text:p>27418</text:p>
          </table:table-cell>
          <table:table-cell table:formula="of:=IF([.B37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63])" office:value-type="float" office:value="27442" calcext:value-type="float">
            <text:p>27442</text:p>
          </table:table-cell>
          <table:table-cell table:formula="of:=IF([.B37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64])" office:value-type="float" office:value="27466" calcext:value-type="float">
            <text:p>27466</text:p>
          </table:table-cell>
          <table:table-cell table:formula="of:=IF([.B37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65])" office:value-type="float" office:value="27490" calcext:value-type="float">
            <text:p>27490</text:p>
          </table:table-cell>
          <table:table-cell table:formula="of:=IF([.B37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66])" office:value-type="float" office:value="27514" calcext:value-type="float">
            <text:p>27514</text:p>
          </table:table-cell>
          <table:table-cell table:formula="of:=IF([.B37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67])" office:value-type="float" office:value="27538" calcext:value-type="float">
            <text:p>27538</text:p>
          </table:table-cell>
          <table:table-cell table:formula="of:=IF([.B37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68])" office:value-type="float" office:value="27562" calcext:value-type="float">
            <text:p>27562</text:p>
          </table:table-cell>
          <table:table-cell table:formula="of:=IF([.B37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69])" office:value-type="float" office:value="27586" calcext:value-type="float">
            <text:p>27586</text:p>
          </table:table-cell>
          <table:table-cell table:formula="of:=IF([.B37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70])" office:value-type="float" office:value="27610" calcext:value-type="float">
            <text:p>27610</text:p>
          </table:table-cell>
          <table:table-cell table:formula="of:=IF([.B37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71])" office:value-type="float" office:value="27634" calcext:value-type="float">
            <text:p>27634</text:p>
          </table:table-cell>
          <table:table-cell table:formula="of:=IF([.B37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72])" office:value-type="float" office:value="27658" calcext:value-type="float">
            <text:p>27658</text:p>
          </table:table-cell>
          <table:table-cell table:formula="of:=IF([.B37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73])" office:value-type="float" office:value="27682" calcext:value-type="float">
            <text:p>27682</text:p>
          </table:table-cell>
          <table:table-cell table:formula="of:=IF([.B37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74])" office:value-type="float" office:value="27706" calcext:value-type="float">
            <text:p>27706</text:p>
          </table:table-cell>
          <table:table-cell table:formula="of:=IF([.B37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75])" office:value-type="float" office:value="27730" calcext:value-type="float">
            <text:p>27730</text:p>
          </table:table-cell>
          <table:table-cell table:formula="of:=IF([.B37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76])" office:value-type="float" office:value="27754" calcext:value-type="float">
            <text:p>27754</text:p>
          </table:table-cell>
          <table:table-cell table:formula="of:=IF([.B37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77])" office:value-type="float" office:value="27778" calcext:value-type="float">
            <text:p>27778</text:p>
          </table:table-cell>
          <table:table-cell table:formula="of:=IF([.B37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78])" office:value-type="float" office:value="27802" calcext:value-type="float">
            <text:p>27802</text:p>
          </table:table-cell>
          <table:table-cell table:formula="of:=IF([.B37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79])" office:value-type="float" office:value="27826" calcext:value-type="float">
            <text:p>27826</text:p>
          </table:table-cell>
          <table:table-cell table:formula="of:=IF([.B37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80])" office:value-type="float" office:value="27850" calcext:value-type="float">
            <text:p>27850</text:p>
          </table:table-cell>
          <table:table-cell table:formula="of:=IF([.B37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81])" office:value-type="float" office:value="27874" calcext:value-type="float">
            <text:p>27874</text:p>
          </table:table-cell>
          <table:table-cell table:formula="of:=IF([.B37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82])" office:value-type="float" office:value="27898" calcext:value-type="float">
            <text:p>27898</text:p>
          </table:table-cell>
          <table:table-cell table:formula="of:=IF([.B37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83])" office:value-type="float" office:value="27922" calcext:value-type="float">
            <text:p>27922</text:p>
          </table:table-cell>
          <table:table-cell table:formula="of:=IF([.B37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84])" office:value-type="float" office:value="27946" calcext:value-type="float">
            <text:p>27946</text:p>
          </table:table-cell>
          <table:table-cell table:formula="of:=IF([.B37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85])" office:value-type="float" office:value="27970" calcext:value-type="float">
            <text:p>27970</text:p>
          </table:table-cell>
          <table:table-cell table:formula="of:=IF([.B37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86])" office:value-type="float" office:value="27994" calcext:value-type="float">
            <text:p>27994</text:p>
          </table:table-cell>
          <table:table-cell table:formula="of:=IF([.B37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87])" office:value-type="float" office:value="28018" calcext:value-type="float">
            <text:p>28018</text:p>
          </table:table-cell>
          <table:table-cell table:formula="of:=IF([.B37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88])" office:value-type="float" office:value="28042" calcext:value-type="float">
            <text:p>28042</text:p>
          </table:table-cell>
          <table:table-cell table:formula="of:=IF([.B37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89])" office:value-type="float" office:value="28066" calcext:value-type="float">
            <text:p>28066</text:p>
          </table:table-cell>
          <table:table-cell table:formula="of:=IF([.B37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90])" office:value-type="float" office:value="28090" calcext:value-type="float">
            <text:p>28090</text:p>
          </table:table-cell>
          <table:table-cell table:formula="of:=IF([.B37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91])" office:value-type="float" office:value="28114" calcext:value-type="float">
            <text:p>28114</text:p>
          </table:table-cell>
          <table:table-cell table:formula="of:=IF([.B37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92])" office:value-type="float" office:value="28138" calcext:value-type="float">
            <text:p>28138</text:p>
          </table:table-cell>
          <table:table-cell table:formula="of:=IF([.B37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93])" office:value-type="float" office:value="28162" calcext:value-type="float">
            <text:p>28162</text:p>
          </table:table-cell>
          <table:table-cell table:formula="of:=IF([.B37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94])" office:value-type="float" office:value="28186" calcext:value-type="float">
            <text:p>28186</text:p>
          </table:table-cell>
          <table:table-cell table:formula="of:=IF([.B37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95])" office:value-type="float" office:value="28210" calcext:value-type="float">
            <text:p>28210</text:p>
          </table:table-cell>
          <table:table-cell table:formula="of:=IF([.B37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3796])" office:value-type="float" office:value="28234" calcext:value-type="float">
            <text:p>28234</text:p>
          </table:table-cell>
          <table:table-cell table:formula="of:=IF([.B37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797])" office:value-type="float" office:value="28259" calcext:value-type="float">
            <text:p>28259</text:p>
          </table:table-cell>
          <table:table-cell table:formula="of:=IF([.B37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798])" office:value-type="float" office:value="28284" calcext:value-type="float">
            <text:p>28284</text:p>
          </table:table-cell>
          <table:table-cell table:formula="of:=IF([.B37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799])" office:value-type="float" office:value="28309" calcext:value-type="float">
            <text:p>28309</text:p>
          </table:table-cell>
          <table:table-cell table:formula="of:=IF([.B37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00])" office:value-type="float" office:value="28334" calcext:value-type="float">
            <text:p>28334</text:p>
          </table:table-cell>
          <table:table-cell table:formula="of:=IF([.B38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01])" office:value-type="float" office:value="28359" calcext:value-type="float">
            <text:p>28359</text:p>
          </table:table-cell>
          <table:table-cell table:formula="of:=IF([.B38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02])" office:value-type="float" office:value="28384" calcext:value-type="float">
            <text:p>28384</text:p>
          </table:table-cell>
          <table:table-cell table:formula="of:=IF([.B38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03])" office:value-type="float" office:value="28409" calcext:value-type="float">
            <text:p>28409</text:p>
          </table:table-cell>
          <table:table-cell table:formula="of:=IF([.B38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04])" office:value-type="float" office:value="28434" calcext:value-type="float">
            <text:p>28434</text:p>
          </table:table-cell>
          <table:table-cell table:formula="of:=IF([.B38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05])" office:value-type="float" office:value="28459" calcext:value-type="float">
            <text:p>28459</text:p>
          </table:table-cell>
          <table:table-cell table:formula="of:=IF([.B38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06])" office:value-type="float" office:value="28484" calcext:value-type="float">
            <text:p>28484</text:p>
          </table:table-cell>
          <table:table-cell table:formula="of:=IF([.B38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07])" office:value-type="float" office:value="28509" calcext:value-type="float">
            <text:p>28509</text:p>
          </table:table-cell>
          <table:table-cell table:formula="of:=IF([.B38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08])" office:value-type="float" office:value="28534" calcext:value-type="float">
            <text:p>28534</text:p>
          </table:table-cell>
          <table:table-cell table:formula="of:=IF([.B38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09])" office:value-type="float" office:value="28559" calcext:value-type="float">
            <text:p>28559</text:p>
          </table:table-cell>
          <table:table-cell table:formula="of:=IF([.B38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10])" office:value-type="float" office:value="28584" calcext:value-type="float">
            <text:p>28584</text:p>
          </table:table-cell>
          <table:table-cell table:formula="of:=IF([.B38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11])" office:value-type="float" office:value="28609" calcext:value-type="float">
            <text:p>28609</text:p>
          </table:table-cell>
          <table:table-cell table:formula="of:=IF([.B38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12])" office:value-type="float" office:value="28634" calcext:value-type="float">
            <text:p>28634</text:p>
          </table:table-cell>
          <table:table-cell table:formula="of:=IF([.B38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13])" office:value-type="float" office:value="28659" calcext:value-type="float">
            <text:p>28659</text:p>
          </table:table-cell>
          <table:table-cell table:formula="of:=IF([.B38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14])" office:value-type="float" office:value="28684" calcext:value-type="float">
            <text:p>28684</text:p>
          </table:table-cell>
          <table:table-cell table:formula="of:=IF([.B38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15])" office:value-type="float" office:value="28709" calcext:value-type="float">
            <text:p>28709</text:p>
          </table:table-cell>
          <table:table-cell table:formula="of:=IF([.B38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16])" office:value-type="float" office:value="28734" calcext:value-type="float">
            <text:p>28734</text:p>
          </table:table-cell>
          <table:table-cell table:formula="of:=IF([.B38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17])" office:value-type="float" office:value="28759" calcext:value-type="float">
            <text:p>28759</text:p>
          </table:table-cell>
          <table:table-cell table:formula="of:=IF([.B38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18])" office:value-type="float" office:value="28784" calcext:value-type="float">
            <text:p>28784</text:p>
          </table:table-cell>
          <table:table-cell table:formula="of:=IF([.B38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19])" office:value-type="float" office:value="28809" calcext:value-type="float">
            <text:p>28809</text:p>
          </table:table-cell>
          <table:table-cell table:formula="of:=IF([.B38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20])" office:value-type="float" office:value="28834" calcext:value-type="float">
            <text:p>28834</text:p>
          </table:table-cell>
          <table:table-cell table:formula="of:=IF([.B38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21])" office:value-type="float" office:value="28859" calcext:value-type="float">
            <text:p>28859</text:p>
          </table:table-cell>
          <table:table-cell table:formula="of:=IF([.B38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22])" office:value-type="float" office:value="28884" calcext:value-type="float">
            <text:p>28884</text:p>
          </table:table-cell>
          <table:table-cell table:formula="of:=IF([.B38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23])" office:value-type="float" office:value="28909" calcext:value-type="float">
            <text:p>28909</text:p>
          </table:table-cell>
          <table:table-cell table:formula="of:=IF([.B38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24])" office:value-type="float" office:value="28934" calcext:value-type="float">
            <text:p>28934</text:p>
          </table:table-cell>
          <table:table-cell table:formula="of:=IF([.B38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25])" office:value-type="float" office:value="28959" calcext:value-type="float">
            <text:p>28959</text:p>
          </table:table-cell>
          <table:table-cell table:formula="of:=IF([.B38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26])" office:value-type="float" office:value="28984" calcext:value-type="float">
            <text:p>28984</text:p>
          </table:table-cell>
          <table:table-cell table:formula="of:=IF([.B38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27])" office:value-type="float" office:value="29009" calcext:value-type="float">
            <text:p>29009</text:p>
          </table:table-cell>
          <table:table-cell table:formula="of:=IF([.B38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28])" office:value-type="float" office:value="29034" calcext:value-type="float">
            <text:p>29034</text:p>
          </table:table-cell>
          <table:table-cell table:formula="of:=IF([.B38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29])" office:value-type="float" office:value="29059" calcext:value-type="float">
            <text:p>29059</text:p>
          </table:table-cell>
          <table:table-cell table:formula="of:=IF([.B38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30])" office:value-type="float" office:value="29084" calcext:value-type="float">
            <text:p>29084</text:p>
          </table:table-cell>
          <table:table-cell table:formula="of:=IF([.B38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31])" office:value-type="float" office:value="29109" calcext:value-type="float">
            <text:p>29109</text:p>
          </table:table-cell>
          <table:table-cell table:formula="of:=IF([.B38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32])" office:value-type="float" office:value="29134" calcext:value-type="float">
            <text:p>29134</text:p>
          </table:table-cell>
          <table:table-cell table:formula="of:=IF([.B38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33])" office:value-type="float" office:value="29159" calcext:value-type="float">
            <text:p>29159</text:p>
          </table:table-cell>
          <table:table-cell table:formula="of:=IF([.B38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34])" office:value-type="float" office:value="29184" calcext:value-type="float">
            <text:p>29184</text:p>
          </table:table-cell>
          <table:table-cell table:formula="of:=IF([.B38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35])" office:value-type="float" office:value="29209" calcext:value-type="float">
            <text:p>29209</text:p>
          </table:table-cell>
          <table:table-cell table:formula="of:=IF([.B38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3836])" office:value-type="float" office:value="29234" calcext:value-type="float">
            <text:p>29234</text:p>
          </table:table-cell>
          <table:table-cell table:formula="of:=IF([.B38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37])" office:value-type="float" office:value="29261" calcext:value-type="float">
            <text:p>29261</text:p>
          </table:table-cell>
          <table:table-cell table:formula="of:=IF([.B38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38])" office:value-type="float" office:value="29288" calcext:value-type="float">
            <text:p>29288</text:p>
          </table:table-cell>
          <table:table-cell table:formula="of:=IF([.B38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39])" office:value-type="float" office:value="29315" calcext:value-type="float">
            <text:p>29315</text:p>
          </table:table-cell>
          <table:table-cell table:formula="of:=IF([.B38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40])" office:value-type="float" office:value="29342" calcext:value-type="float">
            <text:p>29342</text:p>
          </table:table-cell>
          <table:table-cell table:formula="of:=IF([.B38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41])" office:value-type="float" office:value="29369" calcext:value-type="float">
            <text:p>29369</text:p>
          </table:table-cell>
          <table:table-cell table:formula="of:=IF([.B38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42])" office:value-type="float" office:value="29396" calcext:value-type="float">
            <text:p>29396</text:p>
          </table:table-cell>
          <table:table-cell table:formula="of:=IF([.B38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43])" office:value-type="float" office:value="29423" calcext:value-type="float">
            <text:p>29423</text:p>
          </table:table-cell>
          <table:table-cell table:formula="of:=IF([.B38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44])" office:value-type="float" office:value="29450" calcext:value-type="float">
            <text:p>29450</text:p>
          </table:table-cell>
          <table:table-cell table:formula="of:=IF([.B38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45])" office:value-type="float" office:value="29477" calcext:value-type="float">
            <text:p>29477</text:p>
          </table:table-cell>
          <table:table-cell table:formula="of:=IF([.B38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46])" office:value-type="float" office:value="29504" calcext:value-type="float">
            <text:p>29504</text:p>
          </table:table-cell>
          <table:table-cell table:formula="of:=IF([.B38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47])" office:value-type="float" office:value="29531" calcext:value-type="float">
            <text:p>29531</text:p>
          </table:table-cell>
          <table:table-cell table:formula="of:=IF([.B38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48])" office:value-type="float" office:value="29558" calcext:value-type="float">
            <text:p>29558</text:p>
          </table:table-cell>
          <table:table-cell table:formula="of:=IF([.B38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49])" office:value-type="float" office:value="29585" calcext:value-type="float">
            <text:p>29585</text:p>
          </table:table-cell>
          <table:table-cell table:formula="of:=IF([.B38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50])" office:value-type="float" office:value="29612" calcext:value-type="float">
            <text:p>29612</text:p>
          </table:table-cell>
          <table:table-cell table:formula="of:=IF([.B38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51])" office:value-type="float" office:value="29639" calcext:value-type="float">
            <text:p>29639</text:p>
          </table:table-cell>
          <table:table-cell table:formula="of:=IF([.B38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52])" office:value-type="float" office:value="29666" calcext:value-type="float">
            <text:p>29666</text:p>
          </table:table-cell>
          <table:table-cell table:formula="of:=IF([.B38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53])" office:value-type="float" office:value="29693" calcext:value-type="float">
            <text:p>29693</text:p>
          </table:table-cell>
          <table:table-cell table:formula="of:=IF([.B38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54])" office:value-type="float" office:value="29720" calcext:value-type="float">
            <text:p>29720</text:p>
          </table:table-cell>
          <table:table-cell table:formula="of:=IF([.B38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55])" office:value-type="float" office:value="29747" calcext:value-type="float">
            <text:p>29747</text:p>
          </table:table-cell>
          <table:table-cell table:formula="of:=IF([.B38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56])" office:value-type="float" office:value="29774" calcext:value-type="float">
            <text:p>29774</text:p>
          </table:table-cell>
          <table:table-cell table:formula="of:=IF([.B38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57])" office:value-type="float" office:value="29801" calcext:value-type="float">
            <text:p>29801</text:p>
          </table:table-cell>
          <table:table-cell table:formula="of:=IF([.B38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58])" office:value-type="float" office:value="29828" calcext:value-type="float">
            <text:p>29828</text:p>
          </table:table-cell>
          <table:table-cell table:formula="of:=IF([.B38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59])" office:value-type="float" office:value="29855" calcext:value-type="float">
            <text:p>29855</text:p>
          </table:table-cell>
          <table:table-cell table:formula="of:=IF([.B38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60])" office:value-type="float" office:value="29882" calcext:value-type="float">
            <text:p>29882</text:p>
          </table:table-cell>
          <table:table-cell table:formula="of:=IF([.B38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61])" office:value-type="float" office:value="29909" calcext:value-type="float">
            <text:p>29909</text:p>
          </table:table-cell>
          <table:table-cell table:formula="of:=IF([.B38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62])" office:value-type="float" office:value="29936" calcext:value-type="float">
            <text:p>29936</text:p>
          </table:table-cell>
          <table:table-cell table:formula="of:=IF([.B38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63])" office:value-type="float" office:value="29963" calcext:value-type="float">
            <text:p>29963</text:p>
          </table:table-cell>
          <table:table-cell table:formula="of:=IF([.B38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64])" office:value-type="float" office:value="29990" calcext:value-type="float">
            <text:p>29990</text:p>
          </table:table-cell>
          <table:table-cell table:formula="of:=IF([.B38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65])" office:value-type="float" office:value="30017" calcext:value-type="float">
            <text:p>30017</text:p>
          </table:table-cell>
          <table:table-cell table:formula="of:=IF([.B38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66])" office:value-type="float" office:value="30044" calcext:value-type="float">
            <text:p>30044</text:p>
          </table:table-cell>
          <table:table-cell table:formula="of:=IF([.B38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67])" office:value-type="float" office:value="30071" calcext:value-type="float">
            <text:p>30071</text:p>
          </table:table-cell>
          <table:table-cell table:formula="of:=IF([.B38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68])" office:value-type="float" office:value="30098" calcext:value-type="float">
            <text:p>30098</text:p>
          </table:table-cell>
          <table:table-cell table:formula="of:=IF([.B38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69])" office:value-type="float" office:value="30125" calcext:value-type="float">
            <text:p>30125</text:p>
          </table:table-cell>
          <table:table-cell table:formula="of:=IF([.B38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70])" office:value-type="float" office:value="30152" calcext:value-type="float">
            <text:p>30152</text:p>
          </table:table-cell>
          <table:table-cell table:formula="of:=IF([.B38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71])" office:value-type="float" office:value="30179" calcext:value-type="float">
            <text:p>30179</text:p>
          </table:table-cell>
          <table:table-cell table:formula="of:=IF([.B38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72])" office:value-type="float" office:value="30206" calcext:value-type="float">
            <text:p>30206</text:p>
          </table:table-cell>
          <table:table-cell table:formula="of:=IF([.B38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73])" office:value-type="float" office:value="30233" calcext:value-type="float">
            <text:p>30233</text:p>
          </table:table-cell>
          <table:table-cell table:formula="of:=IF([.B38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74])" office:value-type="float" office:value="30260" calcext:value-type="float">
            <text:p>30260</text:p>
          </table:table-cell>
          <table:table-cell table:formula="of:=IF([.B38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75])" office:value-type="float" office:value="30287" calcext:value-type="float">
            <text:p>30287</text:p>
          </table:table-cell>
          <table:table-cell table:formula="of:=IF([.B38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3876])" office:value-type="float" office:value="30314" calcext:value-type="float">
            <text:p>30314</text:p>
          </table:table-cell>
          <table:table-cell table:formula="of:=IF([.B38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77])" office:value-type="float" office:value="30342" calcext:value-type="float">
            <text:p>30342</text:p>
          </table:table-cell>
          <table:table-cell table:formula="of:=IF([.B38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78])" office:value-type="float" office:value="30370" calcext:value-type="float">
            <text:p>30370</text:p>
          </table:table-cell>
          <table:table-cell table:formula="of:=IF([.B38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79])" office:value-type="float" office:value="30398" calcext:value-type="float">
            <text:p>30398</text:p>
          </table:table-cell>
          <table:table-cell table:formula="of:=IF([.B38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80])" office:value-type="float" office:value="30426" calcext:value-type="float">
            <text:p>30426</text:p>
          </table:table-cell>
          <table:table-cell table:formula="of:=IF([.B38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81])" office:value-type="float" office:value="30454" calcext:value-type="float">
            <text:p>30454</text:p>
          </table:table-cell>
          <table:table-cell table:formula="of:=IF([.B38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82])" office:value-type="float" office:value="30482" calcext:value-type="float">
            <text:p>30482</text:p>
          </table:table-cell>
          <table:table-cell table:formula="of:=IF([.B38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83])" office:value-type="float" office:value="30510" calcext:value-type="float">
            <text:p>30510</text:p>
          </table:table-cell>
          <table:table-cell table:formula="of:=IF([.B38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84])" office:value-type="float" office:value="30538" calcext:value-type="float">
            <text:p>30538</text:p>
          </table:table-cell>
          <table:table-cell table:formula="of:=IF([.B38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85])" office:value-type="float" office:value="30566" calcext:value-type="float">
            <text:p>30566</text:p>
          </table:table-cell>
          <table:table-cell table:formula="of:=IF([.B38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86])" office:value-type="float" office:value="30594" calcext:value-type="float">
            <text:p>30594</text:p>
          </table:table-cell>
          <table:table-cell table:formula="of:=IF([.B38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87])" office:value-type="float" office:value="30622" calcext:value-type="float">
            <text:p>30622</text:p>
          </table:table-cell>
          <table:table-cell table:formula="of:=IF([.B38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88])" office:value-type="float" office:value="30650" calcext:value-type="float">
            <text:p>30650</text:p>
          </table:table-cell>
          <table:table-cell table:formula="of:=IF([.B38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89])" office:value-type="float" office:value="30678" calcext:value-type="float">
            <text:p>30678</text:p>
          </table:table-cell>
          <table:table-cell table:formula="of:=IF([.B38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90])" office:value-type="float" office:value="30706" calcext:value-type="float">
            <text:p>30706</text:p>
          </table:table-cell>
          <table:table-cell table:formula="of:=IF([.B38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91])" office:value-type="float" office:value="30734" calcext:value-type="float">
            <text:p>30734</text:p>
          </table:table-cell>
          <table:table-cell table:formula="of:=IF([.B38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92])" office:value-type="float" office:value="30762" calcext:value-type="float">
            <text:p>30762</text:p>
          </table:table-cell>
          <table:table-cell table:formula="of:=IF([.B38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93])" office:value-type="float" office:value="30790" calcext:value-type="float">
            <text:p>30790</text:p>
          </table:table-cell>
          <table:table-cell table:formula="of:=IF([.B38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94])" office:value-type="float" office:value="30818" calcext:value-type="float">
            <text:p>30818</text:p>
          </table:table-cell>
          <table:table-cell table:formula="of:=IF([.B38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95])" office:value-type="float" office:value="30846" calcext:value-type="float">
            <text:p>30846</text:p>
          </table:table-cell>
          <table:table-cell table:formula="of:=IF([.B38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96])" office:value-type="float" office:value="30874" calcext:value-type="float">
            <text:p>30874</text:p>
          </table:table-cell>
          <table:table-cell table:formula="of:=IF([.B38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97])" office:value-type="float" office:value="30902" calcext:value-type="float">
            <text:p>30902</text:p>
          </table:table-cell>
          <table:table-cell table:formula="of:=IF([.B38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98])" office:value-type="float" office:value="30930" calcext:value-type="float">
            <text:p>30930</text:p>
          </table:table-cell>
          <table:table-cell table:formula="of:=IF([.B38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899])" office:value-type="float" office:value="30958" calcext:value-type="float">
            <text:p>30958</text:p>
          </table:table-cell>
          <table:table-cell table:formula="of:=IF([.B38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00])" office:value-type="float" office:value="30986" calcext:value-type="float">
            <text:p>30986</text:p>
          </table:table-cell>
          <table:table-cell table:formula="of:=IF([.B39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01])" office:value-type="float" office:value="31014" calcext:value-type="float">
            <text:p>31014</text:p>
          </table:table-cell>
          <table:table-cell table:formula="of:=IF([.B39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02])" office:value-type="float" office:value="31042" calcext:value-type="float">
            <text:p>31042</text:p>
          </table:table-cell>
          <table:table-cell table:formula="of:=IF([.B39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03])" office:value-type="float" office:value="31070" calcext:value-type="float">
            <text:p>31070</text:p>
          </table:table-cell>
          <table:table-cell table:formula="of:=IF([.B39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04])" office:value-type="float" office:value="31098" calcext:value-type="float">
            <text:p>31098</text:p>
          </table:table-cell>
          <table:table-cell table:formula="of:=IF([.B39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05])" office:value-type="float" office:value="31126" calcext:value-type="float">
            <text:p>31126</text:p>
          </table:table-cell>
          <table:table-cell table:formula="of:=IF([.B39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06])" office:value-type="float" office:value="31154" calcext:value-type="float">
            <text:p>31154</text:p>
          </table:table-cell>
          <table:table-cell table:formula="of:=IF([.B39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07])" office:value-type="float" office:value="31182" calcext:value-type="float">
            <text:p>31182</text:p>
          </table:table-cell>
          <table:table-cell table:formula="of:=IF([.B39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08])" office:value-type="float" office:value="31210" calcext:value-type="float">
            <text:p>31210</text:p>
          </table:table-cell>
          <table:table-cell table:formula="of:=IF([.B39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09])" office:value-type="float" office:value="31238" calcext:value-type="float">
            <text:p>31238</text:p>
          </table:table-cell>
          <table:table-cell table:formula="of:=IF([.B39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10])" office:value-type="float" office:value="31266" calcext:value-type="float">
            <text:p>31266</text:p>
          </table:table-cell>
          <table:table-cell table:formula="of:=IF([.B39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11])" office:value-type="float" office:value="31294" calcext:value-type="float">
            <text:p>31294</text:p>
          </table:table-cell>
          <table:table-cell table:formula="of:=IF([.B39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12])" office:value-type="float" office:value="31322" calcext:value-type="float">
            <text:p>31322</text:p>
          </table:table-cell>
          <table:table-cell table:formula="of:=IF([.B39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13])" office:value-type="float" office:value="31350" calcext:value-type="float">
            <text:p>31350</text:p>
          </table:table-cell>
          <table:table-cell table:formula="of:=IF([.B39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14])" office:value-type="float" office:value="31378" calcext:value-type="float">
            <text:p>31378</text:p>
          </table:table-cell>
          <table:table-cell table:formula="of:=IF([.B39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15])" office:value-type="float" office:value="31406" calcext:value-type="float">
            <text:p>31406</text:p>
          </table:table-cell>
          <table:table-cell table:formula="of:=IF([.B39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16])" office:value-type="float" office:value="31434" calcext:value-type="float">
            <text:p>31434</text:p>
          </table:table-cell>
          <table:table-cell table:formula="of:=IF([.B39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17])" office:value-type="float" office:value="31462" calcext:value-type="float">
            <text:p>31462</text:p>
          </table:table-cell>
          <table:table-cell table:formula="of:=IF([.B39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18])" office:value-type="float" office:value="31490" calcext:value-type="float">
            <text:p>31490</text:p>
          </table:table-cell>
          <table:table-cell table:formula="of:=IF([.B39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19])" office:value-type="float" office:value="31518" calcext:value-type="float">
            <text:p>31518</text:p>
          </table:table-cell>
          <table:table-cell table:formula="of:=IF([.B39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20])" office:value-type="float" office:value="31546" calcext:value-type="float">
            <text:p>31546</text:p>
          </table:table-cell>
          <table:table-cell table:formula="of:=IF([.B39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21])" office:value-type="float" office:value="31574" calcext:value-type="float">
            <text:p>31574</text:p>
          </table:table-cell>
          <table:table-cell table:formula="of:=IF([.B39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22])" office:value-type="float" office:value="31602" calcext:value-type="float">
            <text:p>31602</text:p>
          </table:table-cell>
          <table:table-cell table:formula="of:=IF([.B39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23])" office:value-type="float" office:value="31630" calcext:value-type="float">
            <text:p>31630</text:p>
          </table:table-cell>
          <table:table-cell table:formula="of:=IF([.B39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24])" office:value-type="float" office:value="31658" calcext:value-type="float">
            <text:p>31658</text:p>
          </table:table-cell>
          <table:table-cell table:formula="of:=IF([.B39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25])" office:value-type="float" office:value="31686" calcext:value-type="float">
            <text:p>31686</text:p>
          </table:table-cell>
          <table:table-cell table:formula="of:=IF([.B39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26])" office:value-type="float" office:value="31714" calcext:value-type="float">
            <text:p>31714</text:p>
          </table:table-cell>
          <table:table-cell table:formula="of:=IF([.B39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27])" office:value-type="float" office:value="31742" calcext:value-type="float">
            <text:p>31742</text:p>
          </table:table-cell>
          <table:table-cell table:formula="of:=IF([.B39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28])" office:value-type="float" office:value="31770" calcext:value-type="float">
            <text:p>31770</text:p>
          </table:table-cell>
          <table:table-cell table:formula="of:=IF([.B39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29])" office:value-type="float" office:value="31798" calcext:value-type="float">
            <text:p>31798</text:p>
          </table:table-cell>
          <table:table-cell table:formula="of:=IF([.B39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30])" office:value-type="float" office:value="31826" calcext:value-type="float">
            <text:p>31826</text:p>
          </table:table-cell>
          <table:table-cell table:formula="of:=IF([.B39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31])" office:value-type="float" office:value="31854" calcext:value-type="float">
            <text:p>31854</text:p>
          </table:table-cell>
          <table:table-cell table:formula="of:=IF([.B39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32])" office:value-type="float" office:value="31882" calcext:value-type="float">
            <text:p>31882</text:p>
          </table:table-cell>
          <table:table-cell table:formula="of:=IF([.B39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3933])" office:value-type="float" office:value="31910" calcext:value-type="float">
            <text:p>31910</text:p>
          </table:table-cell>
          <table:table-cell table:formula="of:=IF([.B39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34])" office:value-type="float" office:value="31939" calcext:value-type="float">
            <text:p>31939</text:p>
          </table:table-cell>
          <table:table-cell table:formula="of:=IF([.B39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35])" office:value-type="float" office:value="31968" calcext:value-type="float">
            <text:p>31968</text:p>
          </table:table-cell>
          <table:table-cell table:formula="of:=IF([.B39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36])" office:value-type="float" office:value="31997" calcext:value-type="float">
            <text:p>31997</text:p>
          </table:table-cell>
          <table:table-cell table:formula="of:=IF([.B39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37])" office:value-type="float" office:value="32026" calcext:value-type="float">
            <text:p>32026</text:p>
          </table:table-cell>
          <table:table-cell table:formula="of:=IF([.B39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38])" office:value-type="float" office:value="32055" calcext:value-type="float">
            <text:p>32055</text:p>
          </table:table-cell>
          <table:table-cell table:formula="of:=IF([.B39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39])" office:value-type="float" office:value="32084" calcext:value-type="float">
            <text:p>32084</text:p>
          </table:table-cell>
          <table:table-cell table:formula="of:=IF([.B39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40])" office:value-type="float" office:value="32113" calcext:value-type="float">
            <text:p>32113</text:p>
          </table:table-cell>
          <table:table-cell table:formula="of:=IF([.B39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41])" office:value-type="float" office:value="32142" calcext:value-type="float">
            <text:p>32142</text:p>
          </table:table-cell>
          <table:table-cell table:formula="of:=IF([.B39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42])" office:value-type="float" office:value="32171" calcext:value-type="float">
            <text:p>32171</text:p>
          </table:table-cell>
          <table:table-cell table:formula="of:=IF([.B39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43])" office:value-type="float" office:value="32200" calcext:value-type="float">
            <text:p>32200</text:p>
          </table:table-cell>
          <table:table-cell table:formula="of:=IF([.B39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44])" office:value-type="float" office:value="32229" calcext:value-type="float">
            <text:p>32229</text:p>
          </table:table-cell>
          <table:table-cell table:formula="of:=IF([.B39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45])" office:value-type="float" office:value="32258" calcext:value-type="float">
            <text:p>32258</text:p>
          </table:table-cell>
          <table:table-cell table:formula="of:=IF([.B39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46])" office:value-type="float" office:value="32287" calcext:value-type="float">
            <text:p>32287</text:p>
          </table:table-cell>
          <table:table-cell table:formula="of:=IF([.B39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47])" office:value-type="float" office:value="32316" calcext:value-type="float">
            <text:p>32316</text:p>
          </table:table-cell>
          <table:table-cell table:formula="of:=IF([.B39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48])" office:value-type="float" office:value="32345" calcext:value-type="float">
            <text:p>32345</text:p>
          </table:table-cell>
          <table:table-cell table:formula="of:=IF([.B39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49])" office:value-type="float" office:value="32374" calcext:value-type="float">
            <text:p>32374</text:p>
          </table:table-cell>
          <table:table-cell table:formula="of:=IF([.B39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50])" office:value-type="float" office:value="32403" calcext:value-type="float">
            <text:p>32403</text:p>
          </table:table-cell>
          <table:table-cell table:formula="of:=IF([.B39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51])" office:value-type="float" office:value="32432" calcext:value-type="float">
            <text:p>32432</text:p>
          </table:table-cell>
          <table:table-cell table:formula="of:=IF([.B39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52])" office:value-type="float" office:value="32461" calcext:value-type="float">
            <text:p>32461</text:p>
          </table:table-cell>
          <table:table-cell table:formula="of:=IF([.B39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53])" office:value-type="float" office:value="32490" calcext:value-type="float">
            <text:p>32490</text:p>
          </table:table-cell>
          <table:table-cell table:formula="of:=IF([.B39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54])" office:value-type="float" office:value="32519" calcext:value-type="float">
            <text:p>32519</text:p>
          </table:table-cell>
          <table:table-cell table:formula="of:=IF([.B39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55])" office:value-type="float" office:value="32548" calcext:value-type="float">
            <text:p>32548</text:p>
          </table:table-cell>
          <table:table-cell table:formula="of:=IF([.B39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56])" office:value-type="float" office:value="32577" calcext:value-type="float">
            <text:p>32577</text:p>
          </table:table-cell>
          <table:table-cell table:formula="of:=IF([.B39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57])" office:value-type="float" office:value="32606" calcext:value-type="float">
            <text:p>32606</text:p>
          </table:table-cell>
          <table:table-cell table:formula="of:=IF([.B39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58])" office:value-type="float" office:value="32635" calcext:value-type="float">
            <text:p>32635</text:p>
          </table:table-cell>
          <table:table-cell table:formula="of:=IF([.B39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59])" office:value-type="float" office:value="32664" calcext:value-type="float">
            <text:p>32664</text:p>
          </table:table-cell>
          <table:table-cell table:formula="of:=IF([.B39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60])" office:value-type="float" office:value="32693" calcext:value-type="float">
            <text:p>32693</text:p>
          </table:table-cell>
          <table:table-cell table:formula="of:=IF([.B39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61])" office:value-type="float" office:value="32722" calcext:value-type="float">
            <text:p>32722</text:p>
          </table:table-cell>
          <table:table-cell table:formula="of:=IF([.B39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62])" office:value-type="float" office:value="32751" calcext:value-type="float">
            <text:p>32751</text:p>
          </table:table-cell>
          <table:table-cell table:formula="of:=IF([.B39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63])" office:value-type="float" office:value="32780" calcext:value-type="float">
            <text:p>32780</text:p>
          </table:table-cell>
          <table:table-cell table:formula="of:=IF([.B39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64])" office:value-type="float" office:value="32809" calcext:value-type="float">
            <text:p>32809</text:p>
          </table:table-cell>
          <table:table-cell table:formula="of:=IF([.B39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65])" office:value-type="float" office:value="32838" calcext:value-type="float">
            <text:p>32838</text:p>
          </table:table-cell>
          <table:table-cell table:formula="of:=IF([.B39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66])" office:value-type="float" office:value="32867" calcext:value-type="float">
            <text:p>32867</text:p>
          </table:table-cell>
          <table:table-cell table:formula="of:=IF([.B39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67])" office:value-type="float" office:value="32896" calcext:value-type="float">
            <text:p>32896</text:p>
          </table:table-cell>
          <table:table-cell table:formula="of:=IF([.B39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68])" office:value-type="float" office:value="32925" calcext:value-type="float">
            <text:p>32925</text:p>
          </table:table-cell>
          <table:table-cell table:formula="of:=IF([.B39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69])" office:value-type="float" office:value="32954" calcext:value-type="float">
            <text:p>32954</text:p>
          </table:table-cell>
          <table:table-cell table:formula="of:=IF([.B39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70])" office:value-type="float" office:value="32983" calcext:value-type="float">
            <text:p>32983</text:p>
          </table:table-cell>
          <table:table-cell table:formula="of:=IF([.B39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71])" office:value-type="float" office:value="33012" calcext:value-type="float">
            <text:p>33012</text:p>
          </table:table-cell>
          <table:table-cell table:formula="of:=IF([.B39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72])" office:value-type="float" office:value="33041" calcext:value-type="float">
            <text:p>33041</text:p>
          </table:table-cell>
          <table:table-cell table:formula="of:=IF([.B39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73])" office:value-type="float" office:value="33070" calcext:value-type="float">
            <text:p>33070</text:p>
          </table:table-cell>
          <table:table-cell table:formula="of:=IF([.B39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74])" office:value-type="float" office:value="33099" calcext:value-type="float">
            <text:p>33099</text:p>
          </table:table-cell>
          <table:table-cell table:formula="of:=IF([.B39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75])" office:value-type="float" office:value="33128" calcext:value-type="float">
            <text:p>33128</text:p>
          </table:table-cell>
          <table:table-cell table:formula="of:=IF([.B39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76])" office:value-type="float" office:value="33157" calcext:value-type="float">
            <text:p>33157</text:p>
          </table:table-cell>
          <table:table-cell table:formula="of:=IF([.B39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77])" office:value-type="float" office:value="33186" calcext:value-type="float">
            <text:p>33186</text:p>
          </table:table-cell>
          <table:table-cell table:formula="of:=IF([.B39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78])" office:value-type="float" office:value="33215" calcext:value-type="float">
            <text:p>33215</text:p>
          </table:table-cell>
          <table:table-cell table:formula="of:=IF([.B39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79])" office:value-type="float" office:value="33244" calcext:value-type="float">
            <text:p>33244</text:p>
          </table:table-cell>
          <table:table-cell table:formula="of:=IF([.B39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80])" office:value-type="float" office:value="33273" calcext:value-type="float">
            <text:p>33273</text:p>
          </table:table-cell>
          <table:table-cell table:formula="of:=IF([.B39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81])" office:value-type="float" office:value="33302" calcext:value-type="float">
            <text:p>33302</text:p>
          </table:table-cell>
          <table:table-cell table:formula="of:=IF([.B39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82])" office:value-type="float" office:value="33331" calcext:value-type="float">
            <text:p>33331</text:p>
          </table:table-cell>
          <table:table-cell table:formula="of:=IF([.B39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83])" office:value-type="float" office:value="33360" calcext:value-type="float">
            <text:p>33360</text:p>
          </table:table-cell>
          <table:table-cell table:formula="of:=IF([.B39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84])" office:value-type="float" office:value="33389" calcext:value-type="float">
            <text:p>33389</text:p>
          </table:table-cell>
          <table:table-cell table:formula="of:=IF([.B39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85])" office:value-type="float" office:value="33418" calcext:value-type="float">
            <text:p>33418</text:p>
          </table:table-cell>
          <table:table-cell table:formula="of:=IF([.B39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86])" office:value-type="float" office:value="33447" calcext:value-type="float">
            <text:p>33447</text:p>
          </table:table-cell>
          <table:table-cell table:formula="of:=IF([.B39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87])" office:value-type="float" office:value="33476" calcext:value-type="float">
            <text:p>33476</text:p>
          </table:table-cell>
          <table:table-cell table:formula="of:=IF([.B39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88])" office:value-type="float" office:value="33505" calcext:value-type="float">
            <text:p>33505</text:p>
          </table:table-cell>
          <table:table-cell table:formula="of:=IF([.B39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89])" office:value-type="float" office:value="33534" calcext:value-type="float">
            <text:p>33534</text:p>
          </table:table-cell>
          <table:table-cell table:formula="of:=IF([.B39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90])" office:value-type="float" office:value="33563" calcext:value-type="float">
            <text:p>33563</text:p>
          </table:table-cell>
          <table:table-cell table:formula="of:=IF([.B39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91])" office:value-type="float" office:value="33592" calcext:value-type="float">
            <text:p>33592</text:p>
          </table:table-cell>
          <table:table-cell table:formula="of:=IF([.B39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92])" office:value-type="float" office:value="33621" calcext:value-type="float">
            <text:p>33621</text:p>
          </table:table-cell>
          <table:table-cell table:formula="of:=IF([.B39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3993])" office:value-type="float" office:value="33650" calcext:value-type="float">
            <text:p>33650</text:p>
          </table:table-cell>
          <table:table-cell table:formula="of:=IF([.B39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3994])" office:value-type="float" office:value="33681" calcext:value-type="float">
            <text:p>33681</text:p>
          </table:table-cell>
          <table:table-cell table:formula="of:=IF([.B39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3995])" office:value-type="float" office:value="33712" calcext:value-type="float">
            <text:p>33712</text:p>
          </table:table-cell>
          <table:table-cell table:formula="of:=IF([.B39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3996])" office:value-type="float" office:value="33743" calcext:value-type="float">
            <text:p>33743</text:p>
          </table:table-cell>
          <table:table-cell table:formula="of:=IF([.B39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3997])" office:value-type="float" office:value="33774" calcext:value-type="float">
            <text:p>33774</text:p>
          </table:table-cell>
          <table:table-cell table:formula="of:=IF([.B39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3998])" office:value-type="float" office:value="33805" calcext:value-type="float">
            <text:p>33805</text:p>
          </table:table-cell>
          <table:table-cell table:formula="of:=IF([.B39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3999])" office:value-type="float" office:value="33836" calcext:value-type="float">
            <text:p>33836</text:p>
          </table:table-cell>
          <table:table-cell table:formula="of:=IF([.B39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00])" office:value-type="float" office:value="33867" calcext:value-type="float">
            <text:p>33867</text:p>
          </table:table-cell>
          <table:table-cell table:formula="of:=IF([.B40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01])" office:value-type="float" office:value="33898" calcext:value-type="float">
            <text:p>33898</text:p>
          </table:table-cell>
          <table:table-cell table:formula="of:=IF([.B40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02])" office:value-type="float" office:value="33929" calcext:value-type="float">
            <text:p>33929</text:p>
          </table:table-cell>
          <table:table-cell table:formula="of:=IF([.B40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03])" office:value-type="float" office:value="33960" calcext:value-type="float">
            <text:p>33960</text:p>
          </table:table-cell>
          <table:table-cell table:formula="of:=IF([.B40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04])" office:value-type="float" office:value="33991" calcext:value-type="float">
            <text:p>33991</text:p>
          </table:table-cell>
          <table:table-cell table:formula="of:=IF([.B40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05])" office:value-type="float" office:value="34022" calcext:value-type="float">
            <text:p>34022</text:p>
          </table:table-cell>
          <table:table-cell table:formula="of:=IF([.B40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06])" office:value-type="float" office:value="34053" calcext:value-type="float">
            <text:p>34053</text:p>
          </table:table-cell>
          <table:table-cell table:formula="of:=IF([.B40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07])" office:value-type="float" office:value="34084" calcext:value-type="float">
            <text:p>34084</text:p>
          </table:table-cell>
          <table:table-cell table:formula="of:=IF([.B40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08])" office:value-type="float" office:value="34115" calcext:value-type="float">
            <text:p>34115</text:p>
          </table:table-cell>
          <table:table-cell table:formula="of:=IF([.B40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09])" office:value-type="float" office:value="34146" calcext:value-type="float">
            <text:p>34146</text:p>
          </table:table-cell>
          <table:table-cell table:formula="of:=IF([.B40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10])" office:value-type="float" office:value="34177" calcext:value-type="float">
            <text:p>34177</text:p>
          </table:table-cell>
          <table:table-cell table:formula="of:=IF([.B40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11])" office:value-type="float" office:value="34208" calcext:value-type="float">
            <text:p>34208</text:p>
          </table:table-cell>
          <table:table-cell table:formula="of:=IF([.B40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12])" office:value-type="float" office:value="34239" calcext:value-type="float">
            <text:p>34239</text:p>
          </table:table-cell>
          <table:table-cell table:formula="of:=IF([.B40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13])" office:value-type="float" office:value="34270" calcext:value-type="float">
            <text:p>34270</text:p>
          </table:table-cell>
          <table:table-cell table:formula="of:=IF([.B40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14])" office:value-type="float" office:value="34301" calcext:value-type="float">
            <text:p>34301</text:p>
          </table:table-cell>
          <table:table-cell table:formula="of:=IF([.B40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15])" office:value-type="float" office:value="34332" calcext:value-type="float">
            <text:p>34332</text:p>
          </table:table-cell>
          <table:table-cell table:formula="of:=IF([.B40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16])" office:value-type="float" office:value="34363" calcext:value-type="float">
            <text:p>34363</text:p>
          </table:table-cell>
          <table:table-cell table:formula="of:=IF([.B40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17])" office:value-type="float" office:value="34394" calcext:value-type="float">
            <text:p>34394</text:p>
          </table:table-cell>
          <table:table-cell table:formula="of:=IF([.B40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18])" office:value-type="float" office:value="34425" calcext:value-type="float">
            <text:p>34425</text:p>
          </table:table-cell>
          <table:table-cell table:formula="of:=IF([.B40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19])" office:value-type="float" office:value="34456" calcext:value-type="float">
            <text:p>34456</text:p>
          </table:table-cell>
          <table:table-cell table:formula="of:=IF([.B40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20])" office:value-type="float" office:value="34487" calcext:value-type="float">
            <text:p>34487</text:p>
          </table:table-cell>
          <table:table-cell table:formula="of:=IF([.B40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21])" office:value-type="float" office:value="34518" calcext:value-type="float">
            <text:p>34518</text:p>
          </table:table-cell>
          <table:table-cell table:formula="of:=IF([.B40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22])" office:value-type="float" office:value="34549" calcext:value-type="float">
            <text:p>34549</text:p>
          </table:table-cell>
          <table:table-cell table:formula="of:=IF([.B40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23])" office:value-type="float" office:value="34580" calcext:value-type="float">
            <text:p>34580</text:p>
          </table:table-cell>
          <table:table-cell table:formula="of:=IF([.B40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24])" office:value-type="float" office:value="34611" calcext:value-type="float">
            <text:p>34611</text:p>
          </table:table-cell>
          <table:table-cell table:formula="of:=IF([.B40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25])" office:value-type="float" office:value="34642" calcext:value-type="float">
            <text:p>34642</text:p>
          </table:table-cell>
          <table:table-cell table:formula="of:=IF([.B40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26])" office:value-type="float" office:value="34673" calcext:value-type="float">
            <text:p>34673</text:p>
          </table:table-cell>
          <table:table-cell table:formula="of:=IF([.B40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27])" office:value-type="float" office:value="34704" calcext:value-type="float">
            <text:p>34704</text:p>
          </table:table-cell>
          <table:table-cell table:formula="of:=IF([.B40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28])" office:value-type="float" office:value="34735" calcext:value-type="float">
            <text:p>34735</text:p>
          </table:table-cell>
          <table:table-cell table:formula="of:=IF([.B40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29])" office:value-type="float" office:value="34766" calcext:value-type="float">
            <text:p>34766</text:p>
          </table:table-cell>
          <table:table-cell table:formula="of:=IF([.B40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30])" office:value-type="float" office:value="34797" calcext:value-type="float">
            <text:p>34797</text:p>
          </table:table-cell>
          <table:table-cell table:formula="of:=IF([.B40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31])" office:value-type="float" office:value="34828" calcext:value-type="float">
            <text:p>34828</text:p>
          </table:table-cell>
          <table:table-cell table:formula="of:=IF([.B40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32])" office:value-type="float" office:value="34859" calcext:value-type="float">
            <text:p>34859</text:p>
          </table:table-cell>
          <table:table-cell table:formula="of:=IF([.B40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33])" office:value-type="float" office:value="34890" calcext:value-type="float">
            <text:p>34890</text:p>
          </table:table-cell>
          <table:table-cell table:formula="of:=IF([.B40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34])" office:value-type="float" office:value="34921" calcext:value-type="float">
            <text:p>34921</text:p>
          </table:table-cell>
          <table:table-cell table:formula="of:=IF([.B40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35])" office:value-type="float" office:value="34952" calcext:value-type="float">
            <text:p>34952</text:p>
          </table:table-cell>
          <table:table-cell table:formula="of:=IF([.B40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36])" office:value-type="float" office:value="34983" calcext:value-type="float">
            <text:p>34983</text:p>
          </table:table-cell>
          <table:table-cell table:formula="of:=IF([.B40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37])" office:value-type="float" office:value="35014" calcext:value-type="float">
            <text:p>35014</text:p>
          </table:table-cell>
          <table:table-cell table:formula="of:=IF([.B40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38])" office:value-type="float" office:value="35045" calcext:value-type="float">
            <text:p>35045</text:p>
          </table:table-cell>
          <table:table-cell table:formula="of:=IF([.B40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39])" office:value-type="float" office:value="35076" calcext:value-type="float">
            <text:p>35076</text:p>
          </table:table-cell>
          <table:table-cell table:formula="of:=IF([.B40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40])" office:value-type="float" office:value="35107" calcext:value-type="float">
            <text:p>35107</text:p>
          </table:table-cell>
          <table:table-cell table:formula="of:=IF([.B40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41])" office:value-type="float" office:value="35138" calcext:value-type="float">
            <text:p>35138</text:p>
          </table:table-cell>
          <table:table-cell table:formula="of:=IF([.B40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42])" office:value-type="float" office:value="35169" calcext:value-type="float">
            <text:p>35169</text:p>
          </table:table-cell>
          <table:table-cell table:formula="of:=IF([.B40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43])" office:value-type="float" office:value="35200" calcext:value-type="float">
            <text:p>35200</text:p>
          </table:table-cell>
          <table:table-cell table:formula="of:=IF([.B40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4044])" office:value-type="float" office:value="35231" calcext:value-type="float">
            <text:p>35231</text:p>
          </table:table-cell>
          <table:table-cell table:formula="of:=IF([.B40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45])" office:value-type="float" office:value="35263" calcext:value-type="float">
            <text:p>35263</text:p>
          </table:table-cell>
          <table:table-cell table:formula="of:=IF([.B40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46])" office:value-type="float" office:value="35295" calcext:value-type="float">
            <text:p>35295</text:p>
          </table:table-cell>
          <table:table-cell table:formula="of:=IF([.B40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47])" office:value-type="float" office:value="35327" calcext:value-type="float">
            <text:p>35327</text:p>
          </table:table-cell>
          <table:table-cell table:formula="of:=IF([.B40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48])" office:value-type="float" office:value="35359" calcext:value-type="float">
            <text:p>35359</text:p>
          </table:table-cell>
          <table:table-cell table:formula="of:=IF([.B40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49])" office:value-type="float" office:value="35391" calcext:value-type="float">
            <text:p>35391</text:p>
          </table:table-cell>
          <table:table-cell table:formula="of:=IF([.B40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50])" office:value-type="float" office:value="35423" calcext:value-type="float">
            <text:p>35423</text:p>
          </table:table-cell>
          <table:table-cell table:formula="of:=IF([.B40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51])" office:value-type="float" office:value="35455" calcext:value-type="float">
            <text:p>35455</text:p>
          </table:table-cell>
          <table:table-cell table:formula="of:=IF([.B40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52])" office:value-type="float" office:value="35487" calcext:value-type="float">
            <text:p>35487</text:p>
          </table:table-cell>
          <table:table-cell table:formula="of:=IF([.B40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53])" office:value-type="float" office:value="35519" calcext:value-type="float">
            <text:p>35519</text:p>
          </table:table-cell>
          <table:table-cell table:formula="of:=IF([.B40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54])" office:value-type="float" office:value="35551" calcext:value-type="float">
            <text:p>35551</text:p>
          </table:table-cell>
          <table:table-cell table:formula="of:=IF([.B40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55])" office:value-type="float" office:value="35583" calcext:value-type="float">
            <text:p>35583</text:p>
          </table:table-cell>
          <table:table-cell table:formula="of:=IF([.B40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56])" office:value-type="float" office:value="35615" calcext:value-type="float">
            <text:p>35615</text:p>
          </table:table-cell>
          <table:table-cell table:formula="of:=IF([.B40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57])" office:value-type="float" office:value="35647" calcext:value-type="float">
            <text:p>35647</text:p>
          </table:table-cell>
          <table:table-cell table:formula="of:=IF([.B40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58])" office:value-type="float" office:value="35679" calcext:value-type="float">
            <text:p>35679</text:p>
          </table:table-cell>
          <table:table-cell table:formula="of:=IF([.B40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59])" office:value-type="float" office:value="35711" calcext:value-type="float">
            <text:p>35711</text:p>
          </table:table-cell>
          <table:table-cell table:formula="of:=IF([.B40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60])" office:value-type="float" office:value="35743" calcext:value-type="float">
            <text:p>35743</text:p>
          </table:table-cell>
          <table:table-cell table:formula="of:=IF([.B40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61])" office:value-type="float" office:value="35775" calcext:value-type="float">
            <text:p>35775</text:p>
          </table:table-cell>
          <table:table-cell table:formula="of:=IF([.B40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62])" office:value-type="float" office:value="35807" calcext:value-type="float">
            <text:p>35807</text:p>
          </table:table-cell>
          <table:table-cell table:formula="of:=IF([.B40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63])" office:value-type="float" office:value="35839" calcext:value-type="float">
            <text:p>35839</text:p>
          </table:table-cell>
          <table:table-cell table:formula="of:=IF([.B40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64])" office:value-type="float" office:value="35871" calcext:value-type="float">
            <text:p>35871</text:p>
          </table:table-cell>
          <table:table-cell table:formula="of:=IF([.B40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65])" office:value-type="float" office:value="35903" calcext:value-type="float">
            <text:p>35903</text:p>
          </table:table-cell>
          <table:table-cell table:formula="of:=IF([.B40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66])" office:value-type="float" office:value="35935" calcext:value-type="float">
            <text:p>35935</text:p>
          </table:table-cell>
          <table:table-cell table:formula="of:=IF([.B40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67])" office:value-type="float" office:value="35967" calcext:value-type="float">
            <text:p>35967</text:p>
          </table:table-cell>
          <table:table-cell table:formula="of:=IF([.B40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68])" office:value-type="float" office:value="35999" calcext:value-type="float">
            <text:p>35999</text:p>
          </table:table-cell>
          <table:table-cell table:formula="of:=IF([.B40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69])" office:value-type="float" office:value="36031" calcext:value-type="float">
            <text:p>36031</text:p>
          </table:table-cell>
          <table:table-cell table:formula="of:=IF([.B40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70])" office:value-type="float" office:value="36063" calcext:value-type="float">
            <text:p>36063</text:p>
          </table:table-cell>
          <table:table-cell table:formula="of:=IF([.B40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71])" office:value-type="float" office:value="36095" calcext:value-type="float">
            <text:p>36095</text:p>
          </table:table-cell>
          <table:table-cell table:formula="of:=IF([.B40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72])" office:value-type="float" office:value="36127" calcext:value-type="float">
            <text:p>36127</text:p>
          </table:table-cell>
          <table:table-cell table:formula="of:=IF([.B40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73])" office:value-type="float" office:value="36159" calcext:value-type="float">
            <text:p>36159</text:p>
          </table:table-cell>
          <table:table-cell table:formula="of:=IF([.B40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74])" office:value-type="float" office:value="36191" calcext:value-type="float">
            <text:p>36191</text:p>
          </table:table-cell>
          <table:table-cell table:formula="of:=IF([.B40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75])" office:value-type="float" office:value="36223" calcext:value-type="float">
            <text:p>36223</text:p>
          </table:table-cell>
          <table:table-cell table:formula="of:=IF([.B40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76])" office:value-type="float" office:value="36255" calcext:value-type="float">
            <text:p>36255</text:p>
          </table:table-cell>
          <table:table-cell table:formula="of:=IF([.B40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77])" office:value-type="float" office:value="36287" calcext:value-type="float">
            <text:p>36287</text:p>
          </table:table-cell>
          <table:table-cell table:formula="of:=IF([.B40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78])" office:value-type="float" office:value="36319" calcext:value-type="float">
            <text:p>36319</text:p>
          </table:table-cell>
          <table:table-cell table:formula="of:=IF([.B40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79])" office:value-type="float" office:value="36351" calcext:value-type="float">
            <text:p>36351</text:p>
          </table:table-cell>
          <table:table-cell table:formula="of:=IF([.B40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80])" office:value-type="float" office:value="36383" calcext:value-type="float">
            <text:p>36383</text:p>
          </table:table-cell>
          <table:table-cell table:formula="of:=IF([.B40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81])" office:value-type="float" office:value="36415" calcext:value-type="float">
            <text:p>36415</text:p>
          </table:table-cell>
          <table:table-cell table:formula="of:=IF([.B40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82])" office:value-type="float" office:value="36447" calcext:value-type="float">
            <text:p>36447</text:p>
          </table:table-cell>
          <table:table-cell table:formula="of:=IF([.B40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83])" office:value-type="float" office:value="36479" calcext:value-type="float">
            <text:p>36479</text:p>
          </table:table-cell>
          <table:table-cell table:formula="of:=IF([.B40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84])" office:value-type="float" office:value="36511" calcext:value-type="float">
            <text:p>36511</text:p>
          </table:table-cell>
          <table:table-cell table:formula="of:=IF([.B40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85])" office:value-type="float" office:value="36543" calcext:value-type="float">
            <text:p>36543</text:p>
          </table:table-cell>
          <table:table-cell table:formula="of:=IF([.B40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86])" office:value-type="float" office:value="36575" calcext:value-type="float">
            <text:p>36575</text:p>
          </table:table-cell>
          <table:table-cell table:formula="of:=IF([.B40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87])" office:value-type="float" office:value="36607" calcext:value-type="float">
            <text:p>36607</text:p>
          </table:table-cell>
          <table:table-cell table:formula="of:=IF([.B40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88])" office:value-type="float" office:value="36639" calcext:value-type="float">
            <text:p>36639</text:p>
          </table:table-cell>
          <table:table-cell table:formula="of:=IF([.B40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89])" office:value-type="float" office:value="36671" calcext:value-type="float">
            <text:p>36671</text:p>
          </table:table-cell>
          <table:table-cell table:formula="of:=IF([.B40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90])" office:value-type="float" office:value="36703" calcext:value-type="float">
            <text:p>36703</text:p>
          </table:table-cell>
          <table:table-cell table:formula="of:=IF([.B40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91])" office:value-type="float" office:value="36735" calcext:value-type="float">
            <text:p>36735</text:p>
          </table:table-cell>
          <table:table-cell table:formula="of:=IF([.B40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92])" office:value-type="float" office:value="36767" calcext:value-type="float">
            <text:p>36767</text:p>
          </table:table-cell>
          <table:table-cell table:formula="of:=IF([.B40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93])" office:value-type="float" office:value="36799" calcext:value-type="float">
            <text:p>36799</text:p>
          </table:table-cell>
          <table:table-cell table:formula="of:=IF([.B40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94])" office:value-type="float" office:value="36831" calcext:value-type="float">
            <text:p>36831</text:p>
          </table:table-cell>
          <table:table-cell table:formula="of:=IF([.B40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95])" office:value-type="float" office:value="36863" calcext:value-type="float">
            <text:p>36863</text:p>
          </table:table-cell>
          <table:table-cell table:formula="of:=IF([.B40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4096])" office:value-type="float" office:value="36895" calcext:value-type="float">
            <text:p>36895</text:p>
          </table:table-cell>
          <table:table-cell table:formula="of:=IF([.B40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097])" office:value-type="float" office:value="36928" calcext:value-type="float">
            <text:p>36928</text:p>
          </table:table-cell>
          <table:table-cell table:formula="of:=IF([.B40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098])" office:value-type="float" office:value="36961" calcext:value-type="float">
            <text:p>36961</text:p>
          </table:table-cell>
          <table:table-cell table:formula="of:=IF([.B40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099])" office:value-type="float" office:value="36994" calcext:value-type="float">
            <text:p>36994</text:p>
          </table:table-cell>
          <table:table-cell table:formula="of:=IF([.B40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00])" office:value-type="float" office:value="37027" calcext:value-type="float">
            <text:p>37027</text:p>
          </table:table-cell>
          <table:table-cell table:formula="of:=IF([.B41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01])" office:value-type="float" office:value="37060" calcext:value-type="float">
            <text:p>37060</text:p>
          </table:table-cell>
          <table:table-cell table:formula="of:=IF([.B41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02])" office:value-type="float" office:value="37093" calcext:value-type="float">
            <text:p>37093</text:p>
          </table:table-cell>
          <table:table-cell table:formula="of:=IF([.B41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03])" office:value-type="float" office:value="37126" calcext:value-type="float">
            <text:p>37126</text:p>
          </table:table-cell>
          <table:table-cell table:formula="of:=IF([.B41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04])" office:value-type="float" office:value="37159" calcext:value-type="float">
            <text:p>37159</text:p>
          </table:table-cell>
          <table:table-cell table:formula="of:=IF([.B41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05])" office:value-type="float" office:value="37192" calcext:value-type="float">
            <text:p>37192</text:p>
          </table:table-cell>
          <table:table-cell table:formula="of:=IF([.B41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06])" office:value-type="float" office:value="37225" calcext:value-type="float">
            <text:p>37225</text:p>
          </table:table-cell>
          <table:table-cell table:formula="of:=IF([.B41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07])" office:value-type="float" office:value="37258" calcext:value-type="float">
            <text:p>37258</text:p>
          </table:table-cell>
          <table:table-cell table:formula="of:=IF([.B41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08])" office:value-type="float" office:value="37291" calcext:value-type="float">
            <text:p>37291</text:p>
          </table:table-cell>
          <table:table-cell table:formula="of:=IF([.B41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09])" office:value-type="float" office:value="37324" calcext:value-type="float">
            <text:p>37324</text:p>
          </table:table-cell>
          <table:table-cell table:formula="of:=IF([.B41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10])" office:value-type="float" office:value="37357" calcext:value-type="float">
            <text:p>37357</text:p>
          </table:table-cell>
          <table:table-cell table:formula="of:=IF([.B41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11])" office:value-type="float" office:value="37390" calcext:value-type="float">
            <text:p>37390</text:p>
          </table:table-cell>
          <table:table-cell table:formula="of:=IF([.B41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12])" office:value-type="float" office:value="37423" calcext:value-type="float">
            <text:p>37423</text:p>
          </table:table-cell>
          <table:table-cell table:formula="of:=IF([.B41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13])" office:value-type="float" office:value="37456" calcext:value-type="float">
            <text:p>37456</text:p>
          </table:table-cell>
          <table:table-cell table:formula="of:=IF([.B41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14])" office:value-type="float" office:value="37489" calcext:value-type="float">
            <text:p>37489</text:p>
          </table:table-cell>
          <table:table-cell table:formula="of:=IF([.B41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15])" office:value-type="float" office:value="37522" calcext:value-type="float">
            <text:p>37522</text:p>
          </table:table-cell>
          <table:table-cell table:formula="of:=IF([.B41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16])" office:value-type="float" office:value="37555" calcext:value-type="float">
            <text:p>37555</text:p>
          </table:table-cell>
          <table:table-cell table:formula="of:=IF([.B41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17])" office:value-type="float" office:value="37588" calcext:value-type="float">
            <text:p>37588</text:p>
          </table:table-cell>
          <table:table-cell table:formula="of:=IF([.B41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18])" office:value-type="float" office:value="37621" calcext:value-type="float">
            <text:p>37621</text:p>
          </table:table-cell>
          <table:table-cell table:formula="of:=IF([.B41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19])" office:value-type="float" office:value="37654" calcext:value-type="float">
            <text:p>37654</text:p>
          </table:table-cell>
          <table:table-cell table:formula="of:=IF([.B41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20])" office:value-type="float" office:value="37687" calcext:value-type="float">
            <text:p>37687</text:p>
          </table:table-cell>
          <table:table-cell table:formula="of:=IF([.B41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21])" office:value-type="float" office:value="37720" calcext:value-type="float">
            <text:p>37720</text:p>
          </table:table-cell>
          <table:table-cell table:formula="of:=IF([.B41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22])" office:value-type="float" office:value="37753" calcext:value-type="float">
            <text:p>37753</text:p>
          </table:table-cell>
          <table:table-cell table:formula="of:=IF([.B41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23])" office:value-type="float" office:value="37786" calcext:value-type="float">
            <text:p>37786</text:p>
          </table:table-cell>
          <table:table-cell table:formula="of:=IF([.B41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24])" office:value-type="float" office:value="37819" calcext:value-type="float">
            <text:p>37819</text:p>
          </table:table-cell>
          <table:table-cell table:formula="of:=IF([.B41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25])" office:value-type="float" office:value="37852" calcext:value-type="float">
            <text:p>37852</text:p>
          </table:table-cell>
          <table:table-cell table:formula="of:=IF([.B41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26])" office:value-type="float" office:value="37885" calcext:value-type="float">
            <text:p>37885</text:p>
          </table:table-cell>
          <table:table-cell table:formula="of:=IF([.B41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27])" office:value-type="float" office:value="37918" calcext:value-type="float">
            <text:p>37918</text:p>
          </table:table-cell>
          <table:table-cell table:formula="of:=IF([.B41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28])" office:value-type="float" office:value="37951" calcext:value-type="float">
            <text:p>37951</text:p>
          </table:table-cell>
          <table:table-cell table:formula="of:=IF([.B41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29])" office:value-type="float" office:value="37984" calcext:value-type="float">
            <text:p>37984</text:p>
          </table:table-cell>
          <table:table-cell table:formula="of:=IF([.B41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30])" office:value-type="float" office:value="38017" calcext:value-type="float">
            <text:p>38017</text:p>
          </table:table-cell>
          <table:table-cell table:formula="of:=IF([.B41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31])" office:value-type="float" office:value="38050" calcext:value-type="float">
            <text:p>38050</text:p>
          </table:table-cell>
          <table:table-cell table:formula="of:=IF([.B41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32])" office:value-type="float" office:value="38083" calcext:value-type="float">
            <text:p>38083</text:p>
          </table:table-cell>
          <table:table-cell table:formula="of:=IF([.B41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33])" office:value-type="float" office:value="38116" calcext:value-type="float">
            <text:p>38116</text:p>
          </table:table-cell>
          <table:table-cell table:formula="of:=IF([.B41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34])" office:value-type="float" office:value="38149" calcext:value-type="float">
            <text:p>38149</text:p>
          </table:table-cell>
          <table:table-cell table:formula="of:=IF([.B41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35])" office:value-type="float" office:value="38182" calcext:value-type="float">
            <text:p>38182</text:p>
          </table:table-cell>
          <table:table-cell table:formula="of:=IF([.B41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36])" office:value-type="float" office:value="38215" calcext:value-type="float">
            <text:p>38215</text:p>
          </table:table-cell>
          <table:table-cell table:formula="of:=IF([.B41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37])" office:value-type="float" office:value="38248" calcext:value-type="float">
            <text:p>38248</text:p>
          </table:table-cell>
          <table:table-cell table:formula="of:=IF([.B41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38])" office:value-type="float" office:value="38281" calcext:value-type="float">
            <text:p>38281</text:p>
          </table:table-cell>
          <table:table-cell table:formula="of:=IF([.B41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39])" office:value-type="float" office:value="38314" calcext:value-type="float">
            <text:p>38314</text:p>
          </table:table-cell>
          <table:table-cell table:formula="of:=IF([.B41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4140])" office:value-type="float" office:value="38347" calcext:value-type="float">
            <text:p>38347</text:p>
          </table:table-cell>
          <table:table-cell table:formula="of:=IF([.B41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41])" office:value-type="float" office:value="38382" calcext:value-type="float">
            <text:p>38382</text:p>
          </table:table-cell>
          <table:table-cell table:formula="of:=IF([.B41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42])" office:value-type="float" office:value="38417" calcext:value-type="float">
            <text:p>38417</text:p>
          </table:table-cell>
          <table:table-cell table:formula="of:=IF([.B41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43])" office:value-type="float" office:value="38452" calcext:value-type="float">
            <text:p>38452</text:p>
          </table:table-cell>
          <table:table-cell table:formula="of:=IF([.B41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44])" office:value-type="float" office:value="38487" calcext:value-type="float">
            <text:p>38487</text:p>
          </table:table-cell>
          <table:table-cell table:formula="of:=IF([.B41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45])" office:value-type="float" office:value="38522" calcext:value-type="float">
            <text:p>38522</text:p>
          </table:table-cell>
          <table:table-cell table:formula="of:=IF([.B41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46])" office:value-type="float" office:value="38557" calcext:value-type="float">
            <text:p>38557</text:p>
          </table:table-cell>
          <table:table-cell table:formula="of:=IF([.B41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47])" office:value-type="float" office:value="38592" calcext:value-type="float">
            <text:p>38592</text:p>
          </table:table-cell>
          <table:table-cell table:formula="of:=IF([.B41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48])" office:value-type="float" office:value="38627" calcext:value-type="float">
            <text:p>38627</text:p>
          </table:table-cell>
          <table:table-cell table:formula="of:=IF([.B41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49])" office:value-type="float" office:value="38662" calcext:value-type="float">
            <text:p>38662</text:p>
          </table:table-cell>
          <table:table-cell table:formula="of:=IF([.B41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50])" office:value-type="float" office:value="38697" calcext:value-type="float">
            <text:p>38697</text:p>
          </table:table-cell>
          <table:table-cell table:formula="of:=IF([.B41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51])" office:value-type="float" office:value="38732" calcext:value-type="float">
            <text:p>38732</text:p>
          </table:table-cell>
          <table:table-cell table:formula="of:=IF([.B41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52])" office:value-type="float" office:value="38767" calcext:value-type="float">
            <text:p>38767</text:p>
          </table:table-cell>
          <table:table-cell table:formula="of:=IF([.B41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53])" office:value-type="float" office:value="38802" calcext:value-type="float">
            <text:p>38802</text:p>
          </table:table-cell>
          <table:table-cell table:formula="of:=IF([.B41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54])" office:value-type="float" office:value="38837" calcext:value-type="float">
            <text:p>38837</text:p>
          </table:table-cell>
          <table:table-cell table:formula="of:=IF([.B41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55])" office:value-type="float" office:value="38872" calcext:value-type="float">
            <text:p>38872</text:p>
          </table:table-cell>
          <table:table-cell table:formula="of:=IF([.B41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56])" office:value-type="float" office:value="38907" calcext:value-type="float">
            <text:p>38907</text:p>
          </table:table-cell>
          <table:table-cell table:formula="of:=IF([.B41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57])" office:value-type="float" office:value="38942" calcext:value-type="float">
            <text:p>38942</text:p>
          </table:table-cell>
          <table:table-cell table:formula="of:=IF([.B41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58])" office:value-type="float" office:value="38977" calcext:value-type="float">
            <text:p>38977</text:p>
          </table:table-cell>
          <table:table-cell table:formula="of:=IF([.B41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59])" office:value-type="float" office:value="39012" calcext:value-type="float">
            <text:p>39012</text:p>
          </table:table-cell>
          <table:table-cell table:formula="of:=IF([.B41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60])" office:value-type="float" office:value="39047" calcext:value-type="float">
            <text:p>39047</text:p>
          </table:table-cell>
          <table:table-cell table:formula="of:=IF([.B41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61])" office:value-type="float" office:value="39082" calcext:value-type="float">
            <text:p>39082</text:p>
          </table:table-cell>
          <table:table-cell table:formula="of:=IF([.B41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62])" office:value-type="float" office:value="39117" calcext:value-type="float">
            <text:p>39117</text:p>
          </table:table-cell>
          <table:table-cell table:formula="of:=IF([.B41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63])" office:value-type="float" office:value="39152" calcext:value-type="float">
            <text:p>39152</text:p>
          </table:table-cell>
          <table:table-cell table:formula="of:=IF([.B41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64])" office:value-type="float" office:value="39187" calcext:value-type="float">
            <text:p>39187</text:p>
          </table:table-cell>
          <table:table-cell table:formula="of:=IF([.B41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65])" office:value-type="float" office:value="39222" calcext:value-type="float">
            <text:p>39222</text:p>
          </table:table-cell>
          <table:table-cell table:formula="of:=IF([.B41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66])" office:value-type="float" office:value="39257" calcext:value-type="float">
            <text:p>39257</text:p>
          </table:table-cell>
          <table:table-cell table:formula="of:=IF([.B41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67])" office:value-type="float" office:value="39292" calcext:value-type="float">
            <text:p>39292</text:p>
          </table:table-cell>
          <table:table-cell table:formula="of:=IF([.B41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68])" office:value-type="float" office:value="39327" calcext:value-type="float">
            <text:p>39327</text:p>
          </table:table-cell>
          <table:table-cell table:formula="of:=IF([.B41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69])" office:value-type="float" office:value="39362" calcext:value-type="float">
            <text:p>39362</text:p>
          </table:table-cell>
          <table:table-cell table:formula="of:=IF([.B41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70])" office:value-type="float" office:value="39397" calcext:value-type="float">
            <text:p>39397</text:p>
          </table:table-cell>
          <table:table-cell table:formula="of:=IF([.B41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71])" office:value-type="float" office:value="39432" calcext:value-type="float">
            <text:p>39432</text:p>
          </table:table-cell>
          <table:table-cell table:formula="of:=IF([.B41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72])" office:value-type="float" office:value="39467" calcext:value-type="float">
            <text:p>39467</text:p>
          </table:table-cell>
          <table:table-cell table:formula="of:=IF([.B41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73])" office:value-type="float" office:value="39502" calcext:value-type="float">
            <text:p>39502</text:p>
          </table:table-cell>
          <table:table-cell table:formula="of:=IF([.B41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74])" office:value-type="float" office:value="39537" calcext:value-type="float">
            <text:p>39537</text:p>
          </table:table-cell>
          <table:table-cell table:formula="of:=IF([.B41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75])" office:value-type="float" office:value="39572" calcext:value-type="float">
            <text:p>39572</text:p>
          </table:table-cell>
          <table:table-cell table:formula="of:=IF([.B41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76])" office:value-type="float" office:value="39607" calcext:value-type="float">
            <text:p>39607</text:p>
          </table:table-cell>
          <table:table-cell table:formula="of:=IF([.B41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77])" office:value-type="float" office:value="39642" calcext:value-type="float">
            <text:p>39642</text:p>
          </table:table-cell>
          <table:table-cell table:formula="of:=IF([.B41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78])" office:value-type="float" office:value="39677" calcext:value-type="float">
            <text:p>39677</text:p>
          </table:table-cell>
          <table:table-cell table:formula="of:=IF([.B41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79])" office:value-type="float" office:value="39712" calcext:value-type="float">
            <text:p>39712</text:p>
          </table:table-cell>
          <table:table-cell table:formula="of:=IF([.B41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80])" office:value-type="float" office:value="39747" calcext:value-type="float">
            <text:p>39747</text:p>
          </table:table-cell>
          <table:table-cell table:formula="of:=IF([.B41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81])" office:value-type="float" office:value="39782" calcext:value-type="float">
            <text:p>39782</text:p>
          </table:table-cell>
          <table:table-cell table:formula="of:=IF([.B41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82])" office:value-type="float" office:value="39817" calcext:value-type="float">
            <text:p>39817</text:p>
          </table:table-cell>
          <table:table-cell table:formula="of:=IF([.B41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83])" office:value-type="float" office:value="39852" calcext:value-type="float">
            <text:p>39852</text:p>
          </table:table-cell>
          <table:table-cell table:formula="of:=IF([.B41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84])" office:value-type="float" office:value="39887" calcext:value-type="float">
            <text:p>39887</text:p>
          </table:table-cell>
          <table:table-cell table:formula="of:=IF([.B41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85])" office:value-type="float" office:value="39922" calcext:value-type="float">
            <text:p>39922</text:p>
          </table:table-cell>
          <table:table-cell table:formula="of:=IF([.B41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86])" office:value-type="float" office:value="39957" calcext:value-type="float">
            <text:p>39957</text:p>
          </table:table-cell>
          <table:table-cell table:formula="of:=IF([.B41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87])" office:value-type="float" office:value="39992" calcext:value-type="float">
            <text:p>39992</text:p>
          </table:table-cell>
          <table:table-cell table:formula="of:=IF([.B41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88])" office:value-type="float" office:value="40027" calcext:value-type="float">
            <text:p>40027</text:p>
          </table:table-cell>
          <table:table-cell table:formula="of:=IF([.B41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89])" office:value-type="float" office:value="40062" calcext:value-type="float">
            <text:p>40062</text:p>
          </table:table-cell>
          <table:table-cell table:formula="of:=IF([.B41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90])" office:value-type="float" office:value="40097" calcext:value-type="float">
            <text:p>40097</text:p>
          </table:table-cell>
          <table:table-cell table:formula="of:=IF([.B41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4191])" office:value-type="float" office:value="40132" calcext:value-type="float">
            <text:p>40132</text:p>
          </table:table-cell>
          <table:table-cell table:formula="of:=IF([.B41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192])" office:value-type="float" office:value="40169" calcext:value-type="float">
            <text:p>40169</text:p>
          </table:table-cell>
          <table:table-cell table:formula="of:=IF([.B41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193])" office:value-type="float" office:value="40206" calcext:value-type="float">
            <text:p>40206</text:p>
          </table:table-cell>
          <table:table-cell table:formula="of:=IF([.B41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194])" office:value-type="float" office:value="40243" calcext:value-type="float">
            <text:p>40243</text:p>
          </table:table-cell>
          <table:table-cell table:formula="of:=IF([.B41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195])" office:value-type="float" office:value="40280" calcext:value-type="float">
            <text:p>40280</text:p>
          </table:table-cell>
          <table:table-cell table:formula="of:=IF([.B41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196])" office:value-type="float" office:value="40317" calcext:value-type="float">
            <text:p>40317</text:p>
          </table:table-cell>
          <table:table-cell table:formula="of:=IF([.B41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197])" office:value-type="float" office:value="40354" calcext:value-type="float">
            <text:p>40354</text:p>
          </table:table-cell>
          <table:table-cell table:formula="of:=IF([.B41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198])" office:value-type="float" office:value="40391" calcext:value-type="float">
            <text:p>40391</text:p>
          </table:table-cell>
          <table:table-cell table:formula="of:=IF([.B41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199])" office:value-type="float" office:value="40428" calcext:value-type="float">
            <text:p>40428</text:p>
          </table:table-cell>
          <table:table-cell table:formula="of:=IF([.B41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00])" office:value-type="float" office:value="40465" calcext:value-type="float">
            <text:p>40465</text:p>
          </table:table-cell>
          <table:table-cell table:formula="of:=IF([.B42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01])" office:value-type="float" office:value="40502" calcext:value-type="float">
            <text:p>40502</text:p>
          </table:table-cell>
          <table:table-cell table:formula="of:=IF([.B42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02])" office:value-type="float" office:value="40539" calcext:value-type="float">
            <text:p>40539</text:p>
          </table:table-cell>
          <table:table-cell table:formula="of:=IF([.B42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03])" office:value-type="float" office:value="40576" calcext:value-type="float">
            <text:p>40576</text:p>
          </table:table-cell>
          <table:table-cell table:formula="of:=IF([.B42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04])" office:value-type="float" office:value="40613" calcext:value-type="float">
            <text:p>40613</text:p>
          </table:table-cell>
          <table:table-cell table:formula="of:=IF([.B42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05])" office:value-type="float" office:value="40650" calcext:value-type="float">
            <text:p>40650</text:p>
          </table:table-cell>
          <table:table-cell table:formula="of:=IF([.B42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06])" office:value-type="float" office:value="40687" calcext:value-type="float">
            <text:p>40687</text:p>
          </table:table-cell>
          <table:table-cell table:formula="of:=IF([.B42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07])" office:value-type="float" office:value="40724" calcext:value-type="float">
            <text:p>40724</text:p>
          </table:table-cell>
          <table:table-cell table:formula="of:=IF([.B42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08])" office:value-type="float" office:value="40761" calcext:value-type="float">
            <text:p>40761</text:p>
          </table:table-cell>
          <table:table-cell table:formula="of:=IF([.B42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09])" office:value-type="float" office:value="40798" calcext:value-type="float">
            <text:p>40798</text:p>
          </table:table-cell>
          <table:table-cell table:formula="of:=IF([.B42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10])" office:value-type="float" office:value="40835" calcext:value-type="float">
            <text:p>40835</text:p>
          </table:table-cell>
          <table:table-cell table:formula="of:=IF([.B42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11])" office:value-type="float" office:value="40872" calcext:value-type="float">
            <text:p>40872</text:p>
          </table:table-cell>
          <table:table-cell table:formula="of:=IF([.B42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12])" office:value-type="float" office:value="40909" calcext:value-type="float">
            <text:p>40909</text:p>
          </table:table-cell>
          <table:table-cell table:formula="of:=IF([.B42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13])" office:value-type="float" office:value="40946" calcext:value-type="float">
            <text:p>40946</text:p>
          </table:table-cell>
          <table:table-cell table:formula="of:=IF([.B42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14])" office:value-type="float" office:value="40983" calcext:value-type="float">
            <text:p>40983</text:p>
          </table:table-cell>
          <table:table-cell table:formula="of:=IF([.B42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15])" office:value-type="float" office:value="41020" calcext:value-type="float">
            <text:p>41020</text:p>
          </table:table-cell>
          <table:table-cell table:formula="of:=IF([.B42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16])" office:value-type="float" office:value="41057" calcext:value-type="float">
            <text:p>41057</text:p>
          </table:table-cell>
          <table:table-cell table:formula="of:=IF([.B42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17])" office:value-type="float" office:value="41094" calcext:value-type="float">
            <text:p>41094</text:p>
          </table:table-cell>
          <table:table-cell table:formula="of:=IF([.B42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18])" office:value-type="float" office:value="41131" calcext:value-type="float">
            <text:p>41131</text:p>
          </table:table-cell>
          <table:table-cell table:formula="of:=IF([.B42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19])" office:value-type="float" office:value="41168" calcext:value-type="float">
            <text:p>41168</text:p>
          </table:table-cell>
          <table:table-cell table:formula="of:=IF([.B42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20])" office:value-type="float" office:value="41205" calcext:value-type="float">
            <text:p>41205</text:p>
          </table:table-cell>
          <table:table-cell table:formula="of:=IF([.B42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21])" office:value-type="float" office:value="41242" calcext:value-type="float">
            <text:p>41242</text:p>
          </table:table-cell>
          <table:table-cell table:formula="of:=IF([.B42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22])" office:value-type="float" office:value="41279" calcext:value-type="float">
            <text:p>41279</text:p>
          </table:table-cell>
          <table:table-cell table:formula="of:=IF([.B42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23])" office:value-type="float" office:value="41316" calcext:value-type="float">
            <text:p>41316</text:p>
          </table:table-cell>
          <table:table-cell table:formula="of:=IF([.B42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24])" office:value-type="float" office:value="41353" calcext:value-type="float">
            <text:p>41353</text:p>
          </table:table-cell>
          <table:table-cell table:formula="of:=IF([.B42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25])" office:value-type="float" office:value="41390" calcext:value-type="float">
            <text:p>41390</text:p>
          </table:table-cell>
          <table:table-cell table:formula="of:=IF([.B42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26])" office:value-type="float" office:value="41427" calcext:value-type="float">
            <text:p>41427</text:p>
          </table:table-cell>
          <table:table-cell table:formula="of:=IF([.B42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27])" office:value-type="float" office:value="41464" calcext:value-type="float">
            <text:p>41464</text:p>
          </table:table-cell>
          <table:table-cell table:formula="of:=IF([.B42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28])" office:value-type="float" office:value="41501" calcext:value-type="float">
            <text:p>41501</text:p>
          </table:table-cell>
          <table:table-cell table:formula="of:=IF([.B42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29])" office:value-type="float" office:value="41538" calcext:value-type="float">
            <text:p>41538</text:p>
          </table:table-cell>
          <table:table-cell table:formula="of:=IF([.B42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30])" office:value-type="float" office:value="41575" calcext:value-type="float">
            <text:p>41575</text:p>
          </table:table-cell>
          <table:table-cell table:formula="of:=IF([.B42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31])" office:value-type="float" office:value="41612" calcext:value-type="float">
            <text:p>41612</text:p>
          </table:table-cell>
          <table:table-cell table:formula="of:=IF([.B42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32])" office:value-type="float" office:value="41649" calcext:value-type="float">
            <text:p>41649</text:p>
          </table:table-cell>
          <table:table-cell table:formula="of:=IF([.B42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33])" office:value-type="float" office:value="41686" calcext:value-type="float">
            <text:p>41686</text:p>
          </table:table-cell>
          <table:table-cell table:formula="of:=IF([.B42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34])" office:value-type="float" office:value="41723" calcext:value-type="float">
            <text:p>41723</text:p>
          </table:table-cell>
          <table:table-cell table:formula="of:=IF([.B42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35])" office:value-type="float" office:value="41760" calcext:value-type="float">
            <text:p>41760</text:p>
          </table:table-cell>
          <table:table-cell table:formula="of:=IF([.B42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36])" office:value-type="float" office:value="41797" calcext:value-type="float">
            <text:p>41797</text:p>
          </table:table-cell>
          <table:table-cell table:formula="of:=IF([.B42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37])" office:value-type="float" office:value="41834" calcext:value-type="float">
            <text:p>41834</text:p>
          </table:table-cell>
          <table:table-cell table:formula="of:=IF([.B42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38])" office:value-type="float" office:value="41871" calcext:value-type="float">
            <text:p>41871</text:p>
          </table:table-cell>
          <table:table-cell table:formula="of:=IF([.B42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39])" office:value-type="float" office:value="41908" calcext:value-type="float">
            <text:p>41908</text:p>
          </table:table-cell>
          <table:table-cell table:formula="of:=IF([.B42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40])" office:value-type="float" office:value="41945" calcext:value-type="float">
            <text:p>41945</text:p>
          </table:table-cell>
          <table:table-cell table:formula="of:=IF([.B42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4241])" office:value-type="float" office:value="41982" calcext:value-type="float">
            <text:p>41982</text:p>
          </table:table-cell>
          <table:table-cell table:formula="of:=IF([.B42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42])" office:value-type="float" office:value="42020" calcext:value-type="float">
            <text:p>42020</text:p>
          </table:table-cell>
          <table:table-cell table:formula="of:=IF([.B42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43])" office:value-type="float" office:value="42058" calcext:value-type="float">
            <text:p>42058</text:p>
          </table:table-cell>
          <table:table-cell table:formula="of:=IF([.B42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44])" office:value-type="float" office:value="42096" calcext:value-type="float">
            <text:p>42096</text:p>
          </table:table-cell>
          <table:table-cell table:formula="of:=IF([.B42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45])" office:value-type="float" office:value="42134" calcext:value-type="float">
            <text:p>42134</text:p>
          </table:table-cell>
          <table:table-cell table:formula="of:=IF([.B42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46])" office:value-type="float" office:value="42172" calcext:value-type="float">
            <text:p>42172</text:p>
          </table:table-cell>
          <table:table-cell table:formula="of:=IF([.B42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47])" office:value-type="float" office:value="42210" calcext:value-type="float">
            <text:p>42210</text:p>
          </table:table-cell>
          <table:table-cell table:formula="of:=IF([.B42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48])" office:value-type="float" office:value="42248" calcext:value-type="float">
            <text:p>42248</text:p>
          </table:table-cell>
          <table:table-cell table:formula="of:=IF([.B42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49])" office:value-type="float" office:value="42286" calcext:value-type="float">
            <text:p>42286</text:p>
          </table:table-cell>
          <table:table-cell table:formula="of:=IF([.B42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50])" office:value-type="float" office:value="42324" calcext:value-type="float">
            <text:p>42324</text:p>
          </table:table-cell>
          <table:table-cell table:formula="of:=IF([.B42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51])" office:value-type="float" office:value="42362" calcext:value-type="float">
            <text:p>42362</text:p>
          </table:table-cell>
          <table:table-cell table:formula="of:=IF([.B42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52])" office:value-type="float" office:value="42400" calcext:value-type="float">
            <text:p>42400</text:p>
          </table:table-cell>
          <table:table-cell table:formula="of:=IF([.B42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53])" office:value-type="float" office:value="42438" calcext:value-type="float">
            <text:p>42438</text:p>
          </table:table-cell>
          <table:table-cell table:formula="of:=IF([.B42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54])" office:value-type="float" office:value="42476" calcext:value-type="float">
            <text:p>42476</text:p>
          </table:table-cell>
          <table:table-cell table:formula="of:=IF([.B42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55])" office:value-type="float" office:value="42514" calcext:value-type="float">
            <text:p>42514</text:p>
          </table:table-cell>
          <table:table-cell table:formula="of:=IF([.B42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56])" office:value-type="float" office:value="42552" calcext:value-type="float">
            <text:p>42552</text:p>
          </table:table-cell>
          <table:table-cell table:formula="of:=IF([.B42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57])" office:value-type="float" office:value="42590" calcext:value-type="float">
            <text:p>42590</text:p>
          </table:table-cell>
          <table:table-cell table:formula="of:=IF([.B42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58])" office:value-type="float" office:value="42628" calcext:value-type="float">
            <text:p>42628</text:p>
          </table:table-cell>
          <table:table-cell table:formula="of:=IF([.B42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59])" office:value-type="float" office:value="42666" calcext:value-type="float">
            <text:p>42666</text:p>
          </table:table-cell>
          <table:table-cell table:formula="of:=IF([.B42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60])" office:value-type="float" office:value="42704" calcext:value-type="float">
            <text:p>42704</text:p>
          </table:table-cell>
          <table:table-cell table:formula="of:=IF([.B42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61])" office:value-type="float" office:value="42742" calcext:value-type="float">
            <text:p>42742</text:p>
          </table:table-cell>
          <table:table-cell table:formula="of:=IF([.B42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62])" office:value-type="float" office:value="42780" calcext:value-type="float">
            <text:p>42780</text:p>
          </table:table-cell>
          <table:table-cell table:formula="of:=IF([.B42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63])" office:value-type="float" office:value="42818" calcext:value-type="float">
            <text:p>42818</text:p>
          </table:table-cell>
          <table:table-cell table:formula="of:=IF([.B42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64])" office:value-type="float" office:value="42856" calcext:value-type="float">
            <text:p>42856</text:p>
          </table:table-cell>
          <table:table-cell table:formula="of:=IF([.B42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65])" office:value-type="float" office:value="42894" calcext:value-type="float">
            <text:p>42894</text:p>
          </table:table-cell>
          <table:table-cell table:formula="of:=IF([.B42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66])" office:value-type="float" office:value="42932" calcext:value-type="float">
            <text:p>42932</text:p>
          </table:table-cell>
          <table:table-cell table:formula="of:=IF([.B42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67])" office:value-type="float" office:value="42970" calcext:value-type="float">
            <text:p>42970</text:p>
          </table:table-cell>
          <table:table-cell table:formula="of:=IF([.B42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68])" office:value-type="float" office:value="43008" calcext:value-type="float">
            <text:p>43008</text:p>
          </table:table-cell>
          <table:table-cell table:formula="of:=IF([.B42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69])" office:value-type="float" office:value="43046" calcext:value-type="float">
            <text:p>43046</text:p>
          </table:table-cell>
          <table:table-cell table:formula="of:=IF([.B42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70])" office:value-type="float" office:value="43084" calcext:value-type="float">
            <text:p>43084</text:p>
          </table:table-cell>
          <table:table-cell table:formula="of:=IF([.B42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71])" office:value-type="float" office:value="43122" calcext:value-type="float">
            <text:p>43122</text:p>
          </table:table-cell>
          <table:table-cell table:formula="of:=IF([.B42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72])" office:value-type="float" office:value="43160" calcext:value-type="float">
            <text:p>43160</text:p>
          </table:table-cell>
          <table:table-cell table:formula="of:=IF([.B42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73])" office:value-type="float" office:value="43198" calcext:value-type="float">
            <text:p>43198</text:p>
          </table:table-cell>
          <table:table-cell table:formula="of:=IF([.B42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74])" office:value-type="float" office:value="43236" calcext:value-type="float">
            <text:p>43236</text:p>
          </table:table-cell>
          <table:table-cell table:formula="of:=IF([.B42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75])" office:value-type="float" office:value="43274" calcext:value-type="float">
            <text:p>43274</text:p>
          </table:table-cell>
          <table:table-cell table:formula="of:=IF([.B42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76])" office:value-type="float" office:value="43312" calcext:value-type="float">
            <text:p>43312</text:p>
          </table:table-cell>
          <table:table-cell table:formula="of:=IF([.B42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77])" office:value-type="float" office:value="43350" calcext:value-type="float">
            <text:p>43350</text:p>
          </table:table-cell>
          <table:table-cell table:formula="of:=IF([.B42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78])" office:value-type="float" office:value="43388" calcext:value-type="float">
            <text:p>43388</text:p>
          </table:table-cell>
          <table:table-cell table:formula="of:=IF([.B42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79])" office:value-type="float" office:value="43426" calcext:value-type="float">
            <text:p>43426</text:p>
          </table:table-cell>
          <table:table-cell table:formula="of:=IF([.B42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80])" office:value-type="float" office:value="43464" calcext:value-type="float">
            <text:p>43464</text:p>
          </table:table-cell>
          <table:table-cell table:formula="of:=IF([.B42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81])" office:value-type="float" office:value="43502" calcext:value-type="float">
            <text:p>43502</text:p>
          </table:table-cell>
          <table:table-cell table:formula="of:=IF([.B42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82])" office:value-type="float" office:value="43540" calcext:value-type="float">
            <text:p>43540</text:p>
          </table:table-cell>
          <table:table-cell table:formula="of:=IF([.B42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83])" office:value-type="float" office:value="43578" calcext:value-type="float">
            <text:p>43578</text:p>
          </table:table-cell>
          <table:table-cell table:formula="of:=IF([.B42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84])" office:value-type="float" office:value="43616" calcext:value-type="float">
            <text:p>43616</text:p>
          </table:table-cell>
          <table:table-cell table:formula="of:=IF([.B42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85])" office:value-type="float" office:value="43654" calcext:value-type="float">
            <text:p>43654</text:p>
          </table:table-cell>
          <table:table-cell table:formula="of:=IF([.B42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86])" office:value-type="float" office:value="43692" calcext:value-type="float">
            <text:p>43692</text:p>
          </table:table-cell>
          <table:table-cell table:formula="of:=IF([.B42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87])" office:value-type="float" office:value="43730" calcext:value-type="float">
            <text:p>43730</text:p>
          </table:table-cell>
          <table:table-cell table:formula="of:=IF([.B42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88])" office:value-type="float" office:value="43768" calcext:value-type="float">
            <text:p>43768</text:p>
          </table:table-cell>
          <table:table-cell table:formula="of:=IF([.B42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89])" office:value-type="float" office:value="43806" calcext:value-type="float">
            <text:p>43806</text:p>
          </table:table-cell>
          <table:table-cell table:formula="of:=IF([.B42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90])" office:value-type="float" office:value="43844" calcext:value-type="float">
            <text:p>43844</text:p>
          </table:table-cell>
          <table:table-cell table:formula="of:=IF([.B42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91])" office:value-type="float" office:value="43882" calcext:value-type="float">
            <text:p>43882</text:p>
          </table:table-cell>
          <table:table-cell table:formula="of:=IF([.B42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92])" office:value-type="float" office:value="43920" calcext:value-type="float">
            <text:p>43920</text:p>
          </table:table-cell>
          <table:table-cell table:formula="of:=IF([.B42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93])" office:value-type="float" office:value="43958" calcext:value-type="float">
            <text:p>43958</text:p>
          </table:table-cell>
          <table:table-cell table:formula="of:=IF([.B42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4294])" office:value-type="float" office:value="43996" calcext:value-type="float">
            <text:p>43996</text:p>
          </table:table-cell>
          <table:table-cell table:formula="of:=IF([.B42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295])" office:value-type="float" office:value="44036" calcext:value-type="float">
            <text:p>44036</text:p>
          </table:table-cell>
          <table:table-cell table:formula="of:=IF([.B42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296])" office:value-type="float" office:value="44076" calcext:value-type="float">
            <text:p>44076</text:p>
          </table:table-cell>
          <table:table-cell table:formula="of:=IF([.B42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297])" office:value-type="float" office:value="44116" calcext:value-type="float">
            <text:p>44116</text:p>
          </table:table-cell>
          <table:table-cell table:formula="of:=IF([.B42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298])" office:value-type="float" office:value="44156" calcext:value-type="float">
            <text:p>44156</text:p>
          </table:table-cell>
          <table:table-cell table:formula="of:=IF([.B42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299])" office:value-type="float" office:value="44196" calcext:value-type="float">
            <text:p>44196</text:p>
          </table:table-cell>
          <table:table-cell table:formula="of:=IF([.B42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00])" office:value-type="float" office:value="44236" calcext:value-type="float">
            <text:p>44236</text:p>
          </table:table-cell>
          <table:table-cell table:formula="of:=IF([.B43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01])" office:value-type="float" office:value="44276" calcext:value-type="float">
            <text:p>44276</text:p>
          </table:table-cell>
          <table:table-cell table:formula="of:=IF([.B43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02])" office:value-type="float" office:value="44316" calcext:value-type="float">
            <text:p>44316</text:p>
          </table:table-cell>
          <table:table-cell table:formula="of:=IF([.B43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03])" office:value-type="float" office:value="44356" calcext:value-type="float">
            <text:p>44356</text:p>
          </table:table-cell>
          <table:table-cell table:formula="of:=IF([.B43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04])" office:value-type="float" office:value="44396" calcext:value-type="float">
            <text:p>44396</text:p>
          </table:table-cell>
          <table:table-cell table:formula="of:=IF([.B43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05])" office:value-type="float" office:value="44436" calcext:value-type="float">
            <text:p>44436</text:p>
          </table:table-cell>
          <table:table-cell table:formula="of:=IF([.B43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06])" office:value-type="float" office:value="44476" calcext:value-type="float">
            <text:p>44476</text:p>
          </table:table-cell>
          <table:table-cell table:formula="of:=IF([.B43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07])" office:value-type="float" office:value="44516" calcext:value-type="float">
            <text:p>44516</text:p>
          </table:table-cell>
          <table:table-cell table:formula="of:=IF([.B43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08])" office:value-type="float" office:value="44556" calcext:value-type="float">
            <text:p>44556</text:p>
          </table:table-cell>
          <table:table-cell table:formula="of:=IF([.B43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09])" office:value-type="float" office:value="44596" calcext:value-type="float">
            <text:p>44596</text:p>
          </table:table-cell>
          <table:table-cell table:formula="of:=IF([.B43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10])" office:value-type="float" office:value="44636" calcext:value-type="float">
            <text:p>44636</text:p>
          </table:table-cell>
          <table:table-cell table:formula="of:=IF([.B43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11])" office:value-type="float" office:value="44676" calcext:value-type="float">
            <text:p>44676</text:p>
          </table:table-cell>
          <table:table-cell table:formula="of:=IF([.B43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12])" office:value-type="float" office:value="44716" calcext:value-type="float">
            <text:p>44716</text:p>
          </table:table-cell>
          <table:table-cell table:formula="of:=IF([.B43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13])" office:value-type="float" office:value="44756" calcext:value-type="float">
            <text:p>44756</text:p>
          </table:table-cell>
          <table:table-cell table:formula="of:=IF([.B43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14])" office:value-type="float" office:value="44796" calcext:value-type="float">
            <text:p>44796</text:p>
          </table:table-cell>
          <table:table-cell table:formula="of:=IF([.B43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15])" office:value-type="float" office:value="44836" calcext:value-type="float">
            <text:p>44836</text:p>
          </table:table-cell>
          <table:table-cell table:formula="of:=IF([.B43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16])" office:value-type="float" office:value="44876" calcext:value-type="float">
            <text:p>44876</text:p>
          </table:table-cell>
          <table:table-cell table:formula="of:=IF([.B43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17])" office:value-type="float" office:value="44916" calcext:value-type="float">
            <text:p>44916</text:p>
          </table:table-cell>
          <table:table-cell table:formula="of:=IF([.B43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18])" office:value-type="float" office:value="44956" calcext:value-type="float">
            <text:p>44956</text:p>
          </table:table-cell>
          <table:table-cell table:formula="of:=IF([.B43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19])" office:value-type="float" office:value="44996" calcext:value-type="float">
            <text:p>44996</text:p>
          </table:table-cell>
          <table:table-cell table:formula="of:=IF([.B43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20])" office:value-type="float" office:value="45036" calcext:value-type="float">
            <text:p>45036</text:p>
          </table:table-cell>
          <table:table-cell table:formula="of:=IF([.B43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21])" office:value-type="float" office:value="45076" calcext:value-type="float">
            <text:p>45076</text:p>
          </table:table-cell>
          <table:table-cell table:formula="of:=IF([.B43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22])" office:value-type="float" office:value="45116" calcext:value-type="float">
            <text:p>45116</text:p>
          </table:table-cell>
          <table:table-cell table:formula="of:=IF([.B43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23])" office:value-type="float" office:value="45156" calcext:value-type="float">
            <text:p>45156</text:p>
          </table:table-cell>
          <table:table-cell table:formula="of:=IF([.B43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24])" office:value-type="float" office:value="45196" calcext:value-type="float">
            <text:p>45196</text:p>
          </table:table-cell>
          <table:table-cell table:formula="of:=IF([.B43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25])" office:value-type="float" office:value="45236" calcext:value-type="float">
            <text:p>45236</text:p>
          </table:table-cell>
          <table:table-cell table:formula="of:=IF([.B43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26])" office:value-type="float" office:value="45276" calcext:value-type="float">
            <text:p>45276</text:p>
          </table:table-cell>
          <table:table-cell table:formula="of:=IF([.B43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27])" office:value-type="float" office:value="45316" calcext:value-type="float">
            <text:p>45316</text:p>
          </table:table-cell>
          <table:table-cell table:formula="of:=IF([.B43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28])" office:value-type="float" office:value="45356" calcext:value-type="float">
            <text:p>45356</text:p>
          </table:table-cell>
          <table:table-cell table:formula="of:=IF([.B43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29])" office:value-type="float" office:value="45396" calcext:value-type="float">
            <text:p>45396</text:p>
          </table:table-cell>
          <table:table-cell table:formula="of:=IF([.B43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30])" office:value-type="float" office:value="45436" calcext:value-type="float">
            <text:p>45436</text:p>
          </table:table-cell>
          <table:table-cell table:formula="of:=IF([.B43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31])" office:value-type="float" office:value="45476" calcext:value-type="float">
            <text:p>45476</text:p>
          </table:table-cell>
          <table:table-cell table:formula="of:=IF([.B43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32])" office:value-type="float" office:value="45516" calcext:value-type="float">
            <text:p>45516</text:p>
          </table:table-cell>
          <table:table-cell table:formula="of:=IF([.B43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33])" office:value-type="float" office:value="45556" calcext:value-type="float">
            <text:p>45556</text:p>
          </table:table-cell>
          <table:table-cell table:formula="of:=IF([.B43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34])" office:value-type="float" office:value="45596" calcext:value-type="float">
            <text:p>45596</text:p>
          </table:table-cell>
          <table:table-cell table:formula="of:=IF([.B43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35])" office:value-type="float" office:value="45636" calcext:value-type="float">
            <text:p>45636</text:p>
          </table:table-cell>
          <table:table-cell table:formula="of:=IF([.B43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36])" office:value-type="float" office:value="45676" calcext:value-type="float">
            <text:p>45676</text:p>
          </table:table-cell>
          <table:table-cell table:formula="of:=IF([.B43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37])" office:value-type="float" office:value="45716" calcext:value-type="float">
            <text:p>45716</text:p>
          </table:table-cell>
          <table:table-cell table:formula="of:=IF([.B43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38])" office:value-type="float" office:value="45756" calcext:value-type="float">
            <text:p>45756</text:p>
          </table:table-cell>
          <table:table-cell table:formula="of:=IF([.B43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39])" office:value-type="float" office:value="45796" calcext:value-type="float">
            <text:p>45796</text:p>
          </table:table-cell>
          <table:table-cell table:formula="of:=IF([.B43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40])" office:value-type="float" office:value="45836" calcext:value-type="float">
            <text:p>45836</text:p>
          </table:table-cell>
          <table:table-cell table:formula="of:=IF([.B43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41])" office:value-type="float" office:value="45876" calcext:value-type="float">
            <text:p>45876</text:p>
          </table:table-cell>
          <table:table-cell table:formula="of:=IF([.B43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42])" office:value-type="float" office:value="45916" calcext:value-type="float">
            <text:p>45916</text:p>
          </table:table-cell>
          <table:table-cell table:formula="of:=IF([.B43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4343])" office:value-type="float" office:value="45956" calcext:value-type="float">
            <text:p>45956</text:p>
          </table:table-cell>
          <table:table-cell table:formula="of:=IF([.B43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44])" office:value-type="float" office:value="45998" calcext:value-type="float">
            <text:p>45998</text:p>
          </table:table-cell>
          <table:table-cell table:formula="of:=IF([.B43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45])" office:value-type="float" office:value="46040" calcext:value-type="float">
            <text:p>46040</text:p>
          </table:table-cell>
          <table:table-cell table:formula="of:=IF([.B43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46])" office:value-type="float" office:value="46082" calcext:value-type="float">
            <text:p>46082</text:p>
          </table:table-cell>
          <table:table-cell table:formula="of:=IF([.B43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47])" office:value-type="float" office:value="46124" calcext:value-type="float">
            <text:p>46124</text:p>
          </table:table-cell>
          <table:table-cell table:formula="of:=IF([.B43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48])" office:value-type="float" office:value="46166" calcext:value-type="float">
            <text:p>46166</text:p>
          </table:table-cell>
          <table:table-cell table:formula="of:=IF([.B43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49])" office:value-type="float" office:value="46208" calcext:value-type="float">
            <text:p>46208</text:p>
          </table:table-cell>
          <table:table-cell table:formula="of:=IF([.B43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50])" office:value-type="float" office:value="46250" calcext:value-type="float">
            <text:p>46250</text:p>
          </table:table-cell>
          <table:table-cell table:formula="of:=IF([.B43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51])" office:value-type="float" office:value="46292" calcext:value-type="float">
            <text:p>46292</text:p>
          </table:table-cell>
          <table:table-cell table:formula="of:=IF([.B43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52])" office:value-type="float" office:value="46334" calcext:value-type="float">
            <text:p>46334</text:p>
          </table:table-cell>
          <table:table-cell table:formula="of:=IF([.B43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53])" office:value-type="float" office:value="46376" calcext:value-type="float">
            <text:p>46376</text:p>
          </table:table-cell>
          <table:table-cell table:formula="of:=IF([.B43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54])" office:value-type="float" office:value="46418" calcext:value-type="float">
            <text:p>46418</text:p>
          </table:table-cell>
          <table:table-cell table:formula="of:=IF([.B43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55])" office:value-type="float" office:value="46460" calcext:value-type="float">
            <text:p>46460</text:p>
          </table:table-cell>
          <table:table-cell table:formula="of:=IF([.B43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56])" office:value-type="float" office:value="46502" calcext:value-type="float">
            <text:p>46502</text:p>
          </table:table-cell>
          <table:table-cell table:formula="of:=IF([.B43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57])" office:value-type="float" office:value="46544" calcext:value-type="float">
            <text:p>46544</text:p>
          </table:table-cell>
          <table:table-cell table:formula="of:=IF([.B43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58])" office:value-type="float" office:value="46586" calcext:value-type="float">
            <text:p>46586</text:p>
          </table:table-cell>
          <table:table-cell table:formula="of:=IF([.B43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59])" office:value-type="float" office:value="46628" calcext:value-type="float">
            <text:p>46628</text:p>
          </table:table-cell>
          <table:table-cell table:formula="of:=IF([.B43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60])" office:value-type="float" office:value="46670" calcext:value-type="float">
            <text:p>46670</text:p>
          </table:table-cell>
          <table:table-cell table:formula="of:=IF([.B43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61])" office:value-type="float" office:value="46712" calcext:value-type="float">
            <text:p>46712</text:p>
          </table:table-cell>
          <table:table-cell table:formula="of:=IF([.B43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62])" office:value-type="float" office:value="46754" calcext:value-type="float">
            <text:p>46754</text:p>
          </table:table-cell>
          <table:table-cell table:formula="of:=IF([.B43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63])" office:value-type="float" office:value="46796" calcext:value-type="float">
            <text:p>46796</text:p>
          </table:table-cell>
          <table:table-cell table:formula="of:=IF([.B43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64])" office:value-type="float" office:value="46838" calcext:value-type="float">
            <text:p>46838</text:p>
          </table:table-cell>
          <table:table-cell table:formula="of:=IF([.B43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65])" office:value-type="float" office:value="46880" calcext:value-type="float">
            <text:p>46880</text:p>
          </table:table-cell>
          <table:table-cell table:formula="of:=IF([.B43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66])" office:value-type="float" office:value="46922" calcext:value-type="float">
            <text:p>46922</text:p>
          </table:table-cell>
          <table:table-cell table:formula="of:=IF([.B43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67])" office:value-type="float" office:value="46964" calcext:value-type="float">
            <text:p>46964</text:p>
          </table:table-cell>
          <table:table-cell table:formula="of:=IF([.B43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68])" office:value-type="float" office:value="47006" calcext:value-type="float">
            <text:p>47006</text:p>
          </table:table-cell>
          <table:table-cell table:formula="of:=IF([.B43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69])" office:value-type="float" office:value="47048" calcext:value-type="float">
            <text:p>47048</text:p>
          </table:table-cell>
          <table:table-cell table:formula="of:=IF([.B43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70])" office:value-type="float" office:value="47090" calcext:value-type="float">
            <text:p>47090</text:p>
          </table:table-cell>
          <table:table-cell table:formula="of:=IF([.B43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71])" office:value-type="float" office:value="47132" calcext:value-type="float">
            <text:p>47132</text:p>
          </table:table-cell>
          <table:table-cell table:formula="of:=IF([.B43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72])" office:value-type="float" office:value="47174" calcext:value-type="float">
            <text:p>47174</text:p>
          </table:table-cell>
          <table:table-cell table:formula="of:=IF([.B43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73])" office:value-type="float" office:value="47216" calcext:value-type="float">
            <text:p>47216</text:p>
          </table:table-cell>
          <table:table-cell table:formula="of:=IF([.B43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74])" office:value-type="float" office:value="47258" calcext:value-type="float">
            <text:p>47258</text:p>
          </table:table-cell>
          <table:table-cell table:formula="of:=IF([.B43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75])" office:value-type="float" office:value="47300" calcext:value-type="float">
            <text:p>47300</text:p>
          </table:table-cell>
          <table:table-cell table:formula="of:=IF([.B43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76])" office:value-type="float" office:value="47342" calcext:value-type="float">
            <text:p>47342</text:p>
          </table:table-cell>
          <table:table-cell table:formula="of:=IF([.B43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77])" office:value-type="float" office:value="47384" calcext:value-type="float">
            <text:p>47384</text:p>
          </table:table-cell>
          <table:table-cell table:formula="of:=IF([.B43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78])" office:value-type="float" office:value="47426" calcext:value-type="float">
            <text:p>47426</text:p>
          </table:table-cell>
          <table:table-cell table:formula="of:=IF([.B43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79])" office:value-type="float" office:value="47468" calcext:value-type="float">
            <text:p>47468</text:p>
          </table:table-cell>
          <table:table-cell table:formula="of:=IF([.B43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80])" office:value-type="float" office:value="47510" calcext:value-type="float">
            <text:p>47510</text:p>
          </table:table-cell>
          <table:table-cell table:formula="of:=IF([.B43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81])" office:value-type="float" office:value="47552" calcext:value-type="float">
            <text:p>47552</text:p>
          </table:table-cell>
          <table:table-cell table:formula="of:=IF([.B43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82])" office:value-type="float" office:value="47594" calcext:value-type="float">
            <text:p>47594</text:p>
          </table:table-cell>
          <table:table-cell table:formula="of:=IF([.B43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83])" office:value-type="float" office:value="47636" calcext:value-type="float">
            <text:p>47636</text:p>
          </table:table-cell>
          <table:table-cell table:formula="of:=IF([.B43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84])" office:value-type="float" office:value="47678" calcext:value-type="float">
            <text:p>47678</text:p>
          </table:table-cell>
          <table:table-cell table:formula="of:=IF([.B43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85])" office:value-type="float" office:value="47720" calcext:value-type="float">
            <text:p>47720</text:p>
          </table:table-cell>
          <table:table-cell table:formula="of:=IF([.B43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86])" office:value-type="float" office:value="47762" calcext:value-type="float">
            <text:p>47762</text:p>
          </table:table-cell>
          <table:table-cell table:formula="of:=IF([.B43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87])" office:value-type="float" office:value="47804" calcext:value-type="float">
            <text:p>47804</text:p>
          </table:table-cell>
          <table:table-cell table:formula="of:=IF([.B43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88])" office:value-type="float" office:value="47846" calcext:value-type="float">
            <text:p>47846</text:p>
          </table:table-cell>
          <table:table-cell table:formula="of:=IF([.B43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89])" office:value-type="float" office:value="47888" calcext:value-type="float">
            <text:p>47888</text:p>
          </table:table-cell>
          <table:table-cell table:formula="of:=IF([.B43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90])" office:value-type="float" office:value="47930" calcext:value-type="float">
            <text:p>47930</text:p>
          </table:table-cell>
          <table:table-cell table:formula="of:=IF([.B43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91])" office:value-type="float" office:value="47972" calcext:value-type="float">
            <text:p>47972</text:p>
          </table:table-cell>
          <table:table-cell table:formula="of:=IF([.B43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92])" office:value-type="float" office:value="48014" calcext:value-type="float">
            <text:p>48014</text:p>
          </table:table-cell>
          <table:table-cell table:formula="of:=IF([.B43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93])" office:value-type="float" office:value="48056" calcext:value-type="float">
            <text:p>48056</text:p>
          </table:table-cell>
          <table:table-cell table:formula="of:=IF([.B43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4394])" office:value-type="float" office:value="48098" calcext:value-type="float">
            <text:p>48098</text:p>
          </table:table-cell>
          <table:table-cell table:formula="of:=IF([.B43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395])" office:value-type="float" office:value="48142" calcext:value-type="float">
            <text:p>48142</text:p>
          </table:table-cell>
          <table:table-cell table:formula="of:=IF([.B43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396])" office:value-type="float" office:value="48186" calcext:value-type="float">
            <text:p>48186</text:p>
          </table:table-cell>
          <table:table-cell table:formula="of:=IF([.B43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397])" office:value-type="float" office:value="48230" calcext:value-type="float">
            <text:p>48230</text:p>
          </table:table-cell>
          <table:table-cell table:formula="of:=IF([.B43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398])" office:value-type="float" office:value="48274" calcext:value-type="float">
            <text:p>48274</text:p>
          </table:table-cell>
          <table:table-cell table:formula="of:=IF([.B43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399])" office:value-type="float" office:value="48318" calcext:value-type="float">
            <text:p>48318</text:p>
          </table:table-cell>
          <table:table-cell table:formula="of:=IF([.B43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00])" office:value-type="float" office:value="48362" calcext:value-type="float">
            <text:p>48362</text:p>
          </table:table-cell>
          <table:table-cell table:formula="of:=IF([.B44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01])" office:value-type="float" office:value="48406" calcext:value-type="float">
            <text:p>48406</text:p>
          </table:table-cell>
          <table:table-cell table:formula="of:=IF([.B44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02])" office:value-type="float" office:value="48450" calcext:value-type="float">
            <text:p>48450</text:p>
          </table:table-cell>
          <table:table-cell table:formula="of:=IF([.B44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03])" office:value-type="float" office:value="48494" calcext:value-type="float">
            <text:p>48494</text:p>
          </table:table-cell>
          <table:table-cell table:formula="of:=IF([.B44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04])" office:value-type="float" office:value="48538" calcext:value-type="float">
            <text:p>48538</text:p>
          </table:table-cell>
          <table:table-cell table:formula="of:=IF([.B44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05])" office:value-type="float" office:value="48582" calcext:value-type="float">
            <text:p>48582</text:p>
          </table:table-cell>
          <table:table-cell table:formula="of:=IF([.B44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06])" office:value-type="float" office:value="48626" calcext:value-type="float">
            <text:p>48626</text:p>
          </table:table-cell>
          <table:table-cell table:formula="of:=IF([.B44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07])" office:value-type="float" office:value="48670" calcext:value-type="float">
            <text:p>48670</text:p>
          </table:table-cell>
          <table:table-cell table:formula="of:=IF([.B44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08])" office:value-type="float" office:value="48714" calcext:value-type="float">
            <text:p>48714</text:p>
          </table:table-cell>
          <table:table-cell table:formula="of:=IF([.B44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09])" office:value-type="float" office:value="48758" calcext:value-type="float">
            <text:p>48758</text:p>
          </table:table-cell>
          <table:table-cell table:formula="of:=IF([.B44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10])" office:value-type="float" office:value="48802" calcext:value-type="float">
            <text:p>48802</text:p>
          </table:table-cell>
          <table:table-cell table:formula="of:=IF([.B44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11])" office:value-type="float" office:value="48846" calcext:value-type="float">
            <text:p>48846</text:p>
          </table:table-cell>
          <table:table-cell table:formula="of:=IF([.B44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12])" office:value-type="float" office:value="48890" calcext:value-type="float">
            <text:p>48890</text:p>
          </table:table-cell>
          <table:table-cell table:formula="of:=IF([.B44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13])" office:value-type="float" office:value="48934" calcext:value-type="float">
            <text:p>48934</text:p>
          </table:table-cell>
          <table:table-cell table:formula="of:=IF([.B44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14])" office:value-type="float" office:value="48978" calcext:value-type="float">
            <text:p>48978</text:p>
          </table:table-cell>
          <table:table-cell table:formula="of:=IF([.B44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15])" office:value-type="float" office:value="49022" calcext:value-type="float">
            <text:p>49022</text:p>
          </table:table-cell>
          <table:table-cell table:formula="of:=IF([.B44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16])" office:value-type="float" office:value="49066" calcext:value-type="float">
            <text:p>49066</text:p>
          </table:table-cell>
          <table:table-cell table:formula="of:=IF([.B44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17])" office:value-type="float" office:value="49110" calcext:value-type="float">
            <text:p>49110</text:p>
          </table:table-cell>
          <table:table-cell table:formula="of:=IF([.B44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18])" office:value-type="float" office:value="49154" calcext:value-type="float">
            <text:p>49154</text:p>
          </table:table-cell>
          <table:table-cell table:formula="of:=IF([.B44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19])" office:value-type="float" office:value="49198" calcext:value-type="float">
            <text:p>49198</text:p>
          </table:table-cell>
          <table:table-cell table:formula="of:=IF([.B44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20])" office:value-type="float" office:value="49242" calcext:value-type="float">
            <text:p>49242</text:p>
          </table:table-cell>
          <table:table-cell table:formula="of:=IF([.B44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21])" office:value-type="float" office:value="49286" calcext:value-type="float">
            <text:p>49286</text:p>
          </table:table-cell>
          <table:table-cell table:formula="of:=IF([.B44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22])" office:value-type="float" office:value="49330" calcext:value-type="float">
            <text:p>49330</text:p>
          </table:table-cell>
          <table:table-cell table:formula="of:=IF([.B44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23])" office:value-type="float" office:value="49374" calcext:value-type="float">
            <text:p>49374</text:p>
          </table:table-cell>
          <table:table-cell table:formula="of:=IF([.B44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24])" office:value-type="float" office:value="49418" calcext:value-type="float">
            <text:p>49418</text:p>
          </table:table-cell>
          <table:table-cell table:formula="of:=IF([.B44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25])" office:value-type="float" office:value="49462" calcext:value-type="float">
            <text:p>49462</text:p>
          </table:table-cell>
          <table:table-cell table:formula="of:=IF([.B44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26])" office:value-type="float" office:value="49506" calcext:value-type="float">
            <text:p>49506</text:p>
          </table:table-cell>
          <table:table-cell table:formula="of:=IF([.B44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27])" office:value-type="float" office:value="49550" calcext:value-type="float">
            <text:p>49550</text:p>
          </table:table-cell>
          <table:table-cell table:formula="of:=IF([.B44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28])" office:value-type="float" office:value="49594" calcext:value-type="float">
            <text:p>49594</text:p>
          </table:table-cell>
          <table:table-cell table:formula="of:=IF([.B44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29])" office:value-type="float" office:value="49638" calcext:value-type="float">
            <text:p>49638</text:p>
          </table:table-cell>
          <table:table-cell table:formula="of:=IF([.B44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30])" office:value-type="float" office:value="49682" calcext:value-type="float">
            <text:p>49682</text:p>
          </table:table-cell>
          <table:table-cell table:formula="of:=IF([.B44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31])" office:value-type="float" office:value="49726" calcext:value-type="float">
            <text:p>49726</text:p>
          </table:table-cell>
          <table:table-cell table:formula="of:=IF([.B44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32])" office:value-type="float" office:value="49770" calcext:value-type="float">
            <text:p>49770</text:p>
          </table:table-cell>
          <table:table-cell table:formula="of:=IF([.B44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33])" office:value-type="float" office:value="49814" calcext:value-type="float">
            <text:p>49814</text:p>
          </table:table-cell>
          <table:table-cell table:formula="of:=IF([.B44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4434])" office:value-type="float" office:value="49858" calcext:value-type="float">
            <text:p>49858</text:p>
          </table:table-cell>
          <table:table-cell table:formula="of:=IF([.B44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35])" office:value-type="float" office:value="49904" calcext:value-type="float">
            <text:p>49904</text:p>
          </table:table-cell>
          <table:table-cell table:formula="of:=IF([.B44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36])" office:value-type="float" office:value="49950" calcext:value-type="float">
            <text:p>49950</text:p>
          </table:table-cell>
          <table:table-cell table:formula="of:=IF([.B44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37])" office:value-type="float" office:value="49996" calcext:value-type="float">
            <text:p>49996</text:p>
          </table:table-cell>
          <table:table-cell table:formula="of:=IF([.B44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38])" office:value-type="float" office:value="50042" calcext:value-type="float">
            <text:p>50042</text:p>
          </table:table-cell>
          <table:table-cell table:formula="of:=IF([.B44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39])" office:value-type="float" office:value="50088" calcext:value-type="float">
            <text:p>50088</text:p>
          </table:table-cell>
          <table:table-cell table:formula="of:=IF([.B44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40])" office:value-type="float" office:value="50134" calcext:value-type="float">
            <text:p>50134</text:p>
          </table:table-cell>
          <table:table-cell table:formula="of:=IF([.B44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41])" office:value-type="float" office:value="50180" calcext:value-type="float">
            <text:p>50180</text:p>
          </table:table-cell>
          <table:table-cell table:formula="of:=IF([.B44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42])" office:value-type="float" office:value="50226" calcext:value-type="float">
            <text:p>50226</text:p>
          </table:table-cell>
          <table:table-cell table:formula="of:=IF([.B44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43])" office:value-type="float" office:value="50272" calcext:value-type="float">
            <text:p>50272</text:p>
          </table:table-cell>
          <table:table-cell table:formula="of:=IF([.B44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44])" office:value-type="float" office:value="50318" calcext:value-type="float">
            <text:p>50318</text:p>
          </table:table-cell>
          <table:table-cell table:formula="of:=IF([.B44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45])" office:value-type="float" office:value="50364" calcext:value-type="float">
            <text:p>50364</text:p>
          </table:table-cell>
          <table:table-cell table:formula="of:=IF([.B44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46])" office:value-type="float" office:value="50410" calcext:value-type="float">
            <text:p>50410</text:p>
          </table:table-cell>
          <table:table-cell table:formula="of:=IF([.B44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47])" office:value-type="float" office:value="50456" calcext:value-type="float">
            <text:p>50456</text:p>
          </table:table-cell>
          <table:table-cell table:formula="of:=IF([.B44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48])" office:value-type="float" office:value="50502" calcext:value-type="float">
            <text:p>50502</text:p>
          </table:table-cell>
          <table:table-cell table:formula="of:=IF([.B44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49])" office:value-type="float" office:value="50548" calcext:value-type="float">
            <text:p>50548</text:p>
          </table:table-cell>
          <table:table-cell table:formula="of:=IF([.B44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50])" office:value-type="float" office:value="50594" calcext:value-type="float">
            <text:p>50594</text:p>
          </table:table-cell>
          <table:table-cell table:formula="of:=IF([.B44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51])" office:value-type="float" office:value="50640" calcext:value-type="float">
            <text:p>50640</text:p>
          </table:table-cell>
          <table:table-cell table:formula="of:=IF([.B44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52])" office:value-type="float" office:value="50686" calcext:value-type="float">
            <text:p>50686</text:p>
          </table:table-cell>
          <table:table-cell table:formula="of:=IF([.B44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53])" office:value-type="float" office:value="50732" calcext:value-type="float">
            <text:p>50732</text:p>
          </table:table-cell>
          <table:table-cell table:formula="of:=IF([.B44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54])" office:value-type="float" office:value="50778" calcext:value-type="float">
            <text:p>50778</text:p>
          </table:table-cell>
          <table:table-cell table:formula="of:=IF([.B44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55])" office:value-type="float" office:value="50824" calcext:value-type="float">
            <text:p>50824</text:p>
          </table:table-cell>
          <table:table-cell table:formula="of:=IF([.B44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56])" office:value-type="float" office:value="50870" calcext:value-type="float">
            <text:p>50870</text:p>
          </table:table-cell>
          <table:table-cell table:formula="of:=IF([.B44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57])" office:value-type="float" office:value="50916" calcext:value-type="float">
            <text:p>50916</text:p>
          </table:table-cell>
          <table:table-cell table:formula="of:=IF([.B44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58])" office:value-type="float" office:value="50962" calcext:value-type="float">
            <text:p>50962</text:p>
          </table:table-cell>
          <table:table-cell table:formula="of:=IF([.B44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59])" office:value-type="float" office:value="51008" calcext:value-type="float">
            <text:p>51008</text:p>
          </table:table-cell>
          <table:table-cell table:formula="of:=IF([.B44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60])" office:value-type="float" office:value="51054" calcext:value-type="float">
            <text:p>51054</text:p>
          </table:table-cell>
          <table:table-cell table:formula="of:=IF([.B44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61])" office:value-type="float" office:value="51100" calcext:value-type="float">
            <text:p>51100</text:p>
          </table:table-cell>
          <table:table-cell table:formula="of:=IF([.B44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62])" office:value-type="float" office:value="51146" calcext:value-type="float">
            <text:p>51146</text:p>
          </table:table-cell>
          <table:table-cell table:formula="of:=IF([.B44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63])" office:value-type="float" office:value="51192" calcext:value-type="float">
            <text:p>51192</text:p>
          </table:table-cell>
          <table:table-cell table:formula="of:=IF([.B44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64])" office:value-type="float" office:value="51238" calcext:value-type="float">
            <text:p>51238</text:p>
          </table:table-cell>
          <table:table-cell table:formula="of:=IF([.B44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65])" office:value-type="float" office:value="51284" calcext:value-type="float">
            <text:p>51284</text:p>
          </table:table-cell>
          <table:table-cell table:formula="of:=IF([.B44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66])" office:value-type="float" office:value="51330" calcext:value-type="float">
            <text:p>51330</text:p>
          </table:table-cell>
          <table:table-cell table:formula="of:=IF([.B44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67])" office:value-type="float" office:value="51376" calcext:value-type="float">
            <text:p>51376</text:p>
          </table:table-cell>
          <table:table-cell table:formula="of:=IF([.B44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68])" office:value-type="float" office:value="51422" calcext:value-type="float">
            <text:p>51422</text:p>
          </table:table-cell>
          <table:table-cell table:formula="of:=IF([.B44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69])" office:value-type="float" office:value="51468" calcext:value-type="float">
            <text:p>51468</text:p>
          </table:table-cell>
          <table:table-cell table:formula="of:=IF([.B44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70])" office:value-type="float" office:value="51514" calcext:value-type="float">
            <text:p>51514</text:p>
          </table:table-cell>
          <table:table-cell table:formula="of:=IF([.B44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71])" office:value-type="float" office:value="51560" calcext:value-type="float">
            <text:p>51560</text:p>
          </table:table-cell>
          <table:table-cell table:formula="of:=IF([.B44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72])" office:value-type="float" office:value="51606" calcext:value-type="float">
            <text:p>51606</text:p>
          </table:table-cell>
          <table:table-cell table:formula="of:=IF([.B44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73])" office:value-type="float" office:value="51652" calcext:value-type="float">
            <text:p>51652</text:p>
          </table:table-cell>
          <table:table-cell table:formula="of:=IF([.B44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74])" office:value-type="float" office:value="51698" calcext:value-type="float">
            <text:p>51698</text:p>
          </table:table-cell>
          <table:table-cell table:formula="of:=IF([.B44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75])" office:value-type="float" office:value="51744" calcext:value-type="float">
            <text:p>51744</text:p>
          </table:table-cell>
          <table:table-cell table:formula="of:=IF([.B44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76])" office:value-type="float" office:value="51790" calcext:value-type="float">
            <text:p>51790</text:p>
          </table:table-cell>
          <table:table-cell table:formula="of:=IF([.B44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77])" office:value-type="float" office:value="51836" calcext:value-type="float">
            <text:p>51836</text:p>
          </table:table-cell>
          <table:table-cell table:formula="of:=IF([.B44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78])" office:value-type="float" office:value="51882" calcext:value-type="float">
            <text:p>51882</text:p>
          </table:table-cell>
          <table:table-cell table:formula="of:=IF([.B44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79])" office:value-type="float" office:value="51928" calcext:value-type="float">
            <text:p>51928</text:p>
          </table:table-cell>
          <table:table-cell table:formula="of:=IF([.B44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80])" office:value-type="float" office:value="51974" calcext:value-type="float">
            <text:p>51974</text:p>
          </table:table-cell>
          <table:table-cell table:formula="of:=IF([.B44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81])" office:value-type="float" office:value="52020" calcext:value-type="float">
            <text:p>52020</text:p>
          </table:table-cell>
          <table:table-cell table:formula="of:=IF([.B44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4482])" office:value-type="float" office:value="52066" calcext:value-type="float">
            <text:p>52066</text:p>
          </table:table-cell>
          <table:table-cell table:formula="of:=IF([.B44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83])" office:value-type="float" office:value="52114" calcext:value-type="float">
            <text:p>52114</text:p>
          </table:table-cell>
          <table:table-cell table:formula="of:=IF([.B44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84])" office:value-type="float" office:value="52162" calcext:value-type="float">
            <text:p>52162</text:p>
          </table:table-cell>
          <table:table-cell table:formula="of:=IF([.B44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85])" office:value-type="float" office:value="52210" calcext:value-type="float">
            <text:p>52210</text:p>
          </table:table-cell>
          <table:table-cell table:formula="of:=IF([.B44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86])" office:value-type="float" office:value="52258" calcext:value-type="float">
            <text:p>52258</text:p>
          </table:table-cell>
          <table:table-cell table:formula="of:=IF([.B44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87])" office:value-type="float" office:value="52306" calcext:value-type="float">
            <text:p>52306</text:p>
          </table:table-cell>
          <table:table-cell table:formula="of:=IF([.B44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88])" office:value-type="float" office:value="52354" calcext:value-type="float">
            <text:p>52354</text:p>
          </table:table-cell>
          <table:table-cell table:formula="of:=IF([.B44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89])" office:value-type="float" office:value="52402" calcext:value-type="float">
            <text:p>52402</text:p>
          </table:table-cell>
          <table:table-cell table:formula="of:=IF([.B44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90])" office:value-type="float" office:value="52450" calcext:value-type="float">
            <text:p>52450</text:p>
          </table:table-cell>
          <table:table-cell table:formula="of:=IF([.B44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91])" office:value-type="float" office:value="52498" calcext:value-type="float">
            <text:p>52498</text:p>
          </table:table-cell>
          <table:table-cell table:formula="of:=IF([.B44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92])" office:value-type="float" office:value="52546" calcext:value-type="float">
            <text:p>52546</text:p>
          </table:table-cell>
          <table:table-cell table:formula="of:=IF([.B44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93])" office:value-type="float" office:value="52594" calcext:value-type="float">
            <text:p>52594</text:p>
          </table:table-cell>
          <table:table-cell table:formula="of:=IF([.B44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94])" office:value-type="float" office:value="52642" calcext:value-type="float">
            <text:p>52642</text:p>
          </table:table-cell>
          <table:table-cell table:formula="of:=IF([.B44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95])" office:value-type="float" office:value="52690" calcext:value-type="float">
            <text:p>52690</text:p>
          </table:table-cell>
          <table:table-cell table:formula="of:=IF([.B44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96])" office:value-type="float" office:value="52738" calcext:value-type="float">
            <text:p>52738</text:p>
          </table:table-cell>
          <table:table-cell table:formula="of:=IF([.B44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97])" office:value-type="float" office:value="52786" calcext:value-type="float">
            <text:p>52786</text:p>
          </table:table-cell>
          <table:table-cell table:formula="of:=IF([.B44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98])" office:value-type="float" office:value="52834" calcext:value-type="float">
            <text:p>52834</text:p>
          </table:table-cell>
          <table:table-cell table:formula="of:=IF([.B44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499])" office:value-type="float" office:value="52882" calcext:value-type="float">
            <text:p>52882</text:p>
          </table:table-cell>
          <table:table-cell table:formula="of:=IF([.B44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00])" office:value-type="float" office:value="52930" calcext:value-type="float">
            <text:p>52930</text:p>
          </table:table-cell>
          <table:table-cell table:formula="of:=IF([.B45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01])" office:value-type="float" office:value="52978" calcext:value-type="float">
            <text:p>52978</text:p>
          </table:table-cell>
          <table:table-cell table:formula="of:=IF([.B45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02])" office:value-type="float" office:value="53026" calcext:value-type="float">
            <text:p>53026</text:p>
          </table:table-cell>
          <table:table-cell table:formula="of:=IF([.B45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03])" office:value-type="float" office:value="53074" calcext:value-type="float">
            <text:p>53074</text:p>
          </table:table-cell>
          <table:table-cell table:formula="of:=IF([.B45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04])" office:value-type="float" office:value="53122" calcext:value-type="float">
            <text:p>53122</text:p>
          </table:table-cell>
          <table:table-cell table:formula="of:=IF([.B45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05])" office:value-type="float" office:value="53170" calcext:value-type="float">
            <text:p>53170</text:p>
          </table:table-cell>
          <table:table-cell table:formula="of:=IF([.B45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06])" office:value-type="float" office:value="53218" calcext:value-type="float">
            <text:p>53218</text:p>
          </table:table-cell>
          <table:table-cell table:formula="of:=IF([.B45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07])" office:value-type="float" office:value="53266" calcext:value-type="float">
            <text:p>53266</text:p>
          </table:table-cell>
          <table:table-cell table:formula="of:=IF([.B45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08])" office:value-type="float" office:value="53314" calcext:value-type="float">
            <text:p>53314</text:p>
          </table:table-cell>
          <table:table-cell table:formula="of:=IF([.B45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09])" office:value-type="float" office:value="53362" calcext:value-type="float">
            <text:p>53362</text:p>
          </table:table-cell>
          <table:table-cell table:formula="of:=IF([.B45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10])" office:value-type="float" office:value="53410" calcext:value-type="float">
            <text:p>53410</text:p>
          </table:table-cell>
          <table:table-cell table:formula="of:=IF([.B45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11])" office:value-type="float" office:value="53458" calcext:value-type="float">
            <text:p>53458</text:p>
          </table:table-cell>
          <table:table-cell table:formula="of:=IF([.B45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12])" office:value-type="float" office:value="53506" calcext:value-type="float">
            <text:p>53506</text:p>
          </table:table-cell>
          <table:table-cell table:formula="of:=IF([.B45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13])" office:value-type="float" office:value="53554" calcext:value-type="float">
            <text:p>53554</text:p>
          </table:table-cell>
          <table:table-cell table:formula="of:=IF([.B45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14])" office:value-type="float" office:value="53602" calcext:value-type="float">
            <text:p>53602</text:p>
          </table:table-cell>
          <table:table-cell table:formula="of:=IF([.B45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15])" office:value-type="float" office:value="53650" calcext:value-type="float">
            <text:p>53650</text:p>
          </table:table-cell>
          <table:table-cell table:formula="of:=IF([.B45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16])" office:value-type="float" office:value="53698" calcext:value-type="float">
            <text:p>53698</text:p>
          </table:table-cell>
          <table:table-cell table:formula="of:=IF([.B45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17])" office:value-type="float" office:value="53746" calcext:value-type="float">
            <text:p>53746</text:p>
          </table:table-cell>
          <table:table-cell table:formula="of:=IF([.B45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18])" office:value-type="float" office:value="53794" calcext:value-type="float">
            <text:p>53794</text:p>
          </table:table-cell>
          <table:table-cell table:formula="of:=IF([.B45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19])" office:value-type="float" office:value="53842" calcext:value-type="float">
            <text:p>53842</text:p>
          </table:table-cell>
          <table:table-cell table:formula="of:=IF([.B45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20])" office:value-type="float" office:value="53890" calcext:value-type="float">
            <text:p>53890</text:p>
          </table:table-cell>
          <table:table-cell table:formula="of:=IF([.B45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21])" office:value-type="float" office:value="53938" calcext:value-type="float">
            <text:p>53938</text:p>
          </table:table-cell>
          <table:table-cell table:formula="of:=IF([.B45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22])" office:value-type="float" office:value="53986" calcext:value-type="float">
            <text:p>53986</text:p>
          </table:table-cell>
          <table:table-cell table:formula="of:=IF([.B45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23])" office:value-type="float" office:value="54034" calcext:value-type="float">
            <text:p>54034</text:p>
          </table:table-cell>
          <table:table-cell table:formula="of:=IF([.B45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24])" office:value-type="float" office:value="54082" calcext:value-type="float">
            <text:p>54082</text:p>
          </table:table-cell>
          <table:table-cell table:formula="of:=IF([.B45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25])" office:value-type="float" office:value="54130" calcext:value-type="float">
            <text:p>54130</text:p>
          </table:table-cell>
          <table:table-cell table:formula="of:=IF([.B45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26])" office:value-type="float" office:value="54178" calcext:value-type="float">
            <text:p>54178</text:p>
          </table:table-cell>
          <table:table-cell table:formula="of:=IF([.B45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27])" office:value-type="float" office:value="54226" calcext:value-type="float">
            <text:p>54226</text:p>
          </table:table-cell>
          <table:table-cell table:formula="of:=IF([.B45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28])" office:value-type="float" office:value="54274" calcext:value-type="float">
            <text:p>54274</text:p>
          </table:table-cell>
          <table:table-cell table:formula="of:=IF([.B45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4529])" office:value-type="float" office:value="54322" calcext:value-type="float">
            <text:p>54322</text:p>
          </table:table-cell>
          <table:table-cell table:formula="of:=IF([.B45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30])" office:value-type="float" office:value="54373" calcext:value-type="float">
            <text:p>54373</text:p>
          </table:table-cell>
          <table:table-cell table:formula="of:=IF([.B45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31])" office:value-type="float" office:value="54424" calcext:value-type="float">
            <text:p>54424</text:p>
          </table:table-cell>
          <table:table-cell table:formula="of:=IF([.B45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32])" office:value-type="float" office:value="54475" calcext:value-type="float">
            <text:p>54475</text:p>
          </table:table-cell>
          <table:table-cell table:formula="of:=IF([.B45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33])" office:value-type="float" office:value="54526" calcext:value-type="float">
            <text:p>54526</text:p>
          </table:table-cell>
          <table:table-cell table:formula="of:=IF([.B45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34])" office:value-type="float" office:value="54577" calcext:value-type="float">
            <text:p>54577</text:p>
          </table:table-cell>
          <table:table-cell table:formula="of:=IF([.B45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35])" office:value-type="float" office:value="54628" calcext:value-type="float">
            <text:p>54628</text:p>
          </table:table-cell>
          <table:table-cell table:formula="of:=IF([.B45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36])" office:value-type="float" office:value="54679" calcext:value-type="float">
            <text:p>54679</text:p>
          </table:table-cell>
          <table:table-cell table:formula="of:=IF([.B45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37])" office:value-type="float" office:value="54730" calcext:value-type="float">
            <text:p>54730</text:p>
          </table:table-cell>
          <table:table-cell table:formula="of:=IF([.B45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38])" office:value-type="float" office:value="54781" calcext:value-type="float">
            <text:p>54781</text:p>
          </table:table-cell>
          <table:table-cell table:formula="of:=IF([.B45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39])" office:value-type="float" office:value="54832" calcext:value-type="float">
            <text:p>54832</text:p>
          </table:table-cell>
          <table:table-cell table:formula="of:=IF([.B45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40])" office:value-type="float" office:value="54883" calcext:value-type="float">
            <text:p>54883</text:p>
          </table:table-cell>
          <table:table-cell table:formula="of:=IF([.B45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41])" office:value-type="float" office:value="54934" calcext:value-type="float">
            <text:p>54934</text:p>
          </table:table-cell>
          <table:table-cell table:formula="of:=IF([.B45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42])" office:value-type="float" office:value="54985" calcext:value-type="float">
            <text:p>54985</text:p>
          </table:table-cell>
          <table:table-cell table:formula="of:=IF([.B45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43])" office:value-type="float" office:value="55036" calcext:value-type="float">
            <text:p>55036</text:p>
          </table:table-cell>
          <table:table-cell table:formula="of:=IF([.B45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44])" office:value-type="float" office:value="55087" calcext:value-type="float">
            <text:p>55087</text:p>
          </table:table-cell>
          <table:table-cell table:formula="of:=IF([.B45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45])" office:value-type="float" office:value="55138" calcext:value-type="float">
            <text:p>55138</text:p>
          </table:table-cell>
          <table:table-cell table:formula="of:=IF([.B45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46])" office:value-type="float" office:value="55189" calcext:value-type="float">
            <text:p>55189</text:p>
          </table:table-cell>
          <table:table-cell table:formula="of:=IF([.B45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47])" office:value-type="float" office:value="55240" calcext:value-type="float">
            <text:p>55240</text:p>
          </table:table-cell>
          <table:table-cell table:formula="of:=IF([.B45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48])" office:value-type="float" office:value="55291" calcext:value-type="float">
            <text:p>55291</text:p>
          </table:table-cell>
          <table:table-cell table:formula="of:=IF([.B45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49])" office:value-type="float" office:value="55342" calcext:value-type="float">
            <text:p>55342</text:p>
          </table:table-cell>
          <table:table-cell table:formula="of:=IF([.B45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50])" office:value-type="float" office:value="55393" calcext:value-type="float">
            <text:p>55393</text:p>
          </table:table-cell>
          <table:table-cell table:formula="of:=IF([.B45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51])" office:value-type="float" office:value="55444" calcext:value-type="float">
            <text:p>55444</text:p>
          </table:table-cell>
          <table:table-cell table:formula="of:=IF([.B45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52])" office:value-type="float" office:value="55495" calcext:value-type="float">
            <text:p>55495</text:p>
          </table:table-cell>
          <table:table-cell table:formula="of:=IF([.B45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53])" office:value-type="float" office:value="55546" calcext:value-type="float">
            <text:p>55546</text:p>
          </table:table-cell>
          <table:table-cell table:formula="of:=IF([.B45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54])" office:value-type="float" office:value="55597" calcext:value-type="float">
            <text:p>55597</text:p>
          </table:table-cell>
          <table:table-cell table:formula="of:=IF([.B45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55])" office:value-type="float" office:value="55648" calcext:value-type="float">
            <text:p>55648</text:p>
          </table:table-cell>
          <table:table-cell table:formula="of:=IF([.B45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56])" office:value-type="float" office:value="55699" calcext:value-type="float">
            <text:p>55699</text:p>
          </table:table-cell>
          <table:table-cell table:formula="of:=IF([.B45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57])" office:value-type="float" office:value="55750" calcext:value-type="float">
            <text:p>55750</text:p>
          </table:table-cell>
          <table:table-cell table:formula="of:=IF([.B45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58])" office:value-type="float" office:value="55801" calcext:value-type="float">
            <text:p>55801</text:p>
          </table:table-cell>
          <table:table-cell table:formula="of:=IF([.B45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59])" office:value-type="float" office:value="55852" calcext:value-type="float">
            <text:p>55852</text:p>
          </table:table-cell>
          <table:table-cell table:formula="of:=IF([.B45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60])" office:value-type="float" office:value="55903" calcext:value-type="float">
            <text:p>55903</text:p>
          </table:table-cell>
          <table:table-cell table:formula="of:=IF([.B45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61])" office:value-type="float" office:value="55954" calcext:value-type="float">
            <text:p>55954</text:p>
          </table:table-cell>
          <table:table-cell table:formula="of:=IF([.B45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62])" office:value-type="float" office:value="56005" calcext:value-type="float">
            <text:p>56005</text:p>
          </table:table-cell>
          <table:table-cell table:formula="of:=IF([.B45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63])" office:value-type="float" office:value="56056" calcext:value-type="float">
            <text:p>56056</text:p>
          </table:table-cell>
          <table:table-cell table:formula="of:=IF([.B45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64])" office:value-type="float" office:value="56107" calcext:value-type="float">
            <text:p>56107</text:p>
          </table:table-cell>
          <table:table-cell table:formula="of:=IF([.B45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65])" office:value-type="float" office:value="56158" calcext:value-type="float">
            <text:p>56158</text:p>
          </table:table-cell>
          <table:table-cell table:formula="of:=IF([.B45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66])" office:value-type="float" office:value="56209" calcext:value-type="float">
            <text:p>56209</text:p>
          </table:table-cell>
          <table:table-cell table:formula="of:=IF([.B45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67])" office:value-type="float" office:value="56260" calcext:value-type="float">
            <text:p>56260</text:p>
          </table:table-cell>
          <table:table-cell table:formula="of:=IF([.B45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68])" office:value-type="float" office:value="56311" calcext:value-type="float">
            <text:p>56311</text:p>
          </table:table-cell>
          <table:table-cell table:formula="of:=IF([.B45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69])" office:value-type="float" office:value="56362" calcext:value-type="float">
            <text:p>56362</text:p>
          </table:table-cell>
          <table:table-cell table:formula="of:=IF([.B45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70])" office:value-type="float" office:value="56413" calcext:value-type="float">
            <text:p>56413</text:p>
          </table:table-cell>
          <table:table-cell table:formula="of:=IF([.B45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71])" office:value-type="float" office:value="56464" calcext:value-type="float">
            <text:p>56464</text:p>
          </table:table-cell>
          <table:table-cell table:formula="of:=IF([.B45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72])" office:value-type="float" office:value="56515" calcext:value-type="float">
            <text:p>56515</text:p>
          </table:table-cell>
          <table:table-cell table:formula="of:=IF([.B45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73])" office:value-type="float" office:value="56566" calcext:value-type="float">
            <text:p>56566</text:p>
          </table:table-cell>
          <table:table-cell table:formula="of:=IF([.B45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74])" office:value-type="float" office:value="56617" calcext:value-type="float">
            <text:p>56617</text:p>
          </table:table-cell>
          <table:table-cell table:formula="of:=IF([.B45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75])" office:value-type="float" office:value="56668" calcext:value-type="float">
            <text:p>56668</text:p>
          </table:table-cell>
          <table:table-cell table:formula="of:=IF([.B45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76])" office:value-type="float" office:value="56719" calcext:value-type="float">
            <text:p>56719</text:p>
          </table:table-cell>
          <table:table-cell table:formula="of:=IF([.B45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77])" office:value-type="float" office:value="56770" calcext:value-type="float">
            <text:p>56770</text:p>
          </table:table-cell>
          <table:table-cell table:formula="of:=IF([.B45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78])" office:value-type="float" office:value="56821" calcext:value-type="float">
            <text:p>56821</text:p>
          </table:table-cell>
          <table:table-cell table:formula="of:=IF([.B45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79])" office:value-type="float" office:value="56872" calcext:value-type="float">
            <text:p>56872</text:p>
          </table:table-cell>
          <table:table-cell table:formula="of:=IF([.B45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A$1:.A4580])" office:value-type="float" office:value="56923" calcext:value-type="float">
            <text:p>56923</text:p>
          </table:table-cell>
          <table:table-cell table:formula="of:=IF([.B45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81])" office:value-type="float" office:value="56976" calcext:value-type="float">
            <text:p>56976</text:p>
          </table:table-cell>
          <table:table-cell table:formula="of:=IF([.B45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82])" office:value-type="float" office:value="57029" calcext:value-type="float">
            <text:p>57029</text:p>
          </table:table-cell>
          <table:table-cell table:formula="of:=IF([.B45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83])" office:value-type="float" office:value="57082" calcext:value-type="float">
            <text:p>57082</text:p>
          </table:table-cell>
          <table:table-cell table:formula="of:=IF([.B45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84])" office:value-type="float" office:value="57135" calcext:value-type="float">
            <text:p>57135</text:p>
          </table:table-cell>
          <table:table-cell table:formula="of:=IF([.B45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85])" office:value-type="float" office:value="57188" calcext:value-type="float">
            <text:p>57188</text:p>
          </table:table-cell>
          <table:table-cell table:formula="of:=IF([.B45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86])" office:value-type="float" office:value="57241" calcext:value-type="float">
            <text:p>57241</text:p>
          </table:table-cell>
          <table:table-cell table:formula="of:=IF([.B45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87])" office:value-type="float" office:value="57294" calcext:value-type="float">
            <text:p>57294</text:p>
          </table:table-cell>
          <table:table-cell table:formula="of:=IF([.B45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88])" office:value-type="float" office:value="57347" calcext:value-type="float">
            <text:p>57347</text:p>
          </table:table-cell>
          <table:table-cell table:formula="of:=IF([.B45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89])" office:value-type="float" office:value="57400" calcext:value-type="float">
            <text:p>57400</text:p>
          </table:table-cell>
          <table:table-cell table:formula="of:=IF([.B45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90])" office:value-type="float" office:value="57453" calcext:value-type="float">
            <text:p>57453</text:p>
          </table:table-cell>
          <table:table-cell table:formula="of:=IF([.B45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91])" office:value-type="float" office:value="57506" calcext:value-type="float">
            <text:p>57506</text:p>
          </table:table-cell>
          <table:table-cell table:formula="of:=IF([.B45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92])" office:value-type="float" office:value="57559" calcext:value-type="float">
            <text:p>57559</text:p>
          </table:table-cell>
          <table:table-cell table:formula="of:=IF([.B45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93])" office:value-type="float" office:value="57612" calcext:value-type="float">
            <text:p>57612</text:p>
          </table:table-cell>
          <table:table-cell table:formula="of:=IF([.B45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94])" office:value-type="float" office:value="57665" calcext:value-type="float">
            <text:p>57665</text:p>
          </table:table-cell>
          <table:table-cell table:formula="of:=IF([.B45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95])" office:value-type="float" office:value="57718" calcext:value-type="float">
            <text:p>57718</text:p>
          </table:table-cell>
          <table:table-cell table:formula="of:=IF([.B45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96])" office:value-type="float" office:value="57771" calcext:value-type="float">
            <text:p>57771</text:p>
          </table:table-cell>
          <table:table-cell table:formula="of:=IF([.B45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97])" office:value-type="float" office:value="57824" calcext:value-type="float">
            <text:p>57824</text:p>
          </table:table-cell>
          <table:table-cell table:formula="of:=IF([.B45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98])" office:value-type="float" office:value="57877" calcext:value-type="float">
            <text:p>57877</text:p>
          </table:table-cell>
          <table:table-cell table:formula="of:=IF([.B45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599])" office:value-type="float" office:value="57930" calcext:value-type="float">
            <text:p>57930</text:p>
          </table:table-cell>
          <table:table-cell table:formula="of:=IF([.B45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00])" office:value-type="float" office:value="57983" calcext:value-type="float">
            <text:p>57983</text:p>
          </table:table-cell>
          <table:table-cell table:formula="of:=IF([.B46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01])" office:value-type="float" office:value="58036" calcext:value-type="float">
            <text:p>58036</text:p>
          </table:table-cell>
          <table:table-cell table:formula="of:=IF([.B46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02])" office:value-type="float" office:value="58089" calcext:value-type="float">
            <text:p>58089</text:p>
          </table:table-cell>
          <table:table-cell table:formula="of:=IF([.B46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03])" office:value-type="float" office:value="58142" calcext:value-type="float">
            <text:p>58142</text:p>
          </table:table-cell>
          <table:table-cell table:formula="of:=IF([.B46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04])" office:value-type="float" office:value="58195" calcext:value-type="float">
            <text:p>58195</text:p>
          </table:table-cell>
          <table:table-cell table:formula="of:=IF([.B46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05])" office:value-type="float" office:value="58248" calcext:value-type="float">
            <text:p>58248</text:p>
          </table:table-cell>
          <table:table-cell table:formula="of:=IF([.B46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06])" office:value-type="float" office:value="58301" calcext:value-type="float">
            <text:p>58301</text:p>
          </table:table-cell>
          <table:table-cell table:formula="of:=IF([.B46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07])" office:value-type="float" office:value="58354" calcext:value-type="float">
            <text:p>58354</text:p>
          </table:table-cell>
          <table:table-cell table:formula="of:=IF([.B46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08])" office:value-type="float" office:value="58407" calcext:value-type="float">
            <text:p>58407</text:p>
          </table:table-cell>
          <table:table-cell table:formula="of:=IF([.B46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09])" office:value-type="float" office:value="58460" calcext:value-type="float">
            <text:p>58460</text:p>
          </table:table-cell>
          <table:table-cell table:formula="of:=IF([.B46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10])" office:value-type="float" office:value="58513" calcext:value-type="float">
            <text:p>58513</text:p>
          </table:table-cell>
          <table:table-cell table:formula="of:=IF([.B46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11])" office:value-type="float" office:value="58566" calcext:value-type="float">
            <text:p>58566</text:p>
          </table:table-cell>
          <table:table-cell table:formula="of:=IF([.B46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12])" office:value-type="float" office:value="58619" calcext:value-type="float">
            <text:p>58619</text:p>
          </table:table-cell>
          <table:table-cell table:formula="of:=IF([.B46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13])" office:value-type="float" office:value="58672" calcext:value-type="float">
            <text:p>58672</text:p>
          </table:table-cell>
          <table:table-cell table:formula="of:=IF([.B46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14])" office:value-type="float" office:value="58725" calcext:value-type="float">
            <text:p>58725</text:p>
          </table:table-cell>
          <table:table-cell table:formula="of:=IF([.B46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15])" office:value-type="float" office:value="58778" calcext:value-type="float">
            <text:p>58778</text:p>
          </table:table-cell>
          <table:table-cell table:formula="of:=IF([.B46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16])" office:value-type="float" office:value="58831" calcext:value-type="float">
            <text:p>58831</text:p>
          </table:table-cell>
          <table:table-cell table:formula="of:=IF([.B46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17])" office:value-type="float" office:value="58884" calcext:value-type="float">
            <text:p>58884</text:p>
          </table:table-cell>
          <table:table-cell table:formula="of:=IF([.B46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18])" office:value-type="float" office:value="58937" calcext:value-type="float">
            <text:p>58937</text:p>
          </table:table-cell>
          <table:table-cell table:formula="of:=IF([.B46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19])" office:value-type="float" office:value="58990" calcext:value-type="float">
            <text:p>58990</text:p>
          </table:table-cell>
          <table:table-cell table:formula="of:=IF([.B46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20])" office:value-type="float" office:value="59043" calcext:value-type="float">
            <text:p>59043</text:p>
          </table:table-cell>
          <table:table-cell table:formula="of:=IF([.B46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21])" office:value-type="float" office:value="59096" calcext:value-type="float">
            <text:p>59096</text:p>
          </table:table-cell>
          <table:table-cell table:formula="of:=IF([.B46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22])" office:value-type="float" office:value="59149" calcext:value-type="float">
            <text:p>59149</text:p>
          </table:table-cell>
          <table:table-cell table:formula="of:=IF([.B46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23])" office:value-type="float" office:value="59202" calcext:value-type="float">
            <text:p>59202</text:p>
          </table:table-cell>
          <table:table-cell table:formula="of:=IF([.B46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24])" office:value-type="float" office:value="59255" calcext:value-type="float">
            <text:p>59255</text:p>
          </table:table-cell>
          <table:table-cell table:formula="of:=IF([.B46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25])" office:value-type="float" office:value="59308" calcext:value-type="float">
            <text:p>59308</text:p>
          </table:table-cell>
          <table:table-cell table:formula="of:=IF([.B46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26])" office:value-type="float" office:value="59361" calcext:value-type="float">
            <text:p>59361</text:p>
          </table:table-cell>
          <table:table-cell table:formula="of:=IF([.B46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27])" office:value-type="float" office:value="59414" calcext:value-type="float">
            <text:p>59414</text:p>
          </table:table-cell>
          <table:table-cell table:formula="of:=IF([.B46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28])" office:value-type="float" office:value="59467" calcext:value-type="float">
            <text:p>59467</text:p>
          </table:table-cell>
          <table:table-cell table:formula="of:=IF([.B46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29])" office:value-type="float" office:value="59520" calcext:value-type="float">
            <text:p>59520</text:p>
          </table:table-cell>
          <table:table-cell table:formula="of:=IF([.B46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30])" office:value-type="float" office:value="59573" calcext:value-type="float">
            <text:p>59573</text:p>
          </table:table-cell>
          <table:table-cell table:formula="of:=IF([.B46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31])" office:value-type="float" office:value="59626" calcext:value-type="float">
            <text:p>59626</text:p>
          </table:table-cell>
          <table:table-cell table:formula="of:=IF([.B46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32])" office:value-type="float" office:value="59679" calcext:value-type="float">
            <text:p>59679</text:p>
          </table:table-cell>
          <table:table-cell table:formula="of:=IF([.B46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A$1:.A4633])" office:value-type="float" office:value="59732" calcext:value-type="float">
            <text:p>59732</text:p>
          </table:table-cell>
          <table:table-cell table:formula="of:=IF([.B46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34])" office:value-type="float" office:value="59788" calcext:value-type="float">
            <text:p>59788</text:p>
          </table:table-cell>
          <table:table-cell table:formula="of:=IF([.B46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35])" office:value-type="float" office:value="59844" calcext:value-type="float">
            <text:p>59844</text:p>
          </table:table-cell>
          <table:table-cell table:formula="of:=IF([.B46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36])" office:value-type="float" office:value="59900" calcext:value-type="float">
            <text:p>59900</text:p>
          </table:table-cell>
          <table:table-cell table:formula="of:=IF([.B46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37])" office:value-type="float" office:value="59956" calcext:value-type="float">
            <text:p>59956</text:p>
          </table:table-cell>
          <table:table-cell table:formula="of:=IF([.B46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38])" office:value-type="float" office:value="60012" calcext:value-type="float">
            <text:p>60012</text:p>
          </table:table-cell>
          <table:table-cell table:formula="of:=IF([.B46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39])" office:value-type="float" office:value="60068" calcext:value-type="float">
            <text:p>60068</text:p>
          </table:table-cell>
          <table:table-cell table:formula="of:=IF([.B46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40])" office:value-type="float" office:value="60124" calcext:value-type="float">
            <text:p>60124</text:p>
          </table:table-cell>
          <table:table-cell table:formula="of:=IF([.B46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41])" office:value-type="float" office:value="60180" calcext:value-type="float">
            <text:p>60180</text:p>
          </table:table-cell>
          <table:table-cell table:formula="of:=IF([.B46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42])" office:value-type="float" office:value="60236" calcext:value-type="float">
            <text:p>60236</text:p>
          </table:table-cell>
          <table:table-cell table:formula="of:=IF([.B46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43])" office:value-type="float" office:value="60292" calcext:value-type="float">
            <text:p>60292</text:p>
          </table:table-cell>
          <table:table-cell table:formula="of:=IF([.B46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44])" office:value-type="float" office:value="60348" calcext:value-type="float">
            <text:p>60348</text:p>
          </table:table-cell>
          <table:table-cell table:formula="of:=IF([.B46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45])" office:value-type="float" office:value="60404" calcext:value-type="float">
            <text:p>60404</text:p>
          </table:table-cell>
          <table:table-cell table:formula="of:=IF([.B46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46])" office:value-type="float" office:value="60460" calcext:value-type="float">
            <text:p>60460</text:p>
          </table:table-cell>
          <table:table-cell table:formula="of:=IF([.B46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47])" office:value-type="float" office:value="60516" calcext:value-type="float">
            <text:p>60516</text:p>
          </table:table-cell>
          <table:table-cell table:formula="of:=IF([.B46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48])" office:value-type="float" office:value="60572" calcext:value-type="float">
            <text:p>60572</text:p>
          </table:table-cell>
          <table:table-cell table:formula="of:=IF([.B46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49])" office:value-type="float" office:value="60628" calcext:value-type="float">
            <text:p>60628</text:p>
          </table:table-cell>
          <table:table-cell table:formula="of:=IF([.B46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50])" office:value-type="float" office:value="60684" calcext:value-type="float">
            <text:p>60684</text:p>
          </table:table-cell>
          <table:table-cell table:formula="of:=IF([.B46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51])" office:value-type="float" office:value="60740" calcext:value-type="float">
            <text:p>60740</text:p>
          </table:table-cell>
          <table:table-cell table:formula="of:=IF([.B46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52])" office:value-type="float" office:value="60796" calcext:value-type="float">
            <text:p>60796</text:p>
          </table:table-cell>
          <table:table-cell table:formula="of:=IF([.B46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53])" office:value-type="float" office:value="60852" calcext:value-type="float">
            <text:p>60852</text:p>
          </table:table-cell>
          <table:table-cell table:formula="of:=IF([.B46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54])" office:value-type="float" office:value="60908" calcext:value-type="float">
            <text:p>60908</text:p>
          </table:table-cell>
          <table:table-cell table:formula="of:=IF([.B46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55])" office:value-type="float" office:value="60964" calcext:value-type="float">
            <text:p>60964</text:p>
          </table:table-cell>
          <table:table-cell table:formula="of:=IF([.B46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56])" office:value-type="float" office:value="61020" calcext:value-type="float">
            <text:p>61020</text:p>
          </table:table-cell>
          <table:table-cell table:formula="of:=IF([.B46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57])" office:value-type="float" office:value="61076" calcext:value-type="float">
            <text:p>61076</text:p>
          </table:table-cell>
          <table:table-cell table:formula="of:=IF([.B46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58])" office:value-type="float" office:value="61132" calcext:value-type="float">
            <text:p>61132</text:p>
          </table:table-cell>
          <table:table-cell table:formula="of:=IF([.B46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59])" office:value-type="float" office:value="61188" calcext:value-type="float">
            <text:p>61188</text:p>
          </table:table-cell>
          <table:table-cell table:formula="of:=IF([.B46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60])" office:value-type="float" office:value="61244" calcext:value-type="float">
            <text:p>61244</text:p>
          </table:table-cell>
          <table:table-cell table:formula="of:=IF([.B46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61])" office:value-type="float" office:value="61300" calcext:value-type="float">
            <text:p>61300</text:p>
          </table:table-cell>
          <table:table-cell table:formula="of:=IF([.B46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62])" office:value-type="float" office:value="61356" calcext:value-type="float">
            <text:p>61356</text:p>
          </table:table-cell>
          <table:table-cell table:formula="of:=IF([.B46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63])" office:value-type="float" office:value="61412" calcext:value-type="float">
            <text:p>61412</text:p>
          </table:table-cell>
          <table:table-cell table:formula="of:=IF([.B46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64])" office:value-type="float" office:value="61468" calcext:value-type="float">
            <text:p>61468</text:p>
          </table:table-cell>
          <table:table-cell table:formula="of:=IF([.B46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65])" office:value-type="float" office:value="61524" calcext:value-type="float">
            <text:p>61524</text:p>
          </table:table-cell>
          <table:table-cell table:formula="of:=IF([.B46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66])" office:value-type="float" office:value="61580" calcext:value-type="float">
            <text:p>61580</text:p>
          </table:table-cell>
          <table:table-cell table:formula="of:=IF([.B46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67])" office:value-type="float" office:value="61636" calcext:value-type="float">
            <text:p>61636</text:p>
          </table:table-cell>
          <table:table-cell table:formula="of:=IF([.B46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68])" office:value-type="float" office:value="61692" calcext:value-type="float">
            <text:p>61692</text:p>
          </table:table-cell>
          <table:table-cell table:formula="of:=IF([.B46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69])" office:value-type="float" office:value="61748" calcext:value-type="float">
            <text:p>61748</text:p>
          </table:table-cell>
          <table:table-cell table:formula="of:=IF([.B46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70])" office:value-type="float" office:value="61804" calcext:value-type="float">
            <text:p>61804</text:p>
          </table:table-cell>
          <table:table-cell table:formula="of:=IF([.B46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71])" office:value-type="float" office:value="61860" calcext:value-type="float">
            <text:p>61860</text:p>
          </table:table-cell>
          <table:table-cell table:formula="of:=IF([.B46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72])" office:value-type="float" office:value="61916" calcext:value-type="float">
            <text:p>61916</text:p>
          </table:table-cell>
          <table:table-cell table:formula="of:=IF([.B46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73])" office:value-type="float" office:value="61972" calcext:value-type="float">
            <text:p>61972</text:p>
          </table:table-cell>
          <table:table-cell table:formula="of:=IF([.B46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74])" office:value-type="float" office:value="62028" calcext:value-type="float">
            <text:p>62028</text:p>
          </table:table-cell>
          <table:table-cell table:formula="of:=IF([.B46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75])" office:value-type="float" office:value="62084" calcext:value-type="float">
            <text:p>62084</text:p>
          </table:table-cell>
          <table:table-cell table:formula="of:=IF([.B46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76])" office:value-type="float" office:value="62140" calcext:value-type="float">
            <text:p>62140</text:p>
          </table:table-cell>
          <table:table-cell table:formula="of:=IF([.B46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77])" office:value-type="float" office:value="62196" calcext:value-type="float">
            <text:p>62196</text:p>
          </table:table-cell>
          <table:table-cell table:formula="of:=IF([.B46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78])" office:value-type="float" office:value="62252" calcext:value-type="float">
            <text:p>62252</text:p>
          </table:table-cell>
          <table:table-cell table:formula="of:=IF([.B46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79])" office:value-type="float" office:value="62308" calcext:value-type="float">
            <text:p>62308</text:p>
          </table:table-cell>
          <table:table-cell table:formula="of:=IF([.B46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80])" office:value-type="float" office:value="62364" calcext:value-type="float">
            <text:p>62364</text:p>
          </table:table-cell>
          <table:table-cell table:formula="of:=IF([.B46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81])" office:value-type="float" office:value="62420" calcext:value-type="float">
            <text:p>62420</text:p>
          </table:table-cell>
          <table:table-cell table:formula="of:=IF([.B46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82])" office:value-type="float" office:value="62476" calcext:value-type="float">
            <text:p>62476</text:p>
          </table:table-cell>
          <table:table-cell table:formula="of:=IF([.B46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83])" office:value-type="float" office:value="62532" calcext:value-type="float">
            <text:p>62532</text:p>
          </table:table-cell>
          <table:table-cell table:formula="of:=IF([.B46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84])" office:value-type="float" office:value="62588" calcext:value-type="float">
            <text:p>62588</text:p>
          </table:table-cell>
          <table:table-cell table:formula="of:=IF([.B46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85])" office:value-type="float" office:value="62644" calcext:value-type="float">
            <text:p>62644</text:p>
          </table:table-cell>
          <table:table-cell table:formula="of:=IF([.B46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86])" office:value-type="float" office:value="62700" calcext:value-type="float">
            <text:p>62700</text:p>
          </table:table-cell>
          <table:table-cell table:formula="of:=IF([.B46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87])" office:value-type="float" office:value="62756" calcext:value-type="float">
            <text:p>62756</text:p>
          </table:table-cell>
          <table:table-cell table:formula="of:=IF([.B46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88])" office:value-type="float" office:value="62812" calcext:value-type="float">
            <text:p>62812</text:p>
          </table:table-cell>
          <table:table-cell table:formula="of:=IF([.B46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A$1:.A4689])" office:value-type="float" office:value="62868" calcext:value-type="float">
            <text:p>62868</text:p>
          </table:table-cell>
          <table:table-cell table:formula="of:=IF([.B46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690])" office:value-type="float" office:value="62926" calcext:value-type="float">
            <text:p>62926</text:p>
          </table:table-cell>
          <table:table-cell table:formula="of:=IF([.B46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691])" office:value-type="float" office:value="62984" calcext:value-type="float">
            <text:p>62984</text:p>
          </table:table-cell>
          <table:table-cell table:formula="of:=IF([.B46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692])" office:value-type="float" office:value="63042" calcext:value-type="float">
            <text:p>63042</text:p>
          </table:table-cell>
          <table:table-cell table:formula="of:=IF([.B46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693])" office:value-type="float" office:value="63100" calcext:value-type="float">
            <text:p>63100</text:p>
          </table:table-cell>
          <table:table-cell table:formula="of:=IF([.B46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694])" office:value-type="float" office:value="63158" calcext:value-type="float">
            <text:p>63158</text:p>
          </table:table-cell>
          <table:table-cell table:formula="of:=IF([.B46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695])" office:value-type="float" office:value="63216" calcext:value-type="float">
            <text:p>63216</text:p>
          </table:table-cell>
          <table:table-cell table:formula="of:=IF([.B46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696])" office:value-type="float" office:value="63274" calcext:value-type="float">
            <text:p>63274</text:p>
          </table:table-cell>
          <table:table-cell table:formula="of:=IF([.B46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697])" office:value-type="float" office:value="63332" calcext:value-type="float">
            <text:p>63332</text:p>
          </table:table-cell>
          <table:table-cell table:formula="of:=IF([.B46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698])" office:value-type="float" office:value="63390" calcext:value-type="float">
            <text:p>63390</text:p>
          </table:table-cell>
          <table:table-cell table:formula="of:=IF([.B46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699])" office:value-type="float" office:value="63448" calcext:value-type="float">
            <text:p>63448</text:p>
          </table:table-cell>
          <table:table-cell table:formula="of:=IF([.B46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00])" office:value-type="float" office:value="63506" calcext:value-type="float">
            <text:p>63506</text:p>
          </table:table-cell>
          <table:table-cell table:formula="of:=IF([.B47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01])" office:value-type="float" office:value="63564" calcext:value-type="float">
            <text:p>63564</text:p>
          </table:table-cell>
          <table:table-cell table:formula="of:=IF([.B47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02])" office:value-type="float" office:value="63622" calcext:value-type="float">
            <text:p>63622</text:p>
          </table:table-cell>
          <table:table-cell table:formula="of:=IF([.B47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03])" office:value-type="float" office:value="63680" calcext:value-type="float">
            <text:p>63680</text:p>
          </table:table-cell>
          <table:table-cell table:formula="of:=IF([.B47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04])" office:value-type="float" office:value="63738" calcext:value-type="float">
            <text:p>63738</text:p>
          </table:table-cell>
          <table:table-cell table:formula="of:=IF([.B47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05])" office:value-type="float" office:value="63796" calcext:value-type="float">
            <text:p>63796</text:p>
          </table:table-cell>
          <table:table-cell table:formula="of:=IF([.B47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06])" office:value-type="float" office:value="63854" calcext:value-type="float">
            <text:p>63854</text:p>
          </table:table-cell>
          <table:table-cell table:formula="of:=IF([.B47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07])" office:value-type="float" office:value="63912" calcext:value-type="float">
            <text:p>63912</text:p>
          </table:table-cell>
          <table:table-cell table:formula="of:=IF([.B47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08])" office:value-type="float" office:value="63970" calcext:value-type="float">
            <text:p>63970</text:p>
          </table:table-cell>
          <table:table-cell table:formula="of:=IF([.B47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09])" office:value-type="float" office:value="64028" calcext:value-type="float">
            <text:p>64028</text:p>
          </table:table-cell>
          <table:table-cell table:formula="of:=IF([.B47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10])" office:value-type="float" office:value="64086" calcext:value-type="float">
            <text:p>64086</text:p>
          </table:table-cell>
          <table:table-cell table:formula="of:=IF([.B47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11])" office:value-type="float" office:value="64144" calcext:value-type="float">
            <text:p>64144</text:p>
          </table:table-cell>
          <table:table-cell table:formula="of:=IF([.B47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12])" office:value-type="float" office:value="64202" calcext:value-type="float">
            <text:p>64202</text:p>
          </table:table-cell>
          <table:table-cell table:formula="of:=IF([.B47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13])" office:value-type="float" office:value="64260" calcext:value-type="float">
            <text:p>64260</text:p>
          </table:table-cell>
          <table:table-cell table:formula="of:=IF([.B47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14])" office:value-type="float" office:value="64318" calcext:value-type="float">
            <text:p>64318</text:p>
          </table:table-cell>
          <table:table-cell table:formula="of:=IF([.B47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15])" office:value-type="float" office:value="64376" calcext:value-type="float">
            <text:p>64376</text:p>
          </table:table-cell>
          <table:table-cell table:formula="of:=IF([.B47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16])" office:value-type="float" office:value="64434" calcext:value-type="float">
            <text:p>64434</text:p>
          </table:table-cell>
          <table:table-cell table:formula="of:=IF([.B47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17])" office:value-type="float" office:value="64492" calcext:value-type="float">
            <text:p>64492</text:p>
          </table:table-cell>
          <table:table-cell table:formula="of:=IF([.B47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18])" office:value-type="float" office:value="64550" calcext:value-type="float">
            <text:p>64550</text:p>
          </table:table-cell>
          <table:table-cell table:formula="of:=IF([.B47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19])" office:value-type="float" office:value="64608" calcext:value-type="float">
            <text:p>64608</text:p>
          </table:table-cell>
          <table:table-cell table:formula="of:=IF([.B47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20])" office:value-type="float" office:value="64666" calcext:value-type="float">
            <text:p>64666</text:p>
          </table:table-cell>
          <table:table-cell table:formula="of:=IF([.B47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21])" office:value-type="float" office:value="64724" calcext:value-type="float">
            <text:p>64724</text:p>
          </table:table-cell>
          <table:table-cell table:formula="of:=IF([.B47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22])" office:value-type="float" office:value="64782" calcext:value-type="float">
            <text:p>64782</text:p>
          </table:table-cell>
          <table:table-cell table:formula="of:=IF([.B47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23])" office:value-type="float" office:value="64840" calcext:value-type="float">
            <text:p>64840</text:p>
          </table:table-cell>
          <table:table-cell table:formula="of:=IF([.B47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24])" office:value-type="float" office:value="64898" calcext:value-type="float">
            <text:p>64898</text:p>
          </table:table-cell>
          <table:table-cell table:formula="of:=IF([.B47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25])" office:value-type="float" office:value="64956" calcext:value-type="float">
            <text:p>64956</text:p>
          </table:table-cell>
          <table:table-cell table:formula="of:=IF([.B47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26])" office:value-type="float" office:value="65014" calcext:value-type="float">
            <text:p>65014</text:p>
          </table:table-cell>
          <table:table-cell table:formula="of:=IF([.B47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27])" office:value-type="float" office:value="65072" calcext:value-type="float">
            <text:p>65072</text:p>
          </table:table-cell>
          <table:table-cell table:formula="of:=IF([.B47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28])" office:value-type="float" office:value="65130" calcext:value-type="float">
            <text:p>65130</text:p>
          </table:table-cell>
          <table:table-cell table:formula="of:=IF([.B47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29])" office:value-type="float" office:value="65188" calcext:value-type="float">
            <text:p>65188</text:p>
          </table:table-cell>
          <table:table-cell table:formula="of:=IF([.B47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30])" office:value-type="float" office:value="65246" calcext:value-type="float">
            <text:p>65246</text:p>
          </table:table-cell>
          <table:table-cell table:formula="of:=IF([.B47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31])" office:value-type="float" office:value="65304" calcext:value-type="float">
            <text:p>65304</text:p>
          </table:table-cell>
          <table:table-cell table:formula="of:=IF([.B47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32])" office:value-type="float" office:value="65362" calcext:value-type="float">
            <text:p>65362</text:p>
          </table:table-cell>
          <table:table-cell table:formula="of:=IF([.B47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33])" office:value-type="float" office:value="65420" calcext:value-type="float">
            <text:p>65420</text:p>
          </table:table-cell>
          <table:table-cell table:formula="of:=IF([.B47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34])" office:value-type="float" office:value="65478" calcext:value-type="float">
            <text:p>65478</text:p>
          </table:table-cell>
          <table:table-cell table:formula="of:=IF([.B47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35])" office:value-type="float" office:value="65536" calcext:value-type="float">
            <text:p>65536</text:p>
          </table:table-cell>
          <table:table-cell table:formula="of:=IF([.B47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36])" office:value-type="float" office:value="65594" calcext:value-type="float">
            <text:p>65594</text:p>
          </table:table-cell>
          <table:table-cell table:formula="of:=IF([.B47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37])" office:value-type="float" office:value="65652" calcext:value-type="float">
            <text:p>65652</text:p>
          </table:table-cell>
          <table:table-cell table:formula="of:=IF([.B47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38])" office:value-type="float" office:value="65710" calcext:value-type="float">
            <text:p>65710</text:p>
          </table:table-cell>
          <table:table-cell table:formula="of:=IF([.B47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39])" office:value-type="float" office:value="65768" calcext:value-type="float">
            <text:p>65768</text:p>
          </table:table-cell>
          <table:table-cell table:formula="of:=IF([.B47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40])" office:value-type="float" office:value="65826" calcext:value-type="float">
            <text:p>65826</text:p>
          </table:table-cell>
          <table:table-cell table:formula="of:=IF([.B47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41])" office:value-type="float" office:value="65884" calcext:value-type="float">
            <text:p>65884</text:p>
          </table:table-cell>
          <table:table-cell table:formula="of:=IF([.B47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42])" office:value-type="float" office:value="65942" calcext:value-type="float">
            <text:p>65942</text:p>
          </table:table-cell>
          <table:table-cell table:formula="of:=IF([.B47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43])" office:value-type="float" office:value="66000" calcext:value-type="float">
            <text:p>66000</text:p>
          </table:table-cell>
          <table:table-cell table:formula="of:=IF([.B47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44])" office:value-type="float" office:value="66058" calcext:value-type="float">
            <text:p>66058</text:p>
          </table:table-cell>
          <table:table-cell table:formula="of:=IF([.B47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45])" office:value-type="float" office:value="66116" calcext:value-type="float">
            <text:p>66116</text:p>
          </table:table-cell>
          <table:table-cell table:formula="of:=IF([.B47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A$1:.A4746])" office:value-type="float" office:value="66174" calcext:value-type="float">
            <text:p>66174</text:p>
          </table:table-cell>
          <table:table-cell table:formula="of:=IF([.B47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47])" office:value-type="float" office:value="66235" calcext:value-type="float">
            <text:p>66235</text:p>
          </table:table-cell>
          <table:table-cell table:formula="of:=IF([.B47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48])" office:value-type="float" office:value="66296" calcext:value-type="float">
            <text:p>66296</text:p>
          </table:table-cell>
          <table:table-cell table:formula="of:=IF([.B47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49])" office:value-type="float" office:value="66357" calcext:value-type="float">
            <text:p>66357</text:p>
          </table:table-cell>
          <table:table-cell table:formula="of:=IF([.B47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50])" office:value-type="float" office:value="66418" calcext:value-type="float">
            <text:p>66418</text:p>
          </table:table-cell>
          <table:table-cell table:formula="of:=IF([.B47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51])" office:value-type="float" office:value="66479" calcext:value-type="float">
            <text:p>66479</text:p>
          </table:table-cell>
          <table:table-cell table:formula="of:=IF([.B47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52])" office:value-type="float" office:value="66540" calcext:value-type="float">
            <text:p>66540</text:p>
          </table:table-cell>
          <table:table-cell table:formula="of:=IF([.B47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53])" office:value-type="float" office:value="66601" calcext:value-type="float">
            <text:p>66601</text:p>
          </table:table-cell>
          <table:table-cell table:formula="of:=IF([.B47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54])" office:value-type="float" office:value="66662" calcext:value-type="float">
            <text:p>66662</text:p>
          </table:table-cell>
          <table:table-cell table:formula="of:=IF([.B47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55])" office:value-type="float" office:value="66723" calcext:value-type="float">
            <text:p>66723</text:p>
          </table:table-cell>
          <table:table-cell table:formula="of:=IF([.B47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56])" office:value-type="float" office:value="66784" calcext:value-type="float">
            <text:p>66784</text:p>
          </table:table-cell>
          <table:table-cell table:formula="of:=IF([.B47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57])" office:value-type="float" office:value="66845" calcext:value-type="float">
            <text:p>66845</text:p>
          </table:table-cell>
          <table:table-cell table:formula="of:=IF([.B47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58])" office:value-type="float" office:value="66906" calcext:value-type="float">
            <text:p>66906</text:p>
          </table:table-cell>
          <table:table-cell table:formula="of:=IF([.B47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59])" office:value-type="float" office:value="66967" calcext:value-type="float">
            <text:p>66967</text:p>
          </table:table-cell>
          <table:table-cell table:formula="of:=IF([.B47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60])" office:value-type="float" office:value="67028" calcext:value-type="float">
            <text:p>67028</text:p>
          </table:table-cell>
          <table:table-cell table:formula="of:=IF([.B47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61])" office:value-type="float" office:value="67089" calcext:value-type="float">
            <text:p>67089</text:p>
          </table:table-cell>
          <table:table-cell table:formula="of:=IF([.B47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62])" office:value-type="float" office:value="67150" calcext:value-type="float">
            <text:p>67150</text:p>
          </table:table-cell>
          <table:table-cell table:formula="of:=IF([.B47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63])" office:value-type="float" office:value="67211" calcext:value-type="float">
            <text:p>67211</text:p>
          </table:table-cell>
          <table:table-cell table:formula="of:=IF([.B47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64])" office:value-type="float" office:value="67272" calcext:value-type="float">
            <text:p>67272</text:p>
          </table:table-cell>
          <table:table-cell table:formula="of:=IF([.B47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65])" office:value-type="float" office:value="67333" calcext:value-type="float">
            <text:p>67333</text:p>
          </table:table-cell>
          <table:table-cell table:formula="of:=IF([.B47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66])" office:value-type="float" office:value="67394" calcext:value-type="float">
            <text:p>67394</text:p>
          </table:table-cell>
          <table:table-cell table:formula="of:=IF([.B47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67])" office:value-type="float" office:value="67455" calcext:value-type="float">
            <text:p>67455</text:p>
          </table:table-cell>
          <table:table-cell table:formula="of:=IF([.B47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68])" office:value-type="float" office:value="67516" calcext:value-type="float">
            <text:p>67516</text:p>
          </table:table-cell>
          <table:table-cell table:formula="of:=IF([.B47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69])" office:value-type="float" office:value="67577" calcext:value-type="float">
            <text:p>67577</text:p>
          </table:table-cell>
          <table:table-cell table:formula="of:=IF([.B47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70])" office:value-type="float" office:value="67638" calcext:value-type="float">
            <text:p>67638</text:p>
          </table:table-cell>
          <table:table-cell table:formula="of:=IF([.B47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71])" office:value-type="float" office:value="67699" calcext:value-type="float">
            <text:p>67699</text:p>
          </table:table-cell>
          <table:table-cell table:formula="of:=IF([.B47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72])" office:value-type="float" office:value="67760" calcext:value-type="float">
            <text:p>67760</text:p>
          </table:table-cell>
          <table:table-cell table:formula="of:=IF([.B47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73])" office:value-type="float" office:value="67821" calcext:value-type="float">
            <text:p>67821</text:p>
          </table:table-cell>
          <table:table-cell table:formula="of:=IF([.B47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74])" office:value-type="float" office:value="67882" calcext:value-type="float">
            <text:p>67882</text:p>
          </table:table-cell>
          <table:table-cell table:formula="of:=IF([.B47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75])" office:value-type="float" office:value="67943" calcext:value-type="float">
            <text:p>67943</text:p>
          </table:table-cell>
          <table:table-cell table:formula="of:=IF([.B47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76])" office:value-type="float" office:value="68004" calcext:value-type="float">
            <text:p>68004</text:p>
          </table:table-cell>
          <table:table-cell table:formula="of:=IF([.B47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77])" office:value-type="float" office:value="68065" calcext:value-type="float">
            <text:p>68065</text:p>
          </table:table-cell>
          <table:table-cell table:formula="of:=IF([.B47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78])" office:value-type="float" office:value="68126" calcext:value-type="float">
            <text:p>68126</text:p>
          </table:table-cell>
          <table:table-cell table:formula="of:=IF([.B47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79])" office:value-type="float" office:value="68187" calcext:value-type="float">
            <text:p>68187</text:p>
          </table:table-cell>
          <table:table-cell table:formula="of:=IF([.B47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80])" office:value-type="float" office:value="68248" calcext:value-type="float">
            <text:p>68248</text:p>
          </table:table-cell>
          <table:table-cell table:formula="of:=IF([.B47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81])" office:value-type="float" office:value="68309" calcext:value-type="float">
            <text:p>68309</text:p>
          </table:table-cell>
          <table:table-cell table:formula="of:=IF([.B47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82])" office:value-type="float" office:value="68370" calcext:value-type="float">
            <text:p>68370</text:p>
          </table:table-cell>
          <table:table-cell table:formula="of:=IF([.B47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83])" office:value-type="float" office:value="68431" calcext:value-type="float">
            <text:p>68431</text:p>
          </table:table-cell>
          <table:table-cell table:formula="of:=IF([.B47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84])" office:value-type="float" office:value="68492" calcext:value-type="float">
            <text:p>68492</text:p>
          </table:table-cell>
          <table:table-cell table:formula="of:=IF([.B47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85])" office:value-type="float" office:value="68553" calcext:value-type="float">
            <text:p>68553</text:p>
          </table:table-cell>
          <table:table-cell table:formula="of:=IF([.B47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86])" office:value-type="float" office:value="68614" calcext:value-type="float">
            <text:p>68614</text:p>
          </table:table-cell>
          <table:table-cell table:formula="of:=IF([.B47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87])" office:value-type="float" office:value="68675" calcext:value-type="float">
            <text:p>68675</text:p>
          </table:table-cell>
          <table:table-cell table:formula="of:=IF([.B47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88])" office:value-type="float" office:value="68736" calcext:value-type="float">
            <text:p>68736</text:p>
          </table:table-cell>
          <table:table-cell table:formula="of:=IF([.B47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89])" office:value-type="float" office:value="68797" calcext:value-type="float">
            <text:p>68797</text:p>
          </table:table-cell>
          <table:table-cell table:formula="of:=IF([.B47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90])" office:value-type="float" office:value="68858" calcext:value-type="float">
            <text:p>68858</text:p>
          </table:table-cell>
          <table:table-cell table:formula="of:=IF([.B47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91])" office:value-type="float" office:value="68919" calcext:value-type="float">
            <text:p>68919</text:p>
          </table:table-cell>
          <table:table-cell table:formula="of:=IF([.B47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92])" office:value-type="float" office:value="68980" calcext:value-type="float">
            <text:p>68980</text:p>
          </table:table-cell>
          <table:table-cell table:formula="of:=IF([.B47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93])" office:value-type="float" office:value="69041" calcext:value-type="float">
            <text:p>69041</text:p>
          </table:table-cell>
          <table:table-cell table:formula="of:=IF([.B47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A$1:.A4794])" office:value-type="float" office:value="69102" calcext:value-type="float">
            <text:p>69102</text:p>
          </table:table-cell>
          <table:table-cell table:formula="of:=IF([.B47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795])" office:value-type="float" office:value="69166" calcext:value-type="float">
            <text:p>69166</text:p>
          </table:table-cell>
          <table:table-cell table:formula="of:=IF([.B47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796])" office:value-type="float" office:value="69230" calcext:value-type="float">
            <text:p>69230</text:p>
          </table:table-cell>
          <table:table-cell table:formula="of:=IF([.B47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797])" office:value-type="float" office:value="69294" calcext:value-type="float">
            <text:p>69294</text:p>
          </table:table-cell>
          <table:table-cell table:formula="of:=IF([.B47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798])" office:value-type="float" office:value="69358" calcext:value-type="float">
            <text:p>69358</text:p>
          </table:table-cell>
          <table:table-cell table:formula="of:=IF([.B47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799])" office:value-type="float" office:value="69422" calcext:value-type="float">
            <text:p>69422</text:p>
          </table:table-cell>
          <table:table-cell table:formula="of:=IF([.B47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00])" office:value-type="float" office:value="69486" calcext:value-type="float">
            <text:p>69486</text:p>
          </table:table-cell>
          <table:table-cell table:formula="of:=IF([.B48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01])" office:value-type="float" office:value="69550" calcext:value-type="float">
            <text:p>69550</text:p>
          </table:table-cell>
          <table:table-cell table:formula="of:=IF([.B48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02])" office:value-type="float" office:value="69614" calcext:value-type="float">
            <text:p>69614</text:p>
          </table:table-cell>
          <table:table-cell table:formula="of:=IF([.B48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03])" office:value-type="float" office:value="69678" calcext:value-type="float">
            <text:p>69678</text:p>
          </table:table-cell>
          <table:table-cell table:formula="of:=IF([.B48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04])" office:value-type="float" office:value="69742" calcext:value-type="float">
            <text:p>69742</text:p>
          </table:table-cell>
          <table:table-cell table:formula="of:=IF([.B48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05])" office:value-type="float" office:value="69806" calcext:value-type="float">
            <text:p>69806</text:p>
          </table:table-cell>
          <table:table-cell table:formula="of:=IF([.B48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06])" office:value-type="float" office:value="69870" calcext:value-type="float">
            <text:p>69870</text:p>
          </table:table-cell>
          <table:table-cell table:formula="of:=IF([.B48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07])" office:value-type="float" office:value="69934" calcext:value-type="float">
            <text:p>69934</text:p>
          </table:table-cell>
          <table:table-cell table:formula="of:=IF([.B48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08])" office:value-type="float" office:value="69998" calcext:value-type="float">
            <text:p>69998</text:p>
          </table:table-cell>
          <table:table-cell table:formula="of:=IF([.B48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09])" office:value-type="float" office:value="70062" calcext:value-type="float">
            <text:p>70062</text:p>
          </table:table-cell>
          <table:table-cell table:formula="of:=IF([.B48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10])" office:value-type="float" office:value="70126" calcext:value-type="float">
            <text:p>70126</text:p>
          </table:table-cell>
          <table:table-cell table:formula="of:=IF([.B48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11])" office:value-type="float" office:value="70190" calcext:value-type="float">
            <text:p>70190</text:p>
          </table:table-cell>
          <table:table-cell table:formula="of:=IF([.B48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12])" office:value-type="float" office:value="70254" calcext:value-type="float">
            <text:p>70254</text:p>
          </table:table-cell>
          <table:table-cell table:formula="of:=IF([.B48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13])" office:value-type="float" office:value="70318" calcext:value-type="float">
            <text:p>70318</text:p>
          </table:table-cell>
          <table:table-cell table:formula="of:=IF([.B48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14])" office:value-type="float" office:value="70382" calcext:value-type="float">
            <text:p>70382</text:p>
          </table:table-cell>
          <table:table-cell table:formula="of:=IF([.B48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15])" office:value-type="float" office:value="70446" calcext:value-type="float">
            <text:p>70446</text:p>
          </table:table-cell>
          <table:table-cell table:formula="of:=IF([.B48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16])" office:value-type="float" office:value="70510" calcext:value-type="float">
            <text:p>70510</text:p>
          </table:table-cell>
          <table:table-cell table:formula="of:=IF([.B48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17])" office:value-type="float" office:value="70574" calcext:value-type="float">
            <text:p>70574</text:p>
          </table:table-cell>
          <table:table-cell table:formula="of:=IF([.B48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18])" office:value-type="float" office:value="70638" calcext:value-type="float">
            <text:p>70638</text:p>
          </table:table-cell>
          <table:table-cell table:formula="of:=IF([.B48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19])" office:value-type="float" office:value="70702" calcext:value-type="float">
            <text:p>70702</text:p>
          </table:table-cell>
          <table:table-cell table:formula="of:=IF([.B48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20])" office:value-type="float" office:value="70766" calcext:value-type="float">
            <text:p>70766</text:p>
          </table:table-cell>
          <table:table-cell table:formula="of:=IF([.B48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21])" office:value-type="float" office:value="70830" calcext:value-type="float">
            <text:p>70830</text:p>
          </table:table-cell>
          <table:table-cell table:formula="of:=IF([.B48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22])" office:value-type="float" office:value="70894" calcext:value-type="float">
            <text:p>70894</text:p>
          </table:table-cell>
          <table:table-cell table:formula="of:=IF([.B48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23])" office:value-type="float" office:value="70958" calcext:value-type="float">
            <text:p>70958</text:p>
          </table:table-cell>
          <table:table-cell table:formula="of:=IF([.B48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24])" office:value-type="float" office:value="71022" calcext:value-type="float">
            <text:p>71022</text:p>
          </table:table-cell>
          <table:table-cell table:formula="of:=IF([.B48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25])" office:value-type="float" office:value="71086" calcext:value-type="float">
            <text:p>71086</text:p>
          </table:table-cell>
          <table:table-cell table:formula="of:=IF([.B48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26])" office:value-type="float" office:value="71150" calcext:value-type="float">
            <text:p>71150</text:p>
          </table:table-cell>
          <table:table-cell table:formula="of:=IF([.B48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27])" office:value-type="float" office:value="71214" calcext:value-type="float">
            <text:p>71214</text:p>
          </table:table-cell>
          <table:table-cell table:formula="of:=IF([.B48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28])" office:value-type="float" office:value="71278" calcext:value-type="float">
            <text:p>71278</text:p>
          </table:table-cell>
          <table:table-cell table:formula="of:=IF([.B48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29])" office:value-type="float" office:value="71342" calcext:value-type="float">
            <text:p>71342</text:p>
          </table:table-cell>
          <table:table-cell table:formula="of:=IF([.B48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30])" office:value-type="float" office:value="71406" calcext:value-type="float">
            <text:p>71406</text:p>
          </table:table-cell>
          <table:table-cell table:formula="of:=IF([.B48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31])" office:value-type="float" office:value="71470" calcext:value-type="float">
            <text:p>71470</text:p>
          </table:table-cell>
          <table:table-cell table:formula="of:=IF([.B48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32])" office:value-type="float" office:value="71534" calcext:value-type="float">
            <text:p>71534</text:p>
          </table:table-cell>
          <table:table-cell table:formula="of:=IF([.B48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33])" office:value-type="float" office:value="71598" calcext:value-type="float">
            <text:p>71598</text:p>
          </table:table-cell>
          <table:table-cell table:formula="of:=IF([.B48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34])" office:value-type="float" office:value="71662" calcext:value-type="float">
            <text:p>71662</text:p>
          </table:table-cell>
          <table:table-cell table:formula="of:=IF([.B48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35])" office:value-type="float" office:value="71726" calcext:value-type="float">
            <text:p>71726</text:p>
          </table:table-cell>
          <table:table-cell table:formula="of:=IF([.B48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36])" office:value-type="float" office:value="71790" calcext:value-type="float">
            <text:p>71790</text:p>
          </table:table-cell>
          <table:table-cell table:formula="of:=IF([.B48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37])" office:value-type="float" office:value="71854" calcext:value-type="float">
            <text:p>71854</text:p>
          </table:table-cell>
          <table:table-cell table:formula="of:=IF([.B48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38])" office:value-type="float" office:value="71918" calcext:value-type="float">
            <text:p>71918</text:p>
          </table:table-cell>
          <table:table-cell table:formula="of:=IF([.B48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39])" office:value-type="float" office:value="71982" calcext:value-type="float">
            <text:p>71982</text:p>
          </table:table-cell>
          <table:table-cell table:formula="of:=IF([.B48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40])" office:value-type="float" office:value="72046" calcext:value-type="float">
            <text:p>72046</text:p>
          </table:table-cell>
          <table:table-cell table:formula="of:=IF([.B48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41])" office:value-type="float" office:value="72110" calcext:value-type="float">
            <text:p>72110</text:p>
          </table:table-cell>
          <table:table-cell table:formula="of:=IF([.B48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42])" office:value-type="float" office:value="72174" calcext:value-type="float">
            <text:p>72174</text:p>
          </table:table-cell>
          <table:table-cell table:formula="of:=IF([.B48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43])" office:value-type="float" office:value="72238" calcext:value-type="float">
            <text:p>72238</text:p>
          </table:table-cell>
          <table:table-cell table:formula="of:=IF([.B48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44])" office:value-type="float" office:value="72302" calcext:value-type="float">
            <text:p>72302</text:p>
          </table:table-cell>
          <table:table-cell table:formula="of:=IF([.B48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45])" office:value-type="float" office:value="72366" calcext:value-type="float">
            <text:p>72366</text:p>
          </table:table-cell>
          <table:table-cell table:formula="of:=IF([.B48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46])" office:value-type="float" office:value="72430" calcext:value-type="float">
            <text:p>72430</text:p>
          </table:table-cell>
          <table:table-cell table:formula="of:=IF([.B48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A$1:.A4847])" office:value-type="float" office:value="72494" calcext:value-type="float">
            <text:p>72494</text:p>
          </table:table-cell>
          <table:table-cell table:formula="of:=IF([.B48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48])" office:value-type="float" office:value="72561" calcext:value-type="float">
            <text:p>72561</text:p>
          </table:table-cell>
          <table:table-cell table:formula="of:=IF([.B48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49])" office:value-type="float" office:value="72628" calcext:value-type="float">
            <text:p>72628</text:p>
          </table:table-cell>
          <table:table-cell table:formula="of:=IF([.B48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50])" office:value-type="float" office:value="72695" calcext:value-type="float">
            <text:p>72695</text:p>
          </table:table-cell>
          <table:table-cell table:formula="of:=IF([.B48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51])" office:value-type="float" office:value="72762" calcext:value-type="float">
            <text:p>72762</text:p>
          </table:table-cell>
          <table:table-cell table:formula="of:=IF([.B48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52])" office:value-type="float" office:value="72829" calcext:value-type="float">
            <text:p>72829</text:p>
          </table:table-cell>
          <table:table-cell table:formula="of:=IF([.B48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53])" office:value-type="float" office:value="72896" calcext:value-type="float">
            <text:p>72896</text:p>
          </table:table-cell>
          <table:table-cell table:formula="of:=IF([.B48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54])" office:value-type="float" office:value="72963" calcext:value-type="float">
            <text:p>72963</text:p>
          </table:table-cell>
          <table:table-cell table:formula="of:=IF([.B48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55])" office:value-type="float" office:value="73030" calcext:value-type="float">
            <text:p>73030</text:p>
          </table:table-cell>
          <table:table-cell table:formula="of:=IF([.B48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56])" office:value-type="float" office:value="73097" calcext:value-type="float">
            <text:p>73097</text:p>
          </table:table-cell>
          <table:table-cell table:formula="of:=IF([.B48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57])" office:value-type="float" office:value="73164" calcext:value-type="float">
            <text:p>73164</text:p>
          </table:table-cell>
          <table:table-cell table:formula="of:=IF([.B48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58])" office:value-type="float" office:value="73231" calcext:value-type="float">
            <text:p>73231</text:p>
          </table:table-cell>
          <table:table-cell table:formula="of:=IF([.B48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59])" office:value-type="float" office:value="73298" calcext:value-type="float">
            <text:p>73298</text:p>
          </table:table-cell>
          <table:table-cell table:formula="of:=IF([.B48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60])" office:value-type="float" office:value="73365" calcext:value-type="float">
            <text:p>73365</text:p>
          </table:table-cell>
          <table:table-cell table:formula="of:=IF([.B48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61])" office:value-type="float" office:value="73432" calcext:value-type="float">
            <text:p>73432</text:p>
          </table:table-cell>
          <table:table-cell table:formula="of:=IF([.B48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62])" office:value-type="float" office:value="73499" calcext:value-type="float">
            <text:p>73499</text:p>
          </table:table-cell>
          <table:table-cell table:formula="of:=IF([.B48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63])" office:value-type="float" office:value="73566" calcext:value-type="float">
            <text:p>73566</text:p>
          </table:table-cell>
          <table:table-cell table:formula="of:=IF([.B48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64])" office:value-type="float" office:value="73633" calcext:value-type="float">
            <text:p>73633</text:p>
          </table:table-cell>
          <table:table-cell table:formula="of:=IF([.B48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65])" office:value-type="float" office:value="73700" calcext:value-type="float">
            <text:p>73700</text:p>
          </table:table-cell>
          <table:table-cell table:formula="of:=IF([.B48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66])" office:value-type="float" office:value="73767" calcext:value-type="float">
            <text:p>73767</text:p>
          </table:table-cell>
          <table:table-cell table:formula="of:=IF([.B48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67])" office:value-type="float" office:value="73834" calcext:value-type="float">
            <text:p>73834</text:p>
          </table:table-cell>
          <table:table-cell table:formula="of:=IF([.B48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68])" office:value-type="float" office:value="73901" calcext:value-type="float">
            <text:p>73901</text:p>
          </table:table-cell>
          <table:table-cell table:formula="of:=IF([.B48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69])" office:value-type="float" office:value="73968" calcext:value-type="float">
            <text:p>73968</text:p>
          </table:table-cell>
          <table:table-cell table:formula="of:=IF([.B48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70])" office:value-type="float" office:value="74035" calcext:value-type="float">
            <text:p>74035</text:p>
          </table:table-cell>
          <table:table-cell table:formula="of:=IF([.B48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71])" office:value-type="float" office:value="74102" calcext:value-type="float">
            <text:p>74102</text:p>
          </table:table-cell>
          <table:table-cell table:formula="of:=IF([.B48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72])" office:value-type="float" office:value="74169" calcext:value-type="float">
            <text:p>74169</text:p>
          </table:table-cell>
          <table:table-cell table:formula="of:=IF([.B48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73])" office:value-type="float" office:value="74236" calcext:value-type="float">
            <text:p>74236</text:p>
          </table:table-cell>
          <table:table-cell table:formula="of:=IF([.B48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74])" office:value-type="float" office:value="74303" calcext:value-type="float">
            <text:p>74303</text:p>
          </table:table-cell>
          <table:table-cell table:formula="of:=IF([.B48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75])" office:value-type="float" office:value="74370" calcext:value-type="float">
            <text:p>74370</text:p>
          </table:table-cell>
          <table:table-cell table:formula="of:=IF([.B48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76])" office:value-type="float" office:value="74437" calcext:value-type="float">
            <text:p>74437</text:p>
          </table:table-cell>
          <table:table-cell table:formula="of:=IF([.B48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77])" office:value-type="float" office:value="74504" calcext:value-type="float">
            <text:p>74504</text:p>
          </table:table-cell>
          <table:table-cell table:formula="of:=IF([.B48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78])" office:value-type="float" office:value="74571" calcext:value-type="float">
            <text:p>74571</text:p>
          </table:table-cell>
          <table:table-cell table:formula="of:=IF([.B48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79])" office:value-type="float" office:value="74638" calcext:value-type="float">
            <text:p>74638</text:p>
          </table:table-cell>
          <table:table-cell table:formula="of:=IF([.B48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80])" office:value-type="float" office:value="74705" calcext:value-type="float">
            <text:p>74705</text:p>
          </table:table-cell>
          <table:table-cell table:formula="of:=IF([.B48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81])" office:value-type="float" office:value="74772" calcext:value-type="float">
            <text:p>74772</text:p>
          </table:table-cell>
          <table:table-cell table:formula="of:=IF([.B48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82])" office:value-type="float" office:value="74839" calcext:value-type="float">
            <text:p>74839</text:p>
          </table:table-cell>
          <table:table-cell table:formula="of:=IF([.B48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83])" office:value-type="float" office:value="74906" calcext:value-type="float">
            <text:p>74906</text:p>
          </table:table-cell>
          <table:table-cell table:formula="of:=IF([.B48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84])" office:value-type="float" office:value="74973" calcext:value-type="float">
            <text:p>74973</text:p>
          </table:table-cell>
          <table:table-cell table:formula="of:=IF([.B48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85])" office:value-type="float" office:value="75040" calcext:value-type="float">
            <text:p>75040</text:p>
          </table:table-cell>
          <table:table-cell table:formula="of:=IF([.B48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86])" office:value-type="float" office:value="75107" calcext:value-type="float">
            <text:p>75107</text:p>
          </table:table-cell>
          <table:table-cell table:formula="of:=IF([.B48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87])" office:value-type="float" office:value="75174" calcext:value-type="float">
            <text:p>75174</text:p>
          </table:table-cell>
          <table:table-cell table:formula="of:=IF([.B48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88])" office:value-type="float" office:value="75241" calcext:value-type="float">
            <text:p>75241</text:p>
          </table:table-cell>
          <table:table-cell table:formula="of:=IF([.B48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89])" office:value-type="float" office:value="75308" calcext:value-type="float">
            <text:p>75308</text:p>
          </table:table-cell>
          <table:table-cell table:formula="of:=IF([.B48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90])" office:value-type="float" office:value="75375" calcext:value-type="float">
            <text:p>75375</text:p>
          </table:table-cell>
          <table:table-cell table:formula="of:=IF([.B48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91])" office:value-type="float" office:value="75442" calcext:value-type="float">
            <text:p>75442</text:p>
          </table:table-cell>
          <table:table-cell table:formula="of:=IF([.B48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92])" office:value-type="float" office:value="75509" calcext:value-type="float">
            <text:p>75509</text:p>
          </table:table-cell>
          <table:table-cell table:formula="of:=IF([.B48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93])" office:value-type="float" office:value="75576" calcext:value-type="float">
            <text:p>75576</text:p>
          </table:table-cell>
          <table:table-cell table:formula="of:=IF([.B48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94])" office:value-type="float" office:value="75643" calcext:value-type="float">
            <text:p>75643</text:p>
          </table:table-cell>
          <table:table-cell table:formula="of:=IF([.B48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95])" office:value-type="float" office:value="75710" calcext:value-type="float">
            <text:p>75710</text:p>
          </table:table-cell>
          <table:table-cell table:formula="of:=IF([.B48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96])" office:value-type="float" office:value="75777" calcext:value-type="float">
            <text:p>75777</text:p>
          </table:table-cell>
          <table:table-cell table:formula="of:=IF([.B48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97])" office:value-type="float" office:value="75844" calcext:value-type="float">
            <text:p>75844</text:p>
          </table:table-cell>
          <table:table-cell table:formula="of:=IF([.B48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98])" office:value-type="float" office:value="75911" calcext:value-type="float">
            <text:p>75911</text:p>
          </table:table-cell>
          <table:table-cell table:formula="of:=IF([.B48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899])" office:value-type="float" office:value="75978" calcext:value-type="float">
            <text:p>75978</text:p>
          </table:table-cell>
          <table:table-cell table:formula="of:=IF([.B48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900])" office:value-type="float" office:value="76045" calcext:value-type="float">
            <text:p>76045</text:p>
          </table:table-cell>
          <table:table-cell table:formula="of:=IF([.B49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901])" office:value-type="float" office:value="76112" calcext:value-type="float">
            <text:p>76112</text:p>
          </table:table-cell>
          <table:table-cell table:formula="of:=IF([.B49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902])" office:value-type="float" office:value="76179" calcext:value-type="float">
            <text:p>76179</text:p>
          </table:table-cell>
          <table:table-cell table:formula="of:=IF([.B49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903])" office:value-type="float" office:value="76246" calcext:value-type="float">
            <text:p>76246</text:p>
          </table:table-cell>
          <table:table-cell table:formula="of:=IF([.B49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904])" office:value-type="float" office:value="76313" calcext:value-type="float">
            <text:p>76313</text:p>
          </table:table-cell>
          <table:table-cell table:formula="of:=IF([.B49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905])" office:value-type="float" office:value="76380" calcext:value-type="float">
            <text:p>76380</text:p>
          </table:table-cell>
          <table:table-cell table:formula="of:=IF([.B49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906])" office:value-type="float" office:value="76447" calcext:value-type="float">
            <text:p>76447</text:p>
          </table:table-cell>
          <table:table-cell table:formula="of:=IF([.B49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907])" office:value-type="float" office:value="76514" calcext:value-type="float">
            <text:p>76514</text:p>
          </table:table-cell>
          <table:table-cell table:formula="of:=IF([.B49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A$1:.A4908])" office:value-type="float" office:value="76581" calcext:value-type="float">
            <text:p>76581</text:p>
          </table:table-cell>
          <table:table-cell table:formula="of:=IF([.B49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09])" office:value-type="float" office:value="76651" calcext:value-type="float">
            <text:p>76651</text:p>
          </table:table-cell>
          <table:table-cell table:formula="of:=IF([.B49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10])" office:value-type="float" office:value="76721" calcext:value-type="float">
            <text:p>76721</text:p>
          </table:table-cell>
          <table:table-cell table:formula="of:=IF([.B49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11])" office:value-type="float" office:value="76791" calcext:value-type="float">
            <text:p>76791</text:p>
          </table:table-cell>
          <table:table-cell table:formula="of:=IF([.B49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12])" office:value-type="float" office:value="76861" calcext:value-type="float">
            <text:p>76861</text:p>
          </table:table-cell>
          <table:table-cell table:formula="of:=IF([.B491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13])" office:value-type="float" office:value="76931" calcext:value-type="float">
            <text:p>76931</text:p>
          </table:table-cell>
          <table:table-cell table:formula="of:=IF([.B491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14])" office:value-type="float" office:value="77001" calcext:value-type="float">
            <text:p>77001</text:p>
          </table:table-cell>
          <table:table-cell table:formula="of:=IF([.B491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15])" office:value-type="float" office:value="77071" calcext:value-type="float">
            <text:p>77071</text:p>
          </table:table-cell>
          <table:table-cell table:formula="of:=IF([.B491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16])" office:value-type="float" office:value="77141" calcext:value-type="float">
            <text:p>77141</text:p>
          </table:table-cell>
          <table:table-cell table:formula="of:=IF([.B491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17])" office:value-type="float" office:value="77211" calcext:value-type="float">
            <text:p>77211</text:p>
          </table:table-cell>
          <table:table-cell table:formula="of:=IF([.B491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18])" office:value-type="float" office:value="77281" calcext:value-type="float">
            <text:p>77281</text:p>
          </table:table-cell>
          <table:table-cell table:formula="of:=IF([.B491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19])" office:value-type="float" office:value="77351" calcext:value-type="float">
            <text:p>77351</text:p>
          </table:table-cell>
          <table:table-cell table:formula="of:=IF([.B491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20])" office:value-type="float" office:value="77421" calcext:value-type="float">
            <text:p>77421</text:p>
          </table:table-cell>
          <table:table-cell table:formula="of:=IF([.B492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21])" office:value-type="float" office:value="77491" calcext:value-type="float">
            <text:p>77491</text:p>
          </table:table-cell>
          <table:table-cell table:formula="of:=IF([.B492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22])" office:value-type="float" office:value="77561" calcext:value-type="float">
            <text:p>77561</text:p>
          </table:table-cell>
          <table:table-cell table:formula="of:=IF([.B492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23])" office:value-type="float" office:value="77631" calcext:value-type="float">
            <text:p>77631</text:p>
          </table:table-cell>
          <table:table-cell table:formula="of:=IF([.B492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24])" office:value-type="float" office:value="77701" calcext:value-type="float">
            <text:p>77701</text:p>
          </table:table-cell>
          <table:table-cell table:formula="of:=IF([.B492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25])" office:value-type="float" office:value="77771" calcext:value-type="float">
            <text:p>77771</text:p>
          </table:table-cell>
          <table:table-cell table:formula="of:=IF([.B492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26])" office:value-type="float" office:value="77841" calcext:value-type="float">
            <text:p>77841</text:p>
          </table:table-cell>
          <table:table-cell table:formula="of:=IF([.B492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27])" office:value-type="float" office:value="77911" calcext:value-type="float">
            <text:p>77911</text:p>
          </table:table-cell>
          <table:table-cell table:formula="of:=IF([.B492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28])" office:value-type="float" office:value="77981" calcext:value-type="float">
            <text:p>77981</text:p>
          </table:table-cell>
          <table:table-cell table:formula="of:=IF([.B492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29])" office:value-type="float" office:value="78051" calcext:value-type="float">
            <text:p>78051</text:p>
          </table:table-cell>
          <table:table-cell table:formula="of:=IF([.B492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30])" office:value-type="float" office:value="78121" calcext:value-type="float">
            <text:p>78121</text:p>
          </table:table-cell>
          <table:table-cell table:formula="of:=IF([.B493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31])" office:value-type="float" office:value="78191" calcext:value-type="float">
            <text:p>78191</text:p>
          </table:table-cell>
          <table:table-cell table:formula="of:=IF([.B493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32])" office:value-type="float" office:value="78261" calcext:value-type="float">
            <text:p>78261</text:p>
          </table:table-cell>
          <table:table-cell table:formula="of:=IF([.B493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33])" office:value-type="float" office:value="78331" calcext:value-type="float">
            <text:p>78331</text:p>
          </table:table-cell>
          <table:table-cell table:formula="of:=IF([.B493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34])" office:value-type="float" office:value="78401" calcext:value-type="float">
            <text:p>78401</text:p>
          </table:table-cell>
          <table:table-cell table:formula="of:=IF([.B493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35])" office:value-type="float" office:value="78471" calcext:value-type="float">
            <text:p>78471</text:p>
          </table:table-cell>
          <table:table-cell table:formula="of:=IF([.B493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36])" office:value-type="float" office:value="78541" calcext:value-type="float">
            <text:p>78541</text:p>
          </table:table-cell>
          <table:table-cell table:formula="of:=IF([.B493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37])" office:value-type="float" office:value="78611" calcext:value-type="float">
            <text:p>78611</text:p>
          </table:table-cell>
          <table:table-cell table:formula="of:=IF([.B493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38])" office:value-type="float" office:value="78681" calcext:value-type="float">
            <text:p>78681</text:p>
          </table:table-cell>
          <table:table-cell table:formula="of:=IF([.B493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39])" office:value-type="float" office:value="78751" calcext:value-type="float">
            <text:p>78751</text:p>
          </table:table-cell>
          <table:table-cell table:formula="of:=IF([.B493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40])" office:value-type="float" office:value="78821" calcext:value-type="float">
            <text:p>78821</text:p>
          </table:table-cell>
          <table:table-cell table:formula="of:=IF([.B494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41])" office:value-type="float" office:value="78891" calcext:value-type="float">
            <text:p>78891</text:p>
          </table:table-cell>
          <table:table-cell table:formula="of:=IF([.B494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42])" office:value-type="float" office:value="78961" calcext:value-type="float">
            <text:p>78961</text:p>
          </table:table-cell>
          <table:table-cell table:formula="of:=IF([.B494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43])" office:value-type="float" office:value="79031" calcext:value-type="float">
            <text:p>79031</text:p>
          </table:table-cell>
          <table:table-cell table:formula="of:=IF([.B494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44])" office:value-type="float" office:value="79101" calcext:value-type="float">
            <text:p>79101</text:p>
          </table:table-cell>
          <table:table-cell table:formula="of:=IF([.B494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45])" office:value-type="float" office:value="79171" calcext:value-type="float">
            <text:p>79171</text:p>
          </table:table-cell>
          <table:table-cell table:formula="of:=IF([.B494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46])" office:value-type="float" office:value="79241" calcext:value-type="float">
            <text:p>79241</text:p>
          </table:table-cell>
          <table:table-cell table:formula="of:=IF([.B494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47])" office:value-type="float" office:value="79311" calcext:value-type="float">
            <text:p>79311</text:p>
          </table:table-cell>
          <table:table-cell table:formula="of:=IF([.B494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48])" office:value-type="float" office:value="79381" calcext:value-type="float">
            <text:p>79381</text:p>
          </table:table-cell>
          <table:table-cell table:formula="of:=IF([.B494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49])" office:value-type="float" office:value="79451" calcext:value-type="float">
            <text:p>79451</text:p>
          </table:table-cell>
          <table:table-cell table:formula="of:=IF([.B494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50])" office:value-type="float" office:value="79521" calcext:value-type="float">
            <text:p>79521</text:p>
          </table:table-cell>
          <table:table-cell table:formula="of:=IF([.B495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51])" office:value-type="float" office:value="79591" calcext:value-type="float">
            <text:p>79591</text:p>
          </table:table-cell>
          <table:table-cell table:formula="of:=IF([.B495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52])" office:value-type="float" office:value="79661" calcext:value-type="float">
            <text:p>79661</text:p>
          </table:table-cell>
          <table:table-cell table:formula="of:=IF([.B495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53])" office:value-type="float" office:value="79731" calcext:value-type="float">
            <text:p>79731</text:p>
          </table:table-cell>
          <table:table-cell table:formula="of:=IF([.B495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54])" office:value-type="float" office:value="79801" calcext:value-type="float">
            <text:p>79801</text:p>
          </table:table-cell>
          <table:table-cell table:formula="of:=IF([.B495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55])" office:value-type="float" office:value="79871" calcext:value-type="float">
            <text:p>79871</text:p>
          </table:table-cell>
          <table:table-cell table:formula="of:=IF([.B495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56])" office:value-type="float" office:value="79941" calcext:value-type="float">
            <text:p>79941</text:p>
          </table:table-cell>
          <table:table-cell table:formula="of:=IF([.B495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57])" office:value-type="float" office:value="80011" calcext:value-type="float">
            <text:p>80011</text:p>
          </table:table-cell>
          <table:table-cell table:formula="of:=IF([.B495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58])" office:value-type="float" office:value="80081" calcext:value-type="float">
            <text:p>80081</text:p>
          </table:table-cell>
          <table:table-cell table:formula="of:=IF([.B495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59])" office:value-type="float" office:value="80151" calcext:value-type="float">
            <text:p>80151</text:p>
          </table:table-cell>
          <table:table-cell table:formula="of:=IF([.B495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60])" office:value-type="float" office:value="80221" calcext:value-type="float">
            <text:p>80221</text:p>
          </table:table-cell>
          <table:table-cell table:formula="of:=IF([.B496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4961])" office:value-type="float" office:value="80291" calcext:value-type="float">
            <text:p>80291</text:p>
          </table:table-cell>
          <table:table-cell table:formula="of:=IF([.B496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62])" office:value-type="float" office:value="80364" calcext:value-type="float">
            <text:p>80364</text:p>
          </table:table-cell>
          <table:table-cell table:formula="of:=IF([.B496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63])" office:value-type="float" office:value="80437" calcext:value-type="float">
            <text:p>80437</text:p>
          </table:table-cell>
          <table:table-cell table:formula="of:=IF([.B496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64])" office:value-type="float" office:value="80510" calcext:value-type="float">
            <text:p>80510</text:p>
          </table:table-cell>
          <table:table-cell table:formula="of:=IF([.B496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65])" office:value-type="float" office:value="80583" calcext:value-type="float">
            <text:p>80583</text:p>
          </table:table-cell>
          <table:table-cell table:formula="of:=IF([.B496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66])" office:value-type="float" office:value="80656" calcext:value-type="float">
            <text:p>80656</text:p>
          </table:table-cell>
          <table:table-cell table:formula="of:=IF([.B496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67])" office:value-type="float" office:value="80729" calcext:value-type="float">
            <text:p>80729</text:p>
          </table:table-cell>
          <table:table-cell table:formula="of:=IF([.B496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68])" office:value-type="float" office:value="80802" calcext:value-type="float">
            <text:p>80802</text:p>
          </table:table-cell>
          <table:table-cell table:formula="of:=IF([.B496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69])" office:value-type="float" office:value="80875" calcext:value-type="float">
            <text:p>80875</text:p>
          </table:table-cell>
          <table:table-cell table:formula="of:=IF([.B496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70])" office:value-type="float" office:value="80948" calcext:value-type="float">
            <text:p>80948</text:p>
          </table:table-cell>
          <table:table-cell table:formula="of:=IF([.B497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71])" office:value-type="float" office:value="81021" calcext:value-type="float">
            <text:p>81021</text:p>
          </table:table-cell>
          <table:table-cell table:formula="of:=IF([.B497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72])" office:value-type="float" office:value="81094" calcext:value-type="float">
            <text:p>81094</text:p>
          </table:table-cell>
          <table:table-cell table:formula="of:=IF([.B497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73])" office:value-type="float" office:value="81167" calcext:value-type="float">
            <text:p>81167</text:p>
          </table:table-cell>
          <table:table-cell table:formula="of:=IF([.B497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74])" office:value-type="float" office:value="81240" calcext:value-type="float">
            <text:p>81240</text:p>
          </table:table-cell>
          <table:table-cell table:formula="of:=IF([.B497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75])" office:value-type="float" office:value="81313" calcext:value-type="float">
            <text:p>81313</text:p>
          </table:table-cell>
          <table:table-cell table:formula="of:=IF([.B497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76])" office:value-type="float" office:value="81386" calcext:value-type="float">
            <text:p>81386</text:p>
          </table:table-cell>
          <table:table-cell table:formula="of:=IF([.B497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77])" office:value-type="float" office:value="81459" calcext:value-type="float">
            <text:p>81459</text:p>
          </table:table-cell>
          <table:table-cell table:formula="of:=IF([.B497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78])" office:value-type="float" office:value="81532" calcext:value-type="float">
            <text:p>81532</text:p>
          </table:table-cell>
          <table:table-cell table:formula="of:=IF([.B497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79])" office:value-type="float" office:value="81605" calcext:value-type="float">
            <text:p>81605</text:p>
          </table:table-cell>
          <table:table-cell table:formula="of:=IF([.B497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80])" office:value-type="float" office:value="81678" calcext:value-type="float">
            <text:p>81678</text:p>
          </table:table-cell>
          <table:table-cell table:formula="of:=IF([.B498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81])" office:value-type="float" office:value="81751" calcext:value-type="float">
            <text:p>81751</text:p>
          </table:table-cell>
          <table:table-cell table:formula="of:=IF([.B498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82])" office:value-type="float" office:value="81824" calcext:value-type="float">
            <text:p>81824</text:p>
          </table:table-cell>
          <table:table-cell table:formula="of:=IF([.B498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83])" office:value-type="float" office:value="81897" calcext:value-type="float">
            <text:p>81897</text:p>
          </table:table-cell>
          <table:table-cell table:formula="of:=IF([.B498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84])" office:value-type="float" office:value="81970" calcext:value-type="float">
            <text:p>81970</text:p>
          </table:table-cell>
          <table:table-cell table:formula="of:=IF([.B498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85])" office:value-type="float" office:value="82043" calcext:value-type="float">
            <text:p>82043</text:p>
          </table:table-cell>
          <table:table-cell table:formula="of:=IF([.B498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86])" office:value-type="float" office:value="82116" calcext:value-type="float">
            <text:p>82116</text:p>
          </table:table-cell>
          <table:table-cell table:formula="of:=IF([.B498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87])" office:value-type="float" office:value="82189" calcext:value-type="float">
            <text:p>82189</text:p>
          </table:table-cell>
          <table:table-cell table:formula="of:=IF([.B498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88])" office:value-type="float" office:value="82262" calcext:value-type="float">
            <text:p>82262</text:p>
          </table:table-cell>
          <table:table-cell table:formula="of:=IF([.B498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89])" office:value-type="float" office:value="82335" calcext:value-type="float">
            <text:p>82335</text:p>
          </table:table-cell>
          <table:table-cell table:formula="of:=IF([.B498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90])" office:value-type="float" office:value="82408" calcext:value-type="float">
            <text:p>82408</text:p>
          </table:table-cell>
          <table:table-cell table:formula="of:=IF([.B499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91])" office:value-type="float" office:value="82481" calcext:value-type="float">
            <text:p>82481</text:p>
          </table:table-cell>
          <table:table-cell table:formula="of:=IF([.B499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92])" office:value-type="float" office:value="82554" calcext:value-type="float">
            <text:p>82554</text:p>
          </table:table-cell>
          <table:table-cell table:formula="of:=IF([.B499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93])" office:value-type="float" office:value="82627" calcext:value-type="float">
            <text:p>82627</text:p>
          </table:table-cell>
          <table:table-cell table:formula="of:=IF([.B499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94])" office:value-type="float" office:value="82700" calcext:value-type="float">
            <text:p>82700</text:p>
          </table:table-cell>
          <table:table-cell table:formula="of:=IF([.B499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95])" office:value-type="float" office:value="82773" calcext:value-type="float">
            <text:p>82773</text:p>
          </table:table-cell>
          <table:table-cell table:formula="of:=IF([.B499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96])" office:value-type="float" office:value="82846" calcext:value-type="float">
            <text:p>82846</text:p>
          </table:table-cell>
          <table:table-cell table:formula="of:=IF([.B499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97])" office:value-type="float" office:value="82919" calcext:value-type="float">
            <text:p>82919</text:p>
          </table:table-cell>
          <table:table-cell table:formula="of:=IF([.B499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98])" office:value-type="float" office:value="82992" calcext:value-type="float">
            <text:p>82992</text:p>
          </table:table-cell>
          <table:table-cell table:formula="of:=IF([.B499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4999])" office:value-type="float" office:value="83065" calcext:value-type="float">
            <text:p>83065</text:p>
          </table:table-cell>
          <table:table-cell table:formula="of:=IF([.B499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00])" office:value-type="float" office:value="83138" calcext:value-type="float">
            <text:p>83138</text:p>
          </table:table-cell>
          <table:table-cell table:formula="of:=IF([.B500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01])" office:value-type="float" office:value="83211" calcext:value-type="float">
            <text:p>83211</text:p>
          </table:table-cell>
          <table:table-cell table:formula="of:=IF([.B500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02])" office:value-type="float" office:value="83284" calcext:value-type="float">
            <text:p>83284</text:p>
          </table:table-cell>
          <table:table-cell table:formula="of:=IF([.B5002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03])" office:value-type="float" office:value="83357" calcext:value-type="float">
            <text:p>83357</text:p>
          </table:table-cell>
          <table:table-cell table:formula="of:=IF([.B5003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04])" office:value-type="float" office:value="83430" calcext:value-type="float">
            <text:p>83430</text:p>
          </table:table-cell>
          <table:table-cell table:formula="of:=IF([.B5004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05])" office:value-type="float" office:value="83503" calcext:value-type="float">
            <text:p>83503</text:p>
          </table:table-cell>
          <table:table-cell table:formula="of:=IF([.B5005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06])" office:value-type="float" office:value="83576" calcext:value-type="float">
            <text:p>83576</text:p>
          </table:table-cell>
          <table:table-cell table:formula="of:=IF([.B5006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07])" office:value-type="float" office:value="83649" calcext:value-type="float">
            <text:p>83649</text:p>
          </table:table-cell>
          <table:table-cell table:formula="of:=IF([.B5007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08])" office:value-type="float" office:value="83722" calcext:value-type="float">
            <text:p>83722</text:p>
          </table:table-cell>
          <table:table-cell table:formula="of:=IF([.B5008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09])" office:value-type="float" office:value="83795" calcext:value-type="float">
            <text:p>83795</text:p>
          </table:table-cell>
          <table:table-cell table:formula="of:=IF([.B5009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10])" office:value-type="float" office:value="83868" calcext:value-type="float">
            <text:p>83868</text:p>
          </table:table-cell>
          <table:table-cell table:formula="of:=IF([.B5010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A$1:.A5011])" office:value-type="float" office:value="83941" calcext:value-type="float">
            <text:p>83941</text:p>
          </table:table-cell>
          <table:table-cell table:formula="of:=IF([.B5011]&lt;=[.H$2];1;0)"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5012])" office:value-type="float" office:value="84014" calcext:value-type="float">
            <text:p>84014</text:p>
          </table:table-cell>
          <table:table-cell table:formula="of:=IF([.B501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SUM([.A$1:.A5013])" office:value-type="float" office:value="84087" calcext:value-type="float">
            <text:p>84087</text:p>
          </table:table-cell>
          <table:table-cell table:formula="of:=IF([.B501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14])" office:value-type="float" office:value="84164" calcext:value-type="float">
            <text:p>84164</text:p>
          </table:table-cell>
          <table:table-cell table:formula="of:=IF([.B501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15])" office:value-type="float" office:value="84241" calcext:value-type="float">
            <text:p>84241</text:p>
          </table:table-cell>
          <table:table-cell table:formula="of:=IF([.B501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16])" office:value-type="float" office:value="84318" calcext:value-type="float">
            <text:p>84318</text:p>
          </table:table-cell>
          <table:table-cell table:formula="of:=IF([.B501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17])" office:value-type="float" office:value="84395" calcext:value-type="float">
            <text:p>84395</text:p>
          </table:table-cell>
          <table:table-cell table:formula="of:=IF([.B501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18])" office:value-type="float" office:value="84472" calcext:value-type="float">
            <text:p>84472</text:p>
          </table:table-cell>
          <table:table-cell table:formula="of:=IF([.B501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19])" office:value-type="float" office:value="84549" calcext:value-type="float">
            <text:p>84549</text:p>
          </table:table-cell>
          <table:table-cell table:formula="of:=IF([.B501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20])" office:value-type="float" office:value="84626" calcext:value-type="float">
            <text:p>84626</text:p>
          </table:table-cell>
          <table:table-cell table:formula="of:=IF([.B502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21])" office:value-type="float" office:value="84703" calcext:value-type="float">
            <text:p>84703</text:p>
          </table:table-cell>
          <table:table-cell table:formula="of:=IF([.B502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22])" office:value-type="float" office:value="84780" calcext:value-type="float">
            <text:p>84780</text:p>
          </table:table-cell>
          <table:table-cell table:formula="of:=IF([.B502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23])" office:value-type="float" office:value="84857" calcext:value-type="float">
            <text:p>84857</text:p>
          </table:table-cell>
          <table:table-cell table:formula="of:=IF([.B502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24])" office:value-type="float" office:value="84934" calcext:value-type="float">
            <text:p>84934</text:p>
          </table:table-cell>
          <table:table-cell table:formula="of:=IF([.B502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25])" office:value-type="float" office:value="85011" calcext:value-type="float">
            <text:p>85011</text:p>
          </table:table-cell>
          <table:table-cell table:formula="of:=IF([.B502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26])" office:value-type="float" office:value="85088" calcext:value-type="float">
            <text:p>85088</text:p>
          </table:table-cell>
          <table:table-cell table:formula="of:=IF([.B502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27])" office:value-type="float" office:value="85165" calcext:value-type="float">
            <text:p>85165</text:p>
          </table:table-cell>
          <table:table-cell table:formula="of:=IF([.B502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28])" office:value-type="float" office:value="85242" calcext:value-type="float">
            <text:p>85242</text:p>
          </table:table-cell>
          <table:table-cell table:formula="of:=IF([.B502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29])" office:value-type="float" office:value="85319" calcext:value-type="float">
            <text:p>85319</text:p>
          </table:table-cell>
          <table:table-cell table:formula="of:=IF([.B502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30])" office:value-type="float" office:value="85396" calcext:value-type="float">
            <text:p>85396</text:p>
          </table:table-cell>
          <table:table-cell table:formula="of:=IF([.B503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31])" office:value-type="float" office:value="85473" calcext:value-type="float">
            <text:p>85473</text:p>
          </table:table-cell>
          <table:table-cell table:formula="of:=IF([.B503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32])" office:value-type="float" office:value="85550" calcext:value-type="float">
            <text:p>85550</text:p>
          </table:table-cell>
          <table:table-cell table:formula="of:=IF([.B503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33])" office:value-type="float" office:value="85627" calcext:value-type="float">
            <text:p>85627</text:p>
          </table:table-cell>
          <table:table-cell table:formula="of:=IF([.B503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34])" office:value-type="float" office:value="85704" calcext:value-type="float">
            <text:p>85704</text:p>
          </table:table-cell>
          <table:table-cell table:formula="of:=IF([.B503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35])" office:value-type="float" office:value="85781" calcext:value-type="float">
            <text:p>85781</text:p>
          </table:table-cell>
          <table:table-cell table:formula="of:=IF([.B503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36])" office:value-type="float" office:value="85858" calcext:value-type="float">
            <text:p>85858</text:p>
          </table:table-cell>
          <table:table-cell table:formula="of:=IF([.B503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37])" office:value-type="float" office:value="85935" calcext:value-type="float">
            <text:p>85935</text:p>
          </table:table-cell>
          <table:table-cell table:formula="of:=IF([.B503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38])" office:value-type="float" office:value="86012" calcext:value-type="float">
            <text:p>86012</text:p>
          </table:table-cell>
          <table:table-cell table:formula="of:=IF([.B503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39])" office:value-type="float" office:value="86089" calcext:value-type="float">
            <text:p>86089</text:p>
          </table:table-cell>
          <table:table-cell table:formula="of:=IF([.B503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40])" office:value-type="float" office:value="86166" calcext:value-type="float">
            <text:p>86166</text:p>
          </table:table-cell>
          <table:table-cell table:formula="of:=IF([.B504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41])" office:value-type="float" office:value="86243" calcext:value-type="float">
            <text:p>86243</text:p>
          </table:table-cell>
          <table:table-cell table:formula="of:=IF([.B504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42])" office:value-type="float" office:value="86320" calcext:value-type="float">
            <text:p>86320</text:p>
          </table:table-cell>
          <table:table-cell table:formula="of:=IF([.B504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43])" office:value-type="float" office:value="86397" calcext:value-type="float">
            <text:p>86397</text:p>
          </table:table-cell>
          <table:table-cell table:formula="of:=IF([.B504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44])" office:value-type="float" office:value="86474" calcext:value-type="float">
            <text:p>86474</text:p>
          </table:table-cell>
          <table:table-cell table:formula="of:=IF([.B504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45])" office:value-type="float" office:value="86551" calcext:value-type="float">
            <text:p>86551</text:p>
          </table:table-cell>
          <table:table-cell table:formula="of:=IF([.B504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46])" office:value-type="float" office:value="86628" calcext:value-type="float">
            <text:p>86628</text:p>
          </table:table-cell>
          <table:table-cell table:formula="of:=IF([.B504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47])" office:value-type="float" office:value="86705" calcext:value-type="float">
            <text:p>86705</text:p>
          </table:table-cell>
          <table:table-cell table:formula="of:=IF([.B504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48])" office:value-type="float" office:value="86782" calcext:value-type="float">
            <text:p>86782</text:p>
          </table:table-cell>
          <table:table-cell table:formula="of:=IF([.B504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49])" office:value-type="float" office:value="86859" calcext:value-type="float">
            <text:p>86859</text:p>
          </table:table-cell>
          <table:table-cell table:formula="of:=IF([.B504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50])" office:value-type="float" office:value="86936" calcext:value-type="float">
            <text:p>86936</text:p>
          </table:table-cell>
          <table:table-cell table:formula="of:=IF([.B505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51])" office:value-type="float" office:value="87013" calcext:value-type="float">
            <text:p>87013</text:p>
          </table:table-cell>
          <table:table-cell table:formula="of:=IF([.B505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52])" office:value-type="float" office:value="87090" calcext:value-type="float">
            <text:p>87090</text:p>
          </table:table-cell>
          <table:table-cell table:formula="of:=IF([.B505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53])" office:value-type="float" office:value="87167" calcext:value-type="float">
            <text:p>87167</text:p>
          </table:table-cell>
          <table:table-cell table:formula="of:=IF([.B505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54])" office:value-type="float" office:value="87244" calcext:value-type="float">
            <text:p>87244</text:p>
          </table:table-cell>
          <table:table-cell table:formula="of:=IF([.B505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55])" office:value-type="float" office:value="87321" calcext:value-type="float">
            <text:p>87321</text:p>
          </table:table-cell>
          <table:table-cell table:formula="of:=IF([.B505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56])" office:value-type="float" office:value="87398" calcext:value-type="float">
            <text:p>87398</text:p>
          </table:table-cell>
          <table:table-cell table:formula="of:=IF([.B505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57])" office:value-type="float" office:value="87475" calcext:value-type="float">
            <text:p>87475</text:p>
          </table:table-cell>
          <table:table-cell table:formula="of:=IF([.B505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58])" office:value-type="float" office:value="87552" calcext:value-type="float">
            <text:p>87552</text:p>
          </table:table-cell>
          <table:table-cell table:formula="of:=IF([.B505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59])" office:value-type="float" office:value="87629" calcext:value-type="float">
            <text:p>87629</text:p>
          </table:table-cell>
          <table:table-cell table:formula="of:=IF([.B505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60])" office:value-type="float" office:value="87706" calcext:value-type="float">
            <text:p>87706</text:p>
          </table:table-cell>
          <table:table-cell table:formula="of:=IF([.B506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61])" office:value-type="float" office:value="87783" calcext:value-type="float">
            <text:p>87783</text:p>
          </table:table-cell>
          <table:table-cell table:formula="of:=IF([.B506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62])" office:value-type="float" office:value="87860" calcext:value-type="float">
            <text:p>87860</text:p>
          </table:table-cell>
          <table:table-cell table:formula="of:=IF([.B506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63])" office:value-type="float" office:value="87937" calcext:value-type="float">
            <text:p>87937</text:p>
          </table:table-cell>
          <table:table-cell table:formula="of:=IF([.B506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64])" office:value-type="float" office:value="88014" calcext:value-type="float">
            <text:p>88014</text:p>
          </table:table-cell>
          <table:table-cell table:formula="of:=IF([.B506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SUM([.A$1:.A5065])" office:value-type="float" office:value="88091" calcext:value-type="float">
            <text:p>88091</text:p>
          </table:table-cell>
          <table:table-cell table:formula="of:=IF([.B506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66])" office:value-type="float" office:value="88171" calcext:value-type="float">
            <text:p>88171</text:p>
          </table:table-cell>
          <table:table-cell table:formula="of:=IF([.B506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67])" office:value-type="float" office:value="88251" calcext:value-type="float">
            <text:p>88251</text:p>
          </table:table-cell>
          <table:table-cell table:formula="of:=IF([.B506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68])" office:value-type="float" office:value="88331" calcext:value-type="float">
            <text:p>88331</text:p>
          </table:table-cell>
          <table:table-cell table:formula="of:=IF([.B506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69])" office:value-type="float" office:value="88411" calcext:value-type="float">
            <text:p>88411</text:p>
          </table:table-cell>
          <table:table-cell table:formula="of:=IF([.B506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70])" office:value-type="float" office:value="88491" calcext:value-type="float">
            <text:p>88491</text:p>
          </table:table-cell>
          <table:table-cell table:formula="of:=IF([.B507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71])" office:value-type="float" office:value="88571" calcext:value-type="float">
            <text:p>88571</text:p>
          </table:table-cell>
          <table:table-cell table:formula="of:=IF([.B507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72])" office:value-type="float" office:value="88651" calcext:value-type="float">
            <text:p>88651</text:p>
          </table:table-cell>
          <table:table-cell table:formula="of:=IF([.B507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73])" office:value-type="float" office:value="88731" calcext:value-type="float">
            <text:p>88731</text:p>
          </table:table-cell>
          <table:table-cell table:formula="of:=IF([.B507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74])" office:value-type="float" office:value="88811" calcext:value-type="float">
            <text:p>88811</text:p>
          </table:table-cell>
          <table:table-cell table:formula="of:=IF([.B507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75])" office:value-type="float" office:value="88891" calcext:value-type="float">
            <text:p>88891</text:p>
          </table:table-cell>
          <table:table-cell table:formula="of:=IF([.B507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76])" office:value-type="float" office:value="88971" calcext:value-type="float">
            <text:p>88971</text:p>
          </table:table-cell>
          <table:table-cell table:formula="of:=IF([.B507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77])" office:value-type="float" office:value="89051" calcext:value-type="float">
            <text:p>89051</text:p>
          </table:table-cell>
          <table:table-cell table:formula="of:=IF([.B507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78])" office:value-type="float" office:value="89131" calcext:value-type="float">
            <text:p>89131</text:p>
          </table:table-cell>
          <table:table-cell table:formula="of:=IF([.B507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79])" office:value-type="float" office:value="89211" calcext:value-type="float">
            <text:p>89211</text:p>
          </table:table-cell>
          <table:table-cell table:formula="of:=IF([.B507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80])" office:value-type="float" office:value="89291" calcext:value-type="float">
            <text:p>89291</text:p>
          </table:table-cell>
          <table:table-cell table:formula="of:=IF([.B508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81])" office:value-type="float" office:value="89371" calcext:value-type="float">
            <text:p>89371</text:p>
          </table:table-cell>
          <table:table-cell table:formula="of:=IF([.B508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82])" office:value-type="float" office:value="89451" calcext:value-type="float">
            <text:p>89451</text:p>
          </table:table-cell>
          <table:table-cell table:formula="of:=IF([.B508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83])" office:value-type="float" office:value="89531" calcext:value-type="float">
            <text:p>89531</text:p>
          </table:table-cell>
          <table:table-cell table:formula="of:=IF([.B508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84])" office:value-type="float" office:value="89611" calcext:value-type="float">
            <text:p>89611</text:p>
          </table:table-cell>
          <table:table-cell table:formula="of:=IF([.B508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85])" office:value-type="float" office:value="89691" calcext:value-type="float">
            <text:p>89691</text:p>
          </table:table-cell>
          <table:table-cell table:formula="of:=IF([.B508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86])" office:value-type="float" office:value="89771" calcext:value-type="float">
            <text:p>89771</text:p>
          </table:table-cell>
          <table:table-cell table:formula="of:=IF([.B508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87])" office:value-type="float" office:value="89851" calcext:value-type="float">
            <text:p>89851</text:p>
          </table:table-cell>
          <table:table-cell table:formula="of:=IF([.B508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88])" office:value-type="float" office:value="89931" calcext:value-type="float">
            <text:p>89931</text:p>
          </table:table-cell>
          <table:table-cell table:formula="of:=IF([.B508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89])" office:value-type="float" office:value="90011" calcext:value-type="float">
            <text:p>90011</text:p>
          </table:table-cell>
          <table:table-cell table:formula="of:=IF([.B508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90])" office:value-type="float" office:value="90091" calcext:value-type="float">
            <text:p>90091</text:p>
          </table:table-cell>
          <table:table-cell table:formula="of:=IF([.B509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91])" office:value-type="float" office:value="90171" calcext:value-type="float">
            <text:p>90171</text:p>
          </table:table-cell>
          <table:table-cell table:formula="of:=IF([.B509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92])" office:value-type="float" office:value="90251" calcext:value-type="float">
            <text:p>90251</text:p>
          </table:table-cell>
          <table:table-cell table:formula="of:=IF([.B509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93])" office:value-type="float" office:value="90331" calcext:value-type="float">
            <text:p>90331</text:p>
          </table:table-cell>
          <table:table-cell table:formula="of:=IF([.B509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94])" office:value-type="float" office:value="90411" calcext:value-type="float">
            <text:p>90411</text:p>
          </table:table-cell>
          <table:table-cell table:formula="of:=IF([.B509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95])" office:value-type="float" office:value="90491" calcext:value-type="float">
            <text:p>90491</text:p>
          </table:table-cell>
          <table:table-cell table:formula="of:=IF([.B509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96])" office:value-type="float" office:value="90571" calcext:value-type="float">
            <text:p>90571</text:p>
          </table:table-cell>
          <table:table-cell table:formula="of:=IF([.B509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97])" office:value-type="float" office:value="90651" calcext:value-type="float">
            <text:p>90651</text:p>
          </table:table-cell>
          <table:table-cell table:formula="of:=IF([.B509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98])" office:value-type="float" office:value="90731" calcext:value-type="float">
            <text:p>90731</text:p>
          </table:table-cell>
          <table:table-cell table:formula="of:=IF([.B509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099])" office:value-type="float" office:value="90811" calcext:value-type="float">
            <text:p>90811</text:p>
          </table:table-cell>
          <table:table-cell table:formula="of:=IF([.B509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00])" office:value-type="float" office:value="90891" calcext:value-type="float">
            <text:p>90891</text:p>
          </table:table-cell>
          <table:table-cell table:formula="of:=IF([.B510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01])" office:value-type="float" office:value="90971" calcext:value-type="float">
            <text:p>90971</text:p>
          </table:table-cell>
          <table:table-cell table:formula="of:=IF([.B510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02])" office:value-type="float" office:value="91051" calcext:value-type="float">
            <text:p>91051</text:p>
          </table:table-cell>
          <table:table-cell table:formula="of:=IF([.B510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03])" office:value-type="float" office:value="91131" calcext:value-type="float">
            <text:p>91131</text:p>
          </table:table-cell>
          <table:table-cell table:formula="of:=IF([.B510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04])" office:value-type="float" office:value="91211" calcext:value-type="float">
            <text:p>91211</text:p>
          </table:table-cell>
          <table:table-cell table:formula="of:=IF([.B510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05])" office:value-type="float" office:value="91291" calcext:value-type="float">
            <text:p>91291</text:p>
          </table:table-cell>
          <table:table-cell table:formula="of:=IF([.B510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06])" office:value-type="float" office:value="91371" calcext:value-type="float">
            <text:p>91371</text:p>
          </table:table-cell>
          <table:table-cell table:formula="of:=IF([.B510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07])" office:value-type="float" office:value="91451" calcext:value-type="float">
            <text:p>91451</text:p>
          </table:table-cell>
          <table:table-cell table:formula="of:=IF([.B510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08])" office:value-type="float" office:value="91531" calcext:value-type="float">
            <text:p>91531</text:p>
          </table:table-cell>
          <table:table-cell table:formula="of:=IF([.B510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09])" office:value-type="float" office:value="91611" calcext:value-type="float">
            <text:p>91611</text:p>
          </table:table-cell>
          <table:table-cell table:formula="of:=IF([.B510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10])" office:value-type="float" office:value="91691" calcext:value-type="float">
            <text:p>91691</text:p>
          </table:table-cell>
          <table:table-cell table:formula="of:=IF([.B511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11])" office:value-type="float" office:value="91771" calcext:value-type="float">
            <text:p>91771</text:p>
          </table:table-cell>
          <table:table-cell table:formula="of:=IF([.B511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12])" office:value-type="float" office:value="91851" calcext:value-type="float">
            <text:p>91851</text:p>
          </table:table-cell>
          <table:table-cell table:formula="of:=IF([.B511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13])" office:value-type="float" office:value="91931" calcext:value-type="float">
            <text:p>91931</text:p>
          </table:table-cell>
          <table:table-cell table:formula="of:=IF([.B511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14])" office:value-type="float" office:value="92011" calcext:value-type="float">
            <text:p>92011</text:p>
          </table:table-cell>
          <table:table-cell table:formula="of:=IF([.B511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15])" office:value-type="float" office:value="92091" calcext:value-type="float">
            <text:p>92091</text:p>
          </table:table-cell>
          <table:table-cell table:formula="of:=IF([.B511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16])" office:value-type="float" office:value="92171" calcext:value-type="float">
            <text:p>92171</text:p>
          </table:table-cell>
          <table:table-cell table:formula="of:=IF([.B511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SUM([.A$1:.A5117])" office:value-type="float" office:value="92251" calcext:value-type="float">
            <text:p>92251</text:p>
          </table:table-cell>
          <table:table-cell table:formula="of:=IF([.B511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18])" office:value-type="float" office:value="92335" calcext:value-type="float">
            <text:p>92335</text:p>
          </table:table-cell>
          <table:table-cell table:formula="of:=IF([.B511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19])" office:value-type="float" office:value="92419" calcext:value-type="float">
            <text:p>92419</text:p>
          </table:table-cell>
          <table:table-cell table:formula="of:=IF([.B511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20])" office:value-type="float" office:value="92503" calcext:value-type="float">
            <text:p>92503</text:p>
          </table:table-cell>
          <table:table-cell table:formula="of:=IF([.B512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21])" office:value-type="float" office:value="92587" calcext:value-type="float">
            <text:p>92587</text:p>
          </table:table-cell>
          <table:table-cell table:formula="of:=IF([.B512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22])" office:value-type="float" office:value="92671" calcext:value-type="float">
            <text:p>92671</text:p>
          </table:table-cell>
          <table:table-cell table:formula="of:=IF([.B512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23])" office:value-type="float" office:value="92755" calcext:value-type="float">
            <text:p>92755</text:p>
          </table:table-cell>
          <table:table-cell table:formula="of:=IF([.B512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24])" office:value-type="float" office:value="92839" calcext:value-type="float">
            <text:p>92839</text:p>
          </table:table-cell>
          <table:table-cell table:formula="of:=IF([.B512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25])" office:value-type="float" office:value="92923" calcext:value-type="float">
            <text:p>92923</text:p>
          </table:table-cell>
          <table:table-cell table:formula="of:=IF([.B512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26])" office:value-type="float" office:value="93007" calcext:value-type="float">
            <text:p>93007</text:p>
          </table:table-cell>
          <table:table-cell table:formula="of:=IF([.B512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27])" office:value-type="float" office:value="93091" calcext:value-type="float">
            <text:p>93091</text:p>
          </table:table-cell>
          <table:table-cell table:formula="of:=IF([.B512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28])" office:value-type="float" office:value="93175" calcext:value-type="float">
            <text:p>93175</text:p>
          </table:table-cell>
          <table:table-cell table:formula="of:=IF([.B512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29])" office:value-type="float" office:value="93259" calcext:value-type="float">
            <text:p>93259</text:p>
          </table:table-cell>
          <table:table-cell table:formula="of:=IF([.B512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30])" office:value-type="float" office:value="93343" calcext:value-type="float">
            <text:p>93343</text:p>
          </table:table-cell>
          <table:table-cell table:formula="of:=IF([.B513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31])" office:value-type="float" office:value="93427" calcext:value-type="float">
            <text:p>93427</text:p>
          </table:table-cell>
          <table:table-cell table:formula="of:=IF([.B513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32])" office:value-type="float" office:value="93511" calcext:value-type="float">
            <text:p>93511</text:p>
          </table:table-cell>
          <table:table-cell table:formula="of:=IF([.B513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33])" office:value-type="float" office:value="93595" calcext:value-type="float">
            <text:p>93595</text:p>
          </table:table-cell>
          <table:table-cell table:formula="of:=IF([.B513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34])" office:value-type="float" office:value="93679" calcext:value-type="float">
            <text:p>93679</text:p>
          </table:table-cell>
          <table:table-cell table:formula="of:=IF([.B513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35])" office:value-type="float" office:value="93763" calcext:value-type="float">
            <text:p>93763</text:p>
          </table:table-cell>
          <table:table-cell table:formula="of:=IF([.B513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36])" office:value-type="float" office:value="93847" calcext:value-type="float">
            <text:p>93847</text:p>
          </table:table-cell>
          <table:table-cell table:formula="of:=IF([.B513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37])" office:value-type="float" office:value="93931" calcext:value-type="float">
            <text:p>93931</text:p>
          </table:table-cell>
          <table:table-cell table:formula="of:=IF([.B513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38])" office:value-type="float" office:value="94015" calcext:value-type="float">
            <text:p>94015</text:p>
          </table:table-cell>
          <table:table-cell table:formula="of:=IF([.B513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39])" office:value-type="float" office:value="94099" calcext:value-type="float">
            <text:p>94099</text:p>
          </table:table-cell>
          <table:table-cell table:formula="of:=IF([.B513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40])" office:value-type="float" office:value="94183" calcext:value-type="float">
            <text:p>94183</text:p>
          </table:table-cell>
          <table:table-cell table:formula="of:=IF([.B514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41])" office:value-type="float" office:value="94267" calcext:value-type="float">
            <text:p>94267</text:p>
          </table:table-cell>
          <table:table-cell table:formula="of:=IF([.B514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42])" office:value-type="float" office:value="94351" calcext:value-type="float">
            <text:p>94351</text:p>
          </table:table-cell>
          <table:table-cell table:formula="of:=IF([.B514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43])" office:value-type="float" office:value="94435" calcext:value-type="float">
            <text:p>94435</text:p>
          </table:table-cell>
          <table:table-cell table:formula="of:=IF([.B514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44])" office:value-type="float" office:value="94519" calcext:value-type="float">
            <text:p>94519</text:p>
          </table:table-cell>
          <table:table-cell table:formula="of:=IF([.B514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45])" office:value-type="float" office:value="94603" calcext:value-type="float">
            <text:p>94603</text:p>
          </table:table-cell>
          <table:table-cell table:formula="of:=IF([.B514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46])" office:value-type="float" office:value="94687" calcext:value-type="float">
            <text:p>94687</text:p>
          </table:table-cell>
          <table:table-cell table:formula="of:=IF([.B514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47])" office:value-type="float" office:value="94771" calcext:value-type="float">
            <text:p>94771</text:p>
          </table:table-cell>
          <table:table-cell table:formula="of:=IF([.B514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48])" office:value-type="float" office:value="94855" calcext:value-type="float">
            <text:p>94855</text:p>
          </table:table-cell>
          <table:table-cell table:formula="of:=IF([.B514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49])" office:value-type="float" office:value="94939" calcext:value-type="float">
            <text:p>94939</text:p>
          </table:table-cell>
          <table:table-cell table:formula="of:=IF([.B514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50])" office:value-type="float" office:value="95023" calcext:value-type="float">
            <text:p>95023</text:p>
          </table:table-cell>
          <table:table-cell table:formula="of:=IF([.B515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51])" office:value-type="float" office:value="95107" calcext:value-type="float">
            <text:p>95107</text:p>
          </table:table-cell>
          <table:table-cell table:formula="of:=IF([.B515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52])" office:value-type="float" office:value="95191" calcext:value-type="float">
            <text:p>95191</text:p>
          </table:table-cell>
          <table:table-cell table:formula="of:=IF([.B515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53])" office:value-type="float" office:value="95275" calcext:value-type="float">
            <text:p>95275</text:p>
          </table:table-cell>
          <table:table-cell table:formula="of:=IF([.B515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54])" office:value-type="float" office:value="95359" calcext:value-type="float">
            <text:p>95359</text:p>
          </table:table-cell>
          <table:table-cell table:formula="of:=IF([.B515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55])" office:value-type="float" office:value="95443" calcext:value-type="float">
            <text:p>95443</text:p>
          </table:table-cell>
          <table:table-cell table:formula="of:=IF([.B515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56])" office:value-type="float" office:value="95527" calcext:value-type="float">
            <text:p>95527</text:p>
          </table:table-cell>
          <table:table-cell table:formula="of:=IF([.B515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57])" office:value-type="float" office:value="95611" calcext:value-type="float">
            <text:p>95611</text:p>
          </table:table-cell>
          <table:table-cell table:formula="of:=IF([.B515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58])" office:value-type="float" office:value="95695" calcext:value-type="float">
            <text:p>95695</text:p>
          </table:table-cell>
          <table:table-cell table:formula="of:=IF([.B515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59])" office:value-type="float" office:value="95779" calcext:value-type="float">
            <text:p>95779</text:p>
          </table:table-cell>
          <table:table-cell table:formula="of:=IF([.B515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60])" office:value-type="float" office:value="95863" calcext:value-type="float">
            <text:p>95863</text:p>
          </table:table-cell>
          <table:table-cell table:formula="of:=IF([.B516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61])" office:value-type="float" office:value="95947" calcext:value-type="float">
            <text:p>95947</text:p>
          </table:table-cell>
          <table:table-cell table:formula="of:=IF([.B516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62])" office:value-type="float" office:value="96031" calcext:value-type="float">
            <text:p>96031</text:p>
          </table:table-cell>
          <table:table-cell table:formula="of:=IF([.B516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63])" office:value-type="float" office:value="96115" calcext:value-type="float">
            <text:p>96115</text:p>
          </table:table-cell>
          <table:table-cell table:formula="of:=IF([.B516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64])" office:value-type="float" office:value="96199" calcext:value-type="float">
            <text:p>96199</text:p>
          </table:table-cell>
          <table:table-cell table:formula="of:=IF([.B516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SUM([.A$1:.A5165])" office:value-type="float" office:value="96283" calcext:value-type="float">
            <text:p>96283</text:p>
          </table:table-cell>
          <table:table-cell table:formula="of:=IF([.B516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66])" office:value-type="float" office:value="96371" calcext:value-type="float">
            <text:p>96371</text:p>
          </table:table-cell>
          <table:table-cell table:formula="of:=IF([.B516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67])" office:value-type="float" office:value="96459" calcext:value-type="float">
            <text:p>96459</text:p>
          </table:table-cell>
          <table:table-cell table:formula="of:=IF([.B516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68])" office:value-type="float" office:value="96547" calcext:value-type="float">
            <text:p>96547</text:p>
          </table:table-cell>
          <table:table-cell table:formula="of:=IF([.B516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69])" office:value-type="float" office:value="96635" calcext:value-type="float">
            <text:p>96635</text:p>
          </table:table-cell>
          <table:table-cell table:formula="of:=IF([.B516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70])" office:value-type="float" office:value="96723" calcext:value-type="float">
            <text:p>96723</text:p>
          </table:table-cell>
          <table:table-cell table:formula="of:=IF([.B517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71])" office:value-type="float" office:value="96811" calcext:value-type="float">
            <text:p>96811</text:p>
          </table:table-cell>
          <table:table-cell table:formula="of:=IF([.B517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72])" office:value-type="float" office:value="96899" calcext:value-type="float">
            <text:p>96899</text:p>
          </table:table-cell>
          <table:table-cell table:formula="of:=IF([.B517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73])" office:value-type="float" office:value="96987" calcext:value-type="float">
            <text:p>96987</text:p>
          </table:table-cell>
          <table:table-cell table:formula="of:=IF([.B517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74])" office:value-type="float" office:value="97075" calcext:value-type="float">
            <text:p>97075</text:p>
          </table:table-cell>
          <table:table-cell table:formula="of:=IF([.B517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75])" office:value-type="float" office:value="97163" calcext:value-type="float">
            <text:p>97163</text:p>
          </table:table-cell>
          <table:table-cell table:formula="of:=IF([.B517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76])" office:value-type="float" office:value="97251" calcext:value-type="float">
            <text:p>97251</text:p>
          </table:table-cell>
          <table:table-cell table:formula="of:=IF([.B517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77])" office:value-type="float" office:value="97339" calcext:value-type="float">
            <text:p>97339</text:p>
          </table:table-cell>
          <table:table-cell table:formula="of:=IF([.B517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78])" office:value-type="float" office:value="97427" calcext:value-type="float">
            <text:p>97427</text:p>
          </table:table-cell>
          <table:table-cell table:formula="of:=IF([.B517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79])" office:value-type="float" office:value="97515" calcext:value-type="float">
            <text:p>97515</text:p>
          </table:table-cell>
          <table:table-cell table:formula="of:=IF([.B517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80])" office:value-type="float" office:value="97603" calcext:value-type="float">
            <text:p>97603</text:p>
          </table:table-cell>
          <table:table-cell table:formula="of:=IF([.B518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81])" office:value-type="float" office:value="97691" calcext:value-type="float">
            <text:p>97691</text:p>
          </table:table-cell>
          <table:table-cell table:formula="of:=IF([.B518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82])" office:value-type="float" office:value="97779" calcext:value-type="float">
            <text:p>97779</text:p>
          </table:table-cell>
          <table:table-cell table:formula="of:=IF([.B518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83])" office:value-type="float" office:value="97867" calcext:value-type="float">
            <text:p>97867</text:p>
          </table:table-cell>
          <table:table-cell table:formula="of:=IF([.B518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84])" office:value-type="float" office:value="97955" calcext:value-type="float">
            <text:p>97955</text:p>
          </table:table-cell>
          <table:table-cell table:formula="of:=IF([.B518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85])" office:value-type="float" office:value="98043" calcext:value-type="float">
            <text:p>98043</text:p>
          </table:table-cell>
          <table:table-cell table:formula="of:=IF([.B518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86])" office:value-type="float" office:value="98131" calcext:value-type="float">
            <text:p>98131</text:p>
          </table:table-cell>
          <table:table-cell table:formula="of:=IF([.B518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87])" office:value-type="float" office:value="98219" calcext:value-type="float">
            <text:p>98219</text:p>
          </table:table-cell>
          <table:table-cell table:formula="of:=IF([.B518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88])" office:value-type="float" office:value="98307" calcext:value-type="float">
            <text:p>98307</text:p>
          </table:table-cell>
          <table:table-cell table:formula="of:=IF([.B518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89])" office:value-type="float" office:value="98395" calcext:value-type="float">
            <text:p>98395</text:p>
          </table:table-cell>
          <table:table-cell table:formula="of:=IF([.B518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90])" office:value-type="float" office:value="98483" calcext:value-type="float">
            <text:p>98483</text:p>
          </table:table-cell>
          <table:table-cell table:formula="of:=IF([.B519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91])" office:value-type="float" office:value="98571" calcext:value-type="float">
            <text:p>98571</text:p>
          </table:table-cell>
          <table:table-cell table:formula="of:=IF([.B519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92])" office:value-type="float" office:value="98659" calcext:value-type="float">
            <text:p>98659</text:p>
          </table:table-cell>
          <table:table-cell table:formula="of:=IF([.B519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93])" office:value-type="float" office:value="98747" calcext:value-type="float">
            <text:p>98747</text:p>
          </table:table-cell>
          <table:table-cell table:formula="of:=IF([.B519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94])" office:value-type="float" office:value="98835" calcext:value-type="float">
            <text:p>98835</text:p>
          </table:table-cell>
          <table:table-cell table:formula="of:=IF([.B519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95])" office:value-type="float" office:value="98923" calcext:value-type="float">
            <text:p>98923</text:p>
          </table:table-cell>
          <table:table-cell table:formula="of:=IF([.B519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96])" office:value-type="float" office:value="99011" calcext:value-type="float">
            <text:p>99011</text:p>
          </table:table-cell>
          <table:table-cell table:formula="of:=IF([.B519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97])" office:value-type="float" office:value="99099" calcext:value-type="float">
            <text:p>99099</text:p>
          </table:table-cell>
          <table:table-cell table:formula="of:=IF([.B519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98])" office:value-type="float" office:value="99187" calcext:value-type="float">
            <text:p>99187</text:p>
          </table:table-cell>
          <table:table-cell table:formula="of:=IF([.B519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199])" office:value-type="float" office:value="99275" calcext:value-type="float">
            <text:p>99275</text:p>
          </table:table-cell>
          <table:table-cell table:formula="of:=IF([.B519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00])" office:value-type="float" office:value="99363" calcext:value-type="float">
            <text:p>99363</text:p>
          </table:table-cell>
          <table:table-cell table:formula="of:=IF([.B520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01])" office:value-type="float" office:value="99451" calcext:value-type="float">
            <text:p>99451</text:p>
          </table:table-cell>
          <table:table-cell table:formula="of:=IF([.B520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02])" office:value-type="float" office:value="99539" calcext:value-type="float">
            <text:p>99539</text:p>
          </table:table-cell>
          <table:table-cell table:formula="of:=IF([.B520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03])" office:value-type="float" office:value="99627" calcext:value-type="float">
            <text:p>99627</text:p>
          </table:table-cell>
          <table:table-cell table:formula="of:=IF([.B520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04])" office:value-type="float" office:value="99715" calcext:value-type="float">
            <text:p>99715</text:p>
          </table:table-cell>
          <table:table-cell table:formula="of:=IF([.B520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05])" office:value-type="float" office:value="99803" calcext:value-type="float">
            <text:p>99803</text:p>
          </table:table-cell>
          <table:table-cell table:formula="of:=IF([.B520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06])" office:value-type="float" office:value="99891" calcext:value-type="float">
            <text:p>99891</text:p>
          </table:table-cell>
          <table:table-cell table:formula="of:=IF([.B520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07])" office:value-type="float" office:value="99979" calcext:value-type="float">
            <text:p>99979</text:p>
          </table:table-cell>
          <table:table-cell table:formula="of:=IF([.B520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08])" office:value-type="float" office:value="100067" calcext:value-type="float">
            <text:p>100067</text:p>
          </table:table-cell>
          <table:table-cell table:formula="of:=IF([.B520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09])" office:value-type="float" office:value="100155" calcext:value-type="float">
            <text:p>100155</text:p>
          </table:table-cell>
          <table:table-cell table:formula="of:=IF([.B520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10])" office:value-type="float" office:value="100243" calcext:value-type="float">
            <text:p>100243</text:p>
          </table:table-cell>
          <table:table-cell table:formula="of:=IF([.B521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11])" office:value-type="float" office:value="100331" calcext:value-type="float">
            <text:p>100331</text:p>
          </table:table-cell>
          <table:table-cell table:formula="of:=IF([.B521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12])" office:value-type="float" office:value="100419" calcext:value-type="float">
            <text:p>100419</text:p>
          </table:table-cell>
          <table:table-cell table:formula="of:=IF([.B521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13])" office:value-type="float" office:value="100507" calcext:value-type="float">
            <text:p>100507</text:p>
          </table:table-cell>
          <table:table-cell table:formula="of:=IF([.B521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14])" office:value-type="float" office:value="100595" calcext:value-type="float">
            <text:p>100595</text:p>
          </table:table-cell>
          <table:table-cell table:formula="of:=IF([.B521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15])" office:value-type="float" office:value="100683" calcext:value-type="float">
            <text:p>100683</text:p>
          </table:table-cell>
          <table:table-cell table:formula="of:=IF([.B521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16])" office:value-type="float" office:value="100771" calcext:value-type="float">
            <text:p>100771</text:p>
          </table:table-cell>
          <table:table-cell table:formula="of:=IF([.B521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17])" office:value-type="float" office:value="100859" calcext:value-type="float">
            <text:p>100859</text:p>
          </table:table-cell>
          <table:table-cell table:formula="of:=IF([.B521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18])" office:value-type="float" office:value="100947" calcext:value-type="float">
            <text:p>100947</text:p>
          </table:table-cell>
          <table:table-cell table:formula="of:=IF([.B521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19])" office:value-type="float" office:value="101035" calcext:value-type="float">
            <text:p>101035</text:p>
          </table:table-cell>
          <table:table-cell table:formula="of:=IF([.B521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20])" office:value-type="float" office:value="101123" calcext:value-type="float">
            <text:p>101123</text:p>
          </table:table-cell>
          <table:table-cell table:formula="of:=IF([.B522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21])" office:value-type="float" office:value="101211" calcext:value-type="float">
            <text:p>101211</text:p>
          </table:table-cell>
          <table:table-cell table:formula="of:=IF([.B522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22])" office:value-type="float" office:value="101299" calcext:value-type="float">
            <text:p>101299</text:p>
          </table:table-cell>
          <table:table-cell table:formula="of:=IF([.B522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23])" office:value-type="float" office:value="101387" calcext:value-type="float">
            <text:p>101387</text:p>
          </table:table-cell>
          <table:table-cell table:formula="of:=IF([.B522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24])" office:value-type="float" office:value="101475" calcext:value-type="float">
            <text:p>101475</text:p>
          </table:table-cell>
          <table:table-cell table:formula="of:=IF([.B522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25])" office:value-type="float" office:value="101563" calcext:value-type="float">
            <text:p>101563</text:p>
          </table:table-cell>
          <table:table-cell table:formula="of:=IF([.B522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26])" office:value-type="float" office:value="101651" calcext:value-type="float">
            <text:p>101651</text:p>
          </table:table-cell>
          <table:table-cell table:formula="of:=IF([.B522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27])" office:value-type="float" office:value="101739" calcext:value-type="float">
            <text:p>101739</text:p>
          </table:table-cell>
          <table:table-cell table:formula="of:=IF([.B522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28])" office:value-type="float" office:value="101827" calcext:value-type="float">
            <text:p>101827</text:p>
          </table:table-cell>
          <table:table-cell table:formula="of:=IF([.B522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29])" office:value-type="float" office:value="101915" calcext:value-type="float">
            <text:p>101915</text:p>
          </table:table-cell>
          <table:table-cell table:formula="of:=IF([.B522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30])" office:value-type="float" office:value="102003" calcext:value-type="float">
            <text:p>102003</text:p>
          </table:table-cell>
          <table:table-cell table:formula="of:=IF([.B523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31])" office:value-type="float" office:value="102091" calcext:value-type="float">
            <text:p>102091</text:p>
          </table:table-cell>
          <table:table-cell table:formula="of:=IF([.B523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32])" office:value-type="float" office:value="102179" calcext:value-type="float">
            <text:p>102179</text:p>
          </table:table-cell>
          <table:table-cell table:formula="of:=IF([.B523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SUM([.A$1:.A5233])" office:value-type="float" office:value="102267" calcext:value-type="float">
            <text:p>102267</text:p>
          </table:table-cell>
          <table:table-cell table:formula="of:=IF([.B523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34])" office:value-type="float" office:value="102359" calcext:value-type="float">
            <text:p>102359</text:p>
          </table:table-cell>
          <table:table-cell table:formula="of:=IF([.B523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35])" office:value-type="float" office:value="102451" calcext:value-type="float">
            <text:p>102451</text:p>
          </table:table-cell>
          <table:table-cell table:formula="of:=IF([.B523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36])" office:value-type="float" office:value="102543" calcext:value-type="float">
            <text:p>102543</text:p>
          </table:table-cell>
          <table:table-cell table:formula="of:=IF([.B523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37])" office:value-type="float" office:value="102635" calcext:value-type="float">
            <text:p>102635</text:p>
          </table:table-cell>
          <table:table-cell table:formula="of:=IF([.B523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38])" office:value-type="float" office:value="102727" calcext:value-type="float">
            <text:p>102727</text:p>
          </table:table-cell>
          <table:table-cell table:formula="of:=IF([.B523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39])" office:value-type="float" office:value="102819" calcext:value-type="float">
            <text:p>102819</text:p>
          </table:table-cell>
          <table:table-cell table:formula="of:=IF([.B523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40])" office:value-type="float" office:value="102911" calcext:value-type="float">
            <text:p>102911</text:p>
          </table:table-cell>
          <table:table-cell table:formula="of:=IF([.B524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41])" office:value-type="float" office:value="103003" calcext:value-type="float">
            <text:p>103003</text:p>
          </table:table-cell>
          <table:table-cell table:formula="of:=IF([.B524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42])" office:value-type="float" office:value="103095" calcext:value-type="float">
            <text:p>103095</text:p>
          </table:table-cell>
          <table:table-cell table:formula="of:=IF([.B524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43])" office:value-type="float" office:value="103187" calcext:value-type="float">
            <text:p>103187</text:p>
          </table:table-cell>
          <table:table-cell table:formula="of:=IF([.B524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44])" office:value-type="float" office:value="103279" calcext:value-type="float">
            <text:p>103279</text:p>
          </table:table-cell>
          <table:table-cell table:formula="of:=IF([.B524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45])" office:value-type="float" office:value="103371" calcext:value-type="float">
            <text:p>103371</text:p>
          </table:table-cell>
          <table:table-cell table:formula="of:=IF([.B524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46])" office:value-type="float" office:value="103463" calcext:value-type="float">
            <text:p>103463</text:p>
          </table:table-cell>
          <table:table-cell table:formula="of:=IF([.B524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47])" office:value-type="float" office:value="103555" calcext:value-type="float">
            <text:p>103555</text:p>
          </table:table-cell>
          <table:table-cell table:formula="of:=IF([.B524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48])" office:value-type="float" office:value="103647" calcext:value-type="float">
            <text:p>103647</text:p>
          </table:table-cell>
          <table:table-cell table:formula="of:=IF([.B524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49])" office:value-type="float" office:value="103739" calcext:value-type="float">
            <text:p>103739</text:p>
          </table:table-cell>
          <table:table-cell table:formula="of:=IF([.B524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50])" office:value-type="float" office:value="103831" calcext:value-type="float">
            <text:p>103831</text:p>
          </table:table-cell>
          <table:table-cell table:formula="of:=IF([.B525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51])" office:value-type="float" office:value="103923" calcext:value-type="float">
            <text:p>103923</text:p>
          </table:table-cell>
          <table:table-cell table:formula="of:=IF([.B525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52])" office:value-type="float" office:value="104015" calcext:value-type="float">
            <text:p>104015</text:p>
          </table:table-cell>
          <table:table-cell table:formula="of:=IF([.B525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53])" office:value-type="float" office:value="104107" calcext:value-type="float">
            <text:p>104107</text:p>
          </table:table-cell>
          <table:table-cell table:formula="of:=IF([.B525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54])" office:value-type="float" office:value="104199" calcext:value-type="float">
            <text:p>104199</text:p>
          </table:table-cell>
          <table:table-cell table:formula="of:=IF([.B525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55])" office:value-type="float" office:value="104291" calcext:value-type="float">
            <text:p>104291</text:p>
          </table:table-cell>
          <table:table-cell table:formula="of:=IF([.B525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56])" office:value-type="float" office:value="104383" calcext:value-type="float">
            <text:p>104383</text:p>
          </table:table-cell>
          <table:table-cell table:formula="of:=IF([.B525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57])" office:value-type="float" office:value="104475" calcext:value-type="float">
            <text:p>104475</text:p>
          </table:table-cell>
          <table:table-cell table:formula="of:=IF([.B525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58])" office:value-type="float" office:value="104567" calcext:value-type="float">
            <text:p>104567</text:p>
          </table:table-cell>
          <table:table-cell table:formula="of:=IF([.B525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59])" office:value-type="float" office:value="104659" calcext:value-type="float">
            <text:p>104659</text:p>
          </table:table-cell>
          <table:table-cell table:formula="of:=IF([.B525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60])" office:value-type="float" office:value="104751" calcext:value-type="float">
            <text:p>104751</text:p>
          </table:table-cell>
          <table:table-cell table:formula="of:=IF([.B526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61])" office:value-type="float" office:value="104843" calcext:value-type="float">
            <text:p>104843</text:p>
          </table:table-cell>
          <table:table-cell table:formula="of:=IF([.B526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62])" office:value-type="float" office:value="104935" calcext:value-type="float">
            <text:p>104935</text:p>
          </table:table-cell>
          <table:table-cell table:formula="of:=IF([.B526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63])" office:value-type="float" office:value="105027" calcext:value-type="float">
            <text:p>105027</text:p>
          </table:table-cell>
          <table:table-cell table:formula="of:=IF([.B526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64])" office:value-type="float" office:value="105119" calcext:value-type="float">
            <text:p>105119</text:p>
          </table:table-cell>
          <table:table-cell table:formula="of:=IF([.B526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65])" office:value-type="float" office:value="105211" calcext:value-type="float">
            <text:p>105211</text:p>
          </table:table-cell>
          <table:table-cell table:formula="of:=IF([.B526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66])" office:value-type="float" office:value="105303" calcext:value-type="float">
            <text:p>105303</text:p>
          </table:table-cell>
          <table:table-cell table:formula="of:=IF([.B526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67])" office:value-type="float" office:value="105395" calcext:value-type="float">
            <text:p>105395</text:p>
          </table:table-cell>
          <table:table-cell table:formula="of:=IF([.B526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68])" office:value-type="float" office:value="105487" calcext:value-type="float">
            <text:p>105487</text:p>
          </table:table-cell>
          <table:table-cell table:formula="of:=IF([.B526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69])" office:value-type="float" office:value="105579" calcext:value-type="float">
            <text:p>105579</text:p>
          </table:table-cell>
          <table:table-cell table:formula="of:=IF([.B526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70])" office:value-type="float" office:value="105671" calcext:value-type="float">
            <text:p>105671</text:p>
          </table:table-cell>
          <table:table-cell table:formula="of:=IF([.B527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71])" office:value-type="float" office:value="105763" calcext:value-type="float">
            <text:p>105763</text:p>
          </table:table-cell>
          <table:table-cell table:formula="of:=IF([.B527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72])" office:value-type="float" office:value="105855" calcext:value-type="float">
            <text:p>105855</text:p>
          </table:table-cell>
          <table:table-cell table:formula="of:=IF([.B527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73])" office:value-type="float" office:value="105947" calcext:value-type="float">
            <text:p>105947</text:p>
          </table:table-cell>
          <table:table-cell table:formula="of:=IF([.B527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74])" office:value-type="float" office:value="106039" calcext:value-type="float">
            <text:p>106039</text:p>
          </table:table-cell>
          <table:table-cell table:formula="of:=IF([.B527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75])" office:value-type="float" office:value="106131" calcext:value-type="float">
            <text:p>106131</text:p>
          </table:table-cell>
          <table:table-cell table:formula="of:=IF([.B527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76])" office:value-type="float" office:value="106223" calcext:value-type="float">
            <text:p>106223</text:p>
          </table:table-cell>
          <table:table-cell table:formula="of:=IF([.B527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77])" office:value-type="float" office:value="106315" calcext:value-type="float">
            <text:p>106315</text:p>
          </table:table-cell>
          <table:table-cell table:formula="of:=IF([.B527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78])" office:value-type="float" office:value="106407" calcext:value-type="float">
            <text:p>106407</text:p>
          </table:table-cell>
          <table:table-cell table:formula="of:=IF([.B527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79])" office:value-type="float" office:value="106499" calcext:value-type="float">
            <text:p>106499</text:p>
          </table:table-cell>
          <table:table-cell table:formula="of:=IF([.B527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80])" office:value-type="float" office:value="106591" calcext:value-type="float">
            <text:p>106591</text:p>
          </table:table-cell>
          <table:table-cell table:formula="of:=IF([.B528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81])" office:value-type="float" office:value="106683" calcext:value-type="float">
            <text:p>106683</text:p>
          </table:table-cell>
          <table:table-cell table:formula="of:=IF([.B528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82])" office:value-type="float" office:value="106775" calcext:value-type="float">
            <text:p>106775</text:p>
          </table:table-cell>
          <table:table-cell table:formula="of:=IF([.B528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83])" office:value-type="float" office:value="106867" calcext:value-type="float">
            <text:p>106867</text:p>
          </table:table-cell>
          <table:table-cell table:formula="of:=IF([.B528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84])" office:value-type="float" office:value="106959" calcext:value-type="float">
            <text:p>106959</text:p>
          </table:table-cell>
          <table:table-cell table:formula="of:=IF([.B528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SUM([.A$1:.A5285])" office:value-type="float" office:value="107051" calcext:value-type="float">
            <text:p>107051</text:p>
          </table:table-cell>
          <table:table-cell table:formula="of:=IF([.B528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86])" office:value-type="float" office:value="107147" calcext:value-type="float">
            <text:p>107147</text:p>
          </table:table-cell>
          <table:table-cell table:formula="of:=IF([.B528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87])" office:value-type="float" office:value="107243" calcext:value-type="float">
            <text:p>107243</text:p>
          </table:table-cell>
          <table:table-cell table:formula="of:=IF([.B528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88])" office:value-type="float" office:value="107339" calcext:value-type="float">
            <text:p>107339</text:p>
          </table:table-cell>
          <table:table-cell table:formula="of:=IF([.B528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89])" office:value-type="float" office:value="107435" calcext:value-type="float">
            <text:p>107435</text:p>
          </table:table-cell>
          <table:table-cell table:formula="of:=IF([.B528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90])" office:value-type="float" office:value="107531" calcext:value-type="float">
            <text:p>107531</text:p>
          </table:table-cell>
          <table:table-cell table:formula="of:=IF([.B529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91])" office:value-type="float" office:value="107627" calcext:value-type="float">
            <text:p>107627</text:p>
          </table:table-cell>
          <table:table-cell table:formula="of:=IF([.B529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92])" office:value-type="float" office:value="107723" calcext:value-type="float">
            <text:p>107723</text:p>
          </table:table-cell>
          <table:table-cell table:formula="of:=IF([.B529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93])" office:value-type="float" office:value="107819" calcext:value-type="float">
            <text:p>107819</text:p>
          </table:table-cell>
          <table:table-cell table:formula="of:=IF([.B529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94])" office:value-type="float" office:value="107915" calcext:value-type="float">
            <text:p>107915</text:p>
          </table:table-cell>
          <table:table-cell table:formula="of:=IF([.B529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95])" office:value-type="float" office:value="108011" calcext:value-type="float">
            <text:p>108011</text:p>
          </table:table-cell>
          <table:table-cell table:formula="of:=IF([.B529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96])" office:value-type="float" office:value="108107" calcext:value-type="float">
            <text:p>108107</text:p>
          </table:table-cell>
          <table:table-cell table:formula="of:=IF([.B529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97])" office:value-type="float" office:value="108203" calcext:value-type="float">
            <text:p>108203</text:p>
          </table:table-cell>
          <table:table-cell table:formula="of:=IF([.B529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98])" office:value-type="float" office:value="108299" calcext:value-type="float">
            <text:p>108299</text:p>
          </table:table-cell>
          <table:table-cell table:formula="of:=IF([.B529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299])" office:value-type="float" office:value="108395" calcext:value-type="float">
            <text:p>108395</text:p>
          </table:table-cell>
          <table:table-cell table:formula="of:=IF([.B529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00])" office:value-type="float" office:value="108491" calcext:value-type="float">
            <text:p>108491</text:p>
          </table:table-cell>
          <table:table-cell table:formula="of:=IF([.B530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01])" office:value-type="float" office:value="108587" calcext:value-type="float">
            <text:p>108587</text:p>
          </table:table-cell>
          <table:table-cell table:formula="of:=IF([.B530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02])" office:value-type="float" office:value="108683" calcext:value-type="float">
            <text:p>108683</text:p>
          </table:table-cell>
          <table:table-cell table:formula="of:=IF([.B530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03])" office:value-type="float" office:value="108779" calcext:value-type="float">
            <text:p>108779</text:p>
          </table:table-cell>
          <table:table-cell table:formula="of:=IF([.B530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04])" office:value-type="float" office:value="108875" calcext:value-type="float">
            <text:p>108875</text:p>
          </table:table-cell>
          <table:table-cell table:formula="of:=IF([.B530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05])" office:value-type="float" office:value="108971" calcext:value-type="float">
            <text:p>108971</text:p>
          </table:table-cell>
          <table:table-cell table:formula="of:=IF([.B530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06])" office:value-type="float" office:value="109067" calcext:value-type="float">
            <text:p>109067</text:p>
          </table:table-cell>
          <table:table-cell table:formula="of:=IF([.B530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07])" office:value-type="float" office:value="109163" calcext:value-type="float">
            <text:p>109163</text:p>
          </table:table-cell>
          <table:table-cell table:formula="of:=IF([.B530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08])" office:value-type="float" office:value="109259" calcext:value-type="float">
            <text:p>109259</text:p>
          </table:table-cell>
          <table:table-cell table:formula="of:=IF([.B530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09])" office:value-type="float" office:value="109355" calcext:value-type="float">
            <text:p>109355</text:p>
          </table:table-cell>
          <table:table-cell table:formula="of:=IF([.B530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10])" office:value-type="float" office:value="109451" calcext:value-type="float">
            <text:p>109451</text:p>
          </table:table-cell>
          <table:table-cell table:formula="of:=IF([.B531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11])" office:value-type="float" office:value="109547" calcext:value-type="float">
            <text:p>109547</text:p>
          </table:table-cell>
          <table:table-cell table:formula="of:=IF([.B531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12])" office:value-type="float" office:value="109643" calcext:value-type="float">
            <text:p>109643</text:p>
          </table:table-cell>
          <table:table-cell table:formula="of:=IF([.B531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13])" office:value-type="float" office:value="109739" calcext:value-type="float">
            <text:p>109739</text:p>
          </table:table-cell>
          <table:table-cell table:formula="of:=IF([.B531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14])" office:value-type="float" office:value="109835" calcext:value-type="float">
            <text:p>109835</text:p>
          </table:table-cell>
          <table:table-cell table:formula="of:=IF([.B531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15])" office:value-type="float" office:value="109931" calcext:value-type="float">
            <text:p>109931</text:p>
          </table:table-cell>
          <table:table-cell table:formula="of:=IF([.B531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16])" office:value-type="float" office:value="110027" calcext:value-type="float">
            <text:p>110027</text:p>
          </table:table-cell>
          <table:table-cell table:formula="of:=IF([.B531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17])" office:value-type="float" office:value="110123" calcext:value-type="float">
            <text:p>110123</text:p>
          </table:table-cell>
          <table:table-cell table:formula="of:=IF([.B531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18])" office:value-type="float" office:value="110219" calcext:value-type="float">
            <text:p>110219</text:p>
          </table:table-cell>
          <table:table-cell table:formula="of:=IF([.B531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19])" office:value-type="float" office:value="110315" calcext:value-type="float">
            <text:p>110315</text:p>
          </table:table-cell>
          <table:table-cell table:formula="of:=IF([.B531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20])" office:value-type="float" office:value="110411" calcext:value-type="float">
            <text:p>110411</text:p>
          </table:table-cell>
          <table:table-cell table:formula="of:=IF([.B532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21])" office:value-type="float" office:value="110507" calcext:value-type="float">
            <text:p>110507</text:p>
          </table:table-cell>
          <table:table-cell table:formula="of:=IF([.B532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22])" office:value-type="float" office:value="110603" calcext:value-type="float">
            <text:p>110603</text:p>
          </table:table-cell>
          <table:table-cell table:formula="of:=IF([.B532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23])" office:value-type="float" office:value="110699" calcext:value-type="float">
            <text:p>110699</text:p>
          </table:table-cell>
          <table:table-cell table:formula="of:=IF([.B532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24])" office:value-type="float" office:value="110795" calcext:value-type="float">
            <text:p>110795</text:p>
          </table:table-cell>
          <table:table-cell table:formula="of:=IF([.B532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25])" office:value-type="float" office:value="110891" calcext:value-type="float">
            <text:p>110891</text:p>
          </table:table-cell>
          <table:table-cell table:formula="of:=IF([.B532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26])" office:value-type="float" office:value="110987" calcext:value-type="float">
            <text:p>110987</text:p>
          </table:table-cell>
          <table:table-cell table:formula="of:=IF([.B5326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27])" office:value-type="float" office:value="111083" calcext:value-type="float">
            <text:p>111083</text:p>
          </table:table-cell>
          <table:table-cell table:formula="of:=IF([.B5327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28])" office:value-type="float" office:value="111179" calcext:value-type="float">
            <text:p>111179</text:p>
          </table:table-cell>
          <table:table-cell table:formula="of:=IF([.B5328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29])" office:value-type="float" office:value="111275" calcext:value-type="float">
            <text:p>111275</text:p>
          </table:table-cell>
          <table:table-cell table:formula="of:=IF([.B5329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30])" office:value-type="float" office:value="111371" calcext:value-type="float">
            <text:p>111371</text:p>
          </table:table-cell>
          <table:table-cell table:formula="of:=IF([.B5330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31])" office:value-type="float" office:value="111467" calcext:value-type="float">
            <text:p>111467</text:p>
          </table:table-cell>
          <table:table-cell table:formula="of:=IF([.B5331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32])" office:value-type="float" office:value="111563" calcext:value-type="float">
            <text:p>111563</text:p>
          </table:table-cell>
          <table:table-cell table:formula="of:=IF([.B5332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33])" office:value-type="float" office:value="111659" calcext:value-type="float">
            <text:p>111659</text:p>
          </table:table-cell>
          <table:table-cell table:formula="of:=IF([.B5333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34])" office:value-type="float" office:value="111755" calcext:value-type="float">
            <text:p>111755</text:p>
          </table:table-cell>
          <table:table-cell table:formula="of:=IF([.B5334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35])" office:value-type="float" office:value="111851" calcext:value-type="float">
            <text:p>111851</text:p>
          </table:table-cell>
          <table:table-cell table:formula="of:=IF([.B5335]&lt;=[.H$2]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SUM([.A$1:.A5336])" office:value-type="float" office:value="111947" calcext:value-type="float">
            <text:p>111947</text:p>
          </table:table-cell>
          <table:table-cell table:formula="of:=IF([.B5336]&lt;=[.H$2];1;0)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26_1_01.C1:26_1_01.C5336" table:display-filter-buttons="true">
          <table:filter>
            <table:filter-and>
              <table:filter-condition table:data-type="number" table:value="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13:18:35.189122485</dc:date>
    <meta:editing-duration>PT4M5S</meta:editing-duration>
    <meta:editing-cycles>1</meta:editing-cycles>
    <meta:document-statistic meta:table-count="1" meta:cell-count="16021" meta:object-count="0"/>
    <meta:generator>LibreOffice/25.8.1.1$Linux_X86_64 LibreOffice_project/6493efb0486b5ef4a09f10f25df428a1c89b13aa</meta:generator>
  </office:meta>
</office:document-meta>
</file>